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1" svg:font-family="DejaVuSans"/>
    <style:font-face style:name="DejaVuSans" svg:font-family="DejaVuSans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105cm" svg:stroke-color="#21918c" svg:stroke-opacity="70%" draw:stroke-linejoin="miter" svg:stroke-linecap="butt" draw:fill="solid" draw:fill-color="#21918c" draw:opacity="70%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35cm" svg:stroke-color="#1f77b4" draw:stroke-linejoin="round" svg:stroke-linecap="butt" draw:fill="solid" draw:fill-color="#1f77b4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1f77b4"/>
    </style:style>
    <style:style style:name="gr9" style:family="graphic" style:parent-style-name="standard">
      <style:graphic-properties draw:stroke="solid" svg:stroke-width="0.035cm" svg:stroke-color="#1f77b4" draw:stroke-linejoin="round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solid" svg:stroke-width="0.035cm" svg:stroke-color="#ff7f0e" draw:stroke-linejoin="round" svg:stroke-linecap="butt" draw:fill="solid" draw:fill-color="#ff7f0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ff7f0e"/>
    </style:style>
    <style:style style:name="gr12" style:family="graphic" style:parent-style-name="standard">
      <style:graphic-properties draw:stroke="solid" svg:stroke-width="0.035cm" svg:stroke-color="#ff7f0e" draw:stroke-linejoin="round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2ca02c" draw:stroke-linejoin="round" svg:stroke-linecap="butt" draw:fill="solid" draw:fill-color="#2ca02c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2ca02c"/>
    </style:style>
    <style:style style:name="gr15" style:family="graphic" style:parent-style-name="standard">
      <style:graphic-properties draw:stroke="solid" svg:stroke-width="0.035cm" svg:stroke-color="#2ca02c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d62728" draw:stroke-linejoin="round" svg:stroke-linecap="butt" draw:fill="solid" draw:fill-color="#d62728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solid" draw:fill-color="#d62728"/>
    </style:style>
    <style:style style:name="gr18" style:family="graphic" style:parent-style-name="standard">
      <style:graphic-properties draw:stroke="solid" svg:stroke-width="0.035cm" svg:stroke-color="#d62728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9467bd" draw:stroke-linejoin="round" svg:stroke-linecap="butt" draw:fill="solid" draw:fill-color="#9467bd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solid" draw:fill-color="#9467bd"/>
    </style:style>
    <style:style style:name="gr21" style:family="graphic" style:parent-style-name="standard">
      <style:graphic-properties draw:stroke="solid" svg:stroke-width="0.035cm" svg:stroke-color="#9467bd" draw:stroke-linejoin="round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8c564b" draw:stroke-linejoin="round" svg:stroke-linecap="butt" draw:fill="solid" draw:fill-color="#8c564b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solid" draw:fill-color="#8c564b"/>
    </style:style>
    <style:style style:name="gr24" style:family="graphic" style:parent-style-name="standard">
      <style:graphic-properties draw:stroke="solid" svg:stroke-width="0.035cm" svg:stroke-color="#8c564b" draw:stroke-linejoin="round" svg:stroke-linecap="butt" draw:fill="none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035cm" svg:stroke-color="#e377c2" draw:stroke-linejoin="round" svg:stroke-linecap="butt" draw:fill="solid" draw:fill-color="#e377c2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e377c2"/>
    </style:style>
    <style:style style:name="gr27" style:family="graphic" style:parent-style-name="standard">
      <style:graphic-properties draw:stroke="solid" svg:stroke-width="0.035cm" svg:stroke-color="#e377c2" draw:stroke-linejoin="round" svg:stroke-linecap="butt" draw:fill="none" fo:padding-top="0.017cm" fo:padding-bottom="0.017cm" fo:padding-left="0.017cm" fo:padding-right="0.017cm"/>
    </style:style>
    <style:style style:name="gr28" style:family="graphic" style:parent-style-name="standard">
      <style:graphic-properties draw:stroke="solid" svg:stroke-width="0.035cm" svg:stroke-color="#7f7f7f" draw:stroke-linejoin="round" svg:stroke-linecap="butt" draw:fill="solid" draw:fill-color="#7f7f7f" fo:padding-top="0.017cm" fo:padding-bottom="0.017cm" fo:padding-left="0.017cm" fo:padding-right="0.017cm"/>
    </style:style>
    <style:style style:name="gr29" style:family="graphic" style:parent-style-name="standard">
      <style:graphic-properties draw:stroke="none" draw:fill="solid" draw:fill-color="#7f7f7f"/>
    </style:style>
    <style:style style:name="gr30" style:family="graphic" style:parent-style-name="standard">
      <style:graphic-properties draw:stroke="solid" svg:stroke-width="0.035cm" svg:stroke-color="#7f7f7f" draw:stroke-linejoin="round" svg:stroke-linecap="butt" draw:fill="none" fo:padding-top="0.017cm" fo:padding-bottom="0.017cm" fo:padding-left="0.017cm" fo:padding-right="0.017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8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59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19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1918c" draw:opacity="7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1f77b4"/>
    </style:style>
    <style:style style:name="P9" style:family="paragraph">
      <loext:graphic-properties draw:fill="solid" draw:fill-color="#ff7f0e"/>
    </style:style>
    <style:style style:name="P10" style:family="paragraph">
      <loext:graphic-properties draw:fill="solid" draw:fill-color="#2ca02c"/>
    </style:style>
    <style:style style:name="P11" style:family="paragraph">
      <loext:graphic-properties draw:fill="solid" draw:fill-color="#d62728"/>
    </style:style>
    <style:style style:name="P12" style:family="paragraph">
      <loext:graphic-properties draw:fill="solid" draw:fill-color="#9467bd"/>
    </style:style>
    <style:style style:name="P13" style:family="paragraph">
      <loext:graphic-properties draw:fill="solid" draw:fill-color="#8c564b"/>
    </style:style>
    <style:style style:name="P14" style:family="paragraph">
      <loext:graphic-properties draw:fill="solid" draw:fill-color="#e377c2"/>
    </style:style>
    <style:style style:name="P15" style:family="paragraph">
      <loext:graphic-properties draw:fill="solid" draw:fill-color="#7f7f7f"/>
    </style:style>
    <style:style style:name="P16" style:family="paragraph">
      <style:text-properties fo:color="#21918c" loext:opacity="100%" style:font-name="Ubuntu"/>
    </style:style>
    <style:style style:name="P17" style:family="paragraph">
      <loext:graphic-properties draw:fill="none" draw:fill-color="#ffffff"/>
      <style:text-properties fo:color="#21918c" loext:opacity="100%" style:font-name="Ubuntu"/>
    </style:style>
    <style:style style:name="T1" style:family="text">
      <style:text-properties fo:color="#000000" loext:opacity="100%" style:font-name="DejaVuSans1" fo:font-size="10pt" style:font-size-asian="10pt" style:font-name-complex="DejaVuSans1" style:font-size-complex="10pt"/>
    </style:style>
    <style:style style:name="T2" style:family="text">
      <style:text-properties fo:color="#000000" loext:opacity="100%" style:font-name="DejaVuSans1" fo:font-size="12pt" style:font-size-asian="12pt" style:font-name-complex="DejaVuSans1" style:font-size-complex="12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7.803cm" svg:height="17.464cm" svg:x="0cm" svg:y="0cm" svg:viewBox="0 0 37804 17465" draw:points="0,17465 37804,17465 37804,0 0,0">
          <text:p/>
        </draw:polygon>
        <draw:polygon draw:style-name="gr1" draw:text-style-name="P1" draw:layer="layout" svg:width="16.834cm" svg:height="15.817cm" svg:x="2.133cm" svg:y="0.254cm" svg:viewBox="0 0 16835 15818" draw:points="0,15818 16835,15818 16835,0 0,0">
          <text:p/>
        </draw:polygon>
        <draw:polygon draw:style-name="gr2" draw:text-style-name="P2" draw:layer="layout" svg:width="7.533cm" svg:height="0.983cm" svg:x="7.411cm" svg:y="6.707cm" svg:viewBox="0 0 7534 984" draw:points="7534,31 7457,82 7452,42 0,984 0,983 7452,41 7447,0">
          <text:p/>
        </draw:polygon>
        <draw:polygon draw:style-name="gr2" draw:text-style-name="P2" draw:layer="layout" svg:width="7.628cm" svg:height="0.441cm" svg:x="7.411cm" svg:y="7.249cm" svg:viewBox="0 0 7629 442" draw:points="7629,38 7549,84 7547,43 0,442 0,441 7547,42 7545,0">
          <text:p/>
        </draw:polygon>
        <draw:polygon draw:style-name="gr2" draw:text-style-name="P2" draw:layer="layout" svg:width="7.968cm" svg:height="0.744cm" svg:x="7.411cm" svg:y="6.946cm" svg:viewBox="0 0 7969 745" draw:points="7969,34 7891,82 7888,41 0,745 0,744 7888,41 7884,0">
          <text:p/>
        </draw:polygon>
        <draw:polygon draw:style-name="gr2" draw:text-style-name="P2" draw:layer="layout" svg:width="7.647cm" svg:height="0.746cm" svg:x="7.411cm" svg:y="6.944cm" svg:viewBox="0 0 7648 747" draw:points="7648,34 7570,83 7566,42 0,747 0,746 7566,41 7562,0">
          <text:p/>
        </draw:polygon>
        <draw:polygon draw:style-name="gr2" draw:text-style-name="P2" draw:layer="layout" svg:width="1.118cm" svg:height="6.717cm" svg:x="6.293cm" svg:y="0.972cm" svg:viewBox="0 0 1119 6718" draw:points="27,0 81,75 41,82 1119,6718 40,82 0,89">
          <text:p/>
        </draw:polygon>
        <draw:polygon draw:style-name="gr2" draw:text-style-name="P2" draw:layer="layout" svg:width="1.437cm" svg:height="7.663cm" svg:x="7.411cm" svg:y="7.689cm" svg:viewBox="0 0 1438 7664" draw:points="1412,7664 1357,7590 1397,7583 0,0 1398,7582 1438,7575">
          <text:p/>
        </draw:polygon>
        <draw:polygon draw:style-name="gr2" draw:text-style-name="P2" draw:layer="layout" svg:width="2.037cm" svg:height="7.393cm" svg:x="7.411cm" svg:y="7.689cm" svg:viewBox="0 0 2038 7394" draw:points="2020,7394 1959,7325 1998,7315 0,0 1999,7314 2038,7304">
          <text:p/>
        </draw:polygon>
        <draw:polygon draw:style-name="gr3" draw:text-style-name="P3" draw:layer="layout" svg:width="0cm" svg:height="0.122cm" svg:x="3.312cm" svg:y="16.071cm" svg:viewBox="0 0 0 123" draw:points="0,0 0,123">
          <text:p/>
        </draw:polygon>
        <draw:line draw:style-name="gr4" draw:text-style-name="P4" draw:layer="layout" svg:x1="3.312cm" svg:y1="16.071cm" svg:x2="3.312cm" svg:y2="16.194cm">
          <text:p/>
        </draw:line>
        <draw:polygon draw:style-name="gr3" draw:text-style-name="P3" draw:layer="layout" svg:width="0.22cm" svg:height="0.03cm" svg:x="2.921cm" svg:y="16.46cm" svg:viewBox="0 0 221 31" draw:points="0,0 221,0 221,31 0,31">
          <text:p/>
        </draw:polygon>
        <draw:polygon draw:style-name="gr3" draw:text-style-name="P3" draw:layer="layout" svg:width="0cm" svg:height="0.122cm" svg:x="5.361cm" svg:y="16.071cm" svg:viewBox="0 0 0 123" draw:points="0,0 0,123">
          <text:p/>
        </draw:polygon>
        <draw:line draw:style-name="gr4" draw:text-style-name="P4" draw:layer="layout" svg:x1="5.361cm" svg:y1="16.071cm" svg:x2="5.361cm" svg:y2="16.194cm">
          <text:p/>
        </draw:line>
        <draw:frame draw:style-name="gr5" draw:text-style-name="P6" draw:layer="layout" svg:width="0.561cm" svg:height="0.412cm" svg:x="3.179cm" svg:y="16.259cm">
          <draw:text-box>
            <text:p text:style-name="P5"><text:span text:style-name="T1">5.0</text:span></text:p>
          </draw:text-box>
        </draw:frame>
        <draw:polygon draw:style-name="gr3" draw:text-style-name="P3" draw:layer="layout" svg:width="0.221cm" svg:height="0.03cm" svg:x="4.97cm" svg:y="16.46cm" svg:viewBox="0 0 222 31" draw:points="0,0 222,0 222,31 0,31">
          <text:p/>
        </draw:polygon>
        <draw:polygon draw:style-name="gr3" draw:text-style-name="P3" draw:layer="layout" svg:width="0cm" svg:height="0.122cm" svg:x="7.411cm" svg:y="16.071cm" svg:viewBox="0 0 0 123" draw:points="0,0 0,123">
          <text:p/>
        </draw:polygon>
        <draw:line draw:style-name="gr4" draw:text-style-name="P4" draw:layer="layout" svg:x1="7.411cm" svg:y1="16.071cm" svg:x2="7.411cm" svg:y2="16.194cm">
          <text:p/>
        </draw:line>
        <draw:frame draw:style-name="gr5" draw:text-style-name="P6" draw:layer="layout" svg:width="0.561cm" svg:height="0.412cm" svg:x="5.229cm" svg:y="16.259cm">
          <draw:text-box>
            <text:p text:style-name="P5"><text:span text:style-name="T1">2.5</text:span></text:p>
          </draw:text-box>
        </draw:frame>
        <draw:polygon draw:style-name="gr3" draw:text-style-name="P3" draw:layer="layout" svg:width="0cm" svg:height="0.122cm" svg:x="9.461cm" svg:y="16.071cm" svg:viewBox="0 0 0 123" draw:points="0,0 0,123">
          <text:p/>
        </draw:polygon>
        <draw:line draw:style-name="gr4" draw:text-style-name="P4" draw:layer="layout" svg:x1="9.461cm" svg:y1="16.071cm" svg:x2="9.461cm" svg:y2="16.194cm">
          <text:p/>
        </draw:line>
        <draw:frame draw:style-name="gr5" draw:text-style-name="P6" draw:layer="layout" svg:width="0.561cm" svg:height="0.412cm" svg:x="7.131cm" svg:y="16.259cm">
          <draw:text-box>
            <text:p text:style-name="P5"><text:span text:style-name="T1">0.0</text:span></text:p>
          </draw:text-box>
        </draw:frame>
        <draw:polygon draw:style-name="gr3" draw:text-style-name="P3" draw:layer="layout" svg:width="0cm" svg:height="0.122cm" svg:x="11.511cm" svg:y="16.071cm" svg:viewBox="0 0 0 123" draw:points="0,0 0,123">
          <text:p/>
        </draw:polygon>
        <draw:line draw:style-name="gr4" draw:text-style-name="P4" draw:layer="layout" svg:x1="11.511cm" svg:y1="16.071cm" svg:x2="11.511cm" svg:y2="16.194cm">
          <text:p/>
        </draw:line>
        <draw:frame draw:style-name="gr5" draw:text-style-name="P6" draw:layer="layout" svg:width="0.561cm" svg:height="0.412cm" svg:x="9.181cm" svg:y="16.259cm">
          <draw:text-box>
            <text:p text:style-name="P5"><text:span text:style-name="T1">2.5</text:span></text:p>
          </draw:text-box>
        </draw:frame>
        <draw:polygon draw:style-name="gr3" draw:text-style-name="P3" draw:layer="layout" svg:width="0cm" svg:height="0.122cm" svg:x="13.56cm" svg:y="16.071cm" svg:viewBox="0 0 0 123" draw:points="0,0 0,123">
          <text:p/>
        </draw:polygon>
        <draw:line draw:style-name="gr4" draw:text-style-name="P4" draw:layer="layout" svg:x1="13.56cm" svg:y1="16.071cm" svg:x2="13.56cm" svg:y2="16.194cm">
          <text:p/>
        </draw:line>
        <draw:frame draw:style-name="gr5" draw:text-style-name="P6" draw:layer="layout" svg:width="0.561cm" svg:height="0.412cm" svg:x="11.231cm" svg:y="16.259cm">
          <draw:text-box>
            <text:p text:style-name="P5"><text:span text:style-name="T1">5.0</text:span></text:p>
          </draw:text-box>
        </draw:frame>
        <draw:polygon draw:style-name="gr3" draw:text-style-name="P3" draw:layer="layout" svg:width="0cm" svg:height="0.122cm" svg:x="15.61cm" svg:y="16.071cm" svg:viewBox="0 0 0 123" draw:points="0,0 0,123">
          <text:p/>
        </draw:polygon>
        <draw:line draw:style-name="gr4" draw:text-style-name="P4" draw:layer="layout" svg:x1="15.61cm" svg:y1="16.071cm" svg:x2="15.61cm" svg:y2="16.194cm">
          <text:p/>
        </draw:line>
        <draw:frame draw:style-name="gr5" draw:text-style-name="P6" draw:layer="layout" svg:width="0.561cm" svg:height="0.412cm" svg:x="13.28cm" svg:y="16.259cm">
          <draw:text-box>
            <text:p text:style-name="P5"><text:span text:style-name="T1">7.5</text:span></text:p>
          </draw:text-box>
        </draw:frame>
        <draw:polygon draw:style-name="gr3" draw:text-style-name="P3" draw:layer="layout" svg:width="0cm" svg:height="0.122cm" svg:x="17.66cm" svg:y="16.071cm" svg:viewBox="0 0 0 123" draw:points="0,0 0,123">
          <text:p/>
        </draw:polygon>
        <draw:line draw:style-name="gr4" draw:text-style-name="P4" draw:layer="layout" svg:x1="17.66cm" svg:y1="16.071cm" svg:x2="17.66cm" svg:y2="16.194cm">
          <text:p/>
        </draw:line>
        <draw:frame draw:style-name="gr5" draw:text-style-name="P6" draw:layer="layout" svg:width="0.785cm" svg:height="0.412cm" svg:x="15.218cm" svg:y="16.259cm">
          <draw:text-box>
            <text:p text:style-name="P5"><text:span text:style-name="T1">10.0</text:span></text:p>
          </draw:text-box>
        </draw:frame>
        <draw:frame draw:style-name="gr5" draw:text-style-name="P6" draw:layer="layout" svg:width="0.785cm" svg:height="0.412cm" svg:x="17.268cm" svg:y="16.259cm">
          <draw:text-box>
            <text:p text:style-name="P5"><text:span text:style-name="T1">12.5</text:span></text:p>
          </draw:text-box>
        </draw:frame>
        <draw:polygon draw:style-name="gr3" draw:text-style-name="P3" draw:layer="layout" svg:width="0.123cm" svg:height="0cm" svg:x="2.009cm" svg:y="15.945cm" svg:viewBox="0 0 124 0" draw:points="124,0 0,0">
          <text:p/>
        </draw:polygon>
        <draw:line draw:style-name="gr4" draw:text-style-name="P4" draw:layer="layout" svg:x1="2.133cm" svg:y1="15.945cm" svg:x2="2.009cm" svg:y2="15.945cm">
          <text:p/>
        </draw:line>
        <draw:frame draw:style-name="gr6" draw:text-style-name="P7" draw:layer="layout" svg:width="3.181cm" svg:height="0.497cm" svg:x="8.966cm" svg:y="16.729cm">
          <draw:text-box>
            <text:p text:style-name="P5"><text:span text:style-name="T2">PC 1 (28.67 %)</text:span></text:p>
          </draw:text-box>
        </draw:frame>
        <draw:polygon draw:style-name="gr3" draw:text-style-name="P3" draw:layer="layout" svg:width="0.221cm" svg:height="0.029cm" svg:x="0.842cm" svg:y="15.954cm" svg:viewBox="0 0 222 30" draw:points="0,0 222,0 222,30 0,30">
          <text:p/>
        </draw:polygon>
        <draw:polygon draw:style-name="gr3" draw:text-style-name="P3" draw:layer="layout" svg:width="0.123cm" svg:height="0cm" svg:x="2.009cm" svg:y="13.881cm" svg:viewBox="0 0 124 0" draw:points="124,0 0,0">
          <text:p/>
        </draw:polygon>
        <draw:line draw:style-name="gr4" draw:text-style-name="P4" draw:layer="layout" svg:x1="2.133cm" svg:y1="13.881cm" svg:x2="2.009cm" svg:y2="13.881cm">
          <text:p/>
        </draw:line>
        <draw:frame draw:style-name="gr5" draw:text-style-name="P6" draw:layer="layout" svg:width="0.785cm" svg:height="0.412cm" svg:x="1.101cm" svg:y="15.752cm">
          <draw:text-box>
            <text:p text:style-name="P5"><text:span text:style-name="T1">10.0</text:span></text:p>
          </draw:text-box>
        </draw:frame>
        <draw:polygon draw:style-name="gr3" draw:text-style-name="P3" draw:layer="layout" svg:width="0.221cm" svg:height="0.029cm" svg:x="1.066cm" svg:y="13.89cm" svg:viewBox="0 0 222 30" draw:points="0,0 222,0 222,30 0,30">
          <text:p/>
        </draw:polygon>
        <draw:polygon draw:style-name="gr3" draw:text-style-name="P3" draw:layer="layout" svg:width="0.123cm" svg:height="0cm" svg:x="2.009cm" svg:y="11.817cm" svg:viewBox="0 0 124 0" draw:points="124,0 0,0">
          <text:p/>
        </draw:polygon>
        <draw:line draw:style-name="gr4" draw:text-style-name="P4" draw:layer="layout" svg:x1="2.133cm" svg:y1="11.817cm" svg:x2="2.009cm" svg:y2="11.817cm">
          <text:p/>
        </draw:line>
        <draw:frame draw:style-name="gr5" draw:text-style-name="P6" draw:layer="layout" svg:width="0.561cm" svg:height="0.412cm" svg:x="1.325cm" svg:y="13.688cm">
          <draw:text-box>
            <text:p text:style-name="P5"><text:span text:style-name="T1">7.5</text:span></text:p>
          </draw:text-box>
        </draw:frame>
        <draw:polygon draw:style-name="gr3" draw:text-style-name="P3" draw:layer="layout" svg:width="0.221cm" svg:height="0.029cm" svg:x="1.066cm" svg:y="11.826cm" svg:viewBox="0 0 222 30" draw:points="0,0 222,0 222,30 0,30">
          <text:p/>
        </draw:polygon>
        <draw:polygon draw:style-name="gr3" draw:text-style-name="P3" draw:layer="layout" svg:width="0.123cm" svg:height="0cm" svg:x="2.009cm" svg:y="9.753cm" svg:viewBox="0 0 124 0" draw:points="124,0 0,0">
          <text:p/>
        </draw:polygon>
        <draw:line draw:style-name="gr4" draw:text-style-name="P4" draw:layer="layout" svg:x1="2.133cm" svg:y1="9.753cm" svg:x2="2.009cm" svg:y2="9.753cm">
          <text:p/>
        </draw:line>
        <draw:frame draw:style-name="gr5" draw:text-style-name="P6" draw:layer="layout" svg:width="0.561cm" svg:height="0.412cm" svg:x="1.325cm" svg:y="11.624cm">
          <draw:text-box>
            <text:p text:style-name="P5"><text:span text:style-name="T1">5.0</text:span></text:p>
          </draw:text-box>
        </draw:frame>
        <draw:polygon draw:style-name="gr3" draw:text-style-name="P3" draw:layer="layout" svg:width="0.221cm" svg:height="0.029cm" svg:x="1.066cm" svg:y="9.762cm" svg:viewBox="0 0 222 30" draw:points="0,0 222,0 222,30 0,30">
          <text:p/>
        </draw:polygon>
        <draw:polygon draw:style-name="gr3" draw:text-style-name="P3" draw:layer="layout" svg:width="0.123cm" svg:height="0cm" svg:x="2.009cm" svg:y="7.689cm" svg:viewBox="0 0 124 0" draw:points="124,0 0,0">
          <text:p/>
        </draw:polygon>
        <draw:line draw:style-name="gr4" draw:text-style-name="P4" draw:layer="layout" svg:x1="2.133cm" svg:y1="7.689cm" svg:x2="2.009cm" svg:y2="7.689cm">
          <text:p/>
        </draw:line>
        <draw:frame draw:style-name="gr5" draw:text-style-name="P6" draw:layer="layout" svg:width="0.561cm" svg:height="0.412cm" svg:x="1.325cm" svg:y="9.56cm">
          <draw:text-box>
            <text:p text:style-name="P5"><text:span text:style-name="T1">2.5</text:span></text:p>
          </draw:text-box>
        </draw:frame>
        <draw:polygon draw:style-name="gr3" draw:text-style-name="P3" draw:layer="layout" svg:width="0.123cm" svg:height="0cm" svg:x="2.009cm" svg:y="5.625cm" svg:viewBox="0 0 124 0" draw:points="124,0 0,0">
          <text:p/>
        </draw:polygon>
        <draw:line draw:style-name="gr4" draw:text-style-name="P4" draw:layer="layout" svg:x1="2.133cm" svg:y1="5.625cm" svg:x2="2.009cm" svg:y2="5.625cm">
          <text:p/>
        </draw:line>
        <draw:frame draw:style-name="gr5" draw:text-style-name="P6" draw:layer="layout" svg:width="0.561cm" svg:height="0.412cm" svg:x="1.325cm" svg:y="7.496cm">
          <draw:text-box>
            <text:p text:style-name="P5"><text:span text:style-name="T1">0.0</text:span></text:p>
          </draw:text-box>
        </draw:frame>
        <draw:polygon draw:style-name="gr3" draw:text-style-name="P3" draw:layer="layout" svg:width="0.123cm" svg:height="0cm" svg:x="2.009cm" svg:y="3.561cm" svg:viewBox="0 0 124 0" draw:points="124,0 0,0">
          <text:p/>
        </draw:polygon>
        <draw:line draw:style-name="gr4" draw:text-style-name="P4" draw:layer="layout" svg:x1="2.133cm" svg:y1="3.561cm" svg:x2="2.009cm" svg:y2="3.561cm">
          <text:p/>
        </draw:line>
        <draw:frame draw:style-name="gr5" draw:text-style-name="P6" draw:layer="layout" svg:width="0.561cm" svg:height="0.412cm" svg:x="1.325cm" svg:y="5.432cm">
          <draw:text-box>
            <text:p text:style-name="P5"><text:span text:style-name="T1">2.5</text:span></text:p>
          </draw:text-box>
        </draw:frame>
        <draw:polygon draw:style-name="gr3" draw:text-style-name="P3" draw:layer="layout" svg:width="0.123cm" svg:height="0cm" svg:x="2.009cm" svg:y="1.497cm" svg:viewBox="0 0 124 0" draw:points="124,0 0,0">
          <text:p/>
        </draw:polygon>
        <draw:line draw:style-name="gr4" draw:text-style-name="P4" draw:layer="layout" svg:x1="2.133cm" svg:y1="1.497cm" svg:x2="2.009cm" svg:y2="1.497cm">
          <text:p/>
        </draw:line>
        <draw:frame draw:style-name="gr5" draw:text-style-name="P6" draw:layer="layout" svg:width="0.561cm" svg:height="0.412cm" svg:x="1.325cm" svg:y="3.368cm">
          <draw:text-box>
            <text:p text:style-name="P5"><text:span text:style-name="T1">5.0</text:span></text:p>
          </draw:text-box>
        </draw:frame>
        <draw:frame draw:style-name="gr5" draw:text-style-name="P6" draw:layer="layout" svg:width="0.561cm" svg:height="0.412cm" svg:x="1.325cm" svg:y="1.304cm">
          <draw:text-box>
            <text:p text:style-name="P5"><text:span text:style-name="T1">7.5</text:span></text:p>
          </draw:text-box>
        </draw:frame>
        <draw:path draw:style-name="gr7" draw:text-style-name="P8" draw:layer="layout" svg:width="0.105cm" svg:height="0.106cm" svg:x="6.608cm" svg:y="9.457cm" svg:viewBox="0 0 106 107" svg:d="M52 107c16 0 29-6 39-16s15-23 15-37c0-15-5-29-15-38-10-10-23-16-39-16-14 0-27 6-37 16-10 9-15 23-15 38 0 14 5 27 15 37s23 16 37 16z">
          <text:p/>
        </draw:path>
        <draw:path draw:style-name="gr7" draw:text-style-name="P8" draw:layer="layout" svg:width="0.106cm" svg:height="0.106cm" svg:x="8.118cm" svg:y="8.821cm" svg:viewBox="0 0 107 107" svg:d="M54 107c14 0 27-6 37-16s16-23 16-37c0-15-6-29-16-39-10-9-23-15-37-15s-28 6-39 15c-10 10-15 24-15 39 0 14 5 27 15 37 11 10 25 16 39 16z">
          <text:p/>
        </draw:path>
        <draw:path draw:style-name="gr7" draw:text-style-name="P8" draw:layer="layout" svg:width="0.106cm" svg:height="0.106cm" svg:x="8.299cm" svg:y="9.11cm" svg:viewBox="0 0 107 107" svg:d="M54 107c14 0 27-6 37-16s16-24 16-38-6-28-16-38-23-15-37-15c-15 0-29 5-39 15-9 10-15 24-15 38s6 28 15 38c10 10 24 16 39 16z">
          <text:p/>
        </draw:path>
        <draw:path draw:style-name="gr7" draw:text-style-name="P8" draw:layer="layout" svg:width="0.105cm" svg:height="0.106cm" svg:x="8.74cm" svg:y="9.286cm" svg:viewBox="0 0 106 107" svg:d="M53 107c15 0 28-6 38-16s15-23 15-37-5-28-15-37c-10-11-23-17-38-17-14 0-28 6-38 17-10 9-15 23-15 37s5 27 15 37 24 16 38 16z">
          <text:p/>
        </draw:path>
        <draw:path draw:style-name="gr7" draw:text-style-name="P8" draw:layer="layout" svg:width="0.106cm" svg:height="0.106cm" svg:x="8.941cm" svg:y="8.944cm" svg:viewBox="0 0 107 107" svg:d="M54 107c14 0 28-5 38-15 9-10 15-24 15-38s-6-28-15-38c-10-10-24-16-38-16s-28 6-38 16-16 24-16 38 6 28 16 38 24 15 38 15z">
          <text:p/>
        </draw:path>
        <draw:path draw:style-name="gr7" draw:text-style-name="P8" draw:layer="layout" svg:width="0.106cm" svg:height="0.106cm" svg:x="8.322cm" svg:y="9.243cm" svg:viewBox="0 0 107 107" svg:d="M54 107c14 0 27-6 37-16s16-23 16-37c0-15-6-29-16-39-10-9-23-15-37-15s-29 6-39 15c-10 10-15 24-15 39 0 14 5 27 15 37s25 16 39 16z">
          <text:p/>
        </draw:path>
        <draw:path draw:style-name="gr7" draw:text-style-name="P8" draw:layer="layout" svg:width="0.106cm" svg:height="0.106cm" svg:x="9.665cm" svg:y="9.323cm" svg:viewBox="0 0 107 107" svg:d="M54 107c14 0 27-5 37-15s16-25 16-39-6-27-16-37-23-16-37-16c-15 0-29 6-39 16-9 10-15 23-15 37s6 29 15 39c10 10 24 15 39 15z">
          <text:p/>
        </draw:path>
        <draw:path draw:style-name="gr7" draw:text-style-name="P8" draw:layer="layout" svg:width="0.106cm" svg:height="0.106cm" svg:x="8.272cm" svg:y="9.374cm" svg:viewBox="0 0 107 107" svg:d="M53 107c14 0 29-5 39-15s15-24 15-38-5-27-15-38c-10-10-25-16-39-16s-27 6-37 16c-10 11-16 24-16 38s6 28 16 38 23 15 37 15z">
          <text:p/>
        </draw:path>
        <draw:path draw:style-name="gr7" draw:text-style-name="P8" draw:layer="layout" svg:width="0.106cm" svg:height="0.106cm" svg:x="8.02cm" svg:y="9.567cm" svg:viewBox="0 0 107 107" svg:d="M54 107c14 0 27-6 37-16s16-23 16-37c0-15-6-29-16-39-10-9-23-15-37-15s-28 6-38 15c-10 10-16 24-16 39 0 14 6 27 16 37s24 16 38 16z">
          <text:p/>
        </draw:path>
        <draw:path draw:style-name="gr7" draw:text-style-name="P8" draw:layer="layout" svg:width="0.106cm" svg:height="0.105cm" svg:x="7.739cm" svg:y="9.841cm" svg:viewBox="0 0 107 106" svg:d="M53 106c14 0 28-5 39-15 10-11 15-25 15-39s-5-27-15-37c-11-10-25-15-39-15s-27 5-37 15-16 23-16 37 6 28 16 39c10 10 23 15 37 15z">
          <text:p/>
        </draw:path>
        <draw:path draw:style-name="gr7" draw:text-style-name="P8" draw:layer="layout" svg:width="0.105cm" svg:height="0.106cm" svg:x="7.992cm" svg:y="8.666cm" svg:viewBox="0 0 106 107" svg:d="M54 107c14 0 27-7 37-17s15-23 15-37-5-28-15-38-23-15-37-15c-15 0-29 5-39 15s-15 24-15 38 5 27 15 37 24 17 39 17z">
          <text:p/>
        </draw:path>
        <draw:path draw:style-name="gr7" draw:text-style-name="P8" draw:layer="layout" svg:width="0.106cm" svg:height="0.106cm" svg:x="6.444cm" svg:y="9.934cm" svg:viewBox="0 0 107 107" svg:d="M54 107c14 0 27-6 37-17 10-10 16-23 16-37s-6-28-16-38-23-15-37-15-28 5-38 15c-11 10-16 24-16 38s5 27 16 37c10 11 24 17 38 17z">
          <text:p/>
        </draw:path>
        <draw:path draw:style-name="gr7" draw:text-style-name="P8" draw:layer="layout" svg:width="0.106cm" svg:height="0.106cm" svg:x="10.073cm" svg:y="8.757cm" svg:viewBox="0 0 107 107" svg:d="M53 107c15 0 28-6 38-16s16-23 16-37-6-28-16-38-23-16-38-16c-14 0-28 6-38 16s-15 24-15 38 5 27 15 37 24 16 38 16z">
          <text:p/>
        </draw:path>
        <draw:path draw:style-name="gr7" draw:text-style-name="P8" draw:layer="layout" svg:width="0.106cm" svg:height="0.106cm" svg:x="8.32cm" svg:y="9.416cm" svg:viewBox="0 0 107 107" svg:d="M54 107c14 0 28-6 38-16 10-11 15-24 15-38s-5-28-15-38-24-15-38-15-28 5-38 15-16 24-16 38 6 27 16 38c10 10 24 16 38 16z">
          <text:p/>
        </draw:path>
        <draw:path draw:style-name="gr7" draw:text-style-name="P8" draw:layer="layout" svg:width="0.106cm" svg:height="0.105cm" svg:x="7.781cm" svg:y="9.319cm" svg:viewBox="0 0 107 106" svg:d="M54 106c14 0 28-5 38-15s15-24 15-38c0-15-5-28-15-38s-24-15-38-15c-15 0-28 5-38 15s-16 23-16 38c0 14 6 28 16 38s23 15 38 15z">
          <text:p/>
        </draw:path>
        <draw:path draw:style-name="gr7" draw:text-style-name="P8" draw:layer="layout" svg:width="0.105cm" svg:height="0.106cm" svg:x="7.087cm" svg:y="9.167cm" svg:viewBox="0 0 106 107" svg:d="M53 107c15 0 28-6 38-15 10-10 15-24 15-38s-5-27-15-38c-10-10-23-16-38-16-14 0-27 6-37 16-10 11-16 24-16 38s6 28 16 38c10 9 23 15 37 15z">
          <text:p/>
        </draw:path>
        <draw:path draw:style-name="gr7" draw:text-style-name="P8" draw:layer="layout" svg:width="0.105cm" svg:height="0.106cm" svg:x="7.774cm" svg:y="9.054cm" svg:viewBox="0 0 106 107" svg:d="M54 107c14 0 27-6 37-16s15-23 15-37-5-29-15-38c-10-10-23-16-37-16-15 0-29 6-39 16-10 9-15 24-15 38s5 27 15 37 24 16 39 16z">
          <text:p/>
        </draw:path>
        <draw:path draw:style-name="gr7" draw:text-style-name="P8" draw:layer="layout" svg:width="0.106cm" svg:height="0.106cm" svg:x="9.722cm" svg:y="9.366cm" svg:viewBox="0 0 107 107" svg:d="M53 107c14 0 27-6 37-15 11-10 17-24 17-38s-6-28-17-38c-10-10-23-16-37-16s-28 6-37 16c-10 10-16 24-16 38s6 28 16 38c9 9 23 15 37 15z">
          <text:p/>
        </draw:path>
        <draw:path draw:style-name="gr7" draw:text-style-name="P8" draw:layer="layout" svg:width="0.106cm" svg:height="0.106cm" svg:x="8.294cm" svg:y="8.913cm" svg:viewBox="0 0 107 107" svg:d="M53 107c15 0 28-6 38-16s16-23 16-38c0-14-6-28-16-38-10-9-23-15-38-15-14 0-28 6-38 15-10 10-15 24-15 38 0 15 5 28 15 38s24 16 38 16z">
          <text:p/>
        </draw:path>
        <draw:path draw:style-name="gr7" draw:text-style-name="P8" draw:layer="layout" svg:width="0.106cm" svg:height="0.106cm" svg:x="7.832cm" svg:y="9.767cm" svg:viewBox="0 0 107 107" svg:d="M53 107c14 0 28-5 37-15 11-10 17-24 17-38 0-15-6-28-17-38-9-10-23-16-37-16s-27 6-37 16-16 23-16 38c0 14 6 28 16 38s23 15 37 15z">
          <text:p/>
        </draw:path>
        <draw:path draw:style-name="gr7" draw:text-style-name="P8" draw:layer="layout" svg:width="0.105cm" svg:height="0.105cm" svg:x="10.269cm" svg:y="8.993cm" svg:viewBox="0 0 106 106" svg:d="M52 106c14 0 29-5 39-15 10-11 15-24 15-39 0-14-5-27-15-37s-25-15-39-15-27 5-37 15-15 23-15 37c0 15 5 28 15 39 10 10 23 15 37 15z">
          <text:p/>
        </draw:path>
        <draw:path draw:style-name="gr7" draw:text-style-name="P8" draw:layer="layout" svg:width="0.106cm" svg:height="0.106cm" svg:x="8.253cm" svg:y="7.938cm" svg:viewBox="0 0 107 107" svg:d="M53 107c14 0 27-6 37-17 11-10 17-23 17-37s-6-28-17-38c-10-9-23-15-37-15s-28 6-38 15c-9 10-15 24-15 38s6 27 15 37c10 11 24 17 38 17z">
          <text:p/>
        </draw:path>
        <draw:path draw:style-name="gr7" draw:text-style-name="P8" draw:layer="layout" svg:width="0.106cm" svg:height="0.106cm" svg:x="7.781cm" svg:y="9.627cm" svg:viewBox="0 0 107 107" svg:d="M54 107c14 0 27-5 37-15 10-11 16-25 16-39s-6-27-16-37-23-16-37-16c-15 0-29 6-39 16s-15 23-15 37 5 28 15 39c10 10 24 15 39 15z">
          <text:p/>
        </draw:path>
        <draw:path draw:style-name="gr7" draw:text-style-name="P8" draw:layer="layout" svg:width="0.106cm" svg:height="0.106cm" svg:x="7.623cm" svg:y="8.636cm" svg:viewBox="0 0 107 107" svg:d="M53 107c14 0 28-6 37-16 11-10 17-23 17-37s-6-29-17-38c-9-10-23-16-37-16s-27 6-37 16c-10 9-16 24-16 38s6 27 16 37 23 16 37 16z">
          <text:p/>
        </draw:path>
        <draw:path draw:style-name="gr7" draw:text-style-name="P8" draw:layer="layout" svg:width="0.106cm" svg:height="0.106cm" svg:x="6.42cm" svg:y="9.074cm" svg:viewBox="0 0 107 107" svg:d="M54 107c14 0 27-5 37-15s16-24 16-38-6-27-16-37c-10-11-23-17-37-17s-28 6-38 17c-10 10-16 23-16 37s6 28 16 38 24 15 38 15z">
          <text:p/>
        </draw:path>
        <draw:path draw:style-name="gr7" draw:text-style-name="P8" draw:layer="layout" svg:width="0.106cm" svg:height="0.106cm" svg:x="8.502cm" svg:y="9.247cm" svg:viewBox="0 0 107 107" svg:d="M53 107c15 0 29-6 39-16s15-23 15-37c0-15-5-29-15-39s-24-15-39-15c-14 0-27 5-37 15s-16 24-16 39c0 14 6 27 16 37s23 16 37 16z">
          <text:p/>
        </draw:path>
        <draw:path draw:style-name="gr7" draw:text-style-name="P8" draw:layer="layout" svg:width="0.106cm" svg:height="0.106cm" svg:x="6.467cm" svg:y="9.229cm" svg:viewBox="0 0 107 107" svg:d="M53 107c14 0 27-6 37-16 11-10 17-23 17-38 0-14-6-28-17-38-10-10-23-15-37-15s-28 5-37 15c-10 10-16 24-16 38 0 15 6 28 16 38 9 10 23 16 37 16z">
          <text:p/>
        </draw:path>
        <draw:path draw:style-name="gr7" draw:text-style-name="P8" draw:layer="layout" svg:width="0.106cm" svg:height="0.105cm" svg:x="9.337cm" svg:y="8.687cm" svg:viewBox="0 0 107 106" svg:d="M53 106c15 0 28-5 38-15 10-11 16-25 16-39s-6-27-16-37-23-15-38-15c-14 0-27 5-37 15s-16 23-16 37 6 28 16 39c10 10 23 15 37 15z">
          <text:p/>
        </draw:path>
        <draw:path draw:style-name="gr8" draw:text-style-name="P8" draw:layer="layout" svg:width="0.106cm" svg:height="0.105cm" svg:x="7.838cm" svg:y="9.326cm" svg:viewBox="0 0 107 106" svg:d="M53 106c14 0 27-5 38-15 10-10 16-24 16-38s-6-28-16-38c-11-10-24-15-38-15s-28 5-38 15-15 24-15 38 5 28 15 38 24 15 38 15z">
          <text:p/>
        </draw:path>
        <draw:path draw:style-name="gr9" draw:text-style-name="P4" draw:layer="layout" svg:width="0.106cm" svg:height="0.105cm" svg:x="7.838cm" svg:y="9.326cm" svg:viewBox="0 0 107 106" svg:d="M53 106c14 0 27-5 38-15 10-10 16-24 16-38s-6-28-16-38c-11-10-24-15-38-15s-28 5-38 15-15 24-15 38 5 28 15 38 24 15 38 15z">
          <text:p/>
        </draw:path>
        <draw:path draw:style-name="gr7" draw:text-style-name="P8" draw:layer="layout" svg:width="0.106cm" svg:height="0.106cm" svg:x="6.892cm" svg:y="8.947cm" svg:viewBox="0 0 107 107" svg:d="M53 107c14 0 28-5 37-15 11-10 17-24 17-38s-6-28-17-38c-9-10-23-16-37-16s-27 6-37 16-16 24-16 38 6 28 16 38 23 15 37 15z">
          <text:p/>
        </draw:path>
        <draw:path draw:style-name="gr7" draw:text-style-name="P8" draw:layer="layout" svg:width="0.106cm" svg:height="0.106cm" svg:x="8.97cm" svg:y="9.122cm" svg:viewBox="0 0 107 107" svg:d="M54 107c14 0 27-6 37-15 10-10 16-24 16-39 0-14-6-27-16-37s-23-16-37-16-28 6-38 16c-11 10-16 23-16 37 0 15 5 29 16 39 10 9 24 15 38 15z">
          <text:p/>
        </draw:path>
        <draw:path draw:style-name="gr7" draw:text-style-name="P8" draw:layer="layout" svg:width="0.106cm" svg:height="0.106cm" svg:x="8.092cm" svg:y="9.303cm" svg:viewBox="0 0 107 107" svg:d="M54 107c14 0 27-6 37-17 10-9 16-23 16-37s-6-27-16-37-23-16-37-16c-15 0-29 6-38 16-10 10-16 23-16 37s6 28 16 37c9 11 23 17 38 17z">
          <text:p/>
        </draw:path>
        <draw:path draw:style-name="gr7" draw:text-style-name="P8" draw:layer="layout" svg:width="0.106cm" svg:height="0.106cm" svg:x="7.051cm" svg:y="9.494cm" svg:viewBox="0 0 107 107" svg:d="M54 107c14 0 27-5 37-15s16-24 16-38-6-27-16-37c-10-11-23-17-37-17s-29 6-39 17c-9 10-15 23-15 37s6 28 15 38c10 10 25 15 39 15z">
          <text:p/>
        </draw:path>
        <draw:path draw:style-name="gr7" draw:text-style-name="P8" draw:layer="layout" svg:width="0.106cm" svg:height="0.106cm" svg:x="6.571cm" svg:y="9.508cm" svg:viewBox="0 0 107 107" svg:d="M53 107c14 0 28-5 38-16 10-10 16-24 16-38s-6-27-16-37-24-16-38-16-27 6-37 16-16 23-16 37 6 28 16 38c10 11 23 16 37 16z">
          <text:p/>
        </draw:path>
        <draw:path draw:style-name="gr7" draw:text-style-name="P8" draw:layer="layout" svg:width="0.106cm" svg:height="0.106cm" svg:x="6.785cm" svg:y="9.57cm" svg:viewBox="0 0 107 107" svg:d="M53 107c14 0 28-6 38-16 11-10 16-23 16-37s-5-29-16-38c-10-10-24-16-38-16s-27 6-37 16c-10 9-16 24-16 38s6 27 16 37 23 16 37 16z">
          <text:p/>
        </draw:path>
        <draw:path draw:style-name="gr7" draw:text-style-name="P8" draw:layer="layout" svg:width="0.106cm" svg:height="0.106cm" svg:x="7.74cm" svg:y="9.314cm" svg:viewBox="0 0 107 107" svg:d="M53 107c14 0 28-6 38-16 10-11 16-24 16-38s-6-28-16-38c-10-9-24-15-38-15s-27 6-37 15c-10 10-16 24-16 38s6 27 16 38c10 10 23 16 37 16z">
          <text:p/>
        </draw:path>
        <draw:path draw:style-name="gr7" draw:text-style-name="P8" draw:layer="layout" svg:width="0.106cm" svg:height="0.106cm" svg:x="6.777cm" svg:y="9.521cm" svg:viewBox="0 0 107 107" svg:d="M53 107c14 0 27-6 37-16 10-11 17-24 17-38s-7-28-17-38-23-15-37-15-28 5-37 15c-10 10-16 24-16 38s6 27 16 38c9 10 23 16 37 16z">
          <text:p/>
        </draw:path>
        <draw:path draw:style-name="gr7" draw:text-style-name="P8" draw:layer="layout" svg:width="0.105cm" svg:height="0.106cm" svg:x="6.898cm" svg:y="8.695cm" svg:viewBox="0 0 106 107" svg:d="M52 107c15 0 28-6 39-16 10-10 15-24 15-38s-5-28-15-37c-11-10-24-16-39-16-14 0-27 6-37 16-10 9-15 23-15 37s5 28 15 38 23 16 37 16z">
          <text:p/>
        </draw:path>
        <draw:path draw:style-name="gr7" draw:text-style-name="P8" draw:layer="layout" svg:width="0.106cm" svg:height="0.106cm" svg:x="9.092cm" svg:y="9.505cm" svg:viewBox="0 0 107 107" svg:d="M53 107c14 0 28-7 38-17 11-10 16-23 16-37s-5-28-16-38c-10-10-24-15-38-15s-27 5-37 15-16 24-16 38 6 27 16 37 23 17 37 17z">
          <text:p/>
        </draw:path>
        <draw:path draw:style-name="gr7" draw:text-style-name="P8" draw:layer="layout" svg:width="0.105cm" svg:height="0.106cm" svg:x="8.57cm" svg:y="8.914cm" svg:viewBox="0 0 106 107" svg:d="M52 107c15 0 28-6 38-16 11-10 16-23 16-38 0-14-5-28-16-38-10-10-23-15-38-15-14 0-27 5-37 15s-15 24-15 38c0 15 5 28 15 38s23 16 37 16z">
          <text:p/>
        </draw:path>
        <draw:path draw:style-name="gr7" draw:text-style-name="P8" draw:layer="layout" svg:width="0.106cm" svg:height="0.106cm" svg:x="9.01cm" svg:y="9.065cm" svg:viewBox="0 0 107 107" svg:d="M53 107c14 0 28-6 38-16s16-23 16-37-6-28-16-39c-10-10-24-15-38-15s-28 5-38 15c-9 11-15 25-15 39s6 27 15 37c10 10 24 16 38 16z">
          <text:p/>
        </draw:path>
        <draw:path draw:style-name="gr7" draw:text-style-name="P8" draw:layer="layout" svg:width="0.106cm" svg:height="0.106cm" svg:x="8.278cm" svg:y="9.507cm" svg:viewBox="0 0 107 107" svg:d="M53 107c14 0 28-5 38-16 10-10 16-24 16-38s-6-27-16-37-24-16-38-16-28 6-38 16-15 23-15 37 5 28 15 38c10 11 24 16 38 16z">
          <text:p/>
        </draw:path>
        <draw:path draw:style-name="gr7" draw:text-style-name="P8" draw:layer="layout" svg:width="0.105cm" svg:height="0.106cm" svg:x="6.715cm" svg:y="9.463cm" svg:viewBox="0 0 106 107" svg:d="M53 107c15 0 28-6 38-16s15-23 15-37c0-15-5-29-15-38-10-10-23-16-38-16-14 0-28 6-38 16-10 9-15 23-15 38 0 14 5 27 15 37s24 16 38 16z">
          <text:p/>
        </draw:path>
        <draw:path draw:style-name="gr7" draw:text-style-name="P8" draw:layer="layout" svg:width="0.106cm" svg:height="0.106cm" svg:x="6.15cm" svg:y="8.764cm" svg:viewBox="0 0 107 107" svg:d="M53 107c14 0 27-5 37-15 11-10 17-24 17-38s-6-27-17-37c-10-10-23-17-37-17s-28 7-38 17-15 23-15 37 5 28 15 38 24 15 38 15z">
          <text:p/>
        </draw:path>
        <draw:path draw:style-name="gr8" draw:text-style-name="P8" draw:layer="layout" svg:width="0.106cm" svg:height="0.106cm" svg:x="7.315cm" svg:y="9.37cm" svg:viewBox="0 0 107 107" svg:d="M53 107c14 0 28-5 38-15s16-24 16-38-6-28-16-38-24-16-38-16-27 6-37 16-16 24-16 38 6 28 16 38 23 15 37 15z">
          <text:p/>
        </draw:path>
        <draw:path draw:style-name="gr9" draw:text-style-name="P4" draw:layer="layout" svg:width="0.106cm" svg:height="0.106cm" svg:x="7.315cm" svg:y="9.37cm" svg:viewBox="0 0 107 107" svg:d="M53 107c14 0 28-5 38-15s16-24 16-38-6-28-16-38-24-16-38-16-27 6-37 16-16 24-16 38 6 28 16 38 23 15 37 15z">
          <text:p/>
        </draw:path>
        <draw:path draw:style-name="gr7" draw:text-style-name="P8" draw:layer="layout" svg:width="0.106cm" svg:height="0.106cm" svg:x="7.391cm" svg:y="9.808cm" svg:viewBox="0 0 107 107" svg:d="M54 107c14 0 28-6 38-16s15-23 15-37-5-28-15-38c-10-11-24-16-38-16s-27 5-37 16c-11 10-17 24-17 38s6 27 17 37c10 10 23 16 37 16z">
          <text:p/>
        </draw:path>
        <draw:path draw:style-name="gr7" draw:text-style-name="P8" draw:layer="layout" svg:width="0.106cm" svg:height="0.106cm" svg:x="8.105cm" svg:y="8.865cm" svg:viewBox="0 0 107 107" svg:d="M54 107c14 0 28-6 38-16s15-23 15-37-5-27-15-37c-10-11-24-17-38-17s-28 6-38 17c-10 10-16 23-16 37s6 27 16 37 24 16 38 16z">
          <text:p/>
        </draw:path>
        <draw:path draw:style-name="gr7" draw:text-style-name="P8" draw:layer="layout" svg:width="0.106cm" svg:height="0.106cm" svg:x="7.849cm" svg:y="8.991cm" svg:viewBox="0 0 107 107" svg:d="M53 107c14 0 28-6 38-17 10-10 16-23 16-37s-6-28-16-38c-10-9-24-15-38-15s-28 6-38 15c-10 10-15 24-15 38s5 27 15 37c10 11 24 17 38 17z">
          <text:p/>
        </draw:path>
        <draw:path draw:style-name="gr7" draw:text-style-name="P8" draw:layer="layout" svg:width="0.106cm" svg:height="0.106cm" svg:x="8.245cm" svg:y="9.38cm" svg:viewBox="0 0 107 107" svg:d="M53 107c14 0 28-6 38-16s16-23 16-37-6-28-16-38-24-16-38-16-27 6-37 16-16 24-16 38 6 27 16 37 23 16 37 16z">
          <text:p/>
        </draw:path>
        <draw:path draw:style-name="gr7" draw:text-style-name="P8" draw:layer="layout" svg:width="0.106cm" svg:height="0.105cm" svg:x="5.945cm" svg:y="9.632cm" svg:viewBox="0 0 107 106" svg:d="M53 106c14 0 28-5 37-15 11-11 17-24 17-38 0-15-6-28-17-38-9-10-23-15-37-15s-27 5-37 15-16 23-16 38c0 14 6 27 16 38 10 10 23 15 37 15z">
          <text:p/>
        </draw:path>
        <draw:path draw:style-name="gr7" draw:text-style-name="P8" draw:layer="layout" svg:width="0.106cm" svg:height="0.105cm" svg:x="7.008cm" svg:y="9.624cm" svg:viewBox="0 0 107 106" svg:d="M53 106c14 0 28-5 38-15 10-11 16-24 16-38s-6-28-16-38-24-15-38-15-28 5-38 15-15 24-15 38 5 27 15 38c10 10 24 15 38 15z">
          <text:p/>
        </draw:path>
        <draw:path draw:style-name="gr7" draw:text-style-name="P8" draw:layer="layout" svg:width="0.105cm" svg:height="0.106cm" svg:x="7.561cm" svg:y="9.372cm" svg:viewBox="0 0 106 107" svg:d="M54 107c14 0 27-5 37-15s15-24 15-38-5-27-15-38c-10-10-23-16-37-16-15 0-29 6-39 16-10 11-15 24-15 38s5 28 15 38 24 15 39 15z">
          <text:p/>
        </draw:path>
        <draw:path draw:style-name="gr7" draw:text-style-name="P8" draw:layer="layout" svg:width="0.106cm" svg:height="0.105cm" svg:x="6.719cm" svg:y="9.8cm" svg:viewBox="0 0 107 106" svg:d="M53 106c15 0 29-5 39-15s15-23 15-37c0-15-5-28-15-39-10-10-24-15-39-15-14 0-27 5-37 15-10 11-16 24-16 39 0 14 6 27 16 37s23 15 37 15z">
          <text:p/>
        </draw:path>
        <draw:path draw:style-name="gr7" draw:text-style-name="P8" draw:layer="layout" svg:width="0.106cm" svg:height="0.106cm" svg:x="6.11cm" svg:y="9.822cm" svg:viewBox="0 0 107 107" svg:d="M54 107c14 0 27-7 37-17s16-23 16-37-6-28-16-38-23-15-37-15-29 5-39 15-15 24-15 38 5 27 15 37 25 17 39 17z">
          <text:p/>
        </draw:path>
        <draw:path draw:style-name="gr7" draw:text-style-name="P8" draw:layer="layout" svg:width="0.106cm" svg:height="0.106cm" svg:x="6.307cm" svg:y="6.531cm" svg:viewBox="0 0 107 107" svg:d="M54 107c14 0 27-5 37-15s16-24 16-38-6-28-16-38-23-16-37-16c-15 0-29 6-39 16-9 10-15 24-15 38s6 28 15 38c10 10 24 15 39 15z">
          <text:p/>
        </draw:path>
        <draw:path draw:style-name="gr7" draw:text-style-name="P8" draw:layer="layout" svg:width="0.106cm" svg:height="0.106cm" svg:x="6.298cm" svg:y="6.166cm" svg:viewBox="0 0 107 107" svg:d="M53 107c15 0 28-5 38-15 10-11 16-25 16-39s-6-27-16-37-23-16-38-16c-14 0-28 6-38 16s-15 23-15 37 5 28 15 39c10 10 24 15 38 15z">
          <text:p/>
        </draw:path>
        <draw:path draw:style-name="gr7" draw:text-style-name="P8" draw:layer="layout" svg:width="0.106cm" svg:height="0.106cm" svg:x="5.372cm" svg:y="6.549cm" svg:viewBox="0 0 107 107" svg:d="M54 107c14 0 27-5 37-15s16-24 16-38-6-27-16-37c-10-11-23-17-37-17s-29 6-39 17c-9 10-15 23-15 37s6 28 15 38c10 10 25 15 39 15z">
          <text:p/>
        </draw:path>
        <draw:path draw:style-name="gr7" draw:text-style-name="P8" draw:layer="layout" svg:width="0.106cm" svg:height="0.106cm" svg:x="5.508cm" svg:y="6.779cm" svg:viewBox="0 0 107 107" svg:d="M54 107c14 0 27-6 37-17 10-9 16-23 16-37s-6-27-16-37-23-16-37-16-28 6-38 16-16 23-16 37 6 28 16 37c10 11 24 17 38 17z">
          <text:p/>
        </draw:path>
        <draw:path draw:style-name="gr7" draw:text-style-name="P8" draw:layer="layout" svg:width="0.106cm" svg:height="0.106cm" svg:x="7.278cm" svg:y="6.853cm" svg:viewBox="0 0 107 107" svg:d="M54 107c14 0 27-5 37-15s16-24 16-38-6-27-16-38c-10-10-23-16-37-16s-28 6-39 16c-9 11-15 24-15 38s6 28 15 38c11 10 25 15 39 15z">
          <text:p/>
        </draw:path>
        <draw:path draw:style-name="gr7" draw:text-style-name="P8" draw:layer="layout" svg:width="0.106cm" svg:height="0.106cm" svg:x="5.936cm" svg:y="6.257cm" svg:viewBox="0 0 107 107" svg:d="M53 107c14 0 28-6 38-17 10-10 16-23 16-37s-6-28-16-38-24-15-38-15-27 5-37 15-16 24-16 38 6 27 16 37c10 11 23 17 37 17z">
          <text:p/>
        </draw:path>
        <draw:path draw:style-name="gr7" draw:text-style-name="P8" draw:layer="layout" svg:width="0.106cm" svg:height="0.106cm" svg:x="6.398cm" svg:y="6.087cm" svg:viewBox="0 0 107 107" svg:d="M53 107c15 0 29-5 38-15 10-10 16-24 16-39 0-14-6-27-16-37-9-10-23-16-38-16-14 0-27 6-37 16s-16 23-16 37c0 15 6 29 16 39s23 15 37 15z">
          <text:p/>
        </draw:path>
        <draw:path draw:style-name="gr7" draw:text-style-name="P8" draw:layer="layout" svg:width="0.106cm" svg:height="0.105cm" svg:x="5.768cm" svg:y="6.166cm" svg:viewBox="0 0 107 106" svg:d="M53 106c15 0 28-5 38-15 10-11 16-24 16-38 0-15-6-28-16-38s-23-15-38-15c-14 0-28 5-38 15s-15 23-15 38c0 14 5 27 15 38 10 10 24 15 38 15z">
          <text:p/>
        </draw:path>
        <draw:path draw:style-name="gr7" draw:text-style-name="P8" draw:layer="layout" svg:width="0.106cm" svg:height="0.106cm" svg:x="5.634cm" svg:y="6.347cm" svg:viewBox="0 0 107 107" svg:d="M53 107c14 0 27-6 38-16 10-10 16-23 16-37s-6-28-16-38c-11-11-24-16-38-16s-28 5-38 16c-10 10-15 24-15 38s5 27 15 37 24 16 38 16z">
          <text:p/>
        </draw:path>
        <draw:path draw:style-name="gr7" draw:text-style-name="P8" draw:layer="layout" svg:width="0.106cm" svg:height="0.106cm" svg:x="6.289cm" svg:y="6.599cm" svg:viewBox="0 0 107 107" svg:d="M53 107c15 0 28-6 38-16s16-24 16-38-6-28-16-37c-10-10-23-16-38-16-14 0-28 6-38 16-9 9-15 23-15 37s6 28 15 38c10 10 24 16 38 16z">
          <text:p/>
        </draw:path>
        <draw:path draw:style-name="gr7" draw:text-style-name="P8" draw:layer="layout" svg:width="0.106cm" svg:height="0.106cm" svg:x="5.734cm" svg:y="7.017cm" svg:viewBox="0 0 107 107" svg:d="M53 107c14 0 27-5 37-15 11-10 17-25 17-39s-6-27-17-37c-10-10-23-16-37-16s-28 6-37 16c-10 10-16 23-16 37s6 29 16 39c9 10 23 15 37 15z">
          <text:p/>
        </draw:path>
        <draw:path draw:style-name="gr7" draw:text-style-name="P8" draw:layer="layout" svg:width="0.106cm" svg:height="0.106cm" svg:x="6.458cm" svg:y="6.26cm" svg:viewBox="0 0 107 107" svg:d="M53 107c14 0 27-6 37-16s17-24 17-38-7-27-17-37-23-16-37-16-28 6-37 16c-10 10-16 23-16 37s6 28 16 38c9 10 23 16 37 16z">
          <text:p/>
        </draw:path>
        <draw:path draw:style-name="gr7" draw:text-style-name="P8" draw:layer="layout" svg:width="0.106cm" svg:height="0.106cm" svg:x="5.392cm" svg:y="6.483cm" svg:viewBox="0 0 107 107" svg:d="M54 107c14 0 27-6 37-16 10-9 16-24 16-38s-6-27-16-37-23-16-37-16-28 6-39 16c-10 10-15 23-15 37s5 29 15 38c11 10 25 16 39 16z">
          <text:p/>
        </draw:path>
        <draw:path draw:style-name="gr7" draw:text-style-name="P8" draw:layer="layout" svg:width="0.105cm" svg:height="0.106cm" svg:x="7.571cm" svg:y="6.984cm" svg:viewBox="0 0 106 107" svg:d="M54 107c14 0 27-7 37-16 10-10 15-24 15-38s-5-27-15-37-23-16-37-16c-16 0-29 6-39 16s-15 23-15 37 5 28 15 38c10 9 23 16 39 16z">
          <text:p/>
        </draw:path>
        <draw:path draw:style-name="gr7" draw:text-style-name="P8" draw:layer="layout" svg:width="0.105cm" svg:height="0.106cm" svg:x="5.899cm" svg:y="6.954cm" svg:viewBox="0 0 106 107" svg:d="M54 107c14 0 27-6 37-16s15-23 15-37-5-29-15-39-23-15-37-15-29 5-39 15-15 25-15 39 5 27 15 37 25 16 39 16z">
          <text:p/>
        </draw:path>
        <draw:path draw:style-name="gr7" draw:text-style-name="P8" draw:layer="layout" svg:width="0.105cm" svg:height="0.106cm" svg:x="7.157cm" svg:y="6.733cm" svg:viewBox="0 0 106 107" svg:d="M54 107c14 0 27-5 37-15s15-24 15-38c0-15-5-28-15-38s-23-16-37-16-29 6-39 16-15 23-15 38c0 14 5 28 15 38s25 15 39 15z">
          <text:p/>
        </draw:path>
        <draw:path draw:style-name="gr7" draw:text-style-name="P8" draw:layer="layout" svg:width="0.106cm" svg:height="0.106cm" svg:x="6.371cm" svg:y="6.445cm" svg:viewBox="0 0 107 107" svg:d="M53 107c14 0 28-6 39-16 10-10 15-23 15-37s-5-28-15-38c-11-11-25-16-39-16s-27 5-37 16c-10 10-16 24-16 38s6 27 16 37 23 16 37 16z">
          <text:p/>
        </draw:path>
        <draw:path draw:style-name="gr7" draw:text-style-name="P8" draw:layer="layout" svg:width="0.106cm" svg:height="0.106cm" svg:x="6.045cm" svg:y="6.3cm" svg:viewBox="0 0 107 107" svg:d="M53 107c14 0 28-6 38-16s16-23 16-37c0-15-6-29-16-39s-24-15-38-15-27 5-37 15-16 24-16 39c0 14 6 27 16 37s23 16 37 16z">
          <text:p/>
        </draw:path>
        <draw:path draw:style-name="gr7" draw:text-style-name="P8" draw:layer="layout" svg:width="0.106cm" svg:height="0.106cm" svg:x="7.637cm" svg:y="7.092cm" svg:viewBox="0 0 107 107" svg:d="M53 107c14 0 29-5 38-16 10-10 16-24 16-38s-6-27-16-37c-9-10-24-16-38-16s-27 6-37 16-16 23-16 37 6 28 16 38c10 11 23 16 37 16z">
          <text:p/>
        </draw:path>
        <draw:path draw:style-name="gr7" draw:text-style-name="P8" draw:layer="layout" svg:width="0.106cm" svg:height="0.105cm" svg:x="6.857cm" svg:y="6.992cm" svg:viewBox="0 0 107 106" svg:d="M54 106c14 0 27-5 37-16 10-10 16-23 16-37s-6-28-16-38-23-15-37-15-28 5-39 15c-10 10-15 24-15 38s5 27 15 37c11 11 25 16 39 16z">
          <text:p/>
        </draw:path>
        <draw:path draw:style-name="gr7" draw:text-style-name="P8" draw:layer="layout" svg:width="0.106cm" svg:height="0.105cm" svg:x="5.944cm" svg:y="6.597cm" svg:viewBox="0 0 107 106" svg:d="M53 106c14 0 28-5 38-15 11-10 16-24 16-38s-5-28-16-38c-10-10-24-15-38-15s-27 5-37 15-16 24-16 38 6 28 16 38 23 15 37 15z">
          <text:p/>
        </draw:path>
        <draw:path draw:style-name="gr7" draw:text-style-name="P8" draw:layer="layout" svg:width="0.106cm" svg:height="0.106cm" svg:x="6.538cm" svg:y="6.899cm" svg:viewBox="0 0 107 107" svg:d="M54 107c14 0 27-6 37-16 10-11 16-24 16-38s-6-28-16-38-23-15-37-15-28 5-39 15c-10 10-15 24-15 38s5 27 15 38c11 10 25 16 39 16z">
          <text:p/>
        </draw:path>
        <draw:path draw:style-name="gr7" draw:text-style-name="P8" draw:layer="layout" svg:width="0.106cm" svg:height="0.106cm" svg:x="6.468cm" svg:y="6.55cm" svg:viewBox="0 0 107 107" svg:d="M53 107c14 0 27-6 37-16 11-9 17-23 17-37s-6-27-17-37c-10-11-23-17-37-17s-28 6-38 17c-10 10-15 23-15 37s5 28 15 37c10 10 24 16 38 16z">
          <text:p/>
        </draw:path>
        <draw:path draw:style-name="gr7" draw:text-style-name="P8" draw:layer="layout" svg:width="0.105cm" svg:height="0.105cm" svg:x="4.614cm" svg:y="7.827cm" svg:viewBox="0 0 106 106" svg:d="M53 106c15 0 28-6 38-16s15-23 15-37c0-15-5-28-15-38s-23-15-38-15c-14 0-28 5-38 15s-15 23-15 38c0 14 5 27 15 37s24 16 38 16z">
          <text:p/>
        </draw:path>
        <draw:path draw:style-name="gr7" draw:text-style-name="P8" draw:layer="layout" svg:width="0.106cm" svg:height="0.106cm" svg:x="6.448cm" svg:y="6.86cm" svg:viewBox="0 0 107 107" svg:d="M54 107c14 0 27-6 37-15 10-10 16-24 16-38s-6-27-16-38c-10-10-23-16-37-16s-28 6-37 16c-11 11-17 24-17 38s6 28 17 38c9 9 23 15 37 15z">
          <text:p/>
        </draw:path>
        <draw:path draw:style-name="gr7" draw:text-style-name="P8" draw:layer="layout" svg:width="0.106cm" svg:height="0.106cm" svg:x="5.293cm" svg:y="6.124cm" svg:viewBox="0 0 107 107" svg:d="M54 107c14 0 27-5 37-15s16-24 16-38-6-27-16-38c-10-10-23-16-37-16s-28 6-38 16c-11 11-16 24-16 38s5 28 16 38c10 10 24 15 38 15z">
          <text:p/>
        </draw:path>
        <draw:path draw:style-name="gr7" draw:text-style-name="P8" draw:layer="layout" svg:width="0.106cm" svg:height="0.106cm" svg:x="5.928cm" svg:y="6.689cm" svg:viewBox="0 0 107 107" svg:d="M54 107c14 0 28-6 38-16s15-24 15-38-5-27-15-37-24-16-38-16-27 6-37 16-17 23-17 37 7 28 17 38 23 16 37 16z">
          <text:p/>
        </draw:path>
        <draw:path draw:style-name="gr7" draw:text-style-name="P8" draw:layer="layout" svg:width="0.106cm" svg:height="0.106cm" svg:x="4.797cm" svg:y="6.465cm" svg:viewBox="0 0 107 107" svg:d="M53 107c14 0 27-6 38-17 10-10 16-23 16-37s-6-28-16-38c-11-10-24-15-38-15s-28 5-38 15-15 24-15 38 5 27 15 37c10 11 24 17 38 17z">
          <text:p/>
        </draw:path>
        <draw:path draw:style-name="gr7" draw:text-style-name="P8" draw:layer="layout" svg:width="0.106cm" svg:height="0.106cm" svg:x="5.471cm" svg:y="5.924cm" svg:viewBox="0 0 107 107" svg:d="M54 107c14 0 28-5 38-15s15-24 15-38-5-27-15-37c-10-11-24-17-38-17-15 0-28 6-38 17-10 10-16 23-16 37s6 28 16 38 23 15 38 15z">
          <text:p/>
        </draw:path>
        <draw:path draw:style-name="gr7" draw:text-style-name="P8" draw:layer="layout" svg:width="0.106cm" svg:height="0.106cm" svg:x="6.625cm" svg:y="6.682cm" svg:viewBox="0 0 107 107" svg:d="M54 107c14 0 27-6 37-17 10-10 16-23 16-37s-6-28-16-38-23-15-37-15c-15 0-29 5-38 15-10 10-16 24-16 38s6 27 16 37c9 11 23 17 38 17z">
          <text:p/>
        </draw:path>
        <draw:path draw:style-name="gr7" draw:text-style-name="P8" draw:layer="layout" svg:width="0.106cm" svg:height="0.106cm" svg:x="5.884cm" svg:y="6.268cm" svg:viewBox="0 0 107 107" svg:d="M54 107c14 0 28-5 38-15 10-11 15-25 15-39s-5-27-15-37-24-16-38-16c-15 0-28 6-38 16s-16 23-16 37 6 28 16 39c10 10 23 15 38 15z">
          <text:p/>
        </draw:path>
        <draw:path draw:style-name="gr7" draw:text-style-name="P8" draw:layer="layout" svg:width="0.106cm" svg:height="0.105cm" svg:x="5.037cm" svg:y="6.162cm" svg:viewBox="0 0 107 106" svg:d="M53 106c15 0 29-5 38-15 10-11 16-24 16-39 0-14-6-27-16-37-9-10-23-15-38-15-14 0-27 5-37 15s-16 23-16 37c0 15 6 28 16 39 10 10 23 15 37 15z">
          <text:p/>
        </draw:path>
        <draw:path draw:style-name="gr7" draw:text-style-name="P8" draw:layer="layout" svg:width="0.106cm" svg:height="0.106cm" svg:x="6.087cm" svg:y="6.901cm" svg:viewBox="0 0 107 107" svg:d="M53 107c15 0 29-5 39-15 10-11 15-25 15-39s-5-27-15-37-24-16-39-16c-14 0-27 6-37 16s-16 23-16 37 6 28 16 39c10 10 23 15 37 15z">
          <text:p/>
        </draw:path>
        <draw:path draw:style-name="gr7" draw:text-style-name="P8" draw:layer="layout" svg:width="0.106cm" svg:height="0.106cm" svg:x="5.28cm" svg:y="6.177cm" svg:viewBox="0 0 107 107" svg:d="M54 107c14 0 27-6 37-16s16-24 16-38-6-28-16-37c-10-10-23-16-37-16s-28 6-39 16c-10 9-15 23-15 37s5 28 15 38c11 10 25 16 39 16z">
          <text:p/>
        </draw:path>
        <draw:path draw:style-name="gr7" draw:text-style-name="P8" draw:layer="layout" svg:width="0.105cm" svg:height="0.105cm" svg:x="4.757cm" svg:y="6.526cm" svg:viewBox="0 0 106 106" svg:d="M54 106c14 0 27-5 37-15s15-23 15-37c0-15-5-29-15-39s-23-15-37-15c-15 0-28 5-39 15-10 10-15 24-15 39 0 14 5 27 15 37 11 10 24 15 39 15z">
          <text:p/>
        </draw:path>
        <draw:path draw:style-name="gr7" draw:text-style-name="P8" draw:layer="layout" svg:width="0.106cm" svg:height="0.106cm" svg:x="6.028cm" svg:y="6.35cm" svg:viewBox="0 0 107 107" svg:d="M54 107c14 0 28-6 38-16s15-23 15-37-5-28-15-38-24-16-38-16-27 6-37 16c-11 10-17 24-17 38s6 27 17 37c10 10 23 16 37 16z">
          <text:p/>
        </draw:path>
        <draw:path draw:style-name="gr10" draw:text-style-name="P9" draw:layer="layout" svg:width="0.105cm" svg:height="0.106cm" svg:x="15.291cm" svg:y="9.459cm" svg:viewBox="0 0 106 107" svg:d="M53 107c14 0 27-6 37-16 11-9 16-23 16-37 0-15-5-28-16-38-10-10-23-16-37-16s-28 6-38 16-15 23-15 38c0 14 5 28 15 37 10 10 24 16 38 16z">
          <text:p/>
        </draw:path>
        <draw:path draw:style-name="gr10" draw:text-style-name="P9" draw:layer="layout" svg:width="0.106cm" svg:height="0.106cm" svg:x="12.638cm" svg:y="9.234cm" svg:viewBox="0 0 107 107" svg:d="M54 107c14 0 27-5 37-15s16-24 16-39c0-14-6-27-16-37s-23-16-37-16-28 6-38 16c-11 10-16 23-16 37 0 15 5 29 16 39 10 10 24 15 38 15z">
          <text:p/>
        </draw:path>
        <draw:path draw:style-name="gr11" draw:text-style-name="P9" draw:layer="layout" svg:width="0.106cm" svg:height="0.106cm" svg:x="13.471cm" svg:y="9.961cm" svg:viewBox="0 0 107 107" svg:d="M54 107c14 0 27-6 37-15 10-10 16-24 16-39 0-14-6-27-16-37s-23-16-37-16-28 6-39 16c-10 10-15 23-15 37 0 15 5 29 15 39 11 9 25 15 39 15z">
          <text:p/>
        </draw:path>
        <draw:path draw:style-name="gr12" draw:text-style-name="P4" draw:layer="layout" svg:width="0.106cm" svg:height="0.106cm" svg:x="13.471cm" svg:y="9.961cm" svg:viewBox="0 0 107 107" svg:d="M54 107c14 0 27-6 37-15 10-10 16-24 16-39 0-14-6-27-16-37s-23-16-37-16-28 6-39 16c-10 10-15 23-15 37 0 15 5 29 15 39 11 9 25 15 39 15z">
          <text:p/>
        </draw:path>
        <draw:path draw:style-name="gr10" draw:text-style-name="P9" draw:layer="layout" svg:width="0.106cm" svg:height="0.106cm" svg:x="14.926cm" svg:y="9.793cm" svg:viewBox="0 0 107 107" svg:d="M54 107c14 0 28-6 38-16 10-9 15-23 15-37s-5-27-15-38c-10-10-24-16-38-16s-28 6-38 16c-10 11-16 24-16 38s6 28 16 37c10 10 24 16 38 16z">
          <text:p/>
        </draw:path>
        <draw:path draw:style-name="gr10" draw:text-style-name="P9" draw:layer="layout" svg:width="0.105cm" svg:height="0.106cm" svg:x="16.439cm" svg:y="10.011cm" svg:viewBox="0 0 106 107" svg:d="M53 107c14 0 27-6 37-16 11-9 16-23 16-37s-5-27-16-38c-10-10-23-16-37-16-15 0-28 6-38 16-10 11-15 24-15 38s5 28 15 37c10 10 23 16 38 16z">
          <text:p/>
        </draw:path>
        <draw:path draw:style-name="gr10" draw:text-style-name="P9" draw:layer="layout" svg:width="0.106cm" svg:height="0.106cm" svg:x="15.226cm" svg:y="10cm" svg:viewBox="0 0 107 107" svg:d="M54 107c14 0 28-6 38-15 9-10 15-24 15-38s-6-28-15-38c-10-10-24-16-38-16-15 0-28 6-38 16s-16 24-16 38 6 28 16 38c10 9 23 15 38 15z">
          <text:p/>
        </draw:path>
        <draw:path draw:style-name="gr10" draw:text-style-name="P9" draw:layer="layout" svg:width="0.106cm" svg:height="0.105cm" svg:x="11.68cm" svg:y="10.959cm" svg:viewBox="0 0 107 106" svg:d="M54 106c14 0 28-5 38-15s15-23 15-37-5-28-15-38c-10-11-24-16-38-16s-28 5-38 16c-10 10-16 24-16 38s6 27 16 37 24 15 38 15z">
          <text:p/>
        </draw:path>
        <draw:path draw:style-name="gr10" draw:text-style-name="P9" draw:layer="layout" svg:width="0.106cm" svg:height="0.106cm" svg:x="12.255cm" svg:y="9.69cm" svg:viewBox="0 0 107 107" svg:d="M53 107c14 0 27-6 38-16 10-10 16-23 16-37s-6-28-16-39c-11-10-24-15-38-15s-28 5-38 15c-10 11-15 25-15 39s5 27 15 37 24 16 38 16z">
          <text:p/>
        </draw:path>
        <draw:path draw:style-name="gr10" draw:text-style-name="P9" draw:layer="layout" svg:width="0.105cm" svg:height="0.106cm" svg:x="9.292cm" svg:y="9.753cm" svg:viewBox="0 0 106 107" svg:d="M54 107c14 0 27-6 37-16 10-9 15-23 15-38 0-14-5-27-15-37s-23-16-37-16-28 6-38 16-16 23-16 37c0 15 6 29 16 38 10 10 24 16 38 16z">
          <text:p/>
        </draw:path>
        <draw:path draw:style-name="gr10" draw:text-style-name="P9" draw:layer="layout" svg:width="0.106cm" svg:height="0.106cm" svg:x="15.267cm" svg:y="10.023cm" svg:viewBox="0 0 107 107" svg:d="M54 107c14 0 28-6 37-16 10-10 16-23 16-37s-6-28-16-38c-9-10-23-16-37-16s-27 6-37 16c-11 10-17 24-17 38s6 27 17 37c10 10 23 16 37 16z">
          <text:p/>
        </draw:path>
        <draw:path draw:style-name="gr10" draw:text-style-name="P9" draw:layer="layout" svg:width="0.106cm" svg:height="0.106cm" svg:x="13.837cm" svg:y="10.18cm" svg:viewBox="0 0 107 107" svg:d="M53 107c14 0 28-5 38-15s16-24 16-39c0-14-6-27-16-37s-24-16-38-16-28 6-38 16-15 23-15 37c0 15 5 29 15 39s24 15 38 15z">
          <text:p/>
        </draw:path>
        <draw:path draw:style-name="gr10" draw:text-style-name="P9" draw:layer="layout" svg:width="0.106cm" svg:height="0.106cm" svg:x="11.177cm" svg:y="9.72cm" svg:viewBox="0 0 107 107" svg:d="M54 107c14 0 28-6 38-17 10-10 15-23 15-37s-5-28-15-38-24-15-38-15-27 5-37 15-17 24-17 38 7 27 17 37c10 11 23 17 37 17z">
          <text:p/>
        </draw:path>
        <draw:path draw:style-name="gr10" draw:text-style-name="P9" draw:layer="layout" svg:width="0.105cm" svg:height="0.105cm" svg:x="8.35cm" svg:y="9.531cm" svg:viewBox="0 0 106 106" svg:d="M53 106c14 0 27-5 37-15s16-24 16-38-6-28-16-38-23-15-37-15c-15 0-28 5-38 15s-15 24-15 38 5 28 15 38 23 15 38 15z">
          <text:p/>
        </draw:path>
        <draw:path draw:style-name="gr10" draw:text-style-name="P9" draw:layer="layout" svg:width="0.105cm" svg:height="0.106cm" svg:x="13.539cm" svg:y="10.69cm" svg:viewBox="0 0 106 107" svg:d="M53 107c15 0 28-6 38-16s15-24 15-38-5-28-15-38-23-15-38-15-28 5-38 15-15 24-15 38 5 28 15 38 23 16 38 16z">
          <text:p/>
        </draw:path>
        <draw:path draw:style-name="gr10" draw:text-style-name="P9" draw:layer="layout" svg:width="0.106cm" svg:height="0.106cm" svg:x="13.722cm" svg:y="9.884cm" svg:viewBox="0 0 107 107" svg:d="M53 107c14 0 28-5 39-15 10-10 15-24 15-38s-5-28-15-38c-11-10-25-16-39-16s-27 6-37 16-16 24-16 38 6 28 16 38 23 15 37 15z">
          <text:p/>
        </draw:path>
        <draw:path draw:style-name="gr10" draw:text-style-name="P9" draw:layer="layout" svg:width="0.106cm" svg:height="0.106cm" svg:x="13.771cm" svg:y="10.322cm" svg:viewBox="0 0 107 107" svg:d="M54 107c14 0 28-6 37-16 10-10 16-23 16-37s-6-28-16-39c-9-9-23-15-37-15s-28 6-38 15c-10 11-16 25-16 39s6 27 16 37 24 16 38 16z">
          <text:p/>
        </draw:path>
        <draw:path draw:style-name="gr10" draw:text-style-name="P9" draw:layer="layout" svg:width="0.106cm" svg:height="0.106cm" svg:x="14.84cm" svg:y="10.372cm" svg:viewBox="0 0 107 107" svg:d="M54 107c14 0 27-6 37-16s16-24 16-38-6-28-16-38-23-15-37-15-28 5-39 15c-10 10-15 24-15 38s5 28 15 38c11 10 25 16 39 16z">
          <text:p/>
        </draw:path>
        <draw:path draw:style-name="gr10" draw:text-style-name="P9" draw:layer="layout" svg:width="0.105cm" svg:height="0.106cm" svg:x="16.443cm" svg:y="10.025cm" svg:viewBox="0 0 106 107" svg:d="M53 107c14 0 27-5 37-15 11-10 16-24 16-38s-5-27-16-37c-10-10-23-17-37-17s-28 7-38 17-15 23-15 37 5 28 15 38 24 15 38 15z">
          <text:p/>
        </draw:path>
        <draw:path draw:style-name="gr10" draw:text-style-name="P9" draw:layer="layout" svg:width="0.105cm" svg:height="0.106cm" svg:x="9.082cm" svg:y="10.172cm" svg:viewBox="0 0 106 107" svg:d="M53 107c15 0 28-6 38-16s15-23 15-38c0-14-5-28-15-38s-23-15-38-15c-14 0-27 5-37 15s-16 24-16 38c0 15 6 28 16 38s23 16 37 16z">
          <text:p/>
        </draw:path>
        <draw:path draw:style-name="gr10" draw:text-style-name="P9" draw:layer="layout" svg:width="0.105cm" svg:height="0.106cm" svg:x="12.021cm" svg:y="9.801cm" svg:viewBox="0 0 106 107" svg:d="M54 107c14 0 27-6 37-16 10-9 15-23 15-37s-5-27-15-38c-10-10-23-16-37-16s-28 6-38 16c-10 11-16 24-16 38s6 28 16 37c10 10 24 16 38 16z">
          <text:p/>
        </draw:path>
        <draw:path draw:style-name="gr10" draw:text-style-name="P9" draw:layer="layout" svg:width="0.106cm" svg:height="0.106cm" svg:x="11.292cm" svg:y="9.273cm" svg:viewBox="0 0 107 107" svg:d="M53 107c14 0 28-6 38-16 11-10 16-23 16-37s-5-28-16-39c-10-9-24-15-38-15s-27 6-37 15c-10 11-16 25-16 39s6 27 16 37 23 16 37 16z">
          <text:p/>
        </draw:path>
        <draw:path draw:style-name="gr10" draw:text-style-name="P9" draw:layer="layout" svg:width="0.106cm" svg:height="0.106cm" svg:x="8.235cm" svg:y="10.314cm" svg:viewBox="0 0 107 107" svg:d="M54 107c14 0 28-5 38-15s15-24 15-38-5-28-15-38-24-16-38-16-27 6-37 16c-11 10-17 24-17 38s6 28 17 38c10 10 23 15 37 15z">
          <text:p/>
        </draw:path>
        <draw:path draw:style-name="gr10" draw:text-style-name="P9" draw:layer="layout" svg:width="0.105cm" svg:height="0.106cm" svg:x="13.033cm" svg:y="9.923cm" svg:viewBox="0 0 106 107" svg:d="M53 107c14 0 28-6 38-16s15-24 15-38-5-27-15-37-24-16-38-16c-15 0-28 6-38 16s-15 23-15 37 5 28 15 38 23 16 38 16z">
          <text:p/>
        </draw:path>
        <draw:path draw:style-name="gr10" draw:text-style-name="P9" draw:layer="layout" svg:width="0.105cm" svg:height="0.106cm" svg:x="13.257cm" svg:y="9.535cm" svg:viewBox="0 0 106 107" svg:d="M53 107c14 0 28-6 38-16s15-24 15-38-5-28-15-38-24-15-38-15-28 5-38 15-15 24-15 38 5 28 15 38 24 16 38 16z">
          <text:p/>
        </draw:path>
        <draw:path draw:style-name="gr10" draw:text-style-name="P9" draw:layer="layout" svg:width="0.105cm" svg:height="0.106cm" svg:x="13.915cm" svg:y="8.92cm" svg:viewBox="0 0 106 107" svg:d="M53 107c14 0 27-6 37-16s16-23 16-38c0-14-6-28-16-37-10-10-23-16-37-16s-28 6-38 16c-10 9-15 23-15 37 0 15 5 28 15 38s24 16 38 16z">
          <text:p/>
        </draw:path>
        <draw:path draw:style-name="gr10" draw:text-style-name="P9" draw:layer="layout" svg:width="0.106cm" svg:height="0.106cm" svg:x="13.237cm" svg:y="8.61cm" svg:viewBox="0 0 107 107" svg:d="M54 107c14 0 27-6 37-16 10-9 16-23 16-37 0-15-6-28-16-38s-23-16-37-16c-15 0-29 6-39 16s-15 23-15 38c0 14 5 28 15 37 10 10 24 16 39 16z">
          <text:p/>
        </draw:path>
        <draw:path draw:style-name="gr10" draw:text-style-name="P9" draw:layer="layout" svg:width="0.106cm" svg:height="0.105cm" svg:x="15.721cm" svg:y="8.762cm" svg:viewBox="0 0 107 106" svg:d="M53 106c14 0 27-5 38-15 10-10 16-23 16-37s-6-28-16-38c-11-11-24-16-38-16s-28 5-37 16c-10 10-16 24-16 38s6 27 16 37c9 10 23 15 37 15z">
          <text:p/>
        </draw:path>
        <draw:path draw:style-name="gr10" draw:text-style-name="P9" draw:layer="layout" svg:width="0.106cm" svg:height="0.106cm" svg:x="14.277cm" svg:y="8.497cm" svg:viewBox="0 0 107 107" svg:d="M53 107c15 0 28-6 38-16s16-23 16-38c0-14-6-28-16-38s-23-15-38-15c-14 0-28 5-38 15s-15 24-15 38c0 15 5 28 15 38s24 16 38 16z">
          <text:p/>
        </draw:path>
        <draw:path draw:style-name="gr10" draw:text-style-name="P9" draw:layer="layout" svg:width="0.105cm" svg:height="0.105cm" svg:x="15.557cm" svg:y="9.166cm" svg:viewBox="0 0 106 106" svg:d="M54 106c14 0 27-5 37-15s15-23 15-37-5-28-15-39c-10-10-23-15-37-15s-29 5-39 15c-10 11-15 25-15 39s5 27 15 37 25 15 39 15z">
          <text:p/>
        </draw:path>
        <draw:path draw:style-name="gr10" draw:text-style-name="P9" draw:layer="layout" svg:width="0.106cm" svg:height="0.106cm" svg:x="8.818cm" svg:y="8.774cm" svg:viewBox="0 0 107 107" svg:d="M53 107c15 0 28-6 38-17 10-10 16-23 16-37s-6-28-16-38c-10-9-23-15-38-15-14 0-28 6-38 15-10 10-15 24-15 38s5 27 15 37c10 11 24 17 38 17z">
          <text:p/>
        </draw:path>
        <draw:path draw:style-name="gr10" draw:text-style-name="P9" draw:layer="layout" svg:width="0.106cm" svg:height="0.106cm" svg:x="15.195cm" svg:y="9.113cm" svg:viewBox="0 0 107 107" svg:d="M53 107c14 0 28-6 39-16 9-10 15-24 15-38s-6-28-15-38c-11-10-25-15-39-15s-27 5-37 15-16 24-16 38 6 28 16 38 23 16 37 16z">
          <text:p/>
        </draw:path>
        <draw:path draw:style-name="gr10" draw:text-style-name="P9" draw:layer="layout" svg:width="0.106cm" svg:height="0.106cm" svg:x="10.121cm" svg:y="8.737cm" svg:viewBox="0 0 107 107" svg:d="M54 107c14 0 27-5 37-15s16-24 16-38-6-28-16-38-23-16-37-16-28 6-38 16c-11 10-16 24-16 38s5 28 16 38c10 10 24 15 38 15z">
          <text:p/>
        </draw:path>
        <draw:path draw:style-name="gr10" draw:text-style-name="P9" draw:layer="layout" svg:width="0.106cm" svg:height="0.106cm" svg:x="8.405cm" svg:y="8.454cm" svg:viewBox="0 0 107 107" svg:d="M54 107c14 0 28-7 37-17 10-10 16-23 16-37s-6-28-16-38c-9-10-23-15-37-15-15 0-28 5-38 15s-16 24-16 38 6 27 16 37 23 17 38 17z">
          <text:p/>
        </draw:path>
        <draw:path draw:style-name="gr10" draw:text-style-name="P9" draw:layer="layout" svg:width="0.106cm" svg:height="0.106cm" svg:x="8.498cm" svg:y="9.24cm" svg:viewBox="0 0 107 107" svg:d="M53 107c15 0 29-6 39-16 9-9 15-23 15-37 0-15-6-28-15-38-10-10-24-16-39-16-14 0-27 6-37 16s-16 23-16 38c0 14 6 28 16 37 10 10 23 16 37 16z">
          <text:p/>
        </draw:path>
        <draw:path draw:style-name="gr10" draw:text-style-name="P9" draw:layer="layout" svg:width="0.106cm" svg:height="0.106cm" svg:x="9.203cm" svg:y="8.828cm" svg:viewBox="0 0 107 107" svg:d="M53 107c14 0 28-5 39-15 10-10 15-24 15-38 0-15-5-28-15-38-11-10-25-16-39-16s-27 6-37 16-16 23-16 38c0 14 6 28 16 38s23 15 37 15z">
          <text:p/>
        </draw:path>
        <draw:path draw:style-name="gr10" draw:text-style-name="P9" draw:layer="layout" svg:width="0.106cm" svg:height="0.106cm" svg:x="11.913cm" svg:y="8.926cm" svg:viewBox="0 0 107 107" svg:d="M54 107c14 0 27-5 37-15s16-24 16-38c0-15-6-28-16-38s-23-16-37-16-28 6-37 16c-10 10-17 23-17 38 0 14 7 28 17 38 9 10 23 15 37 15z">
          <text:p/>
        </draw:path>
        <draw:path draw:style-name="gr10" draw:text-style-name="P9" draw:layer="layout" svg:width="0.106cm" svg:height="0.106cm" svg:x="18.149cm" svg:y="8.655cm" svg:viewBox="0 0 107 107" svg:d="M53 107c14 0 29-5 39-15 9-10 15-24 15-38s-6-27-15-37c-10-11-25-17-39-17s-27 6-37 17c-10 10-16 23-16 37s6 28 16 38 23 15 37 15z">
          <text:p/>
        </draw:path>
        <draw:path draw:style-name="gr10" draw:text-style-name="P9" draw:layer="layout" svg:width="0.105cm" svg:height="0.106cm" svg:x="9.429cm" svg:y="8.886cm" svg:viewBox="0 0 106 107" svg:d="M52 107c15 0 29-6 39-17 10-10 15-23 15-37s-5-28-15-38-24-15-39-15c-14 0-27 5-37 15s-15 24-15 38 5 27 15 37c10 11 23 17 37 17z">
          <text:p/>
        </draw:path>
        <draw:path draw:style-name="gr10" draw:text-style-name="P9" draw:layer="layout" svg:width="0.106cm" svg:height="0.106cm" svg:x="11.922cm" svg:y="8.276cm" svg:viewBox="0 0 107 107" svg:d="M53 107c14 0 27-6 37-15 10-10 17-25 17-39s-7-27-17-37-23-16-37-16-28 6-38 16-15 23-15 37 5 29 15 39c10 9 24 15 38 15z">
          <text:p/>
        </draw:path>
        <draw:path draw:style-name="gr13" draw:text-style-name="P10" draw:layer="layout" svg:width="0.106cm" svg:height="0.105cm" svg:x="7.258cm" svg:y="4.942cm" svg:viewBox="0 0 107 106" svg:d="M54 106c14 0 27-5 37-15s16-23 16-38-6-28-16-38-23-15-37-15c-15 0-29 5-39 15s-15 23-15 38 5 28 15 38 24 15 39 15z">
          <text:p/>
        </draw:path>
        <draw:path draw:style-name="gr13" draw:text-style-name="P10" draw:layer="layout" svg:width="0.105cm" svg:height="0.106cm" svg:x="7.718cm" svg:y="4.883cm" svg:viewBox="0 0 106 107" svg:d="M52 107c14 0 28-6 38-16s16-24 16-38-6-27-16-37-24-16-38-16-27 6-37 16-15 23-15 37 5 28 15 38 23 16 37 16z">
          <text:p/>
        </draw:path>
        <draw:path draw:style-name="gr13" draw:text-style-name="P10" draw:layer="layout" svg:width="0.106cm" svg:height="0.106cm" svg:x="8.725cm" svg:y="4.099cm" svg:viewBox="0 0 107 107" svg:d="M54 107c14 0 27-6 37-15 10-10 16-24 16-38 0-15-6-28-16-38s-23-16-37-16c-15 0-29 6-38 16-10 10-16 23-16 38 0 14 6 28 16 38 9 9 23 15 38 15z">
          <text:p/>
        </draw:path>
        <draw:path draw:style-name="gr13" draw:text-style-name="P10" draw:layer="layout" svg:width="0.106cm" svg:height="0.106cm" svg:x="5.785cm" svg:y="5.74cm" svg:viewBox="0 0 107 107" svg:d="M54 107c14 0 27-6 37-16 10-11 16-24 16-38s-6-28-16-38-23-15-37-15c-15 0-29 5-38 15-10 10-16 24-16 38s6 27 16 38c9 10 23 16 38 16z">
          <text:p/>
        </draw:path>
        <draw:path draw:style-name="gr13" draw:text-style-name="P10" draw:layer="layout" svg:width="0.106cm" svg:height="0.105cm" svg:x="7.218cm" svg:y="4.244cm" svg:viewBox="0 0 107 106" svg:d="M53 106c14 0 28-5 38-15s16-23 16-38c0-14-6-27-16-37-10-11-24-16-38-16s-28 5-38 16c-9 10-15 23-15 37 0 15 6 28 15 38 10 10 24 15 38 15z">
          <text:p/>
        </draw:path>
        <draw:path draw:style-name="gr13" draw:text-style-name="P10" draw:layer="layout" svg:width="0.106cm" svg:height="0.106cm" svg:x="7.938cm" svg:y="3.61cm" svg:viewBox="0 0 107 107" svg:d="M53 107c14 0 27-6 37-16 11-10 17-23 17-37s-6-28-17-38c-10-10-23-16-37-16s-28 6-38 16c-9 10-15 24-15 38s6 27 15 37c10 10 24 16 38 16z">
          <text:p/>
        </draw:path>
        <draw:path draw:style-name="gr13" draw:text-style-name="P10" draw:layer="layout" svg:width="0.106cm" svg:height="0.106cm" svg:x="7.634cm" svg:y="3.849cm" svg:viewBox="0 0 107 107" svg:d="M53 107c14 0 28-6 39-16 10-11 15-24 15-38s-5-28-15-38c-11-10-25-15-39-15s-27 5-37 15-16 24-16 38 6 27 16 38c10 10 23 16 37 16z">
          <text:p/>
        </draw:path>
        <draw:path draw:style-name="gr13" draw:text-style-name="P10" draw:layer="layout" svg:width="0.106cm" svg:height="0.105cm" svg:x="7.3cm" svg:y="5.492cm" svg:viewBox="0 0 107 106" svg:d="M53 106c14 0 28-5 38-15 9-10 16-23 16-38 0-14-7-27-16-38-10-10-24-15-38-15s-27 5-37 15c-10 11-16 24-16 38 0 15 6 28 16 38s23 15 37 15z">
          <text:p/>
        </draw:path>
        <draw:path draw:style-name="gr13" draw:text-style-name="P10" draw:layer="layout" svg:width="0.105cm" svg:height="0.106cm" svg:x="5.85cm" svg:y="5.011cm" svg:viewBox="0 0 106 107" svg:d="M52 107c15 0 28-5 39-15 10-11 15-25 15-39s-5-27-15-37c-11-10-24-16-39-16-14 0-27 6-37 16s-15 23-15 37 5 28 15 39c10 10 23 15 37 15z">
          <text:p/>
        </draw:path>
        <draw:path draw:style-name="gr13" draw:text-style-name="P10" draw:layer="layout" svg:width="0.105cm" svg:height="0.106cm" svg:x="7.693cm" svg:y="4.619cm" svg:viewBox="0 0 106 107" svg:d="M53 107c15 0 28-6 38-16s15-23 15-38c0-14-5-28-15-38s-23-15-38-15c-14 0-27 5-38 15-10 10-15 24-15 38 0 15 5 28 15 38 11 10 24 16 38 16z">
          <text:p/>
        </draw:path>
        <draw:path draw:style-name="gr13" draw:text-style-name="P10" draw:layer="layout" svg:width="0.106cm" svg:height="0.106cm" svg:x="6.782cm" svg:y="5.52cm" svg:viewBox="0 0 107 107" svg:d="M53 107c14 0 28-5 38-16 11-10 16-24 16-38s-5-27-16-37c-10-10-24-16-38-16s-27 6-37 16-16 23-16 37 6 28 16 38c10 11 23 16 37 16z">
          <text:p/>
        </draw:path>
        <draw:path draw:style-name="gr13" draw:text-style-name="P10" draw:layer="layout" svg:width="0.106cm" svg:height="0.106cm" svg:x="5.664cm" svg:y="6.614cm" svg:viewBox="0 0 107 107" svg:d="M53 107c15 0 28-5 38-15s16-24 16-39c0-14-6-27-16-37s-23-16-38-16c-14 0-28 6-37 16-10 10-16 23-16 37 0 15 6 29 16 39 9 10 23 15 37 15z">
          <text:p/>
        </draw:path>
        <draw:path draw:style-name="gr13" draw:text-style-name="P10" draw:layer="layout" svg:width="0.106cm" svg:height="0.105cm" svg:x="7.41cm" svg:y="6.196cm" svg:viewBox="0 0 107 106" svg:d="M53 106c14 0 28-5 38-15 11-10 16-23 16-37 0-15-5-29-16-39-10-10-24-15-38-15s-27 5-37 15-16 24-16 39c0 14 6 27 16 37s23 15 37 15z">
          <text:p/>
        </draw:path>
        <draw:path draw:style-name="gr13" draw:text-style-name="P10" draw:layer="layout" svg:width="0.106cm" svg:height="0.106cm" svg:x="6.859cm" svg:y="6.162cm" svg:viewBox="0 0 107 107" svg:d="M54 107c14 0 27-5 37-15 10-11 16-25 16-39s-6-27-16-37-23-16-37-16-28 6-39 16c-10 10-15 23-15 37s5 28 15 39c11 10 25 15 39 15z">
          <text:p/>
        </draw:path>
        <draw:path draw:style-name="gr13" draw:text-style-name="P10" draw:layer="layout" svg:width="0.106cm" svg:height="0.106cm" svg:x="6.476cm" svg:y="4.208cm" svg:viewBox="0 0 107 107" svg:d="M53 107c14 0 28-6 39-16 10-10 15-23 15-37 0-15-5-29-15-39-11-10-25-15-39-15s-27 5-37 15-16 24-16 39c0 14 6 27 16 37s23 16 37 16z">
          <text:p/>
        </draw:path>
        <draw:path draw:style-name="gr13" draw:text-style-name="P10" draw:layer="layout" svg:width="0.105cm" svg:height="0.106cm" svg:x="7.071cm" svg:y="5.957cm" svg:viewBox="0 0 106 107" svg:d="M54 107c14 0 27-6 37-15 10-10 15-25 15-39s-5-27-15-37-23-16-37-16c-15 0-28 6-39 16-10 10-15 23-15 37s5 29 15 39c11 9 24 15 39 15z">
          <text:p/>
        </draw:path>
        <draw:path draw:style-name="gr13" draw:text-style-name="P10" draw:layer="layout" svg:width="0.106cm" svg:height="0.106cm" svg:x="6.399cm" svg:y="2.669cm" svg:viewBox="0 0 107 107" svg:d="M53 107c15 0 29-5 39-15s15-24 15-38-5-27-15-37c-10-11-24-17-39-17-14 0-27 6-37 17-10 10-16 23-16 37s6 28 16 38 23 15 37 15z">
          <text:p/>
        </draw:path>
        <draw:path draw:style-name="gr13" draw:text-style-name="P10" draw:layer="layout" svg:width="0.106cm" svg:height="0.106cm" svg:x="7.261cm" svg:y="4.507cm" svg:viewBox="0 0 107 107" svg:d="M54 107c14 0 28-6 37-16 10-10 16-23 16-38 0-14-6-28-16-38-9-9-23-15-37-15s-28 6-38 15c-10 10-16 24-16 38 0 15 6 28 16 38s24 16 38 16z">
          <text:p/>
        </draw:path>
        <draw:path draw:style-name="gr13" draw:text-style-name="P10" draw:layer="layout" svg:width="0.106cm" svg:height="0.105cm" svg:x="5.291cm" svg:y="4.052cm" svg:viewBox="0 0 107 106" svg:d="M54 106c14 0 28-5 38-16 10-10 15-24 15-38s-5-27-15-37-24-15-38-15-27 5-37 15c-11 10-17 23-17 37s6 28 17 38c10 11 23 16 37 16z">
          <text:p/>
        </draw:path>
        <draw:path draw:style-name="gr13" draw:text-style-name="P10" draw:layer="layout" svg:width="0.106cm" svg:height="0.105cm" svg:x="8.479cm" svg:y="3.014cm" svg:viewBox="0 0 107 106" svg:d="M53 106c14 0 29-5 39-15 9-11 15-24 15-38s-6-28-15-38c-10-10-25-15-39-15s-27 5-37 15-16 24-16 38 6 27 16 38c10 10 23 15 37 15z">
          <text:p/>
        </draw:path>
        <draw:path draw:style-name="gr13" draw:text-style-name="P10" draw:layer="layout" svg:width="0.106cm" svg:height="0.105cm" svg:x="7.607cm" svg:y="4.866cm" svg:viewBox="0 0 107 106" svg:d="M54 106c14 0 27-5 37-15s16-23 16-37c0-15-6-28-16-39-10-10-23-15-37-15s-28 5-37 15c-10 11-17 24-17 39 0 14 7 27 17 37 9 10 23 15 37 15z">
          <text:p/>
        </draw:path>
        <draw:path draw:style-name="gr13" draw:text-style-name="P10" draw:layer="layout" svg:width="0.106cm" svg:height="0.105cm" svg:x="7.267cm" svg:y="6.047cm" svg:viewBox="0 0 107 106" svg:d="M54 106c14 0 28-5 38-16 10-10 15-23 15-37 0-15-5-28-15-38s-24-15-38-15-28 5-38 15-16 23-16 38c0 14 6 27 16 37 10 11 24 16 38 16z">
          <text:p/>
        </draw:path>
        <draw:path draw:style-name="gr13" draw:text-style-name="P10" draw:layer="layout" svg:width="0.106cm" svg:height="0.106cm" svg:x="6.829cm" svg:y="3.592cm" svg:viewBox="0 0 107 107" svg:d="M54 107c14 0 27-6 37-16s16-23 16-37-6-29-16-39-23-15-37-15c-15 0-29 5-39 15-9 10-15 25-15 39s6 27 15 37c10 10 24 16 39 16z">
          <text:p/>
        </draw:path>
        <draw:path draw:style-name="gr13" draw:text-style-name="P10" draw:layer="layout" svg:width="0.106cm" svg:height="0.105cm" svg:x="6.497cm" svg:y="5.307cm" svg:viewBox="0 0 107 106" svg:d="M53 106c15 0 29-6 39-16s15-23 15-38c0-14-5-27-15-37s-24-15-39-15c-14 0-27 5-37 15s-16 23-16 37c0 15 6 28 16 38s23 16 37 16z">
          <text:p/>
        </draw:path>
        <draw:path draw:style-name="gr13" draw:text-style-name="P10" draw:layer="layout" svg:width="0.106cm" svg:height="0.106cm" svg:x="7.291cm" svg:y="5.436cm" svg:viewBox="0 0 107 107" svg:d="M54 107c14 0 27-5 37-15s16-25 16-39-6-27-16-37-23-16-37-16-28 6-38 16c-11 10-16 23-16 37s5 29 16 39c10 10 24 15 38 15z">
          <text:p/>
        </draw:path>
        <draw:path draw:style-name="gr13" draw:text-style-name="P10" draw:layer="layout" svg:width="0.106cm" svg:height="0.106cm" svg:x="6.775cm" svg:y="6.999cm" svg:viewBox="0 0 107 107" svg:d="M53 107c14 0 28-5 38-15 10-11 16-25 16-39s-6-27-16-37-24-16-38-16-27 6-37 16-16 23-16 37 6 28 16 39c10 10 23 15 37 15z">
          <text:p/>
        </draw:path>
        <draw:path draw:style-name="gr13" draw:text-style-name="P10" draw:layer="layout" svg:width="0.106cm" svg:height="0.106cm" svg:x="6.474cm" svg:y="5.058cm" svg:viewBox="0 0 107 107" svg:d="M53 107c14 0 28-5 39-15 9-10 15-24 15-38s-6-28-15-38c-11-10-25-16-39-16s-27 6-37 16-16 24-16 38 6 28 16 38 23 15 37 15z">
          <text:p/>
        </draw:path>
        <draw:path draw:style-name="gr14" draw:text-style-name="P10" draw:layer="layout" svg:width="0.106cm" svg:height="0.106cm" svg:x="7.862cm" svg:y="5.243cm" svg:viewBox="0 0 107 107" svg:d="M53 107c15 0 29-6 39-16s15-23 15-38c0-14-5-28-15-38s-24-15-39-15c-14 0-27 5-37 15s-16 24-16 38c0 15 6 28 16 38s23 16 37 16z">
          <text:p/>
        </draw:path>
        <draw:path draw:style-name="gr15" draw:text-style-name="P4" draw:layer="layout" svg:width="0.106cm" svg:height="0.106cm" svg:x="7.862cm" svg:y="5.243cm" svg:viewBox="0 0 107 107" svg:d="M53 107c15 0 29-6 39-16s15-23 15-38c0-14-5-28-15-38s-24-15-39-15c-14 0-27 5-37 15s-16 24-16 38c0 15 6 28 16 38s23 16 37 16z">
          <text:p/>
        </draw:path>
        <draw:path draw:style-name="gr13" draw:text-style-name="P10" draw:layer="layout" svg:width="0.105cm" svg:height="0.105cm" svg:x="8.159cm" svg:y="4.105cm" svg:viewBox="0 0 106 106" svg:d="M53 106c14 0 27-5 38-15 10-10 15-23 15-37 0-15-5-29-15-39-11-10-24-15-38-15s-28 5-38 15-15 24-15 39c0 14 5 27 15 37s24 15 38 15z">
          <text:p/>
        </draw:path>
        <draw:path draw:style-name="gr13" draw:text-style-name="P10" draw:layer="layout" svg:width="0.106cm" svg:height="0.106cm" svg:x="7.154cm" svg:y="4.006cm" svg:viewBox="0 0 107 107" svg:d="M54 107c14 0 27-5 37-15s16-24 16-38-6-28-16-38-23-16-37-16-29 6-39 16-15 24-15 38 5 28 15 38 25 15 39 15z">
          <text:p/>
        </draw:path>
        <draw:path draw:style-name="gr13" draw:text-style-name="P10" draw:layer="layout" svg:width="0.106cm" svg:height="0.106cm" svg:x="7.865cm" svg:y="5.86cm" svg:viewBox="0 0 107 107" svg:d="M53 107c15 0 28-6 38-16s16-24 16-38-6-28-16-37c-10-10-23-16-38-16-14 0-28 6-38 16-10 9-15 23-15 37s5 28 15 38 24 16 38 16z">
          <text:p/>
        </draw:path>
        <draw:path draw:style-name="gr13" draw:text-style-name="P10" draw:layer="layout" svg:width="0.106cm" svg:height="0.105cm" svg:x="7.02cm" svg:y="4.838cm" svg:viewBox="0 0 107 106" svg:d="M53 106c14 0 29-5 39-15s15-23 15-37c0-15-5-29-15-39s-25-15-39-15-27 5-37 15-16 24-16 39c0 14 6 27 16 37s23 15 37 15z">
          <text:p/>
        </draw:path>
        <draw:path draw:style-name="gr13" draw:text-style-name="P10" draw:layer="layout" svg:width="0.106cm" svg:height="0.106cm" svg:x="6.362cm" svg:y="6.54cm" svg:viewBox="0 0 107 107" svg:d="M53 107c14 0 28-5 38-15s16-24 16-38-6-27-16-38c-10-10-24-16-38-16s-27 6-37 16c-10 11-16 24-16 38s6 28 16 38 23 15 37 15z">
          <text:p/>
        </draw:path>
        <draw:path draw:style-name="gr13" draw:text-style-name="P10" draw:layer="layout" svg:width="0.105cm" svg:height="0.106cm" svg:x="7.161cm" svg:y="4.824cm" svg:viewBox="0 0 106 107" svg:d="M53 107c15 0 28-5 38-15s15-24 15-39c0-14-5-27-15-37s-23-16-38-16c-14 0-28 6-38 16s-15 23-15 37c0 15 5 29 15 39s24 15 38 15z">
          <text:p/>
        </draw:path>
        <draw:path draw:style-name="gr13" draw:text-style-name="P10" draw:layer="layout" svg:width="0.106cm" svg:height="0.106cm" svg:x="6.596cm" svg:y="4.086cm" svg:viewBox="0 0 107 107" svg:d="M53 107c14 0 29-6 38-16 10-10 16-23 16-38 0-14-6-28-16-38-9-10-24-15-38-15s-27 5-37 15-16 24-16 38c0 15 6 28 16 38s23 16 37 16z">
          <text:p/>
        </draw:path>
        <draw:path draw:style-name="gr13" draw:text-style-name="P10" draw:layer="layout" svg:width="0.106cm" svg:height="0.105cm" svg:x="5.701cm" svg:y="4.165cm" svg:viewBox="0 0 107 106" svg:d="M54 106c14 0 28-5 38-15 10-11 15-24 15-38s-5-28-15-38-24-15-38-15-27 5-38 15c-10 10-16 24-16 38s6 27 16 38c11 10 24 15 38 15z">
          <text:p/>
        </draw:path>
        <draw:path draw:style-name="gr13" draw:text-style-name="P10" draw:layer="layout" svg:width="0.105cm" svg:height="0.105cm" svg:x="7.339cm" svg:y="4.076cm" svg:viewBox="0 0 106 106" svg:d="M53 106c15 0 28-5 38-15s15-24 15-38-5-28-15-38-23-15-38-15c-14 0-28 5-38 15s-15 24-15 38 5 28 15 38 24 15 38 15z">
          <text:p/>
        </draw:path>
        <draw:path draw:style-name="gr13" draw:text-style-name="P10" draw:layer="layout" svg:width="0.106cm" svg:height="0.106cm" svg:x="6.777cm" svg:y="5.969cm" svg:viewBox="0 0 107 107" svg:d="M53 107c14 0 27-6 37-16s17-24 17-38-7-27-17-37-23-16-37-16-28 6-37 16c-10 10-16 23-16 37s6 28 16 38c9 10 23 16 37 16z">
          <text:p/>
        </draw:path>
        <draw:path draw:style-name="gr13" draw:text-style-name="P10" draw:layer="layout" svg:width="0.105cm" svg:height="0.106cm" svg:x="6.162cm" svg:y="5.735cm" svg:viewBox="0 0 106 107" svg:d="M52 107c15 0 28-6 39-17 10-10 15-23 15-37s-5-28-15-37c-11-10-24-16-39-16-14 0-27 6-37 16-10 9-15 23-15 37s5 27 15 37c10 11 23 17 37 17z">
          <text:p/>
        </draw:path>
        <draw:path draw:style-name="gr13" draw:text-style-name="P10" draw:layer="layout" svg:width="0.106cm" svg:height="0.106cm" svg:x="7.265cm" svg:y="3.52cm" svg:viewBox="0 0 107 107" svg:d="M54 107c14 0 27-7 37-17s16-23 16-37-6-28-16-38c-10-9-23-15-37-15s-29 6-39 15c-10 10-15 24-15 38s5 27 15 37 25 17 39 17z">
          <text:p/>
        </draw:path>
        <draw:path draw:style-name="gr13" draw:text-style-name="P10" draw:layer="layout" svg:width="0.106cm" svg:height="0.106cm" svg:x="6.976cm" svg:y="2.369cm" svg:viewBox="0 0 107 107" svg:d="M54 107c14 0 28-6 38-17 9-9 15-23 15-37s-6-27-15-37c-10-10-24-16-38-16s-27 6-37 16c-11 10-17 23-17 37s6 28 17 37c10 11 23 17 37 17z">
          <text:p/>
        </draw:path>
        <draw:path draw:style-name="gr13" draw:text-style-name="P10" draw:layer="layout" svg:width="0.105cm" svg:height="0.106cm" svg:x="5.72cm" svg:y="5.782cm" svg:viewBox="0 0 106 107" svg:d="M54 107c14 0 27-6 37-16s15-23 15-37c0-15-5-29-15-39s-23-15-37-15-28 5-38 15-16 24-16 39c0 14 6 27 16 37s24 16 38 16z">
          <text:p/>
        </draw:path>
        <draw:path draw:style-name="gr13" draw:text-style-name="P10" draw:layer="layout" svg:width="0.105cm" svg:height="0.105cm" svg:x="7.389cm" svg:y="5.303cm" svg:viewBox="0 0 106 106" svg:d="M53 106c14 0 28-6 38-16s15-23 15-38c0-14-5-27-15-37s-24-15-38-15-27 5-37 15c-11 10-16 23-16 37 0 15 5 28 16 38 10 10 23 16 37 16z">
          <text:p/>
        </draw:path>
        <draw:path draw:style-name="gr13" draw:text-style-name="P10" draw:layer="layout" svg:width="0.106cm" svg:height="0.106cm" svg:x="6.892cm" svg:y="6.131cm" svg:viewBox="0 0 107 107" svg:d="M53 107c14 0 27-6 37-16 11-10 17-23 17-37s-6-28-17-38c-10-11-23-16-37-16s-28 5-38 16c-10 10-15 24-15 38s5 27 15 37 24 16 38 16z">
          <text:p/>
        </draw:path>
        <draw:path draw:style-name="gr13" draw:text-style-name="P10" draw:layer="layout" svg:width="0.105cm" svg:height="0.106cm" svg:x="6.897cm" svg:y="5.985cm" svg:viewBox="0 0 106 107" svg:d="M52 107c14 0 28-6 39-15 10-10 15-24 15-38 0-15-5-28-15-38-11-10-25-16-39-16s-27 6-37 16-15 23-15 38c0 14 5 28 15 38 10 9 23 15 37 15z">
          <text:p/>
        </draw:path>
        <draw:path draw:style-name="gr13" draw:text-style-name="P10" draw:layer="layout" svg:width="0.106cm" svg:height="0.106cm" svg:x="6.301cm" svg:y="3.342cm" svg:viewBox="0 0 107 107" svg:d="M54 107c14 0 27-6 37-15 10-10 16-25 16-39s-6-27-16-37-23-16-37-16c-15 0-29 6-39 16s-15 23-15 37 5 29 15 39c10 9 24 15 39 15z">
          <text:p/>
        </draw:path>
        <draw:path draw:style-name="gr13" draw:text-style-name="P10" draw:layer="layout" svg:width="0.106cm" svg:height="0.105cm" svg:x="7.111cm" svg:y="5.965cm" svg:viewBox="0 0 107 106" svg:d="M53 106c14 0 28-5 39-15 10-10 15-25 15-39s-5-27-15-37c-11-10-25-15-39-15s-27 5-37 15-16 23-16 37 6 29 16 39 23 15 37 15z">
          <text:p/>
        </draw:path>
        <draw:path draw:style-name="gr13" draw:text-style-name="P10" draw:layer="layout" svg:width="0.106cm" svg:height="0.106cm" svg:x="7.864cm" svg:y="5.829cm" svg:viewBox="0 0 107 107" svg:d="M53 107c15 0 29-6 38-16 10-10 16-24 16-38s-6-27-16-37c-9-10-23-16-38-16-14 0-27 6-37 16s-16 23-16 37 6 28 16 38 23 16 37 16z">
          <text:p/>
        </draw:path>
        <draw:path draw:style-name="gr13" draw:text-style-name="P10" draw:layer="layout" svg:width="0.105cm" svg:height="0.106cm" svg:x="8.364cm" svg:y="3.102cm" svg:viewBox="0 0 106 107" svg:d="M53 107c14 0 27-7 38-17 10-10 15-23 15-37s-5-28-15-38c-11-10-24-15-38-15s-28 5-38 15-15 24-15 38 5 27 15 37 24 17 38 17z">
          <text:p/>
        </draw:path>
        <draw:path draw:style-name="gr13" draw:text-style-name="P10" draw:layer="layout" svg:width="0.106cm" svg:height="0.106cm" svg:x="6.917cm" svg:y="4.352cm" svg:viewBox="0 0 107 107" svg:d="M53 107c15 0 29-5 39-15s15-24 15-38-5-27-15-37-24-17-39-17c-14 0-27 7-37 17s-16 23-16 37 6 28 16 38 23 15 37 15z">
          <text:p/>
        </draw:path>
        <draw:path draw:style-name="gr13" draw:text-style-name="P10" draw:layer="layout" svg:width="0.106cm" svg:height="0.106cm" svg:x="6.389cm" svg:y="5.074cm" svg:viewBox="0 0 107 107" svg:d="M53 107c14 0 28-5 38-15s16-24 16-38-6-27-16-38c-10-10-24-16-38-16s-28 6-38 16c-9 11-15 24-15 38s6 28 15 38c10 10 24 15 38 15z">
          <text:p/>
        </draw:path>
        <draw:path draw:style-name="gr13" draw:text-style-name="P10" draw:layer="layout" svg:width="0.106cm" svg:height="0.106cm" svg:x="6.905cm" svg:y="6.366cm" svg:viewBox="0 0 107 107" svg:d="M53 107c14 0 28-5 38-16 10-10 16-24 16-38s-6-27-16-37-24-16-38-16-28 6-38 16-15 23-15 37 5 28 15 38c10 11 24 16 38 16z">
          <text:p/>
        </draw:path>
        <draw:path draw:style-name="gr13" draw:text-style-name="P10" draw:layer="layout" svg:width="0.106cm" svg:height="0.106cm" svg:x="7.074cm" svg:y="5.689cm" svg:viewBox="0 0 107 107" svg:d="M54 107c14 0 27-6 37-15 10-10 16-24 16-38s-6-28-16-38-23-16-37-16-28 6-37 16c-11 10-17 24-17 38s6 28 17 38c9 9 23 15 37 15z">
          <text:p/>
        </draw:path>
        <draw:path draw:style-name="gr13" draw:text-style-name="P10" draw:layer="layout" svg:width="0.106cm" svg:height="0.106cm" svg:x="6.916cm" svg:y="3.828cm" svg:viewBox="0 0 107 107" svg:d="M53 107c15 0 28-5 38-15s16-24 16-38-6-27-16-37-23-17-38-17c-14 0-28 7-38 17s-15 23-15 37 5 28 15 38 24 15 38 15z">
          <text:p/>
        </draw:path>
        <draw:path draw:style-name="gr13" draw:text-style-name="P10" draw:layer="layout" svg:width="0.106cm" svg:height="0.105cm" svg:x="7.329cm" svg:y="6.033cm" svg:viewBox="0 0 107 106" svg:d="M53 106c14 0 28-5 38-15s16-24 16-38-6-27-16-37-24-16-38-16-28 6-38 16-15 23-15 37 5 28 15 38 24 15 38 15z">
          <text:p/>
        </draw:path>
        <draw:path draw:style-name="gr13" draw:text-style-name="P10" draw:layer="layout" svg:width="0.106cm" svg:height="0.106cm" svg:x="7.008cm" svg:y="5.383cm" svg:viewBox="0 0 107 107" svg:d="M53 107c14 0 28-5 38-15s16-24 16-38-6-27-16-38c-10-10-24-16-38-16s-28 6-38 16c-10 11-15 24-15 38s5 28 15 38 24 15 38 15z">
          <text:p/>
        </draw:path>
        <draw:path draw:style-name="gr13" draw:text-style-name="P10" draw:layer="layout" svg:width="0.106cm" svg:height="0.106cm" svg:x="6.445cm" svg:y="6.521cm" svg:viewBox="0 0 107 107" svg:d="M54 107c14 0 28-5 37-15 10-10 16-24 16-38 0-15-6-28-16-38-9-10-23-16-37-16s-27 6-37 16c-11 10-17 23-17 38 0 14 6 28 17 38 10 10 23 15 37 15z">
          <text:p/>
        </draw:path>
        <draw:path draw:style-name="gr13" draw:text-style-name="P10" draw:layer="layout" svg:width="0.106cm" svg:height="0.105cm" svg:x="7.346cm" svg:y="5.329cm" svg:viewBox="0 0 107 106" svg:d="M53 106c15 0 28-5 38-15s16-24 16-38c0-15-6-28-16-38s-23-15-38-15c-14 0-28 5-38 15s-15 23-15 38c0 14 5 28 15 38s24 15 38 15z">
          <text:p/>
        </draw:path>
        <draw:path draw:style-name="gr13" draw:text-style-name="P10" draw:layer="layout" svg:width="0.106cm" svg:height="0.106cm" svg:x="6.799cm" svg:y="4.457cm" svg:viewBox="0 0 107 107" svg:d="M53 107c14 0 28-6 38-15 10-10 16-24 16-38s-6-27-16-37-24-17-38-17-28 7-38 17-15 23-15 37 5 28 15 38c10 9 24 15 38 15z">
          <text:p/>
        </draw:path>
        <draw:path draw:style-name="gr13" draw:text-style-name="P10" draw:layer="layout" svg:width="0.106cm" svg:height="0.106cm" svg:x="6.609cm" svg:y="3.722cm" svg:viewBox="0 0 107 107" svg:d="M53 107c15 0 29-6 39-16 9-9 15-23 15-37s-6-27-15-37c-10-10-24-17-39-17-14 0-27 7-37 17s-16 23-16 37 6 28 16 37c10 10 23 16 37 16z">
          <text:p/>
        </draw:path>
        <draw:path draw:style-name="gr13" draw:text-style-name="P10" draw:layer="layout" svg:width="0.105cm" svg:height="0.105cm" svg:x="6.446cm" svg:y="5.928cm" svg:viewBox="0 0 106 106" svg:d="M53 106c15 0 28-5 38-15s15-23 15-37c0-15-5-28-15-38s-23-16-38-16c-14 0-27 6-37 16-11 10-16 23-16 38 0 14 5 27 16 37 10 10 23 15 37 15z">
          <text:p/>
        </draw:path>
        <draw:path draw:style-name="gr13" draw:text-style-name="P10" draw:layer="layout" svg:width="0.106cm" svg:height="0.106cm" svg:x="7.566cm" svg:y="5.886cm" svg:viewBox="0 0 107 107" svg:d="M54 107c14 0 28-6 37-15 10-10 16-24 16-38 0-15-6-28-16-38-9-10-23-16-37-16-15 0-28 6-38 16s-16 23-16 38c0 14 6 28 16 38 10 9 23 15 38 15z">
          <text:p/>
        </draw:path>
        <draw:path draw:style-name="gr13" draw:text-style-name="P10" draw:layer="layout" svg:width="0.106cm" svg:height="0.106cm" svg:x="7.326cm" svg:y="5.354cm" svg:viewBox="0 0 107 107" svg:d="M53 107c14 0 28-6 38-16s16-23 16-38c0-14-6-28-16-38s-24-15-38-15-28 5-37 15c-10 10-16 24-16 38 0 15 6 28 16 38 9 10 23 16 37 16z">
          <text:p/>
        </draw:path>
        <draw:path draw:style-name="gr13" draw:text-style-name="P10" draw:layer="layout" svg:width="0.105cm" svg:height="0.106cm" svg:x="6.588cm" svg:y="4.801cm" svg:viewBox="0 0 106 107" svg:d="M53 107c14 0 28-6 38-16 10-11 15-24 15-38s-5-28-15-38c-10-9-24-15-38-15-15 0-28 6-38 15-10 10-15 24-15 38s5 27 15 38c10 10 23 16 38 16z">
          <text:p/>
        </draw:path>
        <draw:path draw:style-name="gr13" draw:text-style-name="P10" draw:layer="layout" svg:width="0.106cm" svg:height="0.106cm" svg:x="6.8cm" svg:y="5.7cm" svg:viewBox="0 0 107 107" svg:d="M53 107c14 0 28-6 38-16s16-23 16-37-6-28-16-39c-10-9-24-15-38-15s-28 6-38 15c-10 11-15 25-15 39s5 27 15 37 24 16 38 16z">
          <text:p/>
        </draw:path>
        <draw:path draw:style-name="gr13" draw:text-style-name="P10" draw:layer="layout" svg:width="0.106cm" svg:height="0.106cm" svg:x="6.761cm" svg:y="3.539cm" svg:viewBox="0 0 107 107" svg:d="M54 107c14 0 27-6 37-16 10-11 16-24 16-38s-6-28-16-38-23-15-37-15-28 5-38 15c-11 10-16 24-16 38s5 27 16 38c10 10 24 16 38 16z">
          <text:p/>
        </draw:path>
        <draw:path draw:style-name="gr13" draw:text-style-name="P10" draw:layer="layout" svg:width="0.106cm" svg:height="0.106cm" svg:x="5.569cm" svg:y="5.792cm" svg:viewBox="0 0 107 107" svg:d="M54 107c14 0 27-6 37-16s16-23 16-37-6-29-16-39-23-15-37-15c-15 0-28 5-38 15s-16 25-16 39 6 27 16 37 23 16 38 16z">
          <text:p/>
        </draw:path>
        <draw:path draw:style-name="gr13" draw:text-style-name="P10" draw:layer="layout" svg:width="0.106cm" svg:height="0.105cm" svg:x="8.255cm" svg:y="5.515cm" svg:viewBox="0 0 107 106" svg:d="M53 106c14 0 27-6 37-16 11-10 17-24 17-38s-6-27-17-37c-10-10-23-15-37-15s-28 5-37 15c-10 10-16 23-16 37s6 28 16 38c9 10 23 16 37 16z">
          <text:p/>
        </draw:path>
        <draw:path draw:style-name="gr13" draw:text-style-name="P10" draw:layer="layout" svg:width="0.106cm" svg:height="0.106cm" svg:x="7.352cm" svg:y="6.714cm" svg:viewBox="0 0 107 107" svg:d="M54 107c14 0 27-6 37-16s16-23 16-38c0-14-6-28-16-38-10-9-23-15-37-15-15 0-29 6-39 15-9 10-15 24-15 38 0 15 6 28 15 38 10 10 24 16 39 16z">
          <text:p/>
        </draw:path>
        <draw:path draw:style-name="gr13" draw:text-style-name="P10" draw:layer="layout" svg:width="0.106cm" svg:height="0.106cm" svg:x="7.256cm" svg:y="4.533cm" svg:viewBox="0 0 107 107" svg:d="M54 107c14 0 27-5 37-15s16-24 16-38-6-28-16-38-23-16-37-16c-15 0-29 6-39 16s-15 24-15 38 5 28 15 38 24 15 39 15z">
          <text:p/>
        </draw:path>
        <draw:path draw:style-name="gr13" draw:text-style-name="P10" draw:layer="layout" svg:width="0.106cm" svg:height="0.106cm" svg:x="7.471cm" svg:y="3.78cm" svg:viewBox="0 0 107 107" svg:d="M54 107c14 0 28-6 38-16 10-9 15-23 15-37 0-15-5-28-15-38s-24-16-38-16-28 6-38 16-16 23-16 38c0 14 6 28 16 37 10 10 24 16 38 16z">
          <text:p/>
        </draw:path>
        <draw:path draw:style-name="gr13" draw:text-style-name="P10" draw:layer="layout" svg:width="0.106cm" svg:height="0.106cm" svg:x="5.974cm" svg:y="4.979cm" svg:viewBox="0 0 107 107" svg:d="M53 107c15 0 29-6 39-15 10-10 15-24 15-38s-5-27-15-37c-10-11-24-17-39-17-14 0-27 6-37 17-10 10-16 23-16 37s6 28 16 38c10 9 23 15 37 15z">
          <text:p/>
        </draw:path>
        <draw:path draw:style-name="gr13" draw:text-style-name="P10" draw:layer="layout" svg:width="0.106cm" svg:height="0.105cm" svg:x="5.697cm" svg:y="4.191cm" svg:viewBox="0 0 107 106" svg:d="M54 106c14 0 27-5 37-15s16-23 16-38-6-28-16-38-23-15-37-15-29 5-39 15-15 23-15 38 5 28 15 38 25 15 39 15z">
          <text:p/>
        </draw:path>
        <draw:path draw:style-name="gr13" draw:text-style-name="P10" draw:layer="layout" svg:width="0.105cm" svg:height="0.106cm" svg:x="6.532cm" svg:y="3.336cm" svg:viewBox="0 0 106 107" svg:d="M54 107c14 0 27-6 37-16s15-24 15-38-5-28-15-38-23-15-37-15c-15 0-29 5-39 15s-15 24-15 38 5 28 15 38 24 16 39 16z">
          <text:p/>
        </draw:path>
        <draw:path draw:style-name="gr13" draw:text-style-name="P10" draw:layer="layout" svg:width="0.105cm" svg:height="0.106cm" svg:x="7.799cm" svg:y="4.973cm" svg:viewBox="0 0 106 107" svg:d="M53 107c15 0 28-6 38-16 10-9 15-23 15-37s-5-27-15-37c-10-11-23-17-38-17-14 0-27 6-38 17-10 10-15 23-15 37s5 28 15 37c11 10 24 16 38 16z">
          <text:p/>
        </draw:path>
        <draw:path draw:style-name="gr13" draw:text-style-name="P10" draw:layer="layout" svg:width="0.106cm" svg:height="0.106cm" svg:x="6.115cm" svg:y="5.451cm" svg:viewBox="0 0 107 107" svg:d="M54 107c14 0 27-6 37-16s16-23 16-38c0-14-6-28-16-38s-23-15-37-15-29 5-39 15-15 24-15 38c0 15 5 28 15 38s25 16 39 16z">
          <text:p/>
        </draw:path>
        <draw:path draw:style-name="gr13" draw:text-style-name="P10" draw:layer="layout" svg:width="0.106cm" svg:height="0.106cm" svg:x="6.219cm" svg:y="4.268cm" svg:viewBox="0 0 107 107" svg:d="M54 107c14 0 28-6 38-16s15-24 15-38-5-27-15-37-24-16-38-16-28 6-38 16-16 23-16 37 6 28 16 38 24 16 38 16z">
          <text:p/>
        </draw:path>
        <draw:path draw:style-name="gr13" draw:text-style-name="P10" draw:layer="layout" svg:width="0.105cm" svg:height="0.106cm" svg:x="7.309cm" svg:y="3.442cm" svg:viewBox="0 0 106 107" svg:d="M52 107c14 0 28-6 38-16 11-10 16-24 16-38s-5-28-16-38c-10-10-24-15-38-15s-27 5-37 15-15 24-15 38 5 28 15 38 23 16 37 16z">
          <text:p/>
        </draw:path>
        <draw:path draw:style-name="gr13" draw:text-style-name="P10" draw:layer="layout" svg:width="0.106cm" svg:height="0.106cm" svg:x="7.172cm" svg:y="2.731cm" svg:viewBox="0 0 107 107" svg:d="M54 107c14 0 27-5 37-15s16-24 16-38c0-15-6-28-16-38s-23-16-37-16-28 6-39 16c-10 10-15 23-15 38 0 14 5 28 15 38 11 10 25 15 39 15z">
          <text:p/>
        </draw:path>
        <draw:path draw:style-name="gr13" draw:text-style-name="P10" draw:layer="layout" svg:width="0.106cm" svg:height="0.106cm" svg:x="5.858cm" svg:y="6.15cm" svg:viewBox="0 0 107 107" svg:d="M53 107c14 0 28-6 38-17 10-10 16-23 16-37s-6-28-16-38-24-15-38-15-28 5-38 15-15 24-15 38 5 27 15 37c10 11 24 17 38 17z">
          <text:p/>
        </draw:path>
        <draw:path draw:style-name="gr13" draw:text-style-name="P10" draw:layer="layout" svg:width="0.106cm" svg:height="0.106cm" svg:x="7.321cm" svg:y="4.341cm" svg:viewBox="0 0 107 107" svg:d="M53 107c14 0 28-6 39-16 10-10 15-23 15-37s-5-28-15-39c-11-10-25-15-39-15s-27 5-37 15c-10 11-16 25-16 39s6 27 16 37 23 16 37 16z">
          <text:p/>
        </draw:path>
        <draw:path draw:style-name="gr13" draw:text-style-name="P10" draw:layer="layout" svg:width="0.106cm" svg:height="0.106cm" svg:x="5.567cm" svg:y="3.135cm" svg:viewBox="0 0 107 107" svg:d="M54 107c14 0 27-6 37-16s16-24 16-38-6-28-16-38-23-15-37-15c-15 0-29 5-39 15s-15 24-15 38 5 28 15 38 24 16 39 16z">
          <text:p/>
        </draw:path>
        <draw:path draw:style-name="gr13" draw:text-style-name="P10" draw:layer="layout" svg:width="0.106cm" svg:height="0.106cm" svg:x="6.284cm" svg:y="5.884cm" svg:viewBox="0 0 107 107" svg:d="M53 107c14 0 28-6 38-15 10-10 16-24 16-38 0-15-6-28-16-38s-24-16-38-16-28 6-38 16-15 23-15 38c0 14 5 28 15 38 10 9 24 15 38 15z">
          <text:p/>
        </draw:path>
        <draw:path draw:style-name="gr13" draw:text-style-name="P10" draw:layer="layout" svg:width="0.106cm" svg:height="0.106cm" svg:x="5.471cm" svg:y="4.529cm" svg:viewBox="0 0 107 107" svg:d="M54 107c14 0 28-6 38-16s15-23 15-37-5-29-15-39c-10-9-24-15-38-15-15 0-28 6-38 15-10 10-16 25-16 39s6 27 16 37 23 16 38 16z">
          <text:p/>
        </draw:path>
        <draw:path draw:style-name="gr13" draw:text-style-name="P10" draw:layer="layout" svg:width="0.105cm" svg:height="0.106cm" svg:x="6.646cm" svg:y="3.856cm" svg:viewBox="0 0 106 107" svg:d="M54 107c14 0 27-5 37-15 10-11 15-25 15-39s-5-27-15-37-23-16-37-16-28 6-39 16c-10 10-15 23-15 37s5 28 15 39c11 10 25 15 39 15z">
          <text:p/>
        </draw:path>
        <draw:path draw:style-name="gr13" draw:text-style-name="P10" draw:layer="layout" svg:width="0.106cm" svg:height="0.106cm" svg:x="6.907cm" svg:y="3.681cm" svg:viewBox="0 0 107 107" svg:d="M53 107c14 0 28-6 38-16s16-23 16-37c0-15-6-29-16-39s-24-15-38-15-28 5-38 15-15 24-15 39c0 14 5 27 15 37s24 16 38 16z">
          <text:p/>
        </draw:path>
        <draw:path draw:style-name="gr13" draw:text-style-name="P10" draw:layer="layout" svg:width="0.105cm" svg:height="0.106cm" svg:x="5.648cm" svg:y="3.447cm" svg:viewBox="0 0 106 107" svg:d="M53 107c14 0 28-6 38-16s15-24 15-38-5-28-15-38-24-15-38-15-28 5-38 15-15 24-15 38 5 28 15 38 24 16 38 16z">
          <text:p/>
        </draw:path>
        <draw:path draw:style-name="gr13" draw:text-style-name="P10" draw:layer="layout" svg:width="0.106cm" svg:height="0.106cm" svg:x="6.047cm" svg:y="5.369cm" svg:viewBox="0 0 107 107" svg:d="M53 107c14 0 27-6 37-16 11-9 17-23 17-37s-6-28-17-38c-10-10-23-16-37-16s-28 6-37 16c-10 10-16 24-16 38s6 28 16 37c9 10 23 16 37 16z">
          <text:p/>
        </draw:path>
        <draw:path draw:style-name="gr13" draw:text-style-name="P10" draw:layer="layout" svg:width="0.106cm" svg:height="0.106cm" svg:x="6.21cm" svg:y="3.428cm" svg:viewBox="0 0 107 107" svg:d="M54 107c14 0 27-6 37-16 10-11 16-24 16-38s-6-28-16-38-23-15-37-15-29 5-39 15-15 24-15 38 5 27 15 38c10 10 25 16 39 16z">
          <text:p/>
        </draw:path>
        <draw:path draw:style-name="gr13" draw:text-style-name="P10" draw:layer="layout" svg:width="0.106cm" svg:height="0.106cm" svg:x="6.411cm" svg:y="6.599cm" svg:viewBox="0 0 107 107" svg:d="M54 107c14 0 28-6 38-16s15-24 15-38-5-28-15-38c-10-9-24-15-38-15-15 0-28 6-38 15-10 10-16 24-16 38s6 28 16 38 23 16 38 16z">
          <text:p/>
        </draw:path>
        <draw:path draw:style-name="gr13" draw:text-style-name="P10" draw:layer="layout" svg:width="0.106cm" svg:height="0.106cm" svg:x="5.977cm" svg:y="7.135cm" svg:viewBox="0 0 107 107" svg:d="M53 107c15 0 29-5 39-15s15-24 15-39c0-14-5-27-15-37s-24-16-39-16c-14 0-27 6-37 16s-16 23-16 37c0 15 6 29 16 39s23 15 37 15z">
          <text:p/>
        </draw:path>
        <draw:path draw:style-name="gr13" draw:text-style-name="P10" draw:layer="layout" svg:width="0.105cm" svg:height="0.106cm" svg:x="6.876cm" svg:y="4.736cm" svg:viewBox="0 0 106 107" svg:d="M53 107c15 0 28-5 38-15s15-24 15-38c0-15-5-28-15-38s-23-16-38-16c-14 0-27 6-37 16s-16 23-16 38c0 14 6 28 16 38s23 15 37 15z">
          <text:p/>
        </draw:path>
        <draw:path draw:style-name="gr13" draw:text-style-name="P10" draw:layer="layout" svg:width="0.106cm" svg:height="0.106cm" svg:x="6.305cm" svg:y="4.463cm" svg:viewBox="0 0 107 107" svg:d="M54 107c14 0 28-6 38-16s15-24 15-38-5-27-15-37-24-16-38-16c-15 0-28 6-38 16s-16 23-16 37 6 28 16 38 23 16 38 16z">
          <text:p/>
        </draw:path>
        <draw:path draw:style-name="gr13" draw:text-style-name="P10" draw:layer="layout" svg:width="0.106cm" svg:height="0.106cm" svg:x="5.942cm" svg:y="4.062cm" svg:viewBox="0 0 107 107" svg:d="M53 107c14 0 27-6 37-16 11-11 17-24 17-38s-6-28-17-38c-10-10-23-15-37-15s-28 5-38 15-15 24-15 38 5 27 15 38c10 10 24 16 38 16z">
          <text:p/>
        </draw:path>
        <draw:path draw:style-name="gr13" draw:text-style-name="P10" draw:layer="layout" svg:width="0.105cm" svg:height="0.106cm" svg:x="6.088cm" svg:y="2.784cm" svg:viewBox="0 0 106 107" svg:d="M53 107c15 0 28-6 38-16s15-24 15-38-5-27-15-37-23-16-38-16-28 6-38 16-15 23-15 37 5 28 15 38 23 16 38 16z">
          <text:p/>
        </draw:path>
        <draw:path draw:style-name="gr13" draw:text-style-name="P10" draw:layer="layout" svg:width="0.106cm" svg:height="0.106cm" svg:x="6.576cm" svg:y="3.156cm" svg:viewBox="0 0 107 107" svg:d="M53 107c14 0 27-6 37-15 11-10 17-24 17-38 0-15-6-28-17-38-10-10-23-16-37-16s-28 6-37 16c-10 10-16 23-16 38 0 14 6 28 16 38 9 9 23 15 37 15z">
          <text:p/>
        </draw:path>
        <draw:path draw:style-name="gr13" draw:text-style-name="P10" draw:layer="layout" svg:width="0.105cm" svg:height="0.105cm" svg:x="6.649cm" svg:y="5.32cm" svg:viewBox="0 0 106 106" svg:d="M53 106c14 0 28-5 38-15 10-11 15-24 15-38 0-15-5-28-15-38s-24-15-38-15-27 5-38 15c-10 10-15 23-15 38 0 14 5 27 15 38 11 10 24 15 38 15z">
          <text:p/>
        </draw:path>
        <draw:path draw:style-name="gr13" draw:text-style-name="P10" draw:layer="layout" svg:width="0.106cm" svg:height="0.106cm" svg:x="5.575cm" svg:y="5.444cm" svg:viewBox="0 0 107 107" svg:d="M54 107c14 0 27-5 37-15s16-25 16-39-6-27-16-37-23-16-37-16c-15 0-29 6-39 16s-15 23-15 37 5 29 15 39 24 15 39 15z">
          <text:p/>
        </draw:path>
        <draw:path draw:style-name="gr13" draw:text-style-name="P10" draw:layer="layout" svg:width="0.106cm" svg:height="0.105cm" svg:x="6.628cm" svg:y="3.792cm" svg:viewBox="0 0 107 106" svg:d="M54 106c14 0 28-5 38-15s15-23 15-37c0-15-5-29-15-39s-24-15-38-15c-15 0-28 5-38 15s-16 24-16 39c0 14 6 27 16 37s23 15 38 15z">
          <text:p/>
        </draw:path>
        <draw:path draw:style-name="gr13" draw:text-style-name="P10" draw:layer="layout" svg:width="0.106cm" svg:height="0.105cm" svg:x="6.388cm" svg:y="6.335cm" svg:viewBox="0 0 107 106" svg:d="M53 106c14 0 28-5 38-15s16-23 16-37-6-28-16-39c-10-10-24-15-38-15s-28 5-38 15c-10 11-15 25-15 39s5 27 15 37 24 15 38 15z">
          <text:p/>
        </draw:path>
        <draw:path draw:style-name="gr13" draw:text-style-name="P10" draw:layer="layout" svg:width="0.106cm" svg:height="0.105cm" svg:x="7.082cm" svg:y="3.975cm" svg:viewBox="0 0 107 106" svg:d="M54 106c14 0 28-5 38-15 9-10 15-24 15-39 0-14-6-27-15-37-10-10-24-15-38-15s-27 5-37 15-17 23-17 37c0 15 7 29 17 39s23 15 37 15z">
          <text:p/>
        </draw:path>
        <draw:path draw:style-name="gr13" draw:text-style-name="P10" draw:layer="layout" svg:width="0.105cm" svg:height="0.105cm" svg:x="5.503cm" svg:y="3.86cm" svg:viewBox="0 0 106 106" svg:d="M54 106c14 0 27-5 37-15s15-24 15-39c0-14-5-27-15-37s-23-15-37-15-28 5-38 15c-11 10-16 23-16 37 0 15 5 29 16 39 10 10 24 15 38 15z">
          <text:p/>
        </draw:path>
        <draw:path draw:style-name="gr13" draw:text-style-name="P10" draw:layer="layout" svg:width="0.106cm" svg:height="0.106cm" svg:x="6.174cm" svg:y="5.13cm" svg:viewBox="0 0 107 107" svg:d="M53 107c14 0 29-5 39-15 9-10 15-25 15-39s-6-27-15-37c-10-10-25-16-39-16s-27 6-37 16-16 23-16 37 6 29 16 39 23 15 37 15z">
          <text:p/>
        </draw:path>
        <draw:path draw:style-name="gr13" draw:text-style-name="P10" draw:layer="layout" svg:width="0.106cm" svg:height="0.106cm" svg:x="7.756cm" svg:y="6.396cm" svg:viewBox="0 0 107 107" svg:d="M53 107c15 0 29-6 39-16s15-23 15-38c0-14-5-28-15-38s-24-15-39-15c-14 0-27 5-37 15s-16 24-16 38c0 15 6 28 16 38s23 16 37 16z">
          <text:p/>
        </draw:path>
        <draw:path draw:style-name="gr13" draw:text-style-name="P10" draw:layer="layout" svg:width="0.105cm" svg:height="0.106cm" svg:x="6.589cm" svg:y="4.598cm" svg:viewBox="0 0 106 107" svg:d="M53 107c14 0 28-5 38-15s15-25 15-39-5-27-15-37-24-16-38-16c-15 0-28 6-38 16s-15 23-15 37 5 29 15 39 23 15 38 15z">
          <text:p/>
        </draw:path>
        <draw:path draw:style-name="gr13" draw:text-style-name="P10" draw:layer="layout" svg:width="0.106cm" svg:height="0.106cm" svg:x="5.606cm" svg:y="3.238cm" svg:viewBox="0 0 107 107" svg:d="M54 107c14 0 28-6 38-16s15-24 15-38-5-28-15-38c-10-9-24-15-38-15s-27 6-37 15c-11 10-17 24-17 38s6 28 17 38c10 10 23 16 37 16z">
          <text:p/>
        </draw:path>
        <draw:path draw:style-name="gr13" draw:text-style-name="P10" draw:layer="layout" svg:width="0.105cm" svg:height="0.106cm" svg:x="6.334cm" svg:y="5.598cm" svg:viewBox="0 0 106 107" svg:d="M54 107c14 0 27-6 37-16s15-23 15-37-5-28-15-39c-10-10-23-15-37-15-15 0-28 5-39 15-10 11-15 25-15 39s5 27 15 37c11 10 24 16 39 16z">
          <text:p/>
        </draw:path>
        <draw:path draw:style-name="gr13" draw:text-style-name="P10" draw:layer="layout" svg:width="0.106cm" svg:height="0.105cm" svg:x="7.15cm" svg:y="4.144cm" svg:viewBox="0 0 107 106" svg:d="M54 106c14 0 27-5 37-15s16-23 16-38c0-14-6-27-16-37s-23-16-37-16c-15 0-29 6-38 16-10 10-16 23-16 37 0 15 6 28 16 38 9 10 23 15 38 15z">
          <text:p/>
        </draw:path>
        <draw:path draw:style-name="gr13" draw:text-style-name="P10" draw:layer="layout" svg:width="0.106cm" svg:height="0.106cm" svg:x="5.641cm" svg:y="5.347cm" svg:viewBox="0 0 107 107" svg:d="M53 107c14 0 27-5 38-15 10-10 16-24 16-39 0-14-6-27-16-37-11-10-24-16-38-16s-28 6-38 16-15 23-15 37c0 15 5 29 15 39s24 15 38 15z">
          <text:p/>
        </draw:path>
        <draw:path draw:style-name="gr13" draw:text-style-name="P10" draw:layer="layout" svg:width="0.106cm" svg:height="0.106cm" svg:x="6.8cm" svg:y="4.791cm" svg:viewBox="0 0 107 107" svg:d="M53 107c14 0 28-6 38-17 10-10 16-23 16-37s-6-28-16-38-24-15-38-15-28 5-38 15-15 24-15 38 5 27 15 37c10 11 24 17 38 17z">
          <text:p/>
        </draw:path>
        <draw:path draw:style-name="gr13" draw:text-style-name="P10" draw:layer="layout" svg:width="0.106cm" svg:height="0.106cm" svg:x="5.334cm" svg:y="4.527cm" svg:viewBox="0 0 107 107" svg:d="M53 107c14 0 28-6 38-16 10-9 16-23 16-37 0-15-6-28-16-38s-24-16-38-16-28 6-38 16-15 23-15 38c0 14 5 28 15 37 10 10 24 16 38 16z">
          <text:p/>
        </draw:path>
        <draw:path draw:style-name="gr13" draw:text-style-name="P10" draw:layer="layout" svg:width="0.106cm" svg:height="0.106cm" svg:x="6.108cm" svg:y="4.338cm" svg:viewBox="0 0 107 107" svg:d="M54 107c14 0 28-6 38-16s15-23 15-37-5-28-15-38-24-16-38-16-28 6-38 16-16 24-16 38 6 27 16 37 24 16 38 16z">
          <text:p/>
        </draw:path>
        <draw:path draw:style-name="gr13" draw:text-style-name="P10" draw:layer="layout" svg:width="0.106cm" svg:height="0.106cm" svg:x="6.916cm" svg:y="4.14cm" svg:viewBox="0 0 107 107" svg:d="M53 107c15 0 29-6 39-16s15-23 15-37-5-28-15-38c-10-11-24-16-39-16-14 0-27 5-37 16-10 10-16 24-16 38s6 27 16 37 23 16 37 16z">
          <text:p/>
        </draw:path>
        <draw:path draw:style-name="gr13" draw:text-style-name="P10" draw:layer="layout" svg:width="0.106cm" svg:height="0.106cm" svg:x="7.719cm" svg:y="5.54cm" svg:viewBox="0 0 107 107" svg:d="M53 107c14 0 27-6 37-16 10-9 17-24 17-38s-7-27-17-37-23-16-37-16-28 6-38 16-15 23-15 37 5 29 15 38c10 10 24 16 38 16z">
          <text:p/>
        </draw:path>
        <draw:path draw:style-name="gr13" draw:text-style-name="P10" draw:layer="layout" svg:width="0.105cm" svg:height="0.106cm" svg:x="6.901cm" svg:y="6.515cm" svg:viewBox="0 0 106 107" svg:d="M52 107c14 0 28-6 39-16 10-10 15-23 15-37 0-15-5-29-15-39-11-10-25-15-39-15s-27 5-37 15-15 24-15 39c0 14 5 27 15 37s23 16 37 16z">
          <text:p/>
        </draw:path>
        <draw:path draw:style-name="gr13" draw:text-style-name="P10" draw:layer="layout" svg:width="0.106cm" svg:height="0.106cm" svg:x="6.355cm" svg:y="4.449cm" svg:viewBox="0 0 107 107" svg:d="M53 107c14 0 27-5 37-15s17-24 17-38-7-27-17-37c-10-11-23-17-37-17s-28 6-38 17c-9 10-15 23-15 37s6 28 15 38c10 10 24 15 38 15z">
          <text:p/>
        </draw:path>
        <draw:path draw:style-name="gr13" draw:text-style-name="P10" draw:layer="layout" svg:width="0.106cm" svg:height="0.106cm" svg:x="6.077cm" svg:y="5.266cm" svg:viewBox="0 0 107 107" svg:d="M53 107c15 0 29-5 39-15s15-24 15-38-5-28-15-38-24-16-39-16c-14 0-27 6-37 16s-16 24-16 38 6 28 16 38 23 15 37 15z">
          <text:p/>
        </draw:path>
        <draw:path draw:style-name="gr13" draw:text-style-name="P10" draw:layer="layout" svg:width="0.106cm" svg:height="0.106cm" svg:x="6.585cm" svg:y="3.688cm" svg:viewBox="0 0 107 107" svg:d="M53 107c14 0 27-5 38-15 10-10 16-24 16-38 0-15-6-28-16-38-11-10-24-16-38-16s-28 6-38 16-15 23-15 38c0 14 5 28 15 38s24 15 38 15z">
          <text:p/>
        </draw:path>
        <draw:path draw:style-name="gr13" draw:text-style-name="P10" draw:layer="layout" svg:width="0.106cm" svg:height="0.106cm" svg:x="7.068cm" svg:y="4.65cm" svg:viewBox="0 0 107 107" svg:d="M54 107c14 0 27-5 37-15s16-24 16-38-6-27-16-38c-10-10-23-16-37-16s-28 6-39 16c-10 11-15 24-15 38s5 28 15 38c11 10 25 15 39 15z">
          <text:p/>
        </draw:path>
        <draw:path draw:style-name="gr13" draw:text-style-name="P10" draw:layer="layout" svg:width="0.106cm" svg:height="0.106cm" svg:x="7.487cm" svg:y="5.2cm" svg:viewBox="0 0 107 107" svg:d="M54 107c14 0 28-7 38-17s15-23 15-37-5-28-15-38-24-15-38-15-27 5-38 15c-10 10-16 24-16 38s6 27 16 37c11 10 24 17 38 17z">
          <text:p/>
        </draw:path>
        <draw:path draw:style-name="gr13" draw:text-style-name="P10" draw:layer="layout" svg:width="0.106cm" svg:height="0.106cm" svg:x="7.61cm" svg:y="4.112cm" svg:viewBox="0 0 107 107" svg:d="M54 107c14 0 28-6 38-16s15-23 15-37-5-29-15-39-24-15-38-15-27 5-37 15-17 25-17 39 7 27 17 37 23 16 37 16z">
          <text:p/>
        </draw:path>
        <draw:path draw:style-name="gr13" draw:text-style-name="P10" draw:layer="layout" svg:width="0.105cm" svg:height="0.106cm" svg:x="8.342cm" svg:y="3.48cm" svg:viewBox="0 0 106 107" svg:d="M53 107c15 0 28-6 38-16s15-23 15-37-5-29-15-39-23-15-38-15c-14 0-27 5-37 15-11 10-16 25-16 39s5 27 16 37c10 10 23 16 37 16z">
          <text:p/>
        </draw:path>
        <draw:path draw:style-name="gr13" draw:text-style-name="P10" draw:layer="layout" svg:width="0.105cm" svg:height="0.106cm" svg:x="6.038cm" svg:y="4.449cm" svg:viewBox="0 0 106 107" svg:d="M53 107c14 0 27-6 37-16s16-23 16-37-6-28-16-37c-10-11-23-17-37-17s-28 6-38 17c-10 9-15 23-15 37s5 27 15 37 24 16 38 16z">
          <text:p/>
        </draw:path>
        <draw:path draw:style-name="gr13" draw:text-style-name="P10" draw:layer="layout" svg:width="0.106cm" svg:height="0.106cm" svg:x="6.826cm" svg:y="5.774cm" svg:viewBox="0 0 107 107" svg:d="M54 107c14 0 27-5 37-15s16-24 16-39c0-14-6-27-16-37s-23-16-37-16c-15 0-29 6-39 16s-15 23-15 37c0 15 5 29 15 39s24 15 39 15z">
          <text:p/>
        </draw:path>
        <draw:path draw:style-name="gr13" draw:text-style-name="P10" draw:layer="layout" svg:width="0.106cm" svg:height="0.106cm" svg:x="7.75cm" svg:y="3.899cm" svg:viewBox="0 0 107 107" svg:d="M53 107c14 0 29-5 39-15s15-24 15-38-5-28-15-38-25-16-39-16-27 6-37 16-16 24-16 38 6 28 16 38 23 15 37 15z">
          <text:p/>
        </draw:path>
        <draw:path draw:style-name="gr13" draw:text-style-name="P10" draw:layer="layout" svg:width="0.106cm" svg:height="0.106cm" svg:x="7.565cm" svg:y="3.852cm" svg:viewBox="0 0 107 107" svg:d="M54 107c14 0 27-6 37-16 10-11 16-24 16-38s-6-28-16-38-23-15-37-15c-15 0-29 5-38 15-10 10-16 24-16 38s6 27 16 38c9 10 23 16 38 16z">
          <text:p/>
        </draw:path>
        <draw:path draw:style-name="gr13" draw:text-style-name="P10" draw:layer="layout" svg:width="0.106cm" svg:height="0.105cm" svg:x="6.714cm" svg:y="6.493cm" svg:viewBox="0 0 107 106" svg:d="M53 106c15 0 28-5 38-15s16-24 16-39c0-14-6-27-16-37s-23-15-38-15c-14 0-28 5-37 15-10 10-16 23-16 37 0 15 6 29 16 39 9 10 23 15 37 15z">
          <text:p/>
        </draw:path>
        <draw:path draw:style-name="gr13" draw:text-style-name="P10" draw:layer="layout" svg:width="0.106cm" svg:height="0.106cm" svg:x="6.524cm" svg:y="4.095cm" svg:viewBox="0 0 107 107" svg:d="M54 107c14 0 28-6 38-15 10-10 15-24 15-38 0-15-5-28-15-38s-24-16-38-16-28 6-38 16-16 23-16 38c0 14 6 28 16 38 10 9 24 15 38 15z">
          <text:p/>
        </draw:path>
        <draw:path draw:style-name="gr13" draw:text-style-name="P10" draw:layer="layout" svg:width="0.106cm" svg:height="0.106cm" svg:x="7.433cm" svg:y="5.545cm" svg:viewBox="0 0 107 107" svg:d="M53 107c14 0 28-5 38-15s16-25 16-39-6-27-16-37-24-16-38-16-28 6-38 16-15 23-15 37 5 29 15 39 24 15 38 15z">
          <text:p/>
        </draw:path>
        <draw:path draw:style-name="gr13" draw:text-style-name="P10" draw:layer="layout" svg:width="0.106cm" svg:height="0.106cm" svg:x="7.243cm" svg:y="5.445cm" svg:viewBox="0 0 107 107" svg:d="M53 107c15 0 29-6 38-16 10-10 16-24 16-38s-6-28-16-38c-9-10-23-15-38-15-14 0-27 5-37 15s-16 24-16 38 6 28 16 38 23 16 37 16z">
          <text:p/>
        </draw:path>
        <draw:path draw:style-name="gr13" draw:text-style-name="P10" draw:layer="layout" svg:width="0.106cm" svg:height="0.106cm" svg:x="6.165cm" svg:y="6.424cm" svg:viewBox="0 0 107 107" svg:d="M53 107c14 0 28-5 39-15 10-10 15-24 15-38s-5-28-15-38c-11-10-25-16-39-16s-27 6-37 16-16 24-16 38 6 28 16 38 23 15 37 15z">
          <text:p/>
        </draw:path>
        <draw:path draw:style-name="gr13" draw:text-style-name="P10" draw:layer="layout" svg:width="0.106cm" svg:height="0.106cm" svg:x="8.078cm" svg:y="4.751cm" svg:viewBox="0 0 107 107" svg:d="M53 107c15 0 29-5 39-15 9-10 15-24 15-38s-6-28-15-38c-10-10-24-16-39-16-14 0-27 6-37 16s-16 24-16 38 6 28 16 38 23 15 37 15z">
          <text:p/>
        </draw:path>
        <draw:path draw:style-name="gr13" draw:text-style-name="P10" draw:layer="layout" svg:width="0.106cm" svg:height="0.106cm" svg:x="7.03cm" svg:y="2.958cm" svg:viewBox="0 0 107 107" svg:d="M53 107c15 0 28-6 38-16s16-23 16-37-6-29-16-39-23-15-38-15c-14 0-28 5-38 15s-15 25-15 39 5 27 15 37 24 16 38 16z">
          <text:p/>
        </draw:path>
        <draw:path draw:style-name="gr13" draw:text-style-name="P10" draw:layer="layout" svg:width="0.105cm" svg:height="0.106cm" svg:x="6.601cm" svg:y="5.434cm" svg:viewBox="0 0 106 107" svg:d="M53 107c15 0 28-5 38-15s15-25 15-39-5-27-15-37-23-16-38-16c-14 0-28 6-38 16s-15 23-15 37 5 29 15 39 24 15 38 15z">
          <text:p/>
        </draw:path>
        <draw:path draw:style-name="gr13" draw:text-style-name="P10" draw:layer="layout" svg:width="0.106cm" svg:height="0.106cm" svg:x="7.036cm" svg:y="6.194cm" svg:viewBox="0 0 107 107" svg:d="M54 107c14 0 27-6 37-16s16-23 16-38c0-14-6-28-16-38-10-9-23-15-37-15-15 0-29 6-39 15-10 10-15 24-15 38 0 15 5 28 15 38s24 16 39 16z">
          <text:p/>
        </draw:path>
        <draw:path draw:style-name="gr13" draw:text-style-name="P10" draw:layer="layout" svg:width="0.106cm" svg:height="0.105cm" svg:x="6.524cm" svg:y="3.812cm" svg:viewBox="0 0 107 106" svg:d="M54 106c14 0 28-5 38-15 9-10 15-24 15-38s-6-27-15-38c-10-10-24-15-38-15s-28 5-38 15c-10 11-16 24-16 38s6 28 16 38 24 15 38 15z">
          <text:p/>
        </draw:path>
        <draw:path draw:style-name="gr13" draw:text-style-name="P10" draw:layer="layout" svg:width="0.105cm" svg:height="0.106cm" svg:x="8.234cm" svg:y="5.051cm" svg:viewBox="0 0 106 107" svg:d="M53 107c15 0 28-6 38-15 10-10 15-24 15-38 0-15-5-28-15-38s-23-16-38-16c-14 0-27 6-37 16-11 10-16 23-16 38 0 14 5 28 16 38 10 9 23 15 37 15z">
          <text:p/>
        </draw:path>
        <draw:path draw:style-name="gr13" draw:text-style-name="P10" draw:layer="layout" svg:width="0.106cm" svg:height="0.106cm" svg:x="6.808cm" svg:y="3.17cm" svg:viewBox="0 0 107 107" svg:d="M53 107c14 0 28-5 38-15s16-24 16-38-6-28-16-38-24-16-38-16-28 6-38 16-15 24-15 38 5 28 15 38 24 15 38 15z">
          <text:p/>
        </draw:path>
        <draw:path draw:style-name="gr13" draw:text-style-name="P10" draw:layer="layout" svg:width="0.106cm" svg:height="0.105cm" svg:x="8.617cm" svg:y="4.562cm" svg:viewBox="0 0 107 106" svg:d="M54 106c14 0 28-5 38-15 9-10 15-23 15-37s-6-28-15-38c-10-11-24-16-38-16-15 0-28 5-38 16-10 10-16 24-16 38s6 27 16 37 23 15 38 15z">
          <text:p/>
        </draw:path>
        <draw:path draw:style-name="gr13" draw:text-style-name="P10" draw:layer="layout" svg:width="0.106cm" svg:height="0.106cm" svg:x="7.768cm" svg:y="5.085cm" svg:viewBox="0 0 107 107" svg:d="M53 107c15 0 28-5 38-15s16-24 16-38-6-27-16-37c-10-11-23-17-38-17-14 0-28 6-38 17-10 10-15 23-15 37s5 28 15 38 24 15 38 15z">
          <text:p/>
        </draw:path>
        <draw:path draw:style-name="gr13" draw:text-style-name="P10" draw:layer="layout" svg:width="0.106cm" svg:height="0.106cm" svg:x="5.99cm" svg:y="3.369cm" svg:viewBox="0 0 107 107" svg:d="M54 107c14 0 28-6 38-16s15-23 15-37c0-15-5-29-15-38-10-10-24-16-38-16-15 0-28 6-38 16-10 9-16 23-16 38 0 14 6 27 16 37s23 16 38 16z">
          <text:p/>
        </draw:path>
        <draw:path draw:style-name="gr13" draw:text-style-name="P10" draw:layer="layout" svg:width="0.106cm" svg:height="0.106cm" svg:x="7.181cm" svg:y="3.281cm" svg:viewBox="0 0 107 107" svg:d="M54 107c14 0 27-6 37-16s16-23 16-37-6-29-16-39-23-15-37-15-27 5-37 15c-11 10-17 25-17 39s6 27 17 37c10 10 23 16 37 16z">
          <text:p/>
        </draw:path>
        <draw:path draw:style-name="gr13" draw:text-style-name="P10" draw:layer="layout" svg:width="0.106cm" svg:height="0.106cm" svg:x="6.025cm" svg:y="5.305cm" svg:viewBox="0 0 107 107" svg:d="M54 107c14 0 28-6 38-16 9-10 15-24 15-38s-6-27-15-37c-10-10-24-16-38-16s-27 6-37 16c-11 10-17 23-17 37s6 28 17 38c10 10 23 16 37 16z">
          <text:p/>
        </draw:path>
        <draw:path draw:style-name="gr13" draw:text-style-name="P10" draw:layer="layout" svg:width="0.106cm" svg:height="0.106cm" svg:x="6.687cm" svg:y="3.533cm" svg:viewBox="0 0 107 107" svg:d="M53 107c14 0 27-6 38-16 10-11 16-24 16-38s-6-28-16-37c-11-10-24-16-38-16s-28 6-38 16c-9 9-15 23-15 37s6 27 15 38c10 10 24 16 38 16z">
          <text:p/>
        </draw:path>
        <draw:path draw:style-name="gr13" draw:text-style-name="P10" draw:layer="layout" svg:width="0.106cm" svg:height="0.106cm" svg:x="7.152cm" svg:y="5.86cm" svg:viewBox="0 0 107 107" svg:d="M54 107c14 0 27-6 37-16s16-24 16-38-6-28-16-37c-10-10-23-16-37-16-15 0-29 6-39 16-10 9-15 23-15 37s5 28 15 38 24 16 39 16z">
          <text:p/>
        </draw:path>
        <draw:path draw:style-name="gr13" draw:text-style-name="P10" draw:layer="layout" svg:width="0.106cm" svg:height="0.106cm" svg:x="6.792cm" svg:y="4.282cm" svg:viewBox="0 0 107 107" svg:d="M53 107c14 0 27-5 38-15 10-10 16-25 16-39s-6-27-16-37c-11-10-24-16-38-16s-28 6-38 16-15 23-15 37 5 29 15 39 24 15 38 15z">
          <text:p/>
        </draw:path>
        <draw:path draw:style-name="gr13" draw:text-style-name="P10" draw:layer="layout" svg:width="0.105cm" svg:height="0.106cm" svg:x="6.015cm" svg:y="4.335cm" svg:viewBox="0 0 106 107" svg:d="M54 107c14 0 27-6 37-16s15-23 15-37-5-28-15-39c-10-10-23-15-37-15-15 0-28 5-39 15-10 11-15 25-15 39s5 27 15 37c11 10 24 16 39 16z">
          <text:p/>
        </draw:path>
        <draw:path draw:style-name="gr13" draw:text-style-name="P10" draw:layer="layout" svg:width="0.106cm" svg:height="0.106cm" svg:x="6.595cm" svg:y="5.897cm" svg:viewBox="0 0 107 107" svg:d="M53 107c14 0 29-6 38-16 10-10 16-23 16-37s-6-29-16-39c-9-10-24-15-38-15s-27 5-37 15-16 25-16 39 6 27 16 37 23 16 37 16z">
          <text:p/>
        </draw:path>
        <draw:path draw:style-name="gr13" draw:text-style-name="P10" draw:layer="layout" svg:width="0.106cm" svg:height="0.106cm" svg:x="7.769cm" svg:y="5.602cm" svg:viewBox="0 0 107 107" svg:d="M53 107c15 0 29-6 39-16 10-9 15-23 15-37s-5-27-15-37c-10-11-24-17-39-17-14 0-27 6-37 17-10 10-16 23-16 37s6 28 16 37c10 10 23 16 37 16z">
          <text:p/>
        </draw:path>
        <draw:path draw:style-name="gr13" draw:text-style-name="P10" draw:layer="layout" svg:width="0.106cm" svg:height="0.106cm" svg:x="7.303cm" svg:y="4.16cm" svg:viewBox="0 0 107 107" svg:d="M53 107c14 0 28-6 38-17 10-9 16-23 16-37s-6-27-16-37-24-16-38-16-27 6-37 16-16 23-16 37 6 28 16 37c10 11 23 17 37 17z">
          <text:p/>
        </draw:path>
        <draw:path draw:style-name="gr13" draw:text-style-name="P10" draw:layer="layout" svg:width="0.105cm" svg:height="0.105cm" svg:x="8.814cm" svg:y="3.692cm" svg:viewBox="0 0 106 106" svg:d="M52 106c16 0 29-5 39-15s15-23 15-37-5-29-15-39-23-15-39-15c-14 0-27 5-37 15s-15 25-15 39 5 27 15 37 23 15 37 15z">
          <text:p/>
        </draw:path>
        <draw:path draw:style-name="gr13" draw:text-style-name="P10" draw:layer="layout" svg:width="0.106cm" svg:height="0.106cm" svg:x="6.631cm" svg:y="5.401cm" svg:viewBox="0 0 107 107" svg:d="M54 107c14 0 28-5 37-15 10-10 16-24 16-38s-6-27-16-37c-9-11-23-17-37-17s-28 6-38 17c-10 10-16 23-16 37s6 28 16 38 24 15 38 15z">
          <text:p/>
        </draw:path>
        <draw:path draw:style-name="gr13" draw:text-style-name="P10" draw:layer="layout" svg:width="0.106cm" svg:height="0.105cm" svg:x="7.464cm" svg:y="3.994cm" svg:viewBox="0 0 107 106" svg:d="M54 106c14 0 27-5 37-15s16-23 16-37c0-16-6-29-16-39s-23-15-37-15c-15 0-29 5-38 15-10 10-16 23-16 39 0 14 6 27 16 37 9 10 23 15 38 15z">
          <text:p/>
        </draw:path>
        <draw:path draw:style-name="gr13" draw:text-style-name="P10" draw:layer="layout" svg:width="0.106cm" svg:height="0.106cm" svg:x="7.228cm" svg:y="6.948cm" svg:viewBox="0 0 107 107" svg:d="M53 107c14 0 28-5 38-15s16-24 16-38-6-28-16-38-24-16-38-16-28 6-38 16-15 24-15 38 5 28 15 38 24 15 38 15z">
          <text:p/>
        </draw:path>
        <draw:path draw:style-name="gr13" draw:text-style-name="P10" draw:layer="layout" svg:width="0.106cm" svg:height="0.106cm" svg:x="7.384cm" svg:y="3.949cm" svg:viewBox="0 0 107 107" svg:d="M54 107c14 0 27-6 37-16s16-24 16-38-6-27-16-37-23-16-37-16-28 6-39 16c-10 10-15 23-15 37s5 28 15 38c11 10 25 16 39 16z">
          <text:p/>
        </draw:path>
        <draw:path draw:style-name="gr14" draw:text-style-name="P10" draw:layer="layout" svg:width="0.106cm" svg:height="0.106cm" svg:x="6.289cm" svg:y="3.538cm" svg:viewBox="0 0 107 107" svg:d="M53 107c15 0 29-6 39-16 10-11 15-24 15-38s-5-28-15-38-24-15-39-15c-14 0-27 5-37 15s-16 24-16 38 6 27 16 38c10 10 23 16 37 16z">
          <text:p/>
        </draw:path>
        <draw:path draw:style-name="gr15" draw:text-style-name="P4" draw:layer="layout" svg:width="0.106cm" svg:height="0.106cm" svg:x="6.289cm" svg:y="3.538cm" svg:viewBox="0 0 107 107" svg:d="M53 107c15 0 29-6 39-16 10-11 15-24 15-38s-5-28-15-38-24-15-39-15c-14 0-27 5-37 15s-16 24-16 38 6 27 16 38c10 10 23 16 37 16z">
          <text:p/>
        </draw:path>
        <draw:path draw:style-name="gr13" draw:text-style-name="P10" draw:layer="layout" svg:width="0.105cm" svg:height="0.106cm" svg:x="7.191cm" svg:y="3.013cm" svg:viewBox="0 0 106 107" svg:d="M53 107c15 0 28-5 38-15 10-11 15-25 15-39s-5-27-15-37-23-16-38-16c-14 0-27 6-37 16s-16 23-16 37 6 28 16 39c10 10 23 15 37 15z">
          <text:p/>
        </draw:path>
        <draw:path draw:style-name="gr13" draw:text-style-name="P10" draw:layer="layout" svg:width="0.106cm" svg:height="0.106cm" svg:x="7.277cm" svg:y="6.183cm" svg:viewBox="0 0 107 107" svg:d="M54 107c14 0 28-6 37-16 10-10 16-23 16-38 0-14-6-28-16-38-9-10-23-15-37-15s-27 5-38 15c-10 10-16 24-16 38 0 15 6 28 16 38 11 10 24 16 38 16z">
          <text:p/>
        </draw:path>
        <draw:path draw:style-name="gr13" draw:text-style-name="P10" draw:layer="layout" svg:width="0.106cm" svg:height="0.106cm" svg:x="6.793cm" svg:y="3.615cm" svg:viewBox="0 0 107 107" svg:d="M53 107c14 0 27-6 38-15 10-10 16-24 16-38s-6-27-16-37c-11-11-24-17-38-17s-28 6-38 17c-10 10-15 23-15 37s5 28 15 38c10 9 24 15 38 15z">
          <text:p/>
        </draw:path>
        <draw:path draw:style-name="gr13" draw:text-style-name="P10" draw:layer="layout" svg:width="0.106cm" svg:height="0.106cm" svg:x="7.036cm" svg:y="2.932cm" svg:viewBox="0 0 107 107" svg:d="M54 107c14 0 28-5 38-15 9-10 15-24 15-39 0-14-6-27-15-37-10-10-24-16-38-16-15 0-28 6-38 16s-16 23-16 37c0 15 6 29 16 39s23 15 38 15z">
          <text:p/>
        </draw:path>
        <draw:path draw:style-name="gr13" draw:text-style-name="P10" draw:layer="layout" svg:width="0.105cm" svg:height="0.106cm" svg:x="7.645cm" svg:y="3.415cm" svg:viewBox="0 0 106 107" svg:d="M52 107c14 0 29-7 39-17s15-23 15-37-5-28-15-38-25-15-39-15-27 5-37 15-15 24-15 38 5 27 15 37 23 17 37 17z">
          <text:p/>
        </draw:path>
        <draw:path draw:style-name="gr13" draw:text-style-name="P10" draw:layer="layout" svg:width="0.106cm" svg:height="0.106cm" svg:x="6.367cm" svg:y="2.433cm" svg:viewBox="0 0 107 107" svg:d="M53 107c14 0 27-6 37-16 11-10 17-23 17-37s-6-29-17-39c-10-10-23-15-37-15s-28 5-38 15-15 25-15 39 5 27 15 37 24 16 38 16z">
          <text:p/>
        </draw:path>
        <draw:path draw:style-name="gr13" draw:text-style-name="P10" draw:layer="layout" svg:width="0.106cm" svg:height="0.106cm" svg:x="6.446cm" svg:y="4.157cm" svg:viewBox="0 0 107 107" svg:d="M54 107c14 0 27-6 37-17 10-10 16-23 16-37s-6-28-16-38-23-15-37-15-28 5-38 15-16 24-16 38 6 27 16 37c10 11 24 17 38 17z">
          <text:p/>
        </draw:path>
        <draw:path draw:style-name="gr13" draw:text-style-name="P10" draw:layer="layout" svg:width="0.106cm" svg:height="0.106cm" svg:x="7.067cm" svg:y="3.714cm" svg:viewBox="0 0 107 107" svg:d="M54 107c14 0 28-6 38-16s15-23 15-37-5-28-15-38-24-16-38-16-27 6-38 16c-10 10-16 24-16 38s6 27 16 37c11 10 24 16 38 16z">
          <text:p/>
        </draw:path>
        <draw:path draw:style-name="gr13" draw:text-style-name="P10" draw:layer="layout" svg:width="0.105cm" svg:height="0.106cm" svg:x="7.459cm" svg:y="4.861cm" svg:viewBox="0 0 106 107" svg:d="M54 107c14 0 27-6 37-15 10-10 15-24 15-38s-5-27-15-38c-10-10-23-16-37-16-15 0-29 6-39 16-10 11-15 24-15 38s5 28 15 38c10 9 24 15 39 15z">
          <text:p/>
        </draw:path>
        <draw:path draw:style-name="gr13" draw:text-style-name="P10" draw:layer="layout" svg:width="0.106cm" svg:height="0.106cm" svg:x="7.022cm" svg:y="6.081cm" svg:viewBox="0 0 107 107" svg:d="M53 107c15 0 28-5 38-15s16-24 16-39c0-14-6-27-16-37s-23-16-38-16c-14 0-28 6-38 16-9 10-15 23-15 37 0 15 6 29 15 39 10 10 24 15 38 15z">
          <text:p/>
        </draw:path>
        <draw:path draw:style-name="gr13" draw:text-style-name="P10" draw:layer="layout" svg:width="0.106cm" svg:height="0.106cm" svg:x="5.919cm" svg:y="5.377cm" svg:viewBox="0 0 107 107" svg:d="M54 107c14 0 28-6 38-16s15-23 15-37-5-29-15-39-24-15-38-15-27 5-37 15c-11 10-17 25-17 39s6 27 17 37c10 10 23 16 37 16z">
          <text:p/>
        </draw:path>
        <draw:path draw:style-name="gr13" draw:text-style-name="P10" draw:layer="layout" svg:width="0.106cm" svg:height="0.106cm" svg:x="6.769cm" svg:y="4.283cm" svg:viewBox="0 0 107 107" svg:d="M54 107c14 0 27-6 37-15 10-10 16-25 16-39s-6-27-16-37-23-16-37-16-28 6-38 16-16 23-16 37 6 29 16 39c10 9 24 15 38 15z">
          <text:p/>
        </draw:path>
        <draw:path draw:style-name="gr13" draw:text-style-name="P10" draw:layer="layout" svg:width="0.106cm" svg:height="0.106cm" svg:x="6.74cm" svg:y="3.504cm" svg:viewBox="0 0 107 107" svg:d="M54 107c14 0 27-5 37-15s16-24 16-38-6-27-16-37c-10-11-23-17-37-17s-29 6-39 17c-9 10-15 23-15 37s6 28 15 38c10 10 25 15 39 15z">
          <text:p/>
        </draw:path>
        <draw:path draw:style-name="gr13" draw:text-style-name="P10" draw:layer="layout" svg:width="0.106cm" svg:height="0.106cm" svg:x="6.659cm" svg:y="5.233cm" svg:viewBox="0 0 107 107" svg:d="M54 107c14 0 28-6 38-16s15-24 15-38-5-28-15-38-24-15-38-15-27 5-37 15c-11 10-17 24-17 38s6 28 17 38c10 10 23 16 37 16z">
          <text:p/>
        </draw:path>
        <draw:path draw:style-name="gr13" draw:text-style-name="P10" draw:layer="layout" svg:width="0.106cm" svg:height="0.106cm" svg:x="7.022cm" svg:y="3.095cm" svg:viewBox="0 0 107 107" svg:d="M53 107c15 0 29-5 38-15 10-10 16-24 16-38s-6-27-16-37c-9-10-23-17-38-17-14 0-27 7-37 17s-16 23-16 37 6 28 16 38 23 15 37 15z">
          <text:p/>
        </draw:path>
        <draw:path draw:style-name="gr13" draw:text-style-name="P10" draw:layer="layout" svg:width="0.106cm" svg:height="0.106cm" svg:x="6.966cm" svg:y="7.213cm" svg:viewBox="0 0 107 107" svg:d="M54 107c14 0 27-5 37-15 10-11 16-25 16-39s-6-27-16-37-23-16-37-16-28 6-39 16c-9 10-15 23-15 37s6 28 15 39c11 10 25 15 39 15z">
          <text:p/>
        </draw:path>
        <draw:path draw:style-name="gr13" draw:text-style-name="P10" draw:layer="layout" svg:width="0.106cm" svg:height="0.107cm" svg:x="6.268cm" svg:y="4.357cm" svg:viewBox="0 0 107 108" svg:d="M53 108c14 0 27-7 38-17 10-10 16-23 16-37s-6-28-16-38c-11-10-24-16-38-16s-28 6-38 16c-9 10-15 24-15 38s6 27 15 37c10 10 24 17 38 17z">
          <text:p/>
        </draw:path>
        <draw:path draw:style-name="gr13" draw:text-style-name="P10" draw:layer="layout" svg:width="0.106cm" svg:height="0.106cm" svg:x="7.51cm" svg:y="6.059cm" svg:viewBox="0 0 107 107" svg:d="M53 107c14 0 28-6 38-16 10-11 16-24 16-38s-6-28-16-38-24-15-38-15-27 5-37 15-16 24-16 38 6 27 16 38c10 10 23 16 37 16z">
          <text:p/>
        </draw:path>
        <draw:path draw:style-name="gr13" draw:text-style-name="P10" draw:layer="layout" svg:width="0.106cm" svg:height="0.106cm" svg:x="7.513cm" svg:y="4.866cm" svg:viewBox="0 0 107 107" svg:d="M53 107c14 0 27-6 37-16 11-10 17-23 17-37s-6-28-17-39c-10-10-23-15-37-15s-28 5-38 15c-10 11-15 25-15 39s5 27 15 37 24 16 38 16z">
          <text:p/>
        </draw:path>
        <draw:path draw:style-name="gr13" draw:text-style-name="P10" draw:layer="layout" svg:width="0.105cm" svg:height="0.106cm" svg:x="7.015cm" svg:y="4.025cm" svg:viewBox="0 0 106 107" svg:d="M53 107c14 0 28-6 38-16s15-23 15-37-5-28-15-39c-10-10-24-15-38-15s-28 5-38 15c-10 11-15 25-15 39s5 27 15 37 24 16 38 16z">
          <text:p/>
        </draw:path>
        <draw:path draw:style-name="gr13" draw:text-style-name="P10" draw:layer="layout" svg:width="0.106cm" svg:height="0.106cm" svg:x="6.372cm" svg:y="7.417cm" svg:viewBox="0 0 107 107" svg:d="M53 107c14 0 27-6 38-15 10-11 16-25 16-39s-6-27-16-37c-11-10-24-16-38-16s-28 6-38 16-15 23-15 37 5 28 15 39c10 9 24 15 38 15z">
          <text:p/>
        </draw:path>
        <draw:path draw:style-name="gr13" draw:text-style-name="P10" draw:layer="layout" svg:width="0.105cm" svg:height="0.106cm" svg:x="6.721cm" svg:y="4.491cm" svg:viewBox="0 0 106 107" svg:d="M53 107c15 0 28-6 38-15 10-10 15-25 15-39s-5-27-15-37-23-16-38-16-28 6-38 16-15 23-15 37 5 29 15 39c10 9 23 15 38 15z">
          <text:p/>
        </draw:path>
        <draw:path draw:style-name="gr13" draw:text-style-name="P10" draw:layer="layout" svg:width="0.105cm" svg:height="0.106cm" svg:x="7.179cm" svg:y="7.025cm" svg:viewBox="0 0 106 107" svg:d="M53 107c15 0 28-6 38-16s15-23 15-38c0-14-5-28-15-37-10-10-23-16-38-16-14 0-27 6-37 16-11 9-16 23-16 37 0 15 5 28 16 38 10 10 23 16 37 16z">
          <text:p/>
        </draw:path>
        <draw:path draw:style-name="gr13" draw:text-style-name="P10" draw:layer="layout" svg:width="0.106cm" svg:height="0.106cm" svg:x="6.913cm" svg:y="2.728cm" svg:viewBox="0 0 107 107" svg:d="M53 107c14 0 29-5 39-15s15-24 15-39c0-14-5-27-15-37s-25-16-39-16-27 6-37 16-16 23-16 37c0 15 6 29 16 39s23 15 37 15z">
          <text:p/>
        </draw:path>
        <draw:path draw:style-name="gr13" draw:text-style-name="P10" draw:layer="layout" svg:width="0.106cm" svg:height="0.106cm" svg:x="5.867cm" svg:y="5.309cm" svg:viewBox="0 0 107 107" svg:d="M53 107c15 0 28-5 38-16 10-10 16-24 16-38s-6-27-16-37-23-16-38-16c-14 0-28 6-37 16-10 10-16 23-16 37s6 28 16 38c9 11 23 16 37 16z">
          <text:p/>
        </draw:path>
        <draw:path draw:style-name="gr13" draw:text-style-name="P10" draw:layer="layout" svg:width="0.105cm" svg:height="0.106cm" svg:x="6.461cm" svg:y="5.842cm" svg:viewBox="0 0 106 107" svg:d="M52 107c15 0 28-6 38-17 10-10 16-23 16-37s-6-28-16-38-23-15-38-15c-14 0-27 5-37 15s-15 24-15 38 5 27 15 37c10 11 23 17 37 17z">
          <text:p/>
        </draw:path>
        <draw:path draw:style-name="gr13" draw:text-style-name="P10" draw:layer="layout" svg:width="0.106cm" svg:height="0.106cm" svg:x="6.179cm" svg:y="6.703cm" svg:viewBox="0 0 107 107" svg:d="M53 107c14 0 28-6 38-16 10-9 16-24 16-38s-6-27-16-37-24-16-38-16-28 6-38 16-15 23-15 37 5 29 15 38c10 10 24 16 38 16z">
          <text:p/>
        </draw:path>
        <draw:path draw:style-name="gr13" draw:text-style-name="P10" draw:layer="layout" svg:width="0.106cm" svg:height="0.106cm" svg:x="5.774cm" svg:y="4.543cm" svg:viewBox="0 0 107 107" svg:d="M53 107c15 0 29-6 39-16 10-9 15-23 15-37s-5-27-15-38c-10-10-24-16-39-16-14 0-27 6-37 16-10 11-16 24-16 38s6 28 16 37c10 10 23 16 37 16z">
          <text:p/>
        </draw:path>
        <draw:path draw:style-name="gr13" draw:text-style-name="P10" draw:layer="layout" svg:width="0.106cm" svg:height="0.106cm" svg:x="6.96cm" svg:y="5.962cm" svg:viewBox="0 0 107 107" svg:d="M54 107c14 0 27-6 37-16s16-24 16-38-6-28-16-37c-10-10-23-16-37-16s-28 6-39 16c-9 9-15 23-15 37s6 28 15 38c11 10 25 16 39 16z">
          <text:p/>
        </draw:path>
        <draw:path draw:style-name="gr13" draw:text-style-name="P10" draw:layer="layout" svg:width="0.106cm" svg:height="0.106cm" svg:x="5.147cm" svg:y="3.745cm" svg:viewBox="0 0 107 107" svg:d="M54 107c14 0 28-6 38-16 9-11 15-24 15-38s-6-28-15-37c-10-10-24-16-38-16-15 0-28 6-38 16-10 9-16 23-16 37s6 27 16 38c10 10 23 16 38 16z">
          <text:p/>
        </draw:path>
        <draw:path draw:style-name="gr13" draw:text-style-name="P10" draw:layer="layout" svg:width="0.106cm" svg:height="0.106cm" svg:x="6.056cm" svg:y="3.862cm" svg:viewBox="0 0 107 107" svg:d="M53 107c14 0 27-6 38-16 10-10 16-24 16-38s-6-28-16-38c-11-10-24-15-38-15s-28 5-38 15-15 24-15 38 5 28 15 38 24 16 38 16z">
          <text:p/>
        </draw:path>
        <draw:path draw:style-name="gr13" draw:text-style-name="P10" draw:layer="layout" svg:width="0.106cm" svg:height="0.106cm" svg:x="8.576cm" svg:y="4.347cm" svg:viewBox="0 0 107 107" svg:d="M53 107c14 0 28-6 39-16 10-10 15-23 15-37s-5-28-15-38c-11-11-25-16-39-16s-27 5-37 16c-10 10-16 24-16 38s6 27 16 37 23 16 37 16z">
          <text:p/>
        </draw:path>
        <draw:path draw:style-name="gr13" draw:text-style-name="P10" draw:layer="layout" svg:width="0.106cm" svg:height="0.106cm" svg:x="6.288cm" svg:y="7.304cm" svg:viewBox="0 0 107 107" svg:d="M53 107c15 0 29-6 38-17 10-10 16-23 16-37s-6-28-16-38c-9-10-23-15-38-15-14 0-27 5-37 15s-16 24-16 38 6 27 16 37c10 11 23 17 37 17z">
          <text:p/>
        </draw:path>
        <draw:path draw:style-name="gr13" draw:text-style-name="P10" draw:layer="layout" svg:width="0.106cm" svg:height="0.106cm" svg:x="6.007cm" svg:y="7.364cm" svg:viewBox="0 0 107 107" svg:d="M54 107c14 0 28-6 37-16 10-10 16-23 16-37s-6-29-16-38c-9-10-23-16-37-16s-28 6-38 16c-10 9-16 24-16 38s6 27 16 37 24 16 38 16z">
          <text:p/>
        </draw:path>
        <draw:path draw:style-name="gr13" draw:text-style-name="P10" draw:layer="layout" svg:width="0.106cm" svg:height="0.105cm" svg:x="8.7cm" svg:y="4.336cm" svg:viewBox="0 0 107 106" svg:d="M53 106c14 0 28-5 38-15s16-23 16-37c0-15-6-28-16-39-10-10-24-15-38-15s-28 5-37 15c-10 11-16 24-16 39 0 14 6 27 16 37 9 10 23 15 37 15z">
          <text:p/>
        </draw:path>
        <draw:path draw:style-name="gr13" draw:text-style-name="P10" draw:layer="layout" svg:width="0.105cm" svg:height="0.106cm" svg:x="8.103cm" svg:y="5.666cm" svg:viewBox="0 0 106 107" svg:d="M54 107c14 0 27-6 37-16s15-23 15-38c0-14-5-28-15-38-10-9-23-15-37-15s-29 6-39 15c-10 10-15 24-15 38 0 15 5 28 15 38s25 16 39 16z">
          <text:p/>
        </draw:path>
        <draw:path draw:style-name="gr13" draw:text-style-name="P10" draw:layer="layout" svg:width="0.106cm" svg:height="0.106cm" svg:x="7.119cm" svg:y="5.642cm" svg:viewBox="0 0 107 107" svg:d="M53 107c14 0 29-5 39-15s15-25 15-39-5-27-15-37-25-16-39-16-27 6-37 16-16 23-16 37 6 29 16 39 23 15 37 15z">
          <text:p/>
        </draw:path>
        <draw:path draw:style-name="gr13" draw:text-style-name="P10" draw:layer="layout" svg:width="0.106cm" svg:height="0.106cm" svg:x="6.89cm" svg:y="5.457cm" svg:viewBox="0 0 107 107" svg:d="M53 107c14 0 28-6 38-16 11-10 16-23 16-38 0-14-5-28-16-38-10-10-24-15-38-15s-27 5-37 15-16 24-16 38c0 15 6 28 16 38s23 16 37 16z">
          <text:p/>
        </draw:path>
        <draw:path draw:style-name="gr13" draw:text-style-name="P10" draw:layer="layout" svg:width="0.105cm" svg:height="0.106cm" svg:x="5.571cm" svg:y="5.163cm" svg:viewBox="0 0 106 107" svg:d="M53 107c14 0 28-6 38-16s15-23 15-37-5-29-15-39c-10-9-24-15-38-15-15 0-28 6-38 15-10 10-15 25-15 39s5 27 15 37 23 16 38 16z">
          <text:p/>
        </draw:path>
        <draw:path draw:style-name="gr13" draw:text-style-name="P10" draw:layer="layout" svg:width="0.106cm" svg:height="0.106cm" svg:x="6.341cm" svg:y="6.77cm" svg:viewBox="0 0 107 107" svg:d="M54 107c14 0 27-6 37-16s16-23 16-37-6-28-16-38-23-16-37-16-28 6-37 16c-11 10-17 24-17 38s6 27 17 37c9 10 23 16 37 16z">
          <text:p/>
        </draw:path>
        <draw:path draw:style-name="gr13" draw:text-style-name="P10" draw:layer="layout" svg:width="0.106cm" svg:height="0.106cm" svg:x="7.275cm" svg:y="5.13cm" svg:viewBox="0 0 107 107" svg:d="M54 107c14 0 27-6 37-16 10-9 16-24 16-38s-6-27-16-37-23-16-37-16-28 6-39 16c-10 10-15 23-15 37s5 29 15 38c11 10 25 16 39 16z">
          <text:p/>
        </draw:path>
        <draw:path draw:style-name="gr13" draw:text-style-name="P10" draw:layer="layout" svg:width="0.106cm" svg:height="0.106cm" svg:x="6.621cm" svg:y="3.822cm" svg:viewBox="0 0 107 107" svg:d="M54 107c14 0 28-5 38-15s15-24 15-38-5-27-15-37c-10-11-24-17-38-17-15 0-28 6-38 17-10 10-16 23-16 37s6 28 16 38 23 15 38 15z">
          <text:p/>
        </draw:path>
        <draw:path draw:style-name="gr13" draw:text-style-name="P10" draw:layer="layout" svg:width="0.106cm" svg:height="0.106cm" svg:x="6.839cm" svg:y="4.101cm" svg:viewBox="0 0 107 107" svg:d="M54 107c14 0 27-6 37-16s16-23 16-37c0-15-6-29-16-39s-23-15-37-15-29 5-39 15-15 24-15 39c0 14 5 27 15 37s25 16 39 16z">
          <text:p/>
        </draw:path>
        <draw:path draw:style-name="gr13" draw:text-style-name="P10" draw:layer="layout" svg:width="0.106cm" svg:height="0.106cm" svg:x="6.768cm" svg:y="3.589cm" svg:viewBox="0 0 107 107" svg:d="M54 107c14 0 28-6 38-16s15-23 15-37-5-29-15-39-24-15-38-15-27 5-37 15-17 25-17 39 7 27 17 37 23 16 37 16z">
          <text:p/>
        </draw:path>
        <draw:path draw:style-name="gr13" draw:text-style-name="P10" draw:layer="layout" svg:width="0.106cm" svg:height="0.106cm" svg:x="6.554cm" svg:y="5.671cm" svg:viewBox="0 0 107 107" svg:d="M54 107c14 0 27-5 37-15s16-24 16-38c0-15-6-28-16-38s-23-16-37-16-28 6-38 16c-11 10-16 23-16 38 0 14 5 28 16 38 10 10 24 15 38 15z">
          <text:p/>
        </draw:path>
        <draw:path draw:style-name="gr13" draw:text-style-name="P10" draw:layer="layout" svg:width="0.106cm" svg:height="0.106cm" svg:x="6.637cm" svg:y="5.868cm" svg:viewBox="0 0 107 107" svg:d="M54 107c14 0 27-5 37-15s16-24 16-39c0-14-6-27-16-37s-23-16-37-16-29 6-39 16c-9 10-15 23-15 37 0 15 6 29 15 39 10 10 25 15 39 15z">
          <text:p/>
        </draw:path>
        <draw:path draw:style-name="gr13" draw:text-style-name="P10" draw:layer="layout" svg:width="0.105cm" svg:height="0.106cm" svg:x="7.3cm" svg:y="4.831cm" svg:viewBox="0 0 106 107" svg:d="M52 107c15 0 28-6 38-16s16-23 16-37c0-15-6-29-16-39s-23-15-38-15c-14 0-27 5-37 15s-15 24-15 39c0 14 5 27 15 37s23 16 37 16z">
          <text:p/>
        </draw:path>
        <draw:path draw:style-name="gr13" draw:text-style-name="P10" draw:layer="layout" svg:width="0.106cm" svg:height="0.105cm" svg:x="7.662cm" svg:y="5.541cm" svg:viewBox="0 0 107 106" svg:d="M53 106c15 0 28-5 38-15s16-24 16-38c0-15-6-28-16-38s-23-15-38-15c-14 0-28 5-38 15s-15 23-15 38c0 14 5 28 15 38s24 15 38 15z">
          <text:p/>
        </draw:path>
        <draw:path draw:style-name="gr13" draw:text-style-name="P10" draw:layer="layout" svg:width="0.106cm" svg:height="0.106cm" svg:x="6.27cm" svg:y="6.051cm" svg:viewBox="0 0 107 107" svg:d="M53 107c14 0 27-6 38-17 10-10 16-23 16-37s-6-28-16-38c-11-10-24-15-38-15s-28 5-38 15-15 24-15 38 5 27 15 37c10 11 24 17 38 17z">
          <text:p/>
        </draw:path>
        <draw:path draw:style-name="gr13" draw:text-style-name="P10" draw:layer="layout" svg:width="0.106cm" svg:height="0.105cm" svg:x="6.826cm" svg:y="4.225cm" svg:viewBox="0 0 107 106" svg:d="M54 106c14 0 28-5 38-15s15-23 15-38c0-14-5-28-15-38s-24-15-38-15c-15 0-28 5-38 15s-16 24-16 38c0 15 6 28 16 38s23 15 38 15z">
          <text:p/>
        </draw:path>
        <draw:path draw:style-name="gr13" draw:text-style-name="P10" draw:layer="layout" svg:width="0.106cm" svg:height="0.106cm" svg:x="6.916cm" svg:y="3.916cm" svg:viewBox="0 0 107 107" svg:d="M53 107c15 0 28-6 38-16s16-23 16-37-6-28-16-39c-10-9-23-15-38-15-14 0-28 6-37 15-10 11-16 25-16 39s6 27 16 37c9 10 23 16 37 16z">
          <text:p/>
        </draw:path>
        <draw:path draw:style-name="gr13" draw:text-style-name="P10" draw:layer="layout" svg:width="0.106cm" svg:height="0.105cm" svg:x="7.597cm" svg:y="4.363cm" svg:viewBox="0 0 107 106" svg:d="M54 106c14 0 27-5 37-16 10-10 16-24 16-38s-6-27-16-37-23-15-37-15-28 5-39 15c-9 10-15 23-15 37s6 28 15 38c11 11 25 16 39 16z">
          <text:p/>
        </draw:path>
        <draw:path draw:style-name="gr13" draw:text-style-name="P10" draw:layer="layout" svg:width="0.106cm" svg:height="0.106cm" svg:x="6.925cm" svg:y="5.082cm" svg:viewBox="0 0 107 107" svg:d="M53 107c15 0 28-6 38-16s16-23 16-37-6-28-16-38c-10-11-23-16-38-16-14 0-28 5-38 16-10 10-15 24-15 38s5 27 15 37 24 16 38 16z">
          <text:p/>
        </draw:path>
        <draw:path draw:style-name="gr13" draw:text-style-name="P10" draw:layer="layout" svg:width="0.106cm" svg:height="0.105cm" svg:x="6.595cm" svg:y="5.034cm" svg:viewBox="0 0 107 106" svg:d="M53 106c14 0 28-5 38-15s16-24 16-39c0-14-6-27-16-37s-24-15-38-15-28 5-38 15-15 23-15 37c0 15 5 29 15 39s24 15 38 15z">
          <text:p/>
        </draw:path>
        <draw:path draw:style-name="gr13" draw:text-style-name="P10" draw:layer="layout" svg:width="0.106cm" svg:height="0.106cm" svg:x="7.81cm" svg:y="2.663cm" svg:viewBox="0 0 107 107" svg:d="M54 107c14 0 27-5 37-15s16-24 16-38-6-27-16-37c-10-11-23-17-37-17s-28 6-38 17c-11 10-16 23-16 37s5 28 16 38c10 10 24 15 38 15z">
          <text:p/>
        </draw:path>
        <draw:path draw:style-name="gr13" draw:text-style-name="P10" draw:layer="layout" svg:width="0.106cm" svg:height="0.106cm" svg:x="7.244cm" svg:y="3.249cm" svg:viewBox="0 0 107 107" svg:d="M53 107c15 0 28-6 38-16 10-9 16-23 16-38 0-14-6-27-16-37s-23-16-38-16c-14 0-28 6-38 16s-15 23-15 37c0 15 5 29 15 38 10 10 24 16 38 16z">
          <text:p/>
        </draw:path>
        <draw:path draw:style-name="gr13" draw:text-style-name="P10" draw:layer="layout" svg:width="0.106cm" svg:height="0.106cm" svg:x="6.051cm" svg:y="4.266cm" svg:viewBox="0 0 107 107" svg:d="M53 107c14 0 27-6 37-17 11-9 17-23 17-37s-6-27-17-37c-10-10-23-16-37-16s-28 6-38 16-15 23-15 37 5 28 15 37c10 11 24 17 38 17z">
          <text:p/>
        </draw:path>
        <draw:path draw:style-name="gr13" draw:text-style-name="P10" draw:layer="layout" svg:width="0.106cm" svg:height="0.106cm" svg:x="6.444cm" svg:y="3.885cm" svg:viewBox="0 0 107 107" svg:d="M54 107c14 0 28-6 38-16 9-10 15-23 15-37 0-15-6-29-15-39-10-10-24-15-38-15s-27 5-37 15c-11 10-17 24-17 39 0 14 6 27 17 37 10 10 23 16 37 16z">
          <text:p/>
        </draw:path>
        <draw:path draw:style-name="gr13" draw:text-style-name="P10" draw:layer="layout" svg:width="0.106cm" svg:height="0.106cm" svg:x="8.17cm" svg:y="4.669cm" svg:viewBox="0 0 107 107" svg:d="M53 107c14 0 28-6 38-15 10-10 16-24 16-38s-6-27-16-37-24-17-38-17-28 7-38 17-15 23-15 37 5 28 15 38c10 9 24 15 38 15z">
          <text:p/>
        </draw:path>
        <draw:path draw:style-name="gr13" draw:text-style-name="P10" draw:layer="layout" svg:width="0.105cm" svg:height="0.105cm" svg:x="6.003cm" svg:y="3.351cm" svg:viewBox="0 0 106 106" svg:d="M53 106c14 0 28-5 38-15s15-23 15-39c0-14-5-27-15-37s-24-15-38-15-28 5-38 15-15 23-15 37c0 16 5 29 15 39s24 15 38 15z">
          <text:p/>
        </draw:path>
        <draw:path draw:style-name="gr13" draw:text-style-name="P10" draw:layer="layout" svg:width="0.106cm" svg:height="0.106cm" svg:x="6.261cm" svg:y="4.169cm" svg:viewBox="0 0 107 107" svg:d="M53 107c14 0 28-6 38-16 11-11 16-24 16-38s-5-28-16-38c-10-10-24-15-38-15s-27 5-37 15-16 24-16 38 6 27 16 38c10 10 23 16 37 16z">
          <text:p/>
        </draw:path>
        <draw:path draw:style-name="gr13" draw:text-style-name="P10" draw:layer="layout" svg:width="0.106cm" svg:height="0.106cm" svg:x="7.581cm" svg:y="5.016cm" svg:viewBox="0 0 107 107" svg:d="M54 107c14 0 27-6 37-16s16-24 16-38-6-28-16-38-23-15-37-15-29 5-39 15c-9 10-15 24-15 38s6 28 15 38c10 10 25 16 39 16z">
          <text:p/>
        </draw:path>
        <draw:path draw:style-name="gr13" draw:text-style-name="P10" draw:layer="layout" svg:width="0.106cm" svg:height="0.106cm" svg:x="6.902cm" svg:y="3.97cm" svg:viewBox="0 0 107 107" svg:d="M53 107c14 0 29-6 39-16 9-10 15-24 15-38s-6-28-15-38c-10-9-25-15-39-15s-27 6-37 15c-10 10-16 24-16 38s6 28 16 38 23 16 37 16z">
          <text:p/>
        </draw:path>
        <draw:path draw:style-name="gr13" draw:text-style-name="P10" draw:layer="layout" svg:width="0.106cm" svg:height="0.106cm" svg:x="6.561cm" svg:y="5.042cm" svg:viewBox="0 0 107 107" svg:d="M54 107c14 0 28-6 38-15 10-10 15-24 15-38 0-15-5-28-15-38s-24-16-38-16-27 6-37 16-17 23-17 38c0 14 7 28 17 38 10 9 23 15 37 15z">
          <text:p/>
        </draw:path>
        <draw:path draw:style-name="gr13" draw:text-style-name="P10" draw:layer="layout" svg:width="0.105cm" svg:height="0.106cm" svg:x="6.178cm" svg:y="5.307cm" svg:viewBox="0 0 106 107" svg:d="M53 107c14 0 28-7 38-17s15-23 15-37-5-28-15-38-24-15-38-15c-15 0-28 5-38 15s-15 24-15 38 5 27 15 37 23 17 38 17z">
          <text:p/>
        </draw:path>
        <draw:path draw:style-name="gr13" draw:text-style-name="P10" draw:layer="layout" svg:width="0.106cm" svg:height="0.106cm" svg:x="7.801cm" svg:y="4.287cm" svg:viewBox="0 0 107 107" svg:d="M54 107c14 0 28-6 38-16 9-10 15-24 15-38s-6-28-15-38c-10-10-24-15-38-15s-27 5-38 15c-10 10-16 24-16 38s6 28 16 38c11 10 24 16 38 16z">
          <text:p/>
        </draw:path>
        <draw:path draw:style-name="gr13" draw:text-style-name="P10" draw:layer="layout" svg:width="0.106cm" svg:height="0.106cm" svg:x="7.055cm" svg:y="5.431cm" svg:viewBox="0 0 107 107" svg:d="M54 107c14 0 28-6 38-16 10-11 15-24 15-38s-5-28-15-38c-10-9-24-15-38-15s-28 6-38 15c-10 10-16 24-16 38s6 27 16 38c10 10 24 16 38 16z">
          <text:p/>
        </draw:path>
        <draw:path draw:style-name="gr13" draw:text-style-name="P10" draw:layer="layout" svg:width="0.106cm" svg:height="0.106cm" svg:x="7.561cm" svg:y="3.72cm" svg:viewBox="0 0 107 107" svg:d="M54 107c14 0 28-6 38-15 10-10 15-24 15-38s-5-27-15-37c-10-11-24-17-38-17-15 0-28 6-38 17-10 10-16 23-16 37s6 28 16 38c10 9 23 15 38 15z">
          <text:p/>
        </draw:path>
        <draw:path draw:style-name="gr13" draw:text-style-name="P10" draw:layer="layout" svg:width="0.106cm" svg:height="0.106cm" svg:x="7.346cm" svg:y="4.377cm" svg:viewBox="0 0 107 107" svg:d="M53 107c15 0 28-6 38-16 10-11 16-24 16-38s-6-28-16-37c-10-10-23-16-38-16-14 0-28 6-38 16-9 9-15 23-15 37s6 27 15 38c10 10 24 16 38 16z">
          <text:p/>
        </draw:path>
        <draw:path draw:style-name="gr13" draw:text-style-name="P10" draw:layer="layout" svg:width="0.106cm" svg:height="0.106cm" svg:x="6.852cm" svg:y="2.363cm" svg:viewBox="0 0 107 107" svg:d="M54 107c14 0 27-6 37-16s16-24 16-38-6-27-16-37-23-16-37-16-29 6-39 16-15 23-15 37 5 28 15 38 25 16 39 16z">
          <text:p/>
        </draw:path>
        <draw:path draw:style-name="gr13" draw:text-style-name="P10" draw:layer="layout" svg:width="0.105cm" svg:height="0.106cm" svg:x="8.177cm" svg:y="3.681cm" svg:viewBox="0 0 106 107" svg:d="M52 107c16 0 29-6 39-16s15-23 15-37c0-15-5-29-15-39s-23-15-39-15c-14 0-27 5-37 15s-15 24-15 39c0 14 5 27 15 37s23 16 37 16z">
          <text:p/>
        </draw:path>
        <draw:path draw:style-name="gr13" draw:text-style-name="P10" draw:layer="layout" svg:width="0.106cm" svg:height="0.105cm" svg:x="6.407cm" svg:y="5.004cm" svg:viewBox="0 0 107 106" svg:d="M54 106c14 0 27-5 37-15 10-11 16-24 16-38 0-15-6-28-16-38s-23-15-37-15c-15 0-29 5-39 15s-15 23-15 38c0 14 5 27 15 38 10 10 24 15 39 15z">
          <text:p/>
        </draw:path>
        <draw:path draw:style-name="gr13" draw:text-style-name="P10" draw:layer="layout" svg:width="0.106cm" svg:height="0.106cm" svg:x="6.983cm" svg:y="6.118cm" svg:viewBox="0 0 107 107" svg:d="M53 107c14 0 27-5 37-15s17-24 17-38-7-27-17-38c-10-10-23-16-37-16s-28 6-38 16c-10 11-15 24-15 38s5 28 15 38 24 15 38 15z">
          <text:p/>
        </draw:path>
        <draw:path draw:style-name="gr13" draw:text-style-name="P10" draw:layer="layout" svg:width="0.106cm" svg:height="0.105cm" svg:x="7.776cm" svg:y="5.311cm" svg:viewBox="0 0 107 106" svg:d="M54 106c14 0 28-5 37-16 10-10 16-23 16-38 0-14-6-27-16-37-9-10-23-15-37-15-15 0-28 5-38 15s-16 23-16 37c0 15 6 28 16 38 10 11 23 16 38 16z">
          <text:p/>
        </draw:path>
        <draw:path draw:style-name="gr13" draw:text-style-name="P10" draw:layer="layout" svg:width="0.106cm" svg:height="0.106cm" svg:x="7.195cm" svg:y="6.208cm" svg:viewBox="0 0 107 107" svg:d="M53 107c14 0 28-5 38-15s16-24 16-38c0-15-6-28-16-38s-24-16-38-16-27 6-37 16-16 23-16 38c0 14 6 28 16 38s23 15 37 15z">
          <text:p/>
        </draw:path>
        <draw:path draw:style-name="gr13" draw:text-style-name="P10" draw:layer="layout" svg:width="0.106cm" svg:height="0.106cm" svg:x="6.949cm" svg:y="2.761cm" svg:viewBox="0 0 107 107" svg:d="M54 107c14 0 28-5 38-15 9-10 15-24 15-38s-6-27-15-38c-10-10-24-16-38-16s-28 6-38 16c-10 11-16 24-16 38s6 28 16 38 24 15 38 15z">
          <text:p/>
        </draw:path>
        <draw:path draw:style-name="gr13" draw:text-style-name="P10" draw:layer="layout" svg:width="0.106cm" svg:height="0.106cm" svg:x="7.471cm" svg:y="5.497cm" svg:viewBox="0 0 107 107" svg:d="M54 107c14 0 27-6 37-16s16-23 16-37-6-28-16-39c-10-10-23-15-37-15s-29 5-39 15c-10 11-15 25-15 39s5 27 15 37 25 16 39 16z">
          <text:p/>
        </draw:path>
        <draw:path draw:style-name="gr13" draw:text-style-name="P10" draw:layer="layout" svg:width="0.105cm" svg:height="0.106cm" svg:x="6.719cm" svg:y="5.91cm" svg:viewBox="0 0 106 107" svg:d="M53 107c15 0 28-6 38-16s15-23 15-37-5-28-15-39c-10-10-23-15-38-15-14 0-28 5-38 15-10 11-15 25-15 39s5 27 15 37 24 16 38 16z">
          <text:p/>
        </draw:path>
        <draw:path draw:style-name="gr13" draw:text-style-name="P10" draw:layer="layout" svg:width="0.106cm" svg:height="0.106cm" svg:x="8.211cm" svg:y="3.539cm" svg:viewBox="0 0 107 107" svg:d="M54 107c14 0 28-5 38-15 9-11 15-25 15-39s-6-27-15-37c-10-10-24-16-38-16s-28 6-38 16-16 23-16 37 6 28 16 39c10 10 24 15 38 15z">
          <text:p/>
        </draw:path>
        <draw:path draw:style-name="gr13" draw:text-style-name="P10" draw:layer="layout" svg:width="0.106cm" svg:height="0.105cm" svg:x="6.897cm" svg:y="4.262cm" svg:viewBox="0 0 107 106" svg:d="M53 106c14 0 27-5 38-16 10-10 16-23 16-37s-6-28-16-38c-11-10-24-15-38-15s-28 5-38 15-15 24-15 38 5 27 15 37c10 11 24 16 38 16z">
          <text:p/>
        </draw:path>
        <draw:path draw:style-name="gr13" draw:text-style-name="P10" draw:layer="layout" svg:width="0.106cm" svg:height="0.106cm" svg:x="8.089cm" svg:y="2.533cm" svg:viewBox="0 0 107 107" svg:d="M54 107c14 0 28-6 38-16s15-23 15-37c0-15-5-29-15-39s-24-15-38-15c-15 0-28 5-38 15s-16 24-16 39c0 14 6 27 16 37s23 16 38 16z">
          <text:p/>
        </draw:path>
        <draw:path draw:style-name="gr13" draw:text-style-name="P10" draw:layer="layout" svg:width="0.106cm" svg:height="0.106cm" svg:x="6.875cm" svg:y="3.635cm" svg:viewBox="0 0 107 107" svg:d="M54 107c14 0 28-6 38-17 9-10 15-23 15-37s-6-28-15-38c-10-9-24-15-38-15s-27 6-37 15c-10 10-17 24-17 38s7 27 17 37c10 11 23 17 37 17z">
          <text:p/>
        </draw:path>
        <draw:path draw:style-name="gr13" draw:text-style-name="P10" draw:layer="layout" svg:width="0.106cm" svg:height="0.106cm" svg:x="6.876cm" svg:y="5.966cm" svg:viewBox="0 0 107 107" svg:d="M54 107c14 0 28-6 38-16s15-24 15-38-5-28-15-38c-10-9-24-15-38-15s-27 6-37 15c-10 10-17 24-17 38s7 28 17 38 23 16 37 16z">
          <text:p/>
        </draw:path>
        <draw:path draw:style-name="gr13" draw:text-style-name="P10" draw:layer="layout" svg:width="0.106cm" svg:height="0.106cm" svg:x="7.471cm" svg:y="5.531cm" svg:viewBox="0 0 107 107" svg:d="M54 107c14 0 27-6 37-16 10-11 16-24 16-38s-6-28-16-38-23-15-37-15-29 5-39 15-15 24-15 38 5 27 15 38c10 10 25 16 39 16z">
          <text:p/>
        </draw:path>
        <draw:path draw:style-name="gr13" draw:text-style-name="P10" draw:layer="layout" svg:width="0.106cm" svg:height="0.105cm" svg:x="6.437cm" svg:y="3.921cm" svg:viewBox="0 0 107 106" svg:d="M54 106c14 0 27-5 37-15s16-23 16-37-6-28-16-39c-10-10-23-15-37-15s-28 5-39 15c-10 11-15 25-15 39s5 27 15 37c11 10 25 15 39 15z">
          <text:p/>
        </draw:path>
        <draw:path draw:style-name="gr13" draw:text-style-name="P10" draw:layer="layout" svg:width="0.105cm" svg:height="0.106cm" svg:x="7.022cm" svg:y="2.664cm" svg:viewBox="0 0 106 107" svg:d="M52 107c16 0 29-5 39-15s15-24 15-38-5-27-15-37c-10-11-23-17-39-17-14 0-27 6-37 17-10 10-15 23-15 37s5 28 15 38 23 15 37 15z">
          <text:p/>
        </draw:path>
        <draw:path draw:style-name="gr13" draw:text-style-name="P10" draw:layer="layout" svg:width="0.106cm" svg:height="0.106cm" svg:x="7.017cm" svg:y="5.257cm" svg:viewBox="0 0 107 107" svg:d="M53 107c14 0 29-6 39-15 10-10 15-24 15-38 0-15-5-28-15-38s-25-16-39-16-27 6-37 16-16 23-16 38c0 14 6 28 16 38 10 9 23 15 37 15z">
          <text:p/>
        </draw:path>
        <draw:path draw:style-name="gr13" draw:text-style-name="P10" draw:layer="layout" svg:width="0.106cm" svg:height="0.105cm" svg:x="7.019cm" svg:y="5.801cm" svg:viewBox="0 0 107 106" svg:d="M53 106c14 0 29-5 39-15s15-23 15-38c0-14-5-28-15-38s-25-15-39-15-27 5-37 15-16 24-16 38c0 15 6 28 16 38s23 15 37 15z">
          <text:p/>
        </draw:path>
        <draw:path draw:style-name="gr13" draw:text-style-name="P10" draw:layer="layout" svg:width="0.106cm" svg:height="0.106cm" svg:x="6.282cm" svg:y="5.77cm" svg:viewBox="0 0 107 107" svg:d="M53 107c14 0 29-6 39-16s15-23 15-38c0-14-5-28-15-38-10-9-25-15-39-15s-27 6-37 15c-10 10-16 24-16 38 0 15 6 28 16 38s23 16 37 16z">
          <text:p/>
        </draw:path>
        <draw:path draw:style-name="gr13" draw:text-style-name="P10" draw:layer="layout" svg:width="0.105cm" svg:height="0.106cm" svg:x="6.743cm" svg:y="4.984cm" svg:viewBox="0 0 106 107" svg:d="M53 107c14 0 28-5 38-15s15-24 15-38-5-27-15-37-24-17-38-17-28 7-38 17-15 23-15 37 5 28 15 38 24 15 38 15z">
          <text:p/>
        </draw:path>
        <draw:path draw:style-name="gr13" draw:text-style-name="P10" draw:layer="layout" svg:width="0.105cm" svg:height="0.106cm" svg:x="6.595cm" svg:y="3.444cm" svg:viewBox="0 0 106 107" svg:d="M53 107c14 0 28-5 38-15s15-25 15-39-5-27-15-37-24-16-38-16c-15 0-28 6-38 16s-15 23-15 37 5 29 15 39 23 15 38 15z">
          <text:p/>
        </draw:path>
        <draw:path draw:style-name="gr13" draw:text-style-name="P10" draw:layer="layout" svg:width="0.106cm" svg:height="0.106cm" svg:x="5.294cm" svg:y="3.918cm" svg:viewBox="0 0 107 107" svg:d="M54 107c14 0 27-5 37-15s16-24 16-38-6-27-16-38c-10-10-23-16-37-16s-28 6-37 16c-11 11-17 24-17 38s6 28 17 38c9 10 23 15 37 15z">
          <text:p/>
        </draw:path>
        <draw:path draw:style-name="gr13" draw:text-style-name="P10" draw:layer="layout" svg:width="0.106cm" svg:height="0.105cm" svg:x="6.859cm" svg:y="2.888cm" svg:viewBox="0 0 107 106" svg:d="M54 106c14 0 28-6 38-16s15-23 15-37c0-15-5-28-15-38s-24-15-38-15-27 5-38 15c-10 10-16 23-16 38 0 14 6 27 16 37 11 10 24 16 38 16z">
          <text:p/>
        </draw:path>
        <draw:path draw:style-name="gr13" draw:text-style-name="P10" draw:layer="layout" svg:width="0.105cm" svg:height="0.106cm" svg:x="6.381cm" svg:y="4.389cm" svg:viewBox="0 0 106 107" svg:d="M52 107c14 0 29-5 39-15s15-25 15-39-5-27-15-37-25-16-39-16-27 6-37 16-15 23-15 37 5 29 15 39 23 15 37 15z">
          <text:p/>
        </draw:path>
        <draw:path draw:style-name="gr13" draw:text-style-name="P10" draw:layer="layout" svg:width="0.106cm" svg:height="0.106cm" svg:x="5.63cm" svg:y="4.036cm" svg:viewBox="0 0 107 107" svg:d="M53 107c14 0 27-6 37-16 11-9 17-23 17-37s-6-27-17-37c-10-11-23-17-37-17s-28 6-38 17c-10 10-15 23-15 37s5 28 15 37c10 10 24 16 38 16z">
          <text:p/>
        </draw:path>
        <draw:path draw:style-name="gr14" draw:text-style-name="P10" draw:layer="layout" svg:width="0.106cm" svg:height="0.106cm" svg:x="6.532cm" svg:y="5.704cm" svg:viewBox="0 0 107 107" svg:d="M54 107c14 0 27-5 37-15s16-24 16-38-6-27-16-38c-10-10-23-16-37-16s-29 6-39 16c-10 11-15 24-15 38s5 28 15 38 25 15 39 15z">
          <text:p/>
        </draw:path>
        <draw:path draw:style-name="gr15" draw:text-style-name="P4" draw:layer="layout" svg:width="0.106cm" svg:height="0.106cm" svg:x="6.532cm" svg:y="5.704cm" svg:viewBox="0 0 107 107" svg:d="M54 107c14 0 27-5 37-15s16-24 16-38-6-27-16-38c-10-10-23-16-37-16s-29 6-39 16c-10 11-15 24-15 38s5 28 15 38 25 15 39 15z">
          <text:p/>
        </draw:path>
        <draw:path draw:style-name="gr13" draw:text-style-name="P10" draw:layer="layout" svg:width="0.105cm" svg:height="0.106cm" svg:x="6.276cm" svg:y="5.725cm" svg:viewBox="0 0 106 107" svg:d="M52 107c14 0 29-6 39-16s15-24 15-38-5-27-15-37-25-16-39-16-27 6-37 16-15 23-15 37 5 28 15 38 23 16 37 16z">
          <text:p/>
        </draw:path>
        <draw:path draw:style-name="gr13" draw:text-style-name="P10" draw:layer="layout" svg:width="0.106cm" svg:height="0.106cm" svg:x="7.145cm" svg:y="6.046cm" svg:viewBox="0 0 107 107" svg:d="M54 107c14 0 27-5 37-16 10-10 16-24 16-38s-6-27-16-37-23-16-37-16c-15 0-29 6-39 16s-15 23-15 37 5 28 15 38c10 11 24 16 39 16z">
          <text:p/>
        </draw:path>
        <draw:path draw:style-name="gr13" draw:text-style-name="P10" draw:layer="layout" svg:width="0.106cm" svg:height="0.106cm" svg:x="5.905cm" svg:y="4.58cm" svg:viewBox="0 0 107 107" svg:d="M54 107c14 0 28-6 38-17 10-10 15-23 15-37s-5-28-15-38-24-15-38-15-28 5-38 15-16 24-16 38 6 27 16 37c10 11 24 17 38 17z">
          <text:p/>
        </draw:path>
        <draw:path draw:style-name="gr13" draw:text-style-name="P10" draw:layer="layout" svg:width="0.105cm" svg:height="0.105cm" svg:x="6.291cm" svg:y="4.417cm" svg:viewBox="0 0 106 106" svg:d="M53 106c15 0 28-5 38-15s15-24 15-38c0-15-5-28-15-38s-23-15-38-15c-14 0-28 5-38 15s-15 23-15 38c0 14 5 28 15 38s24 15 38 15z">
          <text:p/>
        </draw:path>
        <draw:path draw:style-name="gr13" draw:text-style-name="P10" draw:layer="layout" svg:width="0.106cm" svg:height="0.106cm" svg:x="7.142cm" svg:y="4.775cm" svg:viewBox="0 0 107 107" svg:d="M54 107c14 0 28-6 38-16 9-10 15-23 15-37s-6-28-15-38c-10-9-24-16-38-16-15 0-28 7-38 16-10 10-16 24-16 38s6 27 16 37 23 16 38 16z">
          <text:p/>
        </draw:path>
        <draw:path draw:style-name="gr13" draw:text-style-name="P10" draw:layer="layout" svg:width="0.106cm" svg:height="0.106cm" svg:x="5.611cm" svg:y="3.864cm" svg:viewBox="0 0 107 107" svg:d="M54 107c14 0 27-5 37-15s16-25 16-39-6-27-16-37-23-16-37-16-27 6-37 16c-11 10-17 23-17 37s6 29 17 39c10 10 23 15 37 15z">
          <text:p/>
        </draw:path>
        <draw:path draw:style-name="gr13" draw:text-style-name="P10" draw:layer="layout" svg:width="0.106cm" svg:height="0.105cm" svg:x="5.925cm" svg:y="5.358cm" svg:viewBox="0 0 107 106" svg:d="M54 106c14 0 28-5 38-15s15-23 15-38-5-28-15-38-24-15-38-15-27 5-37 15c-11 10-17 23-17 38s6 28 17 38c10 10 23 15 37 15z">
          <text:p/>
        </draw:path>
        <draw:path draw:style-name="gr13" draw:text-style-name="P10" draw:layer="layout" svg:width="0.106cm" svg:height="0.106cm" svg:x="6.869cm" svg:y="3.417cm" svg:viewBox="0 0 107 107" svg:d="M54 107c14 0 28-7 38-17s15-23 15-37-5-28-15-37c-10-10-24-16-38-16s-27 6-37 16c-11 9-17 23-17 37s6 27 17 37c10 10 23 17 37 17z">
          <text:p/>
        </draw:path>
        <draw:path draw:style-name="gr13" draw:text-style-name="P10" draw:layer="layout" svg:width="0.106cm" svg:height="0.105cm" svg:x="7.333cm" svg:y="5.445cm" svg:viewBox="0 0 107 106" svg:d="M53 106c14 0 28-5 38-15s16-24 16-38c0-15-6-28-16-38s-24-15-38-15-28 5-38 15-15 23-15 38c0 14 5 28 15 38s24 15 38 15z">
          <text:p/>
        </draw:path>
        <draw:path draw:style-name="gr13" draw:text-style-name="P10" draw:layer="layout" svg:width="0.106cm" svg:height="0.105cm" svg:x="7.006cm" svg:y="5.427cm" svg:viewBox="0 0 107 106" svg:d="M53 106c14 0 28-5 39-15 10-11 15-24 15-39 0-14-5-27-15-37-11-10-25-15-39-15s-27 5-37 15-16 23-16 37c0 15 6 28 16 39 10 10 23 15 37 15z">
          <text:p/>
        </draw:path>
        <draw:path draw:style-name="gr13" draw:text-style-name="P10" draw:layer="layout" svg:width="0.105cm" svg:height="0.106cm" svg:x="7.475cm" svg:y="2.772cm" svg:viewBox="0 0 106 107" svg:d="M53 107c15 0 28-6 38-16 10-9 15-23 15-37s-5-27-15-37c-10-11-23-17-38-17-14 0-28 6-38 17-10 10-15 23-15 37s5 28 15 37c10 10 24 16 38 16z">
          <text:p/>
        </draw:path>
        <draw:path draw:style-name="gr13" draw:text-style-name="P10" draw:layer="layout" svg:width="0.106cm" svg:height="0.106cm" svg:x="6.958cm" svg:y="5.488cm" svg:viewBox="0 0 107 107" svg:d="M54 107c14 0 28-5 38-15s15-24 15-38-5-27-15-38c-10-10-24-16-38-16s-27 6-38 16c-10 11-16 24-16 38s6 28 16 38c11 10 24 15 38 15z">
          <text:p/>
        </draw:path>
        <draw:path draw:style-name="gr13" draw:text-style-name="P10" draw:layer="layout" svg:width="0.106cm" svg:height="0.106cm" svg:x="6.396cm" svg:y="5.766cm" svg:viewBox="0 0 107 107" svg:d="M53 107c15 0 29-6 39-16 9-10 15-23 15-38 0-14-6-28-15-37-10-10-24-16-39-16-14 0-27 6-37 16-10 9-16 23-16 37 0 15 6 28 16 38s23 16 37 16z">
          <text:p/>
        </draw:path>
        <draw:path draw:style-name="gr13" draw:text-style-name="P10" draw:layer="layout" svg:width="0.106cm" svg:height="0.106cm" svg:x="6.599cm" svg:y="5.276cm" svg:viewBox="0 0 107 107" svg:d="M53 107c14 0 28-6 38-16s16-23 16-37-6-29-16-39-24-15-38-15-28 5-37 15c-10 10-16 25-16 39s6 27 16 37c9 10 23 16 37 16z">
          <text:p/>
        </draw:path>
        <draw:path draw:style-name="gr13" draw:text-style-name="P10" draw:layer="layout" svg:width="0.106cm" svg:height="0.106cm" svg:x="5.915cm" svg:y="6.183cm" svg:viewBox="0 0 107 107" svg:d="M54 107c14 0 28-6 38-15 10-10 15-24 15-39 0-14-5-27-15-37s-24-16-38-16-27 6-38 16c-10 10-16 23-16 37 0 15 6 29 16 39 11 9 24 15 38 15z">
          <text:p/>
        </draw:path>
        <draw:path draw:style-name="gr13" draw:text-style-name="P10" draw:layer="layout" svg:width="0.106cm" svg:height="0.106cm" svg:x="6.251cm" svg:y="4.282cm" svg:viewBox="0 0 107 107" svg:d="M53 107c14 0 27-6 37-16s17-24 17-38-7-28-17-38-23-15-37-15-28 5-38 15-15 24-15 38 5 28 15 38 24 16 38 16z">
          <text:p/>
        </draw:path>
        <draw:path draw:style-name="gr13" draw:text-style-name="P10" draw:layer="layout" svg:width="0.106cm" svg:height="0.106cm" svg:x="7.825cm" svg:y="4.936cm" svg:viewBox="0 0 107 107" svg:d="M53 107c14 0 28-6 38-16s16-23 16-37c0-15-6-29-16-39s-24-15-38-15-27 5-37 15-16 24-16 39c0 14 6 27 16 37s23 16 37 16z">
          <text:p/>
        </draw:path>
        <draw:path draw:style-name="gr13" draw:text-style-name="P10" draw:layer="layout" svg:width="0.106cm" svg:height="0.106cm" svg:x="7.638cm" svg:y="3.328cm" svg:viewBox="0 0 107 107" svg:d="M53 107c14 0 28-6 38-15 10-11 16-25 16-39s-6-27-16-37-24-16-38-16-28 6-38 16-15 23-15 37 5 28 15 39c10 9 24 15 38 15z">
          <text:p/>
        </draw:path>
        <draw:path draw:style-name="gr13" draw:text-style-name="P10" draw:layer="layout" svg:width="0.106cm" svg:height="0.107cm" svg:x="6.68cm" svg:y="5.932cm" svg:viewBox="0 0 107 108" svg:d="M53 108c14 0 27-6 37-16 11-10 17-24 17-38s-6-27-17-37c-10-10-23-17-37-17s-28 7-37 17c-10 10-16 23-16 37s6 28 16 38c9 10 23 16 37 16z">
          <text:p/>
        </draw:path>
        <draw:path draw:style-name="gr13" draw:text-style-name="P10" draw:layer="layout" svg:width="0.105cm" svg:height="0.106cm" svg:x="7.04cm" svg:y="4.363cm" svg:viewBox="0 0 106 107" svg:d="M53 107c15 0 28-6 38-17 10-10 15-23 15-37s-5-28-15-37c-10-10-23-16-38-16s-28 6-38 16c-10 9-15 23-15 37s5 27 15 37c10 11 23 17 38 17z">
          <text:p/>
        </draw:path>
        <draw:path draw:style-name="gr13" draw:text-style-name="P10" draw:layer="layout" svg:width="0.105cm" svg:height="0.106cm" svg:x="6.537cm" svg:y="3.468cm" svg:viewBox="0 0 106 107" svg:d="M53 107c15 0 28-6 38-16s15-23 15-37c0-15-5-29-15-39s-23-15-38-15c-14 0-28 5-38 15s-15 24-15 39c0 14 5 27 15 37s24 16 38 16z">
          <text:p/>
        </draw:path>
        <draw:path draw:style-name="gr13" draw:text-style-name="P10" draw:layer="layout" svg:width="0.105cm" svg:height="0.106cm" svg:x="7.616cm" svg:y="4.726cm" svg:viewBox="0 0 106 107" svg:d="M52 107c14 0 28-6 38-16s16-23 16-37c0-15-6-29-16-39s-24-15-38-15-27 5-37 15-15 24-15 39c0 14 5 27 15 37s23 16 37 16z">
          <text:p/>
        </draw:path>
        <draw:path draw:style-name="gr13" draw:text-style-name="P10" draw:layer="layout" svg:width="0.106cm" svg:height="0.106cm" svg:x="6.363cm" svg:y="4.429cm" svg:viewBox="0 0 107 107" svg:d="M53 107c14 0 27-6 37-15 11-10 17-24 17-38s-6-28-17-38c-10-10-23-16-37-16s-28 6-38 16-15 24-15 38 5 28 15 38c10 9 24 15 38 15z">
          <text:p/>
        </draw:path>
        <draw:path draw:style-name="gr13" draw:text-style-name="P10" draw:layer="layout" svg:width="0.106cm" svg:height="0.106cm" svg:x="6.388cm" svg:y="5.818cm" svg:viewBox="0 0 107 107" svg:d="M53 107c14 0 28-5 38-15s16-24 16-38-6-27-16-37c-10-11-24-17-38-17s-28 6-37 17c-10 10-16 23-16 37s6 28 16 38c9 10 23 15 37 15z">
          <text:p/>
        </draw:path>
        <draw:path draw:style-name="gr13" draw:text-style-name="P10" draw:layer="layout" svg:width="0.106cm" svg:height="0.105cm" svg:x="6.676cm" svg:y="4.998cm" svg:viewBox="0 0 107 106" svg:d="M53 106c14 0 28-5 38-16 10-10 16-23 16-38 0-14-6-27-16-37s-24-15-38-15-27 5-37 15-16 23-16 37c0 15 6 28 16 38 10 11 23 16 37 16z">
          <text:p/>
        </draw:path>
        <draw:path draw:style-name="gr13" draw:text-style-name="P10" draw:layer="layout" svg:width="0.106cm" svg:height="0.106cm" svg:x="6.418cm" svg:y="6.771cm" svg:viewBox="0 0 107 107" svg:d="M54 107c14 0 27-6 37-16s16-23 16-37-6-28-16-38c-10-9-23-16-37-16-15 0-29 7-39 16-10 10-15 24-15 38s5 27 15 37 24 16 39 16z">
          <text:p/>
        </draw:path>
        <draw:path draw:style-name="gr13" draw:text-style-name="P10" draw:layer="layout" svg:width="0.106cm" svg:height="0.106cm" svg:x="7.146cm" svg:y="3.222cm" svg:viewBox="0 0 107 107" svg:d="M54 107c14 0 27-5 37-15 10-11 16-25 16-39s-6-27-16-37-23-16-37-16c-15 0-29 6-39 16s-15 23-15 37 5 28 15 39c10 10 24 15 39 15z">
          <text:p/>
        </draw:path>
        <draw:path draw:style-name="gr13" draw:text-style-name="P10" draw:layer="layout" svg:width="0.106cm" svg:height="0.106cm" svg:x="5.88cm" svg:y="7.707cm" svg:viewBox="0 0 107 107" svg:d="M54 107c14 0 27-5 37-15s16-24 16-38-6-27-16-37c-10-11-23-17-37-17-15 0-29 6-39 17-9 10-15 23-15 37s6 28 15 38c10 10 24 15 39 15z">
          <text:p/>
        </draw:path>
        <draw:path draw:style-name="gr13" draw:text-style-name="P10" draw:layer="layout" svg:width="0.106cm" svg:height="0.106cm" svg:x="7.047cm" svg:y="2.915cm" svg:viewBox="0 0 107 107" svg:d="M54 107c14 0 28-6 38-16s15-24 15-38-5-27-15-37-24-16-38-16c-15 0-28 6-38 16s-16 23-16 37 6 28 16 38 23 16 38 16z">
          <text:p/>
        </draw:path>
        <draw:path draw:style-name="gr13" draw:text-style-name="P10" draw:layer="layout" svg:width="0.106cm" svg:height="0.106cm" svg:x="6.978cm" svg:y="4.907cm" svg:viewBox="0 0 107 107" svg:d="M54 107c14 0 28-6 38-16 10-9 15-24 15-38s-5-27-15-37-24-16-38-16-27 6-37 16-17 23-17 37 7 29 17 38c10 10 23 16 37 16z">
          <text:p/>
        </draw:path>
        <draw:path draw:style-name="gr13" draw:text-style-name="P10" draw:layer="layout" svg:width="0.106cm" svg:height="0.106cm" svg:x="5.267cm" svg:y="5.033cm" svg:viewBox="0 0 107 107" svg:d="M54 107c14 0 27-6 37-16s16-23 16-38c0-14-6-28-16-37-10-10-23-16-37-16s-29 6-38 16c-10 9-16 23-16 37 0 15 6 28 16 38 9 10 24 16 38 16z">
          <text:p/>
        </draw:path>
        <draw:path draw:style-name="gr13" draw:text-style-name="P10" draw:layer="layout" svg:width="0.106cm" svg:height="0.105cm" svg:x="5.323cm" svg:y="5.24cm" svg:viewBox="0 0 107 106" svg:d="M53 106c14 0 28-5 39-15 9-10 15-24 15-39 0-14-6-27-15-37-11-10-25-15-39-15s-27 5-37 15-16 23-16 37c0 15 6 29 16 39s23 15 37 15z">
          <text:p/>
        </draw:path>
        <draw:path draw:style-name="gr13" draw:text-style-name="P10" draw:layer="layout" svg:width="0.106cm" svg:height="0.106cm" svg:x="7.595cm" svg:y="3.697cm" svg:viewBox="0 0 107 107" svg:d="M54 107c14 0 27-5 37-15s16-24 16-38-6-28-16-38-23-16-37-16-28 6-39 16c-9 10-15 24-15 38s6 28 15 38c11 10 25 15 39 15z">
          <text:p/>
        </draw:path>
        <draw:path draw:style-name="gr13" draw:text-style-name="P10" draw:layer="layout" svg:width="0.105cm" svg:height="0.106cm" svg:x="6.149cm" svg:y="6.495cm" svg:viewBox="0 0 106 107" svg:d="M52 107c14 0 28-6 38-15 11-10 16-25 16-39s-5-27-16-37c-10-10-24-16-38-16s-27 6-37 16-15 23-15 37 5 29 15 39c10 9 23 15 37 15z">
          <text:p/>
        </draw:path>
        <draw:path draw:style-name="gr13" draw:text-style-name="P10" draw:layer="layout" svg:width="0.106cm" svg:height="0.106cm" svg:x="6.665cm" svg:y="5.767cm" svg:viewBox="0 0 107 107" svg:d="M54 107c14 0 27-6 37-16s16-23 16-38c0-14-6-28-16-37-10-10-23-16-37-16s-28 6-37 16c-10 9-17 23-17 37 0 15 7 28 17 38 9 10 23 16 37 16z">
          <text:p/>
        </draw:path>
        <draw:path draw:style-name="gr13" draw:text-style-name="P10" draw:layer="layout" svg:width="0.106cm" svg:height="0.106cm" svg:x="6.187cm" svg:y="5.165cm" svg:viewBox="0 0 107 107" svg:d="M53 107c15 0 28-6 38-15 10-10 16-24 16-38s-6-28-16-38-23-16-38-16c-14 0-28 6-37 16-10 10-16 24-16 38s6 28 16 38c9 9 23 15 37 15z">
          <text:p/>
        </draw:path>
        <draw:path draw:style-name="gr13" draw:text-style-name="P10" draw:layer="layout" svg:width="0.105cm" svg:height="0.106cm" svg:x="7.227cm" svg:y="4.609cm" svg:viewBox="0 0 106 107" svg:d="M53 107c14 0 28-6 38-16s15-23 15-38c0-14-5-28-15-38-10-9-24-15-38-15s-28 6-38 15c-10 10-15 24-15 38 0 15 5 28 15 38s24 16 38 16z">
          <text:p/>
        </draw:path>
        <draw:path draw:style-name="gr13" draw:text-style-name="P10" draw:layer="layout" svg:width="0.105cm" svg:height="0.106cm" svg:x="6.361cm" svg:y="4.91cm" svg:viewBox="0 0 106 107" svg:d="M52 107c14 0 28-6 38-16 11-10 16-24 16-38s-5-28-16-38c-10-10-24-15-38-15s-27 5-37 15-15 24-15 38 5 28 15 38 23 16 37 16z">
          <text:p/>
        </draw:path>
        <draw:path draw:style-name="gr13" draw:text-style-name="P10" draw:layer="layout" svg:width="0.106cm" svg:height="0.106cm" svg:x="7.097cm" svg:y="5.551cm" svg:viewBox="0 0 107 107" svg:d="M53 107c14 0 27-6 37-16 11-10 17-23 17-38 0-14-6-28-17-37-10-10-23-16-37-16s-28 6-38 16c-9 9-15 23-15 37 0 15 6 28 15 38 10 10 24 16 38 16z">
          <text:p/>
        </draw:path>
        <draw:path draw:style-name="gr13" draw:text-style-name="P10" draw:layer="layout" svg:width="0.106cm" svg:height="0.106cm" svg:x="5.227cm" svg:y="3.871cm" svg:viewBox="0 0 107 107" svg:d="M53 107c14 0 29-6 39-16s15-23 15-38c0-14-5-28-15-38s-25-15-39-15-27 5-37 15-16 24-16 38c0 15 6 28 16 38s23 16 37 16z">
          <text:p/>
        </draw:path>
        <draw:path draw:style-name="gr13" draw:text-style-name="P10" draw:layer="layout" svg:width="0.106cm" svg:height="0.106cm" svg:x="7.022cm" svg:y="3.944cm" svg:viewBox="0 0 107 107" svg:d="M53 107c15 0 28-6 38-16s16-24 16-38-6-27-16-37-23-16-38-16c-14 0-28 6-37 16-10 10-16 23-16 37s6 28 16 38c9 10 23 16 37 16z">
          <text:p/>
        </draw:path>
        <draw:path draw:style-name="gr13" draw:text-style-name="P10" draw:layer="layout" svg:width="0.106cm" svg:height="0.105cm" svg:x="7.179cm" svg:y="2.914cm" svg:viewBox="0 0 107 106" svg:d="M54 106c14 0 28-5 38-15s15-25 15-39-5-27-15-37-24-15-38-15-27 5-37 15c-11 10-17 23-17 37s6 29 17 39c10 10 23 15 37 15z">
          <text:p/>
        </draw:path>
        <draw:path draw:style-name="gr13" draw:text-style-name="P10" draw:layer="layout" svg:width="0.105cm" svg:height="0.106cm" svg:x="6.24cm" svg:y="6.786cm" svg:viewBox="0 0 106 107" svg:d="M53 107c15 0 28-6 38-17 10-10 15-23 15-37s-5-28-15-37c-10-10-23-16-38-16-14 0-27 6-37 16-11 9-16 23-16 37s5 27 16 37c10 11 23 17 37 17z">
          <text:p/>
        </draw:path>
        <draw:path draw:style-name="gr13" draw:text-style-name="P10" draw:layer="layout" svg:width="0.106cm" svg:height="0.105cm" svg:x="6.973cm" svg:y="6.927cm" svg:viewBox="0 0 107 106" svg:d="M54 106c14 0 28-5 38-15 9-10 15-24 15-39 0-14-6-27-15-37-10-10-24-15-38-15s-27 5-37 15c-11 10-17 23-17 37 0 15 6 29 17 39 10 10 23 15 37 15z">
          <text:p/>
        </draw:path>
        <draw:path draw:style-name="gr13" draw:text-style-name="P10" draw:layer="layout" svg:width="0.106cm" svg:height="0.106cm" svg:x="7.014cm" svg:y="3.658cm" svg:viewBox="0 0 107 107" svg:d="M53 107c14 0 29-6 39-15 10-10 15-25 15-39s-5-27-15-37-25-16-39-16-27 6-37 16-16 23-16 37 6 29 16 39c10 9 23 15 37 15z">
          <text:p/>
        </draw:path>
        <draw:path draw:style-name="gr13" draw:text-style-name="P10" draw:layer="layout" svg:width="0.106cm" svg:height="0.106cm" svg:x="7.469cm" svg:y="6.792cm" svg:viewBox="0 0 107 107" svg:d="M54 107c14 0 27-6 37-16 10-11 16-24 16-38s-6-28-16-38-23-15-37-15-29 5-38 15c-10 10-16 24-16 38s6 27 16 38c9 10 24 16 38 16z">
          <text:p/>
        </draw:path>
        <draw:path draw:style-name="gr13" draw:text-style-name="P10" draw:layer="layout" svg:width="0.106cm" svg:height="0.105cm" svg:x="7.383cm" svg:y="4.52cm" svg:viewBox="0 0 107 106" svg:d="M54 106c14 0 28-5 38-15s15-23 15-37c0-15-5-29-15-39s-24-15-38-15-27 5-38 15c-10 10-16 24-16 39 0 14 6 27 16 37 11 10 24 15 38 15z">
          <text:p/>
        </draw:path>
        <draw:path draw:style-name="gr13" draw:text-style-name="P10" draw:layer="layout" svg:width="0.106cm" svg:height="0.106cm" svg:x="7.82cm" svg:y="4.921cm" svg:viewBox="0 0 107 107" svg:d="M54 107c14 0 27-6 37-16 10-9 16-23 16-38 0-14-6-27-16-37s-23-16-37-16-28 6-38 16-16 23-16 37c0 15 6 29 16 38 10 10 24 16 38 16z">
          <text:p/>
        </draw:path>
        <draw:path draw:style-name="gr13" draw:text-style-name="P10" draw:layer="layout" svg:width="0.106cm" svg:height="0.106cm" svg:x="6.758cm" svg:y="4.789cm" svg:viewBox="0 0 107 107" svg:d="M54 107c14 0 28-5 38-16 9-10 15-24 15-38s-6-27-15-37c-10-10-24-16-38-16s-27 6-37 16c-11 10-17 23-17 37s6 28 17 38c10 11 23 16 37 16z">
          <text:p/>
        </draw:path>
        <draw:path draw:style-name="gr13" draw:text-style-name="P10" draw:layer="layout" svg:width="0.106cm" svg:height="0.106cm" svg:x="8.229cm" svg:y="3.495cm" svg:viewBox="0 0 107 107" svg:d="M54 107c14 0 28-5 38-15s15-24 15-38-5-27-15-38c-10-10-24-16-38-16s-27 6-37 16c-11 11-17 24-17 38s6 28 17 38c10 10 23 15 37 15z">
          <text:p/>
        </draw:path>
        <draw:path draw:style-name="gr13" draw:text-style-name="P10" draw:layer="layout" svg:width="0.106cm" svg:height="0.105cm" svg:x="5.429cm" svg:y="5.215cm" svg:viewBox="0 0 107 106" svg:d="M53 106c14 0 27-5 38-15 10-11 16-24 16-38 0-15-6-28-16-38-11-10-24-15-38-15s-28 5-38 15-15 23-15 38c0 14 5 27 15 38 10 10 24 15 38 15z">
          <text:p/>
        </draw:path>
        <draw:path draw:style-name="gr13" draw:text-style-name="P10" draw:layer="layout" svg:width="0.106cm" svg:height="0.106cm" svg:x="7.582cm" svg:y="3.326cm" svg:viewBox="0 0 107 107" svg:d="M54 107c14 0 27-5 37-15 10-11 16-25 16-39s-6-27-16-37-23-16-37-16-29 6-39 16c-9 10-15 23-15 37s6 28 15 39c10 10 25 15 39 15z">
          <text:p/>
        </draw:path>
        <draw:path draw:style-name="gr13" draw:text-style-name="P10" draw:layer="layout" svg:width="0.106cm" svg:height="0.106cm" svg:x="5.867cm" svg:y="5.701cm" svg:viewBox="0 0 107 107" svg:d="M53 107c15 0 28-6 38-15 10-10 16-24 16-38s-6-27-16-38c-10-10-23-16-38-16-14 0-28 6-37 16-10 11-16 24-16 38s6 28 16 38c9 9 23 15 37 15z">
          <text:p/>
        </draw:path>
        <draw:path draw:style-name="gr13" draw:text-style-name="P10" draw:layer="layout" svg:width="0.106cm" svg:height="0.106cm" svg:x="5.935cm" svg:y="3.227cm" svg:viewBox="0 0 107 107" svg:d="M53 107c14 0 27-6 37-16 10-11 17-24 17-38s-7-28-17-37c-10-10-23-16-37-16s-28 6-37 16c-10 9-16 23-16 37s6 27 16 38c9 10 23 16 37 16z">
          <text:p/>
        </draw:path>
        <draw:path draw:style-name="gr13" draw:text-style-name="P10" draw:layer="layout" svg:width="0.106cm" svg:height="0.105cm" svg:x="6.46cm" svg:y="4.202cm" svg:viewBox="0 0 107 106" svg:d="M53 106c14 0 27-5 37-15s17-24 17-38c0-15-7-28-17-38s-23-15-37-15-28 5-38 15-15 23-15 38c0 14 5 28 15 38s24 15 38 15z">
          <text:p/>
        </draw:path>
        <draw:path draw:style-name="gr13" draw:text-style-name="P10" draw:layer="layout" svg:width="0.105cm" svg:height="0.106cm" svg:x="6.445cm" svg:y="5.755cm" svg:viewBox="0 0 106 107" svg:d="M53 107c15 0 28-5 38-15s15-25 15-39-5-27-15-37-23-16-38-16c-14 0-27 6-37 16-11 10-16 23-16 37s5 29 16 39c10 10 23 15 37 15z">
          <text:p/>
        </draw:path>
        <draw:path draw:style-name="gr13" draw:text-style-name="P10" draw:layer="layout" svg:width="0.106cm" svg:height="0.106cm" svg:x="6.501cm" svg:y="3.605cm" svg:viewBox="0 0 107 107" svg:d="M53 107c15 0 28-6 38-16s16-23 16-37-6-28-16-39c-10-10-23-15-38-15-14 0-28 5-38 15-10 11-15 25-15 39s5 27 15 37 24 16 38 16z">
          <text:p/>
        </draw:path>
        <draw:path draw:style-name="gr13" draw:text-style-name="P10" draw:layer="layout" svg:width="0.106cm" svg:height="0.107cm" svg:x="6.322cm" svg:y="4.987cm" svg:viewBox="0 0 107 108" svg:d="M54 108c14 0 27-7 37-16 10-10 16-24 16-38s-6-27-16-37-23-17-37-17-29 7-39 17-15 23-15 37 5 28 15 38c10 9 25 16 39 16z">
          <text:p/>
        </draw:path>
        <draw:path draw:style-name="gr13" draw:text-style-name="P10" draw:layer="layout" svg:width="0.106cm" svg:height="0.106cm" svg:x="6.865cm" svg:y="4.824cm" svg:viewBox="0 0 107 107" svg:d="M54 107c14 0 27-6 37-15 10-10 16-24 16-39 0-14-6-27-16-37s-23-16-37-16-28 6-38 16c-11 10-16 23-16 37 0 15 5 29 16 39 10 9 24 15 38 15z">
          <text:p/>
        </draw:path>
        <draw:path draw:style-name="gr13" draw:text-style-name="P10" draw:layer="layout" svg:width="0.106cm" svg:height="0.106cm" svg:x="6.768cm" svg:y="4.833cm" svg:viewBox="0 0 107 107" svg:d="M54 107c14 0 27-6 37-16s16-23 16-37c0-15-6-29-16-39-10-9-23-15-37-15s-28 6-37 15c-10 10-17 24-17 39 0 14 7 27 17 37 9 10 23 16 37 16z">
          <text:p/>
        </draw:path>
        <draw:path draw:style-name="gr13" draw:text-style-name="P10" draw:layer="layout" svg:width="0.106cm" svg:height="0.106cm" svg:x="5.533cm" svg:y="3.798cm" svg:viewBox="0 0 107 107" svg:d="M53 107c14 0 28-6 39-16 10-9 15-23 15-37s-5-28-15-38c-11-10-25-16-39-16s-27 6-37 16-16 24-16 38 6 28 16 37c10 10 23 16 37 16z">
          <text:p/>
        </draw:path>
        <draw:path draw:style-name="gr13" draw:text-style-name="P10" draw:layer="layout" svg:width="0.106cm" svg:height="0.106cm" svg:x="7.141cm" svg:y="5.203cm" svg:viewBox="0 0 107 107" svg:d="M54 107c14 0 27-5 37-16 10-10 16-24 16-38s-6-27-16-37-23-16-37-16c-15 0-29 6-39 16s-15 23-15 37 5 28 15 38c10 11 24 16 39 16z">
          <text:p/>
        </draw:path>
        <draw:path draw:style-name="gr13" draw:text-style-name="P10" draw:layer="layout" svg:width="0.106cm" svg:height="0.106cm" svg:x="6.135cm" svg:y="3.322cm" svg:viewBox="0 0 107 107" svg:d="M54 107c14 0 27-6 37-17 10-10 16-23 16-37s-6-28-16-38c-10-9-23-15-37-15s-28 6-37 15c-11 10-17 24-17 38s6 27 17 37c9 11 23 17 37 17z">
          <text:p/>
        </draw:path>
        <draw:path draw:style-name="gr13" draw:text-style-name="P10" draw:layer="layout" svg:width="0.105cm" svg:height="0.106cm" svg:x="6.029cm" svg:y="3.302cm" svg:viewBox="0 0 106 107" svg:d="M54 107c14 0 27-6 37-15 10-10 15-24 15-38s-5-27-15-37-23-17-37-17-28 7-38 17c-11 10-16 23-16 37s5 28 16 38c10 9 24 15 38 15z">
          <text:p/>
        </draw:path>
        <draw:path draw:style-name="gr13" draw:text-style-name="P10" draw:layer="layout" svg:width="0.105cm" svg:height="0.106cm" svg:x="7.136cm" svg:y="5.641cm" svg:viewBox="0 0 106 107" svg:d="M53 107c15 0 28-6 38-16 10-11 15-24 15-38s-5-28-15-38-23-15-38-15c-14 0-28 5-38 15s-15 24-15 38 5 27 15 38c10 10 24 16 38 16z">
          <text:p/>
        </draw:path>
        <draw:path draw:style-name="gr13" draw:text-style-name="P10" draw:layer="layout" svg:width="0.106cm" svg:height="0.106cm" svg:x="5.931cm" svg:y="6.089cm" svg:viewBox="0 0 107 107" svg:d="M54 107c14 0 28-6 37-16 10-9 16-23 16-38 0-14-6-27-16-37-9-10-23-16-37-16s-27 6-37 16-17 23-17 37c0 15 7 29 17 38 10 10 23 16 37 16z">
          <text:p/>
        </draw:path>
        <draw:path draw:style-name="gr13" draw:text-style-name="P10" draw:layer="layout" svg:width="0.106cm" svg:height="0.106cm" svg:x="6.261cm" svg:y="4.442cm" svg:viewBox="0 0 107 107" svg:d="M53 107c14 0 28-6 38-16 11-10 16-23 16-37s-5-28-16-38c-10-10-24-16-38-16s-27 6-37 16-16 24-16 38 6 27 16 37 23 16 37 16z">
          <text:p/>
        </draw:path>
        <draw:path draw:style-name="gr13" draw:text-style-name="P10" draw:layer="layout" svg:width="0.106cm" svg:height="0.106cm" svg:x="5.706cm" svg:y="6.598cm" svg:viewBox="0 0 107 107" svg:d="M54 107c14 0 27-6 37-16 10-9 16-24 16-38s-6-27-16-37-23-16-37-16-28 6-39 16c-10 10-15 23-15 37s5 29 15 38c11 10 25 16 39 16z">
          <text:p/>
        </draw:path>
        <draw:path draw:style-name="gr13" draw:text-style-name="P10" draw:layer="layout" svg:width="0.106cm" svg:height="0.105cm" svg:x="6.045cm" svg:y="5.422cm" svg:viewBox="0 0 107 106" svg:d="M53 106c14 0 27-5 37-16 11-10 17-24 17-38s-6-27-17-37c-10-10-23-15-37-15s-28 5-38 15-15 23-15 37 5 28 15 38c10 11 24 16 38 16z">
          <text:p/>
        </draw:path>
        <draw:path draw:style-name="gr13" draw:text-style-name="P10" draw:layer="layout" svg:width="0.106cm" svg:height="0.106cm" svg:x="7.947cm" svg:y="3.838cm" svg:viewBox="0 0 107 107" svg:d="M53 107c14 0 28-5 39-16 10-10 15-24 15-38s-5-27-15-37c-11-10-25-16-39-16s-27 6-37 16-16 23-16 37 6 28 16 38c10 11 23 16 37 16z">
          <text:p/>
        </draw:path>
        <draw:path draw:style-name="gr13" draw:text-style-name="P10" draw:layer="layout" svg:width="0.106cm" svg:height="0.105cm" svg:x="8.217cm" svg:y="3.365cm" svg:viewBox="0 0 107 106" svg:d="M54 106c14 0 27-5 37-15s16-23 16-37c0-16-6-29-16-39s-23-15-37-15-29 5-39 15-15 23-15 39c0 14 5 27 15 37s25 15 39 15z">
          <text:p/>
        </draw:path>
        <draw:path draw:style-name="gr13" draw:text-style-name="P10" draw:layer="layout" svg:width="0.106cm" svg:height="0.106cm" svg:x="10.439cm" svg:y="3.716cm" svg:viewBox="0 0 107 107" svg:d="M54 107c14 0 27-6 37-15 10-10 16-24 16-38s-6-27-16-37c-10-11-23-17-37-17s-28 6-38 17c-10 10-16 23-16 37s6 28 16 38c10 9 24 15 38 15z">
          <text:p/>
        </draw:path>
        <draw:path draw:style-name="gr13" draw:text-style-name="P10" draw:layer="layout" svg:width="0.106cm" svg:height="0.106cm" svg:x="7.536cm" svg:y="3.591cm" svg:viewBox="0 0 107 107" svg:d="M53 107c14 0 28-6 38-16s16-23 16-37-6-29-16-39-24-15-38-15-28 5-38 15-15 25-15 39 5 27 15 37 24 16 38 16z">
          <text:p/>
        </draw:path>
        <draw:path draw:style-name="gr13" draw:text-style-name="P10" draw:layer="layout" svg:width="0.106cm" svg:height="0.106cm" svg:x="6.41cm" svg:y="5.974cm" svg:viewBox="0 0 107 107" svg:d="M54 107c14 0 28-6 37-16 10-10 16-23 16-38 0-14-6-28-16-38-9-10-23-15-37-15-15 0-28 5-38 15s-16 24-16 38c0 15 6 28 16 38s23 16 38 16z">
          <text:p/>
        </draw:path>
        <draw:path draw:style-name="gr13" draw:text-style-name="P10" draw:layer="layout" svg:width="0.106cm" svg:height="0.106cm" svg:x="6.23cm" svg:y="5.476cm" svg:viewBox="0 0 107 107" svg:d="M54 107c14 0 27-6 37-16s16-23 16-37-6-29-16-39-23-15-37-15-28 5-39 15c-9 10-15 25-15 39s6 27 15 37c11 10 25 16 39 16z">
          <text:p/>
        </draw:path>
        <draw:path draw:style-name="gr13" draw:text-style-name="P10" draw:layer="layout" svg:width="0.105cm" svg:height="0.106cm" svg:x="5.983cm" svg:y="3.61cm" svg:viewBox="0 0 106 107" svg:d="M52 107c16 0 29-6 39-15 10-10 15-24 15-38s-5-27-15-37c-10-11-23-17-39-17-14 0-27 6-37 17-10 10-15 23-15 37s5 28 15 38c10 9 23 15 37 15z">
          <text:p/>
        </draw:path>
        <draw:path draw:style-name="gr13" draw:text-style-name="P10" draw:layer="layout" svg:width="0.105cm" svg:height="0.105cm" svg:x="5.92cm" svg:y="4.54cm" svg:viewBox="0 0 106 106" svg:d="M53 106c14 0 28-5 38-15s15-24 15-38-5-28-15-38-24-15-38-15-27 5-37 15c-11 10-16 24-16 38s5 28 16 38c10 10 23 15 37 15z">
          <text:p/>
        </draw:path>
        <draw:path draw:style-name="gr13" draw:text-style-name="P10" draw:layer="layout" svg:width="0.105cm" svg:height="0.106cm" svg:x="8.539cm" svg:y="6.645cm" svg:viewBox="0 0 106 107" svg:d="M54 107c14 0 27-6 37-16 10-9 15-23 15-37s-5-27-15-38c-10-10-23-16-37-16-15 0-28 6-39 16-10 11-15 24-15 38s5 28 15 37c11 10 24 16 39 16z">
          <text:p/>
        </draw:path>
        <draw:path draw:style-name="gr13" draw:text-style-name="P10" draw:layer="layout" svg:width="0.106cm" svg:height="0.107cm" svg:x="7.72cm" svg:y="6.037cm" svg:viewBox="0 0 107 108" svg:d="M53 108c14 0 27-6 37-16s17-24 17-38-7-27-17-37-23-17-37-17-28 7-38 17-15 23-15 37 5 28 15 38 24 16 38 16z">
          <text:p/>
        </draw:path>
        <draw:path draw:style-name="gr13" draw:text-style-name="P10" draw:layer="layout" svg:width="0.106cm" svg:height="0.105cm" svg:x="7.237cm" svg:y="4.877cm" svg:viewBox="0 0 107 106" svg:d="M53 106c15 0 29-5 38-15 10-10 16-23 16-37 0-15-6-28-16-38-9-11-23-16-38-16-14 0-27 5-37 16-10 10-16 23-16 38 0 14 6 27 16 37s23 15 37 15z">
          <text:p/>
        </draw:path>
        <draw:path draw:style-name="gr13" draw:text-style-name="P10" draw:layer="layout" svg:width="0.106cm" svg:height="0.106cm" svg:x="6.872cm" svg:y="3.706cm" svg:viewBox="0 0 107 107" svg:d="M54 107c14 0 27-6 37-16s16-23 16-37-6-28-16-39c-10-10-23-15-37-15s-28 5-38 15c-11 11-16 25-16 39s5 27 16 37c10 10 24 16 38 16z">
          <text:p/>
        </draw:path>
        <draw:path draw:style-name="gr13" draw:text-style-name="P10" draw:layer="layout" svg:width="0.106cm" svg:height="0.106cm" svg:x="6.823cm" svg:y="4.06cm" svg:viewBox="0 0 107 107" svg:d="M53 107c15 0 29-5 39-15 10-11 15-25 15-39s-5-27-15-37-24-16-39-16c-14 0-27 6-37 16s-16 23-16 37 6 28 16 39c10 10 23 15 37 15z">
          <text:p/>
        </draw:path>
        <draw:path draw:style-name="gr13" draw:text-style-name="P10" draw:layer="layout" svg:width="0.106cm" svg:height="0.106cm" svg:x="7.258cm" svg:y="5.364cm" svg:viewBox="0 0 107 107" svg:d="M54 107c14 0 28-6 38-16 9-10 15-23 15-37 0-15-6-29-15-39-10-9-24-15-38-15-15 0-28 6-38 15-10 10-16 24-16 39 0 14 6 27 16 37s23 16 38 16z">
          <text:p/>
        </draw:path>
        <draw:path draw:style-name="gr13" draw:text-style-name="P10" draw:layer="layout" svg:width="0.106cm" svg:height="0.106cm" svg:x="5.757cm" svg:y="5.257cm" svg:viewBox="0 0 107 107" svg:d="M53 107c14 0 29-6 39-16 10-9 15-23 15-37 0-15-5-28-15-38s-25-16-39-16-27 6-37 16-16 23-16 38c0 14 6 28 16 37 10 10 23 16 37 16z">
          <text:p/>
        </draw:path>
        <draw:path draw:style-name="gr13" draw:text-style-name="P10" draw:layer="layout" svg:width="0.105cm" svg:height="0.106cm" svg:x="7.255cm" svg:y="4.126cm" svg:viewBox="0 0 106 107" svg:d="M54 107c14 0 27-6 37-16s15-23 15-37-5-28-15-39c-10-10-23-15-37-15-16 0-29 5-39 15-10 11-15 25-15 39s5 27 15 37 23 16 39 16z">
          <text:p/>
        </draw:path>
        <draw:path draw:style-name="gr13" draw:text-style-name="P10" draw:layer="layout" svg:width="0.106cm" svg:height="0.106cm" svg:x="7.331cm" svg:y="6.168cm" svg:viewBox="0 0 107 107" svg:d="M53 107c14 0 28-6 38-16 10-9 16-24 16-38s-6-27-16-37-24-16-38-16-28 6-38 16-15 23-15 37 5 29 15 38c10 10 24 16 38 16z">
          <text:p/>
        </draw:path>
        <draw:path draw:style-name="gr13" draw:text-style-name="P10" draw:layer="layout" svg:width="0.106cm" svg:height="0.105cm" svg:x="6.639cm" svg:y="3.275cm" svg:viewBox="0 0 107 106" svg:d="M54 106c14 0 28-5 38-15s15-23 15-37c0-15-5-29-15-39s-24-15-38-15-28 5-38 15-16 24-16 39c0 14 6 27 16 37s24 15 38 15z">
          <text:p/>
        </draw:path>
        <draw:path draw:style-name="gr13" draw:text-style-name="P10" draw:layer="layout" svg:width="0.106cm" svg:height="0.106cm" svg:x="7.027cm" svg:y="3.757cm" svg:viewBox="0 0 107 107" svg:d="M53 107c15 0 28-6 38-15 10-10 16-25 16-39s-6-27-16-37-23-16-38-16c-14 0-28 6-38 16s-15 23-15 37 5 29 15 39c10 9 24 15 38 15z">
          <text:p/>
        </draw:path>
        <draw:path draw:style-name="gr13" draw:text-style-name="P10" draw:layer="layout" svg:width="0.106cm" svg:height="0.106cm" svg:x="7.19cm" svg:y="2.633cm" svg:viewBox="0 0 107 107" svg:d="M54 107c14 0 27-6 37-16s16-23 16-37c0-15-6-29-16-39s-23-15-37-15-28 5-37 15c-10 10-17 24-17 39 0 14 7 27 17 37 9 10 23 16 37 16z">
          <text:p/>
        </draw:path>
        <draw:path draw:style-name="gr13" draw:text-style-name="P10" draw:layer="layout" svg:width="0.105cm" svg:height="0.106cm" svg:x="6.548cm" svg:y="4.947cm" svg:viewBox="0 0 106 107" svg:d="M54 107c14 0 27-6 37-16s15-23 15-37c0-15-5-29-15-39s-23-15-37-15c-15 0-28 5-38 15-11 10-16 24-16 39 0 14 5 27 16 37 10 10 23 16 38 16z">
          <text:p/>
        </draw:path>
        <draw:path draw:style-name="gr13" draw:text-style-name="P10" draw:layer="layout" svg:width="0.106cm" svg:height="0.106cm" svg:x="7.386cm" svg:y="6.191cm" svg:viewBox="0 0 107 107" svg:d="M54 107c14 0 27-5 37-15s16-24 16-39c0-14-6-27-16-37s-23-16-37-16-28 6-39 16c-10 10-15 23-15 37 0 15 5 29 15 39 11 10 25 15 39 15z">
          <text:p/>
        </draw:path>
        <draw:path draw:style-name="gr13" draw:text-style-name="P10" draw:layer="layout" svg:width="0.105cm" svg:height="0.106cm" svg:x="6.427cm" svg:y="6.685cm" svg:viewBox="0 0 106 107" svg:d="M53 107c14 0 28-6 38-16 10-11 15-24 15-38s-5-28-15-37c-10-10-24-16-38-16s-28 6-38 16c-10 9-15 23-15 37s5 27 15 38c10 10 24 16 38 16z">
          <text:p/>
        </draw:path>
        <draw:path draw:style-name="gr13" draw:text-style-name="P10" draw:layer="layout" svg:width="0.106cm" svg:height="0.106cm" svg:x="6.98cm" svg:y="6.532cm" svg:viewBox="0 0 107 107" svg:d="M54 107c14 0 27-6 37-16s16-23 16-37-6-29-16-39c-10-9-23-15-37-15s-28 6-37 15c-10 10-17 25-17 39s7 27 17 37c9 10 23 16 37 16z">
          <text:p/>
        </draw:path>
        <draw:path draw:style-name="gr13" draw:text-style-name="P10" draw:layer="layout" svg:width="0.105cm" svg:height="0.105cm" svg:x="6.166cm" svg:y="6.206cm" svg:viewBox="0 0 106 106" svg:d="M52 106c15 0 28-5 39-15 10-10 15-23 15-37 0-15-5-29-15-39-11-10-24-15-39-15-14 0-27 5-37 15s-15 24-15 39c0 14 5 27 15 37s23 15 37 15z">
          <text:p/>
        </draw:path>
        <draw:path draw:style-name="gr13" draw:text-style-name="P10" draw:layer="layout" svg:width="0.105cm" svg:height="0.105cm" svg:x="6.116cm" svg:y="4.577cm" svg:viewBox="0 0 106 106" svg:d="M53 106c15 0 28-5 38-16 10-10 15-23 15-38 0-14-5-27-15-37s-23-15-38-15c-14 0-28 5-38 15s-15 23-15 37c0 15 5 28 15 38 10 11 24 16 38 16z">
          <text:p/>
        </draw:path>
        <draw:path draw:style-name="gr14" draw:text-style-name="P10" draw:layer="layout" svg:width="0.106cm" svg:height="0.106cm" svg:x="6.524cm" svg:y="6.145cm" svg:viewBox="0 0 107 107" svg:d="M54 107c14 0 27-7 37-17s16-23 16-37-6-28-16-38c-10-9-23-15-37-15s-29 6-38 15c-10 10-16 24-16 38s6 27 16 37c9 10 24 17 38 17z">
          <text:p/>
        </draw:path>
        <draw:path draw:style-name="gr15" draw:text-style-name="P4" draw:layer="layout" svg:width="0.106cm" svg:height="0.106cm" svg:x="6.524cm" svg:y="6.145cm" svg:viewBox="0 0 107 107" svg:d="M54 107c14 0 27-7 37-17s16-23 16-37-6-28-16-38c-10-9-23-15-37-15s-29 6-38 15c-10 10-16 24-16 38s6 27 16 37c9 10 24 17 38 17z">
          <text:p/>
        </draw:path>
        <draw:path draw:style-name="gr13" draw:text-style-name="P10" draw:layer="layout" svg:width="0.106cm" svg:height="0.106cm" svg:x="6.596cm" svg:y="4.251cm" svg:viewBox="0 0 107 107" svg:d="M53 107c14 0 29-6 39-16 10-9 15-23 15-37s-5-27-15-37-25-17-39-17-27 7-37 17-16 23-16 37 6 28 16 37c10 10 23 16 37 16z">
          <text:p/>
        </draw:path>
        <draw:path draw:style-name="gr13" draw:text-style-name="P10" draw:layer="layout" svg:width="0.105cm" svg:height="0.106cm" svg:x="8.394cm" svg:y="3.636cm" svg:viewBox="0 0 106 107" svg:d="M53 107c15 0 28-6 38-17 10-10 15-23 15-37s-5-28-15-38-23-15-38-15c-14 0-28 5-38 15s-15 24-15 38 5 27 15 37c10 11 24 17 38 17z">
          <text:p/>
        </draw:path>
        <draw:path draw:style-name="gr13" draw:text-style-name="P10" draw:layer="layout" svg:width="0.106cm" svg:height="0.106cm" svg:x="5.588cm" svg:y="6.454cm" svg:viewBox="0 0 107 107" svg:d="M54 107c14 0 27-6 37-16s16-23 16-37-6-28-16-38c-10-9-23-16-37-16s-29 7-39 16c-10 10-15 24-15 38s5 27 15 37 25 16 39 16z">
          <text:p/>
        </draw:path>
        <draw:path draw:style-name="gr13" draw:text-style-name="P10" draw:layer="layout" svg:width="0.106cm" svg:height="0.105cm" svg:x="5.5cm" svg:y="4.271cm" svg:viewBox="0 0 107 106" svg:d="M54 106c14 0 28-5 38-15 10-11 15-24 15-38s-5-28-15-38-24-15-38-15-27 5-37 15c-11 10-17 24-17 38s6 27 17 38c10 10 23 15 37 15z">
          <text:p/>
        </draw:path>
        <draw:path draw:style-name="gr13" draw:text-style-name="P10" draw:layer="layout" svg:width="0.106cm" svg:height="0.106cm" svg:x="6.681cm" svg:y="5.106cm" svg:viewBox="0 0 107 107" svg:d="M53 107c14 0 28-6 38-17 11-10 16-23 16-37s-5-28-16-38c-10-10-24-15-38-15s-27 5-37 15-16 24-16 38 6 27 16 37c10 11 23 17 37 17z">
          <text:p/>
        </draw:path>
        <draw:path draw:style-name="gr13" draw:text-style-name="P10" draw:layer="layout" svg:width="0.106cm" svg:height="0.106cm" svg:x="7.16cm" svg:y="4.572cm" svg:viewBox="0 0 107 107" svg:d="M54 107c14 0 27-5 37-16 10-10 16-24 16-38s-6-27-16-37-23-16-37-16-29 6-39 16-15 23-15 37 5 28 15 38c10 11 25 16 39 16z">
          <text:p/>
        </draw:path>
        <draw:path draw:style-name="gr13" draw:text-style-name="P10" draw:layer="layout" svg:width="0.106cm" svg:height="0.106cm" svg:x="6.404cm" svg:y="3.902cm" svg:viewBox="0 0 107 107" svg:d="M53 107c15 0 29-6 39-16 9-10 15-23 15-37s-6-29-15-39c-10-10-24-15-39-15-14 0-27 5-37 15s-16 25-16 39 6 27 16 37 23 16 37 16z">
          <text:p/>
        </draw:path>
        <draw:path draw:style-name="gr13" draw:text-style-name="P10" draw:layer="layout" svg:width="0.106cm" svg:height="0.106cm" svg:x="7.121cm" svg:y="5.031cm" svg:viewBox="0 0 107 107" svg:d="M53 107c14 0 29-6 39-16s15-23 15-38c0-14-5-28-15-38s-25-15-39-15-27 5-37 15-16 24-16 38c0 15 6 28 16 38s23 16 37 16z">
          <text:p/>
        </draw:path>
        <draw:path draw:style-name="gr13" draw:text-style-name="P10" draw:layer="layout" svg:width="0.106cm" svg:height="0.106cm" svg:x="6.593cm" svg:y="5.167cm" svg:viewBox="0 0 107 107" svg:d="M53 107c14 0 28-6 38-16 10-9 16-23 16-37s-6-28-16-38-24-16-38-16-28 6-38 16-15 24-15 38 5 28 15 37c10 10 24 16 38 16z">
          <text:p/>
        </draw:path>
        <draw:path draw:style-name="gr13" draw:text-style-name="P10" draw:layer="layout" svg:width="0.105cm" svg:height="0.106cm" svg:x="6.064cm" svg:y="5.065cm" svg:viewBox="0 0 106 107" svg:d="M53 107c14 0 28-6 38-16s15-23 15-37-5-29-15-39-24-15-38-15-28 5-38 15-15 25-15 39 5 27 15 37 24 16 38 16z">
          <text:p/>
        </draw:path>
        <draw:path draw:style-name="gr13" draw:text-style-name="P10" draw:layer="layout" svg:width="0.106cm" svg:height="0.106cm" svg:x="5.145cm" svg:y="5.154cm" svg:viewBox="0 0 107 107" svg:d="M54 107c14 0 28-6 38-16s15-23 15-37c0-15-5-29-15-39-10-9-24-15-38-15-15 0-28 6-38 15-10 10-16 24-16 39 0 14 6 27 16 37s23 16 38 16z">
          <text:p/>
        </draw:path>
        <draw:path draw:style-name="gr13" draw:text-style-name="P10" draw:layer="layout" svg:width="0.106cm" svg:height="0.105cm" svg:x="5.374cm" svg:y="4.174cm" svg:viewBox="0 0 107 106" svg:d="M54 106c14 0 27-5 37-15s16-25 16-39-6-27-16-37-23-15-37-15-29 5-39 15c-9 10-15 23-15 37s6 29 15 39c10 10 25 15 39 15z">
          <text:p/>
        </draw:path>
        <draw:path draw:style-name="gr13" draw:text-style-name="P10" draw:layer="layout" svg:width="0.106cm" svg:height="0.105cm" svg:x="6.831cm" svg:y="6.46cm" svg:viewBox="0 0 107 106" svg:d="M54 106c14 0 27-6 37-16s16-24 16-38-6-27-16-37-23-15-37-15c-15 0-29 5-39 15s-15 23-15 37 5 28 15 38 24 16 39 16z">
          <text:p/>
        </draw:path>
        <draw:path draw:style-name="gr16" draw:text-style-name="P11" draw:layer="layout" svg:width="0.106cm" svg:height="0.106cm" svg:x="6.812cm" svg:y="10.376cm" svg:viewBox="0 0 107 107" svg:d="M53 107c15 0 28-6 38-16s16-24 16-38-6-28-16-38-23-15-38-15c-14 0-28 5-38 15s-15 24-15 38 5 28 15 38 24 16 38 16z">
          <text:p/>
        </draw:path>
        <draw:path draw:style-name="gr16" draw:text-style-name="P11" draw:layer="layout" svg:width="0.105cm" svg:height="0.106cm" svg:x="6.876cm" svg:y="10.423cm" svg:viewBox="0 0 106 107" svg:d="M54 107c14 0 27-6 37-16s15-23 15-37-5-28-15-39c-10-10-23-15-37-15s-28 5-38 15c-10 11-16 25-16 39s6 27 16 37 24 16 38 16z">
          <text:p/>
        </draw:path>
        <draw:path draw:style-name="gr16" draw:text-style-name="P11" draw:layer="layout" svg:width="0.106cm" svg:height="0.106cm" svg:x="7.119cm" svg:y="10.191cm" svg:viewBox="0 0 107 107" svg:d="M53 107c14 0 29-6 39-16 9-10 15-23 15-37 0-15-6-29-15-39-10-10-25-15-39-15s-27 5-37 15-16 24-16 39c0 14 6 27 16 37s23 16 37 16z">
          <text:p/>
        </draw:path>
        <draw:path draw:style-name="gr16" draw:text-style-name="P11" draw:layer="layout" svg:width="0.105cm" svg:height="0.106cm" svg:x="6.785cm" svg:y="10.164cm" svg:viewBox="0 0 106 107" svg:d="M52 107c14 0 28-6 38-16 11-9 16-24 16-38s-5-27-16-37c-10-10-24-16-38-16s-27 6-37 16-15 23-15 37 5 29 15 38c10 10 23 16 37 16z">
          <text:p/>
        </draw:path>
        <draw:path draw:style-name="gr16" draw:text-style-name="P11" draw:layer="layout" svg:width="0.106cm" svg:height="0.105cm" svg:x="5.771cm" svg:y="10.546cm" svg:viewBox="0 0 107 106" svg:d="M53 106c15 0 28-5 38-15s16-23 16-37-6-28-16-38c-10-11-23-16-38-16-14 0-28 5-38 16-10 10-15 24-15 38s5 27 15 37 24 15 38 15z">
          <text:p/>
        </draw:path>
        <draw:path draw:style-name="gr16" draw:text-style-name="P11" draw:layer="layout" svg:width="0.106cm" svg:height="0.106cm" svg:x="6.841cm" svg:y="10.11cm" svg:viewBox="0 0 107 107" svg:d="M54 107c14 0 28-6 38-16s15-23 15-37-5-27-15-38c-10-10-24-16-38-16s-28 6-38 16c-10 11-16 24-16 38s6 27 16 37 24 16 38 16z">
          <text:p/>
        </draw:path>
        <draw:path draw:style-name="gr16" draw:text-style-name="P11" draw:layer="layout" svg:width="0.106cm" svg:height="0.106cm" svg:x="7.318cm" svg:y="10.118cm" svg:viewBox="0 0 107 107" svg:d="M53 107c14 0 28-5 39-15 10-10 15-24 15-38s-5-27-15-37c-11-11-25-17-39-17s-27 6-37 17c-10 10-16 23-16 37s6 28 16 38 23 15 37 15z">
          <text:p/>
        </draw:path>
        <draw:path draw:style-name="gr16" draw:text-style-name="P11" draw:layer="layout" svg:width="0.105cm" svg:height="0.106cm" svg:x="7.339cm" svg:y="10.025cm" svg:viewBox="0 0 106 107" svg:d="M53 107c15 0 28-5 38-15s15-24 15-38-5-27-15-37-23-17-38-17-28 7-38 17-15 23-15 37 5 28 15 38 23 15 38 15z">
          <text:p/>
        </draw:path>
        <draw:path draw:style-name="gr16" draw:text-style-name="P11" draw:layer="layout" svg:width="0.106cm" svg:height="0.106cm" svg:x="6.693cm" svg:y="10.564cm" svg:viewBox="0 0 107 107" svg:d="M53 107c14 0 28-6 38-17 10-9 16-23 16-37s-6-27-16-37-24-16-38-16-28 6-38 16-15 23-15 37 5 28 15 37c10 11 24 17 38 17z">
          <text:p/>
        </draw:path>
        <draw:path draw:style-name="gr16" draw:text-style-name="P11" draw:layer="layout" svg:width="0.106cm" svg:height="0.106cm" svg:x="6.613cm" svg:y="10.7cm" svg:viewBox="0 0 107 107" svg:d="M53 107c15 0 29-6 39-15 10-10 15-24 15-39 0-14-5-27-15-37s-24-16-39-16c-14 0-27 6-37 16s-16 23-16 37c0 15 6 29 16 39 10 9 23 15 37 15z">
          <text:p/>
        </draw:path>
        <draw:path draw:style-name="gr16" draw:text-style-name="P11" draw:layer="layout" svg:width="0.106cm" svg:height="0.106cm" svg:x="5.412cm" svg:y="10.858cm" svg:viewBox="0 0 107 107" svg:d="M53 107c14 0 28-6 38-15 9-10 16-24 16-38s-7-27-16-37c-10-11-24-17-38-17s-27 6-37 17c-10 10-16 23-16 37s6 28 16 38c10 9 23 15 37 15z">
          <text:p/>
        </draw:path>
        <draw:path draw:style-name="gr16" draw:text-style-name="P11" draw:layer="layout" svg:width="0.106cm" svg:height="0.106cm" svg:x="6.301cm" svg:y="10.11cm" svg:viewBox="0 0 107 107" svg:d="M54 107c14 0 28-5 38-15s15-24 15-38-5-27-15-38c-10-10-24-16-38-16-15 0-28 6-38 16-10 11-16 24-16 38s6 28 16 38 23 15 38 15z">
          <text:p/>
        </draw:path>
        <draw:path draw:style-name="gr16" draw:text-style-name="P11" draw:layer="layout" svg:width="0.106cm" svg:height="0.106cm" svg:x="5.756cm" svg:y="9.56cm" svg:viewBox="0 0 107 107" svg:d="M53 107c14 0 29-5 39-15s15-24 15-38c0-15-5-28-15-38s-25-16-39-16-27 6-37 16-16 23-16 38c0 14 6 28 16 38s23 15 37 15z">
          <text:p/>
        </draw:path>
        <draw:path draw:style-name="gr16" draw:text-style-name="P11" draw:layer="layout" svg:width="0.106cm" svg:height="0.106cm" svg:x="7.16cm" svg:y="9.649cm" svg:viewBox="0 0 107 107" svg:d="M54 107c14 0 28-5 38-15s15-24 15-39c0-14-5-27-15-37s-24-16-38-16-28 6-38 16-16 23-16 37c0 15 6 29 16 39s24 15 38 15z">
          <text:p/>
        </draw:path>
        <draw:path draw:style-name="gr16" draw:text-style-name="P11" draw:layer="layout" svg:width="0.106cm" svg:height="0.106cm" svg:x="6.526cm" svg:y="10.253cm" svg:viewBox="0 0 107 107" svg:d="M54 107c14 0 27-5 37-15 10-11 16-25 16-39s-6-27-16-37-23-16-37-16-28 6-38 16-16 23-16 37 6 28 16 39c10 10 24 15 38 15z">
          <text:p/>
        </draw:path>
        <draw:path draw:style-name="gr16" draw:text-style-name="P11" draw:layer="layout" svg:width="0.106cm" svg:height="0.106cm" svg:x="6.052cm" svg:y="9.95cm" svg:viewBox="0 0 107 107" svg:d="M53 107c14 0 28-5 39-15 10-10 15-25 15-39s-5-27-15-37c-11-10-25-16-39-16s-27 6-37 16-16 23-16 37 6 29 16 39 23 15 37 15z">
          <text:p/>
        </draw:path>
        <draw:path draw:style-name="gr16" draw:text-style-name="P11" draw:layer="layout" svg:width="0.106cm" svg:height="0.106cm" svg:x="6.837cm" svg:y="9.997cm" svg:viewBox="0 0 107 107" svg:d="M54 107c14 0 27-5 37-15s16-24 16-38-6-28-16-38-23-16-37-16c-15 0-29 6-39 16s-15 24-15 38 5 28 15 38 24 15 39 15z">
          <text:p/>
        </draw:path>
        <draw:path draw:style-name="gr16" draw:text-style-name="P11" draw:layer="layout" svg:width="0.106cm" svg:height="0.105cm" svg:x="5.106cm" svg:y="10.299cm" svg:viewBox="0 0 107 106" svg:d="M53 106c14 0 27-5 37-15 11-10 17-24 17-38 0-15-6-28-17-38-10-10-23-15-37-15s-28 5-38 15c-9 10-15 23-15 38 0 14 6 28 15 38 10 10 24 15 38 15z">
          <text:p/>
        </draw:path>
        <draw:path draw:style-name="gr16" draw:text-style-name="P11" draw:layer="layout" svg:width="0.106cm" svg:height="0.106cm" svg:x="6.313cm" svg:y="10.168cm" svg:viewBox="0 0 107 107" svg:d="M54 107c14 0 28-5 38-15s15-25 15-39-5-27-15-37-24-16-38-16c-15 0-28 6-38 16s-16 23-16 37 6 29 16 39 23 15 38 15z">
          <text:p/>
        </draw:path>
        <draw:path draw:style-name="gr16" draw:text-style-name="P11" draw:layer="layout" svg:width="0.106cm" svg:height="0.106cm" svg:x="6.437cm" svg:y="10.431cm" svg:viewBox="0 0 107 107" svg:d="M54 107c14 0 27-5 37-15s16-24 16-38-6-27-16-38c-10-10-23-16-37-16s-28 6-39 16c-10 11-15 24-15 38s5 28 15 38c11 10 25 15 39 15z">
          <text:p/>
        </draw:path>
        <draw:path draw:style-name="gr16" draw:text-style-name="P11" draw:layer="layout" svg:width="0.106cm" svg:height="0.106cm" svg:x="6.671cm" svg:y="9.737cm" svg:viewBox="0 0 107 107" svg:d="M53 107c14 0 27-6 37-16 10-11 17-24 17-38s-7-28-17-37c-10-10-23-16-37-16s-28 6-38 16c-10 9-15 23-15 37s5 27 15 38c10 10 24 16 38 16z">
          <text:p/>
        </draw:path>
        <draw:path draw:style-name="gr16" draw:text-style-name="P11" draw:layer="layout" svg:width="0.106cm" svg:height="0.106cm" svg:x="6.011cm" svg:y="9.458cm" svg:viewBox="0 0 107 107" svg:d="M54 107c14 0 28-6 38-16 9-10 15-23 15-37 0-15-6-29-15-39-10-10-24-15-38-15s-28 5-38 15-16 24-16 39c0 14 6 27 16 37s24 16 38 16z">
          <text:p/>
        </draw:path>
        <draw:path draw:style-name="gr16" draw:text-style-name="P11" draw:layer="layout" svg:width="0.106cm" svg:height="0.106cm" svg:x="6.624cm" svg:y="9.898cm" svg:viewBox="0 0 107 107" svg:d="M54 107c14 0 27-6 37-16s16-23 16-37-6-28-16-39c-10-10-23-15-37-15-15 0-29 5-39 15-9 11-15 25-15 39s6 27 15 37c10 10 24 16 39 16z">
          <text:p/>
        </draw:path>
        <draw:path draw:style-name="gr16" draw:text-style-name="P11" draw:layer="layout" svg:width="0.106cm" svg:height="0.106cm" svg:x="5.856cm" svg:y="9.86cm" svg:viewBox="0 0 107 107" svg:d="M53 107c14 0 28-5 38-15s16-24 16-39c0-14-6-27-16-37s-24-16-38-16-27 6-37 16-16 23-16 37c0 15 6 29 16 39s23 15 37 15z">
          <text:p/>
        </draw:path>
        <draw:path draw:style-name="gr16" draw:text-style-name="P11" draw:layer="layout" svg:width="0.105cm" svg:height="0.106cm" svg:x="4.664cm" svg:y="10.333cm" svg:viewBox="0 0 106 107" svg:d="M54 107c14 0 27-5 37-15s15-24 15-38-5-27-15-37c-10-11-23-17-37-17-15 0-28 6-38 17-11 10-16 23-16 37s5 28 16 38c10 10 23 15 38 15z">
          <text:p/>
        </draw:path>
        <draw:path draw:style-name="gr16" draw:text-style-name="P11" draw:layer="layout" svg:width="0.106cm" svg:height="0.106cm" svg:x="5.735cm" svg:y="10.57cm" svg:viewBox="0 0 107 107" svg:d="M53 107c14 0 27-6 37-16 11-11 17-24 17-38s-6-28-17-38c-10-10-23-15-37-15s-28 5-38 15-15 24-15 38 5 27 15 38c10 10 24 16 38 16z">
          <text:p/>
        </draw:path>
        <draw:path draw:style-name="gr17" draw:text-style-name="P11" draw:layer="layout" svg:width="0.106cm" svg:height="0.106cm" svg:x="5.939cm" svg:y="10.527cm" svg:viewBox="0 0 107 107" svg:d="M53 107c14 0 28-5 38-15 11-10 16-24 16-38s-5-27-16-38c-10-10-24-16-38-16s-27 6-37 16c-10 11-16 24-16 38s6 28 16 38 23 15 37 15z">
          <text:p/>
        </draw:path>
        <draw:path draw:style-name="gr18" draw:text-style-name="P4" draw:layer="layout" svg:width="0.106cm" svg:height="0.106cm" svg:x="5.939cm" svg:y="10.527cm" svg:viewBox="0 0 107 107" svg:d="M53 107c14 0 28-5 38-15 11-10 16-24 16-38s-5-27-16-38c-10-10-24-16-38-16s-27 6-37 16c-10 11-16 24-16 38s6 28 16 38 23 15 37 15z">
          <text:p/>
        </draw:path>
        <draw:path draw:style-name="gr16" draw:text-style-name="P11" draw:layer="layout" svg:width="0.106cm" svg:height="0.106cm" svg:x="5.418cm" svg:y="9.476cm" svg:viewBox="0 0 107 107" svg:d="M53 107c14 0 28-6 38-16 11-10 16-23 16-37s-5-29-16-39c-10-9-24-15-38-15s-27 6-37 15c-10 10-16 25-16 39s6 27 16 37 23 16 37 16z">
          <text:p/>
        </draw:path>
        <draw:path draw:style-name="gr16" draw:text-style-name="P11" draw:layer="layout" svg:width="0.107cm" svg:height="0.106cm" svg:x="5.932cm" svg:y="10.439cm" svg:viewBox="0 0 108 107" svg:d="M54 107c14 0 28-6 38-15 9-10 16-24 16-38s-7-27-16-37c-10-11-24-17-38-17s-27 6-37 17c-10 10-17 23-17 37s7 28 17 38c10 9 23 15 37 15z">
          <text:p/>
        </draw:path>
        <draw:path draw:style-name="gr16" draw:text-style-name="P11" draw:layer="layout" svg:width="0.106cm" svg:height="0.106cm" svg:x="7.225cm" svg:y="9.694cm" svg:viewBox="0 0 107 107" svg:d="M53 107c14 0 28-5 38-15s16-24 16-38-6-27-16-38c-10-10-24-16-38-16s-28 6-38 16c-10 11-15 24-15 38s5 28 15 38 24 15 38 15z">
          <text:p/>
        </draw:path>
        <draw:path draw:style-name="gr16" draw:text-style-name="P11" draw:layer="layout" svg:width="0.106cm" svg:height="0.106cm" svg:x="7.269cm" svg:y="10.497cm" svg:viewBox="0 0 107 107" svg:d="M54 107c14 0 28-6 38-16 9-10 15-23 15-38 0-14-6-28-15-38-10-10-24-15-38-15s-28 5-38 15-16 24-16 38c0 15 6 28 16 38s24 16 38 16z">
          <text:p/>
        </draw:path>
        <draw:path draw:style-name="gr16" draw:text-style-name="P11" draw:layer="layout" svg:width="0.106cm" svg:height="0.105cm" svg:x="5.761cm" svg:y="9.424cm" svg:viewBox="0 0 107 106" svg:d="M53 106c15 0 28-5 38-15s16-24 16-38c0-15-6-28-16-38s-23-15-38-15c-14 0-28 5-38 15s-15 23-15 38c0 14 5 28 15 38s24 15 38 15z">
          <text:p/>
        </draw:path>
        <draw:path draw:style-name="gr16" draw:text-style-name="P11" draw:layer="layout" svg:width="0.106cm" svg:height="0.106cm" svg:x="6.725cm" svg:y="9.837cm" svg:viewBox="0 0 107 107" svg:d="M54 107c14 0 28-5 38-15 10-11 15-25 15-39s-5-27-15-37-24-16-38-16c-15 0-28 6-38 16s-16 23-16 37 6 28 16 39c10 10 23 15 38 15z">
          <text:p/>
        </draw:path>
        <draw:path draw:style-name="gr16" draw:text-style-name="P11" draw:layer="layout" svg:width="0.106cm" svg:height="0.106cm" svg:x="6.387cm" svg:y="9.419cm" svg:viewBox="0 0 107 107" svg:d="M53 107c14 0 29-6 39-16 10-11 15-24 15-38s-5-28-15-38c-10-9-25-15-39-15s-27 6-37 15c-10 10-16 24-16 38s6 27 16 38c10 10 23 16 37 16z">
          <text:p/>
        </draw:path>
        <draw:path draw:style-name="gr16" draw:text-style-name="P11" draw:layer="layout" svg:width="0.106cm" svg:height="0.106cm" svg:x="6.147cm" svg:y="9.658cm" svg:viewBox="0 0 107 107" svg:d="M53 107c14 0 28-6 38-16 11-10 16-23 16-38 0-14-5-28-16-38-10-9-24-15-38-15s-27 6-37 15c-10 10-16 24-16 38 0 15 6 28 16 38s23 16 37 16z">
          <text:p/>
        </draw:path>
        <draw:path draw:style-name="gr16" draw:text-style-name="P11" draw:layer="layout" svg:width="0.106cm" svg:height="0.106cm" svg:x="6.325cm" svg:y="10.096cm" svg:viewBox="0 0 107 107" svg:d="M54 107c14 0 27-6 37-16s16-23 16-37-6-29-16-39-23-15-37-15-29 5-39 15-15 25-15 39 5 27 15 37 25 16 39 16z">
          <text:p/>
        </draw:path>
        <draw:path draw:style-name="gr16" draw:text-style-name="P11" draw:layer="layout" svg:width="0.106cm" svg:height="0.106cm" svg:x="5.633cm" svg:y="8.931cm" svg:viewBox="0 0 107 107" svg:d="M53 107c14 0 28-6 39-15 10-10 15-24 15-38 0-15-5-28-15-38-11-10-25-16-39-16s-27 6-37 16-16 23-16 38c0 14 6 28 16 38 10 9 23 15 37 15z">
          <text:p/>
        </draw:path>
        <draw:path draw:style-name="gr16" draw:text-style-name="P11" draw:layer="layout" svg:width="0.106cm" svg:height="0.105cm" svg:x="7.044cm" svg:y="9.947cm" svg:viewBox="0 0 107 106" svg:d="M54 106c14 0 28-5 38-15 9-11 15-25 15-39s-6-27-15-37c-10-10-24-15-38-15-15 0-28 5-38 15s-16 23-16 37 6 28 16 39c10 10 23 15 38 15z">
          <text:p/>
        </draw:path>
        <draw:path draw:style-name="gr16" draw:text-style-name="P11" draw:layer="layout" svg:width="0.106cm" svg:height="0.105cm" svg:x="3.196cm" svg:y="11.013cm" svg:viewBox="0 0 107 106" svg:d="M54 106c14 0 28-5 38-15s15-24 15-39c0-14-5-27-15-37s-24-15-38-15-27 5-37 15c-11 10-17 23-17 37 0 15 6 29 17 39 10 10 23 15 37 15z">
          <text:p/>
        </draw:path>
        <draw:path draw:style-name="gr16" draw:text-style-name="P11" draw:layer="layout" svg:width="0.106cm" svg:height="0.106cm" svg:x="4.381cm" svg:y="10.473cm" svg:viewBox="0 0 107 107" svg:d="M53 107c14 0 27-6 38-16 10-10 16-24 16-38s-6-28-16-38c-11-10-24-15-38-15s-28 5-38 15c-9 10-15 24-15 38s6 28 15 38c10 10 24 16 38 16z">
          <text:p/>
        </draw:path>
        <draw:path draw:style-name="gr16" draw:text-style-name="P11" draw:layer="layout" svg:width="0.105cm" svg:height="0.106cm" svg:x="6.137cm" svg:y="9.619cm" svg:viewBox="0 0 106 107" svg:d="M53 107c14 0 28-5 38-16 10-10 15-24 15-38s-5-27-15-37-24-16-38-16-27 6-37 16c-11 10-16 23-16 37s5 28 16 38c10 11 23 16 37 16z">
          <text:p/>
        </draw:path>
        <draw:path draw:style-name="gr16" draw:text-style-name="P11" draw:layer="layout" svg:width="0.106cm" svg:height="0.106cm" svg:x="6.283cm" svg:y="10.321cm" svg:viewBox="0 0 107 107" svg:d="M53 107c14 0 28-6 38-16s16-23 16-37-6-28-16-39c-10-10-24-15-38-15s-28 5-38 15c-10 11-15 25-15 39s5 27 15 37 24 16 38 16z">
          <text:p/>
        </draw:path>
        <draw:path draw:style-name="gr16" draw:text-style-name="P11" draw:layer="layout" svg:width="0.106cm" svg:height="0.106cm" svg:x="6.884cm" svg:y="9.575cm" svg:viewBox="0 0 107 107" svg:d="M53 107c14 0 27-6 37-16 11-10 17-23 17-37s-6-29-17-39c-10-10-23-15-37-15s-28 5-37 15c-10 10-16 25-16 39s6 27 16 37c9 10 23 16 37 16z">
          <text:p/>
        </draw:path>
        <draw:path draw:style-name="gr16" draw:text-style-name="P11" draw:layer="layout" svg:width="0.106cm" svg:height="0.106cm" svg:x="6.712cm" svg:y="9.666cm" svg:viewBox="0 0 107 107" svg:d="M53 107c15 0 28-6 38-16s16-23 16-37c0-15-6-29-16-39s-23-15-38-15c-14 0-27 5-37 15s-16 24-16 39c0 14 6 27 16 37s23 16 37 16z">
          <text:p/>
        </draw:path>
        <draw:path draw:style-name="gr16" draw:text-style-name="P11" draw:layer="layout" svg:width="0.106cm" svg:height="0.106cm" svg:x="6.639cm" svg:y="9.434cm" svg:viewBox="0 0 107 107" svg:d="M54 107c14 0 28-6 38-16s15-24 15-38-5-28-15-37c-10-10-24-16-38-16s-28 6-38 16c-10 9-16 23-16 37s6 28 16 38 24 16 38 16z">
          <text:p/>
        </draw:path>
        <draw:path draw:style-name="gr16" draw:text-style-name="P11" draw:layer="layout" svg:width="0.106cm" svg:height="0.106cm" svg:x="6.954cm" svg:y="9.582cm" svg:viewBox="0 0 107 107" svg:d="M54 107c14 0 27-6 37-16s16-23 16-37-6-29-16-38c-10-10-23-16-37-16s-29 6-39 16c-10 9-15 24-15 38s5 27 15 37 25 16 39 16z">
          <text:p/>
        </draw:path>
        <draw:path draw:style-name="gr16" draw:text-style-name="P11" draw:layer="layout" svg:width="0.106cm" svg:height="0.106cm" svg:x="6.382cm" svg:y="9.357cm" svg:viewBox="0 0 107 107" svg:d="M53 107c14 0 29-6 39-16s15-23 15-37c0-15-5-29-15-39s-25-15-39-15-27 5-37 15-16 24-16 39c0 14 6 27 16 37s23 16 37 16z">
          <text:p/>
        </draw:path>
        <draw:path draw:style-name="gr16" draw:text-style-name="P11" draw:layer="layout" svg:width="0.105cm" svg:height="0.106cm" svg:x="5.074cm" svg:y="10.039cm" svg:viewBox="0 0 106 107" svg:d="M53 107c14 0 28-6 38-17 10-10 15-23 15-37s-5-28-15-37c-10-10-24-16-38-16s-27 6-38 16c-10 9-15 23-15 37s5 27 15 37c11 11 24 17 38 17z">
          <text:p/>
        </draw:path>
        <draw:path draw:style-name="gr16" draw:text-style-name="P11" draw:layer="layout" svg:width="0.105cm" svg:height="0.106cm" svg:x="6.576cm" svg:y="9.258cm" svg:viewBox="0 0 106 107" svg:d="M52 107c15 0 28-5 38-15 11-10 16-24 16-38s-5-28-16-38c-10-10-23-16-38-16-14 0-27 6-37 16s-15 24-15 38 5 28 15 38 23 15 37 15z">
          <text:p/>
        </draw:path>
        <draw:path draw:style-name="gr16" draw:text-style-name="P11" draw:layer="layout" svg:width="0.106cm" svg:height="0.105cm" svg:x="4.936cm" svg:y="10.009cm" svg:viewBox="0 0 107 106" svg:d="M54 106c14 0 27-5 37-15s16-23 16-37-6-28-16-39c-10-10-23-15-37-15-15 0-29 5-39 15-10 11-15 25-15 39s5 27 15 37 24 15 39 15z">
          <text:p/>
        </draw:path>
        <draw:path draw:style-name="gr16" draw:text-style-name="P11" draw:layer="layout" svg:width="0.106cm" svg:height="0.106cm" svg:x="7.119cm" svg:y="9.629cm" svg:viewBox="0 0 107 107" svg:d="M53 107c14 0 28-5 38-15 10-11 16-25 16-39s-6-27-16-37-24-16-38-16-28 6-38 16c-9 10-15 23-15 37s6 28 15 39c10 10 24 15 38 15z">
          <text:p/>
        </draw:path>
        <draw:path draw:style-name="gr16" draw:text-style-name="P11" draw:layer="layout" svg:width="0.106cm" svg:height="0.106cm" svg:x="7.027cm" svg:y="9.68cm" svg:viewBox="0 0 107 107" svg:d="M53 107c15 0 29-5 39-15s15-24 15-38-5-28-15-38-24-16-39-16c-14 0-27 6-37 16s-16 24-16 38 6 28 16 38 23 15 37 15z">
          <text:p/>
        </draw:path>
        <draw:path draw:style-name="gr16" draw:text-style-name="P11" draw:layer="layout" svg:width="0.106cm" svg:height="0.106cm" svg:x="6.722cm" svg:y="9.698cm" svg:viewBox="0 0 107 107" svg:d="M54 107c14 0 27-6 37-16s16-23 16-37-6-28-16-38-23-16-37-16c-15 0-29 6-39 16s-15 24-15 38 5 27 15 37 24 16 39 16z">
          <text:p/>
        </draw:path>
        <draw:path draw:style-name="gr16" draw:text-style-name="P11" draw:layer="layout" svg:width="0.106cm" svg:height="0.106cm" svg:x="7.059cm" svg:y="9.64cm" svg:viewBox="0 0 107 107" svg:d="M54 107c14 0 27-5 37-15s16-25 16-39-6-27-16-37-23-16-37-16-29 6-39 16-15 23-15 37 5 29 15 39 25 15 39 15z">
          <text:p/>
        </draw:path>
        <draw:path draw:style-name="gr16" draw:text-style-name="P11" draw:layer="layout" svg:width="0.106cm" svg:height="0.106cm" svg:x="6.114cm" svg:y="9.513cm" svg:viewBox="0 0 107 107" svg:d="M54 107c14 0 28-6 38-17 10-10 15-23 15-37s-5-28-15-38-24-15-38-15-28 5-38 15-16 24-16 38 6 27 16 37c10 11 24 17 38 17z">
          <text:p/>
        </draw:path>
        <draw:path draw:style-name="gr16" draw:text-style-name="P11" draw:layer="layout" svg:width="0.106cm" svg:height="0.106cm" svg:x="5.636cm" svg:y="9.167cm" svg:viewBox="0 0 107 107" svg:d="M53 107c14 0 27-5 38-15 10-10 16-24 16-38s-6-27-16-38c-11-10-24-16-38-16s-28 6-38 16c-10 11-15 24-15 38s5 28 15 38 24 15 38 15z">
          <text:p/>
        </draw:path>
        <draw:path draw:style-name="gr16" draw:text-style-name="P11" draw:layer="layout" svg:width="0.106cm" svg:height="0.106cm" svg:x="7.159cm" svg:y="9.133cm" svg:viewBox="0 0 107 107" svg:d="M54 107c14 0 27-6 37-16 10-9 16-23 16-38 0-14-6-27-16-37s-23-16-37-16-29 6-38 16c-10 10-16 23-16 37 0 15 6 29 16 38 9 10 24 16 38 16z">
          <text:p/>
        </draw:path>
        <draw:path draw:style-name="gr16" draw:text-style-name="P11" draw:layer="layout" svg:width="0.106cm" svg:height="0.106cm" svg:x="7.061cm" svg:y="9.25cm" svg:viewBox="0 0 107 107" svg:d="M54 107c14 0 27-6 37-16s16-23 16-37c0-15-6-29-16-38-10-10-23-16-37-16s-29 6-38 16c-10 9-16 23-16 38 0 14 6 27 16 37 9 10 24 16 38 16z">
          <text:p/>
        </draw:path>
        <draw:path draw:style-name="gr16" draw:text-style-name="P11" draw:layer="layout" svg:width="0.106cm" svg:height="0.105cm" svg:x="7.191cm" svg:y="9.412cm" svg:viewBox="0 0 107 106" svg:d="M54 106c14 0 27-5 37-16 10-10 16-23 16-37s-6-28-16-38-23-15-37-15-28 5-38 15-16 24-16 38 6 27 16 37c10 11 24 16 38 16z">
          <text:p/>
        </draw:path>
        <draw:path draw:style-name="gr16" draw:text-style-name="P11" draw:layer="layout" svg:width="0.106cm" svg:height="0.106cm" svg:x="7.031cm" svg:y="9.449cm" svg:viewBox="0 0 107 107" svg:d="M53 107c15 0 28-5 38-15s16-24 16-39c0-14-6-27-16-37s-23-16-38-16c-14 0-28 6-38 16s-15 23-15 37c0 15 5 29 15 39s24 15 38 15z">
          <text:p/>
        </draw:path>
        <draw:path draw:style-name="gr16" draw:text-style-name="P11" draw:layer="layout" svg:width="0.106cm" svg:height="0.106cm" svg:x="6.969cm" svg:y="9.271cm" svg:viewBox="0 0 107 107" svg:d="M54 107c14 0 27-5 37-15s16-24 16-38-6-27-16-38c-10-10-23-16-37-16s-28 6-38 16c-10 11-16 24-16 38s6 28 16 38 24 15 38 15z">
          <text:p/>
        </draw:path>
        <draw:path draw:style-name="gr16" draw:text-style-name="P11" draw:layer="layout" svg:width="0.106cm" svg:height="0.106cm" svg:x="7.123cm" svg:y="9.347cm" svg:viewBox="0 0 107 107" svg:d="M53 107c14 0 29-6 39-16s15-23 15-37c0-15-5-29-15-39s-25-15-39-15-27 5-37 15-16 24-16 39c0 14 6 27 16 37s23 16 37 16z">
          <text:p/>
        </draw:path>
        <draw:path draw:style-name="gr16" draw:text-style-name="P11" draw:layer="layout" svg:width="0.105cm" svg:height="0.105cm" svg:x="6.719cm" svg:y="8.657cm" svg:viewBox="0 0 106 106" svg:d="M52 106c16 0 29-5 39-15s15-23 15-37-5-28-15-38c-10-11-23-16-39-16-14 0-27 5-37 16-10 10-15 24-15 38s5 27 15 37 23 15 37 15z">
          <text:p/>
        </draw:path>
        <draw:path draw:style-name="gr16" draw:text-style-name="P11" draw:layer="layout" svg:width="0.106cm" svg:height="0.106cm" svg:x="7.719cm" svg:y="9.298cm" svg:viewBox="0 0 107 107" svg:d="M53 107c14 0 28-6 38-17 9-10 16-23 16-37s-7-28-16-38c-10-9-24-15-38-15s-27 6-37 15c-10 10-16 24-16 38s6 27 16 37c10 11 23 17 37 17z">
          <text:p/>
        </draw:path>
        <draw:path draw:style-name="gr16" draw:text-style-name="P11" draw:layer="layout" svg:width="0.105cm" svg:height="0.105cm" svg:x="6.219cm" svg:y="8.706cm" svg:viewBox="0 0 106 106" svg:d="M53 106c14 0 28-5 38-15s15-24 15-39c0-14-5-27-15-37s-24-15-38-15-28 5-38 15-15 23-15 37c0 15 5 29 15 39s24 15 38 15z">
          <text:p/>
        </draw:path>
        <draw:path draw:style-name="gr16" draw:text-style-name="P11" draw:layer="layout" svg:width="0.106cm" svg:height="0.106cm" svg:x="5.908cm" svg:y="9.407cm" svg:viewBox="0 0 107 107" svg:d="M54 107c14 0 27-5 37-16 10-10 16-24 16-38s-6-27-16-37-23-16-37-16-28 6-38 16-16 23-16 37 6 28 16 38c10 11 24 16 38 16z">
          <text:p/>
        </draw:path>
        <draw:path draw:style-name="gr16" draw:text-style-name="P11" draw:layer="layout" svg:width="0.106cm" svg:height="0.106cm" svg:x="6.317cm" svg:y="8.654cm" svg:viewBox="0 0 107 107" svg:d="M54 107c14 0 27-5 37-15s16-24 16-38-6-27-16-37c-10-11-23-17-37-17s-29 6-39 17c-9 10-15 23-15 37s6 28 15 38c10 10 25 15 39 15z">
          <text:p/>
        </draw:path>
        <draw:path draw:style-name="gr16" draw:text-style-name="P11" draw:layer="layout" svg:width="0.106cm" svg:height="0.106cm" svg:x="6.622cm" svg:y="9.703cm" svg:viewBox="0 0 107 107" svg:d="M54 107c14 0 28-5 38-15s15-24 15-38-5-27-15-37c-10-11-24-17-38-17-15 0-28 6-38 17-10 10-16 23-16 37s6 28 16 38 23 15 38 15z">
          <text:p/>
        </draw:path>
        <draw:path draw:style-name="gr16" draw:text-style-name="P11" draw:layer="layout" svg:width="0.105cm" svg:height="0.105cm" svg:x="7.04cm" svg:y="8.72cm" svg:viewBox="0 0 106 106" svg:d="M53 106c15 0 28-5 38-15s15-23 15-38-5-28-15-38-23-15-38-15-28 5-38 15-15 23-15 38 5 28 15 38 23 15 38 15z">
          <text:p/>
        </draw:path>
        <draw:path draw:style-name="gr16" draw:text-style-name="P11" draw:layer="layout" svg:width="0.106cm" svg:height="0.106cm" svg:x="6.325cm" svg:y="9.117cm" svg:viewBox="0 0 107 107" svg:d="M54 107c14 0 27-6 37-16s16-24 16-38-6-28-16-38-23-15-37-15-29 5-39 15-15 24-15 38 5 28 15 38 25 16 39 16z">
          <text:p/>
        </draw:path>
        <draw:path draw:style-name="gr16" draw:text-style-name="P11" draw:layer="layout" svg:width="0.106cm" svg:height="0.105cm" svg:x="4.871cm" svg:y="9.424cm" svg:viewBox="0 0 107 106" svg:d="M54 106c14 0 27-5 37-15s16-25 16-39-6-27-16-37-23-15-37-15-28 5-38 15c-11 10-16 23-16 37s5 29 16 39c10 10 24 15 38 15z">
          <text:p/>
        </draw:path>
        <draw:path draw:style-name="gr16" draw:text-style-name="P11" draw:layer="layout" svg:width="0.106cm" svg:height="0.105cm" svg:x="5.813cm" svg:y="9.243cm" svg:viewBox="0 0 107 106" svg:d="M54 106c14 0 28-5 37-15 10-10 16-23 16-37 0-15-6-29-16-39-9-10-23-15-37-15s-27 5-37 15c-11 10-17 24-17 39 0 14 6 27 17 37 10 10 23 15 37 15z">
          <text:p/>
        </draw:path>
        <draw:path draw:style-name="gr16" draw:text-style-name="P11" draw:layer="layout" svg:width="0.106cm" svg:height="0.106cm" svg:x="4.682cm" svg:y="8.53cm" svg:viewBox="0 0 107 107" svg:d="M53 107c14 0 27-6 37-16 11-10 17-23 17-37s-6-29-17-39c-10-10-23-15-37-15s-28 5-37 15c-10 10-16 25-16 39s6 27 16 37c9 10 23 16 37 16z">
          <text:p/>
        </draw:path>
        <draw:path draw:style-name="gr16" draw:text-style-name="P11" draw:layer="layout" svg:width="0.106cm" svg:height="0.106cm" svg:x="6.849cm" svg:y="9.23cm" svg:viewBox="0 0 107 107" svg:d="M54 107c14 0 27-5 37-15s16-24 16-39c0-14-6-27-16-37s-23-16-37-16-29 6-38 16c-10 10-16 23-16 37 0 15 6 29 16 39 9 10 24 15 38 15z">
          <text:p/>
        </draw:path>
        <draw:path draw:style-name="gr16" draw:text-style-name="P11" draw:layer="layout" svg:width="0.106cm" svg:height="0.106cm" svg:x="7.13cm" svg:y="8.692cm" svg:viewBox="0 0 107 107" svg:d="M53 107c15 0 29-5 38-15 10-10 16-25 16-39s-6-27-16-37c-9-10-23-16-38-16-14 0-27 6-37 16s-16 23-16 37 6 29 16 39 23 15 37 15z">
          <text:p/>
        </draw:path>
        <draw:path draw:style-name="gr16" draw:text-style-name="P11" draw:layer="layout" svg:width="0.106cm" svg:height="0.106cm" svg:x="4.088cm" svg:y="9.227cm" svg:viewBox="0 0 107 107" svg:d="M53 107c15 0 29-5 38-15 10-10 16-24 16-39 0-14-6-27-16-37-9-10-23-16-38-16-14 0-27 6-37 16s-16 23-16 37c0 15 6 29 16 39s23 15 37 15z">
          <text:p/>
        </draw:path>
        <draw:path draw:style-name="gr16" draw:text-style-name="P11" draw:layer="layout" svg:width="0.106cm" svg:height="0.105cm" svg:x="6.547cm" svg:y="9.619cm" svg:viewBox="0 0 107 106" svg:d="M54 106c14 0 27-5 37-16 10-10 16-24 16-38s-6-27-16-37-23-15-37-15-28 5-39 15c-10 10-15 23-15 37s5 28 15 38c11 11 25 16 39 16z">
          <text:p/>
        </draw:path>
        <draw:path draw:style-name="gr16" draw:text-style-name="P11" draw:layer="layout" svg:width="0.105cm" svg:height="0.106cm" svg:x="5.96cm" svg:y="8.685cm" svg:viewBox="0 0 106 107" svg:d="M53 107c14 0 28-5 38-15 10-11 15-25 15-39s-5-27-15-37-24-16-38-16c-15 0-28 6-38 16s-15 23-15 37 5 28 15 39c10 10 23 15 38 15z">
          <text:p/>
        </draw:path>
        <draw:path draw:style-name="gr16" draw:text-style-name="P11" draw:layer="layout" svg:width="0.106cm" svg:height="0.105cm" svg:x="5.954cm" svg:y="8.923cm" svg:viewBox="0 0 107 106" svg:d="M53 106c14 0 28-5 39-15 10-10 15-23 15-38s-5-28-15-38c-11-10-25-15-39-15s-27 5-37 15-16 23-16 38 6 28 16 38 23 15 37 15z">
          <text:p/>
        </draw:path>
        <draw:path draw:style-name="gr16" draw:text-style-name="P11" draw:layer="layout" svg:width="0.106cm" svg:height="0.105cm" svg:x="6.739cm" svg:y="8.895cm" svg:viewBox="0 0 107 106" svg:d="M54 106c14 0 28-5 38-15 10-11 15-24 15-39 0-14-5-27-15-37s-24-15-38-15-28 5-38 15-16 23-16 37c0 15 6 28 16 39 10 10 24 15 38 15z">
          <text:p/>
        </draw:path>
        <draw:path draw:style-name="gr16" draw:text-style-name="P11" draw:layer="layout" svg:width="0.106cm" svg:height="0.106cm" svg:x="4.773cm" svg:y="9.928cm" svg:viewBox="0 0 107 107" svg:d="M54 107c14 0 28-6 38-17 10-10 15-23 15-37s-5-28-15-38-24-15-38-15-27 5-37 15-17 24-17 38 7 27 17 37c10 11 23 17 37 17z">
          <text:p/>
        </draw:path>
        <draw:path draw:style-name="gr16" draw:text-style-name="P11" draw:layer="layout" svg:width="0.106cm" svg:height="0.106cm" svg:x="6.511cm" svg:y="9.157cm" svg:viewBox="0 0 107 107" svg:d="M54 107c14 0 27-6 37-15 10-10 16-24 16-38s-6-28-16-38-23-16-37-16c-15 0-29 6-38 16-10 10-16 24-16 38s6 28 16 38c9 9 23 15 38 15z">
          <text:p/>
        </draw:path>
        <draw:path draw:style-name="gr16" draw:text-style-name="P11" draw:layer="layout" svg:width="0.106cm" svg:height="0.106cm" svg:x="6.255cm" svg:y="8.937cm" svg:viewBox="0 0 107 107" svg:d="M53 107c14 0 28-6 38-15 11-10 16-24 16-38 0-15-5-28-16-38-10-10-24-16-38-16s-27 6-37 16-16 23-16 38c0 14 6 28 16 38 10 9 23 15 37 15z">
          <text:p/>
        </draw:path>
        <draw:path draw:style-name="gr16" draw:text-style-name="P11" draw:layer="layout" svg:width="0.106cm" svg:height="0.106cm" svg:x="6.18cm" svg:y="9.152cm" svg:viewBox="0 0 107 107" svg:d="M53 107c14 0 28-6 38-16s16-23 16-37-6-28-16-38-24-16-38-16-28 6-38 16c-9 10-15 24-15 38s6 27 15 37c10 10 24 16 38 16z">
          <text:p/>
        </draw:path>
        <draw:path draw:style-name="gr16" draw:text-style-name="P11" draw:layer="layout" svg:width="0.105cm" svg:height="0.105cm" svg:x="5.629cm" svg:y="8.661cm" svg:viewBox="0 0 106 106" svg:d="M52 106c14 0 28-5 38-15 11-10 16-23 16-38 0-14-5-27-16-37-10-10-24-16-38-16s-27 6-37 16-15 23-15 37c0 15 5 28 15 38s23 15 37 15z">
          <text:p/>
        </draw:path>
        <draw:path draw:style-name="gr16" draw:text-style-name="P11" draw:layer="layout" svg:width="0.106cm" svg:height="0.106cm" svg:x="5.944cm" svg:y="9.35cm" svg:viewBox="0 0 107 107" svg:d="M53 107c14 0 28-6 38-16s16-23 16-37c0-15-6-29-16-39s-24-15-38-15-27 5-37 15-16 24-16 39c0 14 6 27 16 37s23 16 37 16z">
          <text:p/>
        </draw:path>
        <draw:path draw:style-name="gr16" draw:text-style-name="P11" draw:layer="layout" svg:width="0.106cm" svg:height="0.106cm" svg:x="6.461cm" svg:y="8.754cm" svg:viewBox="0 0 107 107" svg:d="M53 107c14 0 28-6 38-16s16-23 16-37-6-28-16-38-24-16-38-16-27 6-37 16-16 24-16 38 6 27 16 37 23 16 37 16z">
          <text:p/>
        </draw:path>
        <draw:path draw:style-name="gr16" draw:text-style-name="P11" draw:layer="layout" svg:width="0.106cm" svg:height="0.106cm" svg:x="5.531cm" svg:y="8.822cm" svg:viewBox="0 0 107 107" svg:d="M53 107c14 0 28-6 38-16s16-23 16-37c0-15-6-29-16-38-10-10-24-16-38-16s-27 6-37 16c-10 9-16 23-16 38 0 14 6 27 16 37s23 16 37 16z">
          <text:p/>
        </draw:path>
        <draw:path draw:style-name="gr16" draw:text-style-name="P11" draw:layer="layout" svg:width="0.106cm" svg:height="0.106cm" svg:x="5.6cm" svg:y="8.901cm" svg:viewBox="0 0 107 107" svg:d="M54 107c14 0 28-5 38-15s15-25 15-39-5-27-15-37-24-16-38-16-27 6-38 16c-10 10-16 23-16 37s6 29 16 39c11 10 24 15 38 15z">
          <text:p/>
        </draw:path>
        <draw:path draw:style-name="gr16" draw:text-style-name="P11" draw:layer="layout" svg:width="0.106cm" svg:height="0.106cm" svg:x="7.009cm" svg:y="8.722cm" svg:viewBox="0 0 107 107" svg:d="M53 107c14 0 29-6 39-16 10-9 15-23 15-37 0-15-5-28-15-38s-25-16-39-16-27 6-37 16-16 23-16 38c0 14 6 28 16 37 10 10 23 16 37 16z">
          <text:p/>
        </draw:path>
        <draw:path draw:style-name="gr16" draw:text-style-name="P11" draw:layer="layout" svg:width="0.106cm" svg:height="0.105cm" svg:x="6.892cm" svg:y="9.153cm" svg:viewBox="0 0 107 106" svg:d="M53 106c14 0 27-5 37-15 11-10 17-23 17-38 0-14-6-28-17-38-10-10-23-15-37-15s-28 5-38 15c-9 10-15 24-15 38 0 15 6 28 15 38 10 10 24 15 38 15z">
          <text:p/>
        </draw:path>
        <draw:path draw:style-name="gr16" draw:text-style-name="P11" draw:layer="layout" svg:width="0.106cm" svg:height="0.106cm" svg:x="6.847cm" svg:y="8.554cm" svg:viewBox="0 0 107 107" svg:d="M54 107c14 0 27-6 37-16s16-23 16-37-6-28-16-38-23-16-37-16-29 6-39 16-15 24-15 38 5 27 15 37 25 16 39 16z">
          <text:p/>
        </draw:path>
        <draw:path draw:style-name="gr16" draw:text-style-name="P11" draw:layer="layout" svg:width="0.106cm" svg:height="0.106cm" svg:x="5.573cm" svg:y="8.799cm" svg:viewBox="0 0 107 107" svg:d="M54 107c14 0 27-6 37-16s16-24 16-38-6-28-16-38-23-15-37-15c-15 0-29 5-39 15s-15 24-15 38 5 28 15 38 24 16 39 16z">
          <text:p/>
        </draw:path>
        <draw:path draw:style-name="gr16" draw:text-style-name="P11" draw:layer="layout" svg:width="0.106cm" svg:height="0.106cm" svg:x="6.096cm" svg:y="8.519cm" svg:viewBox="0 0 107 107" svg:d="M54 107c14 0 28-6 38-16 9-10 15-23 15-37s-6-29-15-39c-10-10-24-15-38-15-15 0-28 5-38 15s-16 25-16 39 6 27 16 37 23 16 38 16z">
          <text:p/>
        </draw:path>
        <draw:path draw:style-name="gr19" draw:text-style-name="P12" draw:layer="layout" svg:width="0.105cm" svg:height="0.106cm" svg:x="9.719cm" svg:y="8.974cm" svg:viewBox="0 0 106 107" svg:d="M52 107c14 0 28-6 38-16 11-10 16-23 16-37s-5-28-16-38c-10-9-24-16-38-16s-27 7-37 16c-10 10-15 24-15 38s5 27 15 37 23 16 37 16z">
          <text:p/>
        </draw:path>
        <draw:path draw:style-name="gr19" draw:text-style-name="P12" draw:layer="layout" svg:width="0.106cm" svg:height="0.106cm" svg:x="9.373cm" svg:y="9.367cm" svg:viewBox="0 0 107 107" svg:d="M54 107c14 0 28-6 38-16s15-23 15-37-5-29-15-39c-10-9-24-15-38-15s-27 6-38 15c-10 10-16 25-16 39s6 27 16 37c11 10 24 16 38 16z">
          <text:p/>
        </draw:path>
        <draw:path draw:style-name="gr19" draw:text-style-name="P12" draw:layer="layout" svg:width="0.106cm" svg:height="0.105cm" svg:x="10.882cm" svg:y="6.995cm" svg:viewBox="0 0 107 106" svg:d="M53 106c14 0 27-5 37-16 11-10 17-23 17-37s-6-28-17-38c-10-10-23-15-37-15s-28 5-38 15-15 24-15 38 5 27 15 37c10 11 24 16 38 16z">
          <text:p/>
        </draw:path>
        <draw:path draw:style-name="gr19" draw:text-style-name="P12" draw:layer="layout" svg:width="0.106cm" svg:height="0.106cm" svg:x="8.147cm" svg:y="8.885cm" svg:viewBox="0 0 107 107" svg:d="M53 107c14 0 28-6 38-17 10-10 16-23 16-37s-6-28-16-38-24-15-38-15-27 5-37 15-16 24-16 38 6 27 16 37c10 11 23 17 37 17z">
          <text:p/>
        </draw:path>
        <draw:path draw:style-name="gr20" draw:text-style-name="P12" draw:layer="layout" svg:width="0.106cm" svg:height="0.106cm" svg:x="9.616cm" svg:y="8.668cm" svg:viewBox="0 0 107 107" svg:d="M53 107c14 0 28-6 37-17 11-10 17-23 17-37s-6-28-17-38c-9-9-23-15-37-15s-27 6-37 15c-10 10-16 24-16 38s6 27 16 37c10 11 23 17 37 17z">
          <text:p/>
        </draw:path>
        <draw:path draw:style-name="gr21" draw:text-style-name="P4" draw:layer="layout" svg:width="0.106cm" svg:height="0.106cm" svg:x="9.616cm" svg:y="8.668cm" svg:viewBox="0 0 107 107" svg:d="M53 107c14 0 28-6 37-17 11-10 17-23 17-37s-6-28-17-38c-9-9-23-15-37-15s-27 6-37 15c-10 10-16 24-16 38s6 27 16 37c10 11 23 17 37 17z">
          <text:p/>
        </draw:path>
        <draw:path draw:style-name="gr19" draw:text-style-name="P12" draw:layer="layout" svg:width="0.105cm" svg:height="0.106cm" svg:x="8.443cm" svg:y="8.754cm" svg:viewBox="0 0 106 107" svg:d="M54 107c14 0 27-6 37-16s15-23 15-37-5-28-15-37c-10-11-23-17-37-17-15 0-28 6-38 17-11 9-16 23-16 37s5 27 16 37c10 10 23 16 38 16z">
          <text:p/>
        </draw:path>
        <draw:path draw:style-name="gr19" draw:text-style-name="P12" draw:layer="layout" svg:width="0.106cm" svg:height="0.106cm" svg:x="7cm" svg:y="8.668cm" svg:viewBox="0 0 107 107" svg:d="M53 107c14 0 28-5 39-16 9-10 15-24 15-38s-6-27-15-37c-11-10-25-16-39-16s-27 6-37 16-16 23-16 37 6 28 16 38c10 11 23 16 37 16z">
          <text:p/>
        </draw:path>
        <draw:path draw:style-name="gr19" draw:text-style-name="P12" draw:layer="layout" svg:width="0.106cm" svg:height="0.105cm" svg:x="10.017cm" svg:y="8.384cm" svg:viewBox="0 0 107 106" svg:d="M54 106c14 0 27-5 37-15s16-24 16-38c0-15-6-28-16-38s-23-15-37-15-28 5-38 15-16 23-16 38c0 14 6 28 16 38s24 15 38 15z">
          <text:p/>
        </draw:path>
        <draw:path draw:style-name="gr19" draw:text-style-name="P12" draw:layer="layout" svg:width="0.105cm" svg:height="0.106cm" svg:x="9.964cm" svg:y="8.602cm" svg:viewBox="0 0 106 107" svg:d="M52 107c16 0 29-6 39-16s15-23 15-38c0-14-5-28-15-38s-23-15-39-15c-14 0-27 5-37 15s-15 24-15 38c0 15 5 28 15 38s23 16 37 16z">
          <text:p/>
        </draw:path>
        <draw:path draw:style-name="gr19" draw:text-style-name="P12" draw:layer="layout" svg:width="0.105cm" svg:height="0.106cm" svg:x="7.6cm" svg:y="8.201cm" svg:viewBox="0 0 106 107" svg:d="M54 107c14 0 27-6 37-16s15-23 15-37c0-15-5-29-15-39s-23-15-37-15-28 5-38 15c-11 10-16 24-16 39 0 14 5 27 16 37 10 10 24 16 38 16z">
          <text:p/>
        </draw:path>
        <draw:path draw:style-name="gr19" draw:text-style-name="P12" draw:layer="layout" svg:width="0.107cm" svg:height="0.106cm" svg:x="8.032cm" svg:y="9.307cm" svg:viewBox="0 0 108 107" svg:d="M54 107c14 0 28-5 38-15 10-11 16-25 16-39s-6-27-16-37-24-16-38-16-27 6-37 16-17 23-17 37 7 28 17 39c10 10 23 15 37 15z">
          <text:p/>
        </draw:path>
        <draw:path draw:style-name="gr19" draw:text-style-name="P12" draw:layer="layout" svg:width="0.106cm" svg:height="0.106cm" svg:x="6.203cm" svg:y="8.468cm" svg:viewBox="0 0 107 107" svg:d="M54 107c14 0 28-6 38-16 10-11 15-24 15-38s-5-28-15-38-24-15-38-15c-15 0-28 5-38 15s-16 24-16 38 6 27 16 38c10 10 23 16 38 16z">
          <text:p/>
        </draw:path>
        <draw:path draw:style-name="gr19" draw:text-style-name="P12" draw:layer="layout" svg:width="0.106cm" svg:height="0.106cm" svg:x="8.752cm" svg:y="9.208cm" svg:viewBox="0 0 107 107" svg:d="M54 107c14 0 27-5 37-15 10-11 16-25 16-39s-6-27-16-37-23-16-37-16-28 6-39 16c-9 10-15 23-15 37s6 28 15 39c11 10 25 15 39 15z">
          <text:p/>
        </draw:path>
        <draw:path draw:style-name="gr19" draw:text-style-name="P12" draw:layer="layout" svg:width="0.106cm" svg:height="0.106cm" svg:x="4.796cm" svg:y="9.123cm" svg:viewBox="0 0 107 107" svg:d="M53 107c14 0 27-6 38-16 10-10 16-23 16-38 0-14-6-28-16-37-11-10-24-16-38-16s-28 6-38 16c-10 9-15 23-15 37 0 15 5 28 15 38s24 16 38 16z">
          <text:p/>
        </draw:path>
        <draw:path draw:style-name="gr19" draw:text-style-name="P12" draw:layer="layout" svg:width="0.106cm" svg:height="0.106cm" svg:x="8.542cm" svg:y="8.863cm" svg:viewBox="0 0 107 107" svg:d="M54 107c14 0 27-6 37-16s16-23 16-37-6-28-16-38c-10-11-23-16-37-16s-28 5-39 16c-9 10-15 24-15 38s6 27 15 37c11 10 25 16 39 16z">
          <text:p/>
        </draw:path>
        <draw:path draw:style-name="gr19" draw:text-style-name="P12" draw:layer="layout" svg:width="0.106cm" svg:height="0.106cm" svg:x="7.994cm" svg:y="7.886cm" svg:viewBox="0 0 107 107" svg:d="M54 107c14 0 28-5 37-15 10-10 16-24 16-38 0-15-6-28-16-38-9-10-23-16-37-16s-28 6-38 16-16 23-16 38c0 14 6 28 16 38s24 15 38 15z">
          <text:p/>
        </draw:path>
        <draw:path draw:style-name="gr19" draw:text-style-name="P12" draw:layer="layout" svg:width="0.105cm" svg:height="0.106cm" svg:x="8.588cm" svg:y="8.858cm" svg:viewBox="0 0 106 107" svg:d="M53 107c14 0 28-6 38-16s15-23 15-37-5-28-15-38c-10-11-24-16-38-16s-28 5-38 16c-10 10-15 24-15 38s5 27 15 37 24 16 38 16z">
          <text:p/>
        </draw:path>
        <draw:path draw:style-name="gr19" draw:text-style-name="P12" draw:layer="layout" svg:width="0.106cm" svg:height="0.106cm" svg:x="8.758cm" svg:y="8.773cm" svg:viewBox="0 0 107 107" svg:d="M54 107c14 0 28-6 38-16s15-24 15-38-5-27-15-37-24-16-38-16-27 6-37 16c-11 10-17 23-17 37s6 28 17 38c10 10 23 16 37 16z">
          <text:p/>
        </draw:path>
        <draw:path draw:style-name="gr19" draw:text-style-name="P12" draw:layer="layout" svg:width="0.106cm" svg:height="0.106cm" svg:x="7.756cm" svg:y="8.327cm" svg:viewBox="0 0 107 107" svg:d="M53 107c15 0 29-5 39-15s15-24 15-38-5-27-15-38c-10-10-24-16-39-16-14 0-27 6-37 16-10 11-16 24-16 38s6 28 16 38 23 15 37 15z">
          <text:p/>
        </draw:path>
        <draw:path draw:style-name="gr19" draw:text-style-name="P12" draw:layer="layout" svg:width="0.106cm" svg:height="0.106cm" svg:x="8.822cm" svg:y="8.612cm" svg:viewBox="0 0 107 107" svg:d="M54 107c14 0 28-5 38-15s15-24 15-38c0-15-5-28-15-38s-24-16-38-16c-15 0-28 6-38 16s-16 23-16 38c0 14 6 28 16 38s23 15 38 15z">
          <text:p/>
        </draw:path>
        <draw:path draw:style-name="gr19" draw:text-style-name="P12" draw:layer="layout" svg:width="0.106cm" svg:height="0.105cm" svg:x="9.23cm" svg:y="8.695cm" svg:viewBox="0 0 107 106" svg:d="M53 106c15 0 28-5 38-15s16-24 16-38c0-15-6-28-16-38s-23-15-38-15c-14 0-28 5-38 15s-15 23-15 38c0 14 5 28 15 38s24 15 38 15z">
          <text:p/>
        </draw:path>
        <draw:path draw:style-name="gr19" draw:text-style-name="P12" draw:layer="layout" svg:width="0.106cm" svg:height="0.106cm" svg:x="4.947cm" svg:y="9.635cm" svg:viewBox="0 0 107 107" svg:d="M54 107c14 0 28-6 38-16 9-10 15-24 15-38s-6-28-15-38c-10-10-24-15-38-15-15 0-28 5-38 15s-16 24-16 38 6 28 16 38 23 16 38 16z">
          <text:p/>
        </draw:path>
        <draw:path draw:style-name="gr19" draw:text-style-name="P12" draw:layer="layout" svg:width="0.106cm" svg:height="0.106cm" svg:x="8.728cm" svg:y="8.548cm" svg:viewBox="0 0 107 107" svg:d="M54 107c14 0 28-6 38-16 9-10 15-23 15-37s-6-28-15-37c-10-11-24-17-38-17-15 0-28 6-38 17-10 9-16 23-16 37s6 27 16 37 23 16 38 16z">
          <text:p/>
        </draw:path>
        <draw:path draw:style-name="gr19" draw:text-style-name="P12" draw:layer="layout" svg:width="0.106cm" svg:height="0.106cm" svg:x="9.281cm" svg:y="8.052cm" svg:viewBox="0 0 107 107" svg:d="M54 107c14 0 28-6 38-15 9-11 15-25 15-39s-6-27-15-37c-10-10-24-16-38-16s-27 6-37 16c-11 10-17 23-17 37s6 28 17 39c10 9 23 15 37 15z">
          <text:p/>
        </draw:path>
        <draw:path draw:style-name="gr19" draw:text-style-name="P12" draw:layer="layout" svg:width="0.106cm" svg:height="0.106cm" svg:x="7.007cm" svg:y="8.254cm" svg:viewBox="0 0 107 107" svg:d="M53 107c14 0 27-6 38-17 10-10 16-23 16-37s-6-28-16-37c-11-10-24-16-38-16s-28 6-37 16c-10 9-16 23-16 37s6 27 16 37c9 11 23 17 37 17z">
          <text:p/>
        </draw:path>
        <draw:path draw:style-name="gr19" draw:text-style-name="P12" draw:layer="layout" svg:width="0.106cm" svg:height="0.106cm" svg:x="9.995cm" svg:y="8.96cm" svg:viewBox="0 0 107 107" svg:d="M54 107c14 0 28-5 38-15s15-24 15-38-5-27-15-38c-10-10-24-16-38-16s-28 6-38 16c-10 11-16 24-16 38s6 28 16 38 24 15 38 15z">
          <text:p/>
        </draw:path>
        <draw:path draw:style-name="gr19" draw:text-style-name="P12" draw:layer="layout" svg:width="0.106cm" svg:height="0.105cm" svg:x="8.43cm" svg:y="8.524cm" svg:viewBox="0 0 107 106" svg:d="M54 106c14 0 28-5 38-15s15-23 15-37-5-29-15-39-24-15-38-15-27 5-38 15c-10 10-16 25-16 39s6 27 16 37c11 10 24 15 38 15z">
          <text:p/>
        </draw:path>
        <draw:path draw:style-name="gr19" draw:text-style-name="P12" draw:layer="layout" svg:width="0.106cm" svg:height="0.106cm" svg:x="9.084cm" svg:y="7.859cm" svg:viewBox="0 0 107 107" svg:d="M53 107c14 0 28-5 38-15s16-25 16-39-6-27-16-37-24-16-38-16-27 6-37 16-16 23-16 37 6 29 16 39 23 15 37 15z">
          <text:p/>
        </draw:path>
        <draw:path draw:style-name="gr19" draw:text-style-name="P12" draw:layer="layout" svg:width="0.106cm" svg:height="0.106cm" svg:x="6.649cm" svg:y="9.2cm" svg:viewBox="0 0 107 107" svg:d="M54 107c14 0 28-6 38-17 9-9 15-23 15-37s-6-27-15-37c-10-10-24-16-38-16s-27 6-38 16c-10 10-16 23-16 37s6 28 16 37c11 11 24 17 38 17z">
          <text:p/>
        </draw:path>
        <draw:path draw:style-name="gr19" draw:text-style-name="P12" draw:layer="layout" svg:width="0.106cm" svg:height="0.106cm" svg:x="6.344cm" svg:y="7.57cm" svg:viewBox="0 0 107 107" svg:d="M54 107c14 0 28-6 37-15 10-10 16-24 16-38 0-15-6-28-16-38-9-10-23-16-37-16s-27 6-37 16c-11 10-17 23-17 38 0 14 6 28 17 38 10 9 23 15 37 15z">
          <text:p/>
        </draw:path>
        <draw:path draw:style-name="gr19" draw:text-style-name="P12" draw:layer="layout" svg:width="0.105cm" svg:height="0.106cm" svg:x="9.586cm" svg:y="8.559cm" svg:viewBox="0 0 106 107" svg:d="M54 107c14 0 27-6 37-16s15-24 15-38-5-27-15-37-23-16-37-16-28 6-39 16c-10 10-15 23-15 37s5 28 15 38c11 10 25 16 39 16z">
          <text:p/>
        </draw:path>
        <draw:path draw:style-name="gr19" draw:text-style-name="P12" draw:layer="layout" svg:width="0.106cm" svg:height="0.106cm" svg:x="6.122cm" svg:y="9.659cm" svg:viewBox="0 0 107 107" svg:d="M54 107c14 0 28-6 38-16 10-9 15-23 15-38 0-14-5-27-15-37s-24-16-38-16-27 6-38 16c-10 10-16 23-16 37 0 15 6 29 16 38 11 10 24 16 38 16z">
          <text:p/>
        </draw:path>
        <draw:path draw:style-name="gr19" draw:text-style-name="P12" draw:layer="layout" svg:width="0.106cm" svg:height="0.106cm" svg:x="7.289cm" svg:y="8.084cm" svg:viewBox="0 0 107 107" svg:d="M54 107c14 0 27-5 37-15s16-24 16-39c0-14-6-27-16-37s-23-16-37-16-28 6-37 16c-11 10-17 23-17 37 0 15 6 29 17 39 9 10 23 15 37 15z">
          <text:p/>
        </draw:path>
        <draw:path draw:style-name="gr19" draw:text-style-name="P12" draw:layer="layout" svg:width="0.106cm" svg:height="0.105cm" svg:x="8.417cm" svg:y="8.536cm" svg:viewBox="0 0 107 106" svg:d="M54 106c14 0 28-5 38-15 9-10 15-23 15-37 0-15-6-28-15-39-10-10-24-15-38-15s-28 5-38 15c-10 11-16 24-16 39 0 14 6 27 16 37s24 15 38 15z">
          <text:p/>
        </draw:path>
        <draw:path draw:style-name="gr19" draw:text-style-name="P12" draw:layer="layout" svg:width="0.106cm" svg:height="0.106cm" svg:x="8.498cm" svg:y="8.65cm" svg:viewBox="0 0 107 107" svg:d="M53 107c15 0 28-6 38-16 10-9 16-23 16-37s-6-27-16-37c-10-11-23-17-38-17-14 0-28 6-38 17-10 10-15 23-15 37s5 28 15 37c10 10 24 16 38 16z">
          <text:p/>
        </draw:path>
        <draw:path draw:style-name="gr19" draw:text-style-name="P12" draw:layer="layout" svg:width="0.105cm" svg:height="0.106cm" svg:x="6.215cm" svg:y="9.42cm" svg:viewBox="0 0 106 107" svg:d="M54 107c14 0 27-5 37-15 10-11 15-25 15-39s-5-27-15-37-23-16-37-16-29 6-39 16-15 23-15 37 5 28 15 39c10 10 25 15 39 15z">
          <text:p/>
        </draw:path>
        <draw:path draw:style-name="gr19" draw:text-style-name="P12" draw:layer="layout" svg:width="0.106cm" svg:height="0.106cm" svg:x="8.004cm" svg:y="8.377cm" svg:viewBox="0 0 107 107" svg:d="M54 107c14 0 27-6 37-16s16-24 16-38-6-28-16-38c-10-9-23-15-37-15s-29 6-39 15c-10 10-15 24-15 38s5 28 15 38 25 16 39 16z">
          <text:p/>
        </draw:path>
        <draw:path draw:style-name="gr19" draw:text-style-name="P12" draw:layer="layout" svg:width="0.106cm" svg:height="0.106cm" svg:x="12.202cm" svg:y="8.053cm" svg:viewBox="0 0 107 107" svg:d="M54 107c14 0 28-5 37-15 10-11 16-25 16-39s-6-27-16-37c-9-10-23-16-37-16s-28 6-38 16-16 23-16 37 6 28 16 39c10 10 24 15 38 15z">
          <text:p/>
        </draw:path>
        <draw:path draw:style-name="gr19" draw:text-style-name="P12" draw:layer="layout" svg:width="0.105cm" svg:height="0.106cm" svg:x="9.677cm" svg:y="8.981cm" svg:viewBox="0 0 106 107" svg:d="M54 107c14 0 27-7 37-17s15-23 15-37-5-28-15-38c-10-9-23-15-37-15s-29 6-39 15c-10 10-15 24-15 38s5 27 15 37 25 17 39 17z">
          <text:p/>
        </draw:path>
        <draw:path draw:style-name="gr19" draw:text-style-name="P12" draw:layer="layout" svg:width="0.106cm" svg:height="0.106cm" svg:x="10.288cm" svg:y="8.592cm" svg:viewBox="0 0 107 107" svg:d="M53 107c15 0 29-6 39-16s15-24 15-38-5-28-15-38-24-15-39-15c-14 0-27 5-37 15s-16 24-16 38 6 28 16 38 23 16 37 16z">
          <text:p/>
        </draw:path>
        <draw:path draw:style-name="gr19" draw:text-style-name="P12" draw:layer="layout" svg:width="0.106cm" svg:height="0.106cm" svg:x="9.234cm" svg:y="8.731cm" svg:viewBox="0 0 107 107" svg:d="M53 107c15 0 29-5 39-15s15-24 15-38-5-28-15-38-24-16-39-16c-14 0-27 6-37 16s-16 24-16 38 6 28 16 38 23 15 37 15z">
          <text:p/>
        </draw:path>
        <draw:path draw:style-name="gr19" draw:text-style-name="P12" draw:layer="layout" svg:width="0.106cm" svg:height="0.106cm" svg:x="9.555cm" svg:y="9.418cm" svg:viewBox="0 0 107 107" svg:d="M54 107c14 0 27-6 37-16 10-11 16-24 16-38s-6-28-16-38-23-15-37-15c-15 0-29 5-39 15s-15 24-15 38 5 27 15 38c10 10 24 16 39 16z">
          <text:p/>
        </draw:path>
        <draw:path draw:style-name="gr19" draw:text-style-name="P12" draw:layer="layout" svg:width="0.106cm" svg:height="0.106cm" svg:x="8.362cm" svg:y="8.263cm" svg:viewBox="0 0 107 107" svg:d="M53 107c14 0 28-5 37-15 11-11 17-25 17-39s-6-27-17-37c-9-10-23-16-37-16s-27 6-37 16-16 23-16 37 6 28 16 39c10 10 23 15 37 15z">
          <text:p/>
        </draw:path>
        <draw:path draw:style-name="gr19" draw:text-style-name="P12" draw:layer="layout" svg:width="0.106cm" svg:height="0.107cm" svg:x="5.189cm" svg:y="8.557cm" svg:viewBox="0 0 107 108" svg:d="M54 108c14 0 28-6 37-16 10-10 16-24 16-38s-6-27-16-37c-9-10-23-17-37-17s-27 7-37 17c-11 10-17 23-17 37s6 28 17 38c10 10 23 16 37 16z">
          <text:p/>
        </draw:path>
        <draw:path draw:style-name="gr19" draw:text-style-name="P12" draw:layer="layout" svg:width="0.106cm" svg:height="0.106cm" svg:x="9.16cm" svg:y="8.315cm" svg:viewBox="0 0 107 107" svg:d="M54 107c14 0 28-6 38-16 10-9 15-23 15-37s-5-28-15-38-24-16-38-16-28 6-38 16-16 24-16 38 6 28 16 37c10 10 24 16 38 16z">
          <text:p/>
        </draw:path>
        <draw:path draw:style-name="gr19" draw:text-style-name="P12" draw:layer="layout" svg:width="0.106cm" svg:height="0.105cm" svg:x="8.617cm" svg:y="8.515cm" svg:viewBox="0 0 107 106" svg:d="M54 106c14 0 28-5 38-15s15-24 15-38c0-15-5-28-15-38s-24-15-38-15c-15 0-28 5-38 15s-16 23-16 38c0 14 6 28 16 38s23 15 38 15z">
          <text:p/>
        </draw:path>
        <draw:path draw:style-name="gr19" draw:text-style-name="P12" draw:layer="layout" svg:width="0.106cm" svg:height="0.106cm" svg:x="8.506cm" svg:y="8.854cm" svg:viewBox="0 0 107 107" svg:d="M54 107c14 0 28-5 38-15 9-10 15-24 15-38s-6-27-15-38c-10-10-24-16-38-16-15 0-28 6-38 16-10 11-16 24-16 38s6 28 16 38 23 15 38 15z">
          <text:p/>
        </draw:path>
        <draw:path draw:style-name="gr19" draw:text-style-name="P12" draw:layer="layout" svg:width="0.106cm" svg:height="0.106cm" svg:x="9.634cm" svg:y="8.212cm" svg:viewBox="0 0 107 107" svg:d="M53 107c14 0 28-6 38-15 10-10 16-24 16-38s-6-28-16-38-24-16-38-16-28 6-38 16-15 24-15 38 5 28 15 38c10 9 24 15 38 15z">
          <text:p/>
        </draw:path>
        <draw:path draw:style-name="gr19" draw:text-style-name="P12" draw:layer="layout" svg:width="0.105cm" svg:height="0.105cm" svg:x="10.355cm" svg:y="7.443cm" svg:viewBox="0 0 106 106" svg:d="M52 106c15 0 28-5 38-15 11-10 16-23 16-38s-5-28-16-38c-10-10-23-15-38-15-14 0-27 5-37 15s-15 23-15 38 5 28 15 38 23 15 37 15z">
          <text:p/>
        </draw:path>
        <draw:path draw:style-name="gr19" draw:text-style-name="P12" draw:layer="layout" svg:width="0.106cm" svg:height="0.106cm" svg:x="7.328cm" svg:y="9.323cm" svg:viewBox="0 0 107 107" svg:d="M53 107c14 0 29-6 39-15 10-10 15-25 15-39s-5-27-15-37-25-16-39-16-27 6-37 16-16 23-16 37 6 29 16 39c10 9 23 15 37 15z">
          <text:p/>
        </draw:path>
        <draw:path draw:style-name="gr19" draw:text-style-name="P12" draw:layer="layout" svg:width="0.106cm" svg:height="0.106cm" svg:x="7.305cm" svg:y="8.864cm" svg:viewBox="0 0 107 107" svg:d="M53 107c14 0 28-5 37-15 11-10 17-24 17-38s-6-27-17-37c-9-11-23-17-37-17s-27 6-37 17c-10 10-16 23-16 37s6 28 16 38 23 15 37 15z">
          <text:p/>
        </draw:path>
        <draw:path draw:style-name="gr19" draw:text-style-name="P12" draw:layer="layout" svg:width="0.106cm" svg:height="0.106cm" svg:x="7.571cm" svg:y="8.871cm" svg:viewBox="0 0 107 107" svg:d="M54 107c14 0 28-6 38-16s15-23 15-37-5-28-15-38-24-16-38-16c-15 0-28 6-38 16s-16 24-16 38 6 27 16 37 23 16 38 16z">
          <text:p/>
        </draw:path>
        <draw:path draw:style-name="gr19" draw:text-style-name="P12" draw:layer="layout" svg:width="0.106cm" svg:height="0.106cm" svg:x="9.175cm" svg:y="8.898cm" svg:viewBox="0 0 107 107" svg:d="M54 107c14 0 28-6 38-16 10-9 15-24 15-38s-5-27-15-37-24-16-38-16-27 6-37 16c-11 10-17 23-17 37s6 29 17 38c10 10 23 16 37 16z">
          <text:p/>
        </draw:path>
        <draw:path draw:style-name="gr19" draw:text-style-name="P12" draw:layer="layout" svg:width="0.106cm" svg:height="0.106cm" svg:x="12.737cm" svg:y="8.146cm" svg:viewBox="0 0 107 107" svg:d="M54 107c14 0 28-6 38-17 10-10 15-23 15-37s-5-28-15-38-24-15-38-15-27 5-38 15c-10 10-16 24-16 38s6 27 16 37c11 11 24 17 38 17z">
          <text:p/>
        </draw:path>
        <draw:path draw:style-name="gr19" draw:text-style-name="P12" draw:layer="layout" svg:width="0.106cm" svg:height="0.106cm" svg:x="8.765cm" svg:y="9.112cm" svg:viewBox="0 0 107 107" svg:d="M54 107c14 0 28-5 38-15s15-25 15-39-5-27-15-37-24-16-38-16-27 6-37 16-17 23-17 37 7 29 17 39 23 15 37 15z">
          <text:p/>
        </draw:path>
        <draw:path draw:style-name="gr19" draw:text-style-name="P12" draw:layer="layout" svg:width="0.106cm" svg:height="0.106cm" svg:x="5.385cm" svg:y="8.177cm" svg:viewBox="0 0 107 107" svg:d="M54 107c14 0 27-6 37-16s16-23 16-38c0-14-6-28-16-38s-23-15-37-15-28 5-38 15-16 24-16 38c0 15 6 28 16 38s24 16 38 16z">
          <text:p/>
        </draw:path>
        <draw:path draw:style-name="gr19" draw:text-style-name="P12" draw:layer="layout" svg:width="0.106cm" svg:height="0.106cm" svg:x="9.473cm" svg:y="8.426cm" svg:viewBox="0 0 107 107" svg:d="M54 107c14 0 28-5 38-15 9-10 15-24 15-38s-6-28-15-38c-10-10-24-16-38-16s-28 6-38 16-16 24-16 38 6 28 16 38 24 15 38 15z">
          <text:p/>
        </draw:path>
        <draw:path draw:style-name="gr19" draw:text-style-name="P12" draw:layer="layout" svg:width="0.106cm" svg:height="0.106cm" svg:x="7.874cm" svg:y="9.106cm" svg:viewBox="0 0 107 107" svg:d="M53 107c15 0 28-6 38-16 10-11 16-24 16-38s-6-28-16-38-23-15-38-15c-14 0-28 5-37 15-10 10-16 24-16 38s6 27 16 38c9 10 23 16 37 16z">
          <text:p/>
        </draw:path>
        <draw:path draw:style-name="gr19" draw:text-style-name="P12" draw:layer="layout" svg:width="0.106cm" svg:height="0.106cm" svg:x="8.46cm" svg:y="9.158cm" svg:viewBox="0 0 107 107" svg:d="M53 107c14 0 27-5 37-15 11-10 17-24 17-38s-6-28-17-38c-10-10-23-16-37-16s-28 6-37 16c-10 10-16 24-16 38s6 28 16 38c9 10 23 15 37 15z">
          <text:p/>
        </draw:path>
        <draw:path draw:style-name="gr19" draw:text-style-name="P12" draw:layer="layout" svg:width="0.106cm" svg:height="0.106cm" svg:x="9.96cm" svg:y="8.493cm" svg:viewBox="0 0 107 107" svg:d="M53 107c14 0 28-6 38-16 10-9 16-23 16-38 0-14-6-27-16-37s-24-16-38-16-28 6-38 16-15 23-15 37c0 15 5 29 15 38 10 10 24 16 38 16z">
          <text:p/>
        </draw:path>
        <draw:path draw:style-name="gr19" draw:text-style-name="P12" draw:layer="layout" svg:width="0.106cm" svg:height="0.106cm" svg:x="8.633cm" svg:y="8.519cm" svg:viewBox="0 0 107 107" svg:d="M54 107c14 0 28-6 37-16 10-10 16-23 16-37s-6-29-16-39c-9-9-23-15-37-15s-28 6-38 15c-10 10-16 25-16 39s6 27 16 37 24 16 38 16z">
          <text:p/>
        </draw:path>
        <draw:path draw:style-name="gr19" draw:text-style-name="P12" draw:layer="layout" svg:width="0.106cm" svg:height="0.105cm" svg:x="8.908cm" svg:y="9.111cm" svg:viewBox="0 0 107 106" svg:d="M53 106c14 0 28-5 38-15s16-25 16-39-6-27-16-37-24-15-38-15-28 5-38 15-15 23-15 37 5 29 15 39 24 15 38 15z">
          <text:p/>
        </draw:path>
        <draw:path draw:style-name="gr19" draw:text-style-name="P12" draw:layer="layout" svg:width="0.106cm" svg:height="0.106cm" svg:x="7.782cm" svg:y="9.237cm" svg:viewBox="0 0 107 107" svg:d="M54 107c14 0 27-5 37-15s16-24 16-39c0-14-6-27-16-37s-23-16-37-16c-15 0-29 6-38 16-10 10-16 23-16 37 0 15 6 29 16 39 9 10 23 15 38 15z">
          <text:p/>
        </draw:path>
        <draw:path draw:style-name="gr19" draw:text-style-name="P12" draw:layer="layout" svg:width="0.105cm" svg:height="0.106cm" svg:x="9.764cm" svg:y="9.253cm" svg:viewBox="0 0 106 107" svg:d="M52 107c15 0 29-5 39-15s15-24 15-38c0-15-5-28-15-38s-24-16-39-16c-14 0-27 6-37 16s-15 23-15 38c0 14 5 28 15 38s23 15 37 15z">
          <text:p/>
        </draw:path>
        <draw:path draw:style-name="gr19" draw:text-style-name="P12" draw:layer="layout" svg:width="0.106cm" svg:height="0.106cm" svg:x="9.626cm" svg:y="8.959cm" svg:viewBox="0 0 107 107" svg:d="M53 107c14 0 27-6 38-16 10-10 16-23 16-37s-6-28-16-38c-11-10-24-16-38-16s-28 6-37 16c-10 10-16 24-16 38s6 27 16 37c9 10 23 16 37 16z">
          <text:p/>
        </draw:path>
        <draw:path draw:style-name="gr19" draw:text-style-name="P12" draw:layer="layout" svg:width="0.106cm" svg:height="0.106cm" svg:x="9.531cm" svg:y="8.699cm" svg:viewBox="0 0 107 107" svg:d="M53 107c14 0 29-5 39-15s15-25 15-39-5-27-15-37-25-16-39-16-27 6-37 16-16 23-16 37 6 29 16 39 23 15 37 15z">
          <text:p/>
        </draw:path>
        <draw:path draw:style-name="gr19" draw:text-style-name="P12" draw:layer="layout" svg:width="0.106cm" svg:height="0.106cm" svg:x="8.45cm" svg:y="9.555cm" svg:viewBox="0 0 107 107" svg:d="M54 107c14 0 27-6 37-16s16-23 16-37c0-15-6-29-16-39s-23-15-37-15-28 5-38 15c-9 10-16 24-16 39 0 14 7 27 16 37 10 10 24 16 38 16z">
          <text:p/>
        </draw:path>
        <draw:path draw:style-name="gr19" draw:text-style-name="P12" draw:layer="layout" svg:width="0.106cm" svg:height="0.106cm" svg:x="9.472cm" svg:y="7.976cm" svg:viewBox="0 0 107 107" svg:d="M54 107c14 0 28-5 38-15 9-10 15-24 15-39 0-14-6-27-15-37-10-10-24-16-38-16s-28 6-38 16-16 23-16 37c0 15 6 29 16 39s24 15 38 15z">
          <text:p/>
        </draw:path>
        <draw:path draw:style-name="gr19" draw:text-style-name="P12" draw:layer="layout" svg:width="0.106cm" svg:height="0.106cm" svg:x="9.675cm" svg:y="9.192cm" svg:viewBox="0 0 107 107" svg:d="M54 107c14 0 28-7 37-17 10-10 16-23 16-37s-6-28-16-38c-9-9-23-15-37-15s-28 6-38 15c-10 10-16 24-16 38s6 27 16 37 24 17 38 17z">
          <text:p/>
        </draw:path>
        <draw:path draw:style-name="gr19" draw:text-style-name="P12" draw:layer="layout" svg:width="0.106cm" svg:height="0.106cm" svg:x="10.358cm" svg:y="7.522cm" svg:viewBox="0 0 107 107" svg:d="M53 107c14 0 28-6 38-17 10-10 16-23 16-37s-6-28-16-38-24-15-38-15-27 5-37 15-16 24-16 38 6 27 16 37c10 11 23 17 37 17z">
          <text:p/>
        </draw:path>
        <draw:path draw:style-name="gr19" draw:text-style-name="P12" draw:layer="layout" svg:width="0.106cm" svg:height="0.105cm" svg:x="7.451cm" svg:y="8.394cm" svg:viewBox="0 0 107 106" svg:d="M53 106c15 0 29-5 39-15 9-10 15-24 15-39 0-14-6-27-15-37-10-10-24-15-39-15-14 0-27 5-37 15s-16 23-16 37c0 15 6 29 16 39s23 15 37 15z">
          <text:p/>
        </draw:path>
        <draw:path draw:style-name="gr19" draw:text-style-name="P12" draw:layer="layout" svg:width="0.106cm" svg:height="0.106cm" svg:x="8.505cm" svg:y="8.44cm" svg:viewBox="0 0 107 107" svg:d="M54 107c14 0 28-5 38-15s15-24 15-38-5-27-15-37c-10-11-24-17-38-17-15 0-28 6-38 17-10 10-16 23-16 37s6 28 16 38 23 15 38 15z">
          <text:p/>
        </draw:path>
        <draw:path draw:style-name="gr19" draw:text-style-name="P12" draw:layer="layout" svg:width="0.105cm" svg:height="0.106cm" svg:x="8.781cm" svg:y="7.638cm" svg:viewBox="0 0 106 107" svg:d="M53 107c14 0 27-6 37-16 11-10 16-24 16-38s-5-28-16-38c-10-10-23-15-37-15-15 0-28 5-38 15s-15 24-15 38 5 28 15 38 23 16 38 16z">
          <text:p/>
        </draw:path>
        <draw:path draw:style-name="gr19" draw:text-style-name="P12" draw:layer="layout" svg:width="0.106cm" svg:height="0.105cm" svg:x="10.424cm" svg:y="7.35cm" svg:viewBox="0 0 107 106" svg:d="M54 106c14 0 27-5 37-15s16-24 16-39c0-14-6-27-16-37s-23-15-37-15-28 5-39 15c-10 10-15 23-15 37 0 15 5 29 15 39 11 10 25 15 39 15z">
          <text:p/>
        </draw:path>
        <draw:path draw:style-name="gr19" draw:text-style-name="P12" draw:layer="layout" svg:width="0.106cm" svg:height="0.106cm" svg:x="9.11cm" svg:y="8.266cm" svg:viewBox="0 0 107 107" svg:d="M53 107c14 0 29-6 39-16 10-11 15-24 15-38s-5-28-15-37c-10-10-25-16-39-16s-27 6-37 16c-10 9-16 23-16 37s6 27 16 38c10 10 23 16 37 16z">
          <text:p/>
        </draw:path>
        <draw:path draw:style-name="gr19" draw:text-style-name="P12" draw:layer="layout" svg:width="0.106cm" svg:height="0.106cm" svg:x="10.683cm" svg:y="8.335cm" svg:viewBox="0 0 107 107" svg:d="M53 107c14 0 29-5 39-15s15-24 15-38-5-27-15-37c-10-11-25-17-39-17s-27 6-37 17c-10 10-16 23-16 37s6 28 16 38 23 15 37 15z">
          <text:p/>
        </draw:path>
        <draw:path draw:style-name="gr20" draw:text-style-name="P12" draw:layer="layout" svg:width="0.106cm" svg:height="0.106cm" svg:x="7.879cm" svg:y="8.502cm" svg:viewBox="0 0 107 107" svg:d="M54 107c14 0 28-6 38-16s15-23 15-38c0-14-5-28-15-38-10-9-24-15-38-15-15 0-28 6-38 15-10 10-16 24-16 38 0 15 6 28 16 38s23 16 38 16z">
          <text:p/>
        </draw:path>
        <draw:path draw:style-name="gr21" draw:text-style-name="P4" draw:layer="layout" svg:width="0.106cm" svg:height="0.106cm" svg:x="7.879cm" svg:y="8.502cm" svg:viewBox="0 0 107 107" svg:d="M54 107c14 0 28-6 38-16s15-23 15-38c0-14-5-28-15-38-10-9-24-15-38-15-15 0-28 6-38 15-10 10-16 24-16 38 0 15 6 28 16 38s23 16 38 16z">
          <text:p/>
        </draw:path>
        <draw:path draw:style-name="gr19" draw:text-style-name="P12" draw:layer="layout" svg:width="0.105cm" svg:height="0.106cm" svg:x="8.26cm" svg:y="8.284cm" svg:viewBox="0 0 106 107" svg:d="M52 107c14 0 28-6 39-16 10-10 15-23 15-38 0-14-5-28-15-38-11-10-25-15-39-15s-27 5-37 15-15 24-15 38c0 15 5 28 15 38s23 16 37 16z">
          <text:p/>
        </draw:path>
        <draw:path draw:style-name="gr19" draw:text-style-name="P12" draw:layer="layout" svg:width="0.106cm" svg:height="0.105cm" svg:x="8.519cm" svg:y="9.073cm" svg:viewBox="0 0 107 106" svg:d="M54 106c14 0 27-5 37-15s16-23 16-37c0-15-6-28-16-38-10-11-23-16-37-16s-29 5-39 16c-9 10-15 23-15 38 0 14 6 27 15 37 10 10 25 15 39 15z">
          <text:p/>
        </draw:path>
        <draw:path draw:style-name="gr19" draw:text-style-name="P12" draw:layer="layout" svg:width="0.106cm" svg:height="0.106cm" svg:x="10.738cm" svg:y="7.722cm" svg:viewBox="0 0 107 107" svg:d="M54 107c14 0 28-7 38-16 10-10 15-24 15-38s-5-27-15-37-24-16-38-16-27 6-38 16c-10 10-16 23-16 37s6 28 16 38c11 9 24 16 38 16z">
          <text:p/>
        </draw:path>
        <draw:path draw:style-name="gr19" draw:text-style-name="P12" draw:layer="layout" svg:width="0.106cm" svg:height="0.106cm" svg:x="8.979cm" svg:y="9.068cm" svg:viewBox="0 0 107 107" svg:d="M53 107c14 0 28-6 37-16 10-10 17-23 17-37s-7-28-17-37c-9-11-23-17-37-17s-27 6-37 17c-10 9-16 23-16 37s6 27 16 37 23 16 37 16z">
          <text:p/>
        </draw:path>
        <draw:path draw:style-name="gr19" draw:text-style-name="P12" draw:layer="layout" svg:width="0.106cm" svg:height="0.106cm" svg:x="9.788cm" svg:y="8.49cm" svg:viewBox="0 0 107 107" svg:d="M54 107c14 0 28-6 38-16s15-24 15-38-5-28-15-38-24-15-38-15-28 5-38 15-16 24-16 38 6 28 16 38 24 16 38 16z">
          <text:p/>
        </draw:path>
        <draw:path draw:style-name="gr19" draw:text-style-name="P12" draw:layer="layout" svg:width="0.106cm" svg:height="0.106cm" svg:x="9.085cm" svg:y="8.657cm" svg:viewBox="0 0 107 107" svg:d="M53 107c14 0 27-6 37-15 10-10 17-24 17-38s-7-27-17-37-23-17-37-17-28 7-38 17-15 23-15 37 5 28 15 38c10 9 24 15 38 15z">
          <text:p/>
        </draw:path>
        <draw:path draw:style-name="gr19" draw:text-style-name="P12" draw:layer="layout" svg:width="0.106cm" svg:height="0.106cm" svg:x="8.038cm" svg:y="9.096cm" svg:viewBox="0 0 107 107" svg:d="M53 107c14 0 28-6 38-17 10-10 16-23 16-37s-6-28-16-38-24-15-38-15-27 5-37 15-16 24-16 38 6 27 16 37c10 11 23 17 37 17z">
          <text:p/>
        </draw:path>
        <draw:path draw:style-name="gr19" draw:text-style-name="P12" draw:layer="layout" svg:width="0.106cm" svg:height="0.106cm" svg:x="7.506cm" svg:y="8.449cm" svg:viewBox="0 0 107 107" svg:d="M54 107c14 0 28-6 38-16s15-23 15-37-5-28-15-38-24-16-38-16-27 6-37 16-17 24-17 38 7 27 17 37 23 16 37 16z">
          <text:p/>
        </draw:path>
        <draw:path draw:style-name="gr19" draw:text-style-name="P12" draw:layer="layout" svg:width="0.106cm" svg:height="0.106cm" svg:x="8.284cm" svg:y="9.939cm" svg:viewBox="0 0 107 107" svg:d="M53 107c15 0 28-6 38-16 10-11 16-24 16-38s-6-28-16-38c-10-9-23-15-38-15-14 0-28 6-38 15-10 10-15 24-15 38s5 27 15 38c10 10 24 16 38 16z">
          <text:p/>
        </draw:path>
        <draw:path draw:style-name="gr19" draw:text-style-name="P12" draw:layer="layout" svg:width="0.106cm" svg:height="0.106cm" svg:x="8.464cm" svg:y="9.039cm" svg:viewBox="0 0 107 107" svg:d="M53 107c14 0 28-5 38-15 11-10 16-24 16-38 0-15-5-28-16-38-10-10-24-16-38-16s-27 6-37 16-16 23-16 38c0 14 6 28 16 38s23 15 37 15z">
          <text:p/>
        </draw:path>
        <draw:path draw:style-name="gr19" draw:text-style-name="P12" draw:layer="layout" svg:width="0.106cm" svg:height="0.106cm" svg:x="6.812cm" svg:y="10.063cm" svg:viewBox="0 0 107 107" svg:d="M53 107c15 0 28-6 38-16s16-24 16-38-6-28-16-38c-10-9-23-15-38-15-14 0-28 6-38 15-10 10-15 24-15 38s5 28 15 38 24 16 38 16z">
          <text:p/>
        </draw:path>
        <draw:path draw:style-name="gr19" draw:text-style-name="P12" draw:layer="layout" svg:width="0.106cm" svg:height="0.106cm" svg:x="9.998cm" svg:y="8.847cm" svg:viewBox="0 0 107 107" svg:d="M54 107c14 0 27-5 37-15s16-24 16-38-6-27-16-38c-10-10-23-16-37-16s-29 6-38 16c-10 11-16 24-16 38s6 28 16 38c9 10 24 15 38 15z">
          <text:p/>
        </draw:path>
        <draw:path draw:style-name="gr19" draw:text-style-name="P12" draw:layer="layout" svg:width="0.106cm" svg:height="0.106cm" svg:x="10.217cm" svg:y="9.35cm" svg:viewBox="0 0 107 107" svg:d="M54 107c14 0 27-6 37-16s16-23 16-37c0-15-6-29-16-38-10-10-23-16-37-16s-28 6-39 16c-9 9-15 23-15 38 0 14 6 27 15 37 11 10 25 16 39 16z">
          <text:p/>
        </draw:path>
        <draw:path draw:style-name="gr19" draw:text-style-name="P12" draw:layer="layout" svg:width="0.106cm" svg:height="0.106cm" svg:x="7.97cm" svg:y="9.211cm" svg:viewBox="0 0 107 107" svg:d="M53 107c15 0 29-5 39-15 9-11 15-25 15-39s-6-27-15-37c-10-10-24-16-39-16-14 0-27 6-37 16s-16 23-16 37 6 28 16 39c10 10 23 15 37 15z">
          <text:p/>
        </draw:path>
        <draw:path draw:style-name="gr19" draw:text-style-name="P12" draw:layer="layout" svg:width="0.106cm" svg:height="0.106cm" svg:x="9.722cm" svg:y="8.882cm" svg:viewBox="0 0 107 107" svg:d="M53 107c14 0 27-5 37-16 11-10 17-24 17-38s-6-27-17-37c-10-10-23-16-37-16s-28 6-38 16-15 23-15 37 5 28 15 38c10 11 24 16 38 16z">
          <text:p/>
        </draw:path>
        <draw:path draw:style-name="gr19" draw:text-style-name="P12" draw:layer="layout" svg:width="0.106cm" svg:height="0.106cm" svg:x="8.55cm" svg:y="9.335cm" svg:viewBox="0 0 107 107" svg:d="M54 107c14 0 27-6 37-16s16-23 16-38c0-14-6-28-16-38-10-9-23-15-37-15s-28 6-38 15c-11 10-16 24-16 38 0 15 5 28 16 38 10 10 24 16 38 16z">
          <text:p/>
        </draw:path>
        <draw:path draw:style-name="gr19" draw:text-style-name="P12" draw:layer="layout" svg:width="0.106cm" svg:height="0.106cm" svg:x="9.409cm" svg:y="8.48cm" svg:viewBox="0 0 107 107" svg:d="M53 107c14 0 28-5 38-15 11-10 16-25 16-39s-5-27-16-37c-10-10-24-16-38-16s-27 6-37 16-16 23-16 37 6 29 16 39 23 15 37 15z">
          <text:p/>
        </draw:path>
        <draw:path draw:style-name="gr19" draw:text-style-name="P12" draw:layer="layout" svg:width="0.106cm" svg:height="0.105cm" svg:x="9.105cm" svg:y="8.458cm" svg:viewBox="0 0 107 106" svg:d="M53 106c14 0 27-5 38-16 10-10 16-23 16-37s-6-28-16-38c-11-10-24-15-38-15s-28 5-38 15-15 24-15 38 5 27 15 37c10 11 24 16 38 16z">
          <text:p/>
        </draw:path>
        <draw:path draw:style-name="gr19" draw:text-style-name="P12" draw:layer="layout" svg:width="0.106cm" svg:height="0.106cm" svg:x="8.52cm" svg:y="9.389cm" svg:viewBox="0 0 107 107" svg:d="M54 107c14 0 28-6 38-16 9-10 15-23 15-37s-6-28-15-38c-10-11-24-16-38-16s-28 5-38 16c-10 10-16 24-16 38s6 27 16 37 24 16 38 16z">
          <text:p/>
        </draw:path>
        <draw:path draw:style-name="gr19" draw:text-style-name="P12" draw:layer="layout" svg:width="0.106cm" svg:height="0.106cm" svg:x="8.969cm" svg:y="8.772cm" svg:viewBox="0 0 107 107" svg:d="M54 107c14 0 27-5 37-16 10-10 16-24 16-38s-6-27-16-37-23-16-37-16-28 6-38 16c-11 10-16 23-16 37s5 28 16 38c10 11 24 16 38 16z">
          <text:p/>
        </draw:path>
        <draw:path draw:style-name="gr19" draw:text-style-name="P12" draw:layer="layout" svg:width="0.106cm" svg:height="0.106cm" svg:x="8.963cm" svg:y="8.766cm" svg:viewBox="0 0 107 107" svg:d="M54 107c14 0 27-5 37-15s16-24 16-38-6-27-16-37-23-17-37-17-28 7-38 17-16 23-16 37 6 28 16 38 24 15 38 15z">
          <text:p/>
        </draw:path>
        <draw:path draw:style-name="gr19" draw:text-style-name="P12" draw:layer="layout" svg:width="0.106cm" svg:height="0.106cm" svg:x="9.9cm" svg:y="8.218cm" svg:viewBox="0 0 107 107" svg:d="M54 107c14 0 28-6 38-16s15-23 15-37-5-28-15-38-24-16-38-16-27 6-38 16c-10 10-16 24-16 38s6 27 16 37c11 10 24 16 38 16z">
          <text:p/>
        </draw:path>
        <draw:path draw:style-name="gr19" draw:text-style-name="P12" draw:layer="layout" svg:width="0.106cm" svg:height="0.106cm" svg:x="8.869cm" svg:y="9.029cm" svg:viewBox="0 0 107 107" svg:d="M54 107c14 0 28-5 37-15 10-10 16-24 16-39 0-14-6-27-16-37-9-10-23-16-37-16s-27 6-37 16-17 23-17 37c0 15 7 29 17 39s23 15 37 15z">
          <text:p/>
        </draw:path>
        <draw:path draw:style-name="gr19" draw:text-style-name="P12" draw:layer="layout" svg:width="0.106cm" svg:height="0.106cm" svg:x="5.337cm" svg:y="8.171cm" svg:viewBox="0 0 107 107" svg:d="M53 107c14 0 28-5 38-15s16-25 16-39-6-27-16-37-24-16-38-16-28 6-38 16-15 23-15 37 5 29 15 39 24 15 38 15z">
          <text:p/>
        </draw:path>
        <draw:path draw:style-name="gr19" draw:text-style-name="P12" draw:layer="layout" svg:width="0.106cm" svg:height="0.106cm" svg:x="9.259cm" svg:y="9.074cm" svg:viewBox="0 0 107 107" svg:d="M54 107c14 0 27-5 37-15s16-24 16-38-6-27-16-37c-10-11-23-17-37-17s-29 6-39 17c-10 10-15 23-15 37s5 28 15 38 25 15 39 15z">
          <text:p/>
        </draw:path>
        <draw:path draw:style-name="gr19" draw:text-style-name="P12" draw:layer="layout" svg:width="0.106cm" svg:height="0.106cm" svg:x="8.49cm" svg:y="8.335cm" svg:viewBox="0 0 107 107" svg:d="M53 107c14 0 28-5 38-15s16-24 16-38-6-27-16-37c-10-11-24-17-38-17s-28 6-38 17c-10 10-15 23-15 37s5 28 15 38 24 15 38 15z">
          <text:p/>
        </draw:path>
        <draw:path draw:style-name="gr19" draw:text-style-name="P12" draw:layer="layout" svg:width="0.106cm" svg:height="0.106cm" svg:x="8.224cm" svg:y="8.304cm" svg:viewBox="0 0 107 107" svg:d="M54 107c14 0 28-5 38-15s15-24 15-38c0-15-5-28-15-38s-24-16-38-16-27 6-38 16c-10 10-16 23-16 38 0 14 6 28 16 38 11 10 24 15 38 15z">
          <text:p/>
        </draw:path>
        <draw:path draw:style-name="gr19" draw:text-style-name="P12" draw:layer="layout" svg:width="0.106cm" svg:height="0.106cm" svg:x="9.452cm" svg:y="8.437cm" svg:viewBox="0 0 107 107" svg:d="M54 107c14 0 27-5 37-15s16-24 16-38-6-27-16-37c-10-11-23-17-37-17-15 0-29 6-39 17-10 10-15 23-15 37s5 28 15 38 24 15 39 15z">
          <text:p/>
        </draw:path>
        <draw:path draw:style-name="gr19" draw:text-style-name="P12" draw:layer="layout" svg:width="0.106cm" svg:height="0.105cm" svg:x="8.12cm" svg:y="9.739cm" svg:viewBox="0 0 107 106" svg:d="M54 106c14 0 27-5 37-15s16-24 16-38-6-28-16-38-23-15-37-15-28 5-39 15c-9 10-15 24-15 38s6 28 15 38c11 10 25 15 39 15z">
          <text:p/>
        </draw:path>
        <draw:path draw:style-name="gr19" draw:text-style-name="P12" draw:layer="layout" svg:width="0.106cm" svg:height="0.105cm" svg:x="6.899cm" svg:y="8.55cm" svg:viewBox="0 0 107 106" svg:d="M53 106c14 0 27-5 38-15 10-10 16-23 16-37 0-15-6-28-16-38-11-11-24-16-38-16s-28 5-38 16c-10 10-15 23-15 38 0 14 5 27 15 37s24 15 38 15z">
          <text:p/>
        </draw:path>
        <draw:path draw:style-name="gr19" draw:text-style-name="P12" draw:layer="layout" svg:width="0.105cm" svg:height="0.106cm" svg:x="9.606cm" svg:y="9.354cm" svg:viewBox="0 0 106 107" svg:d="M54 107c14 0 27-5 37-15s15-24 15-38c0-15-5-28-15-38s-23-16-37-16-28 6-38 16-16 23-16 38c0 14 6 28 16 38s24 15 38 15z">
          <text:p/>
        </draw:path>
        <draw:path draw:style-name="gr19" draw:text-style-name="P12" draw:layer="layout" svg:width="0.105cm" svg:height="0.106cm" svg:x="8.99cm" svg:y="8.875cm" svg:viewBox="0 0 106 107" svg:d="M52 107c14 0 28-6 38-16 11-10 16-24 16-38s-5-27-16-37c-10-10-24-16-38-16s-27 6-37 16-15 23-15 37 5 28 15 38 23 16 37 16z">
          <text:p/>
        </draw:path>
        <draw:path draw:style-name="gr19" draw:text-style-name="P12" draw:layer="layout" svg:width="0.106cm" svg:height="0.106cm" svg:x="10.086cm" svg:y="9.001cm" svg:viewBox="0 0 107 107" svg:d="M54 107c14 0 27-6 37-16 10-11 16-24 16-38s-6-28-16-38-23-15-37-15c-15 0-29 5-39 15s-15 24-15 38 5 27 15 38c10 10 24 16 39 16z">
          <text:p/>
        </draw:path>
        <draw:path draw:style-name="gr19" draw:text-style-name="P12" draw:layer="layout" svg:width="0.106cm" svg:height="0.106cm" svg:x="7.754cm" svg:y="8.699cm" svg:viewBox="0 0 107 107" svg:d="M53 107c14 0 28-5 38-15s16-25 16-39-6-27-16-37-24-16-38-16-28 6-38 16-15 23-15 37 5 29 15 39 24 15 38 15z">
          <text:p/>
        </draw:path>
        <draw:path draw:style-name="gr19" draw:text-style-name="P12" draw:layer="layout" svg:width="0.106cm" svg:height="0.106cm" svg:x="9.149cm" svg:y="8.371cm" svg:viewBox="0 0 107 107" svg:d="M54 107c14 0 28-6 37-16 10-11 16-24 16-38s-6-28-16-37c-9-10-23-16-37-16s-28 6-38 16c-10 9-16 23-16 37s6 27 16 38c10 10 24 16 38 16z">
          <text:p/>
        </draw:path>
        <draw:path draw:style-name="gr19" draw:text-style-name="P12" draw:layer="layout" svg:width="0.106cm" svg:height="0.106cm" svg:x="10.477cm" svg:y="8.552cm" svg:viewBox="0 0 107 107" svg:d="M53 107c14 0 28-6 38-15 10-10 16-24 16-38s-6-27-16-37-24-17-38-17-28 7-38 17-15 23-15 37 5 28 15 38c10 9 24 15 38 15z">
          <text:p/>
        </draw:path>
        <draw:path draw:style-name="gr19" draw:text-style-name="P12" draw:layer="layout" svg:width="0.105cm" svg:height="0.106cm" svg:x="9.962cm" svg:y="8.364cm" svg:viewBox="0 0 106 107" svg:d="M53 107c15 0 28-6 38-16 10-11 15-24 15-38s-5-28-15-38-23-15-38-15c-14 0-28 5-38 15s-15 24-15 38 5 27 15 38c10 10 24 16 38 16z">
          <text:p/>
        </draw:path>
        <draw:path draw:style-name="gr19" draw:text-style-name="P12" draw:layer="layout" svg:width="0.106cm" svg:height="0.106cm" svg:x="9.855cm" svg:y="8.573cm" svg:viewBox="0 0 107 107" svg:d="M53 107c14 0 28-6 38-16 10-11 16-24 16-38s-6-28-16-38-24-15-38-15-28 5-37 15c-10 10-16 24-16 38s6 27 16 38c9 10 23 16 37 16z">
          <text:p/>
        </draw:path>
        <draw:path draw:style-name="gr19" draw:text-style-name="P12" draw:layer="layout" svg:width="0.106cm" svg:height="0.106cm" svg:x="10.403cm" svg:y="8.234cm" svg:viewBox="0 0 107 107" svg:d="M54 107c14 0 28-5 37-15 10-10 16-24 16-38s-6-27-16-37c-9-11-23-17-37-17-15 0-28 6-38 17-10 10-16 23-16 37s6 28 16 38 23 15 38 15z">
          <text:p/>
        </draw:path>
        <draw:path draw:style-name="gr19" draw:text-style-name="P12" draw:layer="layout" svg:width="0.105cm" svg:height="0.106cm" svg:x="9.62cm" svg:y="8.99cm" svg:viewBox="0 0 106 107" svg:d="M53 107c14 0 27-5 37-16 11-10 16-24 16-38s-5-27-16-37c-10-10-23-16-37-16-15 0-28 6-38 16s-15 23-15 37 5 28 15 38c10 11 23 16 38 16z">
          <text:p/>
        </draw:path>
        <draw:path draw:style-name="gr19" draw:text-style-name="P12" draw:layer="layout" svg:width="0.105cm" svg:height="0.105cm" svg:x="7.999cm" svg:y="9.017cm" svg:viewBox="0 0 106 106" svg:d="M53 106c14 0 28-5 38-15s15-23 15-38c0-14-5-28-15-38s-24-15-38-15-28 5-38 15-15 24-15 38c0 15 5 28 15 38s24 15 38 15z">
          <text:p/>
        </draw:path>
        <draw:path draw:style-name="gr19" draw:text-style-name="P12" draw:layer="layout" svg:width="0.106cm" svg:height="0.106cm" svg:x="9.506cm" svg:y="8.818cm" svg:viewBox="0 0 107 107" svg:d="M53 107c14 0 27-6 37-16 10-9 17-23 17-38 0-14-7-27-17-37s-23-16-37-16-28 6-38 16-15 23-15 37c0 15 5 29 15 38 10 10 24 16 38 16z">
          <text:p/>
        </draw:path>
        <draw:path draw:style-name="gr19" draw:text-style-name="P12" draw:layer="layout" svg:width="0.106cm" svg:height="0.106cm" svg:x="8.83cm" svg:y="8.684cm" svg:viewBox="0 0 107 107" svg:d="M54 107c14 0 28-6 37-16 10-11 16-24 16-38s-6-28-16-38c-9-9-23-15-37-15-15 0-28 6-38 15-10 10-16 24-16 38s6 27 16 38c10 10 23 16 38 16z">
          <text:p/>
        </draw:path>
        <draw:path draw:style-name="gr19" draw:text-style-name="P12" draw:layer="layout" svg:width="0.105cm" svg:height="0.106cm" svg:x="9.098cm" svg:y="8.634cm" svg:viewBox="0 0 106 107" svg:d="M53 107c14 0 27-5 38-15 10-10 15-24 15-38s-5-28-15-38c-11-10-24-16-38-16s-28 6-38 16-15 24-15 38 5 28 15 38 24 15 38 15z">
          <text:p/>
        </draw:path>
        <draw:path draw:style-name="gr19" draw:text-style-name="P12" draw:layer="layout" svg:width="0.106cm" svg:height="0.107cm" svg:x="10.179cm" svg:y="7.612cm" svg:viewBox="0 0 107 108" svg:d="M53 108c15 0 28-7 38-17s16-23 16-37-6-28-16-37c-10-10-23-17-38-17-14 0-28 7-37 17-10 9-16 23-16 37s6 27 16 37c9 10 23 17 37 17z">
          <text:p/>
        </draw:path>
        <draw:path draw:style-name="gr19" draw:text-style-name="P12" draw:layer="layout" svg:width="0.106cm" svg:height="0.106cm" svg:x="8.708cm" svg:y="8.045cm" svg:viewBox="0 0 107 107" svg:d="M53 107c15 0 29-6 39-17 10-10 15-23 15-37s-5-28-15-38-24-15-39-15c-14 0-27 5-37 15s-16 24-16 38 6 27 16 37c10 11 23 17 37 17z">
          <text:p/>
        </draw:path>
        <draw:path draw:style-name="gr19" draw:text-style-name="P12" draw:layer="layout" svg:width="0.106cm" svg:height="0.106cm" svg:x="9.666cm" svg:y="8.126cm" svg:viewBox="0 0 107 107" svg:d="M54 107c14 0 28-6 37-15 10-10 16-24 16-38s-6-27-16-37c-9-11-23-17-37-17-15 0-28 6-38 17-10 10-16 23-16 37s6 28 16 38c10 9 23 15 38 15z">
          <text:p/>
        </draw:path>
        <draw:path draw:style-name="gr19" draw:text-style-name="P12" draw:layer="layout" svg:width="0.106cm" svg:height="0.105cm" svg:x="10.594cm" svg:y="8.509cm" svg:viewBox="0 0 107 106" svg:d="M53 106c15 0 28-5 38-15s16-24 16-38c0-15-6-28-16-38s-23-15-38-15c-14 0-28 5-38 15s-15 23-15 38c0 14 5 28 15 38s24 15 38 15z">
          <text:p/>
        </draw:path>
        <draw:path draw:style-name="gr19" draw:text-style-name="P12" draw:layer="layout" svg:width="0.106cm" svg:height="0.106cm" svg:x="10.119cm" svg:y="8.602cm" svg:viewBox="0 0 107 107" svg:d="M54 107c14 0 28-6 38-16s15-23 15-38c0-14-5-28-15-38s-24-15-38-15-27 5-37 15c-11 10-17 24-17 38 0 15 6 28 17 38 10 10 23 16 37 16z">
          <text:p/>
        </draw:path>
        <draw:path draw:style-name="gr19" draw:text-style-name="P12" draw:layer="layout" svg:width="0.105cm" svg:height="0.105cm" svg:x="10.332cm" svg:y="8.875cm" svg:viewBox="0 0 106 106" svg:d="M54 106c14 0 27-6 37-16s15-23 15-37-5-28-15-38-23-15-37-15-28 5-38 15c-11 10-16 24-16 38s5 27 16 37c10 10 24 16 38 16z">
          <text:p/>
        </draw:path>
        <draw:path draw:style-name="gr19" draw:text-style-name="P12" draw:layer="layout" svg:width="0.106cm" svg:height="0.106cm" svg:x="9.593cm" svg:y="8.774cm" svg:viewBox="0 0 107 107" svg:d="M54 107c14 0 28-6 38-17 10-10 15-23 15-37s-5-28-15-38c-10-9-24-15-38-15s-27 6-37 15c-11 10-17 24-17 38s6 27 17 37c10 11 23 17 37 17z">
          <text:p/>
        </draw:path>
        <draw:path draw:style-name="gr19" draw:text-style-name="P12" draw:layer="layout" svg:width="0.106cm" svg:height="0.106cm" svg:x="9.272cm" svg:y="8.835cm" svg:viewBox="0 0 107 107" svg:d="M54 107c14 0 27-6 37-16s16-23 16-37-6-29-16-38c-10-10-23-16-37-16s-28 6-39 16c-10 9-15 24-15 38s5 27 15 37c11 10 25 16 39 16z">
          <text:p/>
        </draw:path>
        <draw:path draw:style-name="gr19" draw:text-style-name="P12" draw:layer="layout" svg:width="0.106cm" svg:height="0.106cm" svg:x="13.064cm" svg:y="6.91cm" svg:viewBox="0 0 107 107" svg:d="M54 107c14 0 27-6 37-15 10-10 16-25 16-39s-6-27-16-37-23-16-37-16-28 6-38 16c-11 10-16 23-16 37s5 29 16 39c10 9 24 15 38 15z">
          <text:p/>
        </draw:path>
        <draw:path draw:style-name="gr19" draw:text-style-name="P12" draw:layer="layout" svg:width="0.106cm" svg:height="0.106cm" svg:x="12.031cm" svg:y="9.038cm" svg:viewBox="0 0 107 107" svg:d="M53 107c14 0 27-6 37-16 11-9 17-23 17-37 0-15-6-28-17-38-10-10-23-16-37-16s-28 6-38 16-15 23-15 38c0 14 5 28 15 37 10 10 24 16 38 16z">
          <text:p/>
        </draw:path>
        <draw:path draw:style-name="gr19" draw:text-style-name="P12" draw:layer="layout" svg:width="0.106cm" svg:height="0.106cm" svg:x="7.245cm" svg:y="9.05cm" svg:viewBox="0 0 107 107" svg:d="M54 107c14 0 28-5 38-15s15-24 15-38-5-28-15-38-24-16-38-16c-15 0-28 6-38 16s-16 24-16 38 6 28 16 38 23 15 38 15z">
          <text:p/>
        </draw:path>
        <draw:path draw:style-name="gr19" draw:text-style-name="P12" draw:layer="layout" svg:width="0.106cm" svg:height="0.106cm" svg:x="9.483cm" svg:y="9.207cm" svg:viewBox="0 0 107 107" svg:d="M54 107c14 0 27-5 37-15 10-11 16-25 16-39s-6-27-16-37-23-16-37-16-28 6-39 16c-10 10-15 23-15 37s5 28 15 39c11 10 25 15 39 15z">
          <text:p/>
        </draw:path>
        <draw:path draw:style-name="gr19" draw:text-style-name="P12" draw:layer="layout" svg:width="0.106cm" svg:height="0.106cm" svg:x="9.237cm" svg:y="8.139cm" svg:viewBox="0 0 107 107" svg:d="M53 107c15 0 28-7 38-17s16-23 16-37-6-28-16-38-23-15-38-15c-14 0-28 5-38 15s-15 24-15 38 5 27 15 37 24 17 38 17z">
          <text:p/>
        </draw:path>
        <draw:path draw:style-name="gr19" draw:text-style-name="P12" draw:layer="layout" svg:width="0.106cm" svg:height="0.106cm" svg:x="8.266cm" svg:y="9.029cm" svg:viewBox="0 0 107 107" svg:d="M53 107c14 0 27-6 38-16 10-10 16-23 16-38 0-14-6-28-16-38-11-10-24-15-38-15s-28 5-37 15c-10 10-16 24-16 38 0 15 6 28 16 38 9 10 23 16 37 16z">
          <text:p/>
        </draw:path>
        <draw:path draw:style-name="gr19" draw:text-style-name="P12" draw:layer="layout" svg:width="0.106cm" svg:height="0.106cm" svg:x="9.503cm" svg:y="9.207cm" svg:viewBox="0 0 107 107" svg:d="M53 107c14 0 27-6 37-16 10-11 17-24 17-38s-7-28-17-38-23-15-37-15-28 5-37 15c-10 10-16 24-16 38s6 27 16 38c9 10 23 16 37 16z">
          <text:p/>
        </draw:path>
        <draw:path draw:style-name="gr19" draw:text-style-name="P12" draw:layer="layout" svg:width="0.106cm" svg:height="0.106cm" svg:x="7.915cm" svg:y="9.737cm" svg:viewBox="0 0 107 107" svg:d="M54 107c14 0 27-6 37-15 10-10 16-25 16-39s-6-27-16-37-23-16-37-16-28 6-38 16c-11 10-16 23-16 37s5 29 16 39c10 9 24 15 38 15z">
          <text:p/>
        </draw:path>
        <draw:path draw:style-name="gr19" draw:text-style-name="P12" draw:layer="layout" svg:width="0.106cm" svg:height="0.105cm" svg:x="8.119cm" svg:y="8.716cm" svg:viewBox="0 0 107 106" svg:d="M54 106c14 0 27-5 37-15s16-24 16-38c0-15-6-28-16-38s-23-15-37-15-28 5-38 15-16 23-16 38c0 14 6 28 16 38s24 15 38 15z">
          <text:p/>
        </draw:path>
        <draw:path draw:style-name="gr19" draw:text-style-name="P12" draw:layer="layout" svg:width="0.106cm" svg:height="0.106cm" svg:x="8.765cm" svg:y="9.247cm" svg:viewBox="0 0 107 107" svg:d="M54 107c14 0 27-6 37-15 10-10 16-24 16-38 0-15-6-28-16-38s-23-16-37-16-28 6-38 16c-9 10-16 23-16 38 0 14 7 28 16 38 10 9 24 15 38 15z">
          <text:p/>
        </draw:path>
        <draw:path draw:style-name="gr19" draw:text-style-name="P12" draw:layer="layout" svg:width="0.106cm" svg:height="0.106cm" svg:x="8.323cm" svg:y="9.749cm" svg:viewBox="0 0 107 107" svg:d="M54 107c14 0 28-6 38-16s15-24 15-38-5-28-15-38-24-15-38-15-27 5-38 15c-10 10-16 24-16 38s6 28 16 38c11 10 24 16 38 16z">
          <text:p/>
        </draw:path>
        <draw:path draw:style-name="gr19" draw:text-style-name="P12" draw:layer="layout" svg:width="0.106cm" svg:height="0.106cm" svg:x="9.218cm" svg:y="8.701cm" svg:viewBox="0 0 107 107" svg:d="M53 107c14 0 29-6 38-16 10-10 16-23 16-38 0-14-6-28-16-38-9-10-24-15-38-15s-27 5-37 15-16 24-16 38c0 15 6 28 16 38s23 16 37 16z">
          <text:p/>
        </draw:path>
        <draw:path draw:style-name="gr19" draw:text-style-name="P12" draw:layer="layout" svg:width="0.105cm" svg:height="0.106cm" svg:x="7.502cm" svg:y="9.307cm" svg:viewBox="0 0 106 107" svg:d="M54 107c14 0 27-6 37-17 10-10 15-23 15-37s-5-28-15-38-23-15-37-15-28 5-38 15c-11 10-16 24-16 38s5 27 16 37c10 11 24 17 38 17z">
          <text:p/>
        </draw:path>
        <draw:path draw:style-name="gr19" draw:text-style-name="P12" draw:layer="layout" svg:width="0.106cm" svg:height="0.106cm" svg:x="10.896cm" svg:y="8.06cm" svg:viewBox="0 0 107 107" svg:d="M53 107c14 0 29-6 39-16s15-24 15-38-5-28-15-38c-10-9-25-15-39-15s-27 6-37 15c-10 10-16 24-16 38s6 28 16 38 23 16 37 16z">
          <text:p/>
        </draw:path>
        <draw:path draw:style-name="gr19" draw:text-style-name="P12" draw:layer="layout" svg:width="0.106cm" svg:height="0.106cm" svg:x="10.284cm" svg:y="8.105cm" svg:viewBox="0 0 107 107" svg:d="M53 107c15 0 28-6 38-16s16-23 16-37-6-29-16-39-23-15-38-15c-14 0-28 5-38 15s-15 25-15 39 5 27 15 37 24 16 38 16z">
          <text:p/>
        </draw:path>
        <draw:path draw:style-name="gr19" draw:text-style-name="P12" draw:layer="layout" svg:width="0.106cm" svg:height="0.106cm" svg:x="7.376cm" svg:y="9.252cm" svg:viewBox="0 0 107 107" svg:d="M54 107c14 0 27-6 37-16s16-23 16-37c0-15-6-28-16-38s-23-16-37-16-29 6-39 16-15 23-15 38c0 14 5 27 15 37s25 16 39 16z">
          <text:p/>
        </draw:path>
        <draw:path draw:style-name="gr19" draw:text-style-name="P12" draw:layer="layout" svg:width="0.106cm" svg:height="0.106cm" svg:x="9.181cm" svg:y="8.014cm" svg:viewBox="0 0 107 107" svg:d="M54 107c14 0 27-6 37-16s16-23 16-37-6-28-16-39c-10-10-23-15-37-15s-28 5-38 15c-11 11-16 25-16 39s5 27 16 37c10 10 24 16 38 16z">
          <text:p/>
        </draw:path>
        <draw:path draw:style-name="gr19" draw:text-style-name="P12" draw:layer="layout" svg:width="0.105cm" svg:height="0.106cm" svg:x="8.586cm" svg:y="8.515cm" svg:viewBox="0 0 106 107" svg:d="M52 107c14 0 29-6 39-16s15-23 15-37c0-15-5-29-15-38-10-10-25-16-39-16s-27 6-37 16c-10 9-15 23-15 38 0 14 5 27 15 37s23 16 37 16z">
          <text:p/>
        </draw:path>
        <draw:path draw:style-name="gr19" draw:text-style-name="P12" draw:layer="layout" svg:width="0.106cm" svg:height="0.105cm" svg:x="8.706cm" svg:y="9.153cm" svg:viewBox="0 0 107 106" svg:d="M53 106c15 0 28-5 38-15s16-23 16-37c0-15-6-29-16-39s-23-15-38-15c-14 0-28 5-38 15s-15 24-15 39c0 14 5 27 15 37s24 15 38 15z">
          <text:p/>
        </draw:path>
        <draw:path draw:style-name="gr20" draw:text-style-name="P12" draw:layer="layout" svg:width="0.106cm" svg:height="0.106cm" svg:x="9.575cm" svg:y="8.883cm" svg:viewBox="0 0 107 107" svg:d="M54 107c14 0 27-6 37-17 10-10 16-23 16-37s-6-28-16-38-23-15-37-15-29 5-38 15c-10 10-16 24-16 38s6 27 16 37c9 11 24 17 38 17z">
          <text:p/>
        </draw:path>
        <draw:path draw:style-name="gr21" draw:text-style-name="P4" draw:layer="layout" svg:width="0.106cm" svg:height="0.106cm" svg:x="9.575cm" svg:y="8.883cm" svg:viewBox="0 0 107 107" svg:d="M54 107c14 0 27-6 37-17 10-10 16-23 16-37s-6-28-16-38-23-15-37-15-29 5-38 15c-10 10-16 24-16 38s6 27 16 37c9 11 24 17 38 17z">
          <text:p/>
        </draw:path>
        <draw:path draw:style-name="gr19" draw:text-style-name="P12" draw:layer="layout" svg:width="0.106cm" svg:height="0.106cm" svg:x="9.913cm" svg:y="7.949cm" svg:viewBox="0 0 107 107" svg:d="M54 107c14 0 27-6 37-16 10-11 16-24 16-38s-6-28-16-38c-10-9-23-15-37-15s-28 6-37 15c-11 10-17 24-17 38s6 27 17 38c9 10 23 16 37 16z">
          <text:p/>
        </draw:path>
        <draw:path draw:style-name="gr19" draw:text-style-name="P12" draw:layer="layout" svg:width="0.105cm" svg:height="0.106cm" svg:x="8.598cm" svg:y="8.809cm" svg:viewBox="0 0 106 107" svg:d="M52 107c15 0 29-5 39-15s15-24 15-39c0-14-5-27-15-37s-24-16-39-16c-14 0-27 6-37 16s-15 23-15 37c0 15 5 29 15 39s23 15 37 15z">
          <text:p/>
        </draw:path>
        <draw:path draw:style-name="gr19" draw:text-style-name="P12" draw:layer="layout" svg:width="0.106cm" svg:height="0.106cm" svg:x="7.396cm" svg:y="8.317cm" svg:viewBox="0 0 107 107" svg:d="M54 107c14 0 27-6 37-16s16-23 16-37-6-29-16-38c-10-10-23-16-37-16s-28 6-38 16c-11 9-16 24-16 38s5 27 16 37c10 10 24 16 38 16z">
          <text:p/>
        </draw:path>
        <draw:path draw:style-name="gr19" draw:text-style-name="P12" draw:layer="layout" svg:width="0.106cm" svg:height="0.105cm" svg:x="9.508cm" svg:y="8.551cm" svg:viewBox="0 0 107 106" svg:d="M53 106c14 0 27-5 37-15 11-10 17-23 17-37 0-15-6-28-17-38-10-11-23-16-37-16s-28 5-38 16c-10 10-15 23-15 38 0 14 5 27 15 37s24 15 38 15z">
          <text:p/>
        </draw:path>
        <draw:path draw:style-name="gr19" draw:text-style-name="P12" draw:layer="layout" svg:width="0.106cm" svg:height="0.105cm" svg:x="10.88cm" svg:y="7.955cm" svg:viewBox="0 0 107 106" svg:d="M53 106c14 0 27-5 37-15 11-10 17-24 17-38s-6-28-17-38c-10-10-23-15-37-15s-28 5-38 15c-9 10-15 24-15 38s6 28 15 38c10 10 24 15 38 15z">
          <text:p/>
        </draw:path>
        <draw:path draw:style-name="gr19" draw:text-style-name="P12" draw:layer="layout" svg:width="0.106cm" svg:height="0.105cm" svg:x="6.785cm" svg:y="9.085cm" svg:viewBox="0 0 107 106" svg:d="M53 106c14 0 27-6 37-16 11-10 17-23 17-37s-6-28-17-38c-10-10-23-15-37-15s-28 5-38 15-15 24-15 38 5 27 15 37 24 16 38 16z">
          <text:p/>
        </draw:path>
        <draw:path draw:style-name="gr19" draw:text-style-name="P12" draw:layer="layout" svg:width="0.105cm" svg:height="0.106cm" svg:x="7.108cm" svg:y="9.483cm" svg:viewBox="0 0 106 107" svg:d="M53 107c14 0 27-6 38-16 10-10 15-23 15-37s-5-28-15-38c-11-10-24-16-38-16s-28 6-38 16-15 24-15 38 5 27 15 37 24 16 38 16z">
          <text:p/>
        </draw:path>
        <draw:path draw:style-name="gr19" draw:text-style-name="P12" draw:layer="layout" svg:width="0.106cm" svg:height="0.106cm" svg:x="8.5cm" svg:y="8.585cm" svg:viewBox="0 0 107 107" svg:d="M53 107c15 0 28-6 38-16s16-24 16-38-6-28-16-38c-10-9-23-15-38-15-14 0-28 6-38 15-9 10-15 24-15 38s6 28 15 38c10 10 24 16 38 16z">
          <text:p/>
        </draw:path>
        <draw:path draw:style-name="gr19" draw:text-style-name="P12" draw:layer="layout" svg:width="0.106cm" svg:height="0.106cm" svg:x="10.157cm" svg:y="7.494cm" svg:viewBox="0 0 107 107" svg:d="M53 107c14 0 27-6 38-15 10-10 16-24 16-38s-6-27-16-37c-11-11-24-17-38-17s-28 6-38 17c-10 10-15 23-15 37s5 28 15 38c10 9 24 15 38 15z">
          <text:p/>
        </draw:path>
        <draw:path draw:style-name="gr19" draw:text-style-name="P12" draw:layer="layout" svg:width="0.106cm" svg:height="0.106cm" svg:x="9.466cm" svg:y="9.165cm" svg:viewBox="0 0 107 107" svg:d="M54 107c14 0 27-6 37-16s16-23 16-37-6-28-16-38-23-16-37-16-29 6-39 16c-9 10-15 24-15 38s6 27 15 37c10 10 25 16 39 16z">
          <text:p/>
        </draw:path>
        <draw:path draw:style-name="gr19" draw:text-style-name="P12" draw:layer="layout" svg:width="0.106cm" svg:height="0.106cm" svg:x="9.282cm" svg:y="9.386cm" svg:viewBox="0 0 107 107" svg:d="M54 107c14 0 28-6 37-16 10-10 16-23 16-37s-6-28-16-38c-9-11-23-16-37-16s-27 5-37 16c-11 10-17 24-17 38s6 27 17 37c10 10 23 16 37 16z">
          <text:p/>
        </draw:path>
        <draw:path draw:style-name="gr19" draw:text-style-name="P12" draw:layer="layout" svg:width="0.105cm" svg:height="0.105cm" svg:x="9.772cm" svg:y="8.374cm" svg:viewBox="0 0 106 106" svg:d="M54 106c14 0 27-5 37-15s15-24 15-38c0-15-5-28-15-38s-23-15-37-15c-15 0-29 5-39 15s-15 23-15 38c0 14 5 28 15 38s24 15 39 15z">
          <text:p/>
        </draw:path>
        <draw:path draw:style-name="gr19" draw:text-style-name="P12" draw:layer="layout" svg:width="0.106cm" svg:height="0.106cm" svg:x="9.871cm" svg:y="8.013cm" svg:viewBox="0 0 107 107" svg:d="M54 107c14 0 27-5 37-15s16-24 16-38-6-27-16-38c-10-10-23-16-37-16-15 0-29 6-39 16-10 11-15 24-15 38s5 28 15 38 24 15 39 15z">
          <text:p/>
        </draw:path>
        <draw:path draw:style-name="gr19" draw:text-style-name="P12" draw:layer="layout" svg:width="0.106cm" svg:height="0.106cm" svg:x="9.533cm" svg:y="7.721cm" svg:viewBox="0 0 107 107" svg:d="M53 107c14 0 29-7 38-17 10-10 16-23 16-37s-6-28-16-38c-9-9-24-15-38-15s-27 6-37 15c-10 10-16 24-16 38s6 27 16 37 23 17 37 17z">
          <text:p/>
        </draw:path>
        <draw:path draw:style-name="gr19" draw:text-style-name="P12" draw:layer="layout" svg:width="0.106cm" svg:height="0.106cm" svg:x="8.429cm" svg:y="9.297cm" svg:viewBox="0 0 107 107" svg:d="M54 107c14 0 27-7 37-17s16-23 16-37-6-28-16-38c-10-9-23-15-37-15s-28 6-39 15c-10 10-15 24-15 38s5 27 15 37c11 10 25 17 39 17z">
          <text:p/>
        </draw:path>
        <draw:path draw:style-name="gr19" draw:text-style-name="P12" draw:layer="layout" svg:width="0.106cm" svg:height="0.106cm" svg:x="8.699cm" svg:y="8.236cm" svg:viewBox="0 0 107 107" svg:d="M53 107c14 0 29-6 39-16s15-23 15-37-5-28-15-38c-10-11-25-16-39-16s-27 5-37 16c-10 10-16 24-16 38s6 27 16 37 23 16 37 16z">
          <text:p/>
        </draw:path>
        <draw:path draw:style-name="gr19" draw:text-style-name="P12" draw:layer="layout" svg:width="0.105cm" svg:height="0.106cm" svg:x="8.508cm" svg:y="9.535cm" svg:viewBox="0 0 106 107" svg:d="M54 107c14 0 27-6 37-16 10-9 15-24 15-38s-5-27-15-37-23-16-37-16c-16 0-29 6-39 16s-15 23-15 37 5 29 15 38c10 10 23 16 39 16z">
          <text:p/>
        </draw:path>
        <draw:path draw:style-name="gr19" draw:text-style-name="P12" draw:layer="layout" svg:width="0.105cm" svg:height="0.106cm" svg:x="10.605cm" svg:y="8.582cm" svg:viewBox="0 0 106 107" svg:d="M54 107c14 0 27-5 37-15s15-25 15-39-5-27-15-37-23-16-37-16c-16 0-29 6-39 16s-15 23-15 37 5 29 15 39 23 15 39 15z">
          <text:p/>
        </draw:path>
        <draw:path draw:style-name="gr19" draw:text-style-name="P12" draw:layer="layout" svg:width="0.105cm" svg:height="0.105cm" svg:x="9.6cm" svg:y="8.74cm" svg:viewBox="0 0 106 106" svg:d="M54 106c14 0 27-5 37-15s15-23 15-37c0-15-5-29-15-39s-23-15-37-15-28 5-38 15c-11 10-16 24-16 39 0 14 5 27 16 37 10 10 24 15 38 15z">
          <text:p/>
        </draw:path>
        <draw:path draw:style-name="gr19" draw:text-style-name="P12" draw:layer="layout" svg:width="0.106cm" svg:height="0.106cm" svg:x="10.5cm" svg:y="7.758cm" svg:viewBox="0 0 107 107" svg:d="M54 107c14 0 28-6 38-16 9-10 15-23 15-38 0-14-6-28-15-38-10-10-24-15-38-15-15 0-28 5-38 15s-16 24-16 38c0 15 6 28 16 38s23 16 38 16z">
          <text:p/>
        </draw:path>
        <draw:path draw:style-name="gr19" draw:text-style-name="P12" draw:layer="layout" svg:width="0.106cm" svg:height="0.105cm" svg:x="8.717cm" svg:y="8.89cm" svg:viewBox="0 0 107 106" svg:d="M54 106c14 0 27-5 37-15 10-11 16-24 16-38s-6-28-16-38-23-15-37-15c-15 0-29 5-39 15-9 10-15 24-15 38s6 27 15 38c10 10 24 15 39 15z">
          <text:p/>
        </draw:path>
        <draw:path draw:style-name="gr19" draw:text-style-name="P12" draw:layer="layout" svg:width="0.106cm" svg:height="0.106cm" svg:x="9.166cm" svg:y="9.904cm" svg:viewBox="0 0 107 107" svg:d="M54 107c14 0 28-6 38-16s15-23 15-37-5-28-15-39c-10-9-24-15-38-15s-27 6-38 15c-10 11-16 25-16 39s6 27 16 37c11 10 24 16 38 16z">
          <text:p/>
        </draw:path>
        <draw:path draw:style-name="gr19" draw:text-style-name="P12" draw:layer="layout" svg:width="0.106cm" svg:height="0.106cm" svg:x="7.917cm" svg:y="8.902cm" svg:viewBox="0 0 107 107" svg:d="M54 107c14 0 27-6 37-16s16-24 16-38-6-28-16-38-23-15-37-15-28 5-38 15c-11 10-16 24-16 38s5 28 16 38c10 10 24 16 38 16z">
          <text:p/>
        </draw:path>
        <draw:path draw:style-name="gr19" draw:text-style-name="P12" draw:layer="layout" svg:width="0.106cm" svg:height="0.105cm" svg:x="6.344cm" svg:y="8.798cm" svg:viewBox="0 0 107 106" svg:d="M54 106c14 0 28-5 38-15s15-24 15-38-5-28-15-38-24-15-38-15-27 5-37 15c-11 10-17 24-17 38s6 28 17 38c10 10 23 15 37 15z">
          <text:p/>
        </draw:path>
        <draw:path draw:style-name="gr19" draw:text-style-name="P12" draw:layer="layout" svg:width="0.106cm" svg:height="0.106cm" svg:x="9.499cm" svg:y="9.278cm" svg:viewBox="0 0 107 107" svg:d="M54 107c14 0 28-6 38-16s15-23 15-37-5-28-15-38c-10-11-24-16-38-16s-27 5-37 16c-10 10-17 24-17 38s7 27 17 37 23 16 37 16z">
          <text:p/>
        </draw:path>
        <draw:path draw:style-name="gr19" draw:text-style-name="P12" draw:layer="layout" svg:width="0.106cm" svg:height="0.106cm" svg:x="9.458cm" svg:y="8.55cm" svg:viewBox="0 0 107 107" svg:d="M54 107c14 0 28-5 38-15s15-24 15-38-5-27-15-37c-10-11-24-17-38-17-15 0-28 6-38 17-10 10-16 23-16 37s6 28 16 38 23 15 38 15z">
          <text:p/>
        </draw:path>
        <draw:path draw:style-name="gr19" draw:text-style-name="P12" draw:layer="layout" svg:width="0.106cm" svg:height="0.106cm" svg:x="9.49cm" svg:y="8.294cm" svg:viewBox="0 0 107 107" svg:d="M54 107c14 0 28-5 38-15 9-10 15-24 15-39 0-14-6-27-15-37-10-10-24-16-38-16s-27 6-37 16c-11 10-17 23-17 37 0 15 6 29 17 39 10 10 23 15 37 15z">
          <text:p/>
        </draw:path>
        <draw:path draw:style-name="gr19" draw:text-style-name="P12" draw:layer="layout" svg:width="0.105cm" svg:height="0.106cm" svg:x="9.851cm" svg:y="7.894cm" svg:viewBox="0 0 106 107" svg:d="M52 107c14 0 29-6 39-16s15-23 15-37-5-29-15-38c-10-10-25-16-39-16s-27 6-37 16c-10 9-15 24-15 38s5 27 15 37 23 16 37 16z">
          <text:p/>
        </draw:path>
        <draw:path draw:style-name="gr19" draw:text-style-name="P12" draw:layer="layout" svg:width="0.107cm" svg:height="0.106cm" svg:x="9.607cm" svg:y="7.893cm" svg:viewBox="0 0 108 107" svg:d="M54 107c14 0 27-6 37-16s17-23 17-37-7-29-17-39-23-15-37-15-28 5-38 15-16 25-16 39 6 27 16 37 24 16 38 16z">
          <text:p/>
        </draw:path>
        <draw:path draw:style-name="gr19" draw:text-style-name="P12" draw:layer="layout" svg:width="0.106cm" svg:height="0.106cm" svg:x="8.623cm" svg:y="8.956cm" svg:viewBox="0 0 107 107" svg:d="M54 107c14 0 28-6 38-16 9-10 15-23 15-37s-6-28-15-39c-10-10-24-15-38-15-15 0-28 5-38 15-10 11-16 25-16 39s6 27 16 37 23 16 38 16z">
          <text:p/>
        </draw:path>
        <draw:path draw:style-name="gr19" draw:text-style-name="P12" draw:layer="layout" svg:width="0.106cm" svg:height="0.105cm" svg:x="7.922cm" svg:y="8.468cm" svg:viewBox="0 0 107 106" svg:d="M54 106c14 0 27-5 37-15 10-11 16-24 16-39 0-14-6-27-16-37s-23-15-37-15-28 5-38 15c-9 10-16 23-16 37 0 15 7 28 16 39 10 10 24 15 38 15z">
          <text:p/>
        </draw:path>
        <draw:path draw:style-name="gr19" draw:text-style-name="P12" draw:layer="layout" svg:width="0.105cm" svg:height="0.106cm" svg:x="3.367cm" svg:y="9.775cm" svg:viewBox="0 0 106 107" svg:d="M53 107c14 0 28-6 38-15 10-10 15-24 15-38 0-15-5-28-15-38s-24-16-38-16c-15 0-28 6-38 16s-15 23-15 38c0 14 5 28 15 38 10 9 23 15 38 15z">
          <text:p/>
        </draw:path>
        <draw:path draw:style-name="gr19" draw:text-style-name="P12" draw:layer="layout" svg:width="0.105cm" svg:height="0.106cm" svg:x="7.231cm" svg:y="9.052cm" svg:viewBox="0 0 106 107" svg:d="M53 107c15 0 28-6 38-16s15-23 15-37-5-29-15-39-23-15-38-15c-14 0-28 5-38 15s-15 25-15 39 5 27 15 37 24 16 38 16z">
          <text:p/>
        </draw:path>
        <draw:path draw:style-name="gr19" draw:text-style-name="P12" draw:layer="layout" svg:width="0.106cm" svg:height="0.105cm" svg:x="7.414cm" svg:y="8.609cm" svg:viewBox="0 0 107 106" svg:d="M53 106c14 0 28-5 38-15 11-10 16-23 16-38 0-14-5-28-16-38-10-10-24-15-38-15s-27 5-37 15-16 24-16 38c0 15 6 28 16 38s23 15 37 15z">
          <text:p/>
        </draw:path>
        <draw:path draw:style-name="gr19" draw:text-style-name="P12" draw:layer="layout" svg:width="0.106cm" svg:height="0.106cm" svg:x="8.225cm" svg:y="8.74cm" svg:viewBox="0 0 107 107" svg:d="M54 107c14 0 27-5 37-15s16-24 16-38-6-28-16-38-23-16-37-16-28 6-39 16c-10 10-15 24-15 38s5 28 15 38c11 10 25 15 39 15z">
          <text:p/>
        </draw:path>
        <draw:path draw:style-name="gr19" draw:text-style-name="P12" draw:layer="layout" svg:width="0.106cm" svg:height="0.106cm" svg:x="9.418cm" svg:y="8.638cm" svg:viewBox="0 0 107 107" svg:d="M53 107c14 0 28-6 39-15 10-10 15-24 15-38s-5-27-15-38c-11-10-25-16-39-16s-27 6-37 16c-10 11-16 24-16 38s6 28 16 38c10 9 23 15 37 15z">
          <text:p/>
        </draw:path>
        <draw:path draw:style-name="gr19" draw:text-style-name="P12" draw:layer="layout" svg:width="0.106cm" svg:height="0.105cm" svg:x="8.571cm" svg:y="7.221cm" svg:viewBox="0 0 107 106" svg:d="M53 106c14 0 28-5 38-15 11-10 16-24 16-38s-5-28-16-38c-10-10-24-15-38-15s-27 5-37 15-16 24-16 38 6 28 16 38 23 15 37 15z">
          <text:p/>
        </draw:path>
        <draw:path draw:style-name="gr19" draw:text-style-name="P12" draw:layer="layout" svg:width="0.106cm" svg:height="0.106cm" svg:x="9.272cm" svg:y="8.665cm" svg:viewBox="0 0 107 107" svg:d="M54 107c14 0 27-7 37-17s16-23 16-37-6-28-16-38-23-15-37-15-28 5-39 15c-10 10-15 24-15 38s5 27 15 37c11 10 25 17 39 17z">
          <text:p/>
        </draw:path>
        <draw:path draw:style-name="gr19" draw:text-style-name="P12" draw:layer="layout" svg:width="0.106cm" svg:height="0.106cm" svg:x="7.715cm" svg:y="8.686cm" svg:viewBox="0 0 107 107" svg:d="M54 107c14 0 28-6 37-16 10-11 16-24 16-38s-6-27-16-37c-9-10-23-16-37-16s-27 6-37 16-17 23-17 37 7 27 17 38c10 10 23 16 37 16z">
          <text:p/>
        </draw:path>
        <draw:path draw:style-name="gr19" draw:text-style-name="P12" draw:layer="layout" svg:width="0.105cm" svg:height="0.106cm" svg:x="8.74cm" svg:y="8.658cm" svg:viewBox="0 0 106 107" svg:d="M54 107c14 0 27-6 37-16s15-23 15-37-5-28-15-38c-10-9-23-16-37-16s-29 7-39 16c-10 10-15 24-15 38s5 27 15 37 25 16 39 16z">
          <text:p/>
        </draw:path>
        <draw:path draw:style-name="gr19" draw:text-style-name="P12" draw:layer="layout" svg:width="0.106cm" svg:height="0.106cm" svg:x="7.017cm" svg:y="7.838cm" svg:viewBox="0 0 107 107" svg:d="M53 107c14 0 28-6 38-16 10-11 16-24 16-38s-6-28-16-38c-10-9-24-15-38-15s-28 6-37 15c-10 10-16 24-16 38s6 27 16 38c9 10 23 16 37 16z">
          <text:p/>
        </draw:path>
        <draw:path draw:style-name="gr19" draw:text-style-name="P12" draw:layer="layout" svg:width="0.106cm" svg:height="0.105cm" svg:x="7.784cm" svg:y="8.648cm" svg:viewBox="0 0 107 106" svg:d="M54 106c14 0 28-5 38-15s15-24 15-38-5-27-15-37c-10-11-24-16-38-16s-28 5-38 16c-10 10-16 23-16 37s6 28 16 38 24 15 38 15z">
          <text:p/>
        </draw:path>
        <draw:path draw:style-name="gr22" draw:text-style-name="P13" draw:layer="layout" svg:width="0.105cm" svg:height="0.105cm" svg:x="10.735cm" svg:y="6.243cm" svg:viewBox="0 0 106 106" svg:d="M53 106c14 0 28-5 38-15s15-24 15-38-5-27-15-37-24-16-38-16-28 6-38 16-15 23-15 37 5 28 15 38 24 15 38 15z">
          <text:p/>
        </draw:path>
        <draw:path draw:style-name="gr22" draw:text-style-name="P13" draw:layer="layout" svg:width="0.106cm" svg:height="0.106cm" svg:x="12.681cm" svg:y="6.189cm" svg:viewBox="0 0 107 107" svg:d="M53 107c14 0 29-6 39-16s15-23 15-38c0-14-5-28-15-37-10-10-25-16-39-16s-27 6-37 16c-10 9-16 23-16 37 0 15 6 28 16 38s23 16 37 16z">
          <text:p/>
        </draw:path>
        <draw:path draw:style-name="gr22" draw:text-style-name="P13" draw:layer="layout" svg:width="0.106cm" svg:height="0.106cm" svg:x="8.701cm" svg:y="7.843cm" svg:viewBox="0 0 107 107" svg:d="M53 107c15 0 28-6 38-16 10-11 16-24 16-38s-6-28-16-38-23-15-38-15c-14 0-28 5-38 15s-15 24-15 38 5 27 15 38c10 10 24 16 38 16z">
          <text:p/>
        </draw:path>
        <draw:path draw:style-name="gr22" draw:text-style-name="P13" draw:layer="layout" svg:width="0.105cm" svg:height="0.106cm" svg:x="9.297cm" svg:y="7.027cm" svg:viewBox="0 0 106 107" svg:d="M53 107c14 0 27-6 37-16 10-9 16-23 16-38 0-14-6-27-16-37s-23-16-37-16-28 6-38 16-15 23-15 37c0 15 5 29 15 38 10 10 24 16 38 16z">
          <text:p/>
        </draw:path>
        <draw:path draw:style-name="gr22" draw:text-style-name="P13" draw:layer="layout" svg:width="0.106cm" svg:height="0.106cm" svg:x="12.638cm" svg:y="6.388cm" svg:viewBox="0 0 107 107" svg:d="M54 107c14 0 28-6 37-16 10-10 16-24 16-38s-6-28-16-38c-9-9-23-15-37-15s-27 6-37 15c-11 10-17 24-17 38s6 28 17 38c10 10 23 16 37 16z">
          <text:p/>
        </draw:path>
        <draw:path draw:style-name="gr22" draw:text-style-name="P13" draw:layer="layout" svg:width="0.106cm" svg:height="0.105cm" svg:x="8.76cm" svg:y="7.109cm" svg:viewBox="0 0 107 106" svg:d="M54 106c14 0 28-5 38-15 10-11 15-24 15-38 0-15-5-28-15-38s-24-15-38-15-27 5-37 15c-11 10-17 23-17 38 0 14 6 27 17 38 10 10 23 15 37 15z">
          <text:p/>
        </draw:path>
        <draw:path draw:style-name="gr22" draw:text-style-name="P13" draw:layer="layout" svg:width="0.105cm" svg:height="0.106cm" svg:x="9.187cm" svg:y="7.764cm" svg:viewBox="0 0 106 107" svg:d="M53 107c15 0 28-5 38-15s15-24 15-39c0-14-5-27-15-37s-23-16-38-16c-14 0-27 6-37 16s-16 23-16 37c0 15 6 29 16 39s23 15 37 15z">
          <text:p/>
        </draw:path>
        <draw:path draw:style-name="gr22" draw:text-style-name="P13" draw:layer="layout" svg:width="0.106cm" svg:height="0.106cm" svg:x="9.927cm" svg:y="7.412cm" svg:viewBox="0 0 107 107" svg:d="M53 107c14 0 27-6 37-17 10-10 17-23 17-37s-7-28-17-38-23-15-37-15-28 5-38 15-15 24-15 38 5 27 15 37c10 11 24 17 38 17z">
          <text:p/>
        </draw:path>
        <draw:path draw:style-name="gr22" draw:text-style-name="P13" draw:layer="layout" svg:width="0.106cm" svg:height="0.106cm" svg:x="10.171cm" svg:y="6.106cm" svg:viewBox="0 0 107 107" svg:d="M53 107c15 0 28-6 38-16 10-9 16-23 16-37s-6-28-16-38-23-16-38-16c-14 0-28 6-38 16s-15 24-15 38 5 28 15 37c10 10 24 16 38 16z">
          <text:p/>
        </draw:path>
        <draw:path draw:style-name="gr22" draw:text-style-name="P13" draw:layer="layout" svg:width="0.106cm" svg:height="0.106cm" svg:x="8.994cm" svg:y="7.424cm" svg:viewBox="0 0 107 107" svg:d="M53 107c14 0 28-6 38-16 10-11 16-24 16-38s-6-28-16-38-24-15-38-15-27 5-37 15-16 24-16 38 6 27 16 38c10 10 23 16 37 16z">
          <text:p/>
        </draw:path>
        <draw:path draw:style-name="gr22" draw:text-style-name="P13" draw:layer="layout" svg:width="0.106cm" svg:height="0.106cm" svg:x="8.476cm" svg:y="7.558cm" svg:viewBox="0 0 107 107" svg:d="M53 107c14 0 27-6 38-16 10-10 16-23 16-38 0-14-6-28-16-38-11-10-24-15-38-15s-28 5-38 15c-9 10-15 24-15 38 0 15 6 28 15 38 10 10 24 16 38 16z">
          <text:p/>
        </draw:path>
        <draw:path draw:style-name="gr22" draw:text-style-name="P13" draw:layer="layout" svg:width="0.106cm" svg:height="0.106cm" svg:x="12.334cm" svg:y="6.378cm" svg:viewBox="0 0 107 107" svg:d="M54 107c14 0 27-6 37-16s16-24 16-38-6-28-16-38-23-15-37-15-28 5-38 15c-9 10-16 24-16 38s7 28 16 38c10 10 24 16 38 16z">
          <text:p/>
        </draw:path>
        <draw:path draw:style-name="gr22" draw:text-style-name="P13" draw:layer="layout" svg:width="0.105cm" svg:height="0.106cm" svg:x="9.455cm" svg:y="7.174cm" svg:viewBox="0 0 106 107" svg:d="M53 107c14 0 28-6 38-16s15-23 15-37-5-27-15-38c-10-10-24-16-38-16-15 0-28 6-38 16-10 11-15 24-15 38s5 27 15 37 23 16 38 16z">
          <text:p/>
        </draw:path>
        <draw:path draw:style-name="gr22" draw:text-style-name="P13" draw:layer="layout" svg:width="0.106cm" svg:height="0.106cm" svg:x="11.765cm" svg:y="6.418cm" svg:viewBox="0 0 107 107" svg:d="M54 107c14 0 27-6 37-16s16-23 16-37c0-15-6-29-16-39s-23-15-37-15c-15 0-29 5-39 15-9 10-15 24-15 39 0 14 6 27 15 37 10 10 24 16 39 16z">
          <text:p/>
        </draw:path>
        <draw:path draw:style-name="gr22" draw:text-style-name="P13" draw:layer="layout" svg:width="0.106cm" svg:height="0.106cm" svg:x="11.914cm" svg:y="6.85cm" svg:viewBox="0 0 107 107" svg:d="M54 107c14 0 27-5 37-15s16-24 16-38-6-28-16-38-23-16-37-16-28 6-38 16-16 24-16 38 6 28 16 38 24 15 38 15z">
          <text:p/>
        </draw:path>
        <draw:path draw:style-name="gr22" draw:text-style-name="P13" draw:layer="layout" svg:width="0.105cm" svg:height="0.105cm" svg:x="10.685cm" svg:y="6.72cm" svg:viewBox="0 0 106 106" svg:d="M52 106c14 0 29-5 39-15s15-23 15-39c0-14-5-27-15-37s-25-15-39-15-27 5-37 15-15 23-15 37c0 16 5 29 15 39s23 15 37 15z">
          <text:p/>
        </draw:path>
        <draw:path draw:style-name="gr22" draw:text-style-name="P13" draw:layer="layout" svg:width="0.105cm" svg:height="0.106cm" svg:x="11.659cm" svg:y="6.76cm" svg:viewBox="0 0 106 107" svg:d="M54 107c14 0 27-6 37-16s15-23 15-37-5-28-15-38c-10-11-23-16-37-16-15 0-29 5-39 16-10 10-15 24-15 38s5 27 15 37 24 16 39 16z">
          <text:p/>
        </draw:path>
        <draw:path draw:style-name="gr22" draw:text-style-name="P13" draw:layer="layout" svg:width="0.106cm" svg:height="0.105cm" svg:x="10.997cm" svg:y="7.55cm" svg:viewBox="0 0 107 106" svg:d="M53 106c14 0 27-5 38-15 10-10 16-23 16-38s-6-28-16-38c-11-10-24-15-38-15s-28 5-38 15-15 23-15 38 5 28 15 38 24 15 38 15z">
          <text:p/>
        </draw:path>
        <draw:path draw:style-name="gr22" draw:text-style-name="P13" draw:layer="layout" svg:width="0.106cm" svg:height="0.106cm" svg:x="9.518cm" svg:y="7.729cm" svg:viewBox="0 0 107 107" svg:d="M53 107c14 0 28-6 39-17 10-10 15-23 15-37s-5-28-15-38c-11-9-25-15-39-15s-27 6-37 15c-10 10-16 24-16 38s6 27 16 37c10 11 23 17 37 17z">
          <text:p/>
        </draw:path>
        <draw:path draw:style-name="gr22" draw:text-style-name="P13" draw:layer="layout" svg:width="0.106cm" svg:height="0.105cm" svg:x="10.48cm" svg:y="6.526cm" svg:viewBox="0 0 107 106" svg:d="M53 106c14 0 28-5 38-15s16-24 16-38-6-28-16-38-24-15-38-15-28 5-38 15-15 24-15 38 5 28 15 38 24 15 38 15z">
          <text:p/>
        </draw:path>
        <draw:path draw:style-name="gr22" draw:text-style-name="P13" draw:layer="layout" svg:width="0.106cm" svg:height="0.106cm" svg:x="10.175cm" svg:y="7.022cm" svg:viewBox="0 0 107 107" svg:d="M53 107c15 0 29-5 39-15s15-24 15-39c0-14-5-27-15-37s-24-16-39-16c-14 0-27 6-37 16s-16 23-16 37c0 15 6 29 16 39s23 15 37 15z">
          <text:p/>
        </draw:path>
        <draw:path draw:style-name="gr23" draw:text-style-name="P13" draw:layer="layout" svg:width="0.106cm" svg:height="0.105cm" svg:x="11.408cm" svg:y="7.085cm" svg:viewBox="0 0 107 106" svg:d="M53 106c14 0 27-5 38-15 10-10 16-23 16-37s-6-28-16-38c-11-10-24-16-38-16s-28 6-38 16-15 24-15 38 5 27 15 37 24 15 38 15z">
          <text:p/>
        </draw:path>
        <draw:path draw:style-name="gr24" draw:text-style-name="P4" draw:layer="layout" svg:width="0.106cm" svg:height="0.105cm" svg:x="11.408cm" svg:y="7.085cm" svg:viewBox="0 0 107 106" svg:d="M53 106c14 0 27-5 38-15 10-10 16-23 16-37s-6-28-16-38c-11-10-24-16-38-16s-28 6-38 16-15 24-15 38 5 27 15 37 24 15 38 15z">
          <text:p/>
        </draw:path>
        <draw:path draw:style-name="gr22" draw:text-style-name="P13" draw:layer="layout" svg:width="0.106cm" svg:height="0.106cm" svg:x="8.958cm" svg:y="7.242cm" svg:viewBox="0 0 107 107" svg:d="M54 107c14 0 28-6 37-15 10-10 16-24 16-39 0-14-6-27-16-37-9-10-23-16-37-16s-27 6-38 16c-10 10-16 23-16 37 0 15 6 29 16 39 11 9 24 15 38 15z">
          <text:p/>
        </draw:path>
        <draw:path draw:style-name="gr22" draw:text-style-name="P13" draw:layer="layout" svg:width="0.105cm" svg:height="0.106cm" svg:x="8.636cm" svg:y="7.378cm" svg:viewBox="0 0 106 107" svg:d="M54 107c14 0 27-5 37-15s15-24 15-38-5-27-15-38c-10-10-23-16-37-16s-29 6-39 16c-10 11-15 24-15 38s5 28 15 38 25 15 39 15z">
          <text:p/>
        </draw:path>
        <draw:path draw:style-name="gr22" draw:text-style-name="P13" draw:layer="layout" svg:width="0.106cm" svg:height="0.106cm" svg:x="8.561cm" svg:y="8.168cm" svg:viewBox="0 0 107 107" svg:d="M53 107c14 0 27-5 37-15s17-25 17-39-7-27-17-37-23-16-37-16-28 6-38 16-15 23-15 37 5 29 15 39 24 15 38 15z">
          <text:p/>
        </draw:path>
        <draw:path draw:style-name="gr22" draw:text-style-name="P13" draw:layer="layout" svg:width="0.106cm" svg:height="0.106cm" svg:x="12.248cm" svg:y="6.903cm" svg:viewBox="0 0 107 107" svg:d="M53 107c14 0 28-6 39-16 10-10 15-24 15-38s-5-27-15-37c-11-10-25-16-39-16s-27 6-37 16-16 23-16 37 6 28 16 38 23 16 37 16z">
          <text:p/>
        </draw:path>
        <draw:path draw:style-name="gr22" draw:text-style-name="P13" draw:layer="layout" svg:width="0.105cm" svg:height="0.106cm" svg:x="9.964cm" svg:y="7.713cm" svg:viewBox="0 0 106 107" svg:d="M52 107c16 0 29-6 39-16s15-23 15-37-5-28-15-37c-10-10-23-17-39-17-14 0-27 7-37 17-10 9-15 23-15 37s5 27 15 37 23 16 37 16z">
          <text:p/>
        </draw:path>
        <draw:path draw:style-name="gr22" draw:text-style-name="P13" draw:layer="layout" svg:width="0.106cm" svg:height="0.106cm" svg:x="8.839cm" svg:y="8.554cm" svg:viewBox="0 0 107 107" svg:d="M54 107c14 0 28-6 38-16s15-23 15-37-5-28-15-38c-10-9-24-16-38-16s-28 7-38 16c-10 10-16 24-16 38s6 27 16 37 24 16 38 16z">
          <text:p/>
        </draw:path>
        <draw:path draw:style-name="gr22" draw:text-style-name="P13" draw:layer="layout" svg:width="0.106cm" svg:height="0.106cm" svg:x="11.236cm" svg:y="8.438cm" svg:viewBox="0 0 107 107" svg:d="M54 107c14 0 27-6 37-16 10-9 16-23 16-37s-6-27-16-37c-10-11-23-17-37-17-15 0-29 6-38 17-10 10-16 23-16 37s6 28 16 37c9 10 23 16 38 16z">
          <text:p/>
        </draw:path>
        <draw:path draw:style-name="gr22" draw:text-style-name="P13" draw:layer="layout" svg:width="0.106cm" svg:height="0.106cm" svg:x="10.052cm" svg:y="8.049cm" svg:viewBox="0 0 107 107" svg:d="M53 107c14 0 29-6 38-16 10-11 16-24 16-38s-6-28-16-38c-9-10-24-15-38-15s-27 5-37 15-16 24-16 38 6 27 16 38c10 10 23 16 37 16z">
          <text:p/>
        </draw:path>
        <draw:path draw:style-name="gr22" draw:text-style-name="P13" draw:layer="layout" svg:width="0.106cm" svg:height="0.106cm" svg:x="10.739cm" svg:y="8.286cm" svg:viewBox="0 0 107 107" svg:d="M54 107c14 0 27-6 37-15 10-10 16-24 16-39 0-14-6-27-16-37s-23-16-37-16-28 6-39 16c-10 10-15 23-15 37 0 15 5 29 15 39 11 9 25 15 39 15z">
          <text:p/>
        </draw:path>
        <draw:path draw:style-name="gr22" draw:text-style-name="P13" draw:layer="layout" svg:width="0.106cm" svg:height="0.105cm" svg:x="10.788cm" svg:y="7.331cm" svg:viewBox="0 0 107 106" svg:d="M53 106c14 0 29-5 39-15s15-24 15-38-5-28-15-38-25-15-39-15-27 5-37 15-16 24-16 38 6 28 16 38 23 15 37 15z">
          <text:p/>
        </draw:path>
        <draw:path draw:style-name="gr22" draw:text-style-name="P13" draw:layer="layout" svg:width="0.106cm" svg:height="0.106cm" svg:x="11.432cm" svg:y="8.35cm" svg:viewBox="0 0 107 107" svg:d="M53 107c15 0 29-7 39-17 10-9 15-23 15-37s-5-27-15-37-24-16-39-16c-14 0-27 6-37 16s-16 23-16 37 6 28 16 37c10 10 23 17 37 17z">
          <text:p/>
        </draw:path>
        <draw:path draw:style-name="gr22" draw:text-style-name="P13" draw:layer="layout" svg:width="0.106cm" svg:height="0.106cm" svg:x="8.59cm" svg:y="8.46cm" svg:viewBox="0 0 107 107" svg:d="M53 107c14 0 28-6 38-17 10-9 16-23 16-37s-6-27-16-37-24-16-38-16-28 6-38 16c-9 10-15 23-15 37s6 28 15 37c10 11 24 17 38 17z">
          <text:p/>
        </draw:path>
        <draw:path draw:style-name="gr22" draw:text-style-name="P13" draw:layer="layout" svg:width="0.106cm" svg:height="0.106cm" svg:x="9.701cm" svg:y="8.751cm" svg:viewBox="0 0 107 107" svg:d="M54 107c14 0 27-5 37-15s16-24 16-38-6-27-16-38c-10-10-23-16-37-16s-28 6-37 16c-11 11-17 24-17 38s6 28 17 38c9 10 23 15 37 15z">
          <text:p/>
        </draw:path>
        <draw:path draw:style-name="gr22" draw:text-style-name="P13" draw:layer="layout" svg:width="0.106cm" svg:height="0.105cm" svg:x="10.304cm" svg:y="8.659cm" svg:viewBox="0 0 107 106" svg:d="M54 106c14 0 27-5 37-15s16-24 16-38-6-27-16-37-23-16-37-16-29 6-39 16-15 23-15 37 5 28 15 38 25 15 39 15z">
          <text:p/>
        </draw:path>
        <draw:path draw:style-name="gr22" draw:text-style-name="P13" draw:layer="layout" svg:width="0.106cm" svg:height="0.105cm" svg:x="9.257cm" svg:y="9.111cm" svg:viewBox="0 0 107 106" svg:d="M54 106c14 0 27-5 37-15s16-25 16-39-6-27-16-37-23-15-37-15-29 5-39 15-15 23-15 37 5 29 15 39 25 15 39 15z">
          <text:p/>
        </draw:path>
        <draw:path draw:style-name="gr22" draw:text-style-name="P13" draw:layer="layout" svg:width="0.106cm" svg:height="0.106cm" svg:x="7.869cm" svg:y="8.855cm" svg:viewBox="0 0 107 107" svg:d="M53 107c15 0 29-5 39-15s15-24 15-38-5-27-15-38c-10-10-24-16-39-16-14 0-27 6-37 16-10 11-16 24-16 38s6 28 16 38 23 15 37 15z">
          <text:p/>
        </draw:path>
        <draw:path draw:style-name="gr22" draw:text-style-name="P13" draw:layer="layout" svg:width="0.106cm" svg:height="0.105cm" svg:x="11.628cm" svg:y="9.078cm" svg:viewBox="0 0 107 106" svg:d="M53 106c14 0 28-5 38-15s16-23 16-37-6-28-16-38-24-16-38-16-28 6-38 16-15 24-15 38 5 27 15 37 24 15 38 15z">
          <text:p/>
        </draw:path>
        <draw:path draw:style-name="gr22" draw:text-style-name="P13" draw:layer="layout" svg:width="0.105cm" svg:height="0.106cm" svg:x="9.828cm" svg:y="8.735cm" svg:viewBox="0 0 106 107" svg:d="M52 107c15 0 28-5 38-15 11-10 16-24 16-38s-5-28-16-38c-10-10-23-16-38-16-14 0-27 6-37 16s-15 24-15 38 5 28 15 38 23 15 37 15z">
          <text:p/>
        </draw:path>
        <draw:path draw:style-name="gr22" draw:text-style-name="P13" draw:layer="layout" svg:width="0.106cm" svg:height="0.106cm" svg:x="9.766cm" svg:y="9.315cm" svg:viewBox="0 0 107 107" svg:d="M54 107c14 0 27-6 37-16 10-11 16-24 16-38s-6-28-16-38-23-15-37-15c-15 0-29 5-39 15s-15 24-15 38 5 27 15 38c10 10 24 16 39 16z">
          <text:p/>
        </draw:path>
        <draw:path draw:style-name="gr22" draw:text-style-name="P13" draw:layer="layout" svg:width="0.106cm" svg:height="0.106cm" svg:x="10.796cm" svg:y="8.768cm" svg:viewBox="0 0 107 107" svg:d="M53 107c14 0 29-6 38-16 10-10 16-24 16-38s-6-27-16-37c-9-10-24-16-38-16s-27 6-37 16-16 23-16 37 6 28 16 38 23 16 37 16z">
          <text:p/>
        </draw:path>
        <draw:path draw:style-name="gr22" draw:text-style-name="P13" draw:layer="layout" svg:width="0.106cm" svg:height="0.106cm" svg:x="11.248cm" svg:y="6.441cm" svg:viewBox="0 0 107 107" svg:d="M54 107c14 0 28-6 38-16s15-23 15-37-5-28-15-38-24-16-38-16c-15 0-28 6-38 16s-16 24-16 38 6 27 16 37 23 16 38 16z">
          <text:p/>
        </draw:path>
        <draw:path draw:style-name="gr22" draw:text-style-name="P13" draw:layer="layout" svg:width="0.106cm" svg:height="0.106cm" svg:x="11.224cm" svg:y="7.223cm" svg:viewBox="0 0 107 107" svg:d="M53 107c15 0 29-5 39-15 9-10 15-25 15-39s-6-27-15-37c-10-10-24-16-39-16-14 0-27 6-37 16s-16 23-16 37 6 29 16 39 23 15 37 15z">
          <text:p/>
        </draw:path>
        <draw:path draw:style-name="gr22" draw:text-style-name="P13" draw:layer="layout" svg:width="0.105cm" svg:height="0.107cm" svg:x="11.874cm" svg:y="6.667cm" svg:viewBox="0 0 106 108" svg:d="M53 108c15 0 28-7 38-17s15-23 15-37-5-28-15-38c-10-9-23-16-38-16s-28 7-38 16c-10 10-15 24-15 38s5 27 15 37 23 17 38 17z">
          <text:p/>
        </draw:path>
        <draw:path draw:style-name="gr22" draw:text-style-name="P13" draw:layer="layout" svg:width="0.106cm" svg:height="0.106cm" svg:x="12.196cm" svg:y="6.564cm" svg:viewBox="0 0 107 107" svg:d="M54 107c14 0 28-7 37-17 10-9 16-23 16-37s-6-27-16-37c-9-10-23-16-37-16s-28 6-38 16-16 23-16 37 6 28 16 37c10 10 24 17 38 17z">
          <text:p/>
        </draw:path>
        <draw:path draw:style-name="gr22" draw:text-style-name="P13" draw:layer="layout" svg:width="0.106cm" svg:height="0.106cm" svg:x="8.656cm" svg:y="7.794cm" svg:viewBox="0 0 107 107" svg:d="M54 107c14 0 27-6 37-15 10-10 16-24 16-38s-6-28-16-38-23-16-37-16-28 6-38 16c-11 10-16 24-16 38s5 28 16 38c10 9 24 15 38 15z">
          <text:p/>
        </draw:path>
        <draw:path draw:style-name="gr22" draw:text-style-name="P13" draw:layer="layout" svg:width="0.105cm" svg:height="0.106cm" svg:x="10.11cm" svg:y="7.636cm" svg:viewBox="0 0 106 107" svg:d="M54 107c14 0 27-5 37-15 10-11 15-25 15-39s-5-27-15-37-23-16-37-16-28 6-39 16c-10 10-15 23-15 37s5 28 15 39c11 10 25 15 39 15z">
          <text:p/>
        </draw:path>
        <draw:path draw:style-name="gr22" draw:text-style-name="P13" draw:layer="layout" svg:width="0.106cm" svg:height="0.106cm" svg:x="9.436cm" svg:y="7.64cm" svg:viewBox="0 0 107 107" svg:d="M53 107c15 0 28-6 38-16s16-24 16-38-6-28-16-38-23-15-38-15c-14 0-28 5-37 15-10 10-16 24-16 38s6 28 16 38c9 10 23 16 37 16z">
          <text:p/>
        </draw:path>
        <draw:path draw:style-name="gr22" draw:text-style-name="P13" draw:layer="layout" svg:width="0.106cm" svg:height="0.106cm" svg:x="9.549cm" svg:y="8.182cm" svg:viewBox="0 0 107 107" svg:d="M53 107c15 0 29-6 39-16s15-23 15-38c0-14-5-28-15-38s-24-15-39-15c-14 0-27 5-37 15s-16 24-16 38c0 15 6 28 16 38s23 16 37 16z">
          <text:p/>
        </draw:path>
        <draw:path draw:style-name="gr22" draw:text-style-name="P13" draw:layer="layout" svg:width="0.106cm" svg:height="0.106cm" svg:x="9.428cm" svg:y="7.396cm" svg:viewBox="0 0 107 107" svg:d="M53 107c14 0 29-6 39-16s15-23 15-37-5-27-15-37c-10-11-25-17-39-17s-27 6-37 17c-10 10-16 23-16 37s6 27 16 37 23 16 37 16z">
          <text:p/>
        </draw:path>
        <draw:path draw:style-name="gr22" draw:text-style-name="P13" draw:layer="layout" svg:width="0.106cm" svg:height="0.106cm" svg:x="9.489cm" svg:y="8.126cm" svg:viewBox="0 0 107 107" svg:d="M54 107c14 0 27-6 37-16s16-23 16-37-6-28-16-38c-10-11-23-16-37-16s-28 5-38 16c-11 10-16 24-16 38s5 27 16 37c10 10 24 16 38 16z">
          <text:p/>
        </draw:path>
        <draw:path draw:style-name="gr22" draw:text-style-name="P13" draw:layer="layout" svg:width="0.106cm" svg:height="0.106cm" svg:x="9.435cm" svg:y="7.557cm" svg:viewBox="0 0 107 107" svg:d="M53 107c14 0 29-5 39-15s15-24 15-39c0-14-5-27-15-37s-25-16-39-16-27 6-37 16-16 23-16 37c0 15 6 29 16 39s23 15 37 15z">
          <text:p/>
        </draw:path>
        <draw:path draw:style-name="gr22" draw:text-style-name="P13" draw:layer="layout" svg:width="0.106cm" svg:height="0.106cm" svg:x="10.043cm" svg:y="7.714cm" svg:viewBox="0 0 107 107" svg:d="M53 107c14 0 28-6 38-16s16-23 16-37-6-28-16-37c-10-10-24-17-38-17s-27 7-37 17c-10 9-16 23-16 37s6 27 16 37 23 16 37 16z">
          <text:p/>
        </draw:path>
        <draw:path draw:style-name="gr22" draw:text-style-name="P13" draw:layer="layout" svg:width="0.106cm" svg:height="0.106cm" svg:x="10.051cm" svg:y="7.692cm" svg:viewBox="0 0 107 107" svg:d="M53 107c14 0 28-5 39-15 10-10 15-24 15-38s-5-27-15-38c-11-10-25-16-39-16s-27 6-37 16c-10 11-16 24-16 38s6 28 16 38 23 15 37 15z">
          <text:p/>
        </draw:path>
        <draw:path draw:style-name="gr22" draw:text-style-name="P13" draw:layer="layout" svg:width="0.106cm" svg:height="0.105cm" svg:x="8.541cm" svg:y="7.455cm" svg:viewBox="0 0 107 106" svg:d="M54 106c14 0 27-5 37-15s16-23 16-37c0-15-6-29-16-39s-23-15-37-15-28 5-39 15c-10 10-15 24-15 39 0 14 5 27 15 37 11 10 25 15 39 15z">
          <text:p/>
        </draw:path>
        <draw:path draw:style-name="gr22" draw:text-style-name="P13" draw:layer="layout" svg:width="0.106cm" svg:height="0.107cm" svg:x="7.833cm" svg:y="7.822cm" svg:viewBox="0 0 107 108" svg:d="M53 108c14 0 28-7 37-17 11-10 17-23 17-37s-6-28-17-38c-9-10-23-16-37-16s-27 6-37 16-16 24-16 38 6 27 16 37 23 17 37 17z">
          <text:p/>
        </draw:path>
        <draw:path draw:style-name="gr22" draw:text-style-name="P13" draw:layer="layout" svg:width="0.105cm" svg:height="0.105cm" svg:x="8.502cm" svg:y="7.397cm" svg:viewBox="0 0 106 106" svg:d="M53 106c15 0 28-5 38-15s15-23 15-38c0-14-5-27-15-37-10-11-23-16-38-16s-28 5-38 16c-10 10-15 23-15 37 0 15 5 28 15 38s23 15 38 15z">
          <text:p/>
        </draw:path>
        <draw:path draw:style-name="gr22" draw:text-style-name="P13" draw:layer="layout" svg:width="0.106cm" svg:height="0.106cm" svg:x="8.836cm" svg:y="7.229cm" svg:viewBox="0 0 107 107" svg:d="M54 107c14 0 27-5 37-15s16-25 16-39-6-27-16-37-23-16-37-16-29 6-39 16-15 23-15 37 5 29 15 39 25 15 39 15z">
          <text:p/>
        </draw:path>
        <draw:path draw:style-name="gr22" draw:text-style-name="P13" draw:layer="layout" svg:width="0.106cm" svg:height="0.106cm" svg:x="11.777cm" svg:y="7.971cm" svg:viewBox="0 0 107 107" svg:d="M54 107c14 0 27-6 37-16s16-23 16-38c0-14-6-28-16-38s-23-15-37-15-29 5-39 15-15 24-15 38c0 15 5 28 15 38s25 16 39 16z">
          <text:p/>
        </draw:path>
        <draw:path draw:style-name="gr22" draw:text-style-name="P13" draw:layer="layout" svg:width="0.106cm" svg:height="0.106cm" svg:x="12.312cm" svg:y="7.65cm" svg:viewBox="0 0 107 107" svg:d="M54 107c14 0 27-6 37-16s16-24 16-38-6-28-16-38-23-15-37-15-29 5-38 15c-10 10-16 24-16 38s6 28 16 38c9 10 24 16 38 16z">
          <text:p/>
        </draw:path>
        <draw:path draw:style-name="gr22" draw:text-style-name="P13" draw:layer="layout" svg:width="0.106cm" svg:height="0.105cm" svg:x="12.654cm" svg:y="7.693cm" svg:viewBox="0 0 107 106" svg:d="M53 106c14 0 28-5 38-15 9-10 16-23 16-37 0-15-7-28-16-39-10-10-24-15-38-15s-27 5-37 15c-10 11-16 24-16 39 0 14 6 27 16 37s23 15 37 15z">
          <text:p/>
        </draw:path>
        <draw:path draw:style-name="gr22" draw:text-style-name="P13" draw:layer="layout" svg:width="0.106cm" svg:height="0.106cm" svg:x="8.819cm" svg:y="8.028cm" svg:viewBox="0 0 107 107" svg:d="M53 107c15 0 29-6 39-16 9-9 15-23 15-37s-6-27-15-37c-10-10-24-17-39-17-14 0-27 7-37 17s-16 23-16 37 6 28 16 37c10 10 23 16 37 16z">
          <text:p/>
        </draw:path>
        <draw:path draw:style-name="gr22" draw:text-style-name="P13" draw:layer="layout" svg:width="0.106cm" svg:height="0.105cm" svg:x="11.798cm" svg:y="8.119cm" svg:viewBox="0 0 107 106" svg:d="M54 106c14 0 27-5 37-15s16-23 16-37-6-28-16-39c-10-10-23-15-37-15s-28 5-38 15c-11 11-16 25-16 39s5 27 16 37c10 10 24 15 38 15z">
          <text:p/>
        </draw:path>
        <draw:path draw:style-name="gr22" draw:text-style-name="P13" draw:layer="layout" svg:width="0.105cm" svg:height="0.106cm" svg:x="8.717cm" svg:y="8.951cm" svg:viewBox="0 0 106 107" svg:d="M53 107c15 0 28-5 38-15s15-24 15-38-5-28-15-38-23-16-38-16-28 6-38 16-15 24-15 38 5 28 15 38 23 15 38 15z">
          <text:p/>
        </draw:path>
        <draw:path draw:style-name="gr22" draw:text-style-name="P13" draw:layer="layout" svg:width="0.106cm" svg:height="0.106cm" svg:x="9.68cm" svg:y="8.047cm" svg:viewBox="0 0 107 107" svg:d="M54 107c14 0 27-5 37-15 10-11 16-25 16-39s-6-27-16-37-23-16-37-16-29 6-38 16c-10 10-16 23-16 37s6 28 16 39c9 10 24 15 38 15z">
          <text:p/>
        </draw:path>
        <draw:path draw:style-name="gr22" draw:text-style-name="P13" draw:layer="layout" svg:width="0.106cm" svg:height="0.106cm" svg:x="8.857cm" svg:y="9.235cm" svg:viewBox="0 0 107 107" svg:d="M54 107c14 0 28-6 38-16 9-10 15-23 15-38 0-14-6-28-15-38-10-9-24-15-38-15s-27 6-37 15c-11 10-17 24-17 38 0 15 6 28 17 38 10 10 23 16 37 16z">
          <text:p/>
        </draw:path>
        <draw:path draw:style-name="gr22" draw:text-style-name="P13" draw:layer="layout" svg:width="0.106cm" svg:height="0.106cm" svg:x="8.677cm" svg:y="8.467cm" svg:viewBox="0 0 107 107" svg:d="M53 107c14 0 27-6 37-17 11-10 17-23 17-37s-6-27-17-37c-10-10-23-16-37-16s-28 6-38 16c-9 10-15 23-15 37s6 27 15 37c10 11 24 17 38 17z">
          <text:p/>
        </draw:path>
        <draw:path draw:style-name="gr22" draw:text-style-name="P13" draw:layer="layout" svg:width="0.106cm" svg:height="0.106cm" svg:x="9.957cm" svg:y="8.852cm" svg:viewBox="0 0 107 107" svg:d="M53 107c14 0 29-5 39-15s15-24 15-38-5-27-15-38c-10-10-25-16-39-16s-27 6-37 16c-10 11-16 24-16 38s6 28 16 38 23 15 37 15z">
          <text:p/>
        </draw:path>
        <draw:path draw:style-name="gr22" draw:text-style-name="P13" draw:layer="layout" svg:width="0.106cm" svg:height="0.106cm" svg:x="9.789cm" svg:y="9.119cm" svg:viewBox="0 0 107 107" svg:d="M54 107c14 0 28-6 38-16s15-24 15-38-5-28-15-38-24-15-38-15-28 5-38 15-16 24-16 38 6 28 16 38 24 16 38 16z">
          <text:p/>
        </draw:path>
        <draw:path draw:style-name="gr22" draw:text-style-name="P13" draw:layer="layout" svg:width="0.106cm" svg:height="0.106cm" svg:x="11.445cm" svg:y="8.312cm" svg:viewBox="0 0 107 107" svg:d="M54 107c14 0 27-6 37-15 10-10 16-24 16-38s-6-28-16-38-23-16-37-16c-15 0-29 6-39 16-9 10-15 24-15 38s6 28 15 38c10 9 24 15 39 15z">
          <text:p/>
        </draw:path>
        <draw:path draw:style-name="gr22" draw:text-style-name="P13" draw:layer="layout" svg:width="0.106cm" svg:height="0.106cm" svg:x="10.977cm" svg:y="8.262cm" svg:viewBox="0 0 107 107" svg:d="M53 107c14 0 28-6 38-16 11-11 16-24 16-38s-5-28-16-38c-10-10-24-15-38-15s-27 5-37 15-16 24-16 38 6 27 16 38c10 10 23 16 37 16z">
          <text:p/>
        </draw:path>
        <draw:path draw:style-name="gr22" draw:text-style-name="P13" draw:layer="layout" svg:width="0.106cm" svg:height="0.105cm" svg:x="11.125cm" svg:y="8cm" svg:viewBox="0 0 107 106" svg:d="M53 106c15 0 28-5 38-15s16-23 16-37-6-29-16-39-23-15-38-15c-14 0-28 5-38 15s-15 25-15 39 5 27 15 37 24 15 38 15z">
          <text:p/>
        </draw:path>
        <draw:path draw:style-name="gr22" draw:text-style-name="P13" draw:layer="layout" svg:width="0.106cm" svg:height="0.106cm" svg:x="12.042cm" svg:y="7.991cm" svg:viewBox="0 0 107 107" svg:d="M53 107c14 0 27-6 38-16 10-10 16-23 16-37 0-15-6-29-16-39-11-10-24-15-38-15s-28 5-38 15c-9 10-15 24-15 39 0 14 6 27 15 37 10 10 24 16 38 16z">
          <text:p/>
        </draw:path>
        <draw:path draw:style-name="gr22" draw:text-style-name="P13" draw:layer="layout" svg:width="0.106cm" svg:height="0.106cm" svg:x="8.427cm" svg:y="8.444cm" svg:viewBox="0 0 107 107" svg:d="M54 107c14 0 27-6 37-16 10-9 16-23 16-37s-6-27-16-37c-10-11-23-17-37-17s-29 6-39 17c-10 10-15 23-15 37s5 28 15 37c10 10 25 16 39 16z">
          <text:p/>
        </draw:path>
        <draw:path draw:style-name="gr22" draw:text-style-name="P13" draw:layer="layout" svg:width="0.105cm" svg:height="0.106cm" svg:x="9.987cm" svg:y="8.293cm" svg:viewBox="0 0 106 107" svg:d="M54 107c14 0 27-6 37-16 10-9 15-23 15-38 0-14-5-27-15-37s-23-16-37-16c-15 0-29 6-39 16s-15 23-15 37c0 15 5 29 15 38 10 10 24 16 39 16z">
          <text:p/>
        </draw:path>
        <draw:path draw:style-name="gr22" draw:text-style-name="P13" draw:layer="layout" svg:width="0.105cm" svg:height="0.106cm" svg:x="9.782cm" svg:y="7.973cm" svg:viewBox="0 0 106 107" svg:d="M54 107c14 0 27-6 37-16s15-23 15-38c0-14-5-28-15-37-10-10-23-16-37-16-15 0-29 6-39 16-10 9-15 23-15 37 0 15 5 28 15 38s24 16 39 16z">
          <text:p/>
        </draw:path>
        <draw:path draw:style-name="gr22" draw:text-style-name="P13" draw:layer="layout" svg:width="0.105cm" svg:height="0.106cm" svg:x="13.159cm" svg:y="7.391cm" svg:viewBox="0 0 106 107" svg:d="M54 107c14 0 27-5 37-15s15-24 15-38-5-27-15-37c-10-11-23-17-37-17-15 0-28 6-39 17-10 10-15 23-15 37s5 28 15 38c11 10 24 15 39 15z">
          <text:p/>
        </draw:path>
        <draw:path draw:style-name="gr22" draw:text-style-name="P13" draw:layer="layout" svg:width="0.105cm" svg:height="0.106cm" svg:x="12.796cm" svg:y="8.259cm" svg:viewBox="0 0 106 107" svg:d="M52 107c14 0 29-5 39-15 10-11 15-25 15-39s-5-27-15-37-25-16-39-16-27 6-37 16-15 23-15 37 5 28 15 39c10 10 23 15 37 15z">
          <text:p/>
        </draw:path>
        <draw:path draw:style-name="gr22" draw:text-style-name="P13" draw:layer="layout" svg:width="0.106cm" svg:height="0.105cm" svg:x="9.086cm" svg:y="8.742cm" svg:viewBox="0 0 107 106" svg:d="M53 106c14 0 27-5 37-15s17-23 17-37c0-15-7-29-17-39s-23-15-37-15-28 5-38 15-15 24-15 39c0 14 5 27 15 37s24 15 38 15z">
          <text:p/>
        </draw:path>
        <draw:path draw:style-name="gr22" draw:text-style-name="P13" draw:layer="layout" svg:width="0.106cm" svg:height="0.106cm" svg:x="8.596cm" svg:y="8.633cm" svg:viewBox="0 0 107 107" svg:d="M53 107c15 0 29-5 39-15s15-24 15-38-5-28-15-38-24-16-39-16c-14 0-27 6-37 16s-16 24-16 38 6 28 16 38 23 15 37 15z">
          <text:p/>
        </draw:path>
        <draw:path draw:style-name="gr22" draw:text-style-name="P13" draw:layer="layout" svg:width="0.106cm" svg:height="0.106cm" svg:x="11.245cm" svg:y="8.222cm" svg:viewBox="0 0 107 107" svg:d="M54 107c14 0 27-6 37-16s16-23 16-37-6-28-16-39c-10-9-23-15-37-15-15 0-29 6-39 15-10 11-15 25-15 39s5 27 15 37 24 16 39 16z">
          <text:p/>
        </draw:path>
        <draw:path draw:style-name="gr22" draw:text-style-name="P13" draw:layer="layout" svg:width="0.106cm" svg:height="0.106cm" svg:x="13.068cm" svg:y="8.766cm" svg:viewBox="0 0 107 107" svg:d="M54 107c14 0 28-6 38-15 9-10 15-24 15-38s-6-27-15-37c-10-10-24-17-38-17s-27 7-37 17-17 23-17 37 7 28 17 38c10 9 23 15 37 15z">
          <text:p/>
        </draw:path>
        <draw:path draw:style-name="gr22" draw:text-style-name="P13" draw:layer="layout" svg:width="0.106cm" svg:height="0.106cm" svg:x="9.857cm" svg:y="7.76cm" svg:viewBox="0 0 107 107" svg:d="M53 107c15 0 28-5 38-15s16-24 16-39c0-14-6-27-16-37s-23-16-38-16c-14 0-28 6-38 16-9 10-15 23-15 37 0 15 6 29 15 39 10 10 24 15 38 15z">
          <text:p/>
        </draw:path>
        <draw:path draw:style-name="gr22" draw:text-style-name="P13" draw:layer="layout" svg:width="0.106cm" svg:height="0.106cm" svg:x="10.187cm" svg:y="8.552cm" svg:viewBox="0 0 107 107" svg:d="M54 107c14 0 28-5 38-15s15-24 15-38-5-27-15-37-24-17-38-17c-15 0-28 7-38 17s-16 23-16 37 6 28 16 38 23 15 38 15z">
          <text:p/>
        </draw:path>
        <draw:path draw:style-name="gr23" draw:text-style-name="P13" draw:layer="layout" svg:width="0.106cm" svg:height="0.106cm" svg:x="8.85cm" svg:y="8.537cm" svg:viewBox="0 0 107 107" svg:d="M54 107c14 0 27-6 37-16s16-23 16-37-6-28-16-39c-10-10-23-15-37-15s-28 5-39 15c-10 11-15 25-15 39s5 27 15 37c11 10 25 16 39 16z">
          <text:p/>
        </draw:path>
        <draw:path draw:style-name="gr24" draw:text-style-name="P4" draw:layer="layout" svg:width="0.106cm" svg:height="0.106cm" svg:x="8.85cm" svg:y="8.537cm" svg:viewBox="0 0 107 107" svg:d="M54 107c14 0 27-6 37-16s16-23 16-37-6-28-16-39c-10-10-23-15-37-15s-28 5-39 15c-10 11-15 25-15 39s5 27 15 37c11 10 25 16 39 16z">
          <text:p/>
        </draw:path>
        <draw:path draw:style-name="gr22" draw:text-style-name="P13" draw:layer="layout" svg:width="0.106cm" svg:height="0.106cm" svg:x="8.433cm" svg:y="8.38cm" svg:viewBox="0 0 107 107" svg:d="M54 107c14 0 28-6 38-16 9-10 15-24 15-38s-6-28-15-38c-10-10-24-15-38-15s-27 5-38 15c-10 10-16 24-16 38s6 28 16 38c11 10 24 16 38 16z">
          <text:p/>
        </draw:path>
        <draw:path draw:style-name="gr22" draw:text-style-name="P13" draw:layer="layout" svg:width="0.106cm" svg:height="0.106cm" svg:x="10.515cm" svg:y="8.552cm" svg:viewBox="0 0 107 107" svg:d="M54 107c14 0 27-6 37-16s16-23 16-37-6-28-16-38c-10-11-23-16-37-16s-29 5-39 16c-10 10-15 24-15 38s5 27 15 37 25 16 39 16z">
          <text:p/>
        </draw:path>
        <draw:path draw:style-name="gr22" draw:text-style-name="P13" draw:layer="layout" svg:width="0.105cm" svg:height="0.105cm" svg:x="9.619cm" svg:y="7.578cm" svg:viewBox="0 0 106 106" svg:d="M53 106c14 0 27-5 37-15 11-10 16-23 16-37 0-15-5-29-16-39-10-10-23-15-37-15s-28 5-38 15-15 24-15 39c0 14 5 27 15 37s24 15 38 15z">
          <text:p/>
        </draw:path>
        <draw:path draw:style-name="gr22" draw:text-style-name="P13" draw:layer="layout" svg:width="0.106cm" svg:height="0.107cm" svg:x="7.945cm" svg:y="8.242cm" svg:viewBox="0 0 107 108" svg:d="M53 108c14 0 27-6 38-16 10-10 16-24 16-38s-6-27-16-37c-11-10-24-17-38-17s-28 7-37 17c-10 10-16 23-16 37s6 28 16 38c9 10 23 16 37 16z">
          <text:p/>
        </draw:path>
        <draw:path draw:style-name="gr22" draw:text-style-name="P13" draw:layer="layout" svg:width="0.106cm" svg:height="0.106cm" svg:x="11.853cm" svg:y="7.466cm" svg:viewBox="0 0 107 107" svg:d="M53 107c15 0 29-5 39-15 9-10 15-24 15-38 0-15-6-28-15-38-10-10-24-16-39-16-14 0-27 6-37 16s-16 23-16 38c0 14 6 28 16 38s23 15 37 15z">
          <text:p/>
        </draw:path>
        <draw:path draw:style-name="gr22" draw:text-style-name="P13" draw:layer="layout" svg:width="0.106cm" svg:height="0.106cm" svg:x="10.148cm" svg:y="6.35cm" svg:viewBox="0 0 107 107" svg:d="M53 107c14 0 28-6 39-16 10-10 15-23 15-37s-5-28-15-38c-11-10-25-16-39-16s-27 6-37 16-16 24-16 38 6 27 16 37 23 16 37 16z">
          <text:p/>
        </draw:path>
        <draw:path draw:style-name="gr22" draw:text-style-name="P13" draw:layer="layout" svg:width="0.106cm" svg:height="0.106cm" svg:x="11.128cm" svg:y="6.765cm" svg:viewBox="0 0 107 107" svg:d="M53 107c15 0 29-6 39-16 9-10 15-23 15-37s-6-28-15-38c-10-10-24-16-39-16-14 0-27 6-37 16s-16 24-16 38 6 27 16 37 23 16 37 16z">
          <text:p/>
        </draw:path>
        <draw:path draw:style-name="gr22" draw:text-style-name="P13" draw:layer="layout" svg:width="0.106cm" svg:height="0.106cm" svg:x="11.311cm" svg:y="5.848cm" svg:viewBox="0 0 107 107" svg:d="M53 107c14 0 28-5 39-15 9-11 15-25 15-39s-6-27-15-37c-11-10-25-16-39-16s-27 6-37 16-16 23-16 37 6 28 16 39c10 10 23 15 37 15z">
          <text:p/>
        </draw:path>
        <draw:path draw:style-name="gr22" draw:text-style-name="P13" draw:layer="layout" svg:width="0.106cm" svg:height="0.106cm" svg:x="10.455cm" svg:y="6.379cm" svg:viewBox="0 0 107 107" svg:d="M53 107c14 0 28-5 38-15 11-10 16-25 16-39s-5-27-16-37c-10-10-24-16-38-16s-27 6-37 16-16 23-16 37 6 29 16 39 23 15 37 15z">
          <text:p/>
        </draw:path>
        <draw:path draw:style-name="gr22" draw:text-style-name="P13" draw:layer="layout" svg:width="0.106cm" svg:height="0.106cm" svg:x="11.568cm" svg:y="6.217cm" svg:viewBox="0 0 107 107" svg:d="M54 107c14 0 28-6 38-16s15-23 15-37-5-28-15-38-24-16-38-16-28 6-38 16-16 24-16 38 6 27 16 37 24 16 38 16z">
          <text:p/>
        </draw:path>
        <draw:path draw:style-name="gr22" draw:text-style-name="P13" draw:layer="layout" svg:width="0.106cm" svg:height="0.106cm" svg:x="10.668cm" svg:y="6.09cm" svg:viewBox="0 0 107 107" svg:d="M53 107c14 0 27-5 37-15 11-10 17-24 17-38 0-15-6-28-17-38-10-10-23-16-37-16s-28 6-38 16-15 23-15 38c0 14 5 28 15 38s24 15 38 15z">
          <text:p/>
        </draw:path>
        <draw:path draw:style-name="gr22" draw:text-style-name="P13" draw:layer="layout" svg:width="0.106cm" svg:height="0.106cm" svg:x="9.1cm" svg:y="5.773cm" svg:viewBox="0 0 107 107" svg:d="M53 107c14 0 28-6 39-16 10-10 15-23 15-38 0-14-5-28-15-38-11-10-25-15-39-15s-27 5-37 15-16 24-16 38c0 15 6 28 16 38s23 16 37 16z">
          <text:p/>
        </draw:path>
        <draw:path draw:style-name="gr22" draw:text-style-name="P13" draw:layer="layout" svg:width="0.106cm" svg:height="0.106cm" svg:x="11.608cm" svg:y="5.883cm" svg:viewBox="0 0 107 107" svg:d="M53 107c14 0 27-5 37-15 11-10 17-24 17-38 0-15-6-28-17-38-10-10-23-16-37-16s-28 6-38 16-15 23-15 38c0 14 5 28 15 38s24 15 38 15z">
          <text:p/>
        </draw:path>
        <draw:path draw:style-name="gr22" draw:text-style-name="P13" draw:layer="layout" svg:width="0.106cm" svg:height="0.106cm" svg:x="10.468cm" svg:y="6.666cm" svg:viewBox="0 0 107 107" svg:d="M53 107c14 0 28-5 39-15 10-10 15-24 15-38s-5-27-15-37c-11-10-25-17-39-17s-27 7-37 17-16 23-16 37 6 28 16 38 23 15 37 15z">
          <text:p/>
        </draw:path>
        <draw:path draw:style-name="gr22" draw:text-style-name="P13" draw:layer="layout" svg:width="0.106cm" svg:height="0.106cm" svg:x="10.232cm" svg:y="6.358cm" svg:viewBox="0 0 107 107" svg:d="M54 107c14 0 28-6 38-17 9-10 15-23 15-37s-6-28-15-38c-10-10-24-15-38-15s-27 5-37 15-17 24-17 38 7 27 17 37c10 11 23 17 37 17z">
          <text:p/>
        </draw:path>
        <draw:path draw:style-name="gr22" draw:text-style-name="P13" draw:layer="layout" svg:width="0.105cm" svg:height="0.106cm" svg:x="7.881cm" svg:y="7.479cm" svg:viewBox="0 0 106 107" svg:d="M54 107c14 0 27-5 37-15s15-24 15-38-5-28-15-38-23-16-37-16c-16 0-29 6-39 16s-15 24-15 38 5 28 15 38 23 15 39 15z">
          <text:p/>
        </draw:path>
        <draw:path draw:style-name="gr22" draw:text-style-name="P13" draw:layer="layout" svg:width="0.106cm" svg:height="0.106cm" svg:x="9.904cm" svg:y="6.957cm" svg:viewBox="0 0 107 107" svg:d="M54 107c14 0 28-5 38-15 9-10 15-24 15-38s-6-27-15-38c-10-10-24-16-38-16s-27 6-38 16c-10 11-16 24-16 38s6 28 16 38c11 10 24 15 38 15z">
          <text:p/>
        </draw:path>
        <draw:path draw:style-name="gr22" draw:text-style-name="P13" draw:layer="layout" svg:width="0.106cm" svg:height="0.106cm" svg:x="10.686cm" svg:y="6.721cm" svg:viewBox="0 0 107 107" svg:d="M53 107c14 0 29-5 39-15s15-24 15-38c0-15-5-28-15-38s-25-16-39-16-27 6-37 16-16 23-16 38c0 14 6 28 16 38s23 15 37 15z">
          <text:p/>
        </draw:path>
        <draw:path draw:style-name="gr22" draw:text-style-name="P13" draw:layer="layout" svg:width="0.106cm" svg:height="0.106cm" svg:x="10.406cm" svg:y="6.506cm" svg:viewBox="0 0 107 107" svg:d="M54 107c14 0 27-6 37-16s16-23 16-38c0-14-6-28-16-38s-23-15-37-15c-15 0-29 5-38 15-10 10-16 24-16 38 0 15 6 28 16 38 9 10 23 16 38 16z">
          <text:p/>
        </draw:path>
        <draw:path draw:style-name="gr22" draw:text-style-name="P13" draw:layer="layout" svg:width="0.106cm" svg:height="0.106cm" svg:x="10.494cm" svg:y="7.39cm" svg:viewBox="0 0 107 107" svg:d="M53 107c15 0 28-5 38-15s16-24 16-38-6-27-16-37c-10-11-23-17-38-17-14 0-28 6-38 17-10 10-15 23-15 37s5 28 15 38 24 15 38 15z">
          <text:p/>
        </draw:path>
        <draw:path draw:style-name="gr22" draw:text-style-name="P13" draw:layer="layout" svg:width="0.106cm" svg:height="0.105cm" svg:x="9.697cm" svg:y="7.433cm" svg:viewBox="0 0 107 106" svg:d="M54 106c14 0 27-5 37-15s16-25 16-39-6-27-16-37-23-15-37-15-28 5-39 15c-10 10-15 23-15 37s5 29 15 39c11 10 25 15 39 15z">
          <text:p/>
        </draw:path>
        <draw:path draw:style-name="gr22" draw:text-style-name="P13" draw:layer="layout" svg:width="0.106cm" svg:height="0.106cm" svg:x="8.207cm" svg:y="6.985cm" svg:viewBox="0 0 107 107" svg:d="M54 107c14 0 27-7 37-17s16-23 16-37-6-28-16-37c-10-10-23-16-37-16s-29 6-39 16c-10 9-15 23-15 37s5 27 15 37 25 17 39 17z">
          <text:p/>
        </draw:path>
        <draw:path draw:style-name="gr22" draw:text-style-name="P13" draw:layer="layout" svg:width="0.106cm" svg:height="0.105cm" svg:x="10.372cm" svg:y="6.764cm" svg:viewBox="0 0 107 106" svg:d="M53 106c14 0 29-5 39-15s15-23 15-37-5-28-15-38c-10-11-25-16-39-16s-27 5-37 16c-10 10-16 24-16 38s6 27 16 37 23 15 37 15z">
          <text:p/>
        </draw:path>
        <draw:path draw:style-name="gr22" draw:text-style-name="P13" draw:layer="layout" svg:width="0.106cm" svg:height="0.106cm" svg:x="11.086cm" svg:y="6.625cm" svg:viewBox="0 0 107 107" svg:d="M53 107c14 0 27-6 37-16 11-10 17-23 17-37 0-15-6-29-17-39-10-10-23-15-37-15s-28 5-38 15-15 24-15 39c0 14 5 27 15 37s24 16 38 16z">
          <text:p/>
        </draw:path>
        <draw:path draw:style-name="gr22" draw:text-style-name="P13" draw:layer="layout" svg:width="0.106cm" svg:height="0.106cm" svg:x="10.954cm" svg:y="6.883cm" svg:viewBox="0 0 107 107" svg:d="M54 107c14 0 28-6 38-17 10-9 15-23 15-37s-5-27-15-37-24-16-38-16-27 6-38 16c-10 10-16 23-16 37s6 28 16 37c11 11 24 17 38 17z">
          <text:p/>
        </draw:path>
        <draw:path draw:style-name="gr22" draw:text-style-name="P13" draw:layer="layout" svg:width="0.105cm" svg:height="0.106cm" svg:x="10.909cm" svg:y="6.705cm" svg:viewBox="0 0 106 107" svg:d="M52 107c16 0 29-6 39-16 10-9 15-24 15-38s-5-27-15-37-23-16-39-16c-14 0-27 6-37 16s-15 23-15 37 5 29 15 38c10 10 23 16 37 16z">
          <text:p/>
        </draw:path>
        <draw:path draw:style-name="gr22" draw:text-style-name="P13" draw:layer="layout" svg:width="0.106cm" svg:height="0.106cm" svg:x="10.009cm" svg:y="6.048cm" svg:viewBox="0 0 107 107" svg:d="M54 107c14 0 27-6 37-17 10-10 16-23 16-37s-6-28-16-38-23-15-37-15-28 5-39 15c-10 10-15 24-15 38s5 27 15 37c11 11 25 17 39 17z">
          <text:p/>
        </draw:path>
        <draw:path draw:style-name="gr22" draw:text-style-name="P13" draw:layer="layout" svg:width="0.105cm" svg:height="0.106cm" svg:x="10.025cm" svg:y="7.348cm" svg:viewBox="0 0 106 107" svg:d="M53 107c15 0 28-5 38-15s15-24 15-39c0-14-5-27-15-37s-23-16-38-16c-14 0-27 6-37 16s-16 23-16 37c0 15 6 29 16 39s23 15 37 15z">
          <text:p/>
        </draw:path>
        <draw:path draw:style-name="gr22" draw:text-style-name="P13" draw:layer="layout" svg:width="0.106cm" svg:height="0.105cm" svg:x="11.762cm" svg:y="7.125cm" svg:viewBox="0 0 107 106" svg:d="M54 106c14 0 27-5 37-15s16-24 16-38-6-28-16-38-23-15-37-15c-15 0-29 5-39 15s-15 24-15 38 5 28 15 38 24 15 39 15z">
          <text:p/>
        </draw:path>
        <draw:path draw:style-name="gr22" draw:text-style-name="P13" draw:layer="layout" svg:width="0.106cm" svg:height="0.106cm" svg:x="7.554cm" svg:y="7.892cm" svg:viewBox="0 0 107 107" svg:d="M53 107c15 0 28-6 38-16s16-23 16-37-6-29-16-38c-10-10-23-16-38-16-14 0-27 6-37 16-10 9-16 24-16 38s6 27 16 37 23 16 37 16z">
          <text:p/>
        </draw:path>
        <draw:path draw:style-name="gr22" draw:text-style-name="P13" draw:layer="layout" svg:width="0.106cm" svg:height="0.106cm" svg:x="8.414cm" svg:y="7.332cm" svg:viewBox="0 0 107 107" svg:d="M54 107c14 0 28-6 38-16s15-24 15-38-5-28-15-38c-10-9-24-15-38-15s-28 6-38 15c-10 10-16 24-16 38s6 28 16 38 24 16 38 16z">
          <text:p/>
        </draw:path>
        <draw:path draw:style-name="gr22" draw:text-style-name="P13" draw:layer="layout" svg:width="0.106cm" svg:height="0.106cm" svg:x="11.11cm" svg:y="7.019cm" svg:viewBox="0 0 107 107" svg:d="M53 107c14 0 29-6 39-16s15-24 15-38-5-28-15-38c-10-9-25-15-39-15s-27 6-37 15c-10 10-16 24-16 38s6 28 16 38 23 16 37 16z">
          <text:p/>
        </draw:path>
        <draw:path draw:style-name="gr22" draw:text-style-name="P13" draw:layer="layout" svg:width="0.105cm" svg:height="0.106cm" svg:x="9.2cm" svg:y="6.941cm" svg:viewBox="0 0 106 107" svg:d="M53 107c14 0 27-5 37-15 11-10 16-24 16-38 0-15-5-28-16-38-10-10-23-16-37-16-15 0-28 6-38 16s-15 23-15 38c0 14 5 28 15 38s23 15 38 15z">
          <text:p/>
        </draw:path>
        <draw:path draw:style-name="gr22" draw:text-style-name="P13" draw:layer="layout" svg:width="0.106cm" svg:height="0.106cm" svg:x="10.862cm" svg:y="8.577cm" svg:viewBox="0 0 107 107" svg:d="M54 107c14 0 27-5 37-15 10-11 16-25 16-39s-6-27-16-37-23-16-37-16-28 6-38 16c-9 10-16 23-16 37s7 28 16 39c10 10 24 15 38 15z">
          <text:p/>
        </draw:path>
        <draw:path draw:style-name="gr22" draw:text-style-name="P13" draw:layer="layout" svg:width="0.106cm" svg:height="0.106cm" svg:x="10.705cm" svg:y="7.237cm" svg:viewBox="0 0 107 107" svg:d="M53 107c15 0 28-5 38-15s16-24 16-39c0-14-6-27-16-37s-23-16-38-16c-14 0-28 6-38 16s-15 23-15 37c0 15 5 29 15 39s24 15 38 15z">
          <text:p/>
        </draw:path>
        <draw:path draw:style-name="gr22" draw:text-style-name="P13" draw:layer="layout" svg:width="0.106cm" svg:height="0.106cm" svg:x="11.664cm" svg:y="6.632cm" svg:viewBox="0 0 107 107" svg:d="M54 107c14 0 28-6 38-16s15-23 15-37-5-29-15-39c-10-9-24-15-38-15-15 0-28 6-38 15-10 10-16 25-16 39s6 27 16 37 23 16 38 16z">
          <text:p/>
        </draw:path>
        <draw:path draw:style-name="gr22" draw:text-style-name="P13" draw:layer="layout" svg:width="0.106cm" svg:height="0.106cm" svg:x="10.777cm" svg:y="7.741cm" svg:viewBox="0 0 107 107" svg:d="M53 107c14 0 28-6 39-16 9-11 15-24 15-38s-6-28-15-38c-11-10-25-15-39-15s-27 5-37 15-16 24-16 38 6 27 16 38c10 10 23 16 37 16z">
          <text:p/>
        </draw:path>
        <draw:path draw:style-name="gr22" draw:text-style-name="P13" draw:layer="layout" svg:width="0.106cm" svg:height="0.105cm" svg:x="12.835cm" svg:y="7.41cm" svg:viewBox="0 0 107 106" svg:d="M54 106c14 0 28-5 38-16 10-10 15-23 15-37s-5-28-15-38-24-15-38-15-28 5-38 15-16 24-16 38 6 27 16 37c10 11 24 16 38 16z">
          <text:p/>
        </draw:path>
        <draw:path draw:style-name="gr22" draw:text-style-name="P13" draw:layer="layout" svg:width="0.106cm" svg:height="0.105cm" svg:x="9.689cm" svg:y="6.917cm" svg:viewBox="0 0 107 106" svg:d="M54 106c14 0 28-5 38-15s15-24 15-39c0-14-5-27-15-37s-24-15-38-15-27 5-38 15c-10 10-16 23-16 37 0 15 6 29 16 39 11 10 24 15 38 15z">
          <text:p/>
        </draw:path>
        <draw:path draw:style-name="gr22" draw:text-style-name="P13" draw:layer="layout" svg:width="0.106cm" svg:height="0.106cm" svg:x="9.336cm" svg:y="7.358cm" svg:viewBox="0 0 107 107" svg:d="M53 107c15 0 29-6 39-16s15-23 15-37c0-15-5-29-15-39s-24-15-39-15c-14 0-27 5-37 15s-16 24-16 39c0 14 6 27 16 37s23 16 37 16z">
          <text:p/>
        </draw:path>
        <draw:path draw:style-name="gr22" draw:text-style-name="P13" draw:layer="layout" svg:width="0.106cm" svg:height="0.106cm" svg:x="6.311cm" svg:y="8.419cm" svg:viewBox="0 0 107 107" svg:d="M54 107c14 0 27-6 37-16s16-23 16-37-6-29-16-39-23-15-37-15c-15 0-28 5-38 15s-16 25-16 39 6 27 16 37 23 16 38 16z">
          <text:p/>
        </draw:path>
        <draw:path draw:style-name="gr22" draw:text-style-name="P13" draw:layer="layout" svg:width="0.106cm" svg:height="0.106cm" svg:x="8.402cm" svg:y="7.601cm" svg:viewBox="0 0 107 107" svg:d="M54 107c14 0 27-6 37-16s16-23 16-37-6-28-16-37c-10-11-23-17-37-17-15 0-29 6-39 17-9 9-15 23-15 37s6 27 15 37c10 10 24 16 39 16z">
          <text:p/>
        </draw:path>
        <draw:path draw:style-name="gr22" draw:text-style-name="P13" draw:layer="layout" svg:width="0.106cm" svg:height="0.106cm" svg:x="12.363cm" svg:y="7.186cm" svg:viewBox="0 0 107 107" svg:d="M53 107c14 0 29-6 38-16 10-10 16-23 16-37s-6-28-16-38c-9-11-24-16-38-16s-27 5-37 16c-10 10-16 24-16 38s6 27 16 37 23 16 37 16z">
          <text:p/>
        </draw:path>
        <draw:path draw:style-name="gr22" draw:text-style-name="P13" draw:layer="layout" svg:width="0.106cm" svg:height="0.106cm" svg:x="11.653cm" svg:y="6.681cm" svg:viewBox="0 0 107 107" svg:d="M53 107c15 0 28-5 38-16 10-10 16-24 16-38s-6-27-16-37-23-16-38-16c-14 0-28 6-38 16s-15 23-15 37 5 28 15 38c10 11 24 16 38 16z">
          <text:p/>
        </draw:path>
        <draw:path draw:style-name="gr22" draw:text-style-name="P13" draw:layer="layout" svg:width="0.106cm" svg:height="0.106cm" svg:x="9.297cm" svg:y="7.808cm" svg:viewBox="0 0 107 107" svg:d="M53 107c14 0 27-6 37-16s17-23 17-37-7-28-17-37c-10-11-23-17-37-17s-28 6-37 17c-10 9-16 23-16 37s6 27 16 37c9 10 23 16 37 16z">
          <text:p/>
        </draw:path>
        <draw:path draw:style-name="gr22" draw:text-style-name="P13" draw:layer="layout" svg:width="0.106cm" svg:height="0.106cm" svg:x="12.375cm" svg:y="6.641cm" svg:viewBox="0 0 107 107" svg:d="M53 107c14 0 29-6 39-15 9-10 15-24 15-38s-6-28-15-38c-10-10-25-16-39-16s-27 6-37 16-16 24-16 38 6 28 16 38c10 9 23 15 37 15z">
          <text:p/>
        </draw:path>
        <draw:path draw:style-name="gr22" draw:text-style-name="P13" draw:layer="layout" svg:width="0.106cm" svg:height="0.106cm" svg:x="11.79cm" svg:y="7.551cm" svg:viewBox="0 0 107 107" svg:d="M54 107c14 0 27-5 37-15s16-24 16-39c0-14-6-27-16-37s-23-16-37-16-28 6-39 16c-10 10-15 23-15 37 0 15 5 29 15 39 11 10 25 15 39 15z">
          <text:p/>
        </draw:path>
        <draw:path draw:style-name="gr22" draw:text-style-name="P13" draw:layer="layout" svg:width="0.106cm" svg:height="0.105cm" svg:x="10.612cm" svg:y="7.639cm" svg:viewBox="0 0 107 106" svg:d="M54 106c14 0 27-5 37-15s16-24 16-39c0-14-6-27-16-37s-23-15-37-15c-15 0-29 5-39 15s-15 23-15 37c0 15 5 29 15 39s24 15 39 15z">
          <text:p/>
        </draw:path>
        <draw:path draw:style-name="gr22" draw:text-style-name="P13" draw:layer="layout" svg:width="0.106cm" svg:height="0.106cm" svg:x="9.33cm" svg:y="7.574cm" svg:viewBox="0 0 107 107" svg:d="M53 107c14 0 28-6 38-16s16-23 16-37-6-29-16-38c-10-10-24-16-38-16s-28 6-38 16c-10 9-15 24-15 38s5 27 15 37 24 16 38 16z">
          <text:p/>
        </draw:path>
        <draw:path draw:style-name="gr22" draw:text-style-name="P13" draw:layer="layout" svg:width="0.106cm" svg:height="0.106cm" svg:x="12.108cm" svg:y="8.095cm" svg:viewBox="0 0 107 107" svg:d="M54 107c14 0 27-5 37-15s16-24 16-38c0-15-6-28-16-38s-23-16-37-16-28 6-39 16c-10 10-15 23-15 38 0 14 5 28 15 38 11 10 25 15 39 15z">
          <text:p/>
        </draw:path>
        <draw:path draw:style-name="gr22" draw:text-style-name="P13" draw:layer="layout" svg:width="0.105cm" svg:height="0.105cm" svg:x="12.819cm" svg:y="8.063cm" svg:viewBox="0 0 106 106" svg:d="M54 106c14 0 27-5 37-15s15-25 15-39-5-27-15-37-23-15-37-15c-15 0-29 5-39 15s-15 23-15 37 5 29 15 39 24 15 39 15z">
          <text:p/>
        </draw:path>
        <draw:path draw:style-name="gr22" draw:text-style-name="P13" draw:layer="layout" svg:width="0.106cm" svg:height="0.106cm" svg:x="9.093cm" svg:y="8.718cm" svg:viewBox="0 0 107 107" svg:d="M53 107c14 0 27-6 37-16 11-9 17-23 17-37 0-15-6-28-17-38-10-10-23-16-37-16s-28 6-38 16-15 23-15 38c0 14 5 28 15 37 10 10 24 16 38 16z">
          <text:p/>
        </draw:path>
        <draw:path draw:style-name="gr22" draw:text-style-name="P13" draw:layer="layout" svg:width="0.105cm" svg:height="0.105cm" svg:x="7.84cm" svg:y="8.839cm" svg:viewBox="0 0 106 106" svg:d="M52 106c14 0 28-5 39-15 10-10 15-23 15-38 0-14-5-28-15-38-11-10-25-15-39-15s-27 5-37 15-15 24-15 38c0 15 5 28 15 38s23 15 37 15z">
          <text:p/>
        </draw:path>
        <draw:path draw:style-name="gr22" draw:text-style-name="P13" draw:layer="layout" svg:width="0.105cm" svg:height="0.106cm" svg:x="10.49cm" svg:y="8.173cm" svg:viewBox="0 0 106 107" svg:d="M53 107c15 0 28-6 38-16s15-24 15-38-5-28-15-38-23-15-38-15-28 5-38 15-15 24-15 38 5 28 15 38 23 16 38 16z">
          <text:p/>
        </draw:path>
        <draw:path draw:style-name="gr22" draw:text-style-name="P13" draw:layer="layout" svg:width="0.105cm" svg:height="0.106cm" svg:x="10.198cm" svg:y="7.847cm" svg:viewBox="0 0 106 107" svg:d="M53 107c14 0 28-6 38-16 10-11 15-24 15-38s-5-28-15-38-24-15-38-15c-15 0-28 5-38 15s-15 24-15 38 5 27 15 38c10 10 23 16 38 16z">
          <text:p/>
        </draw:path>
        <draw:path draw:style-name="gr22" draw:text-style-name="P13" draw:layer="layout" svg:width="0.106cm" svg:height="0.105cm" svg:x="11cm" svg:y="8.012cm" svg:viewBox="0 0 107 106" svg:d="M53 106c14 0 29-5 39-15s15-23 15-37c0-15-5-28-15-39-10-10-25-15-39-15s-27 5-37 15c-10 11-16 24-16 39 0 14 6 27 16 37s23 15 37 15z">
          <text:p/>
        </draw:path>
        <draw:path draw:style-name="gr22" draw:text-style-name="P13" draw:layer="layout" svg:width="0.105cm" svg:height="0.106cm" svg:x="10.833cm" svg:y="8.185cm" svg:viewBox="0 0 106 107" svg:d="M53 107c15 0 28-6 38-16s15-23 15-38c0-14-5-28-15-38s-23-15-38-15c-14 0-28 5-38 15s-15 24-15 38c0 15 5 28 15 38s24 16 38 16z">
          <text:p/>
        </draw:path>
        <draw:path draw:style-name="gr22" draw:text-style-name="P13" draw:layer="layout" svg:width="0.106cm" svg:height="0.106cm" svg:x="11.025cm" svg:y="8.267cm" svg:viewBox="0 0 107 107" svg:d="M54 107c14 0 27-6 37-16 10-9 16-24 16-38s-6-27-16-37-23-16-37-16c-15 0-29 6-39 16s-15 23-15 37 5 29 15 38c10 10 24 16 39 16z">
          <text:p/>
        </draw:path>
        <draw:path draw:style-name="gr22" draw:text-style-name="P13" draw:layer="layout" svg:width="0.106cm" svg:height="0.105cm" svg:x="10.86cm" svg:y="7.527cm" svg:viewBox="0 0 107 106" svg:d="M54 106c14 0 27-5 37-15 10-11 16-25 16-39s-6-27-16-37-23-15-37-15-28 5-38 15c-11 10-16 23-16 37s5 28 16 39c10 10 24 15 38 15z">
          <text:p/>
        </draw:path>
        <draw:path draw:style-name="gr22" draw:text-style-name="P13" draw:layer="layout" svg:width="0.106cm" svg:height="0.106cm" svg:x="10.308cm" svg:y="8.181cm" svg:viewBox="0 0 107 107" svg:d="M54 107c14 0 27-6 37-16s16-23 16-38c0-14-6-28-16-38s-23-15-37-15-29 5-39 15-15 24-15 38c0 15 5 28 15 38s25 16 39 16z">
          <text:p/>
        </draw:path>
        <draw:path draw:style-name="gr22" draw:text-style-name="P13" draw:layer="layout" svg:width="0.106cm" svg:height="0.106cm" svg:x="7.813cm" svg:y="8.554cm" svg:viewBox="0 0 107 107" svg:d="M54 107c14 0 27-6 37-16s16-23 16-37-6-28-16-38-23-16-37-16-28 6-38 16c-11 10-16 24-16 38s5 27 16 37c10 10 24 16 38 16z">
          <text:p/>
        </draw:path>
        <draw:path draw:style-name="gr22" draw:text-style-name="P13" draw:layer="layout" svg:width="0.105cm" svg:height="0.106cm" svg:x="11.952cm" svg:y="7.62cm" svg:viewBox="0 0 106 107" svg:d="M53 107c14 0 28-6 38-17 10-10 15-23 15-37s-5-28-15-37c-10-10-24-16-38-16-15 0-28 6-38 16-10 9-15 23-15 37s5 27 15 37c10 11 23 17 38 17z">
          <text:p/>
        </draw:path>
        <draw:path draw:style-name="gr22" draw:text-style-name="P13" draw:layer="layout" svg:width="0.106cm" svg:height="0.106cm" svg:x="12.697cm" svg:y="7.661cm" svg:viewBox="0 0 107 107" svg:d="M53 107c15 0 28-5 38-15s16-24 16-39c0-14-6-27-16-37s-23-16-38-16c-14 0-28 6-38 16s-15 23-15 37c0 15 5 29 15 39s24 15 38 15z">
          <text:p/>
        </draw:path>
        <draw:path draw:style-name="gr22" draw:text-style-name="P13" draw:layer="layout" svg:width="0.106cm" svg:height="0.106cm" svg:x="12.411cm" svg:y="7.033cm" svg:viewBox="0 0 107 107" svg:d="M54 107c14 0 28-5 38-15s15-24 15-39c0-14-5-27-15-37s-24-16-38-16-28 6-38 16-16 23-16 37c0 15 6 29 16 39s24 15 38 15z">
          <text:p/>
        </draw:path>
        <draw:path draw:style-name="gr22" draw:text-style-name="P13" draw:layer="layout" svg:width="0.105cm" svg:height="0.106cm" svg:x="11.034cm" svg:y="7.476cm" svg:viewBox="0 0 106 107" svg:d="M54 107c14 0 27-6 37-15 10-10 15-24 15-38s-5-28-15-38-23-16-37-16c-15 0-29 6-39 16s-15 24-15 38 5 28 15 38c10 9 24 15 39 15z">
          <text:p/>
        </draw:path>
        <draw:path draw:style-name="gr22" draw:text-style-name="P13" draw:layer="layout" svg:width="0.105cm" svg:height="0.105cm" svg:x="11.021cm" svg:y="7.72cm" svg:viewBox="0 0 106 106" svg:d="M52 106c15 0 29-6 39-16s15-23 15-37-5-28-15-38-24-15-39-15c-14 0-27 5-37 15s-15 24-15 38 5 27 15 37 23 16 37 16z">
          <text:p/>
        </draw:path>
        <draw:path draw:style-name="gr22" draw:text-style-name="P13" draw:layer="layout" svg:width="0.106cm" svg:height="0.106cm" svg:x="9.982cm" svg:y="7.632cm" svg:viewBox="0 0 107 107" svg:d="M54 107c14 0 27-6 37-16 10-11 16-24 16-38s-6-28-16-38-23-15-37-15c-15 0-29 5-39 15-9 10-15 24-15 38s6 27 15 38c10 10 24 16 39 16z">
          <text:p/>
        </draw:path>
        <draw:path draw:style-name="gr22" draw:text-style-name="P13" draw:layer="layout" svg:width="0.105cm" svg:height="0.106cm" svg:x="10.426cm" svg:y="8.098cm" svg:viewBox="0 0 106 107" svg:d="M53 107c14 0 28-5 38-15s15-24 15-38c0-15-5-28-15-38s-24-16-38-16-27 6-38 16c-10 10-15 23-15 38 0 14 5 28 15 38 11 10 24 15 38 15z">
          <text:p/>
        </draw:path>
        <draw:path draw:style-name="gr22" draw:text-style-name="P13" draw:layer="layout" svg:width="0.106cm" svg:height="0.106cm" svg:x="11.776cm" svg:y="8.393cm" svg:viewBox="0 0 107 107" svg:d="M54 107c14 0 27-6 37-16s16-23 16-38c0-14-6-28-16-37-10-10-23-16-37-16s-29 6-38 16c-10 9-16 23-16 37 0 15 6 28 16 38 9 10 24 16 38 16z">
          <text:p/>
        </draw:path>
        <draw:path draw:style-name="gr22" draw:text-style-name="P13" draw:layer="layout" svg:width="0.106cm" svg:height="0.106cm" svg:x="9.149cm" svg:y="8.283cm" svg:viewBox="0 0 107 107" svg:d="M54 107c14 0 28-5 38-15s15-24 15-39c0-14-5-27-15-37s-24-16-38-16-28 6-38 16-16 23-16 37c0 15 6 29 16 39s24 15 38 15z">
          <text:p/>
        </draw:path>
        <draw:path draw:style-name="gr22" draw:text-style-name="P13" draw:layer="layout" svg:width="0.106cm" svg:height="0.106cm" svg:x="10.05cm" svg:y="7.96cm" svg:viewBox="0 0 107 107" svg:d="M53 107c14 0 28-6 39-15 10-10 15-25 15-39s-5-27-15-37c-11-10-25-16-39-16s-27 6-37 16-16 23-16 37 6 29 16 39c10 9 23 15 37 15z">
          <text:p/>
        </draw:path>
        <draw:path draw:style-name="gr22" draw:text-style-name="P13" draw:layer="layout" svg:width="0.106cm" svg:height="0.106cm" svg:x="11.386cm" svg:y="8.092cm" svg:viewBox="0 0 107 107" svg:d="M54 107c14 0 27-6 37-16 10-9 16-23 16-37 0-15-6-28-16-38s-23-16-37-16-28 6-37 16c-11 10-17 23-17 38 0 14 6 28 17 37 9 10 23 16 37 16z">
          <text:p/>
        </draw:path>
        <draw:path draw:style-name="gr22" draw:text-style-name="P13" draw:layer="layout" svg:width="0.106cm" svg:height="0.106cm" svg:x="11.747cm" svg:y="7.584cm" svg:viewBox="0 0 107 107" svg:d="M53 107c15 0 28-6 38-16s16-23 16-37-6-29-16-39c-10-9-23-15-38-15-14 0-28 6-38 15-10 10-15 25-15 39s5 27 15 37 24 16 38 16z">
          <text:p/>
        </draw:path>
        <draw:path draw:style-name="gr22" draw:text-style-name="P13" draw:layer="layout" svg:width="0.106cm" svg:height="0.106cm" svg:x="8.946cm" svg:y="7.876cm" svg:viewBox="0 0 107 107" svg:d="M54 107c14 0 28-6 38-16s15-23 15-37c0-15-5-29-15-39s-24-15-38-15-28 5-38 15-16 24-16 39c0 14 6 27 16 37s24 16 38 16z">
          <text:p/>
        </draw:path>
        <draw:path draw:style-name="gr22" draw:text-style-name="P13" draw:layer="layout" svg:width="0.105cm" svg:height="0.105cm" svg:x="9.787cm" svg:y="8.542cm" svg:viewBox="0 0 106 106" svg:d="M53 106c14 0 28-5 38-15s15-23 15-37-5-28-15-39c-10-10-24-15-38-15s-28 5-38 15c-10 11-15 25-15 39s5 27 15 37 24 15 38 15z">
          <text:p/>
        </draw:path>
        <draw:path draw:style-name="gr22" draw:text-style-name="P13" draw:layer="layout" svg:width="0.106cm" svg:height="0.106cm" svg:x="11.613cm" svg:y="8.184cm" svg:viewBox="0 0 107 107" svg:d="M53 107c14 0 28-6 37-16 11-10 17-23 17-38 0-14-6-28-17-38-9-10-23-15-37-15s-27 5-37 15-16 24-16 38c0 15 6 28 16 38s23 16 37 16z">
          <text:p/>
        </draw:path>
        <draw:path draw:style-name="gr22" draw:text-style-name="P13" draw:layer="layout" svg:width="0.106cm" svg:height="0.106cm" svg:x="8.198cm" svg:y="8.248cm" svg:viewBox="0 0 107 107" svg:d="M54 107c14 0 28-6 38-17 10-10 15-23 15-37s-5-28-15-37c-10-10-24-16-38-16-15 0-28 6-38 16-10 9-16 23-16 37s6 27 16 37c10 11 23 17 38 17z">
          <text:p/>
        </draw:path>
        <draw:path draw:style-name="gr22" draw:text-style-name="P13" draw:layer="layout" svg:width="0.106cm" svg:height="0.106cm" svg:x="11.08cm" svg:y="7.489cm" svg:viewBox="0 0 107 107" svg:d="M53 107c14 0 28-5 37-15 10-10 17-24 17-38s-7-27-17-38c-9-10-23-16-37-16s-27 6-37 16c-10 11-16 24-16 38s6 28 16 38 23 15 37 15z">
          <text:p/>
        </draw:path>
        <draw:path draw:style-name="gr22" draw:text-style-name="P13" draw:layer="layout" svg:width="0.106cm" svg:height="0.106cm" svg:x="11.364cm" svg:y="7.674cm" svg:viewBox="0 0 107 107" svg:d="M54 107c14 0 28-6 38-16s15-23 15-37c0-15-5-29-15-39s-24-15-38-15-28 5-38 15-16 24-16 39c0 14 6 27 16 37s24 16 38 16z">
          <text:p/>
        </draw:path>
        <draw:path draw:style-name="gr22" draw:text-style-name="P13" draw:layer="layout" svg:width="0.106cm" svg:height="0.106cm" svg:x="11.591cm" svg:y="8.022cm" svg:viewBox="0 0 107 107" svg:d="M54 107c14 0 28-5 38-15s15-24 15-38-5-27-15-37c-10-11-24-17-38-17s-27 6-37 17c-11 10-17 23-17 37s6 28 17 38c10 10 23 15 37 15z">
          <text:p/>
        </draw:path>
        <draw:path draw:style-name="gr22" draw:text-style-name="P13" draw:layer="layout" svg:width="0.106cm" svg:height="0.106cm" svg:x="10.209cm" svg:y="7.611cm" svg:viewBox="0 0 107 107" svg:d="M54 107c14 0 27-5 37-15s16-24 16-38-6-27-16-37-23-17-37-17-29 7-39 17-15 23-15 37 5 28 15 38 25 15 39 15z">
          <text:p/>
        </draw:path>
        <draw:path draw:style-name="gr22" draw:text-style-name="P13" draw:layer="layout" svg:width="0.106cm" svg:height="0.106cm" svg:x="9.576cm" svg:y="8.598cm" svg:viewBox="0 0 107 107" svg:d="M54 107c14 0 27-6 37-16s16-23 16-38c0-14-6-28-16-38s-23-15-37-15-29 5-39 15c-9 10-15 24-15 38 0 15 6 28 15 38 10 10 25 16 39 16z">
          <text:p/>
        </draw:path>
        <draw:path draw:style-name="gr22" draw:text-style-name="P13" draw:layer="layout" svg:width="0.106cm" svg:height="0.106cm" svg:x="10.287cm" svg:y="8.22cm" svg:viewBox="0 0 107 107" svg:d="M53 107c15 0 29-6 39-15 10-10 15-24 15-38s-5-27-15-38c-10-10-24-16-39-16-14 0-27 6-37 16-10 11-16 24-16 38s6 28 16 38c10 9 23 15 37 15z">
          <text:p/>
        </draw:path>
        <draw:path draw:style-name="gr22" draw:text-style-name="P13" draw:layer="layout" svg:width="0.106cm" svg:height="0.106cm" svg:x="11.318cm" svg:y="8.259cm" svg:viewBox="0 0 107 107" svg:d="M53 107c14 0 29-5 39-15 9-11 15-25 15-39s-6-27-15-37c-10-10-25-16-39-16s-27 6-37 16-16 23-16 37 6 28 16 39c10 10 23 15 37 15z">
          <text:p/>
        </draw:path>
        <draw:path draw:style-name="gr22" draw:text-style-name="P13" draw:layer="layout" svg:width="0.106cm" svg:height="0.106cm" svg:x="11.591cm" svg:y="6.534cm" svg:viewBox="0 0 107 107" svg:d="M54 107c14 0 27-5 37-15s16-24 16-38-6-28-16-38-23-16-37-16-28 6-37 16c-11 10-17 24-17 38s6 28 17 38c9 10 23 15 37 15z">
          <text:p/>
        </draw:path>
        <draw:path draw:style-name="gr22" draw:text-style-name="P13" draw:layer="layout" svg:width="0.106cm" svg:height="0.105cm" svg:x="11.2cm" svg:y="8.329cm" svg:viewBox="0 0 107 106" svg:d="M53 106c14 0 28-5 39-15 9-10 15-23 15-37 0-15-6-28-15-39-11-10-25-15-39-15s-27 5-37 15c-10 11-16 24-16 39 0 14 6 27 16 37s23 15 37 15z">
          <text:p/>
        </draw:path>
        <draw:path draw:style-name="gr22" draw:text-style-name="P13" draw:layer="layout" svg:width="0.105cm" svg:height="0.106cm" svg:x="11.574cm" svg:y="8.028cm" svg:viewBox="0 0 106 107" svg:d="M54 107c14 0 27-5 37-15s15-24 15-38-5-27-15-37-23-17-37-17-29 7-39 17-15 23-15 37 5 28 15 38 25 15 39 15z">
          <text:p/>
        </draw:path>
        <draw:path draw:style-name="gr22" draw:text-style-name="P13" draw:layer="layout" svg:width="0.106cm" svg:height="0.106cm" svg:x="12.561cm" svg:y="8.472cm" svg:viewBox="0 0 107 107" svg:d="M53 107c14 0 28-6 38-16 10-11 16-24 16-38s-6-28-16-38c-10-9-24-15-38-15s-27 6-37 15c-10 10-16 24-16 38s6 27 16 38c10 10 23 16 37 16z">
          <text:p/>
        </draw:path>
        <draw:path draw:style-name="gr22" draw:text-style-name="P13" draw:layer="layout" svg:width="0.106cm" svg:height="0.106cm" svg:x="11.508cm" svg:y="7.896cm" svg:viewBox="0 0 107 107" svg:d="M53 107c14 0 27-6 37-16 11-10 17-23 17-37s-6-29-17-39c-10-9-23-15-37-15s-28 6-38 15c-10 10-15 25-15 39s5 27 15 37 24 16 38 16z">
          <text:p/>
        </draw:path>
        <draw:path draw:style-name="gr22" draw:text-style-name="P13" draw:layer="layout" svg:width="0.106cm" svg:height="0.106cm" svg:x="8.639cm" svg:y="8.091cm" svg:viewBox="0 0 107 107" svg:d="M54 107c14 0 27-5 37-15s16-24 16-38c0-15-6-28-16-38s-23-16-37-16-28 6-38 16-16 23-16 38c0 14 6 28 16 38s24 15 38 15z">
          <text:p/>
        </draw:path>
        <draw:path draw:style-name="gr22" draw:text-style-name="P13" draw:layer="layout" svg:width="0.106cm" svg:height="0.105cm" svg:x="10.974cm" svg:y="8.616cm" svg:viewBox="0 0 107 106" svg:d="M53 106c14 0 28-5 37-15 10-10 17-23 17-37 0-15-7-29-17-39-9-10-23-15-37-15s-27 5-37 15-16 24-16 39c0 14 6 27 16 37s23 15 37 15z">
          <text:p/>
        </draw:path>
        <draw:path draw:style-name="gr22" draw:text-style-name="P13" draw:layer="layout" svg:width="0.105cm" svg:height="0.106cm" svg:x="12.734cm" svg:y="8.118cm" svg:viewBox="0 0 106 107" svg:d="M54 107c14 0 27-6 37-16s15-23 15-37-5-28-15-39c-10-10-23-15-37-15s-28 5-39 15c-10 11-15 25-15 39s5 27 15 37c11 10 25 16 39 16z">
          <text:p/>
        </draw:path>
        <draw:path draw:style-name="gr22" draw:text-style-name="P13" draw:layer="layout" svg:width="0.106cm" svg:height="0.106cm" svg:x="10.318cm" svg:y="7.975cm" svg:viewBox="0 0 107 107" svg:d="M54 107c14 0 27-5 37-15s16-24 16-39c0-14-6-27-16-37s-23-16-37-16-28 6-39 16c-9 10-15 23-15 37 0 15 6 29 15 39 11 10 25 15 39 15z">
          <text:p/>
        </draw:path>
        <draw:path draw:style-name="gr22" draw:text-style-name="P13" draw:layer="layout" svg:width="0.106cm" svg:height="0.106cm" svg:x="9.565cm" svg:y="8.525cm" svg:viewBox="0 0 107 107" svg:d="M54 107c14 0 28-5 38-15s15-24 15-38-5-28-15-38-24-16-38-16c-15 0-28 6-38 16s-16 24-16 38 6 28 16 38 23 15 38 15z">
          <text:p/>
        </draw:path>
        <draw:path draw:style-name="gr22" draw:text-style-name="P13" draw:layer="layout" svg:width="0.106cm" svg:height="0.106cm" svg:x="11.332cm" svg:y="7.2cm" svg:viewBox="0 0 107 107" svg:d="M53 107c15 0 29-6 39-17 9-9 15-23 15-37s-6-27-15-37c-10-10-24-16-39-16-14 0-27 6-37 16s-16 23-16 37 6 28 16 37c10 11 23 17 37 17z">
          <text:p/>
        </draw:path>
        <draw:path draw:style-name="gr23" draw:text-style-name="P13" draw:layer="layout" svg:width="0.106cm" svg:height="0.107cm" svg:x="10.324cm" svg:y="6.982cm" svg:viewBox="0 0 107 108" svg:d="M54 108c14 0 28-7 37-17 10-10 16-23 16-37s-6-28-16-38c-9-10-23-16-37-16s-27 6-38 16c-10 10-16 24-16 38s6 27 16 37c11 10 24 17 38 17z">
          <text:p/>
        </draw:path>
        <draw:path draw:style-name="gr24" draw:text-style-name="P4" draw:layer="layout" svg:width="0.106cm" svg:height="0.107cm" svg:x="10.324cm" svg:y="6.982cm" svg:viewBox="0 0 107 108" svg:d="M54 108c14 0 28-7 37-17 10-10 16-23 16-37s-6-28-16-38c-9-10-23-16-37-16s-27 6-38 16c-10 10-16 24-16 38s6 27 16 37c11 10 24 17 38 17z">
          <text:p/>
        </draw:path>
        <draw:path draw:style-name="gr22" draw:text-style-name="P13" draw:layer="layout" svg:width="0.105cm" svg:height="0.106cm" svg:x="10.045cm" svg:y="7.007cm" svg:viewBox="0 0 106 107" svg:d="M52 107c14 0 28-6 39-16 10-11 15-24 15-38s-5-28-15-38c-11-10-25-15-39-15s-27 5-37 15-15 24-15 38 5 27 15 38c10 10 23 16 37 16z">
          <text:p/>
        </draw:path>
        <draw:path draw:style-name="gr22" draw:text-style-name="P13" draw:layer="layout" svg:width="0.106cm" svg:height="0.106cm" svg:x="9.686cm" svg:y="7.057cm" svg:viewBox="0 0 107 107" svg:d="M54 107c14 0 27-5 37-15s16-24 16-38-6-28-16-38-23-16-37-16-29 6-39 16-15 24-15 38 5 28 15 38 25 15 39 15z">
          <text:p/>
        </draw:path>
        <draw:path draw:style-name="gr22" draw:text-style-name="P13" draw:layer="layout" svg:width="0.106cm" svg:height="0.106cm" svg:x="12.404cm" svg:y="6.396cm" svg:viewBox="0 0 107 107" svg:d="M54 107c14 0 28-6 38-16 10-9 15-23 15-38 0-14-5-27-15-37s-24-16-38-16-28 6-38 16-16 23-16 37c0 15 6 29 16 38 10 10 24 16 38 16z">
          <text:p/>
        </draw:path>
        <draw:path draw:style-name="gr22" draw:text-style-name="P13" draw:layer="layout" svg:width="0.106cm" svg:height="0.106cm" svg:x="11.92cm" svg:y="6.774cm" svg:viewBox="0 0 107 107" svg:d="M53 107c14 0 27-7 37-17s17-23 17-37-7-28-17-38-23-15-37-15-28 5-38 15-15 24-15 38 5 27 15 37 24 17 38 17z">
          <text:p/>
        </draw:path>
        <draw:path draw:style-name="gr22" draw:text-style-name="P13" draw:layer="layout" svg:width="0.106cm" svg:height="0.105cm" svg:x="11.168cm" svg:y="7.508cm" svg:viewBox="0 0 107 106" svg:d="M54 106c14 0 28-6 38-16 9-10 15-23 15-37s-6-28-15-38c-10-10-24-15-38-15s-27 5-37 15c-11 10-17 24-17 38s6 27 17 37c10 10 23 16 37 16z">
          <text:p/>
        </draw:path>
        <draw:path draw:style-name="gr22" draw:text-style-name="P13" draw:layer="layout" svg:width="0.106cm" svg:height="0.106cm" svg:x="8.991cm" svg:y="7.482cm" svg:viewBox="0 0 107 107" svg:d="M53 107c14 0 28-6 38-15 11-10 16-24 16-38s-5-27-16-38c-10-10-24-16-38-16s-27 6-37 16c-10 11-16 24-16 38s6 28 16 38c10 9 23 15 37 15z">
          <text:p/>
        </draw:path>
        <draw:path draw:style-name="gr22" draw:text-style-name="P13" draw:layer="layout" svg:width="0.105cm" svg:height="0.106cm" svg:x="10.243cm" svg:y="7.764cm" svg:viewBox="0 0 106 107" svg:d="M52 107c14 0 28-5 38-15 11-10 16-24 16-39 0-14-5-27-16-37-10-10-24-16-38-16s-27 6-37 16-15 23-15 37c0 15 5 29 15 39s23 15 37 15z">
          <text:p/>
        </draw:path>
        <draw:path draw:style-name="gr22" draw:text-style-name="P13" draw:layer="layout" svg:width="0.106cm" svg:height="0.106cm" svg:x="10.022cm" svg:y="7.216cm" svg:viewBox="0 0 107 107" svg:d="M54 107c14 0 28-5 38-15 10-11 15-25 15-39s-5-27-15-37-24-16-38-16-27 6-37 16-17 23-17 37 7 28 17 39c10 10 23 15 37 15z">
          <text:p/>
        </draw:path>
        <draw:path draw:style-name="gr22" draw:text-style-name="P13" draw:layer="layout" svg:width="0.106cm" svg:height="0.106cm" svg:x="7.667cm" svg:y="8.065cm" svg:viewBox="0 0 107 107" svg:d="M54 107c14 0 27-6 37-16s16-24 16-38-6-28-16-38-23-15-37-15c-15 0-29 5-39 15s-15 24-15 38 5 28 15 38 24 16 39 16z">
          <text:p/>
        </draw:path>
        <draw:path draw:style-name="gr22" draw:text-style-name="P13" draw:layer="layout" svg:width="0.106cm" svg:height="0.105cm" svg:x="10.546cm" svg:y="8.247cm" svg:viewBox="0 0 107 106" svg:d="M54 106c14 0 28-6 38-16s15-24 15-38-5-27-15-37-24-15-38-15-27 5-37 15c-11 10-17 23-17 37s6 28 17 38c10 10 23 16 37 16z">
          <text:p/>
        </draw:path>
        <draw:path draw:style-name="gr22" draw:text-style-name="P13" draw:layer="layout" svg:width="0.105cm" svg:height="0.106cm" svg:x="9.888cm" svg:y="7.897cm" svg:viewBox="0 0 106 107" svg:d="M54 107c14 0 27-5 37-15s15-24 15-38-5-28-15-38-23-16-37-16-29 6-39 16-15 24-15 38 5 28 15 38 25 15 39 15z">
          <text:p/>
        </draw:path>
        <draw:path draw:style-name="gr22" draw:text-style-name="P13" draw:layer="layout" svg:width="0.106cm" svg:height="0.106cm" svg:x="11.138cm" svg:y="7.291cm" svg:viewBox="0 0 107 107" svg:d="M54 107c14 0 27-6 37-16s16-23 16-37-6-28-16-37c-10-11-23-17-37-17-15 0-29 6-39 17-10 9-15 23-15 37s5 27 15 37 24 16 39 16z">
          <text:p/>
        </draw:path>
        <draw:path draw:style-name="gr22" draw:text-style-name="P13" draw:layer="layout" svg:width="0.106cm" svg:height="0.106cm" svg:x="10.69cm" svg:y="6.915cm" svg:viewBox="0 0 107 107" svg:d="M53 107c14 0 29-6 39-16s15-24 15-38-5-28-15-38-25-15-39-15-27 5-37 15-16 24-16 38 6 28 16 38 23 16 37 16z">
          <text:p/>
        </draw:path>
        <draw:path draw:style-name="gr22" draw:text-style-name="P13" draw:layer="layout" svg:width="0.106cm" svg:height="0.105cm" svg:x="8.467cm" svg:y="7.645cm" svg:viewBox="0 0 107 106" svg:d="M53 106c14 0 28-5 39-15 10-10 15-24 15-38s-5-28-15-38c-11-10-25-15-39-15s-27 5-37 15-16 24-16 38 6 28 16 38 23 15 37 15z">
          <text:p/>
        </draw:path>
        <draw:path draw:style-name="gr22" draw:text-style-name="P13" draw:layer="layout" svg:width="0.105cm" svg:height="0.106cm" svg:x="9.735cm" svg:y="8.058cm" svg:viewBox="0 0 106 107" svg:d="M53 107c14 0 27-5 38-15 10-10 15-25 15-39s-5-27-15-37c-11-10-24-16-38-16s-28 6-38 16-15 23-15 37 5 29 15 39 24 15 38 15z">
          <text:p/>
        </draw:path>
        <draw:path draw:style-name="gr22" draw:text-style-name="P13" draw:layer="layout" svg:width="0.106cm" svg:height="0.106cm" svg:x="10.094cm" svg:y="7.099cm" svg:viewBox="0 0 107 107" svg:d="M54 107c14 0 27-5 37-16 10-10 16-24 16-38s-6-27-16-37-23-16-37-16-29 6-39 16-15 23-15 37 5 28 15 38c10 11 25 16 39 16z">
          <text:p/>
        </draw:path>
        <draw:path draw:style-name="gr22" draw:text-style-name="P13" draw:layer="layout" svg:width="0.106cm" svg:height="0.106cm" svg:x="10.784cm" svg:y="8.552cm" svg:viewBox="0 0 107 107" svg:d="M53 107c14 0 28-5 39-15 10-10 15-24 15-38s-5-27-15-37c-11-10-25-17-39-17s-27 7-37 17-16 23-16 37 6 28 16 38 23 15 37 15z">
          <text:p/>
        </draw:path>
        <draw:path draw:style-name="gr22" draw:text-style-name="P13" draw:layer="layout" svg:width="0.106cm" svg:height="0.105cm" svg:x="10.082cm" svg:y="7.472cm" svg:viewBox="0 0 107 106" svg:d="M54 106c14 0 28-5 38-15s15-24 15-38-5-28-15-38-24-15-38-15c-15 0-28 5-38 15s-16 24-16 38 6 28 16 38 23 15 38 15z">
          <text:p/>
        </draw:path>
        <draw:path draw:style-name="gr22" draw:text-style-name="P13" draw:layer="layout" svg:width="0.106cm" svg:height="0.106cm" svg:x="11.234cm" svg:y="6.929cm" svg:viewBox="0 0 107 107" svg:d="M53 107c15 0 28-6 38-16s16-23 16-38c0-14-6-28-16-38s-23-15-38-15c-14 0-28 5-38 15s-15 24-15 38c0 15 5 28 15 38s24 16 38 16z">
          <text:p/>
        </draw:path>
        <draw:path draw:style-name="gr22" draw:text-style-name="P13" draw:layer="layout" svg:width="0.105cm" svg:height="0.106cm" svg:x="12.479cm" svg:y="6.861cm" svg:viewBox="0 0 106 107" svg:d="M52 107c14 0 29-6 39-16s15-23 15-37-5-28-15-39c-10-10-25-15-39-15s-27 5-37 15c-10 11-15 25-15 39s5 27 15 37 23 16 37 16z">
          <text:p/>
        </draw:path>
        <draw:path draw:style-name="gr22" draw:text-style-name="P13" draw:layer="layout" svg:width="0.106cm" svg:height="0.106cm" svg:x="12.026cm" svg:y="8.091cm" svg:viewBox="0 0 107 107" svg:d="M53 107c14 0 28-6 38-16s16-23 16-37c0-15-6-29-16-39s-24-15-38-15-27 5-37 15-16 24-16 39c0 14 6 27 16 37s23 16 37 16z">
          <text:p/>
        </draw:path>
        <draw:path draw:style-name="gr22" draw:text-style-name="P13" draw:layer="layout" svg:width="0.105cm" svg:height="0.105cm" svg:x="12.451cm" svg:y="7.077cm" svg:viewBox="0 0 106 106" svg:d="M52 106c14 0 28-5 38-15 11-10 16-23 16-37s-5-28-16-38c-10-11-24-16-38-16s-27 5-37 16c-10 10-15 24-15 38s5 27 15 37 23 15 37 15z">
          <text:p/>
        </draw:path>
        <draw:path draw:style-name="gr22" draw:text-style-name="P13" draw:layer="layout" svg:width="0.106cm" svg:height="0.106cm" svg:x="9.915cm" svg:y="8.15cm" svg:viewBox="0 0 107 107" svg:d="M54 107c14 0 28-6 38-17 10-10 15-23 15-37s-5-28-15-38-24-15-38-15-27 5-37 15c-11 10-17 24-17 38s6 27 17 37c10 11 23 17 37 17z">
          <text:p/>
        </draw:path>
        <draw:path draw:style-name="gr22" draw:text-style-name="P13" draw:layer="layout" svg:width="0.106cm" svg:height="0.105cm" svg:x="11.512cm" svg:y="7.938cm" svg:viewBox="0 0 107 106" svg:d="M53 106c14 0 28-5 37-16 11-10 17-24 17-38s-6-27-17-37c-9-10-23-15-37-15s-27 5-37 15-16 23-16 37 6 28 16 38c10 11 23 16 37 16z">
          <text:p/>
        </draw:path>
        <draw:path draw:style-name="gr22" draw:text-style-name="P13" draw:layer="layout" svg:width="0.106cm" svg:height="0.106cm" svg:x="10.644cm" svg:y="8.378cm" svg:viewBox="0 0 107 107" svg:d="M54 107c14 0 28-6 38-16s15-24 15-38-5-28-15-37c-10-10-24-16-38-16s-27 6-37 16c-11 9-17 23-17 37s6 28 17 38c10 10 23 16 37 16z">
          <text:p/>
        </draw:path>
        <draw:path draw:style-name="gr22" draw:text-style-name="P13" draw:layer="layout" svg:width="0.105cm" svg:height="0.105cm" svg:x="9.88cm" svg:y="8.459cm" svg:viewBox="0 0 106 106" svg:d="M54 106c14 0 27-5 37-16 10-10 15-23 15-37 0-15-5-28-15-38s-23-15-37-15c-15 0-29 5-39 15s-15 23-15 38c0 14 5 27 15 37 10 11 24 16 39 16z">
          <text:p/>
        </draw:path>
        <draw:path draw:style-name="gr22" draw:text-style-name="P13" draw:layer="layout" svg:width="0.106cm" svg:height="0.106cm" svg:x="11.058cm" svg:y="8.136cm" svg:viewBox="0 0 107 107" svg:d="M54 107c14 0 28-6 38-16 10-9 15-23 15-37s-5-27-15-37-24-17-38-17-27 7-38 17c-10 10-16 23-16 37s6 28 16 37c11 10 24 16 38 16z">
          <text:p/>
        </draw:path>
        <draw:path draw:style-name="gr22" draw:text-style-name="P13" draw:layer="layout" svg:width="0.106cm" svg:height="0.105cm" svg:x="12.164cm" svg:y="7.851cm" svg:viewBox="0 0 107 106" svg:d="M53 106c14 0 28-5 38-15s16-25 16-39-6-27-16-37-24-15-38-15-28 5-38 15c-9 10-15 23-15 37s6 29 15 39c10 10 24 15 38 15z">
          <text:p/>
        </draw:path>
        <draw:path draw:style-name="gr22" draw:text-style-name="P13" draw:layer="layout" svg:width="0.105cm" svg:height="0.107cm" svg:x="6.791cm" svg:y="9.292cm" svg:viewBox="0 0 106 108" svg:d="M52 108c15 0 28-6 39-16 10-10 15-24 15-38s-5-27-15-37c-11-10-24-17-39-17-14 0-27 7-37 17s-15 23-15 37 5 28 15 38 23 16 37 16z">
          <text:p/>
        </draw:path>
        <draw:path draw:style-name="gr22" draw:text-style-name="P13" draw:layer="layout" svg:width="0.106cm" svg:height="0.106cm" svg:x="12.405cm" svg:y="8.606cm" svg:viewBox="0 0 107 107" svg:d="M54 107c14 0 27-5 37-15s16-24 16-39c0-14-6-27-16-37s-23-16-37-16-29 6-39 16-15 23-15 37c0 15 5 29 15 39s25 15 39 15z">
          <text:p/>
        </draw:path>
        <draw:path draw:style-name="gr22" draw:text-style-name="P13" draw:layer="layout" svg:width="0.105cm" svg:height="0.106cm" svg:x="10.57cm" svg:y="8.82cm" svg:viewBox="0 0 106 107" svg:d="M53 107c14 0 27-6 38-16 10-9 15-23 15-37 0-15-5-28-15-38-11-10-24-16-38-16s-28 6-38 16-15 23-15 38c0 14 5 28 15 37 10 10 24 16 38 16z">
          <text:p/>
        </draw:path>
        <draw:path draw:style-name="gr23" draw:text-style-name="P13" draw:layer="layout" svg:width="0.105cm" svg:height="0.106cm" svg:x="11.65cm" svg:y="7.733cm" svg:viewBox="0 0 106 107" svg:d="M53 107c15 0 28-5 38-15 10-11 15-25 15-39s-5-27-15-37-23-16-38-16-28 6-38 16-15 23-15 37 5 28 15 39c10 10 23 15 38 15z">
          <text:p/>
        </draw:path>
        <draw:path draw:style-name="gr24" draw:text-style-name="P4" draw:layer="layout" svg:width="0.105cm" svg:height="0.106cm" svg:x="11.65cm" svg:y="7.733cm" svg:viewBox="0 0 106 107" svg:d="M53 107c15 0 28-5 38-15 10-11 15-25 15-39s-5-27-15-37-23-16-38-16-28 6-38 16-15 23-15 37 5 28 15 39c10 10 23 15 38 15z">
          <text:p/>
        </draw:path>
        <draw:path draw:style-name="gr22" draw:text-style-name="P13" draw:layer="layout" svg:width="0.106cm" svg:height="0.106cm" svg:x="11.174cm" svg:y="8.171cm" svg:viewBox="0 0 107 107" svg:d="M54 107c14 0 27-5 37-15s16-25 16-39-6-27-16-37-23-16-37-16-28 6-38 16c-11 10-16 23-16 37s5 29 16 39c10 10 24 15 38 15z">
          <text:p/>
        </draw:path>
        <draw:path draw:style-name="gr22" draw:text-style-name="P13" draw:layer="layout" svg:width="0.105cm" svg:height="0.106cm" svg:x="8.412cm" svg:y="9.325cm" svg:viewBox="0 0 106 107" svg:d="M53 107c14 0 28-5 38-15s15-25 15-39-5-27-15-37-24-16-38-16c-15 0-28 6-38 16s-15 23-15 37 5 29 15 39 23 15 38 15z">
          <text:p/>
        </draw:path>
        <draw:path draw:style-name="gr22" draw:text-style-name="P13" draw:layer="layout" svg:width="0.105cm" svg:height="0.106cm" svg:x="8.681cm" svg:y="9.104cm" svg:viewBox="0 0 106 107" svg:d="M53 107c14 0 27-6 38-15 10-11 15-25 15-39s-5-27-15-37c-11-10-24-16-38-16s-28 6-38 16-15 23-15 37 5 28 15 39c10 9 24 15 38 15z">
          <text:p/>
        </draw:path>
        <draw:path draw:style-name="gr22" draw:text-style-name="P13" draw:layer="layout" svg:width="0.105cm" svg:height="0.106cm" svg:x="8.989cm" svg:y="8.841cm" svg:viewBox="0 0 106 107" svg:d="M53 107c14 0 27-5 37-15 11-10 16-24 16-38s-5-28-16-38c-10-10-23-16-37-16-15 0-28 6-38 16s-15 24-15 38 5 28 15 38 23 15 38 15z">
          <text:p/>
        </draw:path>
        <draw:path draw:style-name="gr22" draw:text-style-name="P13" draw:layer="layout" svg:width="0.106cm" svg:height="0.105cm" svg:x="10.965cm" svg:y="7.909cm" svg:viewBox="0 0 107 106" svg:d="M54 106c14 0 28-5 38-15s15-23 15-37-5-28-15-39c-10-10-24-15-38-15s-27 5-37 15c-11 11-17 25-17 39s6 27 17 37c10 10 23 15 37 15z">
          <text:p/>
        </draw:path>
        <draw:path draw:style-name="gr22" draw:text-style-name="P13" draw:layer="layout" svg:width="0.106cm" svg:height="0.105cm" svg:x="8.267cm" svg:y="8.536cm" svg:viewBox="0 0 107 106" svg:d="M53 106c14 0 27-5 38-15 10-10 16-23 16-37s-6-28-16-39c-11-10-24-15-38-15s-28 5-38 15c-10 11-15 25-15 39s5 27 15 37 24 15 38 15z">
          <text:p/>
        </draw:path>
        <draw:path draw:style-name="gr25" draw:text-style-name="P14" draw:layer="layout" svg:width="0.106cm" svg:height="0.106cm" svg:x="7.265cm" svg:y="9.613cm" svg:viewBox="0 0 107 107" svg:d="M54 107c14 0 28-5 38-16 10-10 15-24 15-38s-5-27-15-37-24-16-38-16-28 6-38 16-16 23-16 37 6 28 16 38c10 11 24 16 38 16z">
          <text:p/>
        </draw:path>
        <draw:path draw:style-name="gr25" draw:text-style-name="P14" draw:layer="layout" svg:width="0.106cm" svg:height="0.106cm" svg:x="5.74cm" svg:y="9.753cm" svg:viewBox="0 0 107 107" svg:d="M53 107c14 0 27-6 38-16 10-9 16-23 16-38 0-14-6-27-16-37-11-10-24-16-38-16s-28 6-38 16-15 23-15 37c0 15 5 29 15 38 10 10 24 16 38 16z">
          <text:p/>
        </draw:path>
        <draw:path draw:style-name="gr25" draw:text-style-name="P14" draw:layer="layout" svg:width="0.106cm" svg:height="0.106cm" svg:x="4.71cm" svg:y="10.182cm" svg:viewBox="0 0 107 107" svg:d="M53 107c14 0 28-6 38-15 10-10 16-24 16-39 0-14-6-27-16-37s-24-16-38-16-28 6-38 16-15 23-15 37c0 15 5 29 15 39 10 9 24 15 38 15z">
          <text:p/>
        </draw:path>
        <draw:path draw:style-name="gr25" draw:text-style-name="P14" draw:layer="layout" svg:width="0.106cm" svg:height="0.106cm" svg:x="5.959cm" svg:y="10.063cm" svg:viewBox="0 0 107 107" svg:d="M53 107c14 0 28-5 38-15s16-25 16-39-6-27-16-37-24-16-38-16-28 6-37 16c-10 10-16 23-16 37s6 29 16 39c9 10 23 15 37 15z">
          <text:p/>
        </draw:path>
        <draw:path draw:style-name="gr25" draw:text-style-name="P14" draw:layer="layout" svg:width="0.105cm" svg:height="0.106cm" svg:x="6.951cm" svg:y="9.944cm" svg:viewBox="0 0 106 107" svg:d="M54 107c14 0 27-6 37-16 10-11 15-24 15-38s-5-28-15-38-23-15-37-15-29 5-39 15-15 24-15 38 5 27 15 38c10 10 25 16 39 16z">
          <text:p/>
        </draw:path>
        <draw:path draw:style-name="gr25" draw:text-style-name="P14" draw:layer="layout" svg:width="0.106cm" svg:height="0.106cm" svg:x="8.219cm" svg:y="9.216cm" svg:viewBox="0 0 107 107" svg:d="M54 107c14 0 28-6 37-16 10-9 16-24 16-38s-6-27-16-37c-9-10-23-16-37-16s-27 6-38 16c-10 10-16 23-16 37s6 29 16 38c11 10 24 16 38 16z">
          <text:p/>
        </draw:path>
        <draw:path draw:style-name="gr25" draw:text-style-name="P14" draw:layer="layout" svg:width="0.106cm" svg:height="0.106cm" svg:x="5.547cm" svg:y="9.744cm" svg:viewBox="0 0 107 107" svg:d="M53 107c14 0 29-6 38-16 10-9 16-24 16-38s-6-27-16-37c-9-10-24-16-38-16s-27 6-37 16-16 23-16 37 6 29 16 38c10 10 23 16 37 16z">
          <text:p/>
        </draw:path>
        <draw:path draw:style-name="gr25" draw:text-style-name="P14" draw:layer="layout" svg:width="0.106cm" svg:height="0.106cm" svg:x="6.688cm" svg:y="9.472cm" svg:viewBox="0 0 107 107" svg:d="M53 107c14 0 27-5 38-15 10-10 16-24 16-38s-6-28-16-38c-11-10-24-16-38-16s-28 6-38 16c-9 10-15 24-15 38s6 28 15 38c10 10 24 15 38 15z">
          <text:p/>
        </draw:path>
        <draw:path draw:style-name="gr25" draw:text-style-name="P14" draw:layer="layout" svg:width="0.106cm" svg:height="0.106cm" svg:x="6.241cm" svg:y="10.029cm" svg:viewBox="0 0 107 107" svg:d="M54 107c14 0 27-6 37-16s16-24 16-38-6-27-16-37-23-16-37-16-28 6-38 16c-11 10-16 23-16 37s5 28 16 38c10 10 24 16 38 16z">
          <text:p/>
        </draw:path>
        <draw:path draw:style-name="gr25" draw:text-style-name="P14" draw:layer="layout" svg:width="0.106cm" svg:height="0.105cm" svg:x="4.87cm" svg:y="9.005cm" svg:viewBox="0 0 107 106" svg:d="M54 106c14 0 27-5 37-15s16-24 16-38-6-28-16-38-23-15-37-15-28 5-38 15c-11 10-16 24-16 38s5 28 16 38c10 10 24 15 38 15z">
          <text:p/>
        </draw:path>
        <draw:path draw:style-name="gr25" draw:text-style-name="P14" draw:layer="layout" svg:width="0.106cm" svg:height="0.106cm" svg:x="5.299cm" svg:y="9.843cm" svg:viewBox="0 0 107 107" svg:d="M54 107c14 0 28-6 38-16s15-24 15-38-5-28-15-37c-10-10-24-16-38-16s-27 6-37 16c-10 9-17 23-17 37s7 28 17 38 23 16 37 16z">
          <text:p/>
        </draw:path>
        <draw:path draw:style-name="gr25" draw:text-style-name="P14" draw:layer="layout" svg:width="0.106cm" svg:height="0.106cm" svg:x="7.269cm" svg:y="9.256cm" svg:viewBox="0 0 107 107" svg:d="M54 107c14 0 27-5 37-15s16-24 16-38-6-28-16-38-23-16-37-16-29 6-39 16-15 24-15 38 5 28 15 38 25 15 39 15z">
          <text:p/>
        </draw:path>
        <draw:path draw:style-name="gr25" draw:text-style-name="P14" draw:layer="layout" svg:width="0.106cm" svg:height="0.106cm" svg:x="6.176cm" svg:y="9.494cm" svg:viewBox="0 0 107 107" svg:d="M53 107c14 0 28-5 38-15s16-24 16-38-6-27-16-37c-10-11-24-17-38-17s-28 6-38 17c-10 10-15 23-15 37s5 28 15 38 24 15 38 15z">
          <text:p/>
        </draw:path>
        <draw:path draw:style-name="gr25" draw:text-style-name="P14" draw:layer="layout" svg:width="0.106cm" svg:height="0.106cm" svg:x="5.578cm" svg:y="9.483cm" svg:viewBox="0 0 107 107" svg:d="M54 107c14 0 28-6 38-16 9-9 15-23 15-37s-6-27-15-38c-10-10-24-16-38-16-15 0-28 6-38 16-10 11-16 24-16 38s6 28 16 37c10 10 23 16 38 16z">
          <text:p/>
        </draw:path>
        <draw:path draw:style-name="gr25" draw:text-style-name="P14" draw:layer="layout" svg:width="0.105cm" svg:height="0.106cm" svg:x="5.485cm" svg:y="9.565cm" svg:viewBox="0 0 106 107" svg:d="M54 107c14 0 27-6 37-16s15-23 15-37c0-15-5-29-15-39s-23-15-37-15c-15 0-29 5-39 15s-15 24-15 39c0 14 5 27 15 37s24 16 39 16z">
          <text:p/>
        </draw:path>
        <draw:path draw:style-name="gr25" draw:text-style-name="P14" draw:layer="layout" svg:width="0.106cm" svg:height="0.105cm" svg:x="5.449cm" svg:y="9.735cm" svg:viewBox="0 0 107 106" svg:d="M53 106c15 0 29-5 39-15 10-11 15-24 15-38s-5-28-15-38-24-15-39-15c-14 0-27 5-37 15s-16 24-16 38 6 27 16 38c10 10 23 15 37 15z">
          <text:p/>
        </draw:path>
        <draw:path draw:style-name="gr25" draw:text-style-name="P14" draw:layer="layout" svg:width="0.106cm" svg:height="0.106cm" svg:x="5.952cm" svg:y="9.824cm" svg:viewBox="0 0 107 107" svg:d="M53 107c14 0 28-6 39-17 10-10 15-23 15-37s-5-28-15-38c-11-10-25-15-39-15s-27 5-37 15-16 24-16 38 6 27 16 37c10 11 23 17 37 17z">
          <text:p/>
        </draw:path>
        <draw:path draw:style-name="gr25" draw:text-style-name="P14" draw:layer="layout" svg:width="0.106cm" svg:height="0.106cm" svg:x="5.658cm" svg:y="9.295cm" svg:viewBox="0 0 107 107" svg:d="M53 107c15 0 29-7 39-17s15-23 15-37-5-28-15-38-24-15-39-15c-14 0-27 5-37 15s-16 24-16 38 6 27 16 37 23 17 37 17z">
          <text:p/>
        </draw:path>
        <draw:path draw:style-name="gr25" draw:text-style-name="P14" draw:layer="layout" svg:width="0.106cm" svg:height="0.106cm" svg:x="6.174cm" svg:y="9.126cm" svg:viewBox="0 0 107 107" svg:d="M53 107c14 0 28-5 38-15s16-24 16-39c0-14-6-27-16-37s-24-16-38-16-28 6-38 16-15 23-15 37c0 15 5 29 15 39s24 15 38 15z">
          <text:p/>
        </draw:path>
        <draw:path draw:style-name="gr25" draw:text-style-name="P14" draw:layer="layout" svg:width="0.106cm" svg:height="0.106cm" svg:x="8.766cm" svg:y="8.89cm" svg:viewBox="0 0 107 107" svg:d="M54 107c14 0 28-5 38-15 10-11 15-25 15-39s-5-27-15-37-24-16-38-16-27 6-37 16-17 23-17 37 7 28 17 39c10 10 23 15 37 15z">
          <text:p/>
        </draw:path>
        <draw:path draw:style-name="gr25" draw:text-style-name="P14" draw:layer="layout" svg:width="0.106cm" svg:height="0.106cm" svg:x="3.835cm" svg:y="8.978cm" svg:viewBox="0 0 107 107" svg:d="M53 107c14 0 27-7 37-17s17-23 17-37-7-28-17-38-23-15-37-15-28 5-38 15-15 24-15 38 5 27 15 37 24 17 38 17z">
          <text:p/>
        </draw:path>
        <draw:path draw:style-name="gr25" draw:text-style-name="P14" draw:layer="layout" svg:width="0.106cm" svg:height="0.106cm" svg:x="6.69cm" svg:y="9.365cm" svg:viewBox="0 0 107 107" svg:d="M53 107c14 0 28-5 39-15 9-10 15-24 15-38s-6-28-15-38c-11-10-25-16-39-16s-27 6-37 16-16 24-16 38 6 28 16 38 23 15 37 15z">
          <text:p/>
        </draw:path>
        <draw:path draw:style-name="gr25" draw:text-style-name="P14" draw:layer="layout" svg:width="0.106cm" svg:height="0.106cm" svg:x="4.851cm" svg:y="9.409cm" svg:viewBox="0 0 107 107" svg:d="M54 107c14 0 28-5 38-16 9-10 15-24 15-38s-6-27-15-37c-10-10-24-16-38-16s-28 6-38 16-16 23-16 37 6 28 16 38c10 11 24 16 38 16z">
          <text:p/>
        </draw:path>
        <draw:path draw:style-name="gr25" draw:text-style-name="P14" draw:layer="layout" svg:width="0.106cm" svg:height="0.105cm" svg:x="7.21cm" svg:y="9.884cm" svg:viewBox="0 0 107 106" svg:d="M53 106c14 0 28-5 38-15s16-23 16-37c0-16-6-29-16-39s-24-15-38-15-27 5-37 15-16 23-16 39c0 14 6 27 16 37s23 15 37 15z">
          <text:p/>
        </draw:path>
        <draw:path draw:style-name="gr25" draw:text-style-name="P14" draw:layer="layout" svg:width="0.106cm" svg:height="0.106cm" svg:x="5.795cm" svg:y="9.342cm" svg:viewBox="0 0 107 107" svg:d="M54 107c14 0 28-6 37-16 10-10 16-23 16-38 0-14-6-28-16-38-9-10-23-15-37-15s-28 5-38 15-16 24-16 38c0 15 6 28 16 38s24 16 38 16z">
          <text:p/>
        </draw:path>
        <draw:path draw:style-name="gr25" draw:text-style-name="P14" draw:layer="layout" svg:width="0.105cm" svg:height="0.106cm" svg:x="6.24cm" svg:y="9.521cm" svg:viewBox="0 0 106 107" svg:d="M54 107c14 0 27-6 37-16 10-11 15-24 15-38s-5-28-15-38-23-15-37-15c-15 0-28 5-38 15-11 10-16 24-16 38s5 27 16 38c10 10 23 16 38 16z">
          <text:p/>
        </draw:path>
        <draw:path draw:style-name="gr25" draw:text-style-name="P14" draw:layer="layout" svg:width="0.106cm" svg:height="0.106cm" svg:x="7.703cm" svg:y="10.015cm" svg:viewBox="0 0 107 107" svg:d="M54 107c14 0 28-5 38-15s15-24 15-38-5-27-15-37c-10-11-24-17-38-17s-27 6-37 17c-11 10-17 23-17 37s6 28 17 38c10 10 23 15 37 15z">
          <text:p/>
        </draw:path>
        <draw:path draw:style-name="gr25" draw:text-style-name="P14" draw:layer="layout" svg:width="0.106cm" svg:height="0.105cm" svg:x="4.371cm" svg:y="9.633cm" svg:viewBox="0 0 107 106" svg:d="M53 106c14 0 27-5 37-15 11-10 17-25 17-39s-6-27-17-37c-10-10-23-15-37-15s-28 5-37 15c-10 10-16 23-16 37s6 29 16 39c9 10 23 15 37 15z">
          <text:p/>
        </draw:path>
        <draw:path draw:style-name="gr25" draw:text-style-name="P14" draw:layer="layout" svg:width="0.106cm" svg:height="0.106cm" svg:x="6.324cm" svg:y="9.391cm" svg:viewBox="0 0 107 107" svg:d="M54 107c14 0 28-6 38-16 9-10 15-23 15-37s-6-28-15-38c-10-10-24-16-38-16s-28 6-38 16-16 24-16 38 6 27 16 37 24 16 38 16z">
          <text:p/>
        </draw:path>
        <draw:path draw:style-name="gr25" draw:text-style-name="P14" draw:layer="layout" svg:width="0.106cm" svg:height="0.106cm" svg:x="4.058cm" svg:y="10.049cm" svg:viewBox="0 0 107 107" svg:d="M53 107c14 0 28-5 39-15 10-11 15-25 15-39s-5-27-15-37c-11-10-25-16-39-16s-27 6-37 16-16 23-16 37 6 28 16 39c10 10 23 15 37 15z">
          <text:p/>
        </draw:path>
        <draw:path draw:style-name="gr25" draw:text-style-name="P14" draw:layer="layout" svg:width="0.106cm" svg:height="0.106cm" svg:x="5.834cm" svg:y="9.411cm" svg:viewBox="0 0 107 107" svg:d="M53 107c14 0 28-5 38-16 11-10 16-24 16-38s-5-27-16-37c-10-10-24-16-38-16s-27 6-37 16-16 23-16 37 6 28 16 38c10 11 23 16 37 16z">
          <text:p/>
        </draw:path>
        <draw:path draw:style-name="gr25" draw:text-style-name="P14" draw:layer="layout" svg:width="0.106cm" svg:height="0.106cm" svg:x="6.132cm" svg:y="9.163cm" svg:viewBox="0 0 107 107" svg:d="M54 107c14 0 28-5 37-15 10-10 16-24 16-38s-6-27-16-38c-9-10-23-16-37-16s-27 6-37 16c-11 11-17 24-17 38s6 28 17 38c10 10 23 15 37 15z">
          <text:p/>
        </draw:path>
        <draw:path draw:style-name="gr25" draw:text-style-name="P14" draw:layer="layout" svg:width="0.106cm" svg:height="0.105cm" svg:x="4.803cm" svg:y="9.438cm" svg:viewBox="0 0 107 106" svg:d="M53 106c14 0 29-5 39-15 9-10 15-23 15-38s-6-28-15-38c-10-10-25-15-39-15s-27 5-37 15-16 23-16 38 6 28 16 38 23 15 37 15z">
          <text:p/>
        </draw:path>
        <draw:path draw:style-name="gr25" draw:text-style-name="P14" draw:layer="layout" svg:width="0.106cm" svg:height="0.105cm" svg:x="5.607cm" svg:y="10.076cm" svg:viewBox="0 0 107 106" svg:d="M54 106c14 0 28-5 38-15s15-23 15-38c0-14-5-28-15-38s-24-15-38-15-27 5-37 15c-11 10-17 24-17 38 0 15 6 28 17 38 10 10 23 15 37 15z">
          <text:p/>
        </draw:path>
        <draw:path draw:style-name="gr25" draw:text-style-name="P14" draw:layer="layout" svg:width="0.106cm" svg:height="0.106cm" svg:x="6.743cm" svg:y="9.79cm" svg:viewBox="0 0 107 107" svg:d="M54 107c14 0 28-6 38-16s15-23 15-37-5-29-15-39-24-15-38-15-28 5-38 15-16 25-16 39 6 27 16 37 24 16 38 16z">
          <text:p/>
        </draw:path>
        <draw:path draw:style-name="gr25" draw:text-style-name="P14" draw:layer="layout" svg:width="0.106cm" svg:height="0.106cm" svg:x="5.854cm" svg:y="9.314cm" svg:viewBox="0 0 107 107" svg:d="M53 107c14 0 28-6 38-16 10-11 16-24 16-38s-6-28-16-38-24-15-38-15-28 5-38 15-15 24-15 38 5 27 15 38c10 10 24 16 38 16z">
          <text:p/>
        </draw:path>
        <draw:path draw:style-name="gr25" draw:text-style-name="P14" draw:layer="layout" svg:width="0.106cm" svg:height="0.106cm" svg:x="5.375cm" svg:y="9.616cm" svg:viewBox="0 0 107 107" svg:d="M54 107c14 0 28-5 38-16 10-10 15-24 15-38s-5-27-15-37-24-16-38-16-28 6-38 16-16 23-16 37 6 28 16 38c10 11 24 16 38 16z">
          <text:p/>
        </draw:path>
        <draw:path draw:style-name="gr25" draw:text-style-name="P14" draw:layer="layout" svg:width="0.106cm" svg:height="0.105cm" svg:x="5.04cm" svg:y="9.696cm" svg:viewBox="0 0 107 106" svg:d="M54 106c14 0 28-5 38-15s15-23 15-37-5-28-15-39c-10-10-24-15-38-15-15 0-28 5-38 15-10 11-16 25-16 39s6 27 16 37 23 15 38 15z">
          <text:p/>
        </draw:path>
        <draw:path draw:style-name="gr25" draw:text-style-name="P14" draw:layer="layout" svg:width="0.106cm" svg:height="0.106cm" svg:x="7.514cm" svg:y="9.274cm" svg:viewBox="0 0 107 107" svg:d="M53 107c14 0 28-5 38-15 11-10 16-24 16-38s-5-27-16-38c-10-10-24-16-38-16s-27 6-37 16c-10 11-16 24-16 38s6 28 16 38 23 15 37 15z">
          <text:p/>
        </draw:path>
        <draw:path draw:style-name="gr25" draw:text-style-name="P14" draw:layer="layout" svg:width="0.105cm" svg:height="0.106cm" svg:x="6.361cm" svg:y="8.481cm" svg:viewBox="0 0 106 107" svg:d="M53 107c14 0 27-5 37-15 11-10 16-25 16-39s-5-27-16-37c-10-10-23-16-37-16s-28 6-38 16-15 23-15 37 5 29 15 39 24 15 38 15z">
          <text:p/>
        </draw:path>
        <draw:path draw:style-name="gr25" draw:text-style-name="P14" draw:layer="layout" svg:width="0.105cm" svg:height="0.106cm" svg:x="5.531cm" svg:y="8.659cm" svg:viewBox="0 0 106 107" svg:d="M53 107c14 0 27-6 38-16 10-10 15-23 15-37s-5-28-15-38c-11-10-24-16-38-16-15 0-28 6-38 16s-15 24-15 38 5 27 15 37 23 16 38 16z">
          <text:p/>
        </draw:path>
        <draw:path draw:style-name="gr25" draw:text-style-name="P14" draw:layer="layout" svg:width="0.106cm" svg:height="0.106cm" svg:x="3.645cm" svg:y="9.662cm" svg:viewBox="0 0 107 107" svg:d="M53 107c14 0 28-6 39-16 10-10 15-23 15-37 0-15-5-29-15-39-11-9-25-15-39-15s-27 6-37 15c-10 10-16 24-16 39 0 14 6 27 16 37s23 16 37 16z">
          <text:p/>
        </draw:path>
        <draw:path draw:style-name="gr25" draw:text-style-name="P14" draw:layer="layout" svg:width="0.106cm" svg:height="0.105cm" svg:x="6.543cm" svg:y="9.337cm" svg:viewBox="0 0 107 106" svg:d="M54 106c14 0 27-5 37-15s16-23 16-38c0-14-6-28-16-38s-23-15-37-15-28 5-39 15c-10 10-15 24-15 38 0 15 5 28 15 38 11 10 25 15 39 15z">
          <text:p/>
        </draw:path>
        <draw:path draw:style-name="gr25" draw:text-style-name="P14" draw:layer="layout" svg:width="0.106cm" svg:height="0.106cm" svg:x="6.672cm" svg:y="9.51cm" svg:viewBox="0 0 107 107" svg:d="M53 107c14 0 28-5 37-16 10-10 17-24 17-38s-7-27-17-37c-9-10-23-16-37-16s-27 6-37 16-16 23-16 37 6 28 16 38c10 11 23 16 37 16z">
          <text:p/>
        </draw:path>
        <draw:path draw:style-name="gr25" draw:text-style-name="P14" draw:layer="layout" svg:width="0.106cm" svg:height="0.106cm" svg:x="6.68cm" svg:y="9.007cm" svg:viewBox="0 0 107 107" svg:d="M53 107c14 0 28-6 37-16 11-9 17-24 17-38s-6-27-17-37c-9-10-23-16-37-16s-27 6-37 16-16 23-16 37 6 29 16 38c10 10 23 16 37 16z">
          <text:p/>
        </draw:path>
        <draw:path draw:style-name="gr25" draw:text-style-name="P14" draw:layer="layout" svg:width="0.106cm" svg:height="0.106cm" svg:x="7.176cm" svg:y="8.887cm" svg:viewBox="0 0 107 107" svg:d="M54 107c14 0 27-6 37-17 10-10 16-23 16-37s-6-28-16-38-23-15-37-15-28 5-39 15c-9 10-15 24-15 38s6 27 15 37c11 11 25 17 39 17z">
          <text:p/>
        </draw:path>
        <draw:path draw:style-name="gr25" draw:text-style-name="P14" draw:layer="layout" svg:width="0.106cm" svg:height="0.105cm" svg:x="5.813cm" svg:y="9.021cm" svg:viewBox="0 0 107 106" svg:d="M54 106c14 0 28-5 38-15s15-23 15-38c0-14-5-28-15-38s-24-15-38-15-27 5-37 15c-11 10-17 24-17 38 0 15 6 28 17 38 10 10 23 15 37 15z">
          <text:p/>
        </draw:path>
        <draw:path draw:style-name="gr25" draw:text-style-name="P14" draw:layer="layout" svg:width="0.106cm" svg:height="0.107cm" svg:x="7.584cm" svg:y="9.187cm" svg:viewBox="0 0 107 108" svg:d="M54 108c14 0 27-7 37-17 10-9 16-23 16-37s-6-27-16-37-23-17-37-17-29 7-39 17-15 23-15 37 5 28 15 37c10 10 25 17 39 17z">
          <text:p/>
        </draw:path>
        <draw:path draw:style-name="gr25" draw:text-style-name="P14" draw:layer="layout" svg:width="0.106cm" svg:height="0.105cm" svg:x="7.045cm" svg:y="8.477cm" svg:viewBox="0 0 107 106" svg:d="M54 106c14 0 27-5 37-15 10-11 16-24 16-39 0-14-6-27-16-37s-23-15-37-15c-15 0-29 5-39 15s-15 23-15 37c0 15 5 28 15 39 10 10 24 15 39 15z">
          <text:p/>
        </draw:path>
        <draw:path draw:style-name="gr25" draw:text-style-name="P14" draw:layer="layout" svg:width="0.106cm" svg:height="0.106cm" svg:x="6.947cm" svg:y="9.044cm" svg:viewBox="0 0 107 107" svg:d="M54 107c14 0 27-5 37-15s16-24 16-38-6-28-16-38-23-16-37-16-29 6-39 16c-9 10-15 24-15 38s6 28 15 38c10 10 25 15 39 15z">
          <text:p/>
        </draw:path>
        <draw:path draw:style-name="gr25" draw:text-style-name="P14" draw:layer="layout" svg:width="0.105cm" svg:height="0.106cm" svg:x="7.046cm" svg:y="9.515cm" svg:viewBox="0 0 106 107" svg:d="M53 107c14 0 28-6 38-16s15-24 15-38-5-27-15-37-24-16-38-16c-15 0-28 6-38 16s-15 23-15 37 5 28 15 38 23 16 38 16z">
          <text:p/>
        </draw:path>
        <draw:path draw:style-name="gr25" draw:text-style-name="P14" draw:layer="layout" svg:width="0.106cm" svg:height="0.106cm" svg:x="7.983cm" svg:y="8.596cm" svg:viewBox="0 0 107 107" svg:d="M54 107c14 0 27-5 37-15s16-24 16-39c0-14-6-27-16-37s-23-16-37-16c-15 0-29 6-39 16s-15 23-15 37c0 15 5 29 15 39s24 15 39 15z">
          <text:p/>
        </draw:path>
        <draw:path draw:style-name="gr25" draw:text-style-name="P14" draw:layer="layout" svg:width="0.106cm" svg:height="0.106cm" svg:x="6.93cm" svg:y="9.349cm" svg:viewBox="0 0 107 107" svg:d="M54 107c14 0 28-6 38-16s15-23 15-37c0-15-5-29-15-38-10-10-24-16-38-16-15 0-28 6-38 16-10 9-16 23-16 38 0 14 6 27 16 37s23 16 38 16z">
          <text:p/>
        </draw:path>
        <draw:path draw:style-name="gr25" draw:text-style-name="P14" draw:layer="layout" svg:width="0.106cm" svg:height="0.105cm" svg:x="6.788cm" svg:y="8.603cm" svg:viewBox="0 0 107 106" svg:d="M53 106c14 0 27-5 38-15 10-10 16-23 16-38 0-14-6-28-16-38-11-10-24-15-38-15s-28 5-37 15c-10 10-16 24-16 38 0 15 6 28 16 38 9 10 23 15 37 15z">
          <text:p/>
        </draw:path>
        <draw:path draw:style-name="gr25" draw:text-style-name="P14" draw:layer="layout" svg:width="0.106cm" svg:height="0.106cm" svg:x="5.948cm" svg:y="7.7cm" svg:viewBox="0 0 107 107" svg:d="M53 107c14 0 28-6 38-16s16-23 16-37-6-28-16-38-24-16-38-16-27 6-37 16-16 24-16 38 6 27 16 37 23 16 37 16z">
          <text:p/>
        </draw:path>
        <draw:path draw:style-name="gr25" draw:text-style-name="P14" draw:layer="layout" svg:width="0.105cm" svg:height="0.106cm" svg:x="6.515cm" svg:y="9.08cm" svg:viewBox="0 0 106 107" svg:d="M53 107c14 0 28-5 38-15s15-24 15-38-5-27-15-37-24-17-38-17c-15 0-28 7-38 17s-15 23-15 37 5 28 15 38 23 15 38 15z">
          <text:p/>
        </draw:path>
        <draw:path draw:style-name="gr25" draw:text-style-name="P14" draw:layer="layout" svg:width="0.105cm" svg:height="0.106cm" svg:x="5.55cm" svg:y="8.791cm" svg:viewBox="0 0 106 107" svg:d="M53 107c14 0 28-5 38-15 10-11 15-25 15-39s-5-27-15-37-24-16-38-16-28 6-38 16-15 23-15 37 5 28 15 39c10 10 24 15 38 15z">
          <text:p/>
        </draw:path>
        <draw:path draw:style-name="gr25" draw:text-style-name="P14" draw:layer="layout" svg:width="0.107cm" svg:height="0.106cm" svg:x="7.822cm" svg:y="7.95cm" svg:viewBox="0 0 108 107" svg:d="M54 107c14 0 28-6 38-15 10-11 16-25 16-39s-6-27-16-37-24-16-38-16-27 6-37 16-17 23-17 37 7 28 17 39c10 9 23 15 37 15z">
          <text:p/>
        </draw:path>
        <draw:path draw:style-name="gr25" draw:text-style-name="P14" draw:layer="layout" svg:width="0.106cm" svg:height="0.106cm" svg:x="7.004cm" svg:y="9.978cm" svg:viewBox="0 0 107 107" svg:d="M53 107c14 0 28-5 39-15 9-10 15-24 15-38 0-15-6-28-15-38-11-10-25-16-39-16s-27 6-37 16-16 23-16 38c0 14 6 28 16 38s23 15 37 15z">
          <text:p/>
        </draw:path>
        <draw:path draw:style-name="gr25" draw:text-style-name="P14" draw:layer="layout" svg:width="0.106cm" svg:height="0.106cm" svg:x="6.198cm" svg:y="8.733cm" svg:viewBox="0 0 107 107" svg:d="M54 107c14 0 27-5 37-15s16-24 16-38-6-28-16-38-23-16-37-16c-15 0-29 6-39 16s-15 24-15 38 5 28 15 38 24 15 39 15z">
          <text:p/>
        </draw:path>
        <draw:path draw:style-name="gr25" draw:text-style-name="P14" draw:layer="layout" svg:width="0.106cm" svg:height="0.106cm" svg:x="3.824cm" svg:y="9.696cm" svg:viewBox="0 0 107 107" svg:d="M54 107c14 0 27-6 37-15 10-10 16-24 16-38s-6-27-16-38c-10-10-23-16-37-16s-28 6-38 16c-11 11-16 24-16 38s5 28 16 38c10 9 24 15 38 15z">
          <text:p/>
        </draw:path>
        <draw:path draw:style-name="gr25" draw:text-style-name="P14" draw:layer="layout" svg:width="0.106cm" svg:height="0.105cm" svg:x="5.767cm" svg:y="9.182cm" svg:viewBox="0 0 107 106" svg:d="M53 106c15 0 29-5 38-15 10-10 16-24 16-38s-6-27-16-37c-9-11-23-16-38-16-14 0-27 5-37 16-10 10-16 23-16 37s6 28 16 38 23 15 37 15z">
          <text:p/>
        </draw:path>
        <draw:path draw:style-name="gr25" draw:text-style-name="P14" draw:layer="layout" svg:width="0.106cm" svg:height="0.105cm" svg:x="6.975cm" svg:y="7.837cm" svg:viewBox="0 0 107 106" svg:d="M54 106c14 0 28-5 38-16 10-10 15-23 15-38 0-14-5-27-15-37s-24-15-38-15-27 5-37 15c-11 10-17 23-17 37 0 15 6 28 17 38 10 11 23 16 37 16z">
          <text:p/>
        </draw:path>
        <draw:path draw:style-name="gr25" draw:text-style-name="P14" draw:layer="layout" svg:width="0.106cm" svg:height="0.106cm" svg:x="4.663cm" svg:y="8.583cm" svg:viewBox="0 0 107 107" svg:d="M54 107c14 0 27-6 37-15 10-10 16-25 16-39s-6-27-16-37-23-16-37-16-28 6-37 16c-11 10-17 23-17 37s6 29 17 39c9 9 23 15 37 15z">
          <text:p/>
        </draw:path>
        <draw:path draw:style-name="gr25" draw:text-style-name="P14" draw:layer="layout" svg:width="0.106cm" svg:height="0.105cm" svg:x="5.432cm" svg:y="8.389cm" svg:viewBox="0 0 107 106" svg:d="M53 106c14 0 29-5 38-15 10-10 16-23 16-39 0-14-6-27-16-37-9-10-24-15-38-15s-27 5-37 15-16 23-16 37c0 16 6 29 16 39s23 15 37 15z">
          <text:p/>
        </draw:path>
        <draw:path draw:style-name="gr25" draw:text-style-name="P14" draw:layer="layout" svg:width="0.105cm" svg:height="0.105cm" svg:x="5.951cm" svg:y="9.083cm" svg:viewBox="0 0 106 106" svg:d="M52 106c15 0 28-6 39-16 10-10 15-23 15-37 0-15-5-28-15-38-11-10-24-15-39-15-14 0-27 5-37 15s-15 23-15 38c0 14 5 27 15 37s23 16 37 16z">
          <text:p/>
        </draw:path>
        <draw:path draw:style-name="gr25" draw:text-style-name="P14" draw:layer="layout" svg:width="0.106cm" svg:height="0.106cm" svg:x="5.823cm" svg:y="9.093cm" svg:viewBox="0 0 107 107" svg:d="M54 107c14 0 27-6 37-16s16-24 16-38-6-27-16-37-23-16-37-16-28 6-38 16-16 23-16 37 6 28 16 38 24 16 38 16z">
          <text:p/>
        </draw:path>
        <draw:path draw:style-name="gr25" draw:text-style-name="P14" draw:layer="layout" svg:width="0.105cm" svg:height="0.105cm" svg:x="6.891cm" svg:y="9.233cm" svg:viewBox="0 0 106 106" svg:d="M53 106c14 0 27-5 37-15 11-10 16-23 16-38 0-14-5-28-16-38-10-10-23-15-37-15-15 0-28 5-38 15s-15 24-15 38c0 15 5 28 15 38s23 15 38 15z">
          <text:p/>
        </draw:path>
        <draw:path draw:style-name="gr25" draw:text-style-name="P14" draw:layer="layout" svg:width="0.105cm" svg:height="0.106cm" svg:x="5.345cm" svg:y="8.147cm" svg:viewBox="0 0 106 107" svg:d="M53 107c15 0 28-6 38-17 10-10 15-23 15-37s-5-28-15-38-23-15-38-15c-14 0-28 5-38 15s-15 24-15 38 5 27 15 37c10 11 24 17 38 17z">
          <text:p/>
        </draw:path>
        <draw:path draw:style-name="gr25" draw:text-style-name="P14" draw:layer="layout" svg:width="0.105cm" svg:height="0.106cm" svg:x="3.704cm" svg:y="8.33cm" svg:viewBox="0 0 106 107" svg:d="M54 107c14 0 27-6 37-16s15-23 15-37-5-28-15-39c-10-9-23-15-37-15-15 0-28 6-39 15-10 11-15 25-15 39s5 27 15 37c11 10 24 16 39 16z">
          <text:p/>
        </draw:path>
        <draw:path draw:style-name="gr25" draw:text-style-name="P14" draw:layer="layout" svg:width="0.106cm" svg:height="0.106cm" svg:x="6.268cm" svg:y="8.861cm" svg:viewBox="0 0 107 107" svg:d="M53 107c14 0 28-6 39-16 9-10 15-23 15-37s-6-28-15-38c-11-11-25-16-39-16s-27 5-37 16c-10 10-16 24-16 38s6 27 16 37 23 16 37 16z">
          <text:p/>
        </draw:path>
        <draw:path draw:style-name="gr25" draw:text-style-name="P14" draw:layer="layout" svg:width="0.106cm" svg:height="0.106cm" svg:x="6.932cm" svg:y="8.899cm" svg:viewBox="0 0 107 107" svg:d="M54 107c14 0 27-6 37-16s16-24 16-38-6-28-16-37c-10-10-23-16-37-16-15 0-29 6-38 16-10 9-16 23-16 37s6 28 16 38c9 10 23 16 38 16z">
          <text:p/>
        </draw:path>
        <draw:path draw:style-name="gr25" draw:text-style-name="P14" draw:layer="layout" svg:width="0.106cm" svg:height="0.106cm" svg:x="4.081cm" svg:y="8.672cm" svg:viewBox="0 0 107 107" svg:d="M53 107c15 0 29-6 39-17 10-10 15-23 15-37s-5-28-15-38-24-15-39-15c-14 0-27 5-37 15s-16 24-16 38 6 27 16 37c10 11 23 17 37 17z">
          <text:p/>
        </draw:path>
        <draw:path draw:style-name="gr25" draw:text-style-name="P14" draw:layer="layout" svg:width="0.106cm" svg:height="0.106cm" svg:x="4.407cm" svg:y="8.473cm" svg:viewBox="0 0 107 107" svg:d="M53 107c15 0 29-6 39-15 10-11 15-25 15-39s-5-27-15-37-24-16-39-16c-14 0-27 6-37 16s-16 23-16 37 6 28 16 39c10 9 23 15 37 15z">
          <text:p/>
        </draw:path>
        <draw:path draw:style-name="gr25" draw:text-style-name="P14" draw:layer="layout" svg:width="0.106cm" svg:height="0.106cm" svg:x="5.713cm" svg:y="8.388cm" svg:viewBox="0 0 107 107" svg:d="M54 107c14 0 27-5 37-15s16-24 16-39c0-14-6-27-16-37s-23-16-37-16-28 6-38 16c-11 10-16 23-16 37 0 15 5 29 16 39 10 10 24 15 38 15z">
          <text:p/>
        </draw:path>
        <draw:path draw:style-name="gr25" draw:text-style-name="P14" draw:layer="layout" svg:width="0.106cm" svg:height="0.106cm" svg:x="3.873cm" svg:y="9.049cm" svg:viewBox="0 0 107 107" svg:d="M53 107c15 0 28-5 38-15s16-24 16-38-6-28-16-38-23-16-38-16c-14 0-28 6-38 16s-15 24-15 38 5 28 15 38 24 15 38 15z">
          <text:p/>
        </draw:path>
        <draw:path draw:style-name="gr25" draw:text-style-name="P14" draw:layer="layout" svg:width="0.106cm" svg:height="0.105cm" svg:x="5.387cm" svg:y="8.694cm" svg:viewBox="0 0 107 106" svg:d="M54 106c14 0 28-5 37-15 10-10 16-24 16-38s-6-28-16-38c-9-10-23-15-37-15s-27 5-38 15c-10 10-16 24-16 38s6 28 16 38c11 10 24 15 38 15z">
          <text:p/>
        </draw:path>
        <draw:path draw:style-name="gr25" draw:text-style-name="P14" draw:layer="layout" svg:width="0.106cm" svg:height="0.106cm" svg:x="5.266cm" svg:y="8.013cm" svg:viewBox="0 0 107 107" svg:d="M54 107c14 0 28-6 38-16s15-23 15-37-5-28-15-39c-10-9-24-15-38-15s-28 6-38 15c-10 11-16 25-16 39s6 27 16 37 24 16 38 16z">
          <text:p/>
        </draw:path>
        <draw:path draw:style-name="gr25" draw:text-style-name="P14" draw:layer="layout" svg:width="0.105cm" svg:height="0.106cm" svg:x="4.828cm" svg:y="9.002cm" svg:viewBox="0 0 106 107" svg:d="M52 107c16 0 29-6 39-16 10-11 15-24 15-38s-5-28-15-38-23-15-39-15c-14 0-27 5-37 15s-15 24-15 38 5 27 15 38c10 10 23 16 37 16z">
          <text:p/>
        </draw:path>
        <draw:path draw:style-name="gr25" draw:text-style-name="P14" draw:layer="layout" svg:width="0.106cm" svg:height="0.105cm" svg:x="5.267cm" svg:y="8.637cm" svg:viewBox="0 0 107 106" svg:d="M54 106c14 0 27-5 37-15s16-24 16-38-6-28-16-38-23-15-37-15-29 5-39 15-15 24-15 38 5 28 15 38 25 15 39 15z">
          <text:p/>
        </draw:path>
        <draw:path draw:style-name="gr25" draw:text-style-name="P14" draw:layer="layout" svg:width="0.106cm" svg:height="0.105cm" svg:x="5.622cm" svg:y="8.877cm" svg:viewBox="0 0 107 106" svg:d="M53 106c14 0 27-6 37-16s17-23 17-37c0-15-7-28-17-38s-23-15-37-15-28 5-37 15c-10 10-16 23-16 38 0 14 6 27 16 37 9 10 23 16 37 16z">
          <text:p/>
        </draw:path>
        <draw:path draw:style-name="gr25" draw:text-style-name="P14" draw:layer="layout" svg:width="0.106cm" svg:height="0.106cm" svg:x="4.016cm" svg:y="8.968cm" svg:viewBox="0 0 107 107" svg:d="M54 107c14 0 28-6 38-16 9-10 15-23 15-37s-6-28-15-38c-10-10-24-16-38-16s-28 6-38 16-16 24-16 38 6 27 16 37 24 16 38 16z">
          <text:p/>
        </draw:path>
        <draw:path draw:style-name="gr25" draw:text-style-name="P14" draw:layer="layout" svg:width="0.106cm" svg:height="0.106cm" svg:x="4.693cm" svg:y="8.794cm" svg:viewBox="0 0 107 107" svg:d="M53 107c14 0 28-6 39-16 10-9 15-24 15-38s-5-27-15-37c-11-10-25-16-39-16s-27 6-37 16-16 23-16 37 6 29 16 38c10 10 23 16 37 16z">
          <text:p/>
        </draw:path>
        <draw:path draw:style-name="gr25" draw:text-style-name="P14" draw:layer="layout" svg:width="0.106cm" svg:height="0.106cm" svg:x="5.771cm" svg:y="9.584cm" svg:viewBox="0 0 107 107" svg:d="M53 107c15 0 29-6 39-16 9-10 15-23 15-37s-6-28-15-39c-10-10-24-15-39-15-14 0-27 5-37 15-10 11-16 25-16 39s6 27 16 37 23 16 37 16z">
          <text:p/>
        </draw:path>
        <draw:path draw:style-name="gr25" draw:text-style-name="P14" draw:layer="layout" svg:width="0.106cm" svg:height="0.105cm" svg:x="5.702cm" svg:y="8.86cm" svg:viewBox="0 0 107 106" svg:d="M54 106c14 0 27-5 37-15s16-23 16-37-6-28-16-38c-10-11-23-16-37-16s-28 5-39 16c-9 10-15 24-15 38s6 27 15 37c11 10 25 15 39 15z">
          <text:p/>
        </draw:path>
        <draw:path draw:style-name="gr25" draw:text-style-name="P14" draw:layer="layout" svg:width="0.106cm" svg:height="0.106cm" svg:x="6.507cm" svg:y="8.167cm" svg:viewBox="0 0 107 107" svg:d="M53 107c15 0 29-6 39-15 10-10 15-25 15-39s-5-27-15-37-24-16-39-16c-14 0-27 6-37 16s-16 23-16 37 6 29 16 39c10 9 23 15 37 15z">
          <text:p/>
        </draw:path>
        <draw:path draw:style-name="gr25" draw:text-style-name="P14" draw:layer="layout" svg:width="0.106cm" svg:height="0.106cm" svg:x="5.817cm" svg:y="7.631cm" svg:viewBox="0 0 107 107" svg:d="M54 107c14 0 28-6 38-16 10-11 15-24 15-38s-5-28-15-38-24-15-38-15-27 5-37 15c-11 10-17 24-17 38s6 27 17 38c10 10 23 16 37 16z">
          <text:p/>
        </draw:path>
        <draw:path draw:style-name="gr25" draw:text-style-name="P14" draw:layer="layout" svg:width="0.106cm" svg:height="0.106cm" svg:x="3.824cm" svg:y="8.653cm" svg:viewBox="0 0 107 107" svg:d="M54 107c14 0 27-6 37-16s16-23 16-37-6-28-16-38-23-16-37-16-28 6-38 16c-11 10-16 24-16 38s5 27 16 37c10 10 24 16 38 16z">
          <text:p/>
        </draw:path>
        <draw:path draw:style-name="gr25" draw:text-style-name="P14" draw:layer="layout" svg:width="0.105cm" svg:height="0.106cm" svg:x="5.814cm" svg:y="7.505cm" svg:viewBox="0 0 106 107" svg:d="M54 107c14 0 27-5 37-15s15-24 15-38-5-27-15-37-23-17-37-17-28 7-38 17c-11 10-16 23-16 37s5 28 16 38c10 10 24 15 38 15z">
          <text:p/>
        </draw:path>
        <draw:path draw:style-name="gr25" draw:text-style-name="P14" draw:layer="layout" svg:width="0.105cm" svg:height="0.106cm" svg:x="5.314cm" svg:y="9.16cm" svg:viewBox="0 0 106 107" svg:d="M53 107c14 0 27-5 37-15 11-10 16-24 16-38s-5-28-16-38c-10-10-23-16-37-16s-28 6-38 16-15 24-15 38 5 28 15 38 24 15 38 15z">
          <text:p/>
        </draw:path>
        <draw:path draw:style-name="gr25" draw:text-style-name="P14" draw:layer="layout" svg:width="0.106cm" svg:height="0.106cm" svg:x="6.458cm" svg:y="8.741cm" svg:viewBox="0 0 107 107" svg:d="M53 107c14 0 27-6 37-16 10-9 17-23 17-37s-7-28-17-38-23-16-37-16-28 6-38 16c-9 10-15 24-15 38s6 28 15 37c10 10 24 16 38 16z">
          <text:p/>
        </draw:path>
        <draw:path draw:style-name="gr25" draw:text-style-name="P14" draw:layer="layout" svg:width="0.106cm" svg:height="0.106cm" svg:x="6.787cm" svg:y="8.919cm" svg:viewBox="0 0 107 107" svg:d="M53 107c14 0 27-6 37-16 11-10 17-23 17-38 0-14-6-28-17-38-10-10-23-15-37-15s-28 5-37 15c-10 10-16 24-16 38 0 15 6 28 16 38 9 10 23 16 37 16z">
          <text:p/>
        </draw:path>
        <draw:path draw:style-name="gr25" draw:text-style-name="P14" draw:layer="layout" svg:width="0.106cm" svg:height="0.106cm" svg:x="6.542cm" svg:y="8.311cm" svg:viewBox="0 0 107 107" svg:d="M54 107c14 0 28-5 38-15s15-24 15-38-5-28-15-38-24-16-38-16-27 6-38 16c-10 10-16 24-16 38s6 28 16 38c11 10 24 15 38 15z">
          <text:p/>
        </draw:path>
        <draw:path draw:style-name="gr25" draw:text-style-name="P14" draw:layer="layout" svg:width="0.106cm" svg:height="0.106cm" svg:x="6.398cm" svg:y="8.102cm" svg:viewBox="0 0 107 107" svg:d="M53 107c15 0 28-5 38-15s16-24 16-38-6-28-16-38-23-16-38-16c-14 0-28 6-38 16-9 10-15 24-15 38s6 28 15 38c10 10 24 15 38 15z">
          <text:p/>
        </draw:path>
        <draw:path draw:style-name="gr25" draw:text-style-name="P14" draw:layer="layout" svg:width="0.106cm" svg:height="0.105cm" svg:x="7.095cm" svg:y="8.624cm" svg:viewBox="0 0 107 106" svg:d="M53 106c14 0 28-5 38-15s16-23 16-37c0-16-6-29-16-39s-24-15-38-15-27 5-37 15-16 23-16 39c0 14 6 27 16 37s23 15 37 15z">
          <text:p/>
        </draw:path>
        <draw:path draw:style-name="gr25" draw:text-style-name="P14" draw:layer="layout" svg:width="0.105cm" svg:height="0.106cm" svg:x="5.797cm" svg:y="9.875cm" svg:viewBox="0 0 106 107" svg:d="M53 107c14 0 28-5 38-15s15-24 15-38c0-15-5-28-15-38s-24-16-38-16-28 6-38 16-15 23-15 38c0 14 5 28 15 38s24 15 38 15z">
          <text:p/>
        </draw:path>
        <draw:path draw:style-name="gr25" draw:text-style-name="P14" draw:layer="layout" svg:width="0.106cm" svg:height="0.106cm" svg:x="6.379cm" svg:y="8.399cm" svg:viewBox="0 0 107 107" svg:d="M53 107c14 0 29-6 39-16s15-23 15-38c0-14-5-28-15-37-10-10-25-16-39-16s-27 6-37 16c-10 9-16 23-16 37 0 15 6 28 16 38s23 16 37 16z">
          <text:p/>
        </draw:path>
        <draw:path draw:style-name="gr25" draw:text-style-name="P14" draw:layer="layout" svg:width="0.106cm" svg:height="0.106cm" svg:x="6.166cm" svg:y="8.683cm" svg:viewBox="0 0 107 107" svg:d="M53 107c14 0 28-6 38-16s16-24 16-38-6-27-16-37-24-16-38-16-27 6-37 16-16 23-16 37 6 28 16 38 23 16 37 16z">
          <text:p/>
        </draw:path>
        <draw:path draw:style-name="gr25" draw:text-style-name="P14" draw:layer="layout" svg:width="0.106cm" svg:height="0.105cm" svg:x="5.739cm" svg:y="8.397cm" svg:viewBox="0 0 107 106" svg:d="M53 106c14 0 28-5 39-15 10-10 15-23 15-38s-5-28-15-38c-11-10-25-15-39-15s-27 5-37 15-16 23-16 38 6 28 16 38 23 15 37 15z">
          <text:p/>
        </draw:path>
        <draw:path draw:style-name="gr25" draw:text-style-name="P14" draw:layer="layout" svg:width="0.105cm" svg:height="0.106cm" svg:x="5.112cm" svg:y="7.846cm" svg:viewBox="0 0 106 107" svg:d="M52 107c15 0 28-6 39-16 10-11 15-24 15-38s-5-28-15-37c-11-10-24-16-39-16-14 0-27 6-37 16-10 9-15 23-15 37s5 27 15 38c10 10 23 16 37 16z">
          <text:p/>
        </draw:path>
        <draw:path draw:style-name="gr25" draw:text-style-name="P14" draw:layer="layout" svg:width="0.106cm" svg:height="0.105cm" svg:x="5.345cm" svg:y="9.112cm" svg:viewBox="0 0 107 106" svg:d="M53 106c15 0 29-5 38-15 10-10 16-24 16-38 0-15-6-28-16-38-9-10-23-15-38-15-14 0-27 5-37 15s-16 23-16 38c0 14 6 28 16 38s23 15 37 15z">
          <text:p/>
        </draw:path>
        <draw:path draw:style-name="gr25" draw:text-style-name="P14" draw:layer="layout" svg:width="0.106cm" svg:height="0.106cm" svg:x="5.871cm" svg:y="8.483cm" svg:viewBox="0 0 107 107" svg:d="M53 107c15 0 29-6 39-16s15-24 15-38-5-28-15-38-24-15-39-15c-14 0-27 5-37 15s-16 24-16 38 6 28 16 38 23 16 37 16z">
          <text:p/>
        </draw:path>
        <draw:path draw:style-name="gr25" draw:text-style-name="P14" draw:layer="layout" svg:width="0.106cm" svg:height="0.105cm" svg:x="7.02cm" svg:y="8.944cm" svg:viewBox="0 0 107 106" svg:d="M53 106c14 0 28-5 38-15s16-23 16-38c0-14-6-28-16-38s-24-15-38-15-28 5-37 15c-10 10-16 24-16 38 0 15 6 28 16 38 9 10 23 15 37 15z">
          <text:p/>
        </draw:path>
        <draw:path draw:style-name="gr25" draw:text-style-name="P14" draw:layer="layout" svg:width="0.105cm" svg:height="0.106cm" svg:x="5.856cm" svg:y="8.813cm" svg:viewBox="0 0 106 107" svg:d="M52 107c14 0 29-5 39-15s15-24 15-39c0-14-5-27-15-37s-25-16-39-16-27 6-37 16-15 23-15 37c0 15 5 29 15 39s23 15 37 15z">
          <text:p/>
        </draw:path>
        <draw:path draw:style-name="gr25" draw:text-style-name="P14" draw:layer="layout" svg:width="0.106cm" svg:height="0.106cm" svg:x="5.658cm" svg:y="9.176cm" svg:viewBox="0 0 107 107" svg:d="M53 107c15 0 29-6 39-16 9-9 15-23 15-37s-6-27-15-37c-10-11-24-17-39-17-14 0-27 6-37 17-10 10-16 23-16 37s6 28 16 37c10 10 23 16 37 16z">
          <text:p/>
        </draw:path>
        <draw:path draw:style-name="gr25" draw:text-style-name="P14" draw:layer="layout" svg:width="0.106cm" svg:height="0.106cm" svg:x="7.34cm" svg:y="9.342cm" svg:viewBox="0 0 107 107" svg:d="M53 107c15 0 29-6 39-16 10-9 15-23 15-38 0-14-5-27-15-37s-24-16-39-16c-14 0-27 6-37 16s-16 23-16 37c0 15 6 29 16 38 10 10 23 16 37 16z">
          <text:p/>
        </draw:path>
        <draw:path draw:style-name="gr25" draw:text-style-name="P14" draw:layer="layout" svg:width="0.106cm" svg:height="0.106cm" svg:x="6.26cm" svg:y="8.85cm" svg:viewBox="0 0 107 107" svg:d="M53 107c14 0 27-6 37-16 11-10 17-23 17-37s-6-28-17-39c-10-10-23-15-37-15s-27 5-37 15c-10 11-16 25-16 39s6 27 16 37 23 16 37 16z">
          <text:p/>
        </draw:path>
        <draw:path draw:style-name="gr25" draw:text-style-name="P14" draw:layer="layout" svg:width="0.106cm" svg:height="0.105cm" svg:x="6.697cm" svg:y="9.174cm" svg:viewBox="0 0 107 106" svg:d="M53 106c14 0 28-5 38-15s16-23 16-37-6-28-16-38c-10-11-24-16-38-16s-28 5-38 16c-10 10-15 24-15 38s5 27 15 37 24 15 38 15z">
          <text:p/>
        </draw:path>
        <draw:path draw:style-name="gr25" draw:text-style-name="P14" draw:layer="layout" svg:width="0.106cm" svg:height="0.106cm" svg:x="5.592cm" svg:y="9.275cm" svg:viewBox="0 0 107 107" svg:d="M54 107c14 0 27-6 37-16s16-23 16-37-6-28-16-39c-10-9-23-15-37-15s-29 6-39 15c-10 11-15 25-15 39s5 27 15 37 25 16 39 16z">
          <text:p/>
        </draw:path>
        <draw:path draw:style-name="gr25" draw:text-style-name="P14" draw:layer="layout" svg:width="0.106cm" svg:height="0.106cm" svg:x="6.124cm" svg:y="8.522cm" svg:viewBox="0 0 107 107" svg:d="M54 107c14 0 27-6 37-16s16-23 16-37-6-29-16-39-23-15-37-15-28 5-39 15c-10 10-15 25-15 39s5 27 15 37c11 10 25 16 39 16z">
          <text:p/>
        </draw:path>
        <draw:path draw:style-name="gr25" draw:text-style-name="P14" draw:layer="layout" svg:width="0.106cm" svg:height="0.106cm" svg:x="6.369cm" svg:y="9.328cm" svg:viewBox="0 0 107 107" svg:d="M53 107c14 0 28-5 39-15 10-10 15-25 15-39s-5-27-15-37c-11-10-25-16-39-16s-27 6-37 16-16 23-16 37 6 29 16 39 23 15 37 15z">
          <text:p/>
        </draw:path>
        <draw:path draw:style-name="gr25" draw:text-style-name="P14" draw:layer="layout" svg:width="0.106cm" svg:height="0.106cm" svg:x="5.747cm" svg:y="8.871cm" svg:viewBox="0 0 107 107" svg:d="M53 107c14 0 29-6 39-15 10-10 15-24 15-38s-5-27-15-37-25-17-39-17-27 7-37 17-16 23-16 37 6 28 16 38c10 9 23 15 37 15z">
          <text:p/>
        </draw:path>
        <draw:path draw:style-name="gr25" draw:text-style-name="P14" draw:layer="layout" svg:width="0.106cm" svg:height="0.106cm" svg:x="6.558cm" svg:y="8.429cm" svg:viewBox="0 0 107 107" svg:d="M54 107c14 0 27-6 37-16s16-23 16-37-6-28-16-39c-10-10-23-15-37-15s-28 5-38 15c-9 11-16 25-16 39s7 27 16 37c10 10 24 16 38 16z">
          <text:p/>
        </draw:path>
        <draw:path draw:style-name="gr25" draw:text-style-name="P14" draw:layer="layout" svg:width="0.106cm" svg:height="0.106cm" svg:x="4.209cm" svg:y="8.252cm" svg:viewBox="0 0 107 107" svg:d="M54 107c14 0 28-6 38-17 10-10 15-23 15-37s-5-28-15-38-24-15-38-15c-15 0-28 5-38 15s-16 24-16 38 6 27 16 37c10 11 23 17 38 17z">
          <text:p/>
        </draw:path>
        <draw:path draw:style-name="gr25" draw:text-style-name="P14" draw:layer="layout" svg:width="0.106cm" svg:height="0.105cm" svg:x="7.601cm" svg:y="8.257cm" svg:viewBox="0 0 107 106" svg:d="M54 106c14 0 27-5 37-16 10-10 16-23 16-38 0-14-6-27-16-37s-23-15-37-15-28 5-38 15c-11 10-16 23-16 37 0 15 5 28 16 38 10 11 24 16 38 16z">
          <text:p/>
        </draw:path>
        <draw:path draw:style-name="gr25" draw:text-style-name="P14" draw:layer="layout" svg:width="0.106cm" svg:height="0.106cm" svg:x="4.497cm" svg:y="9.203cm" svg:viewBox="0 0 107 107" svg:d="M53 107c14 0 28-5 38-15 10-11 16-25 16-39s-6-27-16-37-24-16-38-16-28 6-37 16c-10 10-16 23-16 37s6 28 16 39c9 10 23 15 37 15z">
          <text:p/>
        </draw:path>
        <draw:path draw:style-name="gr25" draw:text-style-name="P14" draw:layer="layout" svg:width="0.106cm" svg:height="0.105cm" svg:x="4.835cm" svg:y="8.942cm" svg:viewBox="0 0 107 106" svg:d="M54 106c14 0 28-5 38-15s15-23 15-37c0-15-5-29-15-39s-24-15-38-15c-15 0-28 5-38 15s-16 24-16 39c0 14 6 27 16 37s23 15 38 15z">
          <text:p/>
        </draw:path>
        <draw:path draw:style-name="gr25" draw:text-style-name="P14" draw:layer="layout" svg:width="0.105cm" svg:height="0.105cm" svg:x="4.115cm" svg:y="8.505cm" svg:viewBox="0 0 106 106" svg:d="M54 106c14 0 27-5 37-15s15-24 15-39c0-14-5-27-15-37s-23-15-37-15c-15 0-29 5-39 15s-15 23-15 37c0 15 5 29 15 39s24 15 39 15z">
          <text:p/>
        </draw:path>
        <draw:path draw:style-name="gr25" draw:text-style-name="P14" draw:layer="layout" svg:width="0.106cm" svg:height="0.106cm" svg:x="5.119cm" svg:y="8.292cm" svg:viewBox="0 0 107 107" svg:d="M53 107c14 0 29-6 39-15 9-10 15-24 15-39 0-14-6-27-15-37-10-10-25-16-39-16s-27 6-37 16-16 23-16 37c0 15 6 29 16 39 10 9 23 15 37 15z">
          <text:p/>
        </draw:path>
        <draw:path draw:style-name="gr25" draw:text-style-name="P14" draw:layer="layout" svg:width="0.106cm" svg:height="0.106cm" svg:x="3.863cm" svg:y="8.764cm" svg:viewBox="0 0 107 107" svg:d="M53 107c14 0 28-6 38-16s16-23 16-37-6-28-16-38c-10-9-24-16-38-16s-28 7-38 16c-10 10-15 24-15 38s5 27 15 37 24 16 38 16z">
          <text:p/>
        </draw:path>
        <draw:path draw:style-name="gr25" draw:text-style-name="P14" draw:layer="layout" svg:width="0.106cm" svg:height="0.106cm" svg:x="4.019cm" svg:y="8.391cm" svg:viewBox="0 0 107 107" svg:d="M54 107c14 0 27-5 37-15s16-24 16-39c0-14-6-27-16-37s-23-16-37-16-28 6-39 16c-9 10-15 23-15 37 0 15 6 29 15 39 11 10 25 15 39 15z">
          <text:p/>
        </draw:path>
        <draw:path draw:style-name="gr25" draw:text-style-name="P14" draw:layer="layout" svg:width="0.105cm" svg:height="0.105cm" svg:x="5.873cm" svg:y="7.947cm" svg:viewBox="0 0 106 106" svg:d="M52 106c16 0 29-5 39-15 10-11 15-25 15-39s-5-27-15-37-23-15-39-15c-14 0-27 5-37 15s-15 23-15 37 5 28 15 39c10 10 23 15 37 15z">
          <text:p/>
        </draw:path>
        <draw:path draw:style-name="gr25" draw:text-style-name="P14" draw:layer="layout" svg:width="0.105cm" svg:height="0.106cm" svg:x="3.682cm" svg:y="8.77cm" svg:viewBox="0 0 106 107" svg:d="M54 107c14 0 27-7 37-16 10-10 15-24 15-38s-5-27-15-37-23-16-37-16c-16 0-29 6-39 16s-15 23-15 37 5 28 15 38c10 9 23 16 39 16z">
          <text:p/>
        </draw:path>
        <draw:path draw:style-name="gr25" draw:text-style-name="P14" draw:layer="layout" svg:width="0.105cm" svg:height="0.106cm" svg:x="4.773cm" svg:y="8.24cm" svg:viewBox="0 0 106 107" svg:d="M54 107c14 0 27-5 37-15s15-24 15-38-5-27-15-37-23-17-37-17-28 7-38 17-16 23-16 37 6 28 16 38 24 15 38 15z">
          <text:p/>
        </draw:path>
        <draw:path draw:style-name="gr25" draw:text-style-name="P14" draw:layer="layout" svg:width="0.106cm" svg:height="0.106cm" svg:x="4.484cm" svg:y="8.424cm" svg:viewBox="0 0 107 107" svg:d="M53 107c14 0 28-6 39-16 10-10 15-23 15-37s-5-29-15-38c-11-10-25-16-39-16s-27 6-37 16c-10 9-16 24-16 38s6 27 16 37 23 16 37 16z">
          <text:p/>
        </draw:path>
        <draw:path draw:style-name="gr25" draw:text-style-name="P14" draw:layer="layout" svg:width="0.106cm" svg:height="0.105cm" svg:x="6.635cm" svg:y="7.824cm" svg:viewBox="0 0 107 106" svg:d="M54 106c14 0 27-6 37-16s16-24 16-38-6-27-16-37-23-15-37-15-29 5-39 15-15 23-15 37 5 28 15 38 25 16 39 16z">
          <text:p/>
        </draw:path>
        <draw:path draw:style-name="gr25" draw:text-style-name="P14" draw:layer="layout" svg:width="0.106cm" svg:height="0.106cm" svg:x="5.059cm" svg:y="8.702cm" svg:viewBox="0 0 107 107" svg:d="M54 107c14 0 27-5 37-15s16-24 16-39c0-14-6-27-16-37s-23-16-37-16-29 6-38 16c-10 10-16 23-16 37 0 15 6 29 16 39 9 10 24 15 38 15z">
          <text:p/>
        </draw:path>
        <draw:path draw:style-name="gr25" draw:text-style-name="P14" draw:layer="layout" svg:width="0.106cm" svg:height="0.106cm" svg:x="6.269cm" svg:y="8.101cm" svg:viewBox="0 0 107 107" svg:d="M53 107c14 0 28-6 39-16 9-10 15-23 15-37s-6-29-15-39c-11-10-25-15-39-15s-27 5-37 15-16 25-16 39 6 27 16 37 23 16 37 16z">
          <text:p/>
        </draw:path>
        <draw:path draw:style-name="gr25" draw:text-style-name="P14" draw:layer="layout" svg:width="0.106cm" svg:height="0.105cm" svg:x="4.598cm" svg:y="7.819cm" svg:viewBox="0 0 107 106" svg:d="M53 106c14 0 28-5 38-15s16-23 16-37-6-28-16-38-24-16-38-16-28 6-37 16c-10 10-16 24-16 38s6 27 16 37c9 10 23 15 37 15z">
          <text:p/>
        </draw:path>
        <draw:path draw:style-name="gr25" draw:text-style-name="P14" draw:layer="layout" svg:width="0.106cm" svg:height="0.106cm" svg:x="4.858cm" svg:y="8.333cm" svg:viewBox="0 0 107 107" svg:d="M54 107c14 0 28-6 38-16s15-23 15-37-5-28-15-38-24-16-38-16-27 6-38 16c-10 10-16 24-16 38s6 27 16 37c11 10 24 16 38 16z">
          <text:p/>
        </draw:path>
        <draw:path draw:style-name="gr25" draw:text-style-name="P14" draw:layer="layout" svg:width="0.106cm" svg:height="0.106cm" svg:x="4.819cm" svg:y="8.961cm" svg:viewBox="0 0 107 107" svg:d="M53 107c15 0 29-6 39-16s15-23 15-37-5-28-15-39c-10-10-24-15-39-15-14 0-27 5-37 15-10 11-16 25-16 39s6 27 16 37 23 16 37 16z">
          <text:p/>
        </draw:path>
        <draw:path draw:style-name="gr25" draw:text-style-name="P14" draw:layer="layout" svg:width="0.106cm" svg:height="0.106cm" svg:x="7.164cm" svg:y="8.1cm" svg:viewBox="0 0 107 107" svg:d="M54 107c14 0 28-5 38-15s15-24 15-38-5-28-15-38-24-16-38-16-28 6-38 16-16 24-16 38 6 28 16 38 24 15 38 15z">
          <text:p/>
        </draw:path>
        <draw:path draw:style-name="gr25" draw:text-style-name="P14" draw:layer="layout" svg:width="0.106cm" svg:height="0.105cm" svg:x="3.171cm" svg:y="8.277cm" svg:viewBox="0 0 107 106" svg:d="M54 106c14 0 28-5 38-15s15-24 15-38-5-28-15-38-24-15-38-15-28 5-38 15-16 24-16 38 6 28 16 38 24 15 38 15z">
          <text:p/>
        </draw:path>
        <draw:path draw:style-name="gr25" draw:text-style-name="P14" draw:layer="layout" svg:width="0.106cm" svg:height="0.106cm" svg:x="3.471cm" svg:y="8.638cm" svg:viewBox="0 0 107 107" svg:d="M54 107c14 0 28-6 38-16s15-23 15-37-5-28-15-38-24-16-38-16c-15 0-28 6-38 16s-16 24-16 38 6 27 16 37 23 16 38 16z">
          <text:p/>
        </draw:path>
        <draw:path draw:style-name="gr25" draw:text-style-name="P14" draw:layer="layout" svg:width="0.106cm" svg:height="0.106cm" svg:x="5.558cm" svg:y="8.463cm" svg:viewBox="0 0 107 107" svg:d="M53 107c15 0 29-6 39-17 10-10 15-23 15-37s-5-28-15-38-24-15-39-15c-14 0-27 5-37 15s-16 24-16 38 6 27 16 37c10 11 23 17 37 17z">
          <text:p/>
        </draw:path>
        <draw:path draw:style-name="gr25" draw:text-style-name="P14" draw:layer="layout" svg:width="0.106cm" svg:height="0.106cm" svg:x="3.889cm" svg:y="8.026cm" svg:viewBox="0 0 107 107" svg:d="M54 107c14 0 27-6 37-16s16-23 16-37-6-28-16-37c-10-11-23-17-37-17-15 0-29 6-39 17-10 9-15 23-15 37s5 27 15 37 24 16 39 16z">
          <text:p/>
        </draw:path>
        <draw:path draw:style-name="gr25" draw:text-style-name="P14" draw:layer="layout" svg:width="0.106cm" svg:height="0.106cm" svg:x="2.845cm" svg:y="7.712cm" svg:viewBox="0 0 107 107" svg:d="M54 107c14 0 27-5 37-15s16-24 16-38-6-27-16-37-23-17-37-17c-15 0-29 7-39 17s-15 23-15 37 5 28 15 38 24 15 39 15z">
          <text:p/>
        </draw:path>
        <draw:path draw:style-name="gr25" draw:text-style-name="P14" draw:layer="layout" svg:width="0.105cm" svg:height="0.106cm" svg:x="4.774cm" svg:y="8.107cm" svg:viewBox="0 0 106 107" svg:d="M54 107c14 0 27-6 37-16 10-9 15-23 15-37s-5-28-15-38-23-16-37-16c-15 0-28 6-38 16s-16 24-16 38 6 28 16 37c10 10 23 16 38 16z">
          <text:p/>
        </draw:path>
        <draw:path draw:style-name="gr25" draw:text-style-name="P14" draw:layer="layout" svg:width="0.106cm" svg:height="0.106cm" svg:x="3.903cm" svg:y="8.004cm" svg:viewBox="0 0 107 107" svg:d="M54 107c14 0 27-6 37-15 10-10 16-24 16-38s-6-28-16-38-23-16-37-16-29 6-38 16c-10 10-16 24-16 38s6 28 16 38c9 9 24 15 38 15z">
          <text:p/>
        </draw:path>
        <draw:path draw:style-name="gr25" draw:text-style-name="P14" draw:layer="layout" svg:width="0.105cm" svg:height="0.106cm" svg:x="4.632cm" svg:y="7.634cm" svg:viewBox="0 0 106 107" svg:d="M54 107c14 0 27-5 37-15 10-11 15-25 15-39s-5-27-15-37-23-16-37-16c-16 0-29 6-39 16s-15 23-15 37 5 28 15 39c10 10 23 15 39 15z">
          <text:p/>
        </draw:path>
        <draw:path draw:style-name="gr25" draw:text-style-name="P14" draw:layer="layout" svg:width="0.106cm" svg:height="0.106cm" svg:x="4.815cm" svg:y="8.207cm" svg:viewBox="0 0 107 107" svg:d="M53 107c14 0 29-6 39-16 9-10 15-23 15-37s-6-29-15-39c-10-10-25-15-39-15s-27 5-37 15-16 25-16 39 6 27 16 37 23 16 37 16z">
          <text:p/>
        </draw:path>
        <draw:path draw:style-name="gr25" draw:text-style-name="P14" draw:layer="layout" svg:width="0.106cm" svg:height="0.106cm" svg:x="4.637cm" svg:y="7.449cm" svg:viewBox="0 0 107 107" svg:d="M54 107c14 0 27-6 37-16s16-23 16-38c0-14-6-27-16-37s-23-16-37-16-29 6-39 16-15 23-15 37c0 15 5 28 15 38s25 16 39 16z">
          <text:p/>
        </draw:path>
        <draw:path draw:style-name="gr25" draw:text-style-name="P14" draw:layer="layout" svg:width="0.105cm" svg:height="0.106cm" svg:x="4.668cm" svg:y="8.55cm" svg:viewBox="0 0 106 107" svg:d="M53 107c14 0 28-6 38-16 10-9 15-23 15-37s-5-27-15-37c-10-11-24-17-38-17s-27 6-37 17c-10 10-16 23-16 37s6 28 16 37c10 10 23 16 37 16z">
          <text:p/>
        </draw:path>
        <draw:path draw:style-name="gr25" draw:text-style-name="P14" draw:layer="layout" svg:width="0.106cm" svg:height="0.106cm" svg:x="6.052cm" svg:y="8.72cm" svg:viewBox="0 0 107 107" svg:d="M53 107c14 0 27-6 37-15 11-10 17-24 17-38 0-15-6-28-17-38-10-10-23-16-37-16s-28 6-38 16c-9 10-15 23-15 38 0 14 6 28 15 38 10 9 24 15 38 15z">
          <text:p/>
        </draw:path>
        <draw:path draw:style-name="gr25" draw:text-style-name="P14" draw:layer="layout" svg:width="0.106cm" svg:height="0.106cm" svg:x="7.579cm" svg:y="8.02cm" svg:viewBox="0 0 107 107" svg:d="M54 107c14 0 28-5 38-15s15-24 15-38-5-27-15-37c-10-11-24-17-38-17s-28 6-38 17c-10 10-16 23-16 37s6 28 16 38 24 15 38 15z">
          <text:p/>
        </draw:path>
        <draw:path draw:style-name="gr25" draw:text-style-name="P14" draw:layer="layout" svg:width="0.106cm" svg:height="0.106cm" svg:x="5.806cm" svg:y="7.272cm" svg:viewBox="0 0 107 107" svg:d="M54 107c14 0 27-6 37-16s16-23 16-37-6-29-16-39-23-15-37-15-28 5-39 15c-10 10-15 25-15 39s5 27 15 37c11 10 25 16 39 16z">
          <text:p/>
        </draw:path>
        <draw:path draw:style-name="gr25" draw:text-style-name="P14" draw:layer="layout" svg:width="0.106cm" svg:height="0.106cm" svg:x="4.742cm" svg:y="8.121cm" svg:viewBox="0 0 107 107" svg:d="M54 107c14 0 28-5 37-15 10-10 16-24 16-38s-6-27-16-38c-9-10-23-16-37-16s-28 6-38 16c-10 11-16 24-16 38s6 28 16 38 24 15 38 15z">
          <text:p/>
        </draw:path>
        <draw:path draw:style-name="gr25" draw:text-style-name="P14" draw:layer="layout" svg:width="0.107cm" svg:height="0.106cm" svg:x="5.092cm" svg:y="8.19cm" svg:viewBox="0 0 108 107" svg:d="M54 107c14 0 28-6 38-16s16-23 16-37c0-15-6-29-16-39s-24-15-38-15-27 5-37 15-17 24-17 39c0 14 7 27 17 37s23 16 37 16z">
          <text:p/>
        </draw:path>
        <draw:path draw:style-name="gr25" draw:text-style-name="P14" draw:layer="layout" svg:width="0.106cm" svg:height="0.106cm" svg:x="4.432cm" svg:y="7.891cm" svg:viewBox="0 0 107 107" svg:d="M54 107c14 0 27-5 37-15s16-24 16-38-6-28-16-38-23-16-37-16-29 6-39 16-15 24-15 38 5 28 15 38 25 15 39 15z">
          <text:p/>
        </draw:path>
        <draw:path draw:style-name="gr25" draw:text-style-name="P14" draw:layer="layout" svg:width="0.106cm" svg:height="0.105cm" svg:x="4.38cm" svg:y="8.443cm" svg:viewBox="0 0 107 106" svg:d="M53 106c14 0 28-5 39-15 10-10 15-23 15-38 0-14-5-27-15-37-11-11-25-16-39-16s-27 5-37 16c-10 10-16 23-16 37 0 15 6 28 16 38s23 15 37 15z">
          <text:p/>
        </draw:path>
        <draw:path draw:style-name="gr25" draw:text-style-name="P14" draw:layer="layout" svg:width="0.106cm" svg:height="0.106cm" svg:x="3.794cm" svg:y="8.443cm" svg:viewBox="0 0 107 107" svg:d="M54 107c14 0 27-6 37-16 10-9 16-23 16-37s-6-27-16-37c-10-11-23-17-37-17s-29 6-39 17c-10 10-15 23-15 37s5 28 15 37c10 10 25 16 39 16z">
          <text:p/>
        </draw:path>
        <draw:path draw:style-name="gr25" draw:text-style-name="P14" draw:layer="layout" svg:width="0.106cm" svg:height="0.106cm" svg:x="4.107cm" svg:y="8.558cm" svg:viewBox="0 0 107 107" svg:d="M54 107c14 0 28-7 37-17 10-10 16-23 16-37s-6-28-16-38c-9-10-23-15-37-15-15 0-28 5-38 15s-16 24-16 38 6 27 16 37 23 17 38 17z">
          <text:p/>
        </draw:path>
        <draw:path draw:style-name="gr25" draw:text-style-name="P14" draw:layer="layout" svg:width="0.106cm" svg:height="0.106cm" svg:x="5.998cm" svg:y="9.028cm" svg:viewBox="0 0 107 107" svg:d="M54 107c14 0 27-5 37-15s16-24 16-39c0-14-6-27-16-37s-23-16-37-16c-15 0-29 6-39 16s-15 23-15 37c0 15 5 29 15 39s24 15 39 15z">
          <text:p/>
        </draw:path>
        <draw:path draw:style-name="gr25" draw:text-style-name="P14" draw:layer="layout" svg:width="0.106cm" svg:height="0.106cm" svg:x="5.638cm" svg:y="8.496cm" svg:viewBox="0 0 107 107" svg:d="M53 107c14 0 28-6 39-16 9-10 15-23 15-38 0-14-6-28-15-38-11-10-25-15-39-15s-27 5-37 15-16 24-16 38c0 15 6 28 16 38s23 16 37 16z">
          <text:p/>
        </draw:path>
        <draw:path draw:style-name="gr25" draw:text-style-name="P14" draw:layer="layout" svg:width="0.106cm" svg:height="0.106cm" svg:x="5.535cm" svg:y="8.654cm" svg:viewBox="0 0 107 107" svg:d="M53 107c14 0 28-5 38-15s16-24 16-38-6-27-16-37c-10-11-24-17-38-17s-27 6-37 17c-10 10-16 23-16 37s6 28 16 38 23 15 37 15z">
          <text:p/>
        </draw:path>
        <draw:path draw:style-name="gr25" draw:text-style-name="P14" draw:layer="layout" svg:width="0.105cm" svg:height="0.106cm" svg:x="5.583cm" svg:y="9.395cm" svg:viewBox="0 0 106 107" svg:d="M54 107c14 0 27-5 37-15s15-24 15-38-5-27-15-37-23-17-37-17-29 7-39 17-15 23-15 37 5 28 15 38 25 15 39 15z">
          <text:p/>
        </draw:path>
        <draw:path draw:style-name="gr25" draw:text-style-name="P14" draw:layer="layout" svg:width="0.106cm" svg:height="0.106cm" svg:x="6.313cm" svg:y="9.677cm" svg:viewBox="0 0 107 107" svg:d="M54 107c14 0 27-6 37-16s16-23 16-37-6-29-16-39-23-15-37-15c-15 0-29 5-39 15s-15 25-15 39 5 27 15 37 24 16 39 16z">
          <text:p/>
        </draw:path>
        <draw:path draw:style-name="gr25" draw:text-style-name="P14" draw:layer="layout" svg:width="0.106cm" svg:height="0.106cm" svg:x="5.878cm" svg:y="9.236cm" svg:viewBox="0 0 107 107" svg:d="M53 107c15 0 29-5 39-15s15-24 15-39c0-14-5-27-15-37s-24-16-39-16c-14 0-27 6-37 16s-16 23-16 37c0 15 6 29 16 39s23 15 37 15z">
          <text:p/>
        </draw:path>
        <draw:path draw:style-name="gr25" draw:text-style-name="P14" draw:layer="layout" svg:width="0.106cm" svg:height="0.105cm" svg:x="5.954cm" svg:y="9.82cm" svg:viewBox="0 0 107 106" svg:d="M53 106c14 0 27-6 38-16 10-10 16-23 16-38 0-14-6-27-16-37-11-10-24-15-38-15s-27 5-37 15-16 23-16 37c0 15 6 28 16 38s23 16 37 16z">
          <text:p/>
        </draw:path>
        <draw:path draw:style-name="gr25" draw:text-style-name="P14" draw:layer="layout" svg:width="0.106cm" svg:height="0.106cm" svg:x="4.347cm" svg:y="9.392cm" svg:viewBox="0 0 107 107" svg:d="M54 107c14 0 27-6 37-16s16-23 16-37-6-28-16-37c-10-10-23-17-37-17s-28 7-37 17c-11 9-17 23-17 37s6 27 17 37c9 10 23 16 37 16z">
          <text:p/>
        </draw:path>
        <draw:path draw:style-name="gr25" draw:text-style-name="P14" draw:layer="layout" svg:width="0.106cm" svg:height="0.106cm" svg:x="5.464cm" svg:y="8.933cm" svg:viewBox="0 0 107 107" svg:d="M54 107c14 0 28-6 38-16s15-23 15-37c0-15-5-29-15-39-10-9-24-15-38-15-15 0-28 6-38 15-10 10-16 24-16 39 0 14 6 27 16 37s23 16 38 16z">
          <text:p/>
        </draw:path>
        <draw:path draw:style-name="gr25" draw:text-style-name="P14" draw:layer="layout" svg:width="0.105cm" svg:height="0.106cm" svg:x="8.219cm" svg:y="8.837cm" svg:viewBox="0 0 106 107" svg:d="M54 107c14 0 27-6 37-16s15-23 15-37-5-29-15-39-23-15-37-15-28 5-39 15c-10 10-15 25-15 39s5 27 15 37c11 10 25 16 39 16z">
          <text:p/>
        </draw:path>
        <draw:path draw:style-name="gr25" draw:text-style-name="P14" draw:layer="layout" svg:width="0.106cm" svg:height="0.106cm" svg:x="4.813cm" svg:y="9.173cm" svg:viewBox="0 0 107 107" svg:d="M53 107c14 0 29-6 39-16s15-23 15-37-5-28-15-38c-10-11-25-16-39-16s-27 5-37 16c-10 10-16 24-16 38s6 27 16 37 23 16 37 16z">
          <text:p/>
        </draw:path>
        <draw:path draw:style-name="gr25" draw:text-style-name="P14" draw:layer="layout" svg:width="0.106cm" svg:height="0.106cm" svg:x="5.371cm" svg:y="8.788cm" svg:viewBox="0 0 107 107" svg:d="M54 107c14 0 27-6 37-16 10-11 16-24 16-38s-6-28-16-38c-10-9-23-15-37-15s-29 6-39 15c-10 10-15 24-15 38s5 27 15 38c10 10 25 16 39 16z">
          <text:p/>
        </draw:path>
        <draw:path draw:style-name="gr25" draw:text-style-name="P14" draw:layer="layout" svg:width="0.106cm" svg:height="0.106cm" svg:x="4.25cm" svg:y="9.685cm" svg:viewBox="0 0 107 107" svg:d="M54 107c14 0 28-5 38-15s15-24 15-38-5-28-15-38-24-16-38-16-27 6-37 16-17 24-17 38 7 28 17 38 23 15 37 15z">
          <text:p/>
        </draw:path>
        <draw:path draw:style-name="gr25" draw:text-style-name="P14" draw:layer="layout" svg:width="0.106cm" svg:height="0.106cm" svg:x="4.52cm" svg:y="9.653cm" svg:viewBox="0 0 107 107" svg:d="M54 107c14 0 28-6 38-16 9-10 15-23 15-38 0-14-6-28-15-38-10-9-24-15-38-15-15 0-28 6-38 15-10 10-16 24-16 38 0 15 6 28 16 38s23 16 38 16z">
          <text:p/>
        </draw:path>
        <draw:path draw:style-name="gr25" draw:text-style-name="P14" draw:layer="layout" svg:width="0.105cm" svg:height="0.106cm" svg:x="5.398cm" svg:y="8.192cm" svg:viewBox="0 0 106 107" svg:d="M54 107c14 0 27-6 37-15 10-10 15-24 15-38 0-15-5-28-15-38s-23-16-37-16-28 6-38 16c-11 10-16 23-16 38 0 14 5 28 16 38 10 9 24 15 38 15z">
          <text:p/>
        </draw:path>
        <draw:path draw:style-name="gr25" draw:text-style-name="P14" draw:layer="layout" svg:width="0.106cm" svg:height="0.106cm" svg:x="4.801cm" svg:y="9.199cm" svg:viewBox="0 0 107 107" svg:d="M53 107c14 0 27-6 38-17 10-9 16-23 16-37s-6-27-16-37c-11-10-24-16-38-16s-28 6-38 16-15 23-15 37 5 28 15 37c10 11 24 17 38 17z">
          <text:p/>
        </draw:path>
        <draw:path draw:style-name="gr25" draw:text-style-name="P14" draw:layer="layout" svg:width="0.106cm" svg:height="0.105cm" svg:x="3.876cm" svg:y="8.866cm" svg:viewBox="0 0 107 106" svg:d="M53 106c15 0 29-5 39-15s15-24 15-38-5-27-15-37c-10-11-24-16-39-16-14 0-27 5-37 16-10 10-16 23-16 37s6 28 16 38 23 15 37 15z">
          <text:p/>
        </draw:path>
        <draw:path draw:style-name="gr25" draw:text-style-name="P14" draw:layer="layout" svg:width="0.106cm" svg:height="0.106cm" svg:x="4.216cm" svg:y="8.83cm" svg:viewBox="0 0 107 107" svg:d="M54 107c14 0 27-6 37-15 10-10 16-24 16-38 0-15-6-28-16-38s-23-16-37-16-29 6-39 16-15 23-15 38c0 14 5 28 15 38 10 9 25 15 39 15z">
          <text:p/>
        </draw:path>
        <draw:path draw:style-name="gr25" draw:text-style-name="P14" draw:layer="layout" svg:width="0.106cm" svg:height="0.106cm" svg:x="5.589cm" svg:y="9.468cm" svg:viewBox="0 0 107 107" svg:d="M54 107c14 0 27-5 37-15s16-24 16-38-6-28-16-38-23-16-37-16-29 6-39 16c-9 10-15 24-15 38s6 28 15 38c10 10 25 15 39 15z">
          <text:p/>
        </draw:path>
        <draw:path draw:style-name="gr25" draw:text-style-name="P14" draw:layer="layout" svg:width="0.106cm" svg:height="0.106cm" svg:x="4.352cm" svg:y="9.475cm" svg:viewBox="0 0 107 107" svg:d="M54 107c14 0 27-6 37-16s16-23 16-37-6-29-16-39c-10-9-23-15-37-15s-28 6-38 15c-11 10-16 25-16 39s5 27 16 37c10 10 24 16 38 16z">
          <text:p/>
        </draw:path>
        <draw:path draw:style-name="gr25" draw:text-style-name="P14" draw:layer="layout" svg:width="0.106cm" svg:height="0.106cm" svg:x="5.064cm" svg:y="8.703cm" svg:viewBox="0 0 107 107" svg:d="M54 107c14 0 28-6 38-16 10-9 15-23 15-38 0-14-5-27-15-37s-24-16-38-16-28 6-38 16-16 23-16 37c0 15 6 29 16 38 10 10 24 16 38 16z">
          <text:p/>
        </draw:path>
        <draw:path draw:style-name="gr25" draw:text-style-name="P14" draw:layer="layout" svg:width="0.106cm" svg:height="0.106cm" svg:x="5.622cm" svg:y="8.528cm" svg:viewBox="0 0 107 107" svg:d="M53 107c14 0 27-5 37-15s17-24 17-38-7-28-17-38-23-16-37-16-28 6-38 16-15 24-15 38 5 28 15 38 24 15 38 15z">
          <text:p/>
        </draw:path>
        <draw:path draw:style-name="gr25" draw:text-style-name="P14" draw:layer="layout" svg:width="0.105cm" svg:height="0.106cm" svg:x="3.824cm" svg:y="9.137cm" svg:viewBox="0 0 106 107" svg:d="M53 107c14 0 28-6 38-16s15-23 15-37c0-15-5-29-15-38-10-10-24-16-38-16s-27 6-37 16c-11 9-16 23-16 38 0 14 5 27 16 37 10 10 23 16 37 16z">
          <text:p/>
        </draw:path>
        <draw:path draw:style-name="gr25" draw:text-style-name="P14" draw:layer="layout" svg:width="0.106cm" svg:height="0.106cm" svg:x="6.536cm" svg:y="9.072cm" svg:viewBox="0 0 107 107" svg:d="M54 107c14 0 27-6 37-15 10-10 16-24 16-38s-6-27-16-37c-10-11-23-17-37-17s-29 6-39 17c-9 10-15 23-15 37s6 28 15 38c10 9 25 15 39 15z">
          <text:p/>
        </draw:path>
        <draw:path draw:style-name="gr25" draw:text-style-name="P14" draw:layer="layout" svg:width="0.106cm" svg:height="0.106cm" svg:x="3.928cm" svg:y="8.378cm" svg:viewBox="0 0 107 107" svg:d="M54 107c14 0 28-6 37-16 10-10 16-24 16-38s-6-28-16-38c-9-10-23-15-37-15s-27 5-37 15c-11 10-17 24-17 38s6 28 17 38c10 10 23 16 37 16z">
          <text:p/>
        </draw:path>
        <draw:path draw:style-name="gr25" draw:text-style-name="P14" draw:layer="layout" svg:width="0.106cm" svg:height="0.106cm" svg:x="4.153cm" svg:y="9.033cm" svg:viewBox="0 0 107 107" svg:d="M53 107c14 0 27-6 37-16 11-9 17-23 17-37 0-15-6-28-17-38-10-10-23-16-37-16s-28 6-38 16-15 23-15 38c0 14 5 28 15 37 10 10 24 16 38 16z">
          <text:p/>
        </draw:path>
        <draw:path draw:style-name="gr25" draw:text-style-name="P14" draw:layer="layout" svg:width="0.106cm" svg:height="0.106cm" svg:x="7.219cm" svg:y="9.242cm" svg:viewBox="0 0 107 107" svg:d="M53 107c14 0 28-6 38-15 10-10 16-24 16-38 0-15-6-28-16-38s-24-16-38-16-28 6-38 16c-9 10-15 23-15 38 0 14 6 28 15 38 10 9 24 15 38 15z">
          <text:p/>
        </draw:path>
        <draw:path draw:style-name="gr25" draw:text-style-name="P14" draw:layer="layout" svg:width="0.106cm" svg:height="0.105cm" svg:x="4.98cm" svg:y="9.196cm" svg:viewBox="0 0 107 106" svg:d="M54 106c14 0 27-5 37-16 10-10 16-23 16-37s-6-28-16-38-23-15-37-15-27 5-37 15c-11 10-17 24-17 38s6 27 17 37c10 11 23 16 37 16z">
          <text:p/>
        </draw:path>
        <draw:path draw:style-name="gr25" draw:text-style-name="P14" draw:layer="layout" svg:width="0.106cm" svg:height="0.106cm" svg:x="4.507cm" svg:y="8.723cm" svg:viewBox="0 0 107 107" svg:d="M53 107c15 0 28-6 38-16s16-23 16-37c0-15-6-28-16-38s-23-16-38-16c-14 0-28 6-37 16-10 10-16 23-16 38 0 14 6 27 16 37 9 10 23 16 37 16z">
          <text:p/>
        </draw:path>
        <draw:path draw:style-name="gr25" draw:text-style-name="P14" draw:layer="layout" svg:width="0.105cm" svg:height="0.105cm" svg:x="3.786cm" svg:y="9.699cm" svg:viewBox="0 0 106 106" svg:d="M53 106c14 0 28-5 38-15s15-24 15-38-5-27-15-37c-10-11-24-16-38-16-15 0-28 5-38 16-10 10-15 23-15 37s5 28 15 38 23 15 38 15z">
          <text:p/>
        </draw:path>
        <draw:path draw:style-name="gr25" draw:text-style-name="P14" draw:layer="layout" svg:width="0.106cm" svg:height="0.106cm" svg:x="5.73cm" svg:y="9.35cm" svg:viewBox="0 0 107 107" svg:d="M53 107c14 0 28-6 38-16s16-23 16-37c0-15-6-29-16-39s-24-15-38-15-27 5-37 15-16 24-16 39c0 14 6 27 16 37s23 16 37 16z">
          <text:p/>
        </draw:path>
        <draw:path draw:style-name="gr25" draw:text-style-name="P14" draw:layer="layout" svg:width="0.106cm" svg:height="0.106cm" svg:x="4.736cm" svg:y="9.278cm" svg:viewBox="0 0 107 107" svg:d="M54 107c14 0 28-6 37-16 10-10 16-23 16-37s-6-28-16-37c-9-11-23-17-37-17-15 0-28 6-38 17-10 9-16 23-16 37s6 27 16 37 23 16 38 16z">
          <text:p/>
        </draw:path>
        <draw:path draw:style-name="gr25" draw:text-style-name="P14" draw:layer="layout" svg:width="0.106cm" svg:height="0.105cm" svg:x="4.74cm" svg:y="9.274cm" svg:viewBox="0 0 107 106" svg:d="M54 106c14 0 28-5 38-15 9-10 15-23 15-38 0-14-6-27-15-38-10-10-24-15-38-15s-28 5-38 15c-10 11-16 24-16 38 0 15 6 28 16 38s24 15 38 15z">
          <text:p/>
        </draw:path>
        <draw:path draw:style-name="gr26" draw:text-style-name="P14" draw:layer="layout" svg:width="0.105cm" svg:height="0.106cm" svg:x="4.062cm" svg:y="9.233cm" svg:viewBox="0 0 106 107" svg:d="M52 107c14 0 28-5 39-15 10-10 15-24 15-39 0-14-5-27-15-37-11-10-25-16-39-16s-27 6-37 16-15 23-15 37c0 15 5 29 15 39s23 15 37 15z">
          <text:p/>
        </draw:path>
        <draw:path draw:style-name="gr27" draw:text-style-name="P4" draw:layer="layout" svg:width="0.105cm" svg:height="0.106cm" svg:x="4.062cm" svg:y="9.233cm" svg:viewBox="0 0 106 107" svg:d="M52 107c14 0 28-5 39-15 10-10 15-24 15-39 0-14-5-27-15-37-11-10-25-16-39-16s-27 6-37 16-15 23-15 37c0 15 5 29 15 39s23 15 37 15z">
          <text:p/>
        </draw:path>
        <draw:path draw:style-name="gr25" draw:text-style-name="P14" draw:layer="layout" svg:width="0.106cm" svg:height="0.106cm" svg:x="5.453cm" svg:y="8.761cm" svg:viewBox="0 0 107 107" svg:d="M53 107c15 0 29-6 39-15 10-10 15-24 15-38s-5-27-15-37c-10-11-24-17-39-17-14 0-27 6-37 17-10 10-16 23-16 37s6 28 16 38c10 9 23 15 37 15z">
          <text:p/>
        </draw:path>
        <draw:path draw:style-name="gr25" draw:text-style-name="P14" draw:layer="layout" svg:width="0.106cm" svg:height="0.106cm" svg:x="3.667cm" svg:y="8.829cm" svg:viewBox="0 0 107 107" svg:d="M53 107c15 0 28-6 38-16 10-9 16-23 16-37 0-15-6-28-16-38s-23-16-38-16c-14 0-28 6-38 16s-15 23-15 38c0 14 5 28 15 37 10 10 24 16 38 16z">
          <text:p/>
        </draw:path>
        <draw:path draw:style-name="gr25" draw:text-style-name="P14" draw:layer="layout" svg:width="0.106cm" svg:height="0.106cm" svg:x="4.137cm" svg:y="8.783cm" svg:viewBox="0 0 107 107" svg:d="M54 107c14 0 27-6 37-16 10-11 16-24 16-38s-6-27-16-37-23-16-37-16-28 6-38 16-16 23-16 37 6 27 16 38c10 10 24 16 38 16z">
          <text:p/>
        </draw:path>
        <draw:path draw:style-name="gr25" draw:text-style-name="P14" draw:layer="layout" svg:width="0.105cm" svg:height="0.106cm" svg:x="4.268cm" svg:y="9.657cm" svg:viewBox="0 0 106 107" svg:d="M52 107c14 0 28-6 39-16 10-10 15-23 15-38 0-14-5-28-15-38-11-9-25-15-39-15s-27 6-37 15c-10 10-15 24-15 38 0 15 5 28 15 38s23 16 37 16z">
          <text:p/>
        </draw:path>
        <draw:path draw:style-name="gr25" draw:text-style-name="P14" draw:layer="layout" svg:width="0.106cm" svg:height="0.106cm" svg:x="3.898cm" svg:y="9.309cm" svg:viewBox="0 0 107 107" svg:d="M54 107c14 0 27-6 37-16 10-11 16-24 16-38s-6-27-16-37-23-16-37-16c-15 0-29 6-39 16-9 10-15 23-15 37s6 27 15 38c10 10 24 16 39 16z">
          <text:p/>
        </draw:path>
        <draw:path draw:style-name="gr25" draw:text-style-name="P14" draw:layer="layout" svg:width="0.106cm" svg:height="0.106cm" svg:x="4.187cm" svg:y="8.363cm" svg:viewBox="0 0 107 107" svg:d="M53 107c15 0 29-6 39-16 10-11 15-24 15-38s-5-28-15-38-24-15-39-15c-14 0-27 5-37 15s-16 24-16 38 6 27 16 38c10 10 23 16 37 16z">
          <text:p/>
        </draw:path>
        <draw:path draw:style-name="gr25" draw:text-style-name="P14" draw:layer="layout" svg:width="0.106cm" svg:height="0.106cm" svg:x="4.632cm" svg:y="8.869cm" svg:viewBox="0 0 107 107" svg:d="M54 107c14 0 27-6 37-16s16-23 16-37-6-28-16-38-23-16-37-16c-15 0-29 6-38 16-10 10-16 24-16 38s6 27 16 37c9 10 23 16 38 16z">
          <text:p/>
        </draw:path>
        <draw:path draw:style-name="gr25" draw:text-style-name="P14" draw:layer="layout" svg:width="0.107cm" svg:height="0.106cm" svg:x="5.827cm" svg:y="8.614cm" svg:viewBox="0 0 108 107" svg:d="M54 107c14 0 28-6 37-16 10-10 17-23 17-37 0-15-7-29-17-39-9-9-23-15-37-15s-27 6-37 15c-10 10-17 24-17 39 0 14 7 27 17 37s23 16 37 16z">
          <text:p/>
        </draw:path>
        <draw:path draw:style-name="gr25" draw:text-style-name="P14" draw:layer="layout" svg:width="0.106cm" svg:height="0.106cm" svg:x="7.237cm" svg:y="8.775cm" svg:viewBox="0 0 107 107" svg:d="M53 107c15 0 29-6 38-17 10-10 16-23 16-37s-6-28-16-38c-9-10-23-15-38-15-14 0-27 5-37 15s-16 24-16 38 6 27 16 37c10 11 23 17 37 17z">
          <text:p/>
        </draw:path>
        <draw:path draw:style-name="gr25" draw:text-style-name="P14" draw:layer="layout" svg:width="0.106cm" svg:height="0.105cm" svg:x="4.938cm" svg:y="9.006cm" svg:viewBox="0 0 107 106" svg:d="M54 106c14 0 28-5 38-15s15-24 15-38c0-15-5-28-15-38s-24-15-38-15c-15 0-28 5-38 15s-16 23-16 38c0 14 6 28 16 38s23 15 38 15z">
          <text:p/>
        </draw:path>
        <draw:path draw:style-name="gr25" draw:text-style-name="P14" draw:layer="layout" svg:width="0.106cm" svg:height="0.106cm" svg:x="6.212cm" svg:y="8.635cm" svg:viewBox="0 0 107 107" svg:d="M54 107c14 0 28-6 38-16s15-23 15-37-5-29-15-39-24-15-38-15-28 5-38 15-16 25-16 39 6 27 16 37 24 16 38 16z">
          <text:p/>
        </draw:path>
        <draw:path draw:style-name="gr25" draw:text-style-name="P14" draw:layer="layout" svg:width="0.106cm" svg:height="0.106cm" svg:x="4.736cm" svg:y="9.125cm" svg:viewBox="0 0 107 107" svg:d="M54 107c14 0 27-5 37-15s16-24 16-39c0-14-6-27-16-37s-23-16-37-16c-15 0-29 6-39 16s-15 23-15 37c0 15 5 29 15 39s24 15 39 15z">
          <text:p/>
        </draw:path>
        <draw:path draw:style-name="gr25" draw:text-style-name="P14" draw:layer="layout" svg:width="0.106cm" svg:height="0.106cm" svg:x="4.938cm" svg:y="8.041cm" svg:viewBox="0 0 107 107" svg:d="M54 107c14 0 27-6 37-17 10-9 16-23 16-37s-6-27-16-37-23-16-37-16c-15 0-29 6-39 16-9 10-15 23-15 37s6 28 15 37c10 11 24 17 39 17z">
          <text:p/>
        </draw:path>
        <draw:path draw:style-name="gr25" draw:text-style-name="P14" draw:layer="layout" svg:width="0.106cm" svg:height="0.106cm" svg:x="6.235cm" svg:y="9.049cm" svg:viewBox="0 0 107 107" svg:d="M54 107c14 0 27-6 37-16s16-23 16-37-6-29-16-39c-10-9-23-15-37-15s-28 6-38 15c-10 10-16 25-16 39s6 27 16 37 24 16 38 16z">
          <text:p/>
        </draw:path>
        <draw:path draw:style-name="gr25" draw:text-style-name="P14" draw:layer="layout" svg:width="0.106cm" svg:height="0.106cm" svg:x="4.587cm" svg:y="8.868cm" svg:viewBox="0 0 107 107" svg:d="M53 107c14 0 27-6 38-16 10-10 16-23 16-37s-6-28-16-38c-11-9-24-16-38-16s-28 7-38 16c-10 10-15 24-15 38s5 27 15 37 24 16 38 16z">
          <text:p/>
        </draw:path>
        <draw:path draw:style-name="gr26" draw:text-style-name="P14" draw:layer="layout" svg:width="0.106cm" svg:height="0.106cm" svg:x="7.51cm" svg:y="9.074cm" svg:viewBox="0 0 107 107" svg:d="M53 107c14 0 27-6 37-16s17-23 17-37-7-28-17-38-23-16-37-16-28 6-38 16c-9 10-15 24-15 38s6 27 15 37c10 10 24 16 38 16z">
          <text:p/>
        </draw:path>
        <draw:path draw:style-name="gr27" draw:text-style-name="P4" draw:layer="layout" svg:width="0.106cm" svg:height="0.106cm" svg:x="7.51cm" svg:y="9.074cm" svg:viewBox="0 0 107 107" svg:d="M53 107c14 0 27-6 37-16s17-23 17-37-7-28-17-38-23-16-37-16-28 6-38 16c-9 10-15 24-15 38s6 27 15 37c10 10 24 16 38 16z">
          <text:p/>
        </draw:path>
        <draw:path draw:style-name="gr25" draw:text-style-name="P14" draw:layer="layout" svg:width="0.106cm" svg:height="0.105cm" svg:x="6.635cm" svg:y="8.304cm" svg:viewBox="0 0 107 106" svg:d="M54 106c14 0 28-5 38-15s15-23 15-38-5-28-15-38-24-15-38-15-28 5-38 15-16 23-16 38 6 28 16 38 24 15 38 15z">
          <text:p/>
        </draw:path>
        <draw:path draw:style-name="gr25" draw:text-style-name="P14" draw:layer="layout" svg:width="0.106cm" svg:height="0.106cm" svg:x="4.728cm" svg:y="8.202cm" svg:viewBox="0 0 107 107" svg:d="M54 107c14 0 27-5 37-15s16-24 16-38c0-15-6-28-16-38s-23-16-37-16c-15 0-29 6-39 16s-15 23-15 38c0 14 5 28 15 38s24 15 39 15z">
          <text:p/>
        </draw:path>
        <draw:path draw:style-name="gr25" draw:text-style-name="P14" draw:layer="layout" svg:width="0.106cm" svg:height="0.106cm" svg:x="5.73cm" svg:y="9.101cm" svg:viewBox="0 0 107 107" svg:d="M53 107c14 0 28-6 38-16 11-11 16-24 16-38s-5-28-16-37c-10-10-24-16-38-16s-27 6-37 16c-10 9-16 23-16 37s6 27 16 38c10 10 23 16 37 16z">
          <text:p/>
        </draw:path>
        <draw:path draw:style-name="gr25" draw:text-style-name="P14" draw:layer="layout" svg:width="0.105cm" svg:height="0.106cm" svg:x="5.939cm" svg:y="8.542cm" svg:viewBox="0 0 106 107" svg:d="M52 107c15 0 28-6 38-16 11-9 16-23 16-37s-5-27-16-37c-10-11-23-17-38-17-14 0-27 6-37 17-10 10-15 23-15 37s5 28 15 37c10 10 23 16 37 16z">
          <text:p/>
        </draw:path>
        <draw:path draw:style-name="gr25" draw:text-style-name="P14" draw:layer="layout" svg:width="0.106cm" svg:height="0.106cm" svg:x="4.553cm" svg:y="9.458cm" svg:viewBox="0 0 107 107" svg:d="M54 107c14 0 28-5 38-15 9-10 15-24 15-38 0-15-6-28-15-38-10-10-24-16-38-16s-27 6-37 16c-11 10-17 23-17 38 0 14 6 28 17 38 10 10 23 15 37 15z">
          <text:p/>
        </draw:path>
        <draw:path draw:style-name="gr25" draw:text-style-name="P14" draw:layer="layout" svg:width="0.105cm" svg:height="0.106cm" svg:x="4.907cm" svg:y="9.379cm" svg:viewBox="0 0 106 107" svg:d="M52 107c15 0 28-6 39-16 10-10 15-23 15-37s-5-28-15-39c-11-10-24-15-39-15-14 0-27 5-37 15-10 11-15 25-15 39s5 27 15 37 23 16 37 16z">
          <text:p/>
        </draw:path>
        <draw:path draw:style-name="gr25" draw:text-style-name="P14" draw:layer="layout" svg:width="0.105cm" svg:height="0.106cm" svg:x="4.773cm" svg:y="9.188cm" svg:viewBox="0 0 106 107" svg:d="M53 107c15 0 28-7 38-17s15-23 15-37-5-28-15-38c-10-9-23-15-38-15-14 0-27 6-37 15-10 10-16 24-16 38s6 27 16 37 23 17 37 17z">
          <text:p/>
        </draw:path>
        <draw:path draw:style-name="gr25" draw:text-style-name="P14" draw:layer="layout" svg:width="0.106cm" svg:height="0.106cm" svg:x="7.051cm" svg:y="8.951cm" svg:viewBox="0 0 107 107" svg:d="M54 107c14 0 27-6 37-15 10-10 16-24 16-38s-6-28-16-38-23-16-37-16-29 6-39 16-15 24-15 38 5 28 15 38c10 9 25 15 39 15z">
          <text:p/>
        </draw:path>
        <draw:path draw:style-name="gr25" draw:text-style-name="P14" draw:layer="layout" svg:width="0.105cm" svg:height="0.106cm" svg:x="6.661cm" svg:y="9.252cm" svg:viewBox="0 0 106 107" svg:d="M53 107c14 0 28-5 38-15s15-24 15-38c0-15-5-28-15-38s-24-16-38-16-27 6-37 16c-11 10-16 23-16 38 0 14 5 28 16 38 10 10 23 15 37 15z">
          <text:p/>
        </draw:path>
        <draw:path draw:style-name="gr25" draw:text-style-name="P14" draw:layer="layout" svg:width="0.106cm" svg:height="0.105cm" svg:x="4.25cm" svg:y="9.341cm" svg:viewBox="0 0 107 106" svg:d="M54 106c14 0 28-5 38-15s15-23 15-38-5-28-15-38-24-15-38-15-27 5-37 15-17 23-17 38 7 28 17 38 23 15 37 15z">
          <text:p/>
        </draw:path>
        <draw:path draw:style-name="gr25" draw:text-style-name="P14" draw:layer="layout" svg:width="0.106cm" svg:height="0.106cm" svg:x="6.341cm" svg:y="9.151cm" svg:viewBox="0 0 107 107" svg:d="M54 107c14 0 28-5 38-15s15-24 15-38-5-28-15-38-24-16-38-16-27 6-37 16c-11 10-17 24-17 38s6 28 17 38c10 10 23 15 37 15z">
          <text:p/>
        </draw:path>
        <draw:path draw:style-name="gr25" draw:text-style-name="P14" draw:layer="layout" svg:width="0.106cm" svg:height="0.106cm" svg:x="4.727cm" svg:y="9.11cm" svg:viewBox="0 0 107 107" svg:d="M54 107c14 0 27-6 37-16s16-24 16-38-6-28-16-38c-10-9-23-15-37-15-15 0-29 6-39 15-10 10-15 24-15 38s5 28 15 38 24 16 39 16z">
          <text:p/>
        </draw:path>
        <draw:path draw:style-name="gr25" draw:text-style-name="P14" draw:layer="layout" svg:width="0.106cm" svg:height="0.106cm" svg:x="5.105cm" svg:y="8.509cm" svg:viewBox="0 0 107 107" svg:d="M53 107c14 0 28-6 38-16 11-10 16-23 16-37 0-15-5-29-16-39-10-10-24-15-38-15s-27 5-37 15-16 24-16 39c0 14 6 27 16 37s23 16 37 16z">
          <text:p/>
        </draw:path>
        <draw:path draw:style-name="gr25" draw:text-style-name="P14" draw:layer="layout" svg:width="0.106cm" svg:height="0.106cm" svg:x="5.149cm" svg:y="8.961cm" svg:viewBox="0 0 107 107" svg:d="M54 107c14 0 27-6 37-16s16-23 16-37-6-28-16-38-23-16-37-16c-15 0-29 6-39 16s-15 24-15 38 5 27 15 37 24 16 39 16z">
          <text:p/>
        </draw:path>
        <draw:path draw:style-name="gr25" draw:text-style-name="P14" draw:layer="layout" svg:width="0.105cm" svg:height="0.105cm" svg:x="6.776cm" svg:y="8.657cm" svg:viewBox="0 0 106 106" svg:d="M52 106c14 0 28-5 38-15s16-23 16-37c0-15-6-28-16-38-10-11-24-16-38-16s-27 5-37 16c-10 10-15 23-15 38 0 14 5 27 15 37s23 15 37 15z">
          <text:p/>
        </draw:path>
        <draw:path draw:style-name="gr25" draw:text-style-name="P14" draw:layer="layout" svg:width="0.106cm" svg:height="0.106cm" svg:x="4.995cm" svg:y="10.01cm" svg:viewBox="0 0 107 107" svg:d="M53 107c14 0 27-6 37-16 11-10 17-23 17-37s-6-28-17-38c-10-10-23-16-37-16s-28 6-38 16-15 24-15 38 5 27 15 37 24 16 38 16z">
          <text:p/>
        </draw:path>
        <draw:path draw:style-name="gr25" draw:text-style-name="P14" draw:layer="layout" svg:width="0.106cm" svg:height="0.105cm" svg:x="4.08cm" svg:y="9.128cm" svg:viewBox="0 0 107 106" svg:d="M53 106c14 0 29-5 39-15 9-10 15-23 15-39 0-14-6-27-15-37-10-10-25-15-39-15s-27 5-37 15-16 23-16 37c0 16 6 29 16 39s23 15 37 15z">
          <text:p/>
        </draw:path>
        <draw:path draw:style-name="gr25" draw:text-style-name="P14" draw:layer="layout" svg:width="0.106cm" svg:height="0.106cm" svg:x="4.397cm" svg:y="9.016cm" svg:viewBox="0 0 107 107" svg:d="M53 107c15 0 28-6 38-16s16-23 16-38c0-14-6-28-16-38s-23-15-38-15c-14 0-28 5-37 15-10 10-16 24-16 38 0 15 6 28 16 38 9 10 23 16 37 16z">
          <text:p/>
        </draw:path>
        <draw:path draw:style-name="gr25" draw:text-style-name="P14" draw:layer="layout" svg:width="0.106cm" svg:height="0.106cm" svg:x="5.807cm" svg:y="9.176cm" svg:viewBox="0 0 107 107" svg:d="M54 107c14 0 28-5 38-15s15-24 15-38-5-27-15-37c-10-11-24-17-38-17s-27 6-38 17c-10 10-16 23-16 37s6 28 16 38c11 10 24 15 38 15z">
          <text:p/>
        </draw:path>
        <draw:path draw:style-name="gr25" draw:text-style-name="P14" draw:layer="layout" svg:width="0.105cm" svg:height="0.106cm" svg:x="5.238cm" svg:y="9.672cm" svg:viewBox="0 0 106 107" svg:d="M52 107c16 0 29-5 39-15s15-24 15-38c0-15-5-28-15-38s-23-16-39-16c-14 0-27 6-37 16s-15 23-15 38c0 14 5 28 15 38s23 15 37 15z">
          <text:p/>
        </draw:path>
        <draw:path draw:style-name="gr25" draw:text-style-name="P14" draw:layer="layout" svg:width="0.105cm" svg:height="0.106cm" svg:x="4.567cm" svg:y="9.821cm" svg:viewBox="0 0 106 107" svg:d="M54 107c14 0 27-7 37-17s15-23 15-37-5-28-15-38-23-15-37-15c-15 0-28 5-38 15s-16 24-16 38 6 27 16 37 23 17 38 17z">
          <text:p/>
        </draw:path>
        <draw:path draw:style-name="gr25" draw:text-style-name="P14" draw:layer="layout" svg:width="0.106cm" svg:height="0.105cm" svg:x="6.317cm" svg:y="8.744cm" svg:viewBox="0 0 107 106" svg:d="M54 106c14 0 27-5 37-15s16-23 16-38c0-14-6-27-16-38-10-10-23-15-37-15s-29 5-39 15c-10 11-15 24-15 38 0 15 5 28 15 38s25 15 39 15z">
          <text:p/>
        </draw:path>
        <draw:path draw:style-name="gr25" draw:text-style-name="P14" draw:layer="layout" svg:width="0.106cm" svg:height="0.106cm" svg:x="4.846cm" svg:y="9.116cm" svg:viewBox="0 0 107 107" svg:d="M54 107c14 0 27-6 37-16s16-24 16-38-6-28-16-37c-10-10-23-16-37-16s-29 6-39 16c-10 9-15 23-15 37s5 28 15 38 25 16 39 16z">
          <text:p/>
        </draw:path>
        <draw:path draw:style-name="gr25" draw:text-style-name="P14" draw:layer="layout" svg:width="0.106cm" svg:height="0.106cm" svg:x="3.475cm" svg:y="9.002cm" svg:viewBox="0 0 107 107" svg:d="M54 107c14 0 28-5 38-15s15-25 15-39-5-27-15-37-24-16-38-16c-15 0-28 6-38 16s-16 23-16 37 6 29 16 39 23 15 38 15z">
          <text:p/>
        </draw:path>
        <draw:path draw:style-name="gr25" draw:text-style-name="P14" draw:layer="layout" svg:width="0.106cm" svg:height="0.106cm" svg:x="5.368cm" svg:y="8.469cm" svg:viewBox="0 0 107 107" svg:d="M54 107c14 0 28-6 38-16 10-11 15-24 15-38s-5-28-15-38-24-15-38-15c-15 0-28 5-38 15s-16 24-16 38 6 27 16 38c10 10 23 16 38 16z">
          <text:p/>
        </draw:path>
        <draw:path draw:style-name="gr25" draw:text-style-name="P14" draw:layer="layout" svg:width="0.106cm" svg:height="0.106cm" svg:x="5.022cm" svg:y="9.09cm" svg:viewBox="0 0 107 107" svg:d="M53 107c14 0 28-6 38-16s16-24 16-38-6-27-16-37-24-16-38-16-28 6-37 16c-10 10-16 23-16 37s6 28 16 38c9 10 23 16 37 16z">
          <text:p/>
        </draw:path>
        <draw:path draw:style-name="gr25" draw:text-style-name="P14" draw:layer="layout" svg:width="0.106cm" svg:height="0.106cm" svg:x="6.719cm" svg:y="8.836cm" svg:viewBox="0 0 107 107" svg:d="M53 107c15 0 29-6 39-16s15-23 15-37-5-28-15-38-24-16-39-16c-14 0-27 6-37 16s-16 24-16 38 6 27 16 37 23 16 37 16z">
          <text:p/>
        </draw:path>
        <draw:path draw:style-name="gr25" draw:text-style-name="P14" draw:layer="layout" svg:width="0.106cm" svg:height="0.106cm" svg:x="4.315cm" svg:y="8.97cm" svg:viewBox="0 0 107 107" svg:d="M54 107c14 0 27-6 37-16s16-23 16-37-6-28-16-38c-10-11-23-16-37-16-15 0-29 5-39 16-10 10-15 24-15 38s5 27 15 37 24 16 39 16z">
          <text:p/>
        </draw:path>
        <draw:path draw:style-name="gr25" draw:text-style-name="P14" draw:layer="layout" svg:width="0.106cm" svg:height="0.105cm" svg:x="5.369cm" svg:y="8.846cm" svg:viewBox="0 0 107 106" svg:d="M54 106c14 0 27-5 37-15s16-23 16-37c0-15-6-29-16-39s-23-15-37-15-29 5-39 15-15 24-15 39c0 14 5 27 15 37s25 15 39 15z">
          <text:p/>
        </draw:path>
        <draw:path draw:style-name="gr25" draw:text-style-name="P14" draw:layer="layout" svg:width="0.106cm" svg:height="0.106cm" svg:x="6.527cm" svg:y="9.529cm" svg:viewBox="0 0 107 107" svg:d="M54 107c14 0 27-6 37-16 10-9 16-24 16-38s-6-27-16-37-23-16-37-16-29 6-38 16c-10 10-16 23-16 37s6 29 16 38c9 10 24 16 38 16z">
          <text:p/>
        </draw:path>
        <draw:path draw:style-name="gr25" draw:text-style-name="P14" draw:layer="layout" svg:width="0.106cm" svg:height="0.106cm" svg:x="5.566cm" svg:y="8.963cm" svg:viewBox="0 0 107 107" svg:d="M54 107c14 0 28-6 38-16s15-23 15-37-5-28-15-38c-10-11-24-16-38-16-15 0-28 5-38 16-10 10-16 24-16 38s6 27 16 37 23 16 38 16z">
          <text:p/>
        </draw:path>
        <draw:path draw:style-name="gr25" draw:text-style-name="P14" draw:layer="layout" svg:width="0.106cm" svg:height="0.106cm" svg:x="4.419cm" svg:y="9.122cm" svg:viewBox="0 0 107 107" svg:d="M54 107c14 0 28-5 38-15s15-24 15-39c0-14-5-27-15-37s-24-16-38-16c-15 0-28 6-38 16s-16 23-16 37c0 15 6 29 16 39s23 15 38 15z">
          <text:p/>
        </draw:path>
        <draw:path draw:style-name="gr25" draw:text-style-name="P14" draw:layer="layout" svg:width="0.106cm" svg:height="0.106cm" svg:x="3.915cm" svg:y="8.766cm" svg:viewBox="0 0 107 107" svg:d="M54 107c14 0 28-6 37-16 10-10 16-23 16-37s-6-28-16-37c-9-10-23-17-37-17s-27 7-38 17c-10 9-16 23-16 37s6 27 16 37c11 10 24 16 38 16z">
          <text:p/>
        </draw:path>
        <draw:path draw:style-name="gr25" draw:text-style-name="P14" draw:layer="layout" svg:width="0.106cm" svg:height="0.106cm" svg:x="5.753cm" svg:y="8.719cm" svg:viewBox="0 0 107 107" svg:d="M53 107c14 0 28-5 38-15s16-24 16-38c0-15-6-28-16-38s-24-16-38-16-28 6-38 16-15 23-15 38c0 14 5 28 15 38s24 15 38 15z">
          <text:p/>
        </draw:path>
        <draw:path draw:style-name="gr25" draw:text-style-name="P14" draw:layer="layout" svg:width="0.106cm" svg:height="0.106cm" svg:x="5.798cm" svg:y="8.818cm" svg:viewBox="0 0 107 107" svg:d="M54 107c14 0 28-6 37-16 10-10 16-23 16-38 0-14-6-28-16-38-9-10-23-15-37-15s-28 5-38 15-16 24-16 38c0 15 6 28 16 38s24 16 38 16z">
          <text:p/>
        </draw:path>
        <draw:path draw:style-name="gr25" draw:text-style-name="P14" draw:layer="layout" svg:width="0.105cm" svg:height="0.106cm" svg:x="4.528cm" svg:y="8.051cm" svg:viewBox="0 0 106 107" svg:d="M54 107c14 0 27-6 37-16 10-11 15-24 15-38s-5-28-15-38-23-15-37-15c-15 0-29 5-39 15s-15 24-15 38 5 27 15 38c10 10 24 16 39 16z">
          <text:p/>
        </draw:path>
        <draw:path draw:style-name="gr25" draw:text-style-name="P14" draw:layer="layout" svg:width="0.106cm" svg:height="0.106cm" svg:x="5.668cm" svg:y="9.142cm" svg:viewBox="0 0 107 107" svg:d="M53 107c15 0 28-6 38-16 10-9 16-23 16-37 0-15-6-28-16-38s-23-16-38-16c-14 0-28 6-38 16s-15 23-15 38c0 14 5 28 15 37 10 10 24 16 38 16z">
          <text:p/>
        </draw:path>
        <draw:path draw:style-name="gr25" draw:text-style-name="P14" draw:layer="layout" svg:width="0.106cm" svg:height="0.106cm" svg:x="5.003cm" svg:y="9.23cm" svg:viewBox="0 0 107 107" svg:d="M53 107c14 0 27-6 38-16 10-10 16-23 16-38 0-14-6-28-16-38-11-10-24-15-38-15s-28 5-38 15c-9 10-15 24-15 38 0 15 6 28 15 38 10 10 24 16 38 16z">
          <text:p/>
        </draw:path>
        <draw:path draw:style-name="gr25" draw:text-style-name="P14" draw:layer="layout" svg:width="0.106cm" svg:height="0.106cm" svg:x="5.902cm" svg:y="9.286cm" svg:viewBox="0 0 107 107" svg:d="M54 107c14 0 27-5 37-15s16-24 16-38-6-27-16-37c-10-11-23-17-37-17s-29 6-39 17c-10 10-15 23-15 37s5 28 15 38 25 15 39 15z">
          <text:p/>
        </draw:path>
        <draw:path draw:style-name="gr25" draw:text-style-name="P14" draw:layer="layout" svg:width="0.106cm" svg:height="0.106cm" svg:x="5.478cm" svg:y="9.088cm" svg:viewBox="0 0 107 107" svg:d="M54 107c14 0 28-6 38-17 10-10 15-23 15-37s-5-28-15-38c-10-9-24-15-38-15s-28 6-38 15c-10 10-16 24-16 38s6 27 16 37c10 11 24 17 38 17z">
          <text:p/>
        </draw:path>
        <draw:path draw:style-name="gr25" draw:text-style-name="P14" draw:layer="layout" svg:width="0.106cm" svg:height="0.106cm" svg:x="5.855cm" svg:y="8.735cm" svg:viewBox="0 0 107 107" svg:d="M53 107c14 0 28-6 38-16s16-23 16-37-6-29-16-38c-10-10-24-16-38-16s-28 6-38 16c-10 9-15 24-15 38s5 27 15 37 24 16 38 16z">
          <text:p/>
        </draw:path>
        <draw:path draw:style-name="gr25" draw:text-style-name="P14" draw:layer="layout" svg:width="0.106cm" svg:height="0.106cm" svg:x="6.739cm" svg:y="8.952cm" svg:viewBox="0 0 107 107" svg:d="M54 107c14 0 27-6 37-16s16-23 16-37-6-29-16-39-23-15-37-15-29 5-39 15c-9 10-15 25-15 39s6 27 15 37c10 10 25 16 39 16z">
          <text:p/>
        </draw:path>
        <draw:path draw:style-name="gr25" draw:text-style-name="P14" draw:layer="layout" svg:width="0.106cm" svg:height="0.106cm" svg:x="4.369cm" svg:y="8.251cm" svg:viewBox="0 0 107 107" svg:d="M53 107c14 0 28-6 38-17 11-10 16-23 16-37s-5-28-16-38c-10-10-24-15-38-15s-27 5-37 15-16 24-16 38 6 27 16 37c10 11 23 17 37 17z">
          <text:p/>
        </draw:path>
        <draw:path draw:style-name="gr25" draw:text-style-name="P14" draw:layer="layout" svg:width="0.105cm" svg:height="0.105cm" svg:x="3.964cm" svg:y="8.905cm" svg:viewBox="0 0 106 106" svg:d="M53 106c14 0 28-5 38-15s15-24 15-38c0-15-5-28-15-38s-24-15-38-15c-15 0-28 5-38 15s-15 23-15 38c0 14 5 28 15 38s23 15 38 15z">
          <text:p/>
        </draw:path>
        <draw:path draw:style-name="gr25" draw:text-style-name="P14" draw:layer="layout" svg:width="0.105cm" svg:height="0.106cm" svg:x="5.154cm" svg:y="9.132cm" svg:viewBox="0 0 106 107" svg:d="M53 107c14 0 28-6 38-16s15-23 15-38c0-14-5-28-15-38s-24-15-38-15c-15 0-28 5-38 15s-15 24-15 38c0 15 5 28 15 38s23 16 38 16z">
          <text:p/>
        </draw:path>
        <draw:path draw:style-name="gr25" draw:text-style-name="P14" draw:layer="layout" svg:width="0.106cm" svg:height="0.106cm" svg:x="3.502cm" svg:y="8.826cm" svg:viewBox="0 0 107 107" svg:d="M54 107c14 0 28-6 38-16 9-10 15-23 15-37 0-15-6-29-15-39-10-10-24-15-38-15s-27 5-37 15c-11 10-17 24-17 39 0 14 6 27 17 37 10 10 23 16 37 16z">
          <text:p/>
        </draw:path>
        <draw:path draw:style-name="gr25" draw:text-style-name="P14" draw:layer="layout" svg:width="0.106cm" svg:height="0.106cm" svg:x="4.174cm" svg:y="8.576cm" svg:viewBox="0 0 107 107" svg:d="M53 107c14 0 28-6 38-16 10-11 16-24 16-38s-6-28-16-38c-10-9-24-15-38-15s-28 6-38 15c-10 10-15 24-15 38s5 27 15 38c10 10 24 16 38 16z">
          <text:p/>
        </draw:path>
        <draw:path draw:style-name="gr25" draw:text-style-name="P14" draw:layer="layout" svg:width="0.106cm" svg:height="0.105cm" svg:x="4.92cm" svg:y="9.444cm" svg:viewBox="0 0 107 106" svg:d="M53 106c14 0 28-5 38-15s16-23 16-39c0-14-6-27-16-37s-24-15-38-15-28 5-38 15-15 23-15 37c0 16 5 29 15 39s24 15 38 15z">
          <text:p/>
        </draw:path>
        <draw:path draw:style-name="gr25" draw:text-style-name="P14" draw:layer="layout" svg:width="0.106cm" svg:height="0.106cm" svg:x="4.339cm" svg:y="9.313cm" svg:viewBox="0 0 107 107" svg:d="M54 107c14 0 28-5 37-15 10-11 16-25 16-39s-6-27-16-37c-9-10-23-16-37-16s-27 6-38 16c-10 10-16 23-16 37s6 28 16 39c11 10 24 15 38 15z">
          <text:p/>
        </draw:path>
        <draw:path draw:style-name="gr25" draw:text-style-name="P14" draw:layer="layout" svg:width="0.106cm" svg:height="0.105cm" svg:x="4.11cm" svg:y="8.793cm" svg:viewBox="0 0 107 106" svg:d="M54 106c14 0 27-5 37-15s16-25 16-39-6-27-16-37-23-15-37-15-29 5-39 15-15 23-15 37 5 29 15 39 25 15 39 15z">
          <text:p/>
        </draw:path>
        <draw:path draw:style-name="gr25" draw:text-style-name="P14" draw:layer="layout" svg:width="0.106cm" svg:height="0.106cm" svg:x="5.984cm" svg:y="7.805cm" svg:viewBox="0 0 107 107" svg:d="M53 107c15 0 29-6 39-16 9-10 15-23 15-37s-6-28-15-39c-10-10-24-15-39-15-14 0-27 5-37 15-10 11-16 25-16 39s6 27 16 37 23 16 37 16z">
          <text:p/>
        </draw:path>
        <draw:path draw:style-name="gr25" draw:text-style-name="P14" draw:layer="layout" svg:width="0.106cm" svg:height="0.106cm" svg:x="4.684cm" svg:y="8.664cm" svg:viewBox="0 0 107 107" svg:d="M53 107c14 0 28-7 38-17 11-10 16-23 16-37s-5-28-16-37c-10-10-24-16-38-16s-27 6-37 16c-10 9-16 23-16 37s6 27 16 37 23 17 37 17z">
          <text:p/>
        </draw:path>
        <draw:path draw:style-name="gr25" draw:text-style-name="P14" draw:layer="layout" svg:width="0.106cm" svg:height="0.106cm" svg:x="5.509cm" svg:y="9.17cm" svg:viewBox="0 0 107 107" svg:d="M54 107c14 0 27-6 37-16s16-23 16-37-6-28-16-39c-10-9-23-15-37-15s-28 6-38 15c-10 11-16 25-16 39s6 27 16 37 24 16 38 16z">
          <text:p/>
        </draw:path>
        <draw:path draw:style-name="gr25" draw:text-style-name="P14" draw:layer="layout" svg:width="0.106cm" svg:height="0.106cm" svg:x="4.209cm" svg:y="9.362cm" svg:viewBox="0 0 107 107" svg:d="M54 107c14 0 27-5 37-15s16-24 16-38-6-28-16-38-23-16-37-16c-15 0-29 6-39 16s-15 24-15 38 5 28 15 38 24 15 39 15z">
          <text:p/>
        </draw:path>
        <draw:path draw:style-name="gr25" draw:text-style-name="P14" draw:layer="layout" svg:width="0.106cm" svg:height="0.105cm" svg:x="7.026cm" svg:y="7.437cm" svg:viewBox="0 0 107 106" svg:d="M53 106c15 0 29-5 39-15s15-24 15-39c0-14-5-27-15-37s-24-15-39-15c-14 0-27 5-37 15s-16 23-16 37c0 15 6 29 16 39s23 15 37 15z">
          <text:p/>
        </draw:path>
        <draw:path draw:style-name="gr25" draw:text-style-name="P14" draw:layer="layout" svg:width="0.106cm" svg:height="0.106cm" svg:x="4.848cm" svg:y="9.417cm" svg:viewBox="0 0 107 107" svg:d="M54 107c14 0 27-6 37-16 10-11 16-24 16-38s-6-28-16-37c-10-10-23-16-37-16s-29 6-39 16c-9 9-15 23-15 37s6 27 15 38c10 10 25 16 39 16z">
          <text:p/>
        </draw:path>
        <draw:path draw:style-name="gr25" draw:text-style-name="P14" draw:layer="layout" svg:width="0.106cm" svg:height="0.106cm" svg:x="4.612cm" svg:y="8.261cm" svg:viewBox="0 0 107 107" svg:d="M53 107c15 0 28-6 38-16 10-11 16-24 16-38s-6-28-16-38-23-15-38-15c-14 0-28 5-37 15-10 10-16 24-16 38s6 27 16 38c9 10 23 16 37 16z">
          <text:p/>
        </draw:path>
        <draw:path draw:style-name="gr25" draw:text-style-name="P14" draw:layer="layout" svg:width="0.105cm" svg:height="0.106cm" svg:x="4.956cm" svg:y="9.303cm" svg:viewBox="0 0 106 107" svg:d="M53 107c14 0 28-5 38-16 10-10 15-24 15-38s-5-27-15-37-24-16-38-16-28 6-38 16-15 23-15 37 5 28 15 38c10 11 24 16 38 16z">
          <text:p/>
        </draw:path>
        <draw:path draw:style-name="gr25" draw:text-style-name="P14" draw:layer="layout" svg:width="0.106cm" svg:height="0.105cm" svg:x="4.144cm" svg:y="9.144cm" svg:viewBox="0 0 107 106" svg:d="M54 106c14 0 27-5 37-15s16-23 16-37c0-16-6-29-16-39s-23-15-37-15-28 5-38 15c-9 10-16 23-16 39 0 14 7 27 16 37 10 10 24 15 38 15z">
          <text:p/>
        </draw:path>
        <draw:path draw:style-name="gr25" draw:text-style-name="P14" draw:layer="layout" svg:width="0.105cm" svg:height="0.105cm" svg:x="5.688cm" svg:y="8.289cm" svg:viewBox="0 0 106 106" svg:d="M54 106c14 0 27-5 37-15s15-23 15-38c0-14-5-28-15-38s-23-15-37-15-29 5-39 15-15 24-15 38c0 15 5 28 15 38s25 15 39 15z">
          <text:p/>
        </draw:path>
        <draw:path draw:style-name="gr25" draw:text-style-name="P14" draw:layer="layout" svg:width="0.106cm" svg:height="0.106cm" svg:x="4.568cm" svg:y="7.665cm" svg:viewBox="0 0 107 107" svg:d="M53 107c14 0 27-5 37-15s17-24 17-38c0-15-7-28-17-38s-23-16-37-16-28 6-38 16-15 23-15 38c0 14 5 28 15 38s24 15 38 15z">
          <text:p/>
        </draw:path>
        <draw:path draw:style-name="gr25" draw:text-style-name="P14" draw:layer="layout" svg:width="0.106cm" svg:height="0.106cm" svg:x="4.475cm" svg:y="9.111cm" svg:viewBox="0 0 107 107" svg:d="M53 107c14 0 28-6 38-16 11-10 16-24 16-38s-5-28-16-38c-10-10-24-15-38-15s-27 5-37 15-16 24-16 38 6 28 16 38 23 16 37 16z">
          <text:p/>
        </draw:path>
        <draw:path draw:style-name="gr25" draw:text-style-name="P14" draw:layer="layout" svg:width="0.106cm" svg:height="0.106cm" svg:x="6.156cm" svg:y="8.447cm" svg:viewBox="0 0 107 107" svg:d="M53 107c14 0 27-6 37-16 11-9 17-23 17-37s-6-27-17-37c-10-10-23-17-37-17s-28 7-38 17-15 23-15 37 5 28 15 37c10 10 24 16 38 16z">
          <text:p/>
        </draw:path>
        <draw:path draw:style-name="gr25" draw:text-style-name="P14" draw:layer="layout" svg:width="0.106cm" svg:height="0.106cm" svg:x="3.18cm" svg:y="8.511cm" svg:viewBox="0 0 107 107" svg:d="M54 107c14 0 27-5 37-15s16-24 16-38c0-15-6-28-16-38s-23-16-37-16-28 6-39 16c-10 10-15 23-15 38 0 14 5 28 15 38 11 10 25 15 39 15z">
          <text:p/>
        </draw:path>
        <draw:path draw:style-name="gr28" draw:text-style-name="P15" draw:layer="layout" svg:width="0.106cm" svg:height="0.106cm" svg:x="6.445cm" svg:y="9.219cm" svg:viewBox="0 0 107 107" svg:d="M54 107c14 0 28-6 38-16 9-10 15-24 15-38s-6-28-15-38c-10-10-24-15-38-15s-27 5-37 15c-11 10-17 24-17 38s6 28 17 38c10 10 23 16 37 16z">
          <text:p/>
        </draw:path>
        <draw:path draw:style-name="gr28" draw:text-style-name="P15" draw:layer="layout" svg:width="0.106cm" svg:height="0.106cm" svg:x="6.339cm" svg:y="9.396cm" svg:viewBox="0 0 107 107" svg:d="M54 107c14 0 28-5 38-15s15-24 15-38-5-27-15-37-24-17-38-17-27 7-37 17c-11 10-17 23-17 37s6 28 17 38c10 10 23 15 37 15z">
          <text:p/>
        </draw:path>
        <draw:path draw:style-name="gr28" draw:text-style-name="P15" draw:layer="layout" svg:width="0.106cm" svg:height="0.106cm" svg:x="5.908cm" svg:y="8.82cm" svg:viewBox="0 0 107 107" svg:d="M54 107c14 0 27-6 37-16s16-23 16-37c0-15-6-29-16-39s-23-15-37-15-28 5-38 15-16 24-16 39c0 14 6 27 16 37s24 16 38 16z">
          <text:p/>
        </draw:path>
        <draw:path draw:style-name="gr28" draw:text-style-name="P15" draw:layer="layout" svg:width="0.106cm" svg:height="0.106cm" svg:x="6.588cm" svg:y="9.482cm" svg:viewBox="0 0 107 107" svg:d="M53 107c14 0 29-6 39-16s15-23 15-37-5-28-15-39c-10-10-25-15-39-15s-27 5-37 15c-10 11-16 25-16 39s6 27 16 37 23 16 37 16z">
          <text:p/>
        </draw:path>
        <draw:path draw:style-name="gr28" draw:text-style-name="P15" draw:layer="layout" svg:width="0.106cm" svg:height="0.105cm" svg:x="5.775cm" svg:y="9.121cm" svg:viewBox="0 0 107 106" svg:d="M54 106c14 0 28-5 38-15s15-25 15-39-5-27-15-37-24-15-38-15c-15 0-28 5-38 15s-16 23-16 37 6 29 16 39 23 15 38 15z">
          <text:p/>
        </draw:path>
        <draw:path draw:style-name="gr28" draw:text-style-name="P15" draw:layer="layout" svg:width="0.106cm" svg:height="0.106cm" svg:x="6.448cm" svg:y="9.64cm" svg:viewBox="0 0 107 107" svg:d="M54 107c14 0 27-5 37-15s16-25 16-39-6-27-16-37-23-16-37-16-28 6-38 16c-11 10-16 23-16 37s5 29 16 39c10 10 24 15 38 15z">
          <text:p/>
        </draw:path>
        <draw:path draw:style-name="gr28" draw:text-style-name="P15" draw:layer="layout" svg:width="0.105cm" svg:height="0.106cm" svg:x="5.662cm" svg:y="9.649cm" svg:viewBox="0 0 106 107" svg:d="M53 107c15 0 28-5 38-15s15-24 15-39c0-14-5-27-15-37s-23-16-38-16-28 6-38 16-15 23-15 37c0 15 5 29 15 39s23 15 38 15z">
          <text:p/>
        </draw:path>
        <draw:path draw:style-name="gr28" draw:text-style-name="P15" draw:layer="layout" svg:width="0.106cm" svg:height="0.106cm" svg:x="6.08cm" svg:y="6.852cm" svg:viewBox="0 0 107 107" svg:d="M53 107c15 0 28-5 38-15s16-24 16-38-6-27-16-38c-10-10-23-16-38-16-14 0-28 6-38 16-9 11-15 24-15 38s6 28 15 38c10 10 24 15 38 15z">
          <text:p/>
        </draw:path>
        <draw:path draw:style-name="gr28" draw:text-style-name="P15" draw:layer="layout" svg:width="0.105cm" svg:height="0.106cm" svg:x="6.505cm" svg:y="8.194cm" svg:viewBox="0 0 106 107" svg:d="M52 107c16 0 29-6 39-16s15-23 15-37c0-15-5-29-15-39s-23-15-39-15c-14 0-27 5-37 15s-15 24-15 39c0 14 5 27 15 37s23 16 37 16z">
          <text:p/>
        </draw:path>
        <draw:path draw:style-name="gr28" draw:text-style-name="P15" draw:layer="layout" svg:width="0.105cm" svg:height="0.106cm" svg:x="5.568cm" svg:y="8.336cm" svg:viewBox="0 0 106 107" svg:d="M53 107c15 0 28-5 38-15s15-24 15-38-5-27-15-37c-10-11-23-17-38-17s-28 6-38 17c-10 10-15 23-15 37s5 28 15 38 23 15 38 15z">
          <text:p/>
        </draw:path>
        <draw:path draw:style-name="gr28" draw:text-style-name="P15" draw:layer="layout" svg:width="0.106cm" svg:height="0.106cm" svg:x="6.229cm" svg:y="8.685cm" svg:viewBox="0 0 107 107" svg:d="M54 107c14 0 28-6 37-16 10-10 16-24 16-38s-6-27-16-37c-9-10-23-16-37-16s-27 6-38 16c-10 10-16 23-16 37s6 28 16 38c11 10 24 16 38 16z">
          <text:p/>
        </draw:path>
        <draw:path draw:style-name="gr29" draw:text-style-name="P15" draw:layer="layout" svg:width="0.106cm" svg:height="0.106cm" svg:x="6.146cm" svg:y="8.231cm" svg:viewBox="0 0 107 107" svg:d="M53 107c14 0 27-5 37-15s17-24 17-38-7-27-17-37c-10-11-23-17-37-17s-28 6-38 17c-10 10-15 23-15 37s5 28 15 38 24 15 38 15z">
          <text:p/>
        </draw:path>
        <draw:path draw:style-name="gr30" draw:text-style-name="P4" draw:layer="layout" svg:width="0.106cm" svg:height="0.106cm" svg:x="6.146cm" svg:y="8.231cm" svg:viewBox="0 0 107 107" svg:d="M53 107c14 0 27-5 37-15s17-24 17-38-7-27-17-37c-10-11-23-17-37-17s-28 6-38 17c-10 10-15 23-15 37s5 28 15 38 24 15 38 15z">
          <text:p/>
        </draw:path>
        <draw:path draw:style-name="gr28" draw:text-style-name="P15" draw:layer="layout" svg:width="0.106cm" svg:height="0.106cm" svg:x="4.143cm" svg:y="8.721cm" svg:viewBox="0 0 107 107" svg:d="M54 107c14 0 27-6 37-16s16-23 16-37c0-15-6-29-16-39s-23-15-37-15-28 5-37 15c-10 10-17 24-17 39 0 14 7 27 17 37 9 10 23 16 37 16z">
          <text:p/>
        </draw:path>
        <draw:path draw:style-name="gr28" draw:text-style-name="P15" draw:layer="layout" svg:width="0.105cm" svg:height="0.106cm" svg:x="5.292cm" svg:y="10.157cm" svg:viewBox="0 0 106 107" svg:d="M54 107c14 0 27-5 37-15s15-25 15-39-5-27-15-37-23-16-37-16-28 6-38 16c-11 10-16 23-16 37s5 29 16 39c10 10 24 15 38 15z">
          <text:p/>
        </draw:path>
        <draw:path draw:style-name="gr28" draw:text-style-name="P15" draw:layer="layout" svg:width="0.105cm" svg:height="0.106cm" svg:x="5.661cm" svg:y="9.332cm" svg:viewBox="0 0 106 107" svg:d="M53 107c15 0 28-6 38-16s15-23 15-38c0-14-5-28-15-38s-23-15-38-15-28 5-38 15-15 24-15 38c0 15 5 28 15 38s23 16 38 16z">
          <text:p/>
        </draw:path>
        <draw:path draw:style-name="gr28" draw:text-style-name="P15" draw:layer="layout" svg:width="0.106cm" svg:height="0.106cm" svg:x="5.76cm" svg:y="9.465cm" svg:viewBox="0 0 107 107" svg:d="M53 107c14 0 29-6 39-16s15-23 15-37-5-29-15-39-25-15-39-15-27 5-37 15-16 25-16 39 6 27 16 37 23 16 37 16z">
          <text:p/>
        </draw:path>
        <draw:path draw:style-name="gr28" draw:text-style-name="P15" draw:layer="layout" svg:width="0.106cm" svg:height="0.106cm" svg:x="3.531cm" svg:y="9.363cm" svg:viewBox="0 0 107 107" svg:d="M53 107c14 0 28-6 38-16s16-23 16-37-6-29-16-39-24-15-38-15-27 5-37 15-16 25-16 39 6 27 16 37 23 16 37 16z">
          <text:p/>
        </draw:path>
        <draw:path draw:style-name="gr28" draw:text-style-name="P15" draw:layer="layout" svg:width="0.106cm" svg:height="0.106cm" svg:x="4.85cm" svg:y="8.059cm" svg:viewBox="0 0 107 107" svg:d="M54 107c14 0 27-6 37-16s16-24 16-38-6-28-16-38-23-15-37-15-28 5-38 15-16 24-16 38 6 28 16 38 24 16 38 16z">
          <text:p/>
        </draw:path>
        <draw:path draw:style-name="gr28" draw:text-style-name="P15" draw:layer="layout" svg:width="0.106cm" svg:height="0.106cm" svg:x="5.349cm" svg:y="8.075cm" svg:viewBox="0 0 107 107" svg:d="M53 107c15 0 28-5 38-15s16-24 16-39c0-14-6-27-16-37s-23-16-38-16c-14 0-28 6-38 16s-15 23-15 37c0 15 5 29 15 39s24 15 38 15z">
          <text:p/>
        </draw:path>
        <draw:path draw:style-name="gr28" draw:text-style-name="P15" draw:layer="layout" svg:width="0.106cm" svg:height="0.106cm" svg:x="5.002cm" svg:y="9.15cm" svg:viewBox="0 0 107 107" svg:d="M53 107c14 0 28-5 37-15 11-10 17-24 17-38s-6-28-17-38c-9-10-23-16-37-16s-27 6-37 16-16 24-16 38 6 28 16 38 23 15 37 15z">
          <text:p/>
        </draw:path>
        <draw:path draw:style-name="gr28" draw:text-style-name="P15" draw:layer="layout" svg:width="0.106cm" svg:height="0.106cm" svg:x="6.006cm" svg:y="9.278cm" svg:viewBox="0 0 107 107" svg:d="M54 107c14 0 28-6 38-16s15-23 15-37-5-28-15-38-24-16-38-16-28 6-38 16-16 24-16 38 6 27 16 37 24 16 38 16z">
          <text:p/>
        </draw:path>
        <draw:path draw:style-name="gr28" draw:text-style-name="P15" draw:layer="layout" svg:width="0.105cm" svg:height="0.106cm" svg:x="6.05cm" svg:y="8.049cm" svg:viewBox="0 0 106 107" svg:d="M52 107c14 0 28-5 38-15 11-11 16-25 16-39s-5-27-16-37c-10-10-24-16-38-16s-27 6-37 16-15 23-15 37 5 28 15 39c10 10 23 15 37 15z">
          <text:p/>
        </draw:path>
        <draw:path draw:style-name="gr28" draw:text-style-name="P15" draw:layer="layout" svg:width="0.106cm" svg:height="0.106cm" svg:x="5.404cm" svg:y="8.117cm" svg:viewBox="0 0 107 107" svg:d="M54 107c14 0 28-5 38-15s15-24 15-38-5-27-15-38c-10-10-24-16-38-16s-27 6-37 16c-10 11-17 24-17 38s7 28 17 38 23 15 37 15z">
          <text:p/>
        </draw:path>
        <draw:path draw:style-name="gr28" draw:text-style-name="P15" draw:layer="layout" svg:width="0.106cm" svg:height="0.105cm" svg:x="5.25cm" svg:y="9.334cm" svg:viewBox="0 0 107 106" svg:d="M54 106c14 0 27-5 37-15s16-23 16-39c0-14-6-27-16-37s-23-15-37-15c-15 0-29 5-39 15-9 10-15 23-15 37 0 16 6 29 15 39 10 10 24 15 39 15z">
          <text:p/>
        </draw:path>
        <draw:path draw:style-name="gr28" draw:text-style-name="P15" draw:layer="layout" svg:width="0.106cm" svg:height="0.106cm" svg:x="5.427cm" svg:y="9.583cm" svg:viewBox="0 0 107 107" svg:d="M53 107c14 0 27-6 38-16 10-10 16-23 16-37s-6-28-16-39c-11-10-24-15-38-15s-28 5-37 15c-10 11-16 25-16 39s6 27 16 37c9 10 23 16 37 16z">
          <text:p/>
        </draw:path>
        <draw:path draw:style-name="gr28" draw:text-style-name="P15" draw:layer="layout" svg:width="0.105cm" svg:height="0.106cm" svg:x="5.689cm" svg:y="9.451cm" svg:viewBox="0 0 106 107" svg:d="M54 107c14 0 27-6 37-16s15-23 15-37c0-15-5-29-15-39s-23-15-37-15-29 5-39 15-15 24-15 39c0 14 5 27 15 37s25 16 39 16z">
          <text:p/>
        </draw:path>
        <draw:path draw:style-name="gr28" draw:text-style-name="P15" draw:layer="layout" svg:width="0.106cm" svg:height="0.106cm" svg:x="4.172cm" svg:y="9.121cm" svg:viewBox="0 0 107 107" svg:d="M53 107c14 0 29-5 38-15 10-10 16-24 16-39 0-14-6-27-16-37-9-10-24-16-38-16s-27 6-37 16-16 23-16 37c0 15 6 29 16 39s23 15 37 15z">
          <text:p/>
        </draw:path>
        <draw:path draw:style-name="gr28" draw:text-style-name="P15" draw:layer="layout" svg:width="0.106cm" svg:height="0.106cm" svg:x="4.564cm" svg:y="9.281cm" svg:viewBox="0 0 107 107" svg:d="M54 107c14 0 27-5 37-15s16-24 16-38-6-27-16-37c-10-11-23-17-37-17s-28 6-37 17c-10 10-17 23-17 37s7 28 17 38c9 10 23 15 37 15z">
          <text:p/>
        </draw:path>
        <draw:path draw:style-name="gr28" draw:text-style-name="P15" draw:layer="layout" svg:width="0.105cm" svg:height="0.106cm" svg:x="5.054cm" svg:y="8.67cm" svg:viewBox="0 0 106 107" svg:d="M54 107c14 0 27-6 37-17 10-10 15-23 15-37s-5-28-15-38c-10-9-23-15-37-15s-29 6-39 15c-10 10-15 24-15 38s5 27 15 37c10 11 25 17 39 17z">
          <text:p/>
        </draw:path>
        <draw:path draw:style-name="gr28" draw:text-style-name="P15" draw:layer="layout" svg:width="0.106cm" svg:height="0.106cm" svg:x="6.28cm" svg:y="7.835cm" svg:viewBox="0 0 107 107" svg:d="M53 107c14 0 29-6 39-17 10-10 15-23 15-37s-5-28-15-38-25-15-39-15-27 5-37 15-16 24-16 38 6 27 16 37c10 11 23 17 37 17z">
          <text:p/>
        </draw:path>
        <draw:path draw:style-name="gr28" draw:text-style-name="P15" draw:layer="layout" svg:width="0.106cm" svg:height="0.106cm" svg:x="5.429cm" svg:y="8.95cm" svg:viewBox="0 0 107 107" svg:d="M53 107c14 0 28-6 39-16 10-10 15-23 15-37s-5-29-15-39c-11-10-25-15-39-15s-27 5-37 15-16 25-16 39 6 27 16 37 23 16 37 16z">
          <text:p/>
        </draw:path>
        <draw:path draw:style-name="gr29" draw:text-style-name="P15" draw:layer="layout" svg:width="0.106cm" svg:height="0.105cm" svg:x="5.487cm" svg:y="9.183cm" svg:viewBox="0 0 107 106" svg:d="M54 106c14 0 27-5 37-15s16-24 16-38-6-27-16-37-23-16-37-16-27 6-38 16c-10 10-16 23-16 37s6 28 16 38c11 10 24 15 38 15z">
          <text:p/>
        </draw:path>
        <draw:path draw:style-name="gr30" draw:text-style-name="P4" draw:layer="layout" svg:width="0.106cm" svg:height="0.105cm" svg:x="5.487cm" svg:y="9.183cm" svg:viewBox="0 0 107 106" svg:d="M54 106c14 0 27-5 37-15s16-24 16-38-6-27-16-37-23-16-37-16-27 6-38 16c-10 10-16 23-16 37s6 28 16 38c11 10 24 15 38 15z">
          <text:p/>
        </draw:path>
        <draw:path draw:style-name="gr28" draw:text-style-name="P15" draw:layer="layout" svg:width="0.106cm" svg:height="0.105cm" svg:x="4.069cm" svg:y="9.041cm" svg:viewBox="0 0 107 106" svg:d="M53 106c14 0 29-5 39-15s15-23 15-37c0-15-5-29-15-39s-25-15-39-15-27 5-37 15-16 24-16 39c0 14 6 27 16 37s23 15 37 15z">
          <text:p/>
        </draw:path>
        <draw:path draw:style-name="gr28" draw:text-style-name="P15" draw:layer="layout" svg:width="0.106cm" svg:height="0.105cm" svg:x="4.611cm" svg:y="9.922cm" svg:viewBox="0 0 107 106" svg:d="M53 106c15 0 29-5 39-15s15-23 15-37-5-28-15-38-24-16-39-16c-14 0-27 6-37 16s-16 24-16 38 6 27 16 37 23 15 37 15z">
          <text:p/>
        </draw:path>
        <draw:path draw:style-name="gr28" draw:text-style-name="P15" draw:layer="layout" svg:width="0.106cm" svg:height="0.106cm" svg:x="6.276cm" svg:y="7.606cm" svg:viewBox="0 0 107 107" svg:d="M53 107c14 0 29-6 39-16s15-23 15-37-5-28-15-38c-10-11-25-16-39-16s-27 5-37 16c-10 10-16 24-16 38s6 27 16 37 23 16 37 16z">
          <text:p/>
        </draw:path>
        <draw:path draw:style-name="gr28" draw:text-style-name="P15" draw:layer="layout" svg:width="0.106cm" svg:height="0.106cm" svg:x="5.659cm" svg:y="9.276cm" svg:viewBox="0 0 107 107" svg:d="M53 107c15 0 28-6 38-16 10-9 16-23 16-37s-6-27-16-38c-10-10-23-16-38-16-14 0-28 6-38 16-10 11-15 24-15 38s5 28 15 37c10 10 24 16 38 16z">
          <text:p/>
        </draw:path>
        <draw:path draw:style-name="gr28" draw:text-style-name="P15" draw:layer="layout" svg:width="0.106cm" svg:height="0.106cm" svg:x="5.023cm" svg:y="8.776cm" svg:viewBox="0 0 107 107" svg:d="M53 107c14 0 28-5 38-16 10-10 16-24 16-38s-6-27-16-37-24-16-38-16-28 6-38 16c-9 10-15 23-15 37s6 28 15 38c10 11 24 16 38 16z">
          <text:p/>
        </draw:path>
        <draw:path draw:style-name="gr28" draw:text-style-name="P15" draw:layer="layout" svg:width="0.105cm" svg:height="0.106cm" svg:x="5.483cm" svg:y="9.176cm" svg:viewBox="0 0 106 107" svg:d="M53 107c14 0 28-6 38-15 10-10 15-24 15-38s-5-27-15-37c-10-11-24-17-38-17s-28 6-38 17c-10 10-15 23-15 37s5 28 15 38c10 9 24 15 38 15z">
          <text:p/>
        </draw:path>
        <draw:path draw:style-name="gr28" draw:text-style-name="P15" draw:layer="layout" svg:width="0.106cm" svg:height="0.105cm" svg:x="5.926cm" svg:y="8.651cm" svg:viewBox="0 0 107 106" svg:d="M54 106c14 0 28-5 37-15 10-10 16-23 16-37s-6-28-16-38c-9-11-23-16-37-16s-27 5-37 16c-11 10-17 24-17 38s6 27 17 37c10 10 23 15 37 15z">
          <text:p/>
        </draw:path>
        <draw:path draw:style-name="gr28" draw:text-style-name="P15" draw:layer="layout" svg:width="0.106cm" svg:height="0.106cm" svg:x="4.896cm" svg:y="8.098cm" svg:viewBox="0 0 107 107" svg:d="M53 107c14 0 27-6 37-16 11-10 17-23 17-37 0-15-6-29-17-39-10-10-23-15-37-15s-28 5-38 15-15 24-15 39c0 14 5 27 15 37s24 16 38 16z">
          <text:p/>
        </draw:path>
        <draw:path draw:style-name="gr28" draw:text-style-name="P15" draw:layer="layout" svg:width="0.106cm" svg:height="0.106cm" svg:x="3.967cm" svg:y="9.3cm" svg:viewBox="0 0 107 107" svg:d="M53 107c14 0 29-5 39-16 10-10 15-24 15-38s-5-27-15-37-25-16-39-16-27 6-37 16-16 23-16 37 6 28 16 38c10 11 23 16 37 16z">
          <text:p/>
        </draw:path>
        <draw:path draw:style-name="gr28" draw:text-style-name="P15" draw:layer="layout" svg:width="0.106cm" svg:height="0.106cm" svg:x="5.312cm" svg:y="9.193cm" svg:viewBox="0 0 107 107" svg:d="M53 107c14 0 28-6 38-17 11-10 16-23 16-37s-5-28-16-38c-10-10-24-15-38-15s-27 5-37 15-16 24-16 38 6 27 16 37c10 11 23 17 37 17z">
          <text:p/>
        </draw:path>
        <draw:path draw:style-name="gr28" draw:text-style-name="P15" draw:layer="layout" svg:width="0.106cm" svg:height="0.106cm" svg:x="4.719cm" svg:y="9.735cm" svg:viewBox="0 0 107 107" svg:d="M53 107c15 0 29-6 39-16 10-11 15-24 15-38s-5-28-15-37c-10-10-24-16-39-16-14 0-27 6-37 16-10 9-16 23-16 37s6 27 16 38c10 10 23 16 37 16z">
          <text:p/>
        </draw:path>
        <draw:path draw:style-name="gr28" draw:text-style-name="P15" draw:layer="layout" svg:width="0.106cm" svg:height="0.106cm" svg:x="5.875cm" svg:y="7.83cm" svg:viewBox="0 0 107 107" svg:d="M53 107c15 0 28-6 38-17 10-10 16-23 16-37s-6-28-16-38-23-15-38-15c-14 0-28 5-38 15s-15 24-15 38 5 27 15 37c10 11 24 17 38 17z">
          <text:p/>
        </draw:path>
        <draw:path draw:style-name="gr28" draw:text-style-name="P15" draw:layer="layout" svg:width="0.106cm" svg:height="0.106cm" svg:x="4.96cm" svg:y="9.22cm" svg:viewBox="0 0 107 107" svg:d="M54 107c14 0 27-6 37-16s16-24 16-38-6-28-16-38-23-15-37-15-29 5-38 15c-10 10-16 24-16 38s6 28 16 38c9 10 24 16 38 16z">
          <text:p/>
        </draw:path>
        <draw:path draw:style-name="gr28" draw:text-style-name="P15" draw:layer="layout" svg:width="0.106cm" svg:height="0.105cm" svg:x="5.858cm" svg:y="9.308cm" svg:viewBox="0 0 107 106" svg:d="M53 106c14 0 28-5 38-15 10-11 16-24 16-38 0-15-6-28-16-38s-24-15-38-15-28 5-38 15-15 23-15 38c0 14 5 27 15 38 10 10 24 15 38 15z">
          <text:p/>
        </draw:path>
        <draw:path draw:style-name="gr28" draw:text-style-name="P15" draw:layer="layout" svg:width="0.105cm" svg:height="0.106cm" svg:x="5.574cm" svg:y="9.676cm" svg:viewBox="0 0 106 107" svg:d="M54 107c14 0 27-6 37-16s15-23 15-37-5-29-15-39-23-15-37-15c-16 0-29 5-39 15s-15 25-15 39 5 27 15 37 23 16 39 16z">
          <text:p/>
        </draw:path>
        <draw:path draw:style-name="gr28" draw:text-style-name="P15" draw:layer="layout" svg:width="0.105cm" svg:height="0.106cm" svg:x="5.245cm" svg:y="8.967cm" svg:viewBox="0 0 106 107" svg:d="M52 107c15 0 29-6 39-16 10-9 15-23 15-37s-5-27-15-37c-10-11-24-17-39-17-14 0-27 6-37 17-10 10-15 23-15 37s5 28 15 37c10 10 23 16 37 16z">
          <text:p/>
        </draw:path>
        <draw:path draw:style-name="gr28" draw:text-style-name="P15" draw:layer="layout" svg:width="0.106cm" svg:height="0.106cm" svg:x="4.96cm" svg:y="8.556cm" svg:viewBox="0 0 107 107" svg:d="M54 107c14 0 27-5 37-15s16-24 16-38-6-27-16-37-23-17-37-17-29 7-39 17-15 23-15 37 5 28 15 38 25 15 39 15z">
          <text:p/>
        </draw:path>
        <draw:path draw:style-name="gr28" draw:text-style-name="P15" draw:layer="layout" svg:width="0.106cm" svg:height="0.106cm" svg:x="4.419cm" svg:y="9.507cm" svg:viewBox="0 0 107 107" svg:d="M54 107c14 0 28-7 38-17s15-23 15-37-5-28-15-38c-10-9-24-15-38-15-15 0-28 6-38 15-10 10-16 24-16 38s6 27 16 37 23 17 38 17z">
          <text:p/>
        </draw:path>
        <draw:path draw:style-name="gr28" draw:text-style-name="P15" draw:layer="layout" svg:width="0.106cm" svg:height="0.106cm" svg:x="5.756cm" svg:y="9.03cm" svg:viewBox="0 0 107 107" svg:d="M53 107c14 0 28-5 38-15s16-24 16-38c0-15-6-28-16-38s-24-16-38-16-28 6-38 16-15 23-15 38c0 14 5 28 15 38s24 15 38 15z">
          <text:p/>
        </draw:path>
        <draw:path draw:style-name="gr28" draw:text-style-name="P15" draw:layer="layout" svg:width="0.106cm" svg:height="0.106cm" svg:x="5.491cm" svg:y="9.572cm" svg:viewBox="0 0 107 107" svg:d="M54 107c14 0 28-5 38-15s15-24 15-38-5-28-15-38-24-16-38-16-27 6-38 16c-10 10-16 24-16 38s6 28 16 38c11 10 24 15 38 15z">
          <text:p/>
        </draw:path>
        <draw:path draw:style-name="gr28" draw:text-style-name="P15" draw:layer="layout" svg:width="0.106cm" svg:height="0.106cm" svg:x="4.152cm" svg:y="9.618cm" svg:viewBox="0 0 107 107" svg:d="M53 107c14 0 28-6 37-17 10-9 17-23 17-37s-7-27-17-37c-9-10-23-16-37-16s-27 6-37 16-16 23-16 37 6 28 16 37c10 11 23 17 37 17z">
          <text:p/>
        </draw:path>
        <draw:path draw:style-name="gr28" draw:text-style-name="P15" draw:layer="layout" svg:width="0.105cm" svg:height="0.106cm" svg:x="5.71cm" svg:y="8.198cm" svg:viewBox="0 0 106 107" svg:d="M54 107c14 0 27-6 37-16s15-23 15-37c0-15-5-29-15-39s-23-15-37-15c-15 0-28 5-38 15-11 10-16 24-16 39 0 14 5 27 16 37 10 10 23 16 38 16z">
          <text:p/>
        </draw:path>
        <draw:path draw:style-name="gr28" draw:text-style-name="P15" draw:layer="layout" svg:width="0.105cm" svg:height="0.106cm" svg:x="3.972cm" svg:y="7.926cm" svg:viewBox="0 0 106 107" svg:d="M52 107c14 0 29-6 39-16s15-23 15-37-5-28-15-38-25-16-39-16-27 6-37 16-15 24-15 38 5 27 15 37 23 16 37 16z">
          <text:p/>
        </draw:path>
        <draw:path draw:style-name="gr28" draw:text-style-name="P15" draw:layer="layout" svg:width="0.106cm" svg:height="0.106cm" svg:x="4.048cm" svg:y="9.352cm" svg:viewBox="0 0 107 107" svg:d="M53 107c14 0 27-6 37-16 11-10 17-23 17-37 0-15-6-29-17-39-10-10-23-15-37-15s-28 5-38 15-15 24-15 39c0 14 5 27 15 37s24 16 38 16z">
          <text:p/>
        </draw:path>
        <draw:path draw:style-name="gr28" draw:text-style-name="P15" draw:layer="layout" svg:width="0.106cm" svg:height="0.106cm" svg:x="5.138cm" svg:y="9.949cm" svg:viewBox="0 0 107 107" svg:d="M53 107c15 0 28-6 38-16s16-24 16-38-6-28-16-37c-10-10-23-16-38-16-14 0-28 6-37 16-10 9-16 23-16 37s6 28 16 38c9 10 23 16 37 16z">
          <text:p/>
        </draw:path>
        <draw:path draw:style-name="gr28" draw:text-style-name="P15" draw:layer="layout" svg:width="0.106cm" svg:height="0.106cm" svg:x="5.416cm" svg:y="9.632cm" svg:viewBox="0 0 107 107" svg:d="M53 107c14 0 28-6 37-16 11-11 17-24 17-38s-6-28-17-38c-9-10-23-15-37-15s-27 5-37 15-16 24-16 38 6 27 16 38c10 10 23 16 37 16z">
          <text:p/>
        </draw:path>
        <draw:path draw:style-name="gr28" draw:text-style-name="P15" draw:layer="layout" svg:width="0.105cm" svg:height="0.106cm" svg:x="6.063cm" svg:y="7.461cm" svg:viewBox="0 0 106 107" svg:d="M52 107c15 0 29-6 39-15 10-10 15-24 15-38 0-15-5-28-15-38s-24-16-39-16c-14 0-27 6-37 16s-15 23-15 38c0 14 5 28 15 38 10 9 23 15 37 15z">
          <text:p/>
        </draw:path>
        <draw:path draw:style-name="gr28" draw:text-style-name="P15" draw:layer="layout" svg:width="0.106cm" svg:height="0.106cm" svg:x="5.962cm" svg:y="8.124cm" svg:viewBox="0 0 107 107" svg:d="M53 107c14 0 29-6 39-16s15-23 15-37-5-28-15-37c-10-11-25-17-39-17s-27 6-37 17c-10 9-16 23-16 37s6 27 16 37 23 16 37 16z">
          <text:p/>
        </draw:path>
        <draw:path draw:style-name="gr28" draw:text-style-name="P15" draw:layer="layout" svg:width="0.106cm" svg:height="0.106cm" svg:x="6.545cm" svg:y="8.604cm" svg:viewBox="0 0 107 107" svg:d="M54 107c14 0 28-6 38-16s15-23 15-38c0-14-5-28-15-38-10-9-24-15-38-15s-27 6-38 15c-10 10-16 24-16 38 0 15 6 28 16 38 11 10 24 16 38 16z">
          <text:p/>
        </draw:path>
        <draw:path draw:style-name="gr28" draw:text-style-name="P15" draw:layer="layout" svg:width="0.105cm" svg:height="0.106cm" svg:x="5.057cm" svg:y="8.082cm" svg:viewBox="0 0 106 107" svg:d="M54 107c14 0 27-5 37-15s15-24 15-39c0-14-5-27-15-37s-23-16-37-16-29 6-39 16-15 23-15 37c0 15 5 29 15 39s25 15 39 15z">
          <text:p/>
        </draw:path>
        <draw:path draw:style-name="gr28" draw:text-style-name="P15" draw:layer="layout" svg:width="0.105cm" svg:height="0.106cm" svg:x="5.985cm" svg:y="8.925cm" svg:viewBox="0 0 106 107" svg:d="M54 107c14 0 27-6 37-16s15-23 15-37c0-15-5-29-15-39s-23-15-37-15c-15 0-29 5-39 15s-15 24-15 39c0 14 5 27 15 37s24 16 39 16z">
          <text:p/>
        </draw:path>
        <draw:path draw:style-name="gr29" draw:text-style-name="P15" draw:layer="layout" svg:width="0.106cm" svg:height="0.105cm" svg:x="4.743cm" svg:y="9.107cm" svg:viewBox="0 0 107 106" svg:d="M54 106c14 0 27-5 37-15 10-11 16-24 16-38s-6-28-16-38-23-15-37-15-29 5-38 15c-10 10-16 24-16 38s6 27 16 38c9 10 24 15 38 15z">
          <text:p/>
        </draw:path>
        <draw:path draw:style-name="gr30" draw:text-style-name="P4" draw:layer="layout" svg:width="0.106cm" svg:height="0.105cm" svg:x="4.743cm" svg:y="9.107cm" svg:viewBox="0 0 107 106" svg:d="M54 106c14 0 27-5 37-15 10-11 16-24 16-38s-6-28-16-38-23-15-37-15-29 5-38 15c-10 10-16 24-16 38s6 27 16 38c9 10 24 15 38 15z">
          <text:p/>
        </draw:path>
        <draw:path draw:style-name="gr28" draw:text-style-name="P15" draw:layer="layout" svg:width="0.105cm" svg:height="0.106cm" svg:x="5.154cm" svg:y="9.407cm" svg:viewBox="0 0 106 107" svg:d="M53 107c14 0 28-6 38-16s15-24 15-38-5-27-15-37-24-16-38-16c-15 0-28 6-38 16s-15 23-15 37 5 28 15 38 23 16 38 16z">
          <text:p/>
        </draw:path>
        <draw:path draw:style-name="gr28" draw:text-style-name="P15" draw:layer="layout" svg:width="0.105cm" svg:height="0.106cm" svg:x="5.306cm" svg:y="7.414cm" svg:viewBox="0 0 106 107" svg:d="M52 107c14 0 28-6 38-16s16-24 16-38-6-27-16-37-24-16-38-16-27 6-37 16-15 23-15 37 5 28 15 38 23 16 37 16z">
          <text:p/>
        </draw:path>
        <draw:path draw:style-name="gr28" draw:text-style-name="P15" draw:layer="layout" svg:width="0.106cm" svg:height="0.105cm" svg:x="5.008cm" svg:y="7.904cm" svg:viewBox="0 0 107 106" svg:d="M53 106c14 0 28-5 39-15 9-10 15-23 15-38 0-14-6-27-15-38-11-10-25-15-39-15s-27 5-37 15c-10 11-16 24-16 38 0 15 6 28 16 38s23 15 37 15z">
          <text:p/>
        </draw:path>
        <draw:path draw:style-name="gr28" draw:text-style-name="P15" draw:layer="layout" svg:width="0.106cm" svg:height="0.106cm" svg:x="5.545cm" svg:y="7.986cm" svg:viewBox="0 0 107 107" svg:d="M53 107c14 0 28-5 38-15s16-24 16-38c0-15-6-28-16-38s-24-16-38-16-28 6-38 16-15 23-15 38c0 14 5 28 15 38s24 15 38 15z">
          <text:p/>
        </draw:path>
        <draw:path draw:style-name="gr28" draw:text-style-name="P15" draw:layer="layout" svg:width="0.106cm" svg:height="0.106cm" svg:x="5.425cm" svg:y="7.33cm" svg:viewBox="0 0 107 107" svg:d="M53 107c14 0 27-6 38-16 10-10 16-24 16-38s-6-28-16-38c-11-9-24-15-38-15s-28 6-38 15c-9 10-15 24-15 38s6 28 15 38c10 10 24 16 38 16z">
          <text:p/>
        </draw:path>
        <draw:path draw:style-name="gr28" draw:text-style-name="P15" draw:layer="layout" svg:width="0.106cm" svg:height="0.106cm" svg:x="5.147cm" svg:y="8.93cm" svg:viewBox="0 0 107 107" svg:d="M54 107c14 0 28-6 38-16 9-10 15-23 15-37 0-15-6-28-15-38-10-10-24-16-38-16-15 0-28 6-38 16s-16 23-16 38c0 14 6 27 16 37s23 16 38 16z">
          <text:p/>
        </draw:path>
        <draw:path draw:style-name="gr28" draw:text-style-name="P15" draw:layer="layout" svg:width="0.107cm" svg:height="0.106cm" svg:x="4.777cm" svg:y="9.2cm" svg:viewBox="0 0 108 107" svg:d="M54 107c14 0 27-6 37-17 10-10 17-23 17-37s-7-28-17-38-23-15-37-15-28 5-38 15c-9 10-16 24-16 38s7 27 16 37c10 11 24 17 38 17z">
          <text:p/>
        </draw:path>
        <draw:path draw:style-name="gr28" draw:text-style-name="P15" draw:layer="layout" svg:width="0.106cm" svg:height="0.106cm" svg:x="4.695cm" svg:y="8.648cm" svg:viewBox="0 0 107 107" svg:d="M53 107c14 0 28-5 39-15 9-10 15-24 15-38s-6-27-15-37c-11-11-25-17-39-17s-27 6-37 17c-10 10-16 23-16 37s6 28 16 38 23 15 37 15z">
          <text:p/>
        </draw:path>
        <draw:path draw:style-name="gr28" draw:text-style-name="P15" draw:layer="layout" svg:width="0.106cm" svg:height="0.106cm" svg:x="4.519cm" svg:y="9.014cm" svg:viewBox="0 0 107 107" svg:d="M54 107c14 0 28-6 38-16 9-10 15-24 15-38s-6-28-15-38c-10-10-24-15-38-15-15 0-28 5-38 15s-16 24-16 38 6 28 16 38 23 16 38 16z">
          <text:p/>
        </draw:path>
        <draw:path draw:style-name="gr28" draw:text-style-name="P15" draw:layer="layout" svg:width="0.106cm" svg:height="0.105cm" svg:x="4.921cm" svg:y="9.305cm" svg:viewBox="0 0 107 106" svg:d="M53 106c15 0 28-5 38-16 10-10 16-23 16-38 0-14-6-27-16-37s-23-15-38-15c-14 0-28 5-38 15s-15 23-15 37c0 15 5 28 15 38 10 11 24 16 38 16z">
          <text:p/>
        </draw:path>
        <draw:path draw:style-name="gr28" draw:text-style-name="P15" draw:layer="layout" svg:width="0.106cm" svg:height="0.106cm" svg:x="3.919cm" svg:y="7.208cm" svg:viewBox="0 0 107 107" svg:d="M54 107c14 0 28-6 38-16 10-11 15-24 15-38s-5-28-15-38-24-15-38-15-27 5-38 15c-10 10-16 24-16 38s6 27 16 38c11 10 24 16 38 16z">
          <text:p/>
        </draw:path>
        <draw:path draw:style-name="gr28" draw:text-style-name="P15" draw:layer="layout" svg:width="0.106cm" svg:height="0.106cm" svg:x="4.837cm" svg:y="7.968cm" svg:viewBox="0 0 107 107" svg:d="M54 107c14 0 27-5 37-15s16-24 16-39c0-14-6-27-16-37s-23-16-37-16c-15 0-29 6-38 16-10 10-16 23-16 37 0 15 6 29 16 39 9 10 23 15 38 15z">
          <text:p/>
        </draw:path>
        <draw:path draw:style-name="gr28" draw:text-style-name="P15" draw:layer="layout" svg:width="0.106cm" svg:height="0.106cm" svg:x="6.255cm" svg:y="7.173cm" svg:viewBox="0 0 107 107" svg:d="M53 107c14 0 27-6 37-16 11-10 17-23 17-37s-6-28-17-39c-10-10-23-15-37-15s-28 5-38 15c-10 11-15 25-15 39s5 27 15 37 24 16 38 16z">
          <text:p/>
        </draw:path>
        <draw:path draw:style-name="gr28" draw:text-style-name="P15" draw:layer="layout" svg:width="0.106cm" svg:height="0.107cm" svg:x="5.624cm" svg:y="8.872cm" svg:viewBox="0 0 107 108" svg:d="M53 108c14 0 28-7 38-17 11-10 16-23 16-37s-5-28-16-38c-10-10-24-16-38-16s-27 6-37 16-16 24-16 38 6 27 16 37 23 17 37 17z">
          <text:p/>
        </draw:path>
        <draw:path draw:style-name="gr28" draw:text-style-name="P15" draw:layer="layout" svg:width="0.106cm" svg:height="0.106cm" svg:x="5.514cm" svg:y="8.3cm" svg:viewBox="0 0 107 107" svg:d="M53 107c14 0 27-6 37-15 10-10 17-24 17-38 0-15-7-28-17-38s-23-16-37-16-28 6-38 16-15 23-15 38c0 14 5 28 15 38 10 9 24 15 38 15z">
          <text:p/>
        </draw:path>
        <draw:path draw:style-name="gr28" draw:text-style-name="P15" draw:layer="layout" svg:width="0.106cm" svg:height="0.105cm" svg:x="4.044cm" svg:y="8.739cm" svg:viewBox="0 0 107 106" svg:d="M53 106c14 0 27-5 37-15s17-23 17-37-7-29-17-39-23-15-37-15-28 5-38 15c-9 10-15 25-15 39s6 27 15 37c10 10 24 15 38 15z">
          <text:p/>
        </draw:path>
        <draw:path draw:style-name="gr28" draw:text-style-name="P15" draw:layer="layout" svg:width="0.106cm" svg:height="0.106cm" svg:x="3.816cm" svg:y="8.889cm" svg:viewBox="0 0 107 107" svg:d="M54 107c14 0 27-6 37-16 10-11 16-24 16-38s-6-28-16-38-23-15-37-15-28 5-39 15c-10 10-15 24-15 38s5 27 15 38c11 10 25 16 39 16z">
          <text:p/>
        </draw:path>
        <draw:path draw:style-name="gr28" draw:text-style-name="P15" draw:layer="layout" svg:width="0.106cm" svg:height="0.106cm" svg:x="4.381cm" svg:y="9.921cm" svg:viewBox="0 0 107 107" svg:d="M53 107c14 0 27-6 38-16 10-9 16-23 16-37s-6-27-16-37c-11-10-24-17-38-17s-28 7-38 17-15 23-15 37 5 28 15 37c10 10 24 16 38 16z">
          <text:p/>
        </draw:path>
        <draw:path draw:style-name="gr28" draw:text-style-name="P15" draw:layer="layout" svg:width="0.106cm" svg:height="0.106cm" svg:x="5.014cm" svg:y="8.997cm" svg:viewBox="0 0 107 107" svg:d="M53 107c14 0 28-5 38-15 10-11 16-25 16-39s-6-27-16-37-24-16-38-16-28 6-38 16-15 23-15 37 5 28 15 39c10 10 24 15 38 15z">
          <text:p/>
        </draw:path>
        <draw:path draw:style-name="gr28" draw:text-style-name="P15" draw:layer="layout" svg:width="0.106cm" svg:height="0.106cm" svg:x="5.894cm" svg:y="8.144cm" svg:viewBox="0 0 107 107" svg:d="M54 107c14 0 27-5 37-16 10-10 16-24 16-38s-6-27-16-37-23-16-37-16-29 6-39 16-15 23-15 37 5 28 15 38c10 11 25 16 39 16z">
          <text:p/>
        </draw:path>
        <draw:path draw:style-name="gr28" draw:text-style-name="P15" draw:layer="layout" svg:width="0.105cm" svg:height="0.106cm" svg:x="5.497cm" svg:y="9.324cm" svg:viewBox="0 0 106 107" svg:d="M54 107c14 0 27-5 37-15s15-25 15-39-5-27-15-37-23-16-37-16c-15 0-28 6-39 16-10 10-15 23-15 37s5 29 15 39c11 10 24 15 39 15z">
          <text:p/>
        </draw:path>
        <draw:path draw:style-name="gr28" draw:text-style-name="P15" draw:layer="layout" svg:width="0.106cm" svg:height="0.106cm" svg:x="4.121cm" svg:y="9.303cm" svg:viewBox="0 0 107 107" svg:d="M54 107c14 0 28-6 38-17 10-10 15-23 15-37s-5-28-15-38-24-15-38-15-28 5-38 15-16 24-16 38 6 27 16 37c10 11 24 17 38 17z">
          <text:p/>
        </draw:path>
        <draw:path draw:style-name="gr28" draw:text-style-name="P15" draw:layer="layout" svg:width="0.106cm" svg:height="0.106cm" svg:x="6.069cm" svg:y="8.673cm" svg:viewBox="0 0 107 107" svg:d="M53 107c14 0 28-5 38-16 10-10 16-24 16-38s-6-27-16-37-24-16-38-16-28 6-38 16-15 23-15 37 5 28 15 38c10 11 24 16 38 16z">
          <text:p/>
        </draw:path>
        <draw:path draw:style-name="gr28" draw:text-style-name="P15" draw:layer="layout" svg:width="0.106cm" svg:height="0.106cm" svg:x="4.799cm" svg:y="8.566cm" svg:viewBox="0 0 107 107" svg:d="M53 107c14 0 27-5 38-16 10-10 16-24 16-38s-6-27-16-37c-11-10-24-16-38-16s-28 6-38 16c-9 10-15 23-15 37s6 28 15 38c10 11 24 16 38 16z">
          <text:p/>
        </draw:path>
        <draw:path draw:style-name="gr28" draw:text-style-name="P15" draw:layer="layout" svg:width="0.106cm" svg:height="0.106cm" svg:x="5.323cm" svg:y="8.937cm" svg:viewBox="0 0 107 107" svg:d="M53 107c14 0 28-6 38-16 10-9 16-23 16-37 0-15-6-28-16-38s-24-16-38-16-27 6-37 16-16 23-16 38c0 14 6 28 16 37 10 10 23 16 37 16z">
          <text:p/>
        </draw:path>
        <draw:path draw:style-name="gr28" draw:text-style-name="P15" draw:layer="layout" svg:width="0.106cm" svg:height="0.106cm" svg:x="5.032cm" svg:y="9.113cm" svg:viewBox="0 0 107 107" svg:d="M53 107c15 0 29-6 39-16s15-24 15-38-5-28-15-38-24-15-39-15c-14 0-27 5-37 15s-16 24-16 38 6 28 16 38 23 16 37 16z">
          <text:p/>
        </draw:path>
        <draw:path draw:style-name="gr28" draw:text-style-name="P15" draw:layer="layout" svg:width="0.106cm" svg:height="0.105cm" svg:x="5.435cm" svg:y="8.093cm" svg:viewBox="0 0 107 106" svg:d="M53 106c14 0 28-5 38-15s16-23 16-38-6-28-16-38-24-15-38-15-28 5-38 15-15 23-15 38 5 28 15 38 24 15 38 15z">
          <text:p/>
        </draw:path>
        <draw:path draw:style-name="gr28" draw:text-style-name="P15" draw:layer="layout" svg:width="0.106cm" svg:height="0.106cm" svg:x="4.9cm" svg:y="8.774cm" svg:viewBox="0 0 107 107" svg:d="M53 107c14 0 27-6 38-16 10-10 16-24 16-38s-6-27-16-37c-11-10-24-16-38-16s-28 6-38 16-15 23-15 37 5 28 15 38 24 16 38 16z">
          <text:p/>
        </draw:path>
        <draw:path draw:style-name="gr28" draw:text-style-name="P15" draw:layer="layout" svg:width="0.106cm" svg:height="0.106cm" svg:x="4.921cm" svg:y="8.969cm" svg:viewBox="0 0 107 107" svg:d="M53 107c15 0 28-6 38-16s16-23 16-37-6-28-16-38c-10-11-23-16-38-16-14 0-28 5-38 16-10 10-15 24-15 38s5 27 15 37 24 16 38 16z">
          <text:p/>
        </draw:path>
        <draw:path draw:style-name="gr28" draw:text-style-name="P15" draw:layer="layout" svg:width="0.106cm" svg:height="0.106cm" svg:x="5.153cm" svg:y="8.941cm" svg:viewBox="0 0 107 107" svg:d="M54 107c14 0 28-6 38-16s15-23 15-37-5-29-15-38c-10-10-24-16-38-16-15 0-28 6-38 16-10 9-16 24-16 38s6 27 16 37 23 16 38 16z">
          <text:p/>
        </draw:path>
        <draw:path draw:style-name="gr28" draw:text-style-name="P15" draw:layer="layout" svg:width="0.106cm" svg:height="0.106cm" svg:x="5.514cm" svg:y="9.025cm" svg:viewBox="0 0 107 107" svg:d="M53 107c14 0 28-5 38-15s16-24 16-39c0-14-6-27-16-37s-24-16-38-16-27 6-37 16-16 23-16 37c0 15 6 29 16 39s23 15 37 15z">
          <text:p/>
        </draw:path>
        <draw:path draw:style-name="gr28" draw:text-style-name="P15" draw:layer="layout" svg:width="0.106cm" svg:height="0.105cm" svg:x="5.203cm" svg:y="8.539cm" svg:viewBox="0 0 107 106" svg:d="M53 106c14 0 27-5 37-15 11-10 17-23 17-38 0-14-6-27-17-38-10-10-23-15-37-15s-28 5-38 15c-10 11-15 24-15 38 0 15 5 28 15 38s24 15 38 15z">
          <text:p/>
        </draw:path>
        <draw:path draw:style-name="gr28" draw:text-style-name="P15" draw:layer="layout" svg:width="0.106cm" svg:height="0.106cm" svg:x="5.322cm" svg:y="8.687cm" svg:viewBox="0 0 107 107" svg:d="M53 107c14 0 27-6 38-16 10-11 16-24 16-38s-6-28-16-38c-11-10-24-15-38-15s-28 5-38 15-15 24-15 38 5 27 15 38c10 10 24 16 38 16z">
          <text:p/>
        </draw:path>
        <draw:path draw:style-name="gr28" draw:text-style-name="P15" draw:layer="layout" svg:width="0.106cm" svg:height="0.105cm" svg:x="4.967cm" svg:y="8.612cm" svg:viewBox="0 0 107 106" svg:d="M54 106c14 0 28-5 37-15 10-10 16-24 16-38 0-15-6-28-16-38-9-10-23-15-37-15s-27 5-38 15c-10 10-16 23-16 38 0 14 6 28 16 38 11 10 24 15 38 15z">
          <text:p/>
        </draw:path>
        <draw:path draw:style-name="gr28" draw:text-style-name="P15" draw:layer="layout" svg:width="0.106cm" svg:height="0.106cm" svg:x="4.778cm" svg:y="9.128cm" svg:viewBox="0 0 107 107" svg:d="M53 107c14 0 27-6 37-16s17-23 17-38c0-14-7-28-17-38-10-9-23-15-37-15s-28 6-37 15c-10 10-16 24-16 38 0 15 6 28 16 38 9 10 23 16 37 16z">
          <text:p/>
        </draw:path>
        <draw:path draw:style-name="gr28" draw:text-style-name="P15" draw:layer="layout" svg:width="0.106cm" svg:height="0.106cm" svg:x="5.716cm" svg:y="8.764cm" svg:viewBox="0 0 107 107" svg:d="M54 107c14 0 27-6 37-16 10-9 16-23 16-37s-6-27-16-37-23-17-37-17-28 7-38 17-16 23-16 37 6 28 16 37c10 10 24 16 38 16z">
          <text:p/>
        </draw:path>
        <draw:path draw:style-name="gr28" draw:text-style-name="P15" draw:layer="layout" svg:width="0.106cm" svg:height="0.106cm" svg:x="4.677cm" svg:y="8.732cm" svg:viewBox="0 0 107 107" svg:d="M53 107c14 0 28-5 38-15 9-10 16-24 16-38s-7-28-16-38c-10-10-24-16-38-16s-27 6-37 16-16 24-16 38 6 28 16 38 23 15 37 15z">
          <text:p/>
        </draw:path>
        <draw:path draw:style-name="gr28" draw:text-style-name="P15" draw:layer="layout" svg:width="0.106cm" svg:height="0.105cm" svg:x="5.646cm" svg:y="8.129cm" svg:viewBox="0 0 107 106" svg:d="M53 106c14 0 29-5 39-15 9-10 15-23 15-37 0-15-6-28-15-38-10-11-25-16-39-16s-27 5-37 16c-10 10-16 23-16 38 0 14 6 27 16 37s23 15 37 15z">
          <text:p/>
        </draw:path>
        <draw:path draw:style-name="gr28" draw:text-style-name="P15" draw:layer="layout" svg:width="0.105cm" svg:height="0.106cm" svg:x="6.433cm" svg:y="8.213cm" svg:viewBox="0 0 106 107" svg:d="M53 107c15 0 28-6 38-16 10-9 15-23 15-37s-5-28-15-38-23-16-38-16c-14 0-27 6-38 16-10 10-15 24-15 38s5 28 15 37c11 10 24 16 38 16z">
          <text:p/>
        </draw:path>
        <draw:path draw:style-name="gr28" draw:text-style-name="P15" draw:layer="layout" svg:width="0.106cm" svg:height="0.106cm" svg:x="5.661cm" svg:y="7.157cm" svg:viewBox="0 0 107 107" svg:d="M53 107c15 0 28-6 38-16 10-9 16-23 16-37s-6-28-16-38-23-16-38-16c-14 0-28 6-38 16-9 10-15 24-15 38s6 28 15 37c10 10 24 16 38 16z">
          <text:p/>
        </draw:path>
        <draw:path draw:style-name="gr28" draw:text-style-name="P15" draw:layer="layout" svg:width="0.106cm" svg:height="0.106cm" svg:x="5.459cm" svg:y="7.362cm" svg:viewBox="0 0 107 107" svg:d="M53 107c15 0 28-5 38-15s16-24 16-38c0-15-6-28-16-38s-23-16-38-16c-14 0-28 6-38 16s-15 23-15 38c0 14 5 28 15 38s24 15 38 15z">
          <text:p/>
        </draw:path>
        <draw:path draw:style-name="gr28" draw:text-style-name="P15" draw:layer="layout" svg:width="0.106cm" svg:height="0.106cm" svg:x="5.929cm" svg:y="8.793cm" svg:viewBox="0 0 107 107" svg:d="M54 107c14 0 28-6 37-15 10-10 16-25 16-39s-6-27-16-37c-9-10-23-16-37-16s-27 6-37 16-17 23-17 37 7 29 17 39c10 9 23 15 37 15z">
          <text:p/>
        </draw:path>
        <draw:path draw:style-name="gr28" draw:text-style-name="P15" draw:layer="layout" svg:width="0.106cm" svg:height="0.106cm" svg:x="5.673cm" svg:y="7.279cm" svg:viewBox="0 0 107 107" svg:d="M54 107c14 0 27-6 37-16s16-23 16-37-6-28-16-39c-10-10-23-15-37-15-15 0-29 5-39 15-10 11-15 25-15 39s5 27 15 37 24 16 39 16z">
          <text:p/>
        </draw:path>
        <draw:path draw:style-name="gr28" draw:text-style-name="P15" draw:layer="layout" svg:width="0.106cm" svg:height="0.106cm" svg:x="5.762cm" svg:y="8.795cm" svg:viewBox="0 0 107 107" svg:d="M53 107c15 0 29-6 39-16s15-24 15-38-5-28-15-38-24-15-39-15c-14 0-27 5-37 15s-16 24-16 38 6 28 16 38 23 16 37 16z">
          <text:p/>
        </draw:path>
        <draw:path draw:style-name="gr28" draw:text-style-name="P15" draw:layer="layout" svg:width="0.106cm" svg:height="0.107cm" svg:x="5.982cm" svg:y="8.032cm" svg:viewBox="0 0 107 108" svg:d="M53 108c15 0 29-7 39-17s15-23 15-37-5-28-15-37c-10-10-24-17-39-17-14 0-27 7-37 17-10 9-16 23-16 37s6 27 16 37 23 17 37 17z">
          <text:p/>
        </draw:path>
        <draw:path draw:style-name="gr28" draw:text-style-name="P15" draw:layer="layout" svg:width="0.106cm" svg:height="0.106cm" svg:x="5.11cm" svg:y="9.606cm" svg:viewBox="0 0 107 107" svg:d="M53 107c14 0 27-5 38-15 10-10 16-24 16-38s-6-27-16-37c-11-10-24-17-38-17s-28 7-38 17-15 23-15 37 5 28 15 38 24 15 38 15z">
          <text:p/>
        </draw:path>
        <draw:path draw:style-name="gr28" draw:text-style-name="P15" draw:layer="layout" svg:width="0.106cm" svg:height="0.106cm" svg:x="6.043cm" svg:y="8.861cm" svg:viewBox="0 0 107 107" svg:d="M53 107c14 0 27-6 37-16 11-10 17-23 17-37s-6-28-17-37c-10-11-23-17-37-17s-28 6-38 17c-10 9-15 23-15 37s5 27 15 37 24 16 38 16z">
          <text:p/>
        </draw:path>
        <draw:path draw:style-name="gr28" draw:text-style-name="P15" draw:layer="layout" svg:width="0.106cm" svg:height="0.106cm" svg:x="6.867cm" svg:y="9.66cm" svg:viewBox="0 0 107 107" svg:d="M54 107c14 0 28-6 38-16s15-23 15-37c0-15-5-29-15-39s-24-15-38-15-27 5-37 15c-11 10-17 24-17 39 0 14 6 27 17 37 10 10 23 16 37 16z">
          <text:p/>
        </draw:path>
        <draw:path draw:style-name="gr28" draw:text-style-name="P15" draw:layer="layout" svg:width="0.106cm" svg:height="0.106cm" svg:x="4.909cm" svg:y="8.484cm" svg:viewBox="0 0 107 107" svg:d="M53 107c14 0 28-6 38-16s16-24 16-38-6-28-16-38-24-15-38-15-28 5-38 15-15 24-15 38 5 28 15 38 24 16 38 16z">
          <text:p/>
        </draw:path>
        <draw:path draw:style-name="gr28" draw:text-style-name="P15" draw:layer="layout" svg:width="0.105cm" svg:height="0.106cm" svg:x="6.601cm" svg:y="8.503cm" svg:viewBox="0 0 106 107" svg:d="M52 107c16 0 29-5 39-15s15-24 15-39c0-14-5-27-15-37s-23-16-39-16c-14 0-27 6-37 16s-15 23-15 37c0 15 5 29 15 39s23 15 37 15z">
          <text:p/>
        </draw:path>
        <draw:path draw:style-name="gr28" draw:text-style-name="P15" draw:layer="layout" svg:width="0.106cm" svg:height="0.106cm" svg:x="7.213cm" svg:y="7.839cm" svg:viewBox="0 0 107 107" svg:d="M53 107c14 0 28-5 39-15 10-11 15-25 15-39s-5-27-15-37c-11-10-25-16-39-16s-27 6-37 16-16 23-16 37 6 28 16 39c10 10 23 15 37 15z">
          <text:p/>
        </draw:path>
        <draw:path draw:style-name="gr28" draw:text-style-name="P15" draw:layer="layout" svg:width="0.106cm" svg:height="0.106cm" svg:x="6.24cm" svg:y="8.228cm" svg:viewBox="0 0 107 107" svg:d="M54 107c14 0 28-6 38-16s15-23 15-37-5-28-15-38-24-16-38-16-27 6-37 16c-11 10-17 24-17 38s6 27 17 37c10 10 23 16 37 16z">
          <text:p/>
        </draw:path>
        <draw:path draw:style-name="gr28" draw:text-style-name="P15" draw:layer="layout" svg:width="0.106cm" svg:height="0.105cm" svg:x="6.215cm" svg:y="9.543cm" svg:viewBox="0 0 107 106" svg:d="M54 106c14 0 28-5 38-15s15-23 15-38-5-28-15-38-24-15-38-15-28 5-38 15-16 23-16 38 6 28 16 38 24 15 38 15z">
          <text:p/>
        </draw:path>
        <draw:path draw:style-name="gr28" draw:text-style-name="P15" draw:layer="layout" svg:width="0.106cm" svg:height="0.106cm" svg:x="5.976cm" svg:y="8.416cm" svg:viewBox="0 0 107 107" svg:d="M53 107c15 0 29-6 39-16s15-23 15-37-5-29-15-39-24-15-39-15c-14 0-27 5-37 15s-16 25-16 39 6 27 16 37 23 16 37 16z">
          <text:p/>
        </draw:path>
        <draw:path draw:style-name="gr28" draw:text-style-name="P15" draw:layer="layout" svg:width="0.106cm" svg:height="0.106cm" svg:x="5.934cm" svg:y="9.416cm" svg:viewBox="0 0 107 107" svg:d="M53 107c14 0 27-6 37-16 10-11 17-24 17-38s-7-28-17-38-23-15-37-15-28 5-37 15c-10 10-16 24-16 38s6 27 16 38c9 10 23 16 37 16z">
          <text:p/>
        </draw:path>
        <draw:path draw:style-name="gr28" draw:text-style-name="P15" draw:layer="layout" svg:width="0.105cm" svg:height="0.106cm" svg:x="6.556cm" svg:y="7.582cm" svg:viewBox="0 0 106 107" svg:d="M53 107c14 0 28-5 38-15s15-24 15-38-5-28-15-38-24-16-38-16-27 6-37 16c-11 10-16 24-16 38s5 28 16 38c10 10 23 15 37 15z">
          <text:p/>
        </draw:path>
        <draw:path draw:style-name="gr28" draw:text-style-name="P15" draw:layer="layout" svg:width="0.105cm" svg:height="0.106cm" svg:x="5.29cm" svg:y="9.593cm" svg:viewBox="0 0 106 107" svg:d="M54 107c14 0 27-6 37-16s15-23 15-37-5-28-15-38c-10-11-23-16-37-16s-28 5-38 16c-11 10-16 24-16 38s5 27 16 37c10 10 24 16 38 16z">
          <text:p/>
        </draw:path>
        <draw:path draw:style-name="gr28" draw:text-style-name="P15" draw:layer="layout" svg:width="0.106cm" svg:height="0.106cm" svg:x="6.108cm" svg:y="9.09cm" svg:viewBox="0 0 107 107" svg:d="M54 107c14 0 27-6 37-16s16-24 16-38-6-27-16-37-23-16-37-16-29 6-39 16-15 23-15 37 5 28 15 38 25 16 39 16z">
          <text:p/>
        </draw:path>
        <draw:path draw:style-name="gr28" draw:text-style-name="P15" draw:layer="layout" svg:width="0.106cm" svg:height="0.105cm" svg:x="5.107cm" svg:y="9.097cm" svg:viewBox="0 0 107 106" svg:d="M53 106c14 0 27-5 37-16 11-10 17-23 17-37 0-15-6-28-17-38-10-10-23-15-37-15s-28 5-37 15c-10 10-16 23-16 38 0 14 6 27 16 37 9 11 23 16 37 16z">
          <text:p/>
        </draw:path>
        <draw:path draw:style-name="gr28" draw:text-style-name="P15" draw:layer="layout" svg:width="0.105cm" svg:height="0.106cm" svg:x="5.883cm" svg:y="7.92cm" svg:viewBox="0 0 106 107" svg:d="M53 107c14 0 28-5 38-15s15-24 15-38-5-27-15-37c-10-11-24-17-38-17-15 0-28 6-38 17-10 10-15 23-15 37s5 28 15 38 23 15 38 15z">
          <text:p/>
        </draw:path>
        <draw:path draw:style-name="gr28" draw:text-style-name="P15" draw:layer="layout" svg:width="0.106cm" svg:height="0.106cm" svg:x="5.236cm" svg:y="9.156cm" svg:viewBox="0 0 107 107" svg:d="M53 107c15 0 29-6 39-16 9-10 15-23 15-37s-6-29-15-39c-10-10-24-15-39-15-14 0-27 5-37 15s-16 25-16 39 6 27 16 37 23 16 37 16z">
          <text:p/>
        </draw:path>
        <draw:path draw:style-name="gr28" draw:text-style-name="P15" draw:layer="layout" svg:width="0.106cm" svg:height="0.106cm" svg:x="4.959cm" svg:y="8.515cm" svg:viewBox="0 0 107 107" svg:d="M54 107c14 0 28-6 38-15 9-10 15-24 15-38 0-15-6-28-15-38-10-10-24-16-38-16s-28 6-38 16-16 23-16 38c0 14 6 28 16 38 10 9 24 15 38 15z">
          <text:p/>
        </draw:path>
        <draw:path draw:style-name="gr28" draw:text-style-name="P15" draw:layer="layout" svg:width="0.106cm" svg:height="0.106cm" svg:x="5.367cm" svg:y="9.316cm" svg:viewBox="0 0 107 107" svg:d="M54 107c14 0 28-5 37-15 10-11 16-25 16-39s-6-27-16-37c-9-10-23-16-37-16-15 0-28 6-38 16s-16 23-16 37 6 28 16 39c10 10 23 15 38 15z">
          <text:p/>
        </draw:path>
        <draw:path draw:style-name="gr28" draw:text-style-name="P15" draw:layer="layout" svg:width="0.106cm" svg:height="0.106cm" svg:x="6.069cm" svg:y="8.313cm" svg:viewBox="0 0 107 107" svg:d="M53 107c14 0 28-6 38-16s16-23 16-37-6-29-16-39-24-15-38-15-28 5-38 15-15 25-15 39 5 27 15 37 24 16 38 16z">
          <text:p/>
        </draw:path>
        <draw:path draw:style-name="gr28" draw:text-style-name="P15" draw:layer="layout" svg:width="0.105cm" svg:height="0.106cm" svg:x="5.987cm" svg:y="8.01cm" svg:viewBox="0 0 106 107" svg:d="M53 107c14 0 28-5 38-15s15-24 15-38-5-27-15-38c-10-10-24-16-38-16-15 0-28 6-38 16-10 11-15 24-15 38s5 28 15 38 23 15 38 15z">
          <text:p/>
        </draw:path>
        <draw:path draw:style-name="gr28" draw:text-style-name="P15" draw:layer="layout" svg:width="0.106cm" svg:height="0.106cm" svg:x="5.422cm" svg:y="8.766cm" svg:viewBox="0 0 107 107" svg:d="M53 107c14 0 28-6 37-16 11-9 17-23 17-37s-6-27-17-37c-9-10-23-17-37-17s-27 7-37 17-16 23-16 37 6 28 16 37c10 10 23 16 37 16z">
          <text:p/>
        </draw:path>
        <draw:path draw:style-name="gr28" draw:text-style-name="P15" draw:layer="layout" svg:width="0.106cm" svg:height="0.106cm" svg:x="5.133cm" svg:y="8.762cm" svg:viewBox="0 0 107 107" svg:d="M53 107c15 0 29-6 39-16 9-10 15-23 15-37s-6-28-15-37c-10-10-24-17-39-17-14 0-27 7-37 17-10 9-16 23-16 37s6 27 16 37 23 16 37 16z">
          <text:p/>
        </draw:path>
        <draw:path draw:style-name="gr28" draw:text-style-name="P15" draw:layer="layout" svg:width="0.105cm" svg:height="0.105cm" svg:x="6.381cm" svg:y="8.287cm" svg:viewBox="0 0 106 106" svg:d="M53 106c14 0 28-5 38-15s15-24 15-39c0-14-5-27-15-37s-24-15-38-15-28 5-38 15-15 23-15 37c0 15 5 29 15 39s24 15 38 15z">
          <text:p/>
        </draw:path>
        <draw:path draw:style-name="gr28" draw:text-style-name="P15" draw:layer="layout" svg:width="0.106cm" svg:height="0.106cm" svg:x="5.315cm" svg:y="9.581cm" svg:viewBox="0 0 107 107" svg:d="M53 107c14 0 27-6 37-15 11-10 17-24 17-38s-6-28-17-38c-10-10-23-16-37-16s-28 6-38 16-15 24-15 38 5 28 15 38c10 9 24 15 38 15z">
          <text:p/>
        </draw:path>
        <draw:path draw:style-name="gr28" draw:text-style-name="P15" draw:layer="layout" svg:width="0.106cm" svg:height="0.106cm" svg:x="6.069cm" svg:y="7.149cm" svg:viewBox="0 0 107 107" svg:d="M53 107c14 0 29-5 39-15s15-24 15-38c0-15-5-28-15-38s-25-16-39-16-27 6-37 16-16 23-16 38c0 14 6 28 16 38s23 15 37 15z">
          <text:p/>
        </draw:path>
        <draw:path draw:style-name="gr28" draw:text-style-name="P15" draw:layer="layout" svg:width="0.106cm" svg:height="0.106cm" svg:x="4.448cm" svg:y="9.144cm" svg:viewBox="0 0 107 107" svg:d="M54 107c14 0 27-6 37-16s16-23 16-37c0-15-6-29-16-39-10-9-23-15-37-15s-28 6-38 15c-11 10-16 24-16 39 0 14 5 27 16 37 10 10 24 16 38 16z">
          <text:p/>
        </draw:path>
        <draw:path draw:style-name="gr28" draw:text-style-name="P15" draw:layer="layout" svg:width="0.106cm" svg:height="0.106cm" svg:x="6.123cm" svg:y="9.033cm" svg:viewBox="0 0 107 107" svg:d="M54 107c14 0 27-6 37-16 10-9 16-23 16-37 0-15-6-28-16-38s-23-16-37-16-28 6-39 16c-10 10-15 23-15 38 0 14 5 28 15 37 11 10 25 16 39 16z">
          <text:p/>
        </draw:path>
        <draw:path draw:style-name="gr28" draw:text-style-name="P15" draw:layer="layout" svg:width="0.105cm" svg:height="0.106cm" svg:x="5.23cm" svg:y="8.859cm" svg:viewBox="0 0 106 107" svg:d="M52 107c15 0 29-5 39-15s15-24 15-38-5-27-15-37c-10-11-24-17-39-17-14 0-27 6-37 17-10 10-15 23-15 37s5 28 15 38 23 15 37 15z">
          <text:p/>
        </draw:path>
        <draw:path draw:style-name="gr28" draw:text-style-name="P15" draw:layer="layout" svg:width="0.106cm" svg:height="0.106cm" svg:x="5.271cm" svg:y="9.444cm" svg:viewBox="0 0 107 107" svg:d="M54 107c14 0 28-5 38-15s15-24 15-39c0-14-5-27-15-37s-24-16-38-16-28 6-38 16-16 23-16 37c0 15 6 29 16 39s24 15 38 15z">
          <text:p/>
        </draw:path>
        <draw:path draw:style-name="gr28" draw:text-style-name="P15" draw:layer="layout" svg:width="0.106cm" svg:height="0.106cm" svg:x="5.261cm" svg:y="7.975cm" svg:viewBox="0 0 107 107" svg:d="M54 107c14 0 27-6 37-16s16-23 16-38c0-14-6-28-16-37-10-10-23-16-37-16-15 0-29 6-39 16-9 9-15 23-15 37 0 15 6 28 15 38 10 10 24 16 39 16z">
          <text:p/>
        </draw:path>
        <draw:path draw:style-name="gr28" draw:text-style-name="P15" draw:layer="layout" svg:width="0.106cm" svg:height="0.106cm" svg:x="5.999cm" svg:y="9.378cm" svg:viewBox="0 0 107 107" svg:d="M54 107c14 0 27-5 37-15s16-24 16-38-6-27-16-38c-10-10-23-16-37-16s-29 6-39 16c-10 11-15 24-15 38s5 28 15 38 25 15 39 15z">
          <text:p/>
        </draw:path>
        <draw:path draw:style-name="gr28" draw:text-style-name="P15" draw:layer="layout" svg:width="0.106cm" svg:height="0.106cm" svg:x="4.408cm" svg:y="9.714cm" svg:viewBox="0 0 107 107" svg:d="M53 107c15 0 28-6 38-16s16-24 16-38-6-27-16-37-23-16-38-16c-14 0-28 6-38 16-9 10-15 23-15 37s6 28 15 38c10 10 24 16 38 16z">
          <text:p/>
        </draw:path>
        <draw:path draw:style-name="gr28" draw:text-style-name="P15" draw:layer="layout" svg:width="0.106cm" svg:height="0.105cm" svg:x="5.691cm" svg:y="7.263cm" svg:viewBox="0 0 107 106" svg:d="M54 106c14 0 28-5 38-15 9-10 15-23 15-38 0-14-6-28-15-38-10-10-24-15-38-15s-28 5-38 15-16 24-16 38c0 15 6 28 16 38s24 15 38 15z">
          <text:p/>
        </draw:path>
        <draw:path draw:style-name="gr28" draw:text-style-name="P15" draw:layer="layout" svg:width="0.106cm" svg:height="0.106cm" svg:x="5.017cm" svg:y="7.894cm" svg:viewBox="0 0 107 107" svg:d="M53 107c14 0 28-6 38-16s16-23 16-37-6-29-16-39c-10-9-24-15-38-15s-28 6-38 15c-10 10-15 25-15 39s5 27 15 37 24 16 38 16z">
          <text:p/>
        </draw:path>
        <draw:path draw:style-name="gr28" draw:text-style-name="P15" draw:layer="layout" svg:width="0.106cm" svg:height="0.106cm" svg:x="5.662cm" svg:y="8.857cm" svg:viewBox="0 0 107 107" svg:d="M53 107c15 0 29-6 38-16 10-10 16-23 16-37s-6-28-16-39c-9-10-23-15-38-15-14 0-27 5-37 15-10 11-16 25-16 39s6 27 16 37 23 16 37 16z">
          <text:p/>
        </draw:path>
        <draw:path draw:style-name="gr28" draw:text-style-name="P15" draw:layer="layout" svg:width="0.105cm" svg:height="0.105cm" svg:x="5.129cm" svg:y="9.248cm" svg:viewBox="0 0 106 106" svg:d="M52 106c14 0 29-5 39-15s15-23 15-37c0-16-5-29-15-39s-25-15-39-15-27 5-37 15-15 23-15 39c0 14 5 27 15 37s23 15 37 15z">
          <text:p/>
        </draw:path>
        <draw:path draw:style-name="gr28" draw:text-style-name="P15" draw:layer="layout" svg:width="0.106cm" svg:height="0.106cm" svg:x="4.798cm" svg:y="9.059cm" svg:viewBox="0 0 107 107" svg:d="M53 107c14 0 27-6 38-16 10-10 16-23 16-37s-6-28-16-39c-11-10-24-15-38-15s-27 5-37 15c-10 11-16 25-16 39s6 27 16 37 23 16 37 16z">
          <text:p/>
        </draw:path>
        <draw:path draw:style-name="gr28" draw:text-style-name="P15" draw:layer="layout" svg:width="0.106cm" svg:height="0.106cm" svg:x="4.961cm" svg:y="9.081cm" svg:viewBox="0 0 107 107" svg:d="M54 107c14 0 27-5 37-15s16-24 16-38-6-27-16-37-23-17-37-17-29 7-39 17-15 23-15 37 5 28 15 38 25 15 39 15z">
          <text:p/>
        </draw:path>
        <draw:path draw:style-name="gr28" draw:text-style-name="P15" draw:layer="layout" svg:width="0.106cm" svg:height="0.106cm" svg:x="5.78cm" svg:y="9.077cm" svg:viewBox="0 0 107 107" svg:d="M54 107c14 0 27-5 37-15s16-24 16-38-6-27-16-37-23-17-37-17c-15 0-29 7-39 17s-15 23-15 37 5 28 15 38 24 15 39 15z">
          <text:p/>
        </draw:path>
        <draw:path draw:style-name="gr28" draw:text-style-name="P15" draw:layer="layout" svg:width="0.106cm" svg:height="0.106cm" svg:x="5.905cm" svg:y="8.539cm" svg:viewBox="0 0 107 107" svg:d="M54 107c14 0 27-6 37-16 10-9 16-23 16-37s-6-27-16-38c-10-10-23-16-37-16s-29 6-38 16c-10 11-16 24-16 38s6 28 16 37c9 10 24 16 38 16z">
          <text:p/>
        </draw:path>
        <draw:path draw:style-name="gr28" draw:text-style-name="P15" draw:layer="layout" svg:width="0.106cm" svg:height="0.105cm" svg:x="5.685cm" svg:y="9.378cm" svg:viewBox="0 0 107 106" svg:d="M54 106c14 0 28-5 38-15s15-23 15-37-5-28-15-39c-10-10-24-15-38-15s-28 5-38 15c-10 11-16 25-16 39s6 27 16 37 24 15 38 15z">
          <text:p/>
        </draw:path>
        <draw:path draw:style-name="gr28" draw:text-style-name="P15" draw:layer="layout" svg:width="0.106cm" svg:height="0.106cm" svg:x="5.616cm" svg:y="9.265cm" svg:viewBox="0 0 107 107" svg:d="M54 107c14 0 27-6 37-16s16-23 16-37-6-29-16-39-23-15-37-15-28 5-38 15-16 25-16 39 6 27 16 37 24 16 38 16z">
          <text:p/>
        </draw:path>
        <draw:path draw:style-name="gr28" draw:text-style-name="P15" draw:layer="layout" svg:width="0.106cm" svg:height="0.106cm" svg:x="5.499cm" svg:y="9.156cm" svg:viewBox="0 0 107 107" svg:d="M54 107c14 0 27-5 37-15s16-24 16-38-6-28-16-38-23-16-37-16-28 6-38 16c-11 10-16 24-16 38s5 28 16 38c10 10 24 15 38 15z">
          <text:p/>
        </draw:path>
        <draw:path draw:style-name="gr28" draw:text-style-name="P15" draw:layer="layout" svg:width="0.106cm" svg:height="0.106cm" svg:x="6.108cm" svg:y="8.423cm" svg:viewBox="0 0 107 107" svg:d="M54 107c14 0 28-6 38-16s15-23 15-37-5-29-15-39-24-15-38-15-28 5-38 15-16 25-16 39 6 27 16 37 24 16 38 16z">
          <text:p/>
        </draw:path>
        <draw:path draw:style-name="gr28" draw:text-style-name="P15" draw:layer="layout" svg:width="0.106cm" svg:height="0.106cm" svg:x="5.236cm" svg:y="8.862cm" svg:viewBox="0 0 107 107" svg:d="M53 107c15 0 29-6 39-16s15-23 15-37-5-28-15-38c-10-11-24-16-39-16-14 0-27 5-37 16-10 10-16 24-16 38s6 27 16 37 23 16 37 16z">
          <text:p/>
        </draw:path>
        <draw:path draw:style-name="gr28" draw:text-style-name="P15" draw:layer="layout" svg:width="0.106cm" svg:height="0.106cm" svg:x="5.984cm" svg:y="9.083cm" svg:viewBox="0 0 107 107" svg:d="M53 107c15 0 28-7 38-17s16-23 16-37-6-28-16-38-23-15-38-15c-14 0-28 5-38 15-9 10-15 24-15 38s6 27 15 37c10 10 24 17 38 17z">
          <text:p/>
        </draw:path>
        <draw:path draw:style-name="gr28" draw:text-style-name="P15" draw:layer="layout" svg:width="0.106cm" svg:height="0.105cm" svg:x="4.063cm" svg:y="8.746cm" svg:viewBox="0 0 107 106" svg:d="M53 106c14 0 27-5 38-15 10-10 16-23 16-37s-6-28-16-39c-11-10-24-15-38-15s-28 5-38 15c-10 11-15 25-15 39s5 27 15 37 24 15 38 15z">
          <text:p/>
        </draw:path>
        <draw:path draw:style-name="gr28" draw:text-style-name="P15" draw:layer="layout" svg:width="0.106cm" svg:height="0.106cm" svg:x="5.85cm" svg:y="7.945cm" svg:viewBox="0 0 107 107" svg:d="M53 107c14 0 27-6 38-16 10-11 16-24 16-38s-6-28-16-38c-11-10-24-15-38-15s-28 5-37 15c-10 10-16 24-16 38s6 27 16 38c9 10 23 16 37 16z">
          <text:p/>
        </draw:path>
        <draw:path draw:style-name="gr28" draw:text-style-name="P15" draw:layer="layout" svg:width="0.106cm" svg:height="0.106cm" svg:x="5.688cm" svg:y="8.178cm" svg:viewBox="0 0 107 107" svg:d="M54 107c14 0 28-6 38-16 10-9 15-23 15-38 0-14-5-27-15-37s-24-16-38-16-28 6-38 16-16 23-16 37c0 15 6 29 16 38 10 10 24 16 38 16z">
          <text:p/>
        </draw:path>
        <draw:path draw:style-name="gr28" draw:text-style-name="P15" draw:layer="layout" svg:width="0.106cm" svg:height="0.106cm" svg:x="4.563cm" svg:y="9.287cm" svg:viewBox="0 0 107 107" svg:d="M54 107c14 0 28-5 38-15 9-10 15-24 15-38s-6-27-15-37c-10-10-24-17-38-17s-27 7-37 17-17 23-17 37 7 28 17 38 23 15 37 15z">
          <text:p/>
        </draw:path>
        <draw:path draw:style-name="gr28" draw:text-style-name="P15" draw:layer="layout" svg:width="0.106cm" svg:height="0.105cm" svg:x="5.283cm" svg:y="7.497cm" svg:viewBox="0 0 107 106" svg:d="M54 106c14 0 28-5 38-15s15-23 15-37-5-28-15-38c-10-11-24-16-38-16s-27 5-38 16c-10 10-16 24-16 38s6 27 16 37c11 10 24 15 38 15z">
          <text:p/>
        </draw:path>
        <draw:path draw:style-name="gr28" draw:text-style-name="P15" draw:layer="layout" svg:width="0.105cm" svg:height="0.106cm" svg:x="4.89cm" svg:y="9.004cm" svg:viewBox="0 0 106 107" svg:d="M52 107c15 0 28-6 38-15 11-10 16-25 16-39s-5-27-16-37c-10-10-23-16-38-16-14 0-27 6-37 16s-15 23-15 37 5 29 15 39c10 9 23 15 37 15z">
          <text:p/>
        </draw:path>
        <draw:line draw:style-name="gr31" draw:text-style-name="P4" draw:layer="layout" svg:x1="2.133cm" svg:y1="16.071cm" svg:x2="2.133cm" svg:y2="0.254cm">
          <text:p/>
        </draw:line>
        <draw:line draw:style-name="gr31" draw:text-style-name="P4" draw:layer="layout" svg:x1="18.967cm" svg:y1="16.071cm" svg:x2="18.967cm" svg:y2="0.254cm">
          <text:p/>
        </draw:line>
        <draw:line draw:style-name="gr31" draw:text-style-name="P4" draw:layer="layout" svg:x1="2.133cm" svg:y1="16.071cm" svg:x2="18.967cm" svg:y2="16.071cm">
          <text:p/>
        </draw:line>
        <draw:line draw:style-name="gr31" draw:text-style-name="P4" draw:layer="layout" svg:x1="2.133cm" svg:y1="0.254cm" svg:x2="18.967cm" svg:y2="0.254cm">
          <text:p/>
        </draw:line>
        <draw:polygon draw:style-name="gr1" draw:text-style-name="P1" draw:layer="layout" svg:width="16.835cm" svg:height="15.817cm" svg:x="20.714cm" svg:y="0.254cm" svg:viewBox="0 0 16836 15818" draw:points="0,15818 16836,15818 16836,0 0,0">
          <text:p/>
        </draw:polygon>
        <draw:polygon draw:style-name="gr2" draw:text-style-name="P2" draw:layer="layout" svg:width="7.529cm" svg:height="3.12cm" svg:x="25.993cm" svg:y="9.57cm" svg:viewBox="0 0 7530 3121" draw:points="7530,3104 7439,3121 7452,3072 0,1 0,0 7452,3071 7465,3023">
          <text:p/>
        </draw:polygon>
        <draw:polygon draw:style-name="gr2" draw:text-style-name="P2" draw:layer="layout" svg:width="7.625cm" svg:height="2.681cm" svg:x="25.993cm" svg:y="6.89cm" svg:viewBox="0 0 7626 2682" draw:points="7626,22 7557,99 7547,50 0,2682 0,2681 7546,49 7536,0">
          <text:p/>
        </draw:polygon>
        <draw:polygon draw:style-name="gr2" draw:text-style-name="P2" draw:layer="layout" svg:width="7.968cm" svg:height="1.215cm" svg:x="25.993cm" svg:y="9.57cm" svg:viewBox="0 0 7969 1216" draw:points="7969,1177 7883,1216 7887,1165 0,1 0,0 7888,1164 7892,1114">
          <text:p/>
        </draw:polygon>
        <draw:polygon draw:style-name="gr2" draw:text-style-name="P2" draw:layer="layout" svg:width="3.437cm" svg:height="8.551cm" svg:x="22.556cm" svg:y="1.02cm" svg:viewBox="0 0 3438 8552" draw:points="0,0 73,69 37,92 3438,8551 3437,8552 36,92 0,115">
          <text:p/>
        </draw:polygon>
        <draw:polygon draw:style-name="gr2" draw:text-style-name="P2" draw:layer="layout" svg:width="7.643cm" svg:height="2.838cm" svg:x="25.993cm" svg:y="9.57cm" svg:viewBox="0 0 7644 2839" draw:points="7644,2818 7554,2839 7566,2790 0,1 0,0 7566,2789 7577,2740">
          <text:p/>
        </draw:polygon>
        <draw:polygon draw:style-name="gr2" draw:text-style-name="P2" draw:layer="layout" svg:width="3.375cm" svg:height="8.599cm" svg:x="22.618cm" svg:y="0.972cm" svg:viewBox="0 0 3376 8600" draw:points="0,0 74,70 37,93 3376,8599 3375,8600 36,93 0,116">
          <text:p/>
        </draw:polygon>
        <draw:polygon draw:style-name="gr3" draw:text-style-name="P3" draw:layer="layout" svg:width="0cm" svg:height="0.122cm" svg:x="21.893cm" svg:y="16.071cm" svg:viewBox="0 0 0 123" draw:points="0,0 0,123">
          <text:p/>
        </draw:polygon>
        <draw:line draw:style-name="gr4" draw:text-style-name="P4" draw:layer="layout" svg:x1="21.893cm" svg:y1="16.071cm" svg:x2="21.893cm" svg:y2="16.194cm">
          <text:p/>
        </draw:line>
        <draw:frame draw:style-name="gr6" draw:text-style-name="P7" draw:layer="layout" svg:width="2.91cm" svg:height="0.497cm" draw:transform="rotate (1.5707963267949) translate (0.183cm 9.613cm)">
          <draw:text-box>
            <text:p text:style-name="P5"><text:span text:style-name="T2">PC 2 (21.1 %)</text:span></text:p>
          </draw:text-box>
        </draw:frame>
        <draw:polygon draw:style-name="gr3" draw:text-style-name="P3" draw:layer="layout" svg:width="0.221cm" svg:height="0.03cm" svg:x="21.502cm" svg:y="16.46cm" svg:viewBox="0 0 222 31" draw:points="0,0 222,0 222,31 0,31">
          <text:p/>
        </draw:polygon>
        <draw:polygon draw:style-name="gr3" draw:text-style-name="P3" draw:layer="layout" svg:width="0cm" svg:height="0.122cm" svg:x="23.943cm" svg:y="16.071cm" svg:viewBox="0 0 0 123" draw:points="0,0 0,123">
          <text:p/>
        </draw:polygon>
        <draw:line draw:style-name="gr4" draw:text-style-name="P4" draw:layer="layout" svg:x1="23.943cm" svg:y1="16.071cm" svg:x2="23.943cm" svg:y2="16.194cm">
          <text:p/>
        </draw:line>
        <draw:frame draw:style-name="gr5" draw:text-style-name="P6" draw:layer="layout" svg:width="0.561cm" svg:height="0.412cm" svg:x="21.761cm" svg:y="16.259cm">
          <draw:text-box>
            <text:p text:style-name="P5"><text:span text:style-name="T1">5.0</text:span></text:p>
          </draw:text-box>
        </draw:frame>
        <draw:polygon draw:style-name="gr3" draw:text-style-name="P3" draw:layer="layout" svg:width="0.221cm" svg:height="0.03cm" svg:x="23.552cm" svg:y="16.46cm" svg:viewBox="0 0 222 31" draw:points="0,0 222,0 222,31 0,31">
          <text:p/>
        </draw:polygon>
        <draw:polygon draw:style-name="gr3" draw:text-style-name="P3" draw:layer="layout" svg:width="0cm" svg:height="0.122cm" svg:x="25.993cm" svg:y="16.071cm" svg:viewBox="0 0 0 123" draw:points="0,0 0,123">
          <text:p/>
        </draw:polygon>
        <draw:line draw:style-name="gr4" draw:text-style-name="P4" draw:layer="layout" svg:x1="25.993cm" svg:y1="16.071cm" svg:x2="25.993cm" svg:y2="16.194cm">
          <text:p/>
        </draw:line>
        <draw:frame draw:style-name="gr5" draw:text-style-name="P6" draw:layer="layout" svg:width="0.561cm" svg:height="0.412cm" svg:x="23.811cm" svg:y="16.259cm">
          <draw:text-box>
            <text:p text:style-name="P5"><text:span text:style-name="T1">2.5</text:span></text:p>
          </draw:text-box>
        </draw:frame>
        <draw:polygon draw:style-name="gr3" draw:text-style-name="P3" draw:layer="layout" svg:width="0cm" svg:height="0.122cm" svg:x="28.043cm" svg:y="16.071cm" svg:viewBox="0 0 0 123" draw:points="0,0 0,123">
          <text:p/>
        </draw:polygon>
        <draw:line draw:style-name="gr4" draw:text-style-name="P4" draw:layer="layout" svg:x1="28.043cm" svg:y1="16.071cm" svg:x2="28.043cm" svg:y2="16.194cm">
          <text:p/>
        </draw:line>
        <draw:frame draw:style-name="gr5" draw:text-style-name="P6" draw:layer="layout" svg:width="0.561cm" svg:height="0.412cm" svg:x="25.713cm" svg:y="16.259cm">
          <draw:text-box>
            <text:p text:style-name="P5"><text:span text:style-name="T1">0.0</text:span></text:p>
          </draw:text-box>
        </draw:frame>
        <draw:polygon draw:style-name="gr3" draw:text-style-name="P3" draw:layer="layout" svg:width="0cm" svg:height="0.122cm" svg:x="30.092cm" svg:y="16.071cm" svg:viewBox="0 0 0 123" draw:points="0,0 0,123">
          <text:p/>
        </draw:polygon>
        <draw:line draw:style-name="gr4" draw:text-style-name="P4" draw:layer="layout" svg:x1="30.092cm" svg:y1="16.071cm" svg:x2="30.092cm" svg:y2="16.194cm">
          <text:p/>
        </draw:line>
        <draw:frame draw:style-name="gr5" draw:text-style-name="P6" draw:layer="layout" svg:width="0.561cm" svg:height="0.412cm" svg:x="27.762cm" svg:y="16.259cm">
          <draw:text-box>
            <text:p text:style-name="P5"><text:span text:style-name="T1">2.5</text:span></text:p>
          </draw:text-box>
        </draw:frame>
        <draw:polygon draw:style-name="gr3" draw:text-style-name="P3" draw:layer="layout" svg:width="0cm" svg:height="0.122cm" svg:x="32.142cm" svg:y="16.071cm" svg:viewBox="0 0 0 123" draw:points="0,0 0,123">
          <text:p/>
        </draw:polygon>
        <draw:line draw:style-name="gr4" draw:text-style-name="P4" draw:layer="layout" svg:x1="32.142cm" svg:y1="16.071cm" svg:x2="32.142cm" svg:y2="16.194cm">
          <text:p/>
        </draw:line>
        <draw:frame draw:style-name="gr5" draw:text-style-name="P6" draw:layer="layout" svg:width="0.561cm" svg:height="0.412cm" svg:x="29.812cm" svg:y="16.259cm">
          <draw:text-box>
            <text:p text:style-name="P5"><text:span text:style-name="T1">5.0</text:span></text:p>
          </draw:text-box>
        </draw:frame>
        <draw:polygon draw:style-name="gr3" draw:text-style-name="P3" draw:layer="layout" svg:width="0cm" svg:height="0.122cm" svg:x="34.192cm" svg:y="16.071cm" svg:viewBox="0 0 0 123" draw:points="0,0 0,123">
          <text:p/>
        </draw:polygon>
        <draw:line draw:style-name="gr4" draw:text-style-name="P4" draw:layer="layout" svg:x1="34.192cm" svg:y1="16.071cm" svg:x2="34.192cm" svg:y2="16.194cm">
          <text:p/>
        </draw:line>
        <draw:frame draw:style-name="gr5" draw:text-style-name="P6" draw:layer="layout" svg:width="0.561cm" svg:height="0.412cm" svg:x="31.862cm" svg:y="16.259cm">
          <draw:text-box>
            <text:p text:style-name="P5"><text:span text:style-name="T1">7.5</text:span></text:p>
          </draw:text-box>
        </draw:frame>
        <draw:polygon draw:style-name="gr3" draw:text-style-name="P3" draw:layer="layout" svg:width="0cm" svg:height="0.122cm" svg:x="36.242cm" svg:y="16.071cm" svg:viewBox="0 0 0 123" draw:points="0,0 0,123">
          <text:p/>
        </draw:polygon>
        <draw:line draw:style-name="gr4" draw:text-style-name="P4" draw:layer="layout" svg:x1="36.242cm" svg:y1="16.071cm" svg:x2="36.242cm" svg:y2="16.194cm">
          <text:p/>
        </draw:line>
        <draw:frame draw:style-name="gr5" draw:text-style-name="P6" draw:layer="layout" svg:width="0.785cm" svg:height="0.412cm" svg:x="33.8cm" svg:y="16.259cm">
          <draw:text-box>
            <text:p text:style-name="P5"><text:span text:style-name="T1">10.0</text:span></text:p>
          </draw:text-box>
        </draw:frame>
        <draw:frame draw:style-name="gr5" draw:text-style-name="P6" draw:layer="layout" svg:width="0.785cm" svg:height="0.412cm" svg:x="35.849cm" svg:y="16.259cm">
          <draw:text-box>
            <text:p text:style-name="P5"><text:span text:style-name="T1">12.5</text:span></text:p>
          </draw:text-box>
        </draw:frame>
        <draw:polygon draw:style-name="gr3" draw:text-style-name="P3" draw:layer="layout" svg:width="0.122cm" svg:height="0cm" svg:x="20.591cm" svg:y="15.771cm" svg:viewBox="0 0 123 0" draw:points="123,0 0,0">
          <text:p/>
        </draw:polygon>
        <draw:line draw:style-name="gr4" draw:text-style-name="P4" draw:layer="layout" svg:x1="20.714cm" svg:y1="15.771cm" svg:x2="20.591cm" svg:y2="15.771cm">
          <text:p/>
        </draw:line>
        <draw:frame draw:style-name="gr6" draw:text-style-name="P7" draw:layer="layout" svg:width="3.181cm" svg:height="0.497cm" svg:x="27.547cm" svg:y="16.729cm">
          <draw:text-box>
            <text:p text:style-name="P5"><text:span text:style-name="T2">PC 1 (28.67 %)</text:span></text:p>
          </draw:text-box>
        </draw:frame>
        <draw:polygon draw:style-name="gr3" draw:text-style-name="P3" draw:layer="layout" svg:width="0.221cm" svg:height="0.029cm" svg:x="19.985cm" svg:y="15.78cm" svg:viewBox="0 0 222 30" draw:points="0,0 222,0 222,30 0,30">
          <text:p/>
        </draw:polygon>
        <draw:polygon draw:style-name="gr3" draw:text-style-name="P3" draw:layer="layout" svg:width="0.122cm" svg:height="0cm" svg:x="20.591cm" svg:y="13.704cm" svg:viewBox="0 0 123 0" draw:points="123,0 0,0">
          <text:p/>
        </draw:polygon>
        <draw:line draw:style-name="gr4" draw:text-style-name="P4" draw:layer="layout" svg:x1="20.714cm" svg:y1="13.704cm" svg:x2="20.591cm" svg:y2="13.704cm">
          <text:p/>
        </draw:line>
        <draw:frame draw:style-name="gr5" draw:text-style-name="P6" draw:layer="layout" svg:width="0.352cm" svg:height="0.412cm" svg:x="20.244cm" svg:y="15.578cm">
          <draw:text-box>
            <text:p text:style-name="P5"><text:span text:style-name="T1">6</text:span></text:p>
          </draw:text-box>
        </draw:frame>
        <draw:polygon draw:style-name="gr3" draw:text-style-name="P3" draw:layer="layout" svg:width="0.221cm" svg:height="0.029cm" svg:x="19.985cm" svg:y="13.713cm" svg:viewBox="0 0 222 30" draw:points="0,0 222,0 222,30 0,30">
          <text:p/>
        </draw:polygon>
        <draw:polygon draw:style-name="gr3" draw:text-style-name="P3" draw:layer="layout" svg:width="0.122cm" svg:height="0cm" svg:x="20.591cm" svg:y="11.637cm" svg:viewBox="0 0 123 0" draw:points="123,0 0,0">
          <text:p/>
        </draw:polygon>
        <draw:line draw:style-name="gr4" draw:text-style-name="P4" draw:layer="layout" svg:x1="20.714cm" svg:y1="11.637cm" svg:x2="20.591cm" svg:y2="11.637cm">
          <text:p/>
        </draw:line>
        <draw:frame draw:style-name="gr5" draw:text-style-name="P6" draw:layer="layout" svg:width="0.352cm" svg:height="0.412cm" svg:x="20.244cm" svg:y="13.511cm">
          <draw:text-box>
            <text:p text:style-name="P5"><text:span text:style-name="T1">4</text:span></text:p>
          </draw:text-box>
        </draw:frame>
        <draw:polygon draw:style-name="gr3" draw:text-style-name="P3" draw:layer="layout" svg:width="0.221cm" svg:height="0.029cm" svg:x="19.985cm" svg:y="11.646cm" svg:viewBox="0 0 222 30" draw:points="0,0 222,0 222,30 0,30">
          <text:p/>
        </draw:polygon>
        <draw:polygon draw:style-name="gr3" draw:text-style-name="P3" draw:layer="layout" svg:width="0.122cm" svg:height="0cm" svg:x="20.591cm" svg:y="9.571cm" svg:viewBox="0 0 123 0" draw:points="123,0 0,0">
          <text:p/>
        </draw:polygon>
        <draw:line draw:style-name="gr4" draw:text-style-name="P4" draw:layer="layout" svg:x1="20.714cm" svg:y1="9.571cm" svg:x2="20.591cm" svg:y2="9.571cm">
          <text:p/>
        </draw:line>
        <draw:frame draw:style-name="gr5" draw:text-style-name="P6" draw:layer="layout" svg:width="0.352cm" svg:height="0.412cm" svg:x="20.244cm" svg:y="11.445cm">
          <draw:text-box>
            <text:p text:style-name="P5"><text:span text:style-name="T1">2</text:span></text:p>
          </draw:text-box>
        </draw:frame>
        <draw:polygon draw:style-name="gr3" draw:text-style-name="P3" draw:layer="layout" svg:width="0.122cm" svg:height="0cm" svg:x="20.591cm" svg:y="7.504cm" svg:viewBox="0 0 123 0" draw:points="123,0 0,0">
          <text:p/>
        </draw:polygon>
        <draw:line draw:style-name="gr4" draw:text-style-name="P4" draw:layer="layout" svg:x1="20.714cm" svg:y1="7.504cm" svg:x2="20.591cm" svg:y2="7.504cm">
          <text:p/>
        </draw:line>
        <draw:frame draw:style-name="gr5" draw:text-style-name="P6" draw:layer="layout" svg:width="0.352cm" svg:height="0.412cm" svg:x="20.243cm" svg:y="9.378cm">
          <draw:text-box>
            <text:p text:style-name="P5"><text:span text:style-name="T1">0</text:span></text:p>
          </draw:text-box>
        </draw:frame>
        <draw:polygon draw:style-name="gr3" draw:text-style-name="P3" draw:layer="layout" svg:width="0.122cm" svg:height="0cm" svg:x="20.591cm" svg:y="5.437cm" svg:viewBox="0 0 123 0" draw:points="123,0 0,0">
          <text:p/>
        </draw:polygon>
        <draw:line draw:style-name="gr4" draw:text-style-name="P4" draw:layer="layout" svg:x1="20.714cm" svg:y1="5.437cm" svg:x2="20.591cm" svg:y2="5.437cm">
          <text:p/>
        </draw:line>
        <draw:frame draw:style-name="gr5" draw:text-style-name="P6" draw:layer="layout" svg:width="0.352cm" svg:height="0.412cm" svg:x="20.243cm" svg:y="7.311cm">
          <draw:text-box>
            <text:p text:style-name="P5"><text:span text:style-name="T1">2</text:span></text:p>
          </draw:text-box>
        </draw:frame>
        <draw:polygon draw:style-name="gr3" draw:text-style-name="P3" draw:layer="layout" svg:width="0.122cm" svg:height="0cm" svg:x="20.591cm" svg:y="3.37cm" svg:viewBox="0 0 123 0" draw:points="123,0 0,0">
          <text:p/>
        </draw:polygon>
        <draw:line draw:style-name="gr4" draw:text-style-name="P4" draw:layer="layout" svg:x1="20.714cm" svg:y1="3.37cm" svg:x2="20.591cm" svg:y2="3.37cm">
          <text:p/>
        </draw:line>
        <draw:frame draw:style-name="gr5" draw:text-style-name="P6" draw:layer="layout" svg:width="0.352cm" svg:height="0.412cm" svg:x="20.243cm" svg:y="5.244cm">
          <draw:text-box>
            <text:p text:style-name="P5"><text:span text:style-name="T1">4</text:span></text:p>
          </draw:text-box>
        </draw:frame>
        <draw:polygon draw:style-name="gr3" draw:text-style-name="P3" draw:layer="layout" svg:width="0.122cm" svg:height="0cm" svg:x="20.591cm" svg:y="1.304cm" svg:viewBox="0 0 123 0" draw:points="123,0 0,0">
          <text:p/>
        </draw:polygon>
        <draw:line draw:style-name="gr4" draw:text-style-name="P4" draw:layer="layout" svg:x1="20.714cm" svg:y1="1.304cm" svg:x2="20.591cm" svg:y2="1.304cm">
          <text:p/>
        </draw:line>
        <draw:frame draw:style-name="gr5" draw:text-style-name="P6" draw:layer="layout" svg:width="0.352cm" svg:height="0.412cm" svg:x="20.243cm" svg:y="3.177cm">
          <draw:text-box>
            <text:p text:style-name="P5"><text:span text:style-name="T1">6</text:span></text:p>
          </draw:text-box>
        </draw:frame>
        <draw:frame draw:style-name="gr5" draw:text-style-name="P6" draw:layer="layout" svg:width="0.352cm" svg:height="0.412cm" svg:x="20.243cm" svg:y="1.111cm">
          <draw:text-box>
            <text:p text:style-name="P5"><text:span text:style-name="T1">8</text:span></text:p>
          </draw:text-box>
        </draw:frame>
        <draw:path draw:style-name="gr7" draw:text-style-name="P8" draw:layer="layout" svg:width="0.106cm" svg:height="0.106cm" svg:x="25.189cm" svg:y="6.969cm" svg:viewBox="0 0 107 107" svg:d="M53 107c15 0 29-6 39-16s15-23 15-37-5-28-15-38c-10-11-24-16-39-16-14 0-27 5-37 16-10 10-16 24-16 38s6 27 16 37 23 16 37 16z">
          <text:p/>
        </draw:path>
        <draw:path draw:style-name="gr7" draw:text-style-name="P8" draw:layer="layout" svg:width="0.105cm" svg:height="0.106cm" svg:x="26.7cm" svg:y="6.746cm" svg:viewBox="0 0 106 107" svg:d="M53 107c15 0 28-6 38-16s15-23 15-37-5-29-15-38c-10-10-23-16-38-16-14 0-27 6-38 16-10 9-15 24-15 38s5 27 15 37c11 10 24 16 38 16z">
          <text:p/>
        </draw:path>
        <draw:path draw:style-name="gr7" draw:text-style-name="P8" draw:layer="layout" svg:width="0.105cm" svg:height="0.106cm" svg:x="26.881cm" svg:y="7.338cm" svg:viewBox="0 0 106 107" svg:d="M54 107c14 0 27-6 37-16 10-9 15-23 15-38 0-14-5-27-15-37s-23-16-37-16c-15 0-29 6-39 16s-15 23-15 37c0 15 5 29 15 38 10 10 24 16 39 16z">
          <text:p/>
        </draw:path>
        <draw:path draw:style-name="gr7" draw:text-style-name="P8" draw:layer="layout" svg:width="0.106cm" svg:height="0.106cm" svg:x="27.321cm" svg:y="6.42cm" svg:viewBox="0 0 107 107" svg:d="M54 107c14 0 28-6 38-15 10-10 15-24 15-38s-5-28-15-38-24-16-38-16-28 6-38 16-16 24-16 38 6 28 16 38c10 9 24 15 38 15z">
          <text:p/>
        </draw:path>
        <draw:path draw:style-name="gr7" draw:text-style-name="P8" draw:layer="layout" svg:width="0.106cm" svg:height="0.106cm" svg:x="27.523cm" svg:y="8.154cm" svg:viewBox="0 0 107 107" svg:d="M54 107c14 0 27-6 37-16 10-11 16-24 16-38s-6-28-16-38-23-15-37-15c-15 0-29 5-39 15s-15 24-15 38 5 27 15 38c10 10 24 16 39 16z">
          <text:p/>
        </draw:path>
        <draw:path draw:style-name="gr7" draw:text-style-name="P8" draw:layer="layout" svg:width="0.106cm" svg:height="0.106cm" svg:x="26.903cm" svg:y="6.893cm" svg:viewBox="0 0 107 107" svg:d="M54 107c14 0 28-6 38-16 10-11 15-24 15-38s-5-28-15-38-24-15-38-15-28 5-38 15-16 24-16 38 6 27 16 38c10 10 24 16 38 16z">
          <text:p/>
        </draw:path>
        <draw:path draw:style-name="gr7" draw:text-style-name="P8" draw:layer="layout" svg:width="0.105cm" svg:height="0.106cm" svg:x="28.247cm" svg:y="7.327cm" svg:viewBox="0 0 106 107" svg:d="M54 107c14 0 27-6 37-16s15-24 15-38-5-28-15-37c-10-10-23-16-37-16-15 0-29 6-39 16-10 9-15 23-15 37s5 28 15 38 24 16 39 16z">
          <text:p/>
        </draw:path>
        <draw:path draw:style-name="gr7" draw:text-style-name="P8" draw:layer="layout" svg:width="0.106cm" svg:height="0.106cm" svg:x="26.854cm" svg:y="7.077cm" svg:viewBox="0 0 107 107" svg:d="M53 107c14 0 28-6 38-16 10-9 16-23 16-37s-6-27-16-37c-10-11-24-17-38-17s-28 6-38 17c-9 10-15 23-15 37s6 28 15 37c10 10 24 16 38 16z">
          <text:p/>
        </draw:path>
        <draw:path draw:style-name="gr7" draw:text-style-name="P8" draw:layer="layout" svg:width="0.105cm" svg:height="0.106cm" svg:x="26.602cm" svg:y="6.266cm" svg:viewBox="0 0 106 107" svg:d="M54 107c14 0 27-6 37-16 10-11 15-24 15-38s-5-28-15-37c-10-10-23-16-37-16s-28 6-39 16c-10 9-15 23-15 37s5 27 15 38c11 10 25 16 39 16z">
          <text:p/>
        </draw:path>
        <draw:path draw:style-name="gr7" draw:text-style-name="P8" draw:layer="layout" svg:width="0.106cm" svg:height="0.106cm" svg:x="26.321cm" svg:y="4.911cm" svg:viewBox="0 0 107 107" svg:d="M53 107c14 0 28-6 38-16s16-24 16-38-6-28-16-38c-10-9-24-15-38-15s-27 6-37 15c-10 10-16 24-16 38s6 28 16 38 23 16 37 16z">
          <text:p/>
        </draw:path>
        <draw:path draw:style-name="gr7" draw:text-style-name="P8" draw:layer="layout" svg:width="0.106cm" svg:height="0.105cm" svg:x="26.573cm" svg:y="8.009cm" svg:viewBox="0 0 107 106" svg:d="M54 106c14 0 28-5 38-15s15-23 15-37c0-15-5-28-15-39-10-10-24-15-38-15-15 0-28 5-38 15-10 11-16 24-16 39 0 14 6 27 16 37s23 15 38 15z">
          <text:p/>
        </draw:path>
        <draw:path draw:style-name="gr7" draw:text-style-name="P8" draw:layer="layout" svg:width="0.105cm" svg:height="0.106cm" svg:x="25.026cm" svg:y="6.848cm" svg:viewBox="0 0 106 107" svg:d="M53 107c14 0 28-6 38-16s15-23 15-37-5-29-15-39-24-15-38-15-27 5-38 15c-10 10-15 25-15 39s5 27 15 37c11 10 24 16 38 16z">
          <text:p/>
        </draw:path>
        <draw:path draw:style-name="gr7" draw:text-style-name="P8" draw:layer="layout" svg:width="0.105cm" svg:height="0.106cm" svg:x="28.655cm" svg:y="6.034cm" svg:viewBox="0 0 106 107" svg:d="M52 107c16 0 29-5 39-15s15-24 15-38-5-27-15-37-23-17-39-17c-14 0-27 7-37 17s-15 23-15 37 5 28 15 38 23 15 37 15z">
          <text:p/>
        </draw:path>
        <draw:path draw:style-name="gr7" draw:text-style-name="P8" draw:layer="layout" svg:width="0.106cm" svg:height="0.106cm" svg:x="26.902cm" svg:y="7.336cm" svg:viewBox="0 0 107 107" svg:d="M54 107c14 0 27-6 37-16s16-23 16-38c0-14-6-28-16-38s-23-15-37-15-29 5-39 15c-9 10-15 24-15 38 0 15 6 28 15 38 10 10 25 16 39 16z">
          <text:p/>
        </draw:path>
        <draw:path draw:style-name="gr7" draw:text-style-name="P8" draw:layer="layout" svg:width="0.106cm" svg:height="0.106cm" svg:x="26.363cm" svg:y="7.049cm" svg:viewBox="0 0 107 107" svg:d="M54 107c14 0 27-6 37-16s16-23 16-37-6-29-16-39c-10-9-23-15-37-15-15 0-29 6-38 15-10 10-16 25-16 39s6 27 16 37c9 10 23 16 38 16z">
          <text:p/>
        </draw:path>
        <draw:path draw:style-name="gr7" draw:text-style-name="P8" draw:layer="layout" svg:width="0.106cm" svg:height="0.106cm" svg:x="25.668cm" svg:y="6.851cm" svg:viewBox="0 0 107 107" svg:d="M54 107c14 0 28-6 38-16 9-10 15-23 15-37s-6-29-15-39c-10-9-24-15-38-15s-27 6-37 15c-10 10-17 25-17 39s7 27 17 37 23 16 37 16z">
          <text:p/>
        </draw:path>
        <draw:path draw:style-name="gr7" draw:text-style-name="P8" draw:layer="layout" svg:width="0.106cm" svg:height="0.105cm" svg:x="26.355cm" svg:y="8.423cm" svg:viewBox="0 0 107 106" svg:d="M54 106c14 0 28-5 38-15s15-24 15-38-5-28-15-38-24-15-38-15c-15 0-28 5-38 15s-16 24-16 38 6 28 16 38 23 15 38 15z">
          <text:p/>
        </draw:path>
        <draw:path draw:style-name="gr7" draw:text-style-name="P8" draw:layer="layout" svg:width="0.106cm" svg:height="0.106cm" svg:x="28.304cm" svg:y="6.636cm" svg:viewBox="0 0 107 107" svg:d="M53 107c14 0 27-5 37-15 11-10 17-24 17-38s-6-28-17-38c-10-10-23-16-37-16s-28 6-38 16-15 24-15 38 5 28 15 38 24 15 38 15z">
          <text:p/>
        </draw:path>
        <draw:path draw:style-name="gr7" draw:text-style-name="P8" draw:layer="layout" svg:width="0.105cm" svg:height="0.106cm" svg:x="26.876cm" svg:y="7.106cm" svg:viewBox="0 0 106 107" svg:d="M52 107c15 0 29-6 39-16 10-11 15-24 15-38s-5-28-15-37c-10-10-24-16-39-16-14 0-27 6-37 16-10 9-15 23-15 37s5 27 15 38c10 10 23 16 37 16z">
          <text:p/>
        </draw:path>
        <draw:path draw:style-name="gr7" draw:text-style-name="P8" draw:layer="layout" svg:width="0.106cm" svg:height="0.105cm" svg:x="26.414cm" svg:y="5.867cm" svg:viewBox="0 0 107 106" svg:d="M53 106c14 0 27-5 37-15 11-10 17-23 17-38 0-14-6-28-17-38-10-10-23-15-37-15s-28 5-38 15-15 24-15 38c0 15 5 28 15 38s24 15 38 15z">
          <text:p/>
        </draw:path>
        <draw:path draw:style-name="gr7" draw:text-style-name="P8" draw:layer="layout" svg:width="0.106cm" svg:height="0.106cm" svg:x="28.85cm" svg:y="7.419cm" svg:viewBox="0 0 107 107" svg:d="M53 107c14 0 29-6 39-16 9-11 15-24 15-38s-6-28-15-38c-10-9-25-15-39-15s-27 6-37 15c-10 10-16 24-16 38s6 27 16 38c10 10 23 16 37 16z">
          <text:p/>
        </draw:path>
        <draw:path draw:style-name="gr7" draw:text-style-name="P8" draw:layer="layout" svg:width="0.105cm" svg:height="0.106cm" svg:x="26.835cm" svg:y="5.566cm" svg:viewBox="0 0 106 107" svg:d="M53 107c14 0 27-6 37-16 11-10 16-23 16-37 0-15-5-29-16-38-10-10-23-16-37-16s-28 6-38 16c-10 9-15 23-15 38 0 14 5 27 15 37s24 16 38 16z">
          <text:p/>
        </draw:path>
        <draw:path draw:style-name="gr7" draw:text-style-name="P8" draw:layer="layout" svg:width="0.106cm" svg:height="0.106cm" svg:x="26.362cm" svg:y="6.672cm" svg:viewBox="0 0 107 107" svg:d="M54 107c14 0 28-7 38-17s15-23 15-37-5-28-15-37c-10-10-24-16-38-16-15 0-28 6-38 16-10 9-16 23-16 37s6 27 16 37 23 17 38 17z">
          <text:p/>
        </draw:path>
        <draw:path draw:style-name="gr7" draw:text-style-name="P8" draw:layer="layout" svg:width="0.106cm" svg:height="0.106cm" svg:x="26.205cm" svg:y="7.948cm" svg:viewBox="0 0 107 107" svg:d="M53 107c14 0 27-5 37-15 11-11 17-25 17-39s-6-27-17-37c-10-10-23-16-37-16s-28 6-38 16-15 23-15 37 5 28 15 39c10 10 24 15 38 15z">
          <text:p/>
        </draw:path>
        <draw:path draw:style-name="gr7" draw:text-style-name="P8" draw:layer="layout" svg:width="0.106cm" svg:height="0.106cm" svg:x="25.002cm" svg:y="6.999cm" svg:viewBox="0 0 107 107" svg:d="M54 107c14 0 27-6 37-16 10-11 16-24 16-38s-6-28-16-38-23-15-37-15c-15 0-29 5-39 15s-15 24-15 38 5 27 15 38c10 10 24 16 39 16z">
          <text:p/>
        </draw:path>
        <draw:path draw:style-name="gr7" draw:text-style-name="P8" draw:layer="layout" svg:width="0.106cm" svg:height="0.106cm" svg:x="27.084cm" svg:y="8.052cm" svg:viewBox="0 0 107 107" svg:d="M53 107c15 0 28-5 38-15 10-11 16-25 16-39s-6-27-16-37-23-16-38-16c-14 0-28 6-38 16-9 10-15 23-15 37s6 28 15 39c10 10 24 15 38 15z">
          <text:p/>
        </draw:path>
        <draw:path draw:style-name="gr7" draw:text-style-name="P8" draw:layer="layout" svg:width="0.106cm" svg:height="0.106cm" svg:x="25.049cm" svg:y="8.56cm" svg:viewBox="0 0 107 107" svg:d="M53 107c14 0 27-7 37-17 11-10 17-23 17-37s-6-28-17-38c-10-10-23-15-37-15s-28 5-38 15-15 24-15 38 5 27 15 37 24 17 38 17z">
          <text:p/>
        </draw:path>
        <draw:path draw:style-name="gr7" draw:text-style-name="P8" draw:layer="layout" svg:width="0.106cm" svg:height="0.106cm" svg:x="27.919cm" svg:y="6.189cm" svg:viewBox="0 0 107 107" svg:d="M53 107c15 0 28-5 38-15s16-24 16-39c0-14-6-27-16-37s-23-16-38-16c-14 0-28 6-38 16s-15 23-15 37c0 15 5 29 15 39s24 15 38 15z">
          <text:p/>
        </draw:path>
        <draw:path draw:style-name="gr7" draw:text-style-name="P8" draw:layer="layout" svg:width="0.106cm" svg:height="0.106cm" svg:x="26.419cm" svg:y="6.88cm" svg:viewBox="0 0 107 107" svg:d="M53 107c14 0 28-7 38-17 11-10 16-23 16-37s-5-28-16-37c-10-10-24-16-38-16s-27 6-37 16c-10 9-16 23-16 37s6 27 16 37 23 17 37 17z">
          <text:p/>
        </draw:path>
        <draw:path draw:style-name="gr7" draw:text-style-name="P8" draw:layer="layout" svg:width="0.106cm" svg:height="0.106cm" svg:x="25.474cm" svg:y="6.46cm" svg:viewBox="0 0 107 107" svg:d="M53 107c14 0 27-7 37-16 11-10 17-24 17-38s-6-27-17-37c-10-10-23-16-37-16s-28 6-38 16-15 23-15 37 5 28 15 38c10 9 24 16 38 16z">
          <text:p/>
        </draw:path>
        <draw:path draw:style-name="gr7" draw:text-style-name="P8" draw:layer="layout" svg:width="0.106cm" svg:height="0.106cm" svg:x="27.551cm" svg:y="5.75cm" svg:viewBox="0 0 107 107" svg:d="M54 107c14 0 28-5 38-15s15-25 15-39-5-27-15-37-24-16-38-16-27 6-37 16c-11 10-17 23-17 37s6 29 17 39c10 10 23 15 37 15z">
          <text:p/>
        </draw:path>
        <draw:path draw:style-name="gr7" draw:text-style-name="P8" draw:layer="layout" svg:width="0.106cm" svg:height="0.106cm" svg:x="26.674cm" svg:y="7.719cm" svg:viewBox="0 0 107 107" svg:d="M54 107c14 0 27-7 37-17s16-23 16-37-6-28-16-38-23-15-37-15c-15 0-29 5-39 15s-15 24-15 38 5 27 15 37 24 17 39 17z">
          <text:p/>
        </draw:path>
        <draw:path draw:style-name="gr7" draw:text-style-name="P8" draw:layer="layout" svg:width="0.106cm" svg:height="0.106cm" svg:x="25.633cm" svg:y="5.489cm" svg:viewBox="0 0 107 107" svg:d="M54 107c14 0 27-6 37-16s16-23 16-37-6-28-16-39c-10-9-23-15-37-15-15 0-29 6-39 15-10 11-15 25-15 39s5 27 15 37 24 16 39 16z">
          <text:p/>
        </draw:path>
        <draw:path draw:style-name="gr7" draw:text-style-name="P8" draw:layer="layout" svg:width="0.106cm" svg:height="0.106cm" svg:x="25.153cm" svg:y="7.694cm" svg:viewBox="0 0 107 107" svg:d="M53 107c14 0 27-5 37-15 11-10 17-24 17-38s-6-27-17-38c-10-10-23-16-37-16s-28 6-38 16c-10 11-15 24-15 38s5 28 15 38 24 15 38 15z">
          <text:p/>
        </draw:path>
        <draw:path draw:style-name="gr7" draw:text-style-name="P8" draw:layer="layout" svg:width="0.106cm" svg:height="0.106cm" svg:x="25.367cm" svg:y="6.076cm" svg:viewBox="0 0 107 107" svg:d="M53 107c14 0 27-6 37-16 11-10 17-23 17-38 0-14-6-28-17-38-10-9-23-15-37-15s-28 6-37 15c-10 10-16 24-16 38 0 15 6 28 16 38 9 10 23 16 37 16z">
          <text:p/>
        </draw:path>
        <draw:path draw:style-name="gr7" draw:text-style-name="P8" draw:layer="layout" svg:width="0.106cm" svg:height="0.106cm" svg:x="26.322cm" svg:y="6.998cm" svg:viewBox="0 0 107 107" svg:d="M53 107c14 0 27-6 38-16 10-11 16-24 16-38s-6-28-16-38c-11-10-24-15-38-15s-28 5-38 15-15 24-15 38 5 27 15 38c10 10 24 16 38 16z">
          <text:p/>
        </draw:path>
        <draw:path draw:style-name="gr7" draw:text-style-name="P8" draw:layer="layout" svg:width="0.106cm" svg:height="0.106cm" svg:x="25.359cm" svg:y="6.932cm" svg:viewBox="0 0 107 107" svg:d="M53 107c14 0 27-5 37-15s17-24 17-38c0-15-7-28-17-38s-23-16-37-16-28 6-38 16-15 23-15 38c0 14 5 28 15 38s24 15 38 15z">
          <text:p/>
        </draw:path>
        <draw:path draw:style-name="gr7" draw:text-style-name="P8" draw:layer="layout" svg:width="0.106cm" svg:height="0.106cm" svg:x="25.479cm" svg:y="8.179cm" svg:viewBox="0 0 107 107" svg:d="M53 107c14 0 28-5 39-15 10-10 15-24 15-39 0-14-5-27-15-37-11-10-25-16-39-16s-27 6-37 16-16 23-16 37c0 15 6 29 16 39s23 15 37 15z">
          <text:p/>
        </draw:path>
        <draw:path draw:style-name="gr7" draw:text-style-name="P8" draw:layer="layout" svg:width="0.106cm" svg:height="0.106cm" svg:x="27.674cm" svg:y="4.95cm" svg:viewBox="0 0 107 107" svg:d="M53 107c14 0 27-6 37-16 11-10 17-23 17-37s-6-29-17-38c-10-10-23-16-37-16s-28 6-38 16c-9 9-15 24-15 38s6 27 15 37c10 10 24 16 38 16z">
          <text:p/>
        </draw:path>
        <draw:path draw:style-name="gr7" draw:text-style-name="P8" draw:layer="layout" svg:width="0.106cm" svg:height="0.106cm" svg:x="27.151cm" svg:y="5.116cm" svg:viewBox="0 0 107 107" svg:d="M53 107c14 0 28-6 38-16 11-11 16-24 16-38s-5-28-16-38c-10-10-24-15-38-15s-27 5-37 15-16 24-16 38 6 27 16 38c10 10 23 16 37 16z">
          <text:p/>
        </draw:path>
        <draw:path draw:style-name="gr7" draw:text-style-name="P8" draw:layer="layout" svg:width="0.105cm" svg:height="0.106cm" svg:x="27.592cm" svg:y="6.169cm" svg:viewBox="0 0 106 107" svg:d="M53 107c14 0 28-6 38-16s15-24 15-38-5-28-15-38c-10-9-24-15-38-15s-28 6-38 15c-10 10-15 24-15 38s5 28 15 38 24 16 38 16z">
          <text:p/>
        </draw:path>
        <draw:path draw:style-name="gr7" draw:text-style-name="P8" draw:layer="layout" svg:width="0.106cm" svg:height="0.106cm" svg:x="26.859cm" svg:y="4.744cm" svg:viewBox="0 0 107 107" svg:d="M53 107c14 0 29-6 39-16s15-23 15-37-5-29-15-39-25-15-39-15-27 5-37 15-16 25-16 39 6 27 16 37 23 16 37 16z">
          <text:p/>
        </draw:path>
        <draw:path draw:style-name="gr7" draw:text-style-name="P8" draw:layer="layout" svg:width="0.106cm" svg:height="0.105cm" svg:x="25.296cm" svg:y="6.512cm" svg:viewBox="0 0 107 106" svg:d="M53 106c15 0 29-5 39-15s15-23 15-37c0-15-5-29-15-39s-24-15-39-15c-14 0-27 5-37 15s-16 24-16 39c0 14 6 27 16 37s23 15 37 15z">
          <text:p/>
        </draw:path>
        <draw:path draw:style-name="gr7" draw:text-style-name="P8" draw:layer="layout" svg:width="0.106cm" svg:height="0.106cm" svg:x="24.731cm" svg:y="8.453cm" svg:viewBox="0 0 107 107" svg:d="M53 107c14 0 28-7 38-17s16-23 16-37-6-28-16-38-24-15-38-15-27 5-37 15-16 24-16 38 6 27 16 37 23 17 37 17z">
          <text:p/>
        </draw:path>
        <draw:path draw:style-name="gr7" draw:text-style-name="P8" draw:layer="layout" svg:width="0.106cm" svg:height="0.106cm" svg:x="25.897cm" svg:y="5.672cm" svg:viewBox="0 0 107 107" svg:d="M53 107c14 0 27-6 37-16 11-10 17-23 17-37 0-15-6-29-17-39-10-10-23-15-37-15s-28 5-38 15-15 24-15 39c0 14 5 27 15 37s24 16 38 16z">
          <text:p/>
        </draw:path>
        <draw:path draw:style-name="gr7" draw:text-style-name="P8" draw:layer="layout" svg:width="0.106cm" svg:height="0.106cm" svg:x="25.973cm" svg:y="6.668cm" svg:viewBox="0 0 107 107" svg:d="M54 107c14 0 28-7 37-17 10-10 16-23 16-37s-6-28-16-38c-9-10-23-15-37-15s-27 5-37 15c-11 10-17 24-17 38s6 27 17 37c10 10 23 17 37 17z">
          <text:p/>
        </draw:path>
        <draw:path draw:style-name="gr7" draw:text-style-name="P8" draw:layer="layout" svg:width="0.106cm" svg:height="0.105cm" svg:x="26.687cm" svg:y="5.07cm" svg:viewBox="0 0 107 106" svg:d="M54 106c14 0 27-5 37-15s16-23 16-37c0-15-6-28-16-39-10-10-23-15-37-15s-29 5-38 15c-10 11-16 24-16 39 0 14 6 27 16 37 9 10 24 15 38 15z">
          <text:p/>
        </draw:path>
        <draw:path draw:style-name="gr7" draw:text-style-name="P8" draw:layer="layout" svg:width="0.105cm" svg:height="0.106cm" svg:x="26.431cm" svg:y="6.534cm" svg:viewBox="0 0 106 107" svg:d="M52 107c15 0 28-5 39-15 10-10 15-24 15-38s-5-28-15-38c-11-10-24-16-39-16-14 0-27 6-37 16s-15 24-15 38 5 28 15 38 23 15 37 15z">
          <text:p/>
        </draw:path>
        <draw:path draw:style-name="gr7" draw:text-style-name="P8" draw:layer="layout" svg:width="0.107cm" svg:height="0.105cm" svg:x="26.827cm" svg:y="5.857cm" svg:viewBox="0 0 108 106" svg:d="M54 106c14 0 28-5 38-15 9-10 16-24 16-38 0-15-7-28-16-38-10-10-24-15-38-15s-27 5-37 15-17 23-17 38c0 14 7 28 17 38s23 15 37 15z">
          <text:p/>
        </draw:path>
        <draw:path draw:style-name="gr7" draw:text-style-name="P8" draw:layer="layout" svg:width="0.106cm" svg:height="0.105cm" svg:x="24.527cm" svg:y="5.747cm" svg:viewBox="0 0 107 106" svg:d="M53 106c14 0 27-5 37-15 11-11 17-25 17-39s-6-27-17-37c-10-10-23-15-37-15s-28 5-38 15-15 23-15 37 5 28 15 39c10 10 24 15 38 15z">
          <text:p/>
        </draw:path>
        <draw:path draw:style-name="gr7" draw:text-style-name="P8" draw:layer="layout" svg:width="0.105cm" svg:height="0.106cm" svg:x="25.59cm" svg:y="7.243cm" svg:viewBox="0 0 106 107" svg:d="M53 107c14 0 27-6 38-15 10-10 15-24 15-39 0-14-5-27-15-37-11-10-24-16-38-16-15 0-28 6-38 16s-15 23-15 37c0 15 5 29 15 39 10 9 23 15 38 15z">
          <text:p/>
        </draw:path>
        <draw:path draw:style-name="gr7" draw:text-style-name="P8" draw:layer="layout" svg:width="0.106cm" svg:height="0.106cm" svg:x="26.142cm" svg:y="4.703cm" svg:viewBox="0 0 107 107" svg:d="M53 107c15 0 29-6 39-16 10-9 15-24 15-38s-5-27-15-37-24-16-39-16c-14 0-27 6-37 16s-16 23-16 37 6 29 16 38c10 10 23 16 37 16z">
          <text:p/>
        </draw:path>
        <draw:path draw:style-name="gr7" draw:text-style-name="P8" draw:layer="layout" svg:width="0.106cm" svg:height="0.106cm" svg:x="25.301cm" svg:y="7.598cm" svg:viewBox="0 0 107 107" svg:d="M53 107c15 0 28-6 38-16s16-23 16-37-6-28-16-38c-10-11-23-16-38-16-14 0-28 5-37 16-10 10-16 24-16 38s6 27 16 37c9 10 23 16 37 16z">
          <text:p/>
        </draw:path>
        <draw:path draw:style-name="gr7" draw:text-style-name="P8" draw:layer="layout" svg:width="0.106cm" svg:height="0.105cm" svg:x="24.691cm" svg:y="6.487cm" svg:viewBox="0 0 107 106" svg:d="M54 106c14 0 28-5 38-15s15-25 15-39-5-27-15-37-24-15-38-15-28 5-38 15-16 23-16 37 6 29 16 39 24 15 38 15z">
          <text:p/>
        </draw:path>
        <draw:path draw:style-name="gr7" draw:text-style-name="P8" draw:layer="layout" svg:width="0.106cm" svg:height="0.106cm" svg:x="24.889cm" svg:y="5.945cm" svg:viewBox="0 0 107 107" svg:d="M54 107c14 0 27-5 37-16 10-10 16-24 16-38s-6-27-16-37-23-16-37-16c-15 0-29 6-39 16s-15 23-15 37 5 28 15 38c10 11 24 16 39 16z">
          <text:p/>
        </draw:path>
        <draw:path draw:style-name="gr7" draw:text-style-name="P8" draw:layer="layout" svg:width="0.105cm" svg:height="0.106cm" svg:x="24.88cm" svg:y="8.317cm" svg:viewBox="0 0 106 107" svg:d="M52 107c16 0 29-5 39-15s15-24 15-38-5-28-15-38-23-16-39-16c-14 0-27 6-37 16s-15 24-15 38 5 28 15 38 23 15 37 15z">
          <text:p/>
        </draw:path>
        <draw:path draw:style-name="gr7" draw:text-style-name="P8" draw:layer="layout" svg:width="0.105cm" svg:height="0.106cm" svg:x="23.954cm" svg:y="7.74cm" svg:viewBox="0 0 106 107" svg:d="M54 107c14 0 27-5 37-15 10-11 15-25 15-39s-5-27-15-37-23-16-37-16-29 6-39 16-15 23-15 37 5 28 15 39c10 10 25 15 39 15z">
          <text:p/>
        </draw:path>
        <draw:path draw:style-name="gr7" draw:text-style-name="P8" draw:layer="layout" svg:width="0.105cm" svg:height="0.106cm" svg:x="24.09cm" svg:y="9.462cm" svg:viewBox="0 0 106 107" svg:d="M53 107c14 0 28-6 38-16s15-23 15-37c0-15-5-29-15-39s-24-15-38-15-27 5-37 15c-11 10-16 24-16 39 0 14 5 27 16 37 10 10 23 16 37 16z">
          <text:p/>
        </draw:path>
        <draw:path draw:style-name="gr7" draw:text-style-name="P8" draw:layer="layout" svg:width="0.105cm" svg:height="0.105cm" svg:x="25.86cm" svg:y="7.051cm" svg:viewBox="0 0 106 106" svg:d="M54 106c14 0 27-5 37-15s15-23 15-37c0-15-5-29-15-39s-23-15-37-15-28 5-39 15c-10 10-15 24-15 39 0 14 5 27 15 37 11 10 25 15 39 15z">
          <text:p/>
        </draw:path>
        <draw:path draw:style-name="gr7" draw:text-style-name="P8" draw:layer="layout" svg:width="0.106cm" svg:height="0.106cm" svg:x="24.518cm" svg:y="9.769cm" svg:viewBox="0 0 107 107" svg:d="M53 107c14 0 27-6 37-16s17-23 17-37c0-15-7-29-17-39s-23-15-37-15-28 5-38 15c-9 10-15 24-15 39 0 14 6 27 15 37 10 10 24 16 38 16z">
          <text:p/>
        </draw:path>
        <draw:path draw:style-name="gr7" draw:text-style-name="P8" draw:layer="layout" svg:width="0.106cm" svg:height="0.106cm" svg:x="24.98cm" svg:y="8.699cm" svg:viewBox="0 0 107 107" svg:d="M53 107c15 0 28-6 38-16s16-24 16-38-6-27-16-37-23-16-38-16c-14 0-28 6-38 16s-15 23-15 37 5 28 15 38 24 16 38 16z">
          <text:p/>
        </draw:path>
        <draw:path draw:style-name="gr7" draw:text-style-name="P8" draw:layer="layout" svg:width="0.106cm" svg:height="0.106cm" svg:x="24.349cm" svg:y="8.681cm" svg:viewBox="0 0 107 107" svg:d="M53 107c15 0 29-6 39-15 10-11 15-25 15-39s-5-27-15-37-24-16-39-16c-14 0-27 6-37 16s-16 23-16 37 6 28 16 39c10 9 23 15 37 15z">
          <text:p/>
        </draw:path>
        <draw:path draw:style-name="gr7" draw:text-style-name="P8" draw:layer="layout" svg:width="0.106cm" svg:height="0.105cm" svg:x="24.215cm" svg:y="9.571cm" svg:viewBox="0 0 107 106" svg:d="M53 106c14 0 28-5 38-15 11-10 16-23 16-38 0-14-5-28-16-38-10-10-24-15-38-15s-27 5-37 15-16 24-16 38c0 15 6 28 16 38s23 15 37 15z">
          <text:p/>
        </draw:path>
        <draw:path draw:style-name="gr7" draw:text-style-name="P8" draw:layer="layout" svg:width="0.105cm" svg:height="0.106cm" svg:x="24.871cm" svg:y="9.032cm" svg:viewBox="0 0 106 107" svg:d="M53 107c15 0 28-5 38-15s15-24 15-38c0-15-5-28-15-38s-23-16-38-16c-14 0-28 6-38 16s-15 23-15 38c0 14 5 28 15 38s24 15 38 15z">
          <text:p/>
        </draw:path>
        <draw:path draw:style-name="gr7" draw:text-style-name="P8" draw:layer="layout" svg:width="0.106cm" svg:height="0.106cm" svg:x="24.316cm" svg:y="6.704cm" svg:viewBox="0 0 107 107" svg:d="M53 107c14 0 27-5 37-15 11-10 17-25 17-39s-6-27-17-37c-10-10-23-16-37-16s-28 6-38 16-15 23-15 37 5 29 15 39 24 15 38 15z">
          <text:p/>
        </draw:path>
        <draw:path draw:style-name="gr7" draw:text-style-name="P8" draw:layer="layout" svg:width="0.106cm" svg:height="0.106cm" svg:x="25.04cm" svg:y="7.968cm" svg:viewBox="0 0 107 107" svg:d="M54 107c14 0 27-6 37-15 10-10 16-24 16-39 0-14-6-27-16-37s-23-16-37-16-28 6-38 16-16 23-16 37c0 15 6 29 16 39 10 9 24 15 38 15z">
          <text:p/>
        </draw:path>
        <draw:path draw:style-name="gr7" draw:text-style-name="P8" draw:layer="layout" svg:width="0.106cm" svg:height="0.106cm" svg:x="23.973cm" svg:y="9.958cm" svg:viewBox="0 0 107 107" svg:d="M54 107c14 0 28-6 38-15 10-10 15-25 15-39s-5-27-15-37-24-16-38-16-27 6-38 16c-10 10-16 23-16 37s6 29 16 39c11 9 24 15 38 15z">
          <text:p/>
        </draw:path>
        <draw:path draw:style-name="gr7" draw:text-style-name="P8" draw:layer="layout" svg:width="0.106cm" svg:height="0.106cm" svg:x="26.152cm" svg:y="6.916cm" svg:viewBox="0 0 107 107" svg:d="M54 107c14 0 28-5 38-15s15-24 15-39c0-14-5-27-15-37s-24-16-38-16c-15 0-28 6-38 16s-16 23-16 37c0 15 6 29 16 39s23 15 38 15z">
          <text:p/>
        </draw:path>
        <draw:path draw:style-name="gr7" draw:text-style-name="P8" draw:layer="layout" svg:width="0.106cm" svg:height="0.105cm" svg:x="24.48cm" svg:y="7.98cm" svg:viewBox="0 0 107 106" svg:d="M54 106c14 0 28-5 38-15s15-23 15-37c0-15-5-29-15-39s-24-15-38-15-28 5-38 15-16 24-16 39c0 14 6 27 16 37s24 15 38 15z">
          <text:p/>
        </draw:path>
        <draw:path draw:style-name="gr7" draw:text-style-name="P8" draw:layer="layout" svg:width="0.106cm" svg:height="0.106cm" svg:x="25.738cm" svg:y="7.188cm" svg:viewBox="0 0 107 107" svg:d="M54 107c14 0 28-6 38-16s15-23 15-37-5-28-15-38c-10-9-24-16-38-16-15 0-28 7-38 16-10 10-16 24-16 38s6 27 16 37 23 16 38 16z">
          <text:p/>
        </draw:path>
        <draw:path draw:style-name="gr7" draw:text-style-name="P8" draw:layer="layout" svg:width="0.106cm" svg:height="0.107cm" svg:x="24.953cm" svg:y="8.137cm" svg:viewBox="0 0 107 108" svg:d="M53 108c14 0 27-7 38-17 10-9 16-23 16-37s-6-27-16-37c-11-10-24-17-38-17s-28 7-38 17c-9 10-15 23-15 37s6 28 15 37c10 10 24 17 38 17z">
          <text:p/>
        </draw:path>
        <draw:path draw:style-name="gr7" draw:text-style-name="P8" draw:layer="layout" svg:width="0.106cm" svg:height="0.105cm" svg:x="24.627cm" svg:y="9.04cm" svg:viewBox="0 0 107 106" svg:d="M53 106c14 0 27-5 37-15s17-23 17-37c0-15-7-29-17-39s-23-15-37-15-28 5-38 15-15 24-15 39c0 14 5 27 15 37s24 15 38 15z">
          <text:p/>
        </draw:path>
        <draw:path draw:style-name="gr7" draw:text-style-name="P8" draw:layer="layout" svg:width="0.106cm" svg:height="0.106cm" svg:x="26.219cm" svg:y="8.185cm" svg:viewBox="0 0 107 107" svg:d="M53 107c14 0 27-6 38-16 10-10 16-23 16-38 0-14-6-28-16-38-11-10-24-15-38-15s-28 5-38 15-15 24-15 38c0 15 5 28 15 38s24 16 38 16z">
          <text:p/>
        </draw:path>
        <draw:path draw:style-name="gr7" draw:text-style-name="P8" draw:layer="layout" svg:width="0.106cm" svg:height="0.106cm" svg:x="25.438cm" svg:y="7.953cm" svg:viewBox="0 0 107 107" svg:d="M54 107c14 0 28-6 38-16s15-24 15-38-5-28-15-38-24-15-38-15-27 5-38 15c-10 10-16 24-16 38s6 28 16 38c11 10 24 16 38 16z">
          <text:p/>
        </draw:path>
        <draw:path draw:style-name="gr7" draw:text-style-name="P8" draw:layer="layout" svg:width="0.106cm" svg:height="0.106cm" svg:x="24.526cm" svg:y="7.994cm" svg:viewBox="0 0 107 107" svg:d="M53 107c14 0 27-5 37-15 11-10 17-24 17-38s-6-28-17-38c-10-10-23-16-37-16s-28 6-37 16c-10 10-16 24-16 38s6 28 16 38c9 10 23 15 37 15z">
          <text:p/>
        </draw:path>
        <draw:path draw:style-name="gr7" draw:text-style-name="P8" draw:layer="layout" svg:width="0.105cm" svg:height="0.106cm" svg:x="25.12cm" svg:y="7.258cm" svg:viewBox="0 0 106 107" svg:d="M53 107c15 0 28-6 38-16 10-9 15-23 15-37 0-15-5-28-15-38s-23-16-38-16c-14 0-28 6-38 16s-15 23-15 38c0 14 5 28 15 37 10 10 24 16 38 16z">
          <text:p/>
        </draw:path>
        <draw:path draw:style-name="gr7" draw:text-style-name="P8" draw:layer="layout" svg:width="0.105cm" svg:height="0.106cm" svg:x="25.05cm" svg:y="8.229cm" svg:viewBox="0 0 106 107" svg:d="M52 107c14 0 28-5 38-15 11-10 16-24 16-38s-5-27-16-37c-10-11-24-17-38-17s-27 6-37 17c-10 10-15 23-15 37s5 28 15 38 23 15 37 15z">
          <text:p/>
        </draw:path>
        <draw:path draw:style-name="gr7" draw:text-style-name="P8" draw:layer="layout" svg:width="0.106cm" svg:height="0.106cm" svg:x="23.195cm" svg:y="8.723cm" svg:viewBox="0 0 107 107" svg:d="M53 107c15 0 29-6 39-16s15-23 15-37c0-15-5-29-15-39s-24-15-39-15c-14 0-27 5-37 15s-16 24-16 39c0 14 6 27 16 37s23 16 37 16z">
          <text:p/>
        </draw:path>
        <draw:path draw:style-name="gr7" draw:text-style-name="P8" draw:layer="layout" svg:width="0.106cm" svg:height="0.105cm" svg:x="25.03cm" svg:y="8.734cm" svg:viewBox="0 0 107 106" svg:d="M54 106c14 0 27-5 37-15s16-24 16-38-6-28-16-38-23-15-37-15-28 5-38 15c-11 10-16 24-16 38s5 28 16 38c10 10 24 15 38 15z">
          <text:p/>
        </draw:path>
        <draw:path draw:style-name="gr7" draw:text-style-name="P8" draw:layer="layout" svg:width="0.105cm" svg:height="0.106cm" svg:x="23.875cm" svg:y="8.153cm" svg:viewBox="0 0 106 107" svg:d="M53 107c14 0 28-5 38-15 10-11 15-25 15-39s-5-27-15-37-24-16-38-16-27 6-37 16c-11 10-16 23-16 37s5 28 16 39c10 10 23 15 37 15z">
          <text:p/>
        </draw:path>
        <draw:path draw:style-name="gr7" draw:text-style-name="P8" draw:layer="layout" svg:width="0.106cm" svg:height="0.106cm" svg:x="24.51cm" svg:y="8.368cm" svg:viewBox="0 0 107 107" svg:d="M54 107c14 0 27-6 37-16 10-11 16-24 16-38s-6-28-16-37c-10-10-23-16-37-16s-28 6-38 16c-10 9-16 23-16 37s6 27 16 38c10 10 24 16 38 16z">
          <text:p/>
        </draw:path>
        <draw:path draw:style-name="gr7" draw:text-style-name="P8" draw:layer="layout" svg:width="0.106cm" svg:height="0.106cm" svg:x="23.378cm" svg:y="8.572cm" svg:viewBox="0 0 107 107" svg:d="M53 107c14 0 28-6 39-17 10-10 15-23 15-37s-5-28-15-37c-11-10-25-16-39-16s-27 6-37 16c-10 9-16 23-16 37s6 27 16 37c10 11 23 17 37 17z">
          <text:p/>
        </draw:path>
        <draw:path draw:style-name="gr7" draw:text-style-name="P8" draw:layer="layout" svg:width="0.106cm" svg:height="0.106cm" svg:x="24.053cm" svg:y="7.276cm" svg:viewBox="0 0 107 107" svg:d="M54 107c14 0 27-6 37-16s16-23 16-37-6-28-16-39c-10-10-23-15-37-15-15 0-29 5-38 15-10 11-16 25-16 39s6 27 16 37c9 10 23 16 38 16z">
          <text:p/>
        </draw:path>
        <draw:path draw:style-name="gr7" draw:text-style-name="P8" draw:layer="layout" svg:width="0.106cm" svg:height="0.106cm" svg:x="25.207cm" svg:y="7.14cm" svg:viewBox="0 0 107 107" svg:d="M54 107c14 0 27-6 37-16s16-23 16-37c0-15-6-29-16-39s-23-15-37-15c-15 0-29 5-39 15s-15 24-15 39c0 14 5 27 15 37s24 16 39 16z">
          <text:p/>
        </draw:path>
        <draw:path draw:style-name="gr7" draw:text-style-name="P8" draw:layer="layout" svg:width="0.106cm" svg:height="0.106cm" svg:x="24.466cm" svg:y="6.821cm" svg:viewBox="0 0 107 107" svg:d="M54 107c14 0 27-6 37-16s16-23 16-38c0-14-6-28-16-37-10-10-23-16-37-16-15 0-29 6-39 16-9 9-15 23-15 37 0 15 6 28 15 38 10 10 24 16 39 16z">
          <text:p/>
        </draw:path>
        <draw:path draw:style-name="gr7" draw:text-style-name="P8" draw:layer="layout" svg:width="0.106cm" svg:height="0.106cm" svg:x="23.619cm" svg:y="8.427cm" svg:viewBox="0 0 107 107" svg:d="M53 107c15 0 28-6 38-16s16-23 16-37-6-29-16-39-23-15-38-15c-14 0-28 5-38 15s-15 25-15 39 5 27 15 37 24 16 38 16z">
          <text:p/>
        </draw:path>
        <draw:path draw:style-name="gr7" draw:text-style-name="P8" draw:layer="layout" svg:width="0.106cm" svg:height="0.106cm" svg:x="24.669cm" svg:y="8.117cm" svg:viewBox="0 0 107 107" svg:d="M53 107c15 0 29-6 39-16 9-10 15-23 15-37s-6-28-15-39c-10-9-24-15-39-15-14 0-27 6-37 15-10 11-16 25-16 39s6 27 16 37 23 16 37 16z">
          <text:p/>
        </draw:path>
        <draw:path draw:style-name="gr7" draw:text-style-name="P8" draw:layer="layout" svg:width="0.106cm" svg:height="0.106cm" svg:x="23.861cm" svg:y="8.697cm" svg:viewBox="0 0 107 107" svg:d="M54 107c14 0 28-5 38-15s15-25 15-39-5-27-15-37-24-16-38-16-28 6-38 16-16 23-16 37 6 29 16 39 24 15 38 15z">
          <text:p/>
        </draw:path>
        <draw:path draw:style-name="gr7" draw:text-style-name="P8" draw:layer="layout" svg:width="0.106cm" svg:height="0.106cm" svg:x="23.338cm" svg:y="8.338cm" svg:viewBox="0 0 107 107" svg:d="M54 107c14 0 28-5 38-15s15-24 15-38-5-27-15-37c-10-11-24-17-38-17s-27 6-38 17c-10 10-16 23-16 37s6 28 16 38c11 10 24 15 38 15z">
          <text:p/>
        </draw:path>
        <draw:path draw:style-name="gr7" draw:text-style-name="P8" draw:layer="layout" svg:width="0.106cm" svg:height="0.106cm" svg:x="24.61cm" svg:y="8.936cm" svg:viewBox="0 0 107 107" svg:d="M54 107c14 0 27-6 37-16s16-23 16-37c0-15-6-29-16-38-10-10-23-16-37-16s-28 6-37 16c-11 9-17 23-17 38 0 14 6 27 17 37 9 10 23 16 37 16z">
          <text:p/>
        </draw:path>
        <draw:path draw:style-name="gr10" draw:text-style-name="P9" draw:layer="layout" svg:width="0.106cm" svg:height="0.106cm" svg:x="33.872cm" svg:y="1.961cm" svg:viewBox="0 0 107 107" svg:d="M53 107c14 0 28-5 38-15 11-11 16-25 16-39s-5-27-16-37c-10-10-24-16-38-16s-27 6-37 16-16 23-16 37 6 28 16 39c10 10 23 15 37 15z">
          <text:p/>
        </draw:path>
        <draw:path draw:style-name="gr10" draw:text-style-name="P9" draw:layer="layout" svg:width="0.106cm" svg:height="0.106cm" svg:x="31.219cm" svg:y="4.484cm" svg:viewBox="0 0 107 107" svg:d="M54 107c14 0 28-6 38-16s15-24 15-38-5-27-15-37-24-16-38-16-27 6-38 16c-10 10-16 23-16 37s6 28 16 38c11 10 24 16 38 16z">
          <text:p/>
        </draw:path>
        <draw:path draw:style-name="gr10" draw:text-style-name="P9" draw:layer="layout" svg:width="0.106cm" svg:height="0.106cm" svg:x="32.052cm" svg:y="4.2cm" svg:viewBox="0 0 107 107" svg:d="M54 107c14 0 28-6 38-16s15-23 15-37c0-15-5-29-15-39s-24-15-38-15-27 5-38 15c-10 10-16 24-16 39 0 14 6 27 16 37 11 10 24 16 38 16z">
          <text:p/>
        </draw:path>
        <draw:path draw:style-name="gr10" draw:text-style-name="P9" draw:layer="layout" svg:width="0.106cm" svg:height="0.106cm" svg:x="33.508cm" svg:y="3.176cm" svg:viewBox="0 0 107 107" svg:d="M54 107c14 0 27-6 37-16s16-23 16-37-6-29-16-39-23-15-37-15c-15 0-29 5-39 15-9 10-15 25-15 39s6 27 15 37c10 10 24 16 39 16z">
          <text:p/>
        </draw:path>
        <draw:path draw:style-name="gr10" draw:text-style-name="P9" draw:layer="layout" svg:width="0.106cm" svg:height="0.107cm" svg:x="35.02cm" svg:y="3.097cm" svg:viewBox="0 0 107 108" svg:d="M53 108c14 0 28-6 38-16s16-24 16-38-6-27-16-37-24-17-38-17-27 7-37 17-16 23-16 37 6 28 16 38 23 16 37 16z">
          <text:p/>
        </draw:path>
        <draw:path draw:style-name="gr10" draw:text-style-name="P9" draw:layer="layout" svg:width="0.106cm" svg:height="0.106cm" svg:x="33.808cm" svg:y="4.175cm" svg:viewBox="0 0 107 107" svg:d="M53 107c15 0 28-6 38-16s16-24 16-38-6-28-16-38-23-15-38-15c-14 0-28 5-38 15-9 10-15 24-15 38s6 28 15 38c10 10 24 16 38 16z">
          <text:p/>
        </draw:path>
        <draw:path draw:style-name="gr10" draw:text-style-name="P9" draw:layer="layout" svg:width="0.106cm" svg:height="0.106cm" svg:x="30.262cm" svg:y="7.161cm" svg:viewBox="0 0 107 107" svg:d="M54 107c14 0 27-6 37-16s16-23 16-37-6-29-16-39-23-15-37-15-29 5-38 15c-10 10-16 25-16 39s6 27 16 37c9 10 24 16 38 16z">
          <text:p/>
        </draw:path>
        <draw:path draw:style-name="gr10" draw:text-style-name="P9" draw:layer="layout" svg:width="0.106cm" svg:height="0.106cm" svg:x="30.836cm" svg:y="4.835cm" svg:viewBox="0 0 107 107" svg:d="M53 107c14 0 28-5 39-15 10-10 15-24 15-38 0-15-5-28-15-38-11-10-25-16-39-16s-27 6-37 16-16 23-16 38c0 14 6 28 16 38s23 15 37 15z">
          <text:p/>
        </draw:path>
        <draw:path draw:style-name="gr10" draw:text-style-name="P9" draw:layer="layout" svg:width="0.106cm" svg:height="0.106cm" svg:x="27.873cm" svg:y="5.205cm" svg:viewBox="0 0 107 107" svg:d="M54 107c14 0 28-6 38-17 10-10 15-23 15-37s-5-28-15-38c-10-9-24-15-38-15s-27 6-37 15c-10 10-17 24-17 38s7 27 17 37c10 11 23 17 37 17z">
          <text:p/>
        </draw:path>
        <draw:path draw:style-name="gr10" draw:text-style-name="P9" draw:layer="layout" svg:width="0.106cm" svg:height="0.106cm" svg:x="33.849cm" svg:y="1.718cm" svg:viewBox="0 0 107 107" svg:d="M54 107c14 0 27-5 37-15s16-24 16-38-6-27-16-37c-10-11-23-17-37-17s-28 6-38 17c-11 10-16 23-16 37s5 28 16 38c10 10 24 15 38 15z">
          <text:p/>
        </draw:path>
        <draw:path draw:style-name="gr10" draw:text-style-name="P9" draw:layer="layout" svg:width="0.106cm" svg:height="0.106cm" svg:x="32.418cm" svg:y="4.56cm" svg:viewBox="0 0 107 107" svg:d="M53 107c14 0 29-6 39-16s15-23 15-37-5-28-15-38c-10-11-25-16-39-16s-27 5-37 16c-10 10-16 24-16 38s6 27 16 37 23 16 37 16z">
          <text:p/>
        </draw:path>
        <draw:path draw:style-name="gr10" draw:text-style-name="P9" draw:layer="layout" svg:width="0.106cm" svg:height="0.106cm" svg:x="29.759cm" svg:y="6.512cm" svg:viewBox="0 0 107 107" svg:d="M54 107c14 0 27-6 37-16s16-23 16-37c0-15-6-29-16-39s-23-15-37-15-28 5-37 15c-11 10-17 24-17 39 0 14 6 27 17 37 9 10 23 16 37 16z">
          <text:p/>
        </draw:path>
        <draw:path draw:style-name="gr10" draw:text-style-name="P9" draw:layer="layout" svg:width="0.106cm" svg:height="0.106cm" svg:x="26.931cm" svg:y="5.447cm" svg:viewBox="0 0 107 107" svg:d="M54 107c14 0 28-5 38-15s15-24 15-39c0-14-5-27-15-37s-24-16-38-16-27 6-37 16-17 23-17 37c0 15 7 29 17 39s23 15 37 15z">
          <text:p/>
        </draw:path>
        <draw:path draw:style-name="gr10" draw:text-style-name="P9" draw:layer="layout" svg:width="0.106cm" svg:height="0.105cm" svg:x="32.12cm" svg:y="4.083cm" svg:viewBox="0 0 107 106" svg:d="M53 106c15 0 29-5 39-15s15-23 15-38c0-14-5-28-15-38s-24-15-39-15c-14 0-27 5-37 15s-16 24-16 38c0 15 6 28 16 38s23 15 37 15z">
          <text:p/>
        </draw:path>
        <draw:path draw:style-name="gr10" draw:text-style-name="P9" draw:layer="layout" svg:width="0.106cm" svg:height="0.106cm" svg:x="32.304cm" svg:y="6.2cm" svg:viewBox="0 0 107 107" svg:d="M53 107c14 0 28-6 38-16s16-23 16-37c0-15-6-29-16-39s-24-15-38-15-27 5-37 15-16 24-16 39c0 14 6 27 16 37s23 16 37 16z">
          <text:p/>
        </draw:path>
        <draw:path draw:style-name="gr10" draw:text-style-name="P9" draw:layer="layout" svg:width="0.106cm" svg:height="0.106cm" svg:x="32.353cm" svg:y="4.151cm" svg:viewBox="0 0 107 107" svg:d="M54 107c14 0 27-7 37-17s16-23 16-37-6-28-16-38-23-15-37-15c-15 0-29 5-39 15s-15 24-15 38 5 27 15 37 24 17 39 17z">
          <text:p/>
        </draw:path>
        <draw:path draw:style-name="gr10" draw:text-style-name="P9" draw:layer="layout" svg:width="0.106cm" svg:height="0.106cm" svg:x="33.421cm" svg:y="3.417cm" svg:viewBox="0 0 107 107" svg:d="M54 107c14 0 28-7 38-17s15-23 15-37-5-28-15-38-24-15-38-15-27 5-38 15c-10 10-16 24-16 38s6 27 16 37c11 10 24 17 38 17z">
          <text:p/>
        </draw:path>
        <draw:path draw:style-name="gr10" draw:text-style-name="P9" draw:layer="layout" svg:width="0.106cm" svg:height="0.106cm" svg:x="35.024cm" svg:y="1.9cm" svg:viewBox="0 0 107 107" svg:d="M53 107c14 0 28-5 38-15 11-10 16-24 16-38 0-15-5-28-16-38-10-10-24-16-38-16s-27 6-37 16-16 23-16 38c0 14 6 28 16 38s23 15 37 15z">
          <text:p/>
        </draw:path>
        <draw:path draw:style-name="gr10" draw:text-style-name="P9" draw:layer="layout" svg:width="0.106cm" svg:height="0.105cm" svg:x="27.663cm" svg:y="6.806cm" svg:viewBox="0 0 107 106" svg:d="M54 106c14 0 28-5 38-15s15-25 15-39-5-27-15-37-24-15-38-15-27 5-37 15-17 23-17 37 7 29 17 39 23 15 37 15z">
          <text:p/>
        </draw:path>
        <draw:path draw:style-name="gr10" draw:text-style-name="P9" draw:layer="layout" svg:width="0.106cm" svg:height="0.105cm" svg:x="30.602cm" svg:y="6.291cm" svg:viewBox="0 0 107 106" svg:d="M54 106c14 0 28-5 38-15s15-23 15-39c0-14-5-27-15-37s-24-15-38-15-27 5-37 15-17 23-17 37c0 16 7 29 17 39s23 15 37 15z">
          <text:p/>
        </draw:path>
        <draw:path draw:style-name="gr10" draw:text-style-name="P9" draw:layer="layout" svg:width="0.106cm" svg:height="0.106cm" svg:x="29.874cm" svg:y="6.276cm" svg:viewBox="0 0 107 107" svg:d="M53 107c14 0 27-6 37-15 10-10 17-25 17-39s-7-27-17-37-23-16-37-16-27 6-37 16-16 23-16 37 6 29 16 39c10 9 23 15 37 15z">
          <text:p/>
        </draw:path>
        <draw:path draw:style-name="gr10" draw:text-style-name="P9" draw:layer="layout" svg:width="0.106cm" svg:height="0.106cm" svg:x="26.817cm" svg:y="5.657cm" svg:viewBox="0 0 107 107" svg:d="M54 107c14 0 27-5 37-15s16-24 16-39c0-14-6-27-16-37s-23-16-37-16-28 6-37 16c-11 10-17 23-17 37 0 15 6 29 17 39 9 10 23 15 37 15z">
          <text:p/>
        </draw:path>
        <draw:path draw:style-name="gr10" draw:text-style-name="P9" draw:layer="layout" svg:width="0.106cm" svg:height="0.106cm" svg:x="31.614cm" svg:y="5.541cm" svg:viewBox="0 0 107 107" svg:d="M54 107c14 0 28-5 38-15 9-10 15-25 15-39s-6-27-15-37c-10-10-24-16-38-16-15 0-28 6-38 16s-16 23-16 37 6 29 16 39 23 15 38 15z">
          <text:p/>
        </draw:path>
        <draw:path draw:style-name="gr10" draw:text-style-name="P9" draw:layer="layout" svg:width="0.106cm" svg:height="0.106cm" svg:x="31.838cm" svg:y="4.163cm" svg:viewBox="0 0 107 107" svg:d="M54 107c14 0 28-6 38-16 9-11 15-24 15-38s-6-28-15-38c-10-10-24-15-38-15s-28 5-38 15-16 24-16 38 6 27 16 38c10 10 24 16 38 16z">
          <text:p/>
        </draw:path>
        <draw:path draw:style-name="gr10" draw:text-style-name="P9" draw:layer="layout" svg:width="0.106cm" svg:height="0.106cm" svg:x="32.496cm" svg:y="3.203cm" svg:viewBox="0 0 107 107" svg:d="M54 107c14 0 28-7 38-17s15-23 15-37-5-28-15-38-24-15-38-15-27 5-37 15-17 24-17 38 7 27 17 37 23 17 37 17z">
          <text:p/>
        </draw:path>
        <draw:path draw:style-name="gr10" draw:text-style-name="P9" draw:layer="layout" svg:width="0.105cm" svg:height="0.105cm" svg:x="31.819cm" svg:y="4.436cm" svg:viewBox="0 0 106 106" svg:d="M53 106c15 0 28-5 38-15s15-23 15-38c0-14-5-28-15-38s-23-15-38-15-28 5-38 15-15 24-15 38c0 15 5 28 15 38s23 15 38 15z">
          <text:p/>
        </draw:path>
        <draw:path draw:style-name="gr10" draw:text-style-name="P9" draw:layer="layout" svg:width="0.106cm" svg:height="0.106cm" svg:x="34.303cm" svg:y="2.896cm" svg:viewBox="0 0 107 107" svg:d="M53 107c14 0 27-6 38-17 10-10 16-23 16-37s-6-28-16-38c-11-10-24-15-38-15s-28 5-38 15-15 24-15 38 5 27 15 37c10 11 24 17 38 17z">
          <text:p/>
        </draw:path>
        <draw:path draw:style-name="gr10" draw:text-style-name="P9" draw:layer="layout" svg:width="0.105cm" svg:height="0.106cm" svg:x="32.859cm" svg:y="4.573cm" svg:viewBox="0 0 106 107" svg:d="M52 107c16 0 29-6 39-16s15-24 15-38-5-27-15-37-23-16-39-16c-14 0-27 6-37 16s-15 23-15 37 5 28 15 38 23 16 37 16z">
          <text:p/>
        </draw:path>
        <draw:path draw:style-name="gr10" draw:text-style-name="P9" draw:layer="layout" svg:width="0.106cm" svg:height="0.106cm" svg:x="34.138cm" svg:y="4.511cm" svg:viewBox="0 0 107 107" svg:d="M54 107c14 0 28-6 38-16s15-23 15-38c0-14-5-28-15-38s-24-15-38-15c-15 0-28 5-38 15s-16 24-16 38c0 15 6 28 16 38s23 16 38 16z">
          <text:p/>
        </draw:path>
        <draw:path draw:style-name="gr10" draw:text-style-name="P9" draw:layer="layout" svg:width="0.105cm" svg:height="0.106cm" svg:x="27.4cm" svg:y="6.385cm" svg:viewBox="0 0 106 107" svg:d="M52 107c15 0 29-6 39-16s15-24 15-38-5-28-15-37c-10-10-24-16-39-16-14 0-27 6-37 16-10 9-15 23-15 37s5 28 15 38 23 16 37 16z">
          <text:p/>
        </draw:path>
        <draw:path draw:style-name="gr10" draw:text-style-name="P9" draw:layer="layout" svg:width="0.106cm" svg:height="0.105cm" svg:x="33.777cm" svg:y="4.313cm" svg:viewBox="0 0 107 106" svg:d="M53 106c14 0 27-5 38-15 10-10 16-24 16-38 0-15-6-28-16-38-11-10-24-15-38-15s-28 5-38 15-15 23-15 38c0 14 5 28 15 38s24 15 38 15z">
          <text:p/>
        </draw:path>
        <draw:path draw:style-name="gr10" draw:text-style-name="P9" draw:layer="layout" svg:width="0.105cm" svg:height="0.106cm" svg:x="28.703cm" svg:y="6.488cm" svg:viewBox="0 0 106 107" svg:d="M53 107c14 0 28-6 38-16s15-24 15-38-5-28-15-38-24-15-38-15-27 5-37 15c-11 10-16 24-16 38s5 28 16 38c10 10 23 16 37 16z">
          <text:p/>
        </draw:path>
        <draw:path draw:style-name="gr10" draw:text-style-name="P9" draw:layer="layout" svg:width="0.106cm" svg:height="0.106cm" svg:x="26.987cm" svg:y="7.949cm" svg:viewBox="0 0 107 107" svg:d="M54 107c14 0 27-6 37-16 10-11 16-24 16-38s-6-28-16-37c-10-10-23-16-37-16-15 0-29 6-39 16-10 9-15 23-15 37s5 27 15 38c10 10 24 16 39 16z">
          <text:p/>
        </draw:path>
        <draw:path draw:style-name="gr10" draw:text-style-name="P9" draw:layer="layout" svg:width="0.106cm" svg:height="0.106cm" svg:x="27.08cm" svg:y="7.189cm" svg:viewBox="0 0 107 107" svg:d="M53 107c15 0 28-5 38-15s16-24 16-38-6-27-16-37-23-17-38-17c-14 0-28 7-38 17s-15 23-15 37 5 28 15 38 24 15 38 15z">
          <text:p/>
        </draw:path>
        <draw:path draw:style-name="gr10" draw:text-style-name="P9" draw:layer="layout" svg:width="0.106cm" svg:height="0.106cm" svg:x="27.785cm" svg:y="6.262cm" svg:viewBox="0 0 107 107" svg:d="M53 107c14 0 28-6 38-17 10-10 16-23 16-37s-6-28-16-37c-10-10-24-16-38-16s-27 6-37 16c-10 9-16 23-16 37s6 27 16 37c10 11 23 17 37 17z">
          <text:p/>
        </draw:path>
        <draw:path draw:style-name="gr10" draw:text-style-name="P9" draw:layer="layout" svg:width="0.106cm" svg:height="0.105cm" svg:x="30.495cm" svg:y="6.18cm" svg:viewBox="0 0 107 106" svg:d="M54 106c14 0 27-5 37-15s16-24 16-38-6-28-16-38-23-15-37-15-28 5-38 15c-11 10-16 24-16 38s5 28 16 38c10 10 24 15 38 15z">
          <text:p/>
        </draw:path>
        <draw:path draw:style-name="gr10" draw:text-style-name="P9" draw:layer="layout" svg:width="0.106cm" svg:height="0.106cm" svg:x="36.731cm" svg:y="1.382cm" svg:viewBox="0 0 107 107" svg:d="M53 107c14 0 28-5 38-15s16-24 16-38-6-28-16-38-24-16-38-16-28 6-38 16-15 24-15 38 5 28 15 38 24 15 38 15z">
          <text:p/>
        </draw:path>
        <draw:path draw:style-name="gr10" draw:text-style-name="P9" draw:layer="layout" svg:width="0.106cm" svg:height="0.105cm" svg:x="28.01cm" svg:y="7.59cm" svg:viewBox="0 0 107 106" svg:d="M53 106c14 0 29-5 39-15s15-23 15-37c0-15-5-28-15-39-10-10-25-15-39-15s-27 5-37 15c-10 11-16 24-16 39 0 14 6 27 16 37s23 15 37 15z">
          <text:p/>
        </draw:path>
        <draw:path draw:style-name="gr10" draw:text-style-name="P9" draw:layer="layout" svg:width="0.105cm" svg:height="0.106cm" svg:x="30.504cm" svg:y="7.591cm" svg:viewBox="0 0 106 107" svg:d="M52 107c14 0 28-6 38-16s16-23 16-37-6-28-16-39c-10-10-24-15-38-15s-27 5-37 15c-10 11-15 25-15 39s5 27 15 37 23 16 37 16z">
          <text:p/>
        </draw:path>
        <draw:path draw:style-name="gr13" draw:text-style-name="P10" draw:layer="layout" svg:width="0.106cm" svg:height="0.106cm" svg:x="25.839cm" svg:y="8.55cm" svg:viewBox="0 0 107 107" svg:d="M54 107c14 0 28-6 38-16s15-23 15-37-5-28-15-38c-10-11-24-16-38-16-15 0-28 5-38 16-10 10-16 24-16 38s6 27 16 37 23 16 38 16z">
          <text:p/>
        </draw:path>
        <draw:path draw:style-name="gr13" draw:text-style-name="P10" draw:layer="layout" svg:width="0.106cm" svg:height="0.106cm" svg:x="26.299cm" svg:y="9.79cm" svg:viewBox="0 0 107 107" svg:d="M54 107c14 0 28-6 38-16 9-10 15-23 15-37s-6-29-15-38c-10-10-24-16-38-16s-27 6-37 16c-10 9-17 24-17 38s7 27 17 37 23 16 37 16z">
          <text:p/>
        </draw:path>
        <draw:path draw:style-name="gr13" draw:text-style-name="P10" draw:layer="layout" svg:width="0.106cm" svg:height="0.106cm" svg:x="27.307cm" svg:y="8.995cm" svg:viewBox="0 0 107 107" svg:d="M54 107c14 0 27-6 37-16 10-11 16-24 16-38s-6-28-16-38-23-15-37-15c-15 0-29 5-39 15s-15 24-15 38 5 27 15 38c10 10 24 16 39 16z">
          <text:p/>
        </draw:path>
        <draw:path draw:style-name="gr13" draw:text-style-name="P10" draw:layer="layout" svg:width="0.106cm" svg:height="0.106cm" svg:x="24.367cm" svg:y="10.099cm" svg:viewBox="0 0 107 107" svg:d="M54 107c14 0 27-6 37-16s16-23 16-37-6-29-16-39-23-15-37-15c-15 0-29 5-39 15s-15 25-15 39 5 27 15 37 24 16 39 16z">
          <text:p/>
        </draw:path>
        <draw:path draw:style-name="gr13" draw:text-style-name="P10" draw:layer="layout" svg:width="0.105cm" svg:height="0.105cm" svg:x="25.8cm" svg:y="8.974cm" svg:viewBox="0 0 106 106" svg:d="M53 106c14 0 27-5 38-15 10-10 15-24 15-38s-5-27-15-37c-11-10-24-16-38-16s-28 6-38 16-15 23-15 37 5 28 15 38 24 15 38 15z">
          <text:p/>
        </draw:path>
        <draw:path draw:style-name="gr13" draw:text-style-name="P10" draw:layer="layout" svg:width="0.105cm" svg:height="0.105cm" svg:x="26.52cm" svg:y="8.839cm" svg:viewBox="0 0 106 106" svg:d="M53 106c14 0 27-5 37-15 11-10 16-23 16-38 0-14-5-28-16-38-10-10-23-15-37-15s-28 5-38 15-15 24-15 38c0 15 5 28 15 38s24 15 38 15z">
          <text:p/>
        </draw:path>
        <draw:path draw:style-name="gr13" draw:text-style-name="P10" draw:layer="layout" svg:width="0.106cm" svg:height="0.106cm" svg:x="26.216cm" svg:y="10.246cm" svg:viewBox="0 0 107 107" svg:d="M53 107c14 0 27-5 38-16 10-10 16-24 16-38s-6-27-16-37c-11-10-24-16-38-16s-28 6-38 16c-9 10-15 23-15 37s6 28 15 38c10 11 24 16 38 16z">
          <text:p/>
        </draw:path>
        <draw:path draw:style-name="gr13" draw:text-style-name="P10" draw:layer="layout" svg:width="0.107cm" svg:height="0.105cm" svg:x="25.882cm" svg:y="10.534cm" svg:viewBox="0 0 108 106" svg:d="M54 106c14 0 27-5 37-15s17-23 17-37-7-28-17-39c-10-10-23-15-37-15s-28 5-38 15c-10 11-16 25-16 39s6 27 16 37 24 15 38 15z">
          <text:p/>
        </draw:path>
        <draw:path draw:style-name="gr13" draw:text-style-name="P10" draw:layer="layout" svg:width="0.106cm" svg:height="0.106cm" svg:x="24.431cm" svg:y="9.437cm" svg:viewBox="0 0 107 107" svg:d="M53 107c14 0 28-5 39-15 10-10 15-24 15-39 0-14-5-27-15-37-11-10-25-16-39-16s-27 6-37 16-16 23-16 37c0 15 6 29 16 39s23 15 37 15z">
          <text:p/>
        </draw:path>
        <draw:path draw:style-name="gr13" draw:text-style-name="P10" draw:layer="layout" svg:width="0.106cm" svg:height="0.106cm" svg:x="26.274cm" svg:y="10.198cm" svg:viewBox="0 0 107 107" svg:d="M54 107c14 0 28-6 38-16 10-9 15-23 15-37 0-15-5-28-15-38s-24-16-38-16-28 6-38 16-16 23-16 38c0 14 6 28 16 37 10 10 24 16 38 16z">
          <text:p/>
        </draw:path>
        <draw:path draw:style-name="gr13" draw:text-style-name="P10" draw:layer="layout" svg:width="0.106cm" svg:height="0.106cm" svg:x="25.364cm" svg:y="9.75cm" svg:viewBox="0 0 107 107" svg:d="M53 107c14 0 27-6 37-16 11-10 17-24 17-38s-6-28-17-37c-10-10-23-16-37-16s-28 6-38 16c-9 9-15 23-15 37s6 28 15 38c10 10 24 16 38 16z">
          <text:p/>
        </draw:path>
        <draw:path draw:style-name="gr13" draw:text-style-name="P10" draw:layer="layout" svg:width="0.106cm" svg:height="0.106cm" svg:x="24.246cm" svg:y="10.682cm" svg:viewBox="0 0 107 107" svg:d="M53 107c15 0 28-6 38-16 10-11 16-24 16-38s-6-28-16-37c-10-10-23-16-38-16-14 0-28 6-38 16-10 9-15 23-15 37s5 27 15 38c10 10 24 16 38 16z">
          <text:p/>
        </draw:path>
        <draw:path draw:style-name="gr13" draw:text-style-name="P10" draw:layer="layout" svg:width="0.106cm" svg:height="0.106cm" svg:x="25.992cm" svg:y="8.724cm" svg:viewBox="0 0 107 107" svg:d="M53 107c14 0 27-6 37-16s17-23 17-37c0-15-7-29-17-39s-23-15-37-15-28 5-37 15c-10 10-16 24-16 39 0 14 6 27 16 37 9 10 23 16 37 16z">
          <text:p/>
        </draw:path>
        <draw:path draw:style-name="gr13" draw:text-style-name="P10" draw:layer="layout" svg:width="0.105cm" svg:height="0.106cm" svg:x="25.441cm" svg:y="10.571cm" svg:viewBox="0 0 106 107" svg:d="M53 107c15 0 28-6 38-16 10-11 15-24 15-38s-5-28-15-37c-10-10-23-16-38-16-14 0-27 6-38 16-10 9-15 23-15 37s5 27 15 38c11 10 24 16 38 16z">
          <text:p/>
        </draw:path>
        <draw:path draw:style-name="gr13" draw:text-style-name="P10" draw:layer="layout" svg:width="0.106cm" svg:height="0.106cm" svg:x="25.058cm" svg:y="9.021cm" svg:viewBox="0 0 107 107" svg:d="M53 107c14 0 27-5 38-15 10-10 16-24 16-39 0-14-6-27-16-37-11-10-24-16-38-16s-28 6-37 16c-10 10-16 23-16 37 0 15 6 29 16 39 9 10 23 15 37 15z">
          <text:p/>
        </draw:path>
        <draw:path draw:style-name="gr13" draw:text-style-name="P10" draw:layer="layout" svg:width="0.106cm" svg:height="0.105cm" svg:x="25.652cm" svg:y="9.394cm" svg:viewBox="0 0 107 106" svg:d="M54 106c14 0 28-5 38-15s15-24 15-38-5-27-15-37-24-16-38-16-27 6-38 16c-10 10-16 23-16 37s6 28 16 38c11 10 24 15 38 15z">
          <text:p/>
        </draw:path>
        <draw:path draw:style-name="gr13" draw:text-style-name="P10" draw:layer="layout" svg:width="0.106cm" svg:height="0.105cm" svg:x="24.981cm" svg:y="9.623cm" svg:viewBox="0 0 107 106" svg:d="M53 106c15 0 29-5 38-15 10-11 16-24 16-39 0-14-6-27-16-37-9-10-23-15-38-15-14 0-27 5-37 15s-16 23-16 37c0 15 6 28 16 39 10 10 23 15 37 15z">
          <text:p/>
        </draw:path>
        <draw:path draw:style-name="gr13" draw:text-style-name="P10" draw:layer="layout" svg:width="0.106cm" svg:height="0.106cm" svg:x="25.843cm" svg:y="11.241cm" svg:viewBox="0 0 107 107" svg:d="M54 107c14 0 27-5 37-15s16-24 16-38c0-15-6-28-16-38s-23-16-37-16c-15 0-29 6-39 16s-15 23-15 38c0 14 5 28 15 38s24 15 39 15z">
          <text:p/>
        </draw:path>
        <draw:path draw:style-name="gr13" draw:text-style-name="P10" draw:layer="layout" svg:width="0.106cm" svg:height="0.105cm" svg:x="23.873cm" svg:y="10.609cm" svg:viewBox="0 0 107 106" svg:d="M54 106c14 0 27-5 37-15s16-23 16-37c0-16-6-29-16-39s-23-15-37-15-28 5-37 15c-11 10-17 23-17 39 0 14 6 27 17 37 9 10 23 15 37 15z">
          <text:p/>
        </draw:path>
        <draw:path draw:style-name="gr13" draw:text-style-name="P10" draw:layer="layout" svg:width="0.106cm" svg:height="0.106cm" svg:x="27.061cm" svg:y="8.891cm" svg:viewBox="0 0 107 107" svg:d="M53 107c14 0 27-5 38-15 10-11 16-25 16-39s-6-27-16-37c-11-10-24-16-38-16s-28 6-38 16-15 23-15 37 5 28 15 39c10 10 24 15 38 15z">
          <text:p/>
        </draw:path>
        <draw:path draw:style-name="gr13" draw:text-style-name="P10" draw:layer="layout" svg:width="0.106cm" svg:height="0.106cm" svg:x="26.189cm" svg:y="11.347cm" svg:viewBox="0 0 107 107" svg:d="M54 107c14 0 27-6 37-16s16-23 16-37c0-15-6-29-16-38-10-10-23-16-37-16s-28 6-38 16c-11 9-16 23-16 38 0 14 5 27 16 37 10 10 24 16 38 16z">
          <text:p/>
        </draw:path>
        <draw:path draw:style-name="gr13" draw:text-style-name="P10" draw:layer="layout" svg:width="0.106cm" svg:height="0.106cm" svg:x="25.849cm" svg:y="9.96cm" svg:viewBox="0 0 107 107" svg:d="M54 107c14 0 27-6 37-16 10-9 16-24 16-38s-6-27-16-37-23-16-37-16-29 6-38 16c-10 10-16 23-16 37s6 29 16 38c9 10 24 16 38 16z">
          <text:p/>
        </draw:path>
        <draw:path draw:style-name="gr13" draw:text-style-name="P10" draw:layer="layout" svg:width="0.105cm" svg:height="0.106cm" svg:x="25.411cm" svg:y="8.939cm" svg:viewBox="0 0 106 107" svg:d="M54 107c14 0 27-6 37-16s15-23 15-37-5-29-15-38c-10-10-23-16-37-16-15 0-29 6-39 16-10 9-15 24-15 38s5 27 15 37 24 16 39 16z">
          <text:p/>
        </draw:path>
        <draw:path draw:style-name="gr13" draw:text-style-name="P10" draw:layer="layout" svg:width="0.106cm" svg:height="0.106cm" svg:x="25.079cm" svg:y="10.094cm" svg:viewBox="0 0 107 107" svg:d="M53 107c14 0 28-6 38-16s16-23 16-37-6-29-16-39c-10-9-24-15-38-15s-28 6-37 15c-10 10-16 25-16 39s6 27 16 37c9 10 23 16 37 16z">
          <text:p/>
        </draw:path>
        <draw:path draw:style-name="gr13" draw:text-style-name="P10" draw:layer="layout" svg:width="0.106cm" svg:height="0.105cm" svg:x="25.872cm" svg:y="9.523cm" svg:viewBox="0 0 107 106" svg:d="M54 106c14 0 28-5 38-15 10-11 15-24 15-38s-5-28-15-38-24-15-38-15-27 5-37 15c-11 10-17 24-17 38s6 27 17 38c10 10 23 15 37 15z">
          <text:p/>
        </draw:path>
        <draw:path draw:style-name="gr13" draw:text-style-name="P10" draw:layer="layout" svg:width="0.107cm" svg:height="0.105cm" svg:x="25.357cm" svg:y="9.901cm" svg:viewBox="0 0 108 106" svg:d="M54 106c14 0 27-5 37-15s17-23 17-37-7-28-17-39c-10-10-23-15-37-15s-28 5-37 15c-10 11-17 25-17 39s7 27 17 37c9 10 23 15 37 15z">
          <text:p/>
        </draw:path>
        <draw:path draw:style-name="gr13" draw:text-style-name="P10" draw:layer="layout" svg:width="0.106cm" svg:height="0.106cm" svg:x="25.056cm" svg:y="8.44cm" svg:viewBox="0 0 107 107" svg:d="M53 107c14 0 27-6 37-16 11-10 17-23 17-37s-6-28-17-38c-10-11-23-16-37-16s-28 5-38 16c-10 10-15 24-15 38s5 27 15 37 24 16 38 16z">
          <text:p/>
        </draw:path>
        <draw:path draw:style-name="gr13" draw:text-style-name="P10" draw:layer="layout" svg:width="0.106cm" svg:height="0.106cm" svg:x="26.444cm" svg:y="9.865cm" svg:viewBox="0 0 107 107" svg:d="M53 107c14 0 28-6 38-16s16-23 16-38c0-14-6-28-16-38s-24-15-38-15-28 5-37 15c-10 10-16 24-16 38 0 15 6 28 16 38 9 10 23 16 37 16z">
          <text:p/>
        </draw:path>
        <draw:path draw:style-name="gr13" draw:text-style-name="P10" draw:layer="layout" svg:width="0.106cm" svg:height="0.106cm" svg:x="26.74cm" svg:y="9.457cm" svg:viewBox="0 0 107 107" svg:d="M53 107c14 0 28-6 39-16 10-10 15-23 15-37 0-15-5-29-15-39-11-10-25-15-39-15s-27 5-37 15-16 24-16 39c0 14 6 27 16 37s23 16 37 16z">
          <text:p/>
        </draw:path>
        <draw:path draw:style-name="gr13" draw:text-style-name="P10" draw:layer="layout" svg:width="0.106cm" svg:height="0.106cm" svg:x="25.735cm" svg:y="8.675cm" svg:viewBox="0 0 107 107" svg:d="M54 107c14 0 28-6 38-17 10-10 15-23 15-37s-5-28-15-38-24-15-38-15c-15 0-28 5-38 15s-16 24-16 38 6 27 16 37c10 11 23 17 38 17z">
          <text:p/>
        </draw:path>
        <draw:path draw:style-name="gr13" draw:text-style-name="P10" draw:layer="layout" svg:width="0.106cm" svg:height="0.106cm" svg:x="26.446cm" svg:y="8.53cm" svg:viewBox="0 0 107 107" svg:d="M53 107c15 0 29-6 39-16s15-23 15-37-5-29-15-39-24-15-39-15c-14 0-27 5-37 15s-16 25-16 39 6 27 16 37 23 16 37 16z">
          <text:p/>
        </draw:path>
        <draw:path draw:style-name="gr13" draw:text-style-name="P10" draw:layer="layout" svg:width="0.106cm" svg:height="0.106cm" svg:x="25.602cm" svg:y="8.067cm" svg:viewBox="0 0 107 107" svg:d="M53 107c14 0 29-6 38-16 10-10 16-24 16-38s-6-28-16-38c-9-9-24-15-38-15s-27 6-37 15c-10 10-16 24-16 38s6 28 16 38 23 16 37 16z">
          <text:p/>
        </draw:path>
        <draw:path draw:style-name="gr13" draw:text-style-name="P10" draw:layer="layout" svg:width="0.106cm" svg:height="0.105cm" svg:x="24.944cm" svg:y="9.732cm" svg:viewBox="0 0 107 106" svg:d="M53 106c14 0 27-5 37-15 11-11 17-24 17-39 0-14-6-27-17-37-10-10-23-15-37-15s-28 5-38 15-15 23-15 37c0 15 5 28 15 39 10 10 24 15 38 15z">
          <text:p/>
        </draw:path>
        <draw:path draw:style-name="gr13" draw:text-style-name="P10" draw:layer="layout" svg:width="0.106cm" svg:height="0.106cm" svg:x="25.742cm" svg:y="8.525cm" svg:viewBox="0 0 107 107" svg:d="M54 107c14 0 28-6 38-16s15-23 15-37-5-29-15-39c-10-9-24-15-38-15s-28 6-38 15c-10 10-16 25-16 39s6 27 16 37 24 16 38 16z">
          <text:p/>
        </draw:path>
        <draw:path draw:style-name="gr13" draw:text-style-name="P10" draw:layer="layout" svg:width="0.106cm" svg:height="0.106cm" svg:x="25.178cm" svg:y="9.005cm" svg:viewBox="0 0 107 107" svg:d="M53 107c14 0 28-6 38-16s16-24 16-38-6-28-16-38-24-15-38-15-28 5-38 15-15 24-15 38 5 28 15 38 24 16 38 16z">
          <text:p/>
        </draw:path>
        <draw:path draw:style-name="gr13" draw:text-style-name="P10" draw:layer="layout" svg:width="0.106cm" svg:height="0.105cm" svg:x="24.283cm" svg:y="8.699cm" svg:viewBox="0 0 107 106" svg:d="M54 106c14 0 28-5 37-15 10-10 16-24 16-38 0-15-6-28-16-38-9-10-23-15-37-15s-27 5-38 15c-10 10-16 23-16 38 0 14 6 28 16 38 11 10 24 15 38 15z">
          <text:p/>
        </draw:path>
        <draw:path draw:style-name="gr13" draw:text-style-name="P10" draw:layer="layout" svg:width="0.106cm" svg:height="0.106cm" svg:x="25.92cm" svg:y="10.07cm" svg:viewBox="0 0 107 107" svg:d="M53 107c14 0 29-6 39-16s15-23 15-38c0-14-5-28-15-37-10-10-25-16-39-16s-27 6-37 16c-10 9-16 23-16 37 0 15 6 28 16 38s23 16 37 16z">
          <text:p/>
        </draw:path>
        <draw:path draw:style-name="gr13" draw:text-style-name="P10" draw:layer="layout" svg:width="0.106cm" svg:height="0.106cm" svg:x="25.359cm" svg:y="10.339cm" svg:viewBox="0 0 107 107" svg:d="M53 107c14 0 27-6 37-16 10-9 17-23 17-37s-7-27-17-37-23-17-37-17-28 7-38 17-15 23-15 37 5 28 15 37c10 10 24 16 38 16z">
          <text:p/>
        </draw:path>
        <draw:path draw:style-name="gr13" draw:text-style-name="P10" draw:layer="layout" svg:width="0.106cm" svg:height="0.106cm" svg:x="24.743cm" svg:y="7.61cm" svg:viewBox="0 0 107 107" svg:d="M53 107c14 0 28-5 39-15 10-10 15-24 15-38s-5-27-15-37c-11-10-25-17-39-17s-27 7-37 17-16 23-16 37 6 28 16 38 23 15 37 15z">
          <text:p/>
        </draw:path>
        <draw:path draw:style-name="gr13" draw:text-style-name="P10" draw:layer="layout" svg:width="0.105cm" svg:height="0.106cm" svg:x="25.847cm" svg:y="10.405cm" svg:viewBox="0 0 106 107" svg:d="M53 107c15 0 28-6 38-16s15-23 15-37c0-15-5-29-15-39-10-9-23-15-38-15-14 0-28 6-38 15-10 10-15 24-15 39 0 14 5 27 15 37s24 16 38 16z">
          <text:p/>
        </draw:path>
        <draw:path draw:style-name="gr13" draw:text-style-name="P10" draw:layer="layout" svg:width="0.106cm" svg:height="0.106cm" svg:x="25.558cm" svg:y="10.185cm" svg:viewBox="0 0 107 107" svg:d="M54 107c14 0 27-6 37-15 10-10 16-24 16-38 0-15-6-28-16-38s-23-16-37-16-28 6-38 16c-11 10-16 23-16 38 0 14 5 28 16 38 10 9 24 15 38 15z">
          <text:p/>
        </draw:path>
        <draw:path draw:style-name="gr14" draw:text-style-name="P10" draw:layer="layout" svg:width="0.106cm" svg:height="0.106cm" svg:x="24.301cm" svg:y="9.433cm" svg:viewBox="0 0 107 107" svg:d="M54 107c14 0 28-6 38-15 10-10 15-25 15-39s-5-27-15-37-24-16-38-16-27 6-37 16c-11 10-17 23-17 37s6 29 17 39c10 9 23 15 37 15z">
          <text:p/>
        </draw:path>
        <draw:path draw:style-name="gr15" draw:text-style-name="P4" draw:layer="layout" svg:width="0.106cm" svg:height="0.106cm" svg:x="24.301cm" svg:y="9.433cm" svg:viewBox="0 0 107 107" svg:d="M54 107c14 0 28-6 38-15 10-10 15-25 15-39s-5-27-15-37-24-16-38-16-27 6-37 16c-11 10-17 23-17 37s6 29 17 39c10 9 23 15 37 15z">
          <text:p/>
        </draw:path>
        <draw:path draw:style-name="gr13" draw:text-style-name="P10" draw:layer="layout" svg:width="0.106cm" svg:height="0.106cm" svg:x="25.97cm" svg:y="9.636cm" svg:viewBox="0 0 107 107" svg:d="M54 107c14 0 28-5 38-15 9-10 15-25 15-39s-6-27-15-37c-10-10-24-16-38-16s-27 6-38 16c-10 10-16 23-16 37s6 29 16 39c11 10 24 15 38 15z">
          <text:p/>
        </draw:path>
        <draw:path draw:style-name="gr13" draw:text-style-name="P10" draw:layer="layout" svg:width="0.106cm" svg:height="0.106cm" svg:x="25.473cm" svg:y="7.62cm" svg:viewBox="0 0 107 107" svg:d="M53 107c14 0 28-6 38-17 11-10 16-23 16-37s-5-28-16-38c-10-10-24-15-38-15s-27 5-37 15-16 24-16 38 6 27 16 37c10 11 23 17 37 17z">
          <text:p/>
        </draw:path>
        <draw:path draw:style-name="gr13" draw:text-style-name="P10" draw:layer="layout" svg:width="0.106cm" svg:height="0.106cm" svg:x="25.478cm" svg:y="9.356cm" svg:viewBox="0 0 107 107" svg:d="M53 107c14 0 28-5 39-15 9-10 15-24 15-38 0-15-6-28-15-38-11-10-25-16-39-16s-27 6-37 16-16 23-16 38c0 14 6 28 16 38s23 15 37 15z">
          <text:p/>
        </draw:path>
        <draw:path draw:style-name="gr13" draw:text-style-name="P10" draw:layer="layout" svg:width="0.105cm" svg:height="0.106cm" svg:x="24.883cm" svg:y="9.054cm" svg:viewBox="0 0 106 107" svg:d="M52 107c15 0 29-6 39-16 10-9 15-23 15-37s-5-28-15-38-24-16-39-16c-14 0-27 6-37 16s-15 24-15 38 5 28 15 37c10 10 23 16 37 16z">
          <text:p/>
        </draw:path>
        <draw:path draw:style-name="gr13" draw:text-style-name="P10" draw:layer="layout" svg:width="0.106cm" svg:height="0.106cm" svg:x="25.693cm" svg:y="10.908cm" svg:viewBox="0 0 107 107" svg:d="M53 107c14 0 27-6 38-16 10-10 16-23 16-38 0-14-6-28-16-38-11-10-24-15-38-15s-28 5-38 15c-9 10-15 24-15 38 0 15 6 28 15 38 10 10 24 16 38 16z">
          <text:p/>
        </draw:path>
        <draw:path draw:style-name="gr13" draw:text-style-name="P10" draw:layer="layout" svg:width="0.106cm" svg:height="0.106cm" svg:x="26.446cm" svg:y="11.284cm" svg:viewBox="0 0 107 107" svg:d="M53 107c15 0 28-5 38-15s16-24 16-38-6-27-16-37-23-17-38-17c-14 0-28 7-38 17s-15 23-15 37 5 28 15 38 24 15 38 15z">
          <text:p/>
        </draw:path>
        <draw:path draw:style-name="gr13" draw:text-style-name="P10" draw:layer="layout" svg:width="0.106cm" svg:height="0.106cm" svg:x="26.945cm" svg:y="10.089cm" svg:viewBox="0 0 107 107" svg:d="M53 107c14 0 28-5 38-15 11-10 16-24 16-38 0-15-5-28-16-38-10-10-24-16-38-16s-27 6-37 16-16 23-16 38c0 14 6 28 16 38s23 15 37 15z">
          <text:p/>
        </draw:path>
        <draw:path draw:style-name="gr13" draw:text-style-name="P10" draw:layer="layout" svg:width="0.106cm" svg:height="0.106cm" svg:x="25.499cm" svg:y="8.988cm" svg:viewBox="0 0 107 107" svg:d="M53 107c14 0 29-6 38-16 10-10 16-24 16-38s-6-27-16-37c-9-10-24-16-38-16s-27 6-37 16-16 23-16 37 6 28 16 38 23 16 37 16z">
          <text:p/>
        </draw:path>
        <draw:path draw:style-name="gr13" draw:text-style-name="P10" draw:layer="layout" svg:width="0.105cm" svg:height="0.106cm" svg:x="24.971cm" svg:y="11.299cm" svg:viewBox="0 0 106 107" svg:d="M53 107c14 0 28-5 38-16 10-10 15-24 15-38s-5-27-15-37-24-16-38-16-28 6-38 16-15 23-15 37 5 28 15 38c10 11 24 16 38 16z">
          <text:p/>
        </draw:path>
        <draw:path draw:style-name="gr13" draw:text-style-name="P10" draw:layer="layout" svg:width="0.105cm" svg:height="0.106cm" svg:x="25.487cm" svg:y="9.379cm" svg:viewBox="0 0 106 107" svg:d="M52 107c14 0 28-5 39-15 10-10 15-24 15-38s-5-27-15-38c-11-10-25-16-39-16s-27 6-37 16c-10 11-15 24-15 38s5 28 15 38 23 15 37 15z">
          <text:p/>
        </draw:path>
        <draw:path draw:style-name="gr13" draw:text-style-name="P10" draw:layer="layout" svg:width="0.106cm" svg:height="0.106cm" svg:x="25.656cm" svg:y="9.116cm" svg:viewBox="0 0 107 107" svg:d="M54 107c14 0 27-5 37-15s16-25 16-39-6-27-16-37-23-16-37-16-28 6-39 16c-10 10-15 23-15 37s5 29 15 39c11 10 25 15 39 15z">
          <text:p/>
        </draw:path>
        <draw:path draw:style-name="gr13" draw:text-style-name="P10" draw:layer="layout" svg:width="0.105cm" svg:height="0.105cm" svg:x="25.498cm" svg:y="9.685cm" svg:viewBox="0 0 106 106" svg:d="M53 106c14 0 28-5 38-15s15-23 15-38c0-14-5-28-15-38s-24-15-38-15c-15 0-28 5-38 15s-15 24-15 38c0 15 5 28 15 38s23 15 38 15z">
          <text:p/>
        </draw:path>
        <draw:path draw:style-name="gr13" draw:text-style-name="P10" draw:layer="layout" svg:width="0.106cm" svg:height="0.106cm" svg:x="25.91cm" svg:y="11.861cm" svg:viewBox="0 0 107 107" svg:d="M53 107c14 0 29-6 39-16s15-23 15-38c0-14-5-28-15-37-10-10-25-16-39-16s-27 6-37 16c-10 9-16 23-16 37 0 15 6 28 16 38s23 16 37 16z">
          <text:p/>
        </draw:path>
        <draw:path draw:style-name="gr13" draw:text-style-name="P10" draw:layer="layout" svg:width="0.106cm" svg:height="0.106cm" svg:x="25.589cm" svg:y="9.223cm" svg:viewBox="0 0 107 107" svg:d="M53 107c14 0 28-6 39-16 10-10 15-24 15-38s-5-28-15-38c-11-10-25-15-39-15s-27 5-37 15-16 24-16 38 6 28 16 38 23 16 37 16z">
          <text:p/>
        </draw:path>
        <draw:path draw:style-name="gr13" draw:text-style-name="P10" draw:layer="layout" svg:width="0.106cm" svg:height="0.106cm" svg:x="25.027cm" svg:y="10.442cm" svg:viewBox="0 0 107 107" svg:d="M54 107c14 0 27-5 37-15s16-24 16-38-6-27-16-37-23-17-37-17-28 7-39 17c-10 10-15 23-15 37s5 28 15 38c11 10 25 15 39 15z">
          <text:p/>
        </draw:path>
        <draw:path draw:style-name="gr13" draw:text-style-name="P10" draw:layer="layout" svg:width="0.106cm" svg:height="0.106cm" svg:x="25.927cm" svg:y="10.172cm" svg:viewBox="0 0 107 107" svg:d="M53 107c15 0 29-6 39-16s15-23 15-38c0-14-5-28-15-38s-24-15-39-15c-14 0-27 5-37 15s-16 24-16 38c0 15 6 28 16 38s23 16 37 16z">
          <text:p/>
        </draw:path>
        <draw:path draw:style-name="gr13" draw:text-style-name="P10" draw:layer="layout" svg:width="0.106cm" svg:height="0.105cm" svg:x="25.38cm" svg:y="9.65cm" svg:viewBox="0 0 107 106" svg:d="M53 106c14 0 28-5 39-15 10-10 15-23 15-38 0-14-5-28-15-38-11-10-25-15-39-15s-27 5-37 15-16 24-16 38c0 15 6 28 16 38s23 15 37 15z">
          <text:p/>
        </draw:path>
        <draw:path draw:style-name="gr13" draw:text-style-name="P10" draw:layer="layout" svg:width="0.106cm" svg:height="0.106cm" svg:x="25.191cm" svg:y="10.196cm" svg:viewBox="0 0 107 107" svg:d="M53 107c15 0 28-6 38-16s16-23 16-37c0-15-6-29-16-39-10-9-23-15-38-15-14 0-28 6-38 15-10 10-15 24-15 39 0 14 5 27 15 37s24 16 38 16z">
          <text:p/>
        </draw:path>
        <draw:path draw:style-name="gr13" draw:text-style-name="P10" draw:layer="layout" svg:width="0.106cm" svg:height="0.106cm" svg:x="25.027cm" svg:y="9.193cm" svg:viewBox="0 0 107 107" svg:d="M54 107c14 0 28-6 38-17 10-10 15-23 15-37s-5-28-15-38-24-15-38-15-27 5-37 15c-11 10-17 24-17 38s6 27 17 37c10 11 23 17 37 17z">
          <text:p/>
        </draw:path>
        <draw:path draw:style-name="gr13" draw:text-style-name="P10" draw:layer="layout" svg:width="0.106cm" svg:height="0.106cm" svg:x="26.148cm" svg:y="11.203cm" svg:viewBox="0 0 107 107" svg:d="M54 107c14 0 27-6 37-15 10-11 16-25 16-39s-6-27-16-37-23-16-37-16c-15 0-29 6-39 16s-15 23-15 37 5 28 15 39c10 9 24 15 39 15z">
          <text:p/>
        </draw:path>
        <draw:path draw:style-name="gr13" draw:text-style-name="P10" draw:layer="layout" svg:width="0.106cm" svg:height="0.106cm" svg:x="25.908cm" svg:y="9.442cm" svg:viewBox="0 0 107 107" svg:d="M53 107c14 0 28-6 38-16 10-9 16-23 16-38 0-14-6-27-16-37s-24-16-38-16-28 6-38 16-15 23-15 37c0 15 5 29 15 38 10 10 24 16 38 16z">
          <text:p/>
        </draw:path>
        <draw:path draw:style-name="gr13" draw:text-style-name="P10" draw:layer="layout" svg:width="0.106cm" svg:height="0.106cm" svg:x="25.169cm" svg:y="9.33cm" svg:viewBox="0 0 107 107" svg:d="M53 107c14 0 28-6 39-16 10-10 15-24 15-38s-5-28-15-38c-11-10-25-15-39-15s-27 5-37 15-16 24-16 38 6 28 16 38 23 16 37 16z">
          <text:p/>
        </draw:path>
        <draw:path draw:style-name="gr13" draw:text-style-name="P10" draw:layer="layout" svg:width="0.105cm" svg:height="0.106cm" svg:x="25.382cm" svg:y="9.762cm" svg:viewBox="0 0 106 107" svg:d="M52 107c14 0 28-5 39-15 10-10 15-24 15-39 0-14-5-27-15-37-11-10-25-16-39-16s-27 6-37 16-15 23-15 37c0 15 5 29 15 39s23 15 37 15z">
          <text:p/>
        </draw:path>
        <draw:path draw:style-name="gr13" draw:text-style-name="P10" draw:layer="layout" svg:width="0.105cm" svg:height="0.106cm" svg:x="25.343cm" svg:y="10.131cm" svg:viewBox="0 0 106 107" svg:d="M53 107c15 0 28-6 38-16s15-23 15-37-5-28-15-38-23-16-38-16c-14 0-27 6-37 16-11 10-16 24-16 38s5 27 16 37c10 10 23 16 37 16z">
          <text:p/>
        </draw:path>
        <draw:path draw:style-name="gr13" draw:text-style-name="P10" draw:layer="layout" svg:width="0.106cm" svg:height="0.106cm" svg:x="24.151cm" svg:y="10.472cm" svg:viewBox="0 0 107 107" svg:d="M54 107c14 0 27-6 37-16 10-11 16-24 16-38s-6-28-16-38c-10-9-23-15-37-15-15 0-29 6-39 15-10 10-15 24-15 38s5 27 15 38c10 10 24 16 39 16z">
          <text:p/>
        </draw:path>
        <draw:path draw:style-name="gr13" draw:text-style-name="P10" draw:layer="layout" svg:width="0.106cm" svg:height="0.106cm" svg:x="26.837cm" svg:y="9.298cm" svg:viewBox="0 0 107 107" svg:d="M53 107c14 0 27-6 37-17 11-10 17-23 17-37s-6-28-17-38c-10-10-23-15-37-15s-28 5-38 15-15 24-15 38 5 27 15 37c10 11 24 17 38 17z">
          <text:p/>
        </draw:path>
        <draw:path draw:style-name="gr13" draw:text-style-name="P10" draw:layer="layout" svg:width="0.105cm" svg:height="0.106cm" svg:x="25.934cm" svg:y="10.006cm" svg:viewBox="0 0 106 107" svg:d="M53 107c15 0 28-6 38-15 10-10 15-24 15-38s-5-27-15-38c-10-10-23-16-38-16-14 0-28 6-38 16-10 11-15 24-15 38s5 28 15 38c10 9 24 15 38 15z">
          <text:p/>
        </draw:path>
        <draw:path draw:style-name="gr13" draw:text-style-name="P10" draw:layer="layout" svg:width="0.106cm" svg:height="0.106cm" svg:x="25.837cm" svg:y="9.957cm" svg:viewBox="0 0 107 107" svg:d="M54 107c14 0 28-5 38-15s15-25 15-39-5-27-15-37-24-16-38-16c-15 0-28 6-38 16s-16 23-16 37 6 29 16 39 23 15 38 15z">
          <text:p/>
        </draw:path>
        <draw:path draw:style-name="gr13" draw:text-style-name="P10" draw:layer="layout" svg:width="0.106cm" svg:height="0.105cm" svg:x="26.053cm" svg:y="8.685cm" svg:viewBox="0 0 107 106" svg:d="M54 106c14 0 27-5 37-15 10-11 16-25 16-39s-6-27-16-37-23-15-37-15c-15 0-29 5-39 15-9 10-15 23-15 37s6 28 15 39c10 10 24 15 39 15z">
          <text:p/>
        </draw:path>
        <draw:path draw:style-name="gr13" draw:text-style-name="P10" draw:layer="layout" svg:width="0.106cm" svg:height="0.105cm" svg:x="24.556cm" svg:y="9.616cm" svg:viewBox="0 0 107 106" svg:d="M53 106c15 0 29-5 39-16 9-10 15-24 15-38s-6-27-15-37c-10-10-24-15-39-15-14 0-27 5-37 15s-16 23-16 37 6 28 16 38c10 11 23 16 37 16z">
          <text:p/>
        </draw:path>
        <draw:path draw:style-name="gr13" draw:text-style-name="P10" draw:layer="layout" svg:width="0.106cm" svg:height="0.106cm" svg:x="24.278cm" svg:y="9.309cm" svg:viewBox="0 0 107 107" svg:d="M54 107c14 0 28-6 38-16 10-11 15-24 15-38s-5-28-15-38-24-15-38-15-28 5-38 15-16 24-16 38 6 27 16 38c10 10 24 16 38 16z">
          <text:p/>
        </draw:path>
        <draw:path draw:style-name="gr13" draw:text-style-name="P10" draw:layer="layout" svg:width="0.106cm" svg:height="0.106cm" svg:x="25.113cm" svg:y="8.759cm" svg:viewBox="0 0 107 107" svg:d="M54 107c14 0 28-6 38-16s15-23 15-37-5-28-15-38c-10-11-24-16-38-16s-28 5-38 16c-10 10-16 24-16 38s6 27 16 37 24 16 38 16z">
          <text:p/>
        </draw:path>
        <draw:path draw:style-name="gr13" draw:text-style-name="P10" draw:layer="layout" svg:width="0.106cm" svg:height="0.106cm" svg:x="26.38cm" svg:y="10.974cm" svg:viewBox="0 0 107 107" svg:d="M54 107c14 0 28-7 38-17s15-23 15-37-5-28-15-38c-10-9-24-15-38-15s-28 6-38 15c-10 10-16 24-16 38s6 27 16 37 24 17 38 17z">
          <text:p/>
        </draw:path>
        <draw:path draw:style-name="gr13" draw:text-style-name="P10" draw:layer="layout" svg:width="0.105cm" svg:height="0.106cm" svg:x="24.697cm" svg:y="8.721cm" svg:viewBox="0 0 106 107" svg:d="M53 107c14 0 28-6 38-16s15-23 15-37c0-15-5-29-15-39s-24-15-38-15-28 5-38 15-15 24-15 39c0 14 5 27 15 37s24 16 38 16z">
          <text:p/>
        </draw:path>
        <draw:path draw:style-name="gr13" draw:text-style-name="P10" draw:layer="layout" svg:width="0.106cm" svg:height="0.106cm" svg:x="24.801cm" svg:y="9.738cm" svg:viewBox="0 0 107 107" svg:d="M54 107c14 0 28-5 37-15 10-10 16-25 16-39s-6-27-16-37c-9-10-23-16-37-16s-28 6-38 16-16 23-16 37 6 29 16 39 24 15 38 15z">
          <text:p/>
        </draw:path>
        <draw:path draw:style-name="gr13" draw:text-style-name="P10" draw:layer="layout" svg:width="0.106cm" svg:height="0.105cm" svg:x="25.89cm" svg:y="9.78cm" svg:viewBox="0 0 107 106" svg:d="M53 106c14 0 28-5 38-15s16-23 16-38c0-14-6-28-16-38s-24-15-38-15-27 5-37 15-16 24-16 38c0 15 6 28 16 38s23 15 37 15z">
          <text:p/>
        </draw:path>
        <draw:path draw:style-name="gr13" draw:text-style-name="P10" draw:layer="layout" svg:width="0.105cm" svg:height="0.106cm" svg:x="25.754cm" svg:y="10.104cm" svg:viewBox="0 0 106 107" svg:d="M53 107c14 0 28-5 38-15s15-24 15-38-5-28-15-38-24-16-38-16-27 6-38 16c-10 10-15 24-15 38s5 28 15 38c11 10 24 15 38 15z">
          <text:p/>
        </draw:path>
        <draw:path draw:style-name="gr13" draw:text-style-name="P10" draw:layer="layout" svg:width="0.106cm" svg:height="0.106cm" svg:x="24.439cm" svg:y="9.999cm" svg:viewBox="0 0 107 107" svg:d="M53 107c14 0 29-6 39-16s15-23 15-37-5-29-15-38c-10-10-25-16-39-16s-27 6-37 16c-10 9-16 24-16 38s6 27 16 37 23 16 37 16z">
          <text:p/>
        </draw:path>
        <draw:path draw:style-name="gr13" draw:text-style-name="P10" draw:layer="layout" svg:width="0.106cm" svg:height="0.105cm" svg:x="25.903cm" svg:y="9.898cm" svg:viewBox="0 0 107 106" svg:d="M53 106c14 0 28-5 39-15 9-10 15-23 15-38 0-14-6-27-15-38-11-10-25-15-39-15s-27 5-37 15c-10 11-16 24-16 38 0 15 6 28 16 38s23 15 37 15z">
          <text:p/>
        </draw:path>
        <draw:path draw:style-name="gr13" draw:text-style-name="P10" draw:layer="layout" svg:width="0.105cm" svg:height="0.106cm" svg:x="24.149cm" svg:y="10.116cm" svg:viewBox="0 0 106 107" svg:d="M52 107c15 0 29-5 39-15s15-24 15-38-5-27-15-38c-10-10-24-16-39-16-14 0-27 6-37 16-10 11-15 24-15 38s5 28 15 38 23 15 37 15z">
          <text:p/>
        </draw:path>
        <draw:path draw:style-name="gr13" draw:text-style-name="P10" draw:layer="layout" svg:width="0.105cm" svg:height="0.106cm" svg:x="24.866cm" svg:y="9.493cm" svg:viewBox="0 0 106 107" svg:d="M52 107c15 0 29-6 39-16s15-23 15-37-5-28-15-38c-10-11-24-16-39-16-14 0-27 5-37 16-10 10-15 24-15 38s5 27 15 37 23 16 37 16z">
          <text:p/>
        </draw:path>
        <draw:path draw:style-name="gr13" draw:text-style-name="P10" draw:layer="layout" svg:width="0.106cm" svg:height="0.106cm" svg:x="24.053cm" svg:y="11.082cm" svg:viewBox="0 0 107 107" svg:d="M54 107c14 0 28-7 37-16 10-10 16-24 16-38s-6-27-16-37c-9-10-23-16-37-16-15 0-28 6-38 16s-16 23-16 37 6 28 16 38c10 9 23 16 38 16z">
          <text:p/>
        </draw:path>
        <draw:path draw:style-name="gr13" draw:text-style-name="P10" draw:layer="layout" svg:width="0.106cm" svg:height="0.106cm" svg:x="25.227cm" svg:y="9.65cm" svg:viewBox="0 0 107 107" svg:d="M54 107c14 0 28-6 38-15 10-10 15-24 15-39 0-14-5-27-15-37s-24-16-38-16-27 6-38 16c-10 10-16 23-16 37 0 15 6 29 16 39 11 9 24 15 38 15z">
          <text:p/>
        </draw:path>
        <draw:path draw:style-name="gr13" draw:text-style-name="P10" draw:layer="layout" svg:width="0.106cm" svg:height="0.107cm" svg:x="25.488cm" svg:y="11.182cm" svg:viewBox="0 0 107 108" svg:d="M53 108c14 0 29-6 39-16s15-24 15-38-5-27-15-37-25-17-39-17-27 7-37 17-16 23-16 37 6 28 16 38 23 16 37 16z">
          <text:p/>
        </draw:path>
        <draw:path draw:style-name="gr13" draw:text-style-name="P10" draw:layer="layout" svg:width="0.106cm" svg:height="0.106cm" svg:x="24.229cm" svg:y="10.224cm" svg:viewBox="0 0 107 107" svg:d="M53 107c14 0 29-5 39-15s15-24 15-38-5-27-15-37c-10-11-25-17-39-17s-27 6-37 17c-10 10-16 23-16 37s6 28 16 38 23 15 37 15z">
          <text:p/>
        </draw:path>
        <draw:path draw:style-name="gr13" draw:text-style-name="P10" draw:layer="layout" svg:width="0.106cm" svg:height="0.106cm" svg:x="24.629cm" svg:y="9.435cm" svg:viewBox="0 0 107 107" svg:d="M53 107c14 0 27-6 37-16 11-10 17-24 17-38s-6-27-17-37c-10-10-23-16-37-16s-28 6-38 16-15 23-15 37 5 28 15 38 24 16 38 16z">
          <text:p/>
        </draw:path>
        <draw:path draw:style-name="gr13" draw:text-style-name="P10" draw:layer="layout" svg:width="0.106cm" svg:height="0.106cm" svg:x="24.791cm" svg:y="7.65cm" svg:viewBox="0 0 107 107" svg:d="M54 107c14 0 28-6 38-15 10-10 15-25 15-39s-5-27-15-37-24-16-38-16c-15 0-28 6-38 16s-16 23-16 37 6 29 16 39c10 9 23 15 38 15z">
          <text:p/>
        </draw:path>
        <draw:path draw:style-name="gr13" draw:text-style-name="P10" draw:layer="layout" svg:width="0.106cm" svg:height="0.106cm" svg:x="24.993cm" svg:y="9.529cm" svg:viewBox="0 0 107 107" svg:d="M54 107c14 0 28-6 37-16 10-10 16-24 16-38s-6-28-16-38c-9-10-23-15-37-15-15 0-28 5-38 15s-16 24-16 38 6 28 16 38 23 16 38 16z">
          <text:p/>
        </draw:path>
        <draw:path draw:style-name="gr13" draw:text-style-name="P10" draw:layer="layout" svg:width="0.106cm" svg:height="0.106cm" svg:x="24.559cm" svg:y="10.629cm" svg:viewBox="0 0 107 107" svg:d="M53 107c15 0 28-6 38-16s16-23 16-37-6-29-16-38c-10-10-23-16-38-16-14 0-28 6-37 16-10 9-16 24-16 38s6 27 16 37c9 10 23 16 37 16z">
          <text:p/>
        </draw:path>
        <draw:path draw:style-name="gr13" draw:text-style-name="P10" draw:layer="layout" svg:width="0.106cm" svg:height="0.106cm" svg:x="25.457cm" svg:y="9.809cm" svg:viewBox="0 0 107 107" svg:d="M54 107c14 0 28-5 38-15 9-10 15-24 15-38s-6-27-15-37c-10-11-24-17-38-17s-27 6-37 17c-10 10-17 23-17 37s7 28 17 38 23 15 37 15z">
          <text:p/>
        </draw:path>
        <draw:path draw:style-name="gr13" draw:text-style-name="P10" draw:layer="layout" svg:width="0.106cm" svg:height="0.105cm" svg:x="24.887cm" svg:y="7.855cm" svg:viewBox="0 0 107 106" svg:d="M54 106c14 0 27-5 37-15s16-25 16-39-6-27-16-37-23-15-37-15c-15 0-29 5-38 15-10 10-16 23-16 37s6 29 16 39c9 10 23 15 38 15z">
          <text:p/>
        </draw:path>
        <draw:path draw:style-name="gr13" draw:text-style-name="P10" draw:layer="layout" svg:width="0.105cm" svg:height="0.106cm" svg:x="24.524cm" svg:y="10.524cm" svg:viewBox="0 0 106 107" svg:d="M52 107c15 0 28-6 38-16 11-9 16-23 16-37s-5-28-16-38c-10-10-23-16-38-16-14 0-27 6-37 16s-15 24-15 38 5 28 15 37c10 10 23 16 37 16z">
          <text:p/>
        </draw:path>
        <draw:path draw:style-name="gr13" draw:text-style-name="P10" draw:layer="layout" svg:width="0.106cm" svg:height="0.106cm" svg:x="24.669cm" svg:y="10.911cm" svg:viewBox="0 0 107 107" svg:d="M53 107c15 0 29-5 39-15s15-24 15-39c0-14-5-27-15-37s-24-16-39-16c-14 0-27 6-37 16s-16 23-16 37c0 15 6 29 16 39s23 15 37 15z">
          <text:p/>
        </draw:path>
        <draw:path draw:style-name="gr13" draw:text-style-name="P10" draw:layer="layout" svg:width="0.106cm" svg:height="0.105cm" svg:x="25.158cm" svg:y="9.548cm" svg:viewBox="0 0 107 106" svg:d="M53 106c14 0 27-5 37-15 11-10 17-24 17-39 0-14-6-27-17-37-10-10-23-15-37-15s-28 5-38 15-15 23-15 37c0 15 5 29 15 39s24 15 38 15z">
          <text:p/>
        </draw:path>
        <draw:path draw:style-name="gr13" draw:text-style-name="P10" draw:layer="layout" svg:width="0.106cm" svg:height="0.106cm" svg:x="25.23cm" svg:y="10.192cm" svg:viewBox="0 0 107 107" svg:d="M54 107c14 0 28-6 38-16 9-9 15-23 15-37 0-15-6-28-15-38-10-10-24-16-38-16s-27 6-38 16c-10 10-16 23-16 38 0 14 6 28 16 37 11 10 24 16 38 16z">
          <text:p/>
        </draw:path>
        <draw:path draw:style-name="gr13" draw:text-style-name="P10" draw:layer="layout" svg:width="0.105cm" svg:height="0.106cm" svg:x="24.157cm" svg:y="8.973cm" svg:viewBox="0 0 106 107" svg:d="M53 107c14 0 28-6 38-16s15-23 15-37-5-28-15-38-24-16-38-16c-15 0-28 6-38 16s-15 24-15 38 5 27 15 37 23 16 38 16z">
          <text:p/>
        </draw:path>
        <draw:path draw:style-name="gr13" draw:text-style-name="P10" draw:layer="layout" svg:width="0.106cm" svg:height="0.106cm" svg:x="25.21cm" svg:y="8.956cm" svg:viewBox="0 0 107 107" svg:d="M54 107c14 0 28-6 38-16 9-9 15-23 15-37s-6-27-15-38c-10-10-24-16-38-16-15 0-28 6-38 16-10 11-16 24-16 38s6 28 16 37c10 10 23 16 38 16z">
          <text:p/>
        </draw:path>
        <draw:path draw:style-name="gr13" draw:text-style-name="P10" draw:layer="layout" svg:width="0.106cm" svg:height="0.106cm" svg:x="24.969cm" svg:y="10.498cm" svg:viewBox="0 0 107 107" svg:d="M53 107c14 0 29-6 39-16s15-23 15-38c0-14-5-28-15-38s-25-15-39-15-27 5-37 15-16 24-16 38c0 15 6 28 16 38s23 16 37 16z">
          <text:p/>
        </draw:path>
        <draw:path draw:style-name="gr13" draw:text-style-name="P10" draw:layer="layout" svg:width="0.106cm" svg:height="0.105cm" svg:x="25.664cm" svg:y="9.327cm" svg:viewBox="0 0 107 106" svg:d="M54 106c14 0 27-5 37-15s16-25 16-39-6-27-16-37-23-15-37-15-28 5-38 15c-11 10-16 23-16 37s5 29 16 39c10 10 24 15 38 15z">
          <text:p/>
        </draw:path>
        <draw:path draw:style-name="gr13" draw:text-style-name="P10" draw:layer="layout" svg:width="0.106cm" svg:height="0.106cm" svg:x="24.084cm" svg:y="9.18cm" svg:viewBox="0 0 107 107" svg:d="M54 107c14 0 28-6 38-16 10-9 15-23 15-37s-5-27-15-37c-10-11-24-17-38-17s-27 6-37 17c-11 10-17 23-17 37s6 28 17 37c10 10 23 16 37 16z">
          <text:p/>
        </draw:path>
        <draw:path draw:style-name="gr13" draw:text-style-name="P10" draw:layer="layout" svg:width="0.106cm" svg:height="0.106cm" svg:x="24.756cm" svg:y="9.062cm" svg:viewBox="0 0 107 107" svg:d="M53 107c14 0 28-6 38-15 10-10 16-24 16-38s-6-27-16-38c-10-10-24-16-38-16s-28 6-38 16c-10 11-15 24-15 38s5 28 15 38c10 9 24 15 38 15z">
          <text:p/>
        </draw:path>
        <draw:path draw:style-name="gr13" draw:text-style-name="P10" draw:layer="layout" svg:width="0.106cm" svg:height="0.106cm" svg:x="26.338cm" svg:y="8.184cm" svg:viewBox="0 0 107 107" svg:d="M53 107c14 0 28-6 38-16 10-9 16-23 16-38 0-14-6-27-16-37s-24-16-38-16-28 6-37 16c-10 10-16 23-16 37 0 15 6 29 16 38 9 10 23 16 37 16z">
          <text:p/>
        </draw:path>
        <draw:path draw:style-name="gr13" draw:text-style-name="P10" draw:layer="layout" svg:width="0.106cm" svg:height="0.106cm" svg:x="25.17cm" svg:y="9.759cm" svg:viewBox="0 0 107 107" svg:d="M53 107c14 0 28-6 39-16 10-10 15-23 15-38 0-14-5-28-15-38-11-10-25-15-39-15s-27 5-37 15-16 24-16 38c0 15 6 28 16 38s23 16 37 16z">
          <text:p/>
        </draw:path>
        <draw:path draw:style-name="gr13" draw:text-style-name="P10" draw:layer="layout" svg:width="0.106cm" svg:height="0.106cm" svg:x="24.188cm" svg:y="11.383cm" svg:viewBox="0 0 107 107" svg:d="M54 107c14 0 27-5 37-15s16-24 16-38-6-27-16-37c-10-11-23-17-37-17s-28 6-37 17c-11 10-17 23-17 37s6 28 17 38c9 10 23 15 37 15z">
          <text:p/>
        </draw:path>
        <draw:path draw:style-name="gr13" draw:text-style-name="P10" draw:layer="layout" svg:width="0.106cm" svg:height="0.106cm" svg:x="24.915cm" svg:y="10.503cm" svg:viewBox="0 0 107 107" svg:d="M54 107c14 0 28-5 38-15s15-24 15-38c0-15-5-28-15-38s-24-16-38-16-27 6-38 16c-10 10-16 23-16 38 0 14 6 28 16 38 11 10 24 15 38 15z">
          <text:p/>
        </draw:path>
        <draw:path draw:style-name="gr13" draw:text-style-name="P10" draw:layer="layout" svg:width="0.106cm" svg:height="0.105cm" svg:x="25.732cm" svg:y="9.633cm" svg:viewBox="0 0 107 106" svg:d="M54 106c14 0 27-5 37-15s16-24 16-38-6-28-16-38-23-15-37-15c-15 0-29 5-39 15s-15 24-15 38 5 28 15 38 24 15 39 15z">
          <text:p/>
        </draw:path>
        <draw:path draw:style-name="gr13" draw:text-style-name="P10" draw:layer="layout" svg:width="0.105cm" svg:height="0.106cm" svg:x="24.223cm" svg:y="9.982cm" svg:viewBox="0 0 106 107" svg:d="M52 107c14 0 28-5 39-15 10-10 15-24 15-38 0-15-5-28-15-38-11-10-25-16-39-16s-27 6-37 16-15 23-15 38c0 14 5 28 15 38s23 15 37 15z">
          <text:p/>
        </draw:path>
        <draw:path draw:style-name="gr13" draw:text-style-name="P10" draw:layer="layout" svg:width="0.106cm" svg:height="0.106cm" svg:x="25.381cm" svg:y="8.97cm" svg:viewBox="0 0 107 107" svg:d="M53 107c14 0 28-5 39-15 10-10 15-24 15-38s-5-27-15-37c-11-11-25-17-39-17s-27 6-37 17c-10 10-16 23-16 37s6 28 16 38 23 15 37 15z">
          <text:p/>
        </draw:path>
        <draw:path draw:style-name="gr13" draw:text-style-name="P10" draw:layer="layout" svg:width="0.105cm" svg:height="0.106cm" svg:x="23.916cm" svg:y="9.811cm" svg:viewBox="0 0 106 107" svg:d="M52 107c14 0 29-6 39-16s15-23 15-37-5-28-15-38c-10-11-25-16-39-16s-27 5-37 16c-10 10-15 24-15 38s5 27 15 37 23 16 37 16z">
          <text:p/>
        </draw:path>
        <draw:path draw:style-name="gr13" draw:text-style-name="P10" draw:layer="layout" svg:width="0.106cm" svg:height="0.106cm" svg:x="24.69cm" svg:y="10.404cm" svg:viewBox="0 0 107 107" svg:d="M54 107c14 0 27-5 37-15s16-24 16-38c0-15-6-28-16-38s-23-16-37-16-29 6-38 16c-10 10-16 23-16 38 0 14 6 28 16 38 9 10 24 15 38 15z">
          <text:p/>
        </draw:path>
        <draw:path draw:style-name="gr13" draw:text-style-name="P10" draw:layer="layout" svg:width="0.106cm" svg:height="0.106cm" svg:x="25.498cm" svg:y="8.323cm" svg:viewBox="0 0 107 107" svg:d="M53 107c14 0 29-6 38-16 10-9 16-23 16-37s-6-27-16-38c-9-10-24-16-38-16s-27 6-37 16c-10 11-16 24-16 38s6 28 16 37c10 10 23 16 37 16z">
          <text:p/>
        </draw:path>
        <draw:path draw:style-name="gr13" draw:text-style-name="P10" draw:layer="layout" svg:width="0.106cm" svg:height="0.106cm" svg:x="26.3cm" svg:y="9.492cm" svg:viewBox="0 0 107 107" svg:d="M54 107c14 0 28-6 38-16s15-23 15-37-5-28-15-38c-10-11-24-16-38-16s-27 5-37 16c-10 10-17 24-17 38s7 27 17 37 23 16 37 16z">
          <text:p/>
        </draw:path>
        <draw:path draw:style-name="gr13" draw:text-style-name="P10" draw:layer="layout" svg:width="0.106cm" svg:height="0.105cm" svg:x="25.482cm" svg:y="9.584cm" svg:viewBox="0 0 107 106" svg:d="M53 106c14 0 28-5 39-15 9-10 15-23 15-38 0-14-6-27-15-38-11-10-25-15-39-15s-27 5-37 15c-10 11-16 24-16 38 0 15 6 28 16 38s23 15 37 15z">
          <text:p/>
        </draw:path>
        <draw:path draw:style-name="gr13" draw:text-style-name="P10" draw:layer="layout" svg:width="0.107cm" svg:height="0.106cm" svg:x="24.937cm" svg:y="8.717cm" svg:viewBox="0 0 108 107" svg:d="M54 107c14 0 27-6 37-16s17-23 17-37c0-15-7-29-17-39s-23-15-37-15-28 5-38 15-16 24-16 39c0 14 6 27 16 37s24 16 38 16z">
          <text:p/>
        </draw:path>
        <draw:path draw:style-name="gr13" draw:text-style-name="P10" draw:layer="layout" svg:width="0.106cm" svg:height="0.106cm" svg:x="24.659cm" svg:y="10.482cm" svg:viewBox="0 0 107 107" svg:d="M53 107c14 0 29-6 38-16 10-9 16-24 16-38s-6-27-16-37c-9-10-24-16-38-16s-27 6-37 16-16 23-16 37 6 29 16 38c10 10 23 16 37 16z">
          <text:p/>
        </draw:path>
        <draw:path draw:style-name="gr13" draw:text-style-name="P10" draw:layer="layout" svg:width="0.105cm" svg:height="0.106cm" svg:x="25.167cm" svg:y="9.757cm" svg:viewBox="0 0 106 107" svg:d="M52 107c14 0 28-5 39-15 10-10 15-24 15-39 0-14-5-27-15-37-11-10-25-16-39-16s-27 6-37 16-15 23-15 37c0 15 5 29 15 39s23 15 37 15z">
          <text:p/>
        </draw:path>
        <draw:path draw:style-name="gr13" draw:text-style-name="P10" draw:layer="layout" svg:width="0.105cm" svg:height="0.106cm" svg:x="25.65cm" svg:y="8.398cm" svg:viewBox="0 0 106 107" svg:d="M53 107c14 0 28-6 38-16 10-9 15-23 15-38 0-14-5-27-15-37s-24-16-38-16-27 6-38 16c-10 10-15 23-15 37 0 15 5 29 15 38 11 10 24 16 38 16z">
          <text:p/>
        </draw:path>
        <draw:path draw:style-name="gr13" draw:text-style-name="P10" draw:layer="layout" svg:width="0.106cm" svg:height="0.106cm" svg:x="26.069cm" svg:y="8.361cm" svg:viewBox="0 0 107 107" svg:d="M54 107c14 0 27-6 37-17 10-10 16-23 16-37s-6-28-16-38-23-15-37-15-28 5-39 15c-9 10-15 24-15 38s6 27 15 37c11 11 25 17 39 17z">
          <text:p/>
        </draw:path>
        <draw:path draw:style-name="gr13" draw:text-style-name="P10" draw:layer="layout" svg:width="0.106cm" svg:height="0.106cm" svg:x="26.192cm" svg:y="8.226cm" svg:viewBox="0 0 107 107" svg:d="M54 107c14 0 27-6 37-16s16-23 16-37-6-27-16-38c-10-10-23-16-37-16s-28 6-37 16c-10 11-17 24-17 38s7 27 17 37c9 10 23 16 37 16z">
          <text:p/>
        </draw:path>
        <draw:path draw:style-name="gr13" draw:text-style-name="P10" draw:layer="layout" svg:width="0.106cm" svg:height="0.105cm" svg:x="26.923cm" svg:y="9.925cm" svg:viewBox="0 0 107 106" svg:d="M54 106c14 0 28-6 38-16s15-23 15-37-5-28-15-38-24-15-38-15-27 5-37 15c-11 10-17 24-17 38s6 27 17 37c10 10 23 16 37 16z">
          <text:p/>
        </draw:path>
        <draw:path draw:style-name="gr13" draw:text-style-name="P10" draw:layer="layout" svg:width="0.106cm" svg:height="0.105cm" svg:x="24.619cm" svg:y="9.365cm" svg:viewBox="0 0 107 106" svg:d="M54 106c14 0 28-5 38-15s15-23 15-38c0-14-5-28-15-38s-24-15-38-15-27 5-37 15-17 24-17 38c0 15 7 28 17 38s23 15 37 15z">
          <text:p/>
        </draw:path>
        <draw:path draw:style-name="gr13" draw:text-style-name="P10" draw:layer="layout" svg:width="0.105cm" svg:height="0.106cm" svg:x="25.408cm" svg:y="8.729cm" svg:viewBox="0 0 106 107" svg:d="M52 107c16 0 29-6 39-16s15-23 15-37-5-29-15-39c-10-9-23-15-39-15-14 0-27 6-37 15-10 10-15 25-15 39s5 27 15 37 23 16 37 16z">
          <text:p/>
        </draw:path>
        <draw:path draw:style-name="gr13" draw:text-style-name="P10" draw:layer="layout" svg:width="0.106cm" svg:height="0.106cm" svg:x="26.332cm" svg:y="8.402cm" svg:viewBox="0 0 107 107" svg:d="M53 107c14 0 28-6 38-16s16-23 16-37c0-15-6-29-16-38-10-10-24-16-38-16s-28 6-37 16c-10 9-16 23-16 38 0 14 6 27 16 37 9 10 23 16 37 16z">
          <text:p/>
        </draw:path>
        <draw:path draw:style-name="gr13" draw:text-style-name="P10" draw:layer="layout" svg:width="0.106cm" svg:height="0.106cm" svg:x="26.147cm" svg:y="9.726cm" svg:viewBox="0 0 107 107" svg:d="M54 107c14 0 27-6 37-17 10-10 16-23 16-37s-6-28-16-38c-10-9-23-15-37-15-15 0-29 6-39 15-10 10-15 24-15 38s5 27 15 37c10 11 24 17 39 17z">
          <text:p/>
        </draw:path>
        <draw:path draw:style-name="gr13" draw:text-style-name="P10" draw:layer="layout" svg:width="0.106cm" svg:height="0.106cm" svg:x="25.296cm" svg:y="10.127cm" svg:viewBox="0 0 107 107" svg:d="M53 107c15 0 28-6 38-16s16-23 16-37-6-28-16-38c-10-11-23-16-38-16-14 0-28 5-38 16-10 10-15 24-15 38s5 27 15 37 24 16 38 16z">
          <text:p/>
        </draw:path>
        <draw:path draw:style-name="gr13" draw:text-style-name="P10" draw:layer="layout" svg:width="0.106cm" svg:height="0.106cm" svg:x="25.106cm" svg:y="9.82cm" svg:viewBox="0 0 107 107" svg:d="M54 107c14 0 27-7 37-16 10-10 16-24 16-38s-6-27-16-37-23-16-37-16c-15 0-29 6-39 16-9 10-15 23-15 37s6 28 15 38c10 9 24 16 39 16z">
          <text:p/>
        </draw:path>
        <draw:path draw:style-name="gr13" draw:text-style-name="P10" draw:layer="layout" svg:width="0.105cm" svg:height="0.105cm" svg:x="26.015cm" svg:y="8.662cm" svg:viewBox="0 0 106 106" svg:d="M53 106c14 0 28-5 38-15s15-23 15-37-5-28-15-38-24-16-38-16c-15 0-28 6-38 16s-15 24-15 38 5 27 15 37 23 15 38 15z">
          <text:p/>
        </draw:path>
        <draw:path draw:style-name="gr13" draw:text-style-name="P10" draw:layer="layout" svg:width="0.106cm" svg:height="0.105cm" svg:x="25.825cm" svg:y="9.845cm" svg:viewBox="0 0 107 106" svg:d="M53 106c15 0 28-5 38-15s16-24 16-38-6-28-16-38-23-15-38-15c-14 0-28 5-38 15s-15 24-15 38 5 28 15 38 24 15 38 15z">
          <text:p/>
        </draw:path>
        <draw:path draw:style-name="gr13" draw:text-style-name="P10" draw:layer="layout" svg:width="0.106cm" svg:height="0.106cm" svg:x="24.747cm" svg:y="9.025cm" svg:viewBox="0 0 107 107" svg:d="M53 107c14 0 28-5 38-15s16-24 16-39c0-14-6-27-16-37s-24-16-38-16-27 6-37 16-16 23-16 37c0 15 6 29 16 39s23 15 37 15z">
          <text:p/>
        </draw:path>
        <draw:path draw:style-name="gr13" draw:text-style-name="P10" draw:layer="layout" svg:width="0.106cm" svg:height="0.106cm" svg:x="26.66cm" svg:y="10.127cm" svg:viewBox="0 0 107 107" svg:d="M53 107c15 0 28-6 38-16s16-23 16-37-6-28-16-38c-10-11-23-16-38-16-14 0-28 5-38 16-10 10-15 24-15 38s5 27 15 37 24 16 38 16z">
          <text:p/>
        </draw:path>
        <draw:path draw:style-name="gr13" draw:text-style-name="P10" draw:layer="layout" svg:width="0.105cm" svg:height="0.106cm" svg:x="25.612cm" svg:y="10.322cm" svg:viewBox="0 0 106 107" svg:d="M53 107c15 0 28-6 38-16s15-23 15-37-5-28-15-38-23-16-38-16-28 6-38 16-15 24-15 38 5 27 15 37 23 16 38 16z">
          <text:p/>
        </draw:path>
        <draw:path draw:style-name="gr13" draw:text-style-name="P10" draw:layer="layout" svg:width="0.106cm" svg:height="0.106cm" svg:x="25.182cm" svg:y="12.725cm" svg:viewBox="0 0 107 107" svg:d="M53 107c14 0 29-5 39-15s15-24 15-38-5-28-15-38-25-16-39-16-27 6-37 16-16 24-16 38 6 28 16 38 23 15 37 15z">
          <text:p/>
        </draw:path>
        <draw:path draw:style-name="gr13" draw:text-style-name="P10" draw:layer="layout" svg:width="0.105cm" svg:height="0.106cm" svg:x="25.618cm" svg:y="10.484cm" svg:viewBox="0 0 106 107" svg:d="M53 107c15 0 28-6 38-16 10-9 15-24 15-38s-5-27-15-37-23-16-38-16-28 6-38 16-15 23-15 37 5 29 15 38c10 10 23 16 38 16z">
          <text:p/>
        </draw:path>
        <draw:path draw:style-name="gr13" draw:text-style-name="P10" draw:layer="layout" svg:width="0.106cm" svg:height="0.106cm" svg:x="25.106cm" svg:y="9.511cm" svg:viewBox="0 0 107 107" svg:d="M54 107c14 0 27-5 37-16 10-10 16-24 16-38s-6-27-16-37-23-16-37-16c-15 0-29 6-39 16s-15 23-15 37 5 28 15 38c10 11 24 16 39 16z">
          <text:p/>
        </draw:path>
        <draw:path draw:style-name="gr13" draw:text-style-name="P10" draw:layer="layout" svg:width="0.106cm" svg:height="0.106cm" svg:x="26.815cm" svg:y="10.6cm" svg:viewBox="0 0 107 107" svg:d="M54 107c14 0 28-5 38-15s15-24 15-39c0-14-5-27-15-37s-24-16-38-16-27 6-37 16c-11 10-17 23-17 37 0 15 6 29 17 39 10 10 23 15 37 15z">
          <text:p/>
        </draw:path>
        <draw:path draw:style-name="gr13" draw:text-style-name="P10" draw:layer="layout" svg:width="0.106cm" svg:height="0.106cm" svg:x="25.389cm" svg:y="9.711cm" svg:viewBox="0 0 107 107" svg:d="M53 107c14 0 29-6 39-15 10-10 15-24 15-38s-5-27-15-37-25-17-39-17-27 7-37 17-16 23-16 37 6 28 16 38c10 9 23 15 37 15z">
          <text:p/>
        </draw:path>
        <draw:path draw:style-name="gr13" draw:text-style-name="P10" draw:layer="layout" svg:width="0.106cm" svg:height="0.105cm" svg:x="27.199cm" svg:y="10.258cm" svg:viewBox="0 0 107 106" svg:d="M54 106c14 0 27-5 37-15 10-11 16-25 16-39s-6-27-16-37-23-15-37-15c-15 0-29 5-39 15s-15 23-15 37 5 28 15 39c10 10 24 15 39 15z">
          <text:p/>
        </draw:path>
        <draw:path draw:style-name="gr13" draw:text-style-name="P10" draw:layer="layout" svg:width="0.106cm" svg:height="0.106cm" svg:x="26.349cm" svg:y="10.744cm" svg:viewBox="0 0 107 107" svg:d="M53 107c15 0 29-6 39-16s15-23 15-37-5-28-15-39c-10-10-24-15-39-15-14 0-27 5-37 15-10 11-16 25-16 39s6 27 16 37 23 16 37 16z">
          <text:p/>
        </draw:path>
        <draw:path draw:style-name="gr13" draw:text-style-name="P10" draw:layer="layout" svg:width="0.106cm" svg:height="0.106cm" svg:x="24.572cm" svg:y="8.371cm" svg:viewBox="0 0 107 107" svg:d="M54 107c14 0 27-5 37-15 10-11 16-25 16-39s-6-27-16-37-23-16-37-16c-15 0-29 6-39 16-9 10-15 23-15 37s6 28 15 39c10 10 24 15 39 15z">
          <text:p/>
        </draw:path>
        <draw:path draw:style-name="gr13" draw:text-style-name="P10" draw:layer="layout" svg:width="0.106cm" svg:height="0.106cm" svg:x="25.763cm" svg:y="8.581cm" svg:viewBox="0 0 107 107" svg:d="M54 107c14 0 27-6 37-16s16-24 16-38-6-27-16-37-23-16-37-16-28 6-38 16c-11 10-16 23-16 37s5 28 16 38c10 10 24 16 38 16z">
          <text:p/>
        </draw:path>
        <draw:path draw:style-name="gr13" draw:text-style-name="P10" draw:layer="layout" svg:width="0.106cm" svg:height="0.105cm" svg:x="24.607cm" svg:y="9.525cm" svg:viewBox="0 0 107 106" svg:d="M54 106c14 0 27-5 37-15 10-11 16-24 16-39 0-14-6-27-16-37s-23-15-37-15-28 5-39 15c-10 10-15 23-15 37 0 15 5 28 15 39 11 10 25 15 39 15z">
          <text:p/>
        </draw:path>
        <draw:path draw:style-name="gr13" draw:text-style-name="P10" draw:layer="layout" svg:width="0.105cm" svg:height="0.105cm" svg:x="25.269cm" svg:y="11.22cm" svg:viewBox="0 0 106 106" svg:d="M53 106c14 0 27-5 38-15 10-10 15-24 15-38s-5-28-15-38c-11-10-24-15-38-15s-28 5-38 15-15 24-15 38 5 28 15 38 24 15 38 15z">
          <text:p/>
        </draw:path>
        <draw:path draw:style-name="gr13" draw:text-style-name="P10" draw:layer="layout" svg:width="0.106cm" svg:height="0.106cm" svg:x="25.733cm" svg:y="10.399cm" svg:viewBox="0 0 107 107" svg:d="M54 107c14 0 28-6 38-16s15-23 15-37c0-15-5-29-15-38-10-10-24-16-38-16-15 0-28 6-38 16-10 9-16 23-16 38 0 14 6 27 16 37s23 16 38 16z">
          <text:p/>
        </draw:path>
        <draw:path draw:style-name="gr13" draw:text-style-name="P10" draw:layer="layout" svg:width="0.105cm" svg:height="0.105cm" svg:x="25.374cm" svg:y="9.753cm" svg:viewBox="0 0 106 106" svg:d="M52 106c14 0 28-5 39-15 10-10 15-24 15-39 0-14-5-27-15-37-11-10-25-15-39-15s-27 5-37 15-15 23-15 37c0 15 5 29 15 39s23 15 37 15z">
          <text:p/>
        </draw:path>
        <draw:path draw:style-name="gr13" draw:text-style-name="P10" draw:layer="layout" svg:width="0.106cm" svg:height="0.106cm" svg:x="24.596cm" svg:y="9.489cm" svg:viewBox="0 0 107 107" svg:d="M54 107c14 0 28-5 38-15s15-24 15-38-5-27-15-37c-10-11-24-17-38-17s-28 6-38 17c-10 10-16 23-16 37s6 28 16 38 24 15 38 15z">
          <text:p/>
        </draw:path>
        <draw:path draw:style-name="gr13" draw:text-style-name="P10" draw:layer="layout" svg:width="0.106cm" svg:height="0.105cm" svg:x="25.177cm" svg:y="10.119cm" svg:viewBox="0 0 107 106" svg:d="M53 106c14 0 28-5 38-15s16-24 16-38-6-27-16-37c-10-11-24-16-38-16s-28 5-38 16c-10 10-15 23-15 37s5 28 15 38 24 15 38 15z">
          <text:p/>
        </draw:path>
        <draw:path draw:style-name="gr13" draw:text-style-name="P10" draw:layer="layout" svg:width="0.106cm" svg:height="0.106cm" svg:x="26.351cm" svg:y="9.994cm" svg:viewBox="0 0 107 107" svg:d="M53 107c15 0 29-6 38-16 10-9 16-23 16-37s-6-28-16-38c-9-10-23-16-38-16-14 0-27 6-37 16s-16 24-16 38 6 28 16 37c10 10 23 16 37 16z">
          <text:p/>
        </draw:path>
        <draw:path draw:style-name="gr13" draw:text-style-name="P10" draw:layer="layout" svg:width="0.106cm" svg:height="0.105cm" svg:x="25.885cm" svg:y="9.487cm" svg:viewBox="0 0 107 106" svg:d="M53 106c14 0 27-5 37-15s17-24 17-38-7-27-17-38c-10-10-23-15-37-15s-28 5-38 15c-10 11-15 24-15 38s5 28 15 38 24 15 38 15z">
          <text:p/>
        </draw:path>
        <draw:path draw:style-name="gr13" draw:text-style-name="P10" draw:layer="layout" svg:width="0.106cm" svg:height="0.106cm" svg:x="27.395cm" svg:y="9.442cm" svg:viewBox="0 0 107 107" svg:d="M53 107c15 0 29-5 39-15s15-24 15-39c0-14-5-27-15-37s-24-16-39-16c-14 0-27 6-37 16s-16 23-16 37c0 15 6 29 16 39s23 15 37 15z">
          <text:p/>
        </draw:path>
        <draw:path draw:style-name="gr13" draw:text-style-name="P10" draw:layer="layout" svg:width="0.106cm" svg:height="0.105cm" svg:x="25.213cm" svg:y="10.711cm" svg:viewBox="0 0 107 106" svg:d="M54 106c14 0 27-5 37-15s16-24 16-38c0-15-6-28-16-38s-23-15-37-15c-15 0-29 5-39 15s-15 23-15 38c0 14 5 28 15 38s24 15 39 15z">
          <text:p/>
        </draw:path>
        <draw:path draw:style-name="gr13" draw:text-style-name="P10" draw:layer="layout" svg:width="0.106cm" svg:height="0.106cm" svg:x="26.046cm" svg:y="10.279cm" svg:viewBox="0 0 107 107" svg:d="M54 107c14 0 27-6 37-16s16-23 16-38c0-14-6-28-16-38-10-9-23-15-37-15-15 0-29 6-39 15-10 10-15 24-15 38 0 15 5 28 15 38s24 16 39 16z">
          <text:p/>
        </draw:path>
        <draw:path draw:style-name="gr13" draw:text-style-name="P10" draw:layer="layout" svg:width="0.105cm" svg:height="0.105cm" svg:x="25.81cm" svg:y="10.709cm" svg:viewBox="0 0 106 106" svg:d="M53 106c14 0 28-5 38-15s15-23 15-39c0-14-5-27-15-37s-24-15-38-15c-15 0-28 5-38 15s-15 23-15 37c0 16 5 29 15 39s23 15 38 15z">
          <text:p/>
        </draw:path>
        <draw:path draw:style-name="gr13" draw:text-style-name="P10" draw:layer="layout" svg:width="0.106cm" svg:height="0.106cm" svg:x="25.965cm" svg:y="9.764cm" svg:viewBox="0 0 107 107" svg:d="M54 107c14 0 28-5 38-15s15-24 15-39c0-14-5-27-15-37s-24-16-38-16-27 6-38 16c-10 10-16 23-16 37 0 15 6 29 16 39 11 10 24 15 38 15z">
          <text:p/>
        </draw:path>
        <draw:path draw:style-name="gr13" draw:text-style-name="P10" draw:layer="layout" svg:width="0.106cm" svg:height="0.106cm" svg:x="24.871cm" svg:y="9.643cm" svg:viewBox="0 0 107 107" svg:d="M53 107c15 0 29-5 38-15 10-10 16-25 16-39s-6-27-16-37c-9-10-23-16-38-16-14 0-27 6-37 16s-16 23-16 37 6 29 16 39 23 15 37 15z">
          <text:p/>
        </draw:path>
        <draw:path draw:style-name="gr13" draw:text-style-name="P10" draw:layer="layout" svg:width="0.106cm" svg:height="0.105cm" svg:x="25.772cm" svg:y="9.063cm" svg:viewBox="0 0 107 106" svg:d="M54 106c14 0 28-5 38-15 9-10 15-23 15-37s-6-28-15-39c-10-10-24-15-38-15s-27 5-37 15c-10 11-17 25-17 39s7 27 17 37 23 15 37 15z">
          <text:p/>
        </draw:path>
        <draw:path draw:style-name="gr13" draw:text-style-name="P10" draw:layer="layout" svg:width="0.106cm" svg:height="0.106cm" svg:x="25.859cm" svg:y="10.3cm" svg:viewBox="0 0 107 107" svg:d="M54 107c14 0 27-6 37-16s16-23 16-37c0-15-6-29-16-39-10-9-23-15-37-15s-28 6-39 15c-10 10-15 24-15 39 0 14 5 27 15 37 11 10 25 16 39 16z">
          <text:p/>
        </draw:path>
        <draw:path draw:style-name="gr13" draw:text-style-name="P10" draw:layer="layout" svg:width="0.106cm" svg:height="0.105cm" svg:x="25.374cm" svg:y="10.276cm" svg:viewBox="0 0 107 106" svg:d="M53 106c14 0 28-5 39-15 10-10 15-25 15-39s-5-27-15-37c-11-10-25-15-39-15s-27 5-37 15-16 23-16 37 6 29 16 39 23 15 37 15z">
          <text:p/>
        </draw:path>
        <draw:path draw:style-name="gr13" draw:text-style-name="P10" draw:layer="layout" svg:width="0.106cm" svg:height="0.106cm" svg:x="25.618cm" svg:y="8.805cm" svg:viewBox="0 0 107 107" svg:d="M53 107c15 0 28-6 38-15 10-10 16-25 16-39s-6-27-16-37-23-16-38-16c-14 0-28 6-38 16s-15 23-15 37 5 29 15 39c10 9 24 15 38 15z">
          <text:p/>
        </draw:path>
        <draw:path draw:style-name="gr13" draw:text-style-name="P10" draw:layer="layout" svg:width="0.106cm" svg:height="0.106cm" svg:x="26.226cm" svg:y="10.106cm" svg:viewBox="0 0 107 107" svg:d="M53 107c14 0 29-6 39-16 9-10 15-23 15-37s-6-29-15-39c-10-9-25-15-39-15s-27 6-37 15c-10 10-16 25-16 39s6 27 16 37 23 16 37 16z">
          <text:p/>
        </draw:path>
        <draw:path draw:style-name="gr13" draw:text-style-name="P10" draw:layer="layout" svg:width="0.105cm" svg:height="0.106cm" svg:x="24.949cm" svg:y="10.476cm" svg:viewBox="0 0 106 107" svg:d="M52 107c15 0 28-6 38-16 11-10 16-24 16-38s-5-28-16-38c-10-10-23-15-38-15-14 0-27 5-37 15s-15 24-15 38 5 28 15 38 23 16 37 16z">
          <text:p/>
        </draw:path>
        <draw:path draw:style-name="gr13" draw:text-style-name="P10" draw:layer="layout" svg:width="0.106cm" svg:height="0.106cm" svg:x="25.028cm" svg:y="8.706cm" svg:viewBox="0 0 107 107" svg:d="M54 107c14 0 27-6 37-16s16-23 16-38c0-14-6-27-16-37s-23-16-37-16-28 6-38 16c-11 10-16 23-16 37 0 15 5 28 16 38 10 10 24 16 38 16z">
          <text:p/>
        </draw:path>
        <draw:path draw:style-name="gr13" draw:text-style-name="P10" draw:layer="layout" svg:width="0.106cm" svg:height="0.106cm" svg:x="25.649cm" svg:y="9.152cm" svg:viewBox="0 0 107 107" svg:d="M54 107c14 0 27-5 37-15s16-24 16-38-6-28-16-38-23-16-37-16-28 6-38 16-16 24-16 38 6 28 16 38 24 15 38 15z">
          <text:p/>
        </draw:path>
        <draw:path draw:style-name="gr13" draw:text-style-name="P10" draw:layer="layout" svg:width="0.106cm" svg:height="0.105cm" svg:x="26.04cm" svg:y="9.368cm" svg:viewBox="0 0 107 106" svg:d="M54 106c14 0 28-5 38-15s15-23 15-37-5-29-15-39-24-15-38-15c-15 0-28 5-38 15s-16 25-16 39 6 27 16 37 23 15 38 15z">
          <text:p/>
        </draw:path>
        <draw:path draw:style-name="gr13" draw:text-style-name="P10" draw:layer="layout" svg:width="0.105cm" svg:height="0.106cm" svg:x="25.604cm" svg:y="9.724cm" svg:viewBox="0 0 106 107" svg:d="M53 107c14 0 28-5 38-16 10-10 15-24 15-38s-5-27-15-37-24-16-38-16-28 6-38 16-15 23-15 37 5 28 15 38c10 11 24 16 38 16z">
          <text:p/>
        </draw:path>
        <draw:path draw:style-name="gr13" draw:text-style-name="P10" draw:layer="layout" svg:width="0.106cm" svg:height="0.105cm" svg:x="24.501cm" svg:y="8.444cm" svg:viewBox="0 0 107 106" svg:d="M54 106c14 0 28-5 37-15 10-10 16-23 16-38 0-14-6-27-16-37-9-11-23-16-37-16s-27 5-38 16c-10 10-16 23-16 37 0 15 6 28 16 38 11 10 24 15 38 15z">
          <text:p/>
        </draw:path>
        <draw:path draw:style-name="gr13" draw:text-style-name="P10" draw:layer="layout" svg:width="0.105cm" svg:height="0.106cm" svg:x="25.351cm" svg:y="7.468cm" svg:viewBox="0 0 106 107" svg:d="M54 107c14 0 27-5 37-15s15-24 15-38c0-15-5-28-15-38s-23-16-37-16c-15 0-28 6-38 16-11 10-16 23-16 38 0 14 5 28 16 38 10 10 23 15 38 15z">
          <text:p/>
        </draw:path>
        <draw:path draw:style-name="gr13" draw:text-style-name="P10" draw:layer="layout" svg:width="0.106cm" svg:height="0.106cm" svg:x="25.322cm" svg:y="11.548cm" svg:viewBox="0 0 107 107" svg:d="M54 107c14 0 27-6 37-16 10-9 16-23 16-38 0-14-6-27-16-37s-23-16-37-16-29 6-39 16-15 23-15 37c0 15 5 29 15 38 10 10 25 16 39 16z">
          <text:p/>
        </draw:path>
        <draw:path draw:style-name="gr13" draw:text-style-name="P10" draw:layer="layout" svg:width="0.106cm" svg:height="0.106cm" svg:x="25.241cm" svg:y="10.332cm" svg:viewBox="0 0 107 107" svg:d="M54 107c14 0 27-6 37-16s16-23 16-37-6-28-16-38c-10-11-23-16-37-16s-28 5-37 16c-11 10-17 24-17 38s6 27 17 37c9 10 23 16 37 16z">
          <text:p/>
        </draw:path>
        <draw:path draw:style-name="gr13" draw:text-style-name="P10" draw:layer="layout" svg:width="0.106cm" svg:height="0.106cm" svg:x="25.604cm" svg:y="10.62cm" svg:viewBox="0 0 107 107" svg:d="M53 107c14 0 28-6 38-16s16-23 16-37-6-29-16-39-24-15-38-15-28 5-38 15-15 25-15 39 5 27 15 37 24 16 38 16z">
          <text:p/>
        </draw:path>
        <draw:path draw:style-name="gr13" draw:text-style-name="P10" draw:layer="layout" svg:width="0.105cm" svg:height="0.105cm" svg:x="25.548cm" svg:y="10.653cm" svg:viewBox="0 0 106 106" svg:d="M54 106c14 0 27-5 37-15s15-24 15-38-5-27-15-37-23-16-37-16c-15 0-28 6-39 16-10 10-15 23-15 37s5 28 15 38c11 10 24 15 39 15z">
          <text:p/>
        </draw:path>
        <draw:path draw:style-name="gr13" draw:text-style-name="P10" draw:layer="layout" svg:width="0.105cm" svg:height="0.106cm" svg:x="24.85cm" svg:y="10.706cm" svg:viewBox="0 0 106 107" svg:d="M53 107c14 0 27-6 38-16 10-10 15-23 15-38 0-14-5-28-15-38-11-9-24-15-38-15s-28 6-38 15c-10 10-15 24-15 38 0 15 5 28 15 38s24 16 38 16z">
          <text:p/>
        </draw:path>
        <draw:path draw:style-name="gr13" draw:text-style-name="P10" draw:layer="layout" svg:width="0.107cm" svg:height="0.106cm" svg:x="26.092cm" svg:y="8.802cm" svg:viewBox="0 0 108 107" svg:d="M54 107c14 0 28-5 37-15 10-10 17-25 17-39s-7-27-17-37c-9-10-23-16-37-16s-27 6-37 16-17 23-17 37 7 29 17 39 23 15 37 15z">
          <text:p/>
        </draw:path>
        <draw:path draw:style-name="gr13" draw:text-style-name="P10" draw:layer="layout" svg:width="0.105cm" svg:height="0.106cm" svg:x="26.095cm" svg:y="9.104cm" svg:viewBox="0 0 106 107" svg:d="M52 107c14 0 28-6 38-15 10-11 16-25 16-39s-6-27-16-37-24-16-38-16-27 6-37 16-15 23-15 37 5 28 15 39c10 9 23 15 37 15z">
          <text:p/>
        </draw:path>
        <draw:path draw:style-name="gr13" draw:text-style-name="P10" draw:layer="layout" svg:width="0.106cm" svg:height="0.106cm" svg:x="25.596cm" svg:y="9.385cm" svg:viewBox="0 0 107 107" svg:d="M53 107c14 0 29-5 39-15s15-24 15-38-5-27-15-37c-10-11-25-17-39-17s-27 6-37 17c-10 10-16 23-16 37s6 28 16 38 23 15 37 15z">
          <text:p/>
        </draw:path>
        <draw:path draw:style-name="gr13" draw:text-style-name="P10" draw:layer="layout" svg:width="0.105cm" svg:height="0.106cm" svg:x="24.954cm" svg:y="9.801cm" svg:viewBox="0 0 106 107" svg:d="M53 107c14 0 27-5 38-15 10-10 15-24 15-38s-5-27-15-38c-11-10-24-16-38-16-15 0-28 6-38 16-10 11-15 24-15 38s5 28 15 38 23 15 38 15z">
          <text:p/>
        </draw:path>
        <draw:path draw:style-name="gr13" draw:text-style-name="P10" draw:layer="layout" svg:width="0.106cm" svg:height="0.105cm" svg:x="25.302cm" svg:y="8.504cm" svg:viewBox="0 0 107 106" svg:d="M53 106c15 0 29-5 39-15 9-10 15-24 15-39 0-14-6-27-15-37-10-10-24-15-39-15-14 0-27 5-37 15s-16 23-16 37c0 15 6 29 16 39s23 15 37 15z">
          <text:p/>
        </draw:path>
        <draw:path draw:style-name="gr13" draw:text-style-name="P10" draw:layer="layout" svg:width="0.106cm" svg:height="0.106cm" svg:x="25.76cm" svg:y="10.051cm" svg:viewBox="0 0 107 107" svg:d="M54 107c14 0 28-6 38-15 9-11 15-25 15-39s-6-27-15-37c-10-10-24-16-38-16s-27 6-38 16c-10 10-16 23-16 37s6 28 16 39c11 9 24 15 38 15z">
          <text:p/>
        </draw:path>
        <draw:path draw:style-name="gr13" draw:text-style-name="P10" draw:layer="layout" svg:width="0.106cm" svg:height="0.106cm" svg:x="25.495cm" svg:y="9.58cm" svg:viewBox="0 0 107 107" svg:d="M53 107c14 0 28-5 38-15s16-24 16-38-6-28-16-38-24-16-38-16-28 6-37 16c-10 10-16 24-16 38s6 28 16 38c9 10 23 15 37 15z">
          <text:p/>
        </draw:path>
        <draw:path draw:style-name="gr13" draw:text-style-name="P10" draw:layer="layout" svg:width="0.106cm" svg:height="0.106cm" svg:x="24.449cm" svg:y="9.375cm" svg:viewBox="0 0 107 107" svg:d="M53 107c14 0 28-6 38-16s16-23 16-37-6-28-16-39c-10-9-24-15-38-15s-28 6-38 15c-10 11-15 25-15 39s5 27 15 37 24 16 38 16z">
          <text:p/>
        </draw:path>
        <draw:path draw:style-name="gr13" draw:text-style-name="P10" draw:layer="layout" svg:width="0.107cm" svg:height="0.106cm" svg:x="25.042cm" svg:y="10.05cm" svg:viewBox="0 0 108 107" svg:d="M54 107c14 0 28-6 38-16 10-11 16-24 16-38s-6-27-16-37-24-16-38-16-27 6-37 16-17 23-17 37 7 27 17 38c10 10 23 16 37 16z">
          <text:p/>
        </draw:path>
        <draw:path draw:style-name="gr13" draw:text-style-name="P10" draw:layer="layout" svg:width="0.105cm" svg:height="0.105cm" svg:x="24.761cm" svg:y="8.498cm" svg:viewBox="0 0 106 106" svg:d="M53 106c14 0 28-5 38-15s15-23 15-38-5-28-15-38-24-15-38-15c-15 0-28 5-38 15s-15 23-15 38 5 28 15 38 23 15 38 15z">
          <text:p/>
        </draw:path>
        <draw:path draw:style-name="gr13" draw:text-style-name="P10" draw:layer="layout" svg:width="0.106cm" svg:height="0.106cm" svg:x="24.356cm" svg:y="11.438cm" svg:viewBox="0 0 107 107" svg:d="M53 107c15 0 28-6 38-16s16-23 16-38c0-14-6-28-16-38s-23-15-38-15c-14 0-28 5-37 15-10 10-16 24-16 38 0 15 6 28 16 38 9 10 23 16 37 16z">
          <text:p/>
        </draw:path>
        <draw:path draw:style-name="gr13" draw:text-style-name="P10" draw:layer="layout" svg:width="0.106cm" svg:height="0.106cm" svg:x="25.542cm" svg:y="11.316cm" svg:viewBox="0 0 107 107" svg:d="M54 107c14 0 27-5 37-15s16-25 16-39-6-27-16-37-23-16-37-16-29 6-39 16-15 23-15 37 5 29 15 39 25 15 39 15z">
          <text:p/>
        </draw:path>
        <draw:path draw:style-name="gr13" draw:text-style-name="P10" draw:layer="layout" svg:width="0.106cm" svg:height="0.106cm" svg:x="23.729cm" svg:y="11.078cm" svg:viewBox="0 0 107 107" svg:d="M53 107c15 0 28-7 38-17s16-23 16-37-6-28-16-38c-10-9-23-15-38-15-14 0-28 6-38 15-10 10-15 24-15 38s5 27 15 37 24 17 38 17z">
          <text:p/>
        </draw:path>
        <draw:path draw:style-name="gr13" draw:text-style-name="P10" draw:layer="layout" svg:width="0.105cm" svg:height="0.106cm" svg:x="24.638cm" svg:y="9.948cm" svg:viewBox="0 0 106 107" svg:d="M53 107c14 0 27-6 38-16 10-10 15-24 15-38s-5-28-15-38c-11-9-24-15-38-15-15 0-28 6-38 15-10 10-15 24-15 38s5 28 15 38 23 16 38 16z">
          <text:p/>
        </draw:path>
        <draw:path draw:style-name="gr13" draw:text-style-name="P10" draw:layer="layout" svg:width="0.106cm" svg:height="0.106cm" svg:x="27.158cm" svg:y="9.602cm" svg:viewBox="0 0 107 107" svg:d="M53 107c14 0 28-5 38-15s16-24 16-38-6-27-16-37-24-17-38-17-27 7-37 17-16 23-16 37 6 28 16 38 23 15 37 15z">
          <text:p/>
        </draw:path>
        <draw:path draw:style-name="gr13" draw:text-style-name="P10" draw:layer="layout" svg:width="0.106cm" svg:height="0.106cm" svg:x="24.87cm" svg:y="10.927cm" svg:viewBox="0 0 107 107" svg:d="M53 107c14 0 28-6 38-16 10-9 16-23 16-37 0-15-6-28-16-38s-24-16-38-16-28 6-38 16-15 23-15 38c0 14 5 28 15 37 10 10 24 16 38 16z">
          <text:p/>
        </draw:path>
        <draw:path draw:style-name="gr13" draw:text-style-name="P10" draw:layer="layout" svg:width="0.106cm" svg:height="0.106cm" svg:x="24.589cm" svg:y="9.801cm" svg:viewBox="0 0 107 107" svg:d="M54 107c14 0 27-5 37-15s16-24 16-38-6-27-16-38c-10-10-23-16-37-16s-29 6-39 16c-10 11-15 24-15 38s5 28 15 38 25 15 39 15z">
          <text:p/>
        </draw:path>
        <draw:path draw:style-name="gr13" draw:text-style-name="P10" draw:layer="layout" svg:width="0.106cm" svg:height="0.105cm" svg:x="27.282cm" svg:y="10.239cm" svg:viewBox="0 0 107 106" svg:d="M53 106c14 0 28-6 38-16s16-23 16-37-6-28-16-38-24-15-38-15-28 5-38 15-15 24-15 38 5 27 15 37 24 16 38 16z">
          <text:p/>
        </draw:path>
        <draw:path draw:style-name="gr13" draw:text-style-name="P10" draw:layer="layout" svg:width="0.106cm" svg:height="0.105cm" svg:x="26.684cm" svg:y="8.604cm" svg:viewBox="0 0 107 106" svg:d="M54 106c14 0 28-5 38-15s15-24 15-39c0-14-5-27-15-37s-24-15-38-15-28 5-38 15-16 23-16 37c0 15 6 29 16 39s24 15 38 15z">
          <text:p/>
        </draw:path>
        <draw:path draw:style-name="gr13" draw:text-style-name="P10" draw:layer="layout" svg:width="0.106cm" svg:height="0.105cm" svg:x="25.701cm" svg:y="7.743cm" svg:viewBox="0 0 107 106" svg:d="M53 106c14 0 28-5 38-15s16-25 16-39-6-27-16-37-24-15-38-15-28 5-38 15c-9 10-15 23-15 37s6 29 15 39c10 10 24 15 38 15z">
          <text:p/>
        </draw:path>
        <draw:path draw:style-name="gr13" draw:text-style-name="P10" draw:layer="layout" svg:width="0.106cm" svg:height="0.106cm" svg:x="25.472cm" svg:y="8.674cm" svg:viewBox="0 0 107 107" svg:d="M53 107c14 0 27-6 37-17 11-10 17-23 17-37s-6-28-17-38c-10-10-23-15-37-15s-28 5-38 15c-9 10-15 24-15 38s6 27 15 37c10 11 24 17 38 17z">
          <text:p/>
        </draw:path>
        <draw:path draw:style-name="gr13" draw:text-style-name="P10" draw:layer="layout" svg:width="0.106cm" svg:height="0.105cm" svg:x="24.152cm" svg:y="11.582cm" svg:viewBox="0 0 107 106" svg:d="M54 106c14 0 28-5 38-15 9-10 15-23 15-37s-6-28-15-39c-10-10-24-15-38-15-15 0-28 5-38 15-10 11-16 25-16 39s6 27 16 37 23 15 38 15z">
          <text:p/>
        </draw:path>
        <draw:path draw:style-name="gr13" draw:text-style-name="P10" draw:layer="layout" svg:width="0.106cm" svg:height="0.106cm" svg:x="24.923cm" svg:y="11.105cm" svg:viewBox="0 0 107 107" svg:d="M54 107c14 0 27-5 37-15s16-25 16-39-6-27-16-37-23-16-37-16-28 6-38 16c-11 10-16 23-16 37s5 29 16 39c10 10 24 15 38 15z">
          <text:p/>
        </draw:path>
        <draw:path draw:style-name="gr13" draw:text-style-name="P10" draw:layer="layout" svg:width="0.106cm" svg:height="0.106cm" svg:x="25.856cm" svg:y="10.182cm" svg:viewBox="0 0 107 107" svg:d="M54 107c14 0 28-6 38-15 10-10 15-24 15-39 0-14-5-27-15-37s-24-16-38-16-28 6-38 16-16 23-16 37c0 15 6 29 16 39 10 9 24 15 38 15z">
          <text:p/>
        </draw:path>
        <draw:path draw:style-name="gr13" draw:text-style-name="P10" draw:layer="layout" svg:width="0.106cm" svg:height="0.106cm" svg:x="25.203cm" svg:y="8.647cm" svg:viewBox="0 0 107 107" svg:d="M54 107c14 0 27-6 37-16s16-23 16-37-6-28-16-39c-10-10-23-15-37-15-15 0-29 5-39 15-9 11-15 25-15 39s6 27 15 37c10 10 24 16 39 16z">
          <text:p/>
        </draw:path>
        <draw:path draw:style-name="gr13" draw:text-style-name="P10" draw:layer="layout" svg:width="0.105cm" svg:height="0.106cm" svg:x="25.421cm" svg:y="9.093cm" svg:viewBox="0 0 106 107" svg:d="M54 107c14 0 27-6 37-17 10-10 15-23 15-37s-5-28-15-37c-10-10-23-16-37-16-16 0-29 6-39 16-10 9-15 23-15 37s5 27 15 37c10 11 23 17 39 17z">
          <text:p/>
        </draw:path>
        <draw:path draw:style-name="gr13" draw:text-style-name="P10" draw:layer="layout" svg:width="0.106cm" svg:height="0.106cm" svg:x="25.35cm" svg:y="10.429cm" svg:viewBox="0 0 107 107" svg:d="M54 107c14 0 27-6 37-16s16-23 16-37-6-28-16-38-23-16-37-16-28 6-38 16-16 24-16 38 6 27 16 37 24 16 38 16z">
          <text:p/>
        </draw:path>
        <draw:path draw:style-name="gr13" draw:text-style-name="P10" draw:layer="layout" svg:width="0.105cm" svg:height="0.106cm" svg:x="25.136cm" svg:y="9.944cm" svg:viewBox="0 0 106 107" svg:d="M54 107c14 0 27-6 37-16 10-11 15-24 15-38s-5-28-15-37c-10-10-23-16-37-16-15 0-28 6-38 16-11 9-16 23-16 37s5 27 16 38c10 10 23 16 38 16z">
          <text:p/>
        </draw:path>
        <draw:path draw:style-name="gr13" draw:text-style-name="P10" draw:layer="layout" svg:width="0.106cm" svg:height="0.105cm" svg:x="25.219cm" svg:y="10.754cm" svg:viewBox="0 0 107 106" svg:d="M54 106c14 0 27-5 37-15s16-23 16-37-6-28-16-38c-10-11-23-16-37-16s-29 5-39 16c-10 10-15 24-15 38s5 27 15 37 25 15 39 15z">
          <text:p/>
        </draw:path>
        <draw:path draw:style-name="gr13" draw:text-style-name="P10" draw:layer="layout" svg:width="0.106cm" svg:height="0.106cm" svg:x="25.881cm" svg:y="9.237cm" svg:viewBox="0 0 107 107" svg:d="M54 107c14 0 28-6 38-16 10-9 15-23 15-38 0-14-5-27-15-37s-24-16-38-16-27 6-37 16-17 23-17 37c0 15 7 29 17 38 10 10 23 16 37 16z">
          <text:p/>
        </draw:path>
        <draw:path draw:style-name="gr13" draw:text-style-name="P10" draw:layer="layout" svg:width="0.105cm" svg:height="0.106cm" svg:x="26.244cm" svg:y="12.067cm" svg:viewBox="0 0 106 107" svg:d="M52 107c15 0 29-6 39-15 10-10 15-24 15-39 0-14-5-27-15-37s-24-16-39-16c-14 0-27 6-37 16s-15 23-15 37c0 15 5 29 15 39 10 9 23 15 37 15z">
          <text:p/>
        </draw:path>
        <draw:path draw:style-name="gr13" draw:text-style-name="P10" draw:layer="layout" svg:width="0.106cm" svg:height="0.106cm" svg:x="24.851cm" svg:y="10.777cm" svg:viewBox="0 0 107 107" svg:d="M53 107c14 0 28-5 39-15 10-11 15-25 15-39s-5-27-15-37c-11-10-25-16-39-16s-27 6-37 16-16 23-16 37 6 28 16 39c10 10 23 15 37 15z">
          <text:p/>
        </draw:path>
        <draw:path draw:style-name="gr13" draw:text-style-name="P10" draw:layer="layout" svg:width="0.106cm" svg:height="0.106cm" svg:x="25.408cm" svg:y="9.484cm" svg:viewBox="0 0 107 107" svg:d="M53 107c15 0 29-5 39-15 9-10 15-24 15-38s-6-27-15-38c-10-10-24-16-39-16-14 0-27 6-37 16-10 11-16 24-16 38s6 28 16 38 23 15 37 15z">
          <text:p/>
        </draw:path>
        <draw:path draw:style-name="gr13" draw:text-style-name="P10" draw:layer="layout" svg:width="0.106cm" svg:height="0.106cm" svg:x="25.498cm" svg:y="10.164cm" svg:viewBox="0 0 107 107" svg:d="M53 107c14 0 28-6 38-15 10-10 16-25 16-39s-6-27-16-37-24-16-38-16-28 6-38 16-15 23-15 37 5 29 15 39c10 9 24 15 38 15z">
          <text:p/>
        </draw:path>
        <draw:path draw:style-name="gr13" draw:text-style-name="P10" draw:layer="layout" svg:width="0.106cm" svg:height="0.106cm" svg:x="26.179cm" svg:y="9.964cm" svg:viewBox="0 0 107 107" svg:d="M54 107c14 0 27-6 37-16s16-23 16-38c0-14-6-28-16-38s-23-15-37-15-28 5-39 15c-10 10-15 24-15 38 0 15 5 28 15 38 11 10 25 16 39 16z">
          <text:p/>
        </draw:path>
        <draw:path draw:style-name="gr13" draw:text-style-name="P10" draw:layer="layout" svg:width="0.105cm" svg:height="0.106cm" svg:x="25.507cm" svg:y="9.965cm" svg:viewBox="0 0 106 107" svg:d="M52 107c16 0 29-6 39-16s15-23 15-38c0-14-5-28-15-38s-23-15-39-15c-14 0-27 5-37 15s-15 24-15 38c0 15 5 28 15 38s23 16 37 16z">
          <text:p/>
        </draw:path>
        <draw:path draw:style-name="gr13" draw:text-style-name="P10" draw:layer="layout" svg:width="0.106cm" svg:height="0.106cm" svg:x="25.176cm" svg:y="9.95cm" svg:viewBox="0 0 107 107" svg:d="M53 107c14 0 29-5 39-15s15-25 15-39-5-27-15-37-25-16-39-16-27 6-37 16-16 23-16 37 6 29 16 39 23 15 37 15z">
          <text:p/>
        </draw:path>
        <draw:path draw:style-name="gr13" draw:text-style-name="P10" draw:layer="layout" svg:width="0.106cm" svg:height="0.106cm" svg:x="26.391cm" svg:y="8.422cm" svg:viewBox="0 0 107 107" svg:d="M54 107c14 0 28-5 38-15s15-24 15-38-5-28-15-38-24-16-38-16-27 6-38 16c-10 10-16 24-16 38s6 28 16 38c11 10 24 15 38 15z">
          <text:p/>
        </draw:path>
        <draw:path draw:style-name="gr13" draw:text-style-name="P10" draw:layer="layout" svg:width="0.105cm" svg:height="0.106cm" svg:x="25.826cm" svg:y="8.876cm" svg:viewBox="0 0 106 107" svg:d="M53 107c15 0 28-7 38-17 10-9 15-23 15-37s-5-27-15-37-23-16-38-16-28 6-38 16-15 23-15 37 5 28 15 37c10 10 23 17 38 17z">
          <text:p/>
        </draw:path>
        <draw:path draw:style-name="gr13" draw:text-style-name="P10" draw:layer="layout" svg:width="0.106cm" svg:height="0.106cm" svg:x="24.632cm" svg:y="10.038cm" svg:viewBox="0 0 107 107" svg:d="M53 107c14 0 28-6 38-17 11-10 16-23 16-37s-5-28-16-38c-10-10-24-15-38-15s-27 5-37 15-16 24-16 38 6 27 16 37c10 11 23 17 37 17z">
          <text:p/>
        </draw:path>
        <draw:path draw:style-name="gr13" draw:text-style-name="P10" draw:layer="layout" svg:width="0.106cm" svg:height="0.106cm" svg:x="25.026cm" svg:y="10.347cm" svg:viewBox="0 0 107 107" svg:d="M54 107c14 0 27-5 37-16 10-10 16-24 16-38s-6-27-16-37-23-16-37-16-28 6-39 16c-10 10-15 23-15 37s5 28 15 38c11 11 25 16 39 16z">
          <text:p/>
        </draw:path>
        <draw:path draw:style-name="gr13" draw:text-style-name="P10" draw:layer="layout" svg:width="0.106cm" svg:height="0.106cm" svg:x="26.751cm" svg:y="10.131cm" svg:viewBox="0 0 107 107" svg:d="M53 107c14 0 29-6 39-16s15-23 15-37-5-28-15-37c-10-10-25-17-39-17s-27 7-37 17c-10 9-16 23-16 37s6 27 16 37 23 16 37 16z">
          <text:p/>
        </draw:path>
        <draw:path draw:style-name="gr13" draw:text-style-name="P10" draw:layer="layout" svg:width="0.106cm" svg:height="0.106cm" svg:x="24.584cm" svg:y="10.648cm" svg:viewBox="0 0 107 107" svg:d="M54 107c14 0 28-6 38-16 9-10 15-23 15-37s-6-28-15-37c-10-11-24-17-38-17s-28 6-38 17c-10 9-16 23-16 37s6 27 16 37 24 16 38 16z">
          <text:p/>
        </draw:path>
        <draw:path draw:style-name="gr13" draw:text-style-name="P10" draw:layer="layout" svg:width="0.106cm" svg:height="0.106cm" svg:x="24.843cm" svg:y="9.808cm" svg:viewBox="0 0 107 107" svg:d="M53 107c14 0 27-5 37-15 11-10 17-24 17-38s-6-27-17-37c-10-11-23-17-37-17s-28 6-37 17c-10 10-16 23-16 37s6 28 16 38c9 10 23 15 37 15z">
          <text:p/>
        </draw:path>
        <draw:path draw:style-name="gr13" draw:text-style-name="P10" draw:layer="layout" svg:width="0.105cm" svg:height="0.106cm" svg:x="26.163cm" svg:y="9.065cm" svg:viewBox="0 0 106 107" svg:d="M54 107c14 0 27-5 37-15s15-24 15-38-5-27-15-38c-10-10-23-16-37-16s-29 6-39 16c-10 11-15 24-15 38s5 28 15 38 25 15 39 15z">
          <text:p/>
        </draw:path>
        <draw:path draw:style-name="gr13" draw:text-style-name="P10" draw:layer="layout" svg:width="0.106cm" svg:height="0.106cm" svg:x="25.484cm" svg:y="8.496cm" svg:viewBox="0 0 107 107" svg:d="M53 107c14 0 27-5 38-15 10-10 16-24 16-39 0-14-6-27-16-37-11-10-24-16-38-16s-28 6-38 16-15 23-15 37c0 15 5 29 15 39s24 15 38 15z">
          <text:p/>
        </draw:path>
        <draw:path draw:style-name="gr13" draw:text-style-name="P10" draw:layer="layout" svg:width="0.106cm" svg:height="0.106cm" svg:x="25.143cm" svg:y="10.692cm" svg:viewBox="0 0 107 107" svg:d="M54 107c14 0 27-6 37-16s16-24 16-38-6-28-16-38-23-15-37-15-28 5-38 15c-9 10-16 24-16 38s7 28 16 38c10 10 24 16 38 16z">
          <text:p/>
        </draw:path>
        <draw:path draw:style-name="gr13" draw:text-style-name="P10" draw:layer="layout" svg:width="0.106cm" svg:height="0.105cm" svg:x="24.759cm" svg:y="9.22cm" svg:viewBox="0 0 107 106" svg:d="M53 106c14 0 29-5 39-15s15-25 15-39-5-27-15-37-25-15-39-15-27 5-37 15-16 23-16 37 6 29 16 39 23 15 37 15z">
          <text:p/>
        </draw:path>
        <draw:path draw:style-name="gr13" draw:text-style-name="P10" draw:layer="layout" svg:width="0.106cm" svg:height="0.106cm" svg:x="26.383cm" svg:y="11.365cm" svg:viewBox="0 0 107 107" svg:d="M54 107c14 0 27-6 37-16s16-23 16-37-6-29-16-38c-10-10-23-16-37-16s-28 6-39 16c-10 9-15 24-15 38s5 27 15 37c11 10 25 16 39 16z">
          <text:p/>
        </draw:path>
        <draw:path draw:style-name="gr13" draw:text-style-name="P10" draw:layer="layout" svg:width="0.106cm" svg:height="0.106cm" svg:x="25.637cm" svg:y="9.019cm" svg:viewBox="0 0 107 107" svg:d="M54 107c14 0 28-6 37-16 10-10 16-23 16-38 0-14-6-28-16-38-9-10-23-15-37-15s-28 5-38 15-16 24-16 38c0 15 6 28 16 38s24 16 38 16z">
          <text:p/>
        </draw:path>
        <draw:path draw:style-name="gr13" draw:text-style-name="P10" draw:layer="layout" svg:width="0.106cm" svg:height="0.106cm" svg:x="26.143cm" svg:y="9.03cm" svg:viewBox="0 0 107 107" svg:d="M53 107c15 0 29-6 38-16 10-10 16-23 16-37 0-15-6-29-16-39-9-10-23-15-38-15-14 0-27 5-37 15s-16 24-16 39c0 14 6 27 16 37s23 16 37 16z">
          <text:p/>
        </draw:path>
        <draw:path draw:style-name="gr13" draw:text-style-name="P10" draw:layer="layout" svg:width="0.105cm" svg:height="0.106cm" svg:x="25.928cm" svg:y="9.966cm" svg:viewBox="0 0 106 107" svg:d="M53 107c15 0 28-6 38-16s15-23 15-38c0-14-5-28-15-38s-23-15-38-15c-14 0-28 5-38 15s-15 24-15 38c0 15 5 28 15 38s24 16 38 16z">
          <text:p/>
        </draw:path>
        <draw:path draw:style-name="gr13" draw:text-style-name="P10" draw:layer="layout" svg:width="0.105cm" svg:height="0.106cm" svg:x="25.434cm" svg:y="10.028cm" svg:viewBox="0 0 106 107" svg:d="M53 107c14 0 28-7 38-17s15-23 15-37-5-28-15-38c-10-9-24-15-38-15s-28 6-38 15c-10 10-15 24-15 38s5 27 15 37 24 17 38 17z">
          <text:p/>
        </draw:path>
        <draw:path draw:style-name="gr13" draw:text-style-name="P10" draw:layer="layout" svg:width="0.106cm" svg:height="0.105cm" svg:x="26.758cm" svg:y="9.272cm" svg:viewBox="0 0 107 106" svg:d="M53 106c14 0 29-5 39-15s15-23 15-38c0-14-5-27-15-38-10-10-25-15-39-15s-27 5-37 15c-10 11-16 24-16 38 0 15 6 28 16 38s23 15 37 15z">
          <text:p/>
        </draw:path>
        <draw:path draw:style-name="gr13" draw:text-style-name="P10" draw:layer="layout" svg:width="0.106cm" svg:height="0.106cm" svg:x="24.988cm" svg:y="9.756cm" svg:viewBox="0 0 107 107" svg:d="M53 107c15 0 29-6 39-16s15-23 15-38c0-14-5-28-15-37-10-10-24-16-39-16-14 0-27 6-37 16-10 9-16 23-16 37 0 15 6 28 16 38s23 16 37 16z">
          <text:p/>
        </draw:path>
        <draw:path draw:style-name="gr13" draw:text-style-name="P10" draw:layer="layout" svg:width="0.106cm" svg:height="0.106cm" svg:x="25.564cm" svg:y="8.295cm" svg:viewBox="0 0 107 107" svg:d="M54 107c14 0 28-5 38-15s15-24 15-38c0-15-5-28-15-38s-24-16-38-16-27 6-37 16-17 23-17 38c0 14 7 28 17 38s23 15 37 15z">
          <text:p/>
        </draw:path>
        <draw:path draw:style-name="gr13" draw:text-style-name="P10" draw:layer="layout" svg:width="0.106cm" svg:height="0.106cm" svg:x="26.358cm" svg:y="10.061cm" svg:viewBox="0 0 107 107" svg:d="M54 107c14 0 27-6 37-15 10-10 16-25 16-39s-6-27-16-37-23-16-37-16c-15 0-29 6-39 16s-15 23-15 37 5 29 15 39c10 9 24 15 39 15z">
          <text:p/>
        </draw:path>
        <draw:path draw:style-name="gr13" draw:text-style-name="P10" draw:layer="layout" svg:width="0.107cm" svg:height="0.106cm" svg:x="25.777cm" svg:y="7.241cm" svg:viewBox="0 0 108 107" svg:d="M54 107c14 0 27-6 37-16s17-23 17-38c0-14-7-28-17-38-10-9-23-15-37-15s-28 6-38 15c-9 10-16 24-16 38 0 15 7 28 16 38 10 10 24 16 38 16z">
          <text:p/>
        </draw:path>
        <draw:path draw:style-name="gr13" draw:text-style-name="P10" draw:layer="layout" svg:width="0.106cm" svg:height="0.106cm" svg:x="25.531cm" svg:y="9.566cm" svg:viewBox="0 0 107 107" svg:d="M54 107c14 0 27-6 37-15 10-10 16-24 16-38 0-15-6-28-16-38s-23-16-37-16-29 6-39 16-15 23-15 38c0 14 5 28 15 38 10 9 25 15 39 15z">
          <text:p/>
        </draw:path>
        <draw:path draw:style-name="gr13" draw:text-style-name="P10" draw:layer="layout" svg:width="0.106cm" svg:height="0.105cm" svg:x="26.052cm" svg:y="9.366cm" svg:viewBox="0 0 107 106" svg:d="M54 106c14 0 28-5 38-15s15-23 15-38c0-14-5-28-15-38s-24-15-38-15c-15 0-28 5-38 15s-16 24-16 38c0 15 6 28 16 38s23 15 38 15z">
          <text:p/>
        </draw:path>
        <draw:path draw:style-name="gr13" draw:text-style-name="P10" draw:layer="layout" svg:width="0.106cm" svg:height="0.105cm" svg:x="25.3cm" svg:y="8.287cm" svg:viewBox="0 0 107 106" svg:d="M53 106c15 0 29-5 39-15s15-24 15-39c0-14-5-27-15-37s-24-15-39-15c-14 0-27 5-37 15s-16 23-16 37c0 15 6 29 16 39s23 15 37 15z">
          <text:p/>
        </draw:path>
        <draw:path draw:style-name="gr13" draw:text-style-name="P10" draw:layer="layout" svg:width="0.106cm" svg:height="0.106cm" svg:x="26.793cm" svg:y="9.713cm" svg:viewBox="0 0 107 107" svg:d="M54 107c14 0 27-6 37-16s16-24 16-38-6-27-16-37-23-16-37-16-29 6-39 16-15 23-15 37 5 28 15 38 25 16 39 16z">
          <text:p/>
        </draw:path>
        <draw:path draw:style-name="gr13" draw:text-style-name="P10" draw:layer="layout" svg:width="0.106cm" svg:height="0.105cm" svg:x="25.478cm" svg:y="8.77cm" svg:viewBox="0 0 107 106" svg:d="M53 106c14 0 28-6 39-16 10-10 15-24 15-38s-5-27-15-37c-11-10-25-15-39-15s-27 5-37 15-16 23-16 37 6 28 16 38 23 16 37 16z">
          <text:p/>
        </draw:path>
        <draw:path draw:style-name="gr13" draw:text-style-name="P10" draw:layer="layout" svg:width="0.106cm" svg:height="0.106cm" svg:x="26.671cm" svg:y="7.375cm" svg:viewBox="0 0 107 107" svg:d="M54 107c14 0 27-6 37-16s16-23 16-37-6-29-16-39-23-15-37-15c-15 0-29 5-39 15-9 10-15 25-15 39s6 27 15 37c10 10 24 16 39 16z">
          <text:p/>
        </draw:path>
        <draw:path draw:style-name="gr13" draw:text-style-name="P10" draw:layer="layout" svg:width="0.106cm" svg:height="0.106cm" svg:x="25.457cm" svg:y="8.608cm" svg:viewBox="0 0 107 107" svg:d="M54 107c14 0 27-6 37-16s16-23 16-38c0-14-6-28-16-38s-23-15-37-15-28 5-38 15c-11 10-16 24-16 38 0 15 5 28 16 38 10 10 24 16 38 16z">
          <text:p/>
        </draw:path>
        <draw:path draw:style-name="gr13" draw:text-style-name="P10" draw:layer="layout" svg:width="0.106cm" svg:height="0.105cm" svg:x="25.458cm" svg:y="10.855cm" svg:viewBox="0 0 107 106" svg:d="M54 106c14 0 28-5 37-15 10-10 16-24 16-38s-6-27-16-37c-9-11-23-16-37-16s-27 5-37 16c-10 10-17 23-17 37s7 28 17 38 23 15 37 15z">
          <text:p/>
        </draw:path>
        <draw:path draw:style-name="gr13" draw:text-style-name="P10" draw:layer="layout" svg:width="0.106cm" svg:height="0.106cm" svg:x="26.052cm" svg:y="11.632cm" svg:viewBox="0 0 107 107" svg:d="M54 107c14 0 28-6 38-15 10-10 15-25 15-39s-5-27-15-37-24-16-38-16c-15 0-28 6-38 16s-16 23-16 37 6 29 16 39c10 9 23 15 38 15z">
          <text:p/>
        </draw:path>
        <draw:path draw:style-name="gr13" draw:text-style-name="P10" draw:layer="layout" svg:width="0.106cm" svg:height="0.106cm" svg:x="25.018cm" svg:y="10.265cm" svg:viewBox="0 0 107 107" svg:d="M54 107c14 0 28-5 38-15s15-25 15-39-5-27-15-37-24-16-38-16-27 6-38 16c-10 10-16 23-16 37s6 29 16 39c11 10 24 15 38 15z">
          <text:p/>
        </draw:path>
        <draw:path draw:style-name="gr13" draw:text-style-name="P10" draw:layer="layout" svg:width="0.106cm" svg:height="0.106cm" svg:x="25.603cm" svg:y="7.607cm" svg:viewBox="0 0 107 107" svg:d="M53 107c14 0 29-6 39-16s15-23 15-37-5-28-15-38c-10-11-25-16-39-16s-27 5-37 16c-10 10-16 24-16 38s6 27 16 37 23 16 37 16z">
          <text:p/>
        </draw:path>
        <draw:path draw:style-name="gr13" draw:text-style-name="P10" draw:layer="layout" svg:width="0.106cm" svg:height="0.106cm" svg:x="25.599cm" svg:y="11.76cm" svg:viewBox="0 0 107 107" svg:d="M53 107c14 0 28-5 38-15s16-24 16-38c0-15-6-28-16-38s-24-16-38-16-28 6-37 16c-10 10-16 23-16 38 0 14 6 28 16 38 9 10 23 15 37 15z">
          <text:p/>
        </draw:path>
        <draw:path draw:style-name="gr13" draw:text-style-name="P10" draw:layer="layout" svg:width="0.106cm" svg:height="0.106cm" svg:x="25.601cm" svg:y="8.889cm" svg:viewBox="0 0 107 107" svg:d="M53 107c14 0 28-6 38-16 10-11 16-24 16-38s-6-28-16-37c-10-10-24-16-38-16s-28 6-37 16c-10 9-16 23-16 37s6 27 16 38c9 10 23 16 37 16z">
          <text:p/>
        </draw:path>
        <draw:path draw:style-name="gr13" draw:text-style-name="P10" draw:layer="layout" svg:width="0.106cm" svg:height="0.106cm" svg:x="24.864cm" svg:y="9.228cm" svg:viewBox="0 0 107 107" svg:d="M53 107c14 0 29-6 38-16 10-10 16-23 16-38 0-14-6-28-16-38-9-10-24-15-38-15s-27 5-37 15-16 24-16 38c0 15 6 28 16 38s23 16 37 16z">
          <text:p/>
        </draw:path>
        <draw:path draw:style-name="gr13" draw:text-style-name="P10" draw:layer="layout" svg:width="0.106cm" svg:height="0.106cm" svg:x="25.324cm" svg:y="10.08cm" svg:viewBox="0 0 107 107" svg:d="M54 107c14 0 28-6 38-16 9-9 15-23 15-37 0-15-6-28-15-38-10-10-24-16-38-16s-28 6-38 16-16 23-16 38c0 14 6 28 16 37 10 10 24 16 38 16z">
          <text:p/>
        </draw:path>
        <draw:path draw:style-name="gr13" draw:text-style-name="P10" draw:layer="layout" svg:width="0.106cm" svg:height="0.106cm" svg:x="25.176cm" svg:y="10.294cm" svg:viewBox="0 0 107 107" svg:d="M53 107c14 0 29-6 39-16s15-23 15-37c0-15-5-29-15-39s-25-15-39-15-27 5-37 15-16 24-16 39c0 14 6 27 16 37s23 16 37 16z">
          <text:p/>
        </draw:path>
        <draw:path draw:style-name="gr13" draw:text-style-name="P10" draw:layer="layout" svg:width="0.106cm" svg:height="0.106cm" svg:x="23.876cm" svg:y="10.797cm" svg:viewBox="0 0 107 107" svg:d="M54 107c14 0 27-6 37-16s16-24 16-38-6-28-16-37c-10-10-23-16-37-16s-28 6-38 16c-11 9-16 23-16 37s5 28 16 38c10 10 24 16 38 16z">
          <text:p/>
        </draw:path>
        <draw:path draw:style-name="gr13" draw:text-style-name="P10" draw:layer="layout" svg:width="0.106cm" svg:height="0.106cm" svg:x="25.441cm" svg:y="9.349cm" svg:viewBox="0 0 107 107" svg:d="M54 107c14 0 27-5 37-15s16-24 16-38c0-15-6-28-16-38s-23-16-37-16-28 6-38 16-16 23-16 38c0 14 6 28 16 38s24 15 38 15z">
          <text:p/>
        </draw:path>
        <draw:path draw:style-name="gr13" draw:text-style-name="P10" draw:layer="layout" svg:width="0.106cm" svg:height="0.106cm" svg:x="24.962cm" svg:y="10.091cm" svg:viewBox="0 0 107 107" svg:d="M53 107c14 0 29-6 39-15 9-10 15-24 15-38 0-15-6-28-15-38-10-10-25-16-39-16s-27 6-37 16-16 23-16 38c0 14 6 28 16 38 10 9 23 15 37 15z">
          <text:p/>
        </draw:path>
        <draw:path draw:style-name="gr13" draw:text-style-name="P10" draw:layer="layout" svg:width="0.106cm" svg:height="0.106cm" svg:x="24.211cm" svg:y="9.777cm" svg:viewBox="0 0 107 107" svg:d="M53 107c14 0 28-6 38-16 11-10 16-23 16-37 0-15-5-29-16-39-10-9-24-15-38-15s-27 6-37 15c-10 10-16 24-16 39 0 14 6 27 16 37s23 16 37 16z">
          <text:p/>
        </draw:path>
        <draw:path draw:style-name="gr13" draw:text-style-name="P10" draw:layer="layout" svg:width="0.106cm" svg:height="0.106cm" svg:x="25.113cm" svg:y="10.359cm" svg:viewBox="0 0 107 107" svg:d="M54 107c14 0 28-5 38-15 10-11 15-25 15-39s-5-27-15-37-24-16-38-16-28 6-38 16-16 23-16 37 6 28 16 39c10 10 24 15 38 15z">
          <text:p/>
        </draw:path>
        <draw:path draw:style-name="gr13" draw:text-style-name="P10" draw:layer="layout" svg:width="0.106cm" svg:height="0.106cm" svg:x="24.857cm" svg:y="11.952cm" svg:viewBox="0 0 107 107" svg:d="M53 107c14 0 29-6 39-16 9-10 15-24 15-38s-6-28-15-38c-10-10-25-15-39-15s-27 5-37 15-16 24-16 38 6 28 16 38 23 16 37 16z">
          <text:p/>
        </draw:path>
        <draw:path draw:style-name="gr13" draw:text-style-name="P10" draw:layer="layout" svg:width="0.105cm" svg:height="0.106cm" svg:x="25.727cm" svg:y="9.614cm" svg:viewBox="0 0 106 107" svg:d="M53 107c14 0 28-6 38-16s15-24 15-38-5-27-15-37-24-16-38-16c-15 0-28 6-38 16s-15 23-15 37 5 28 15 38 23 16 38 16z">
          <text:p/>
        </draw:path>
        <draw:path draw:style-name="gr13" draw:text-style-name="P10" draw:layer="layout" svg:width="0.106cm" svg:height="0.106cm" svg:x="24.487cm" svg:y="9.475cm" svg:viewBox="0 0 107 107" svg:d="M54 107c14 0 27-6 37-16s16-23 16-37-6-29-16-38c-10-10-23-16-37-16s-29 6-39 16c-9 9-15 24-15 38s6 27 15 37c10 10 25 16 39 16z">
          <text:p/>
        </draw:path>
        <draw:path draw:style-name="gr13" draw:text-style-name="P10" draw:layer="layout" svg:width="0.106cm" svg:height="0.106cm" svg:x="24.872cm" svg:y="9.493cm" svg:viewBox="0 0 107 107" svg:d="M53 107c15 0 29-6 39-15 10-10 15-24 15-38s-5-27-15-37c-10-11-24-17-39-17-14 0-27 6-37 17-10 10-16 23-16 37s6 28 16 38c10 9 23 15 37 15z">
          <text:p/>
        </draw:path>
        <draw:path draw:style-name="gr13" draw:text-style-name="P10" draw:layer="layout" svg:width="0.106cm" svg:height="0.106cm" svg:x="25.724cm" svg:y="9.542cm" svg:viewBox="0 0 107 107" svg:d="M53 107c15 0 28-5 38-15s16-24 16-39c0-14-6-27-16-37s-23-16-38-16c-14 0-28 6-38 16s-15 23-15 37c0 15 5 29 15 39s24 15 38 15z">
          <text:p/>
        </draw:path>
        <draw:path draw:style-name="gr13" draw:text-style-name="P10" draw:layer="layout" svg:width="0.106cm" svg:height="0.105cm" svg:x="24.193cm" svg:y="7.924cm" svg:viewBox="0 0 107 106" svg:d="M54 106c14 0 27-5 37-15s16-23 16-37-6-28-16-38-23-16-37-16-28 6-38 16c-11 10-16 24-16 38s5 27 16 37c10 10 24 15 38 15z">
          <text:p/>
        </draw:path>
        <draw:path draw:style-name="gr13" draw:text-style-name="P10" draw:layer="layout" svg:width="0.106cm" svg:height="0.106cm" svg:x="24.507cm" svg:y="10.768cm" svg:viewBox="0 0 107 107" svg:d="M54 107c14 0 28-6 37-17 10-10 16-23 16-37s-6-28-16-38c-9-10-23-15-37-15s-27 5-37 15c-11 10-17 24-17 38s6 27 17 37c10 11 23 17 37 17z">
          <text:p/>
        </draw:path>
        <draw:path draw:style-name="gr13" draw:text-style-name="P10" draw:layer="layout" svg:width="0.106cm" svg:height="0.106cm" svg:x="25.451cm" svg:y="9.159cm" svg:viewBox="0 0 107 107" svg:d="M54 107c14 0 27-6 37-16s16-23 16-37-6-29-16-39-23-15-37-15-28 5-37 15c-11 10-17 25-17 39s6 27 17 37c9 10 23 16 37 16z">
          <text:p/>
        </draw:path>
        <draw:path draw:style-name="gr13" draw:text-style-name="P10" draw:layer="layout" svg:width="0.105cm" svg:height="0.105cm" svg:x="25.915cm" svg:y="9.296cm" svg:viewBox="0 0 106 106" svg:d="M53 106c14 0 28-6 38-16s15-23 15-38c0-14-5-27-15-37s-24-15-38-15c-15 0-28 5-38 15s-15 23-15 37c0 15 5 28 15 38s23 16 38 16z">
          <text:p/>
        </draw:path>
        <draw:path draw:style-name="gr13" draw:text-style-name="P10" draw:layer="layout" svg:width="0.106cm" svg:height="0.106cm" svg:x="25.588cm" svg:y="9.322cm" svg:viewBox="0 0 107 107" svg:d="M53 107c14 0 27-5 38-15 10-10 16-25 16-39s-6-27-16-37c-11-10-24-16-38-16s-28 6-37 16c-10 10-16 23-16 37s6 29 16 39c9 10 23 15 37 15z">
          <text:p/>
        </draw:path>
        <draw:path draw:style-name="gr13" draw:text-style-name="P10" draw:layer="layout" svg:width="0.106cm" svg:height="0.106cm" svg:x="26.056cm" svg:y="9.904cm" svg:viewBox="0 0 107 107" svg:d="M54 107c14 0 28-6 38-16s15-23 15-37-5-28-15-39c-10-10-24-15-38-15s-28 5-38 15c-10 11-16 25-16 39s6 27 16 37 24 16 38 16z">
          <text:p/>
        </draw:path>
        <draw:path draw:style-name="gr13" draw:text-style-name="P10" draw:layer="layout" svg:width="0.106cm" svg:height="0.106cm" svg:x="25.54cm" svg:y="10.256cm" svg:viewBox="0 0 107 107" svg:d="M54 107c14 0 28-6 37-16 10-11 16-24 16-38s-6-28-16-38c-9-10-23-15-37-15s-28 5-38 15-16 24-16 38 6 27 16 38c10 10 24 16 38 16z">
          <text:p/>
        </draw:path>
        <draw:path draw:style-name="gr13" draw:text-style-name="P10" draw:layer="layout" svg:width="0.106cm" svg:height="0.106cm" svg:x="24.978cm" svg:y="9.229cm" svg:viewBox="0 0 107 107" svg:d="M53 107c15 0 28-6 38-16s16-23 16-38c0-14-6-28-16-38s-23-15-38-15c-14 0-28 5-38 15s-15 24-15 38c0 15 5 28 15 38s24 16 38 16z">
          <text:p/>
        </draw:path>
        <draw:path draw:style-name="gr13" draw:text-style-name="P10" draw:layer="layout" svg:width="0.106cm" svg:height="0.106cm" svg:x="25.181cm" svg:y="9.487cm" svg:viewBox="0 0 107 107" svg:d="M53 107c14 0 28-5 38-15s16-24 16-38-6-27-16-37c-10-11-24-17-38-17s-28 6-38 17c-10 10-15 23-15 37s5 28 15 38 24 15 38 15z">
          <text:p/>
        </draw:path>
        <draw:path draw:style-name="gr13" draw:text-style-name="P10" draw:layer="layout" svg:width="0.106cm" svg:height="0.106cm" svg:x="24.497cm" svg:y="9.665cm" svg:viewBox="0 0 107 107" svg:d="M54 107c14 0 27-6 37-16 10-9 16-23 16-37 0-15-6-28-16-38s-23-16-37-16-28 6-38 16-16 23-16 38c0 14 6 28 16 37 10 10 24 16 38 16z">
          <text:p/>
        </draw:path>
        <draw:path draw:style-name="gr13" draw:text-style-name="P10" draw:layer="layout" svg:width="0.107cm" svg:height="0.106cm" svg:x="24.832cm" svg:y="9.776cm" svg:viewBox="0 0 108 107" svg:d="M54 107c14 0 28-5 38-15s16-24 16-38c0-15-6-28-16-38s-24-16-38-16-27 6-37 16-17 23-17 38c0 14 7 28 17 38s23 15 37 15z">
          <text:p/>
        </draw:path>
        <draw:path draw:style-name="gr13" draw:text-style-name="P10" draw:layer="layout" svg:width="0.107cm" svg:height="0.105cm" svg:x="26.407cm" svg:y="9.587cm" svg:viewBox="0 0 108 106" svg:d="M54 106c14 0 28-5 38-15 9-10 16-23 16-38 0-14-7-27-16-38-10-10-24-15-38-15s-27 5-37 15c-10 11-17 24-17 38 0 15 7 28 17 38s23 15 37 15z">
          <text:p/>
        </draw:path>
        <draw:path draw:style-name="gr13" draw:text-style-name="P10" draw:layer="layout" svg:width="0.106cm" svg:height="0.106cm" svg:x="26.219cm" svg:y="10.029cm" svg:viewBox="0 0 107 107" svg:d="M53 107c14 0 28-6 39-16 10-10 15-24 15-38s-5-27-15-37c-11-10-25-16-39-16s-27 6-37 16-16 23-16 37 6 28 16 38 23 16 37 16z">
          <text:p/>
        </draw:path>
        <draw:path draw:style-name="gr13" draw:text-style-name="P10" draw:layer="layout" svg:width="0.106cm" svg:height="0.106cm" svg:x="25.262cm" svg:y="9.173cm" svg:viewBox="0 0 107 107" svg:d="M53 107c14 0 27-5 37-15 11-10 17-24 17-38s-6-27-17-37c-10-11-23-17-37-17s-28 6-38 17c-10 10-15 23-15 37s5 28 15 38 24 15 38 15z">
          <text:p/>
        </draw:path>
        <draw:path draw:style-name="gr13" draw:text-style-name="P10" draw:layer="layout" svg:width="0.106cm" svg:height="0.105cm" svg:x="25.621cm" svg:y="8.044cm" svg:viewBox="0 0 107 106" svg:d="M54 106c14 0 28-5 38-16 10-10 15-24 15-38s-5-27-15-37-24-15-38-15c-15 0-28 5-38 15s-16 23-16 37 6 28 16 38c10 11 23 16 38 16z">
          <text:p/>
        </draw:path>
        <draw:path draw:style-name="gr13" draw:text-style-name="P10" draw:layer="layout" svg:width="0.106cm" svg:height="0.106cm" svg:x="25.118cm" svg:y="10.755cm" svg:viewBox="0 0 107 107" svg:d="M54 107c14 0 28-6 38-16s15-23 15-37-5-28-15-38c-10-11-24-16-38-16s-28 5-38 16c-10 10-16 24-16 38s6 27 16 37 24 16 38 16z">
          <text:p/>
        </draw:path>
        <draw:path draw:style-name="gr13" draw:text-style-name="P10" draw:layer="layout" svg:width="0.107cm" svg:height="0.106cm" svg:x="26.197cm" svg:y="9.362cm" svg:viewBox="0 0 108 107" svg:d="M54 107c14 0 28-6 38-16 9-10 16-23 16-37s-7-29-16-39c-10-9-24-15-38-15s-27 6-37 15c-10 10-17 25-17 39s7 27 17 37 23 16 37 16z">
          <text:p/>
        </draw:path>
        <draw:path draw:style-name="gr13" draw:text-style-name="P10" draw:layer="layout" svg:width="0.106cm" svg:height="0.106cm" svg:x="24.944cm" svg:y="10.901cm" svg:viewBox="0 0 107 107" svg:d="M53 107c14 0 28-5 38-15 11-10 16-25 16-39s-5-27-16-37c-10-10-24-16-38-16s-27 6-37 16-16 23-16 37 6 29 16 39 23 15 37 15z">
          <text:p/>
        </draw:path>
        <draw:path draw:style-name="gr13" draw:text-style-name="P10" draw:layer="layout" svg:width="0.106cm" svg:height="0.105cm" svg:x="24.97cm" svg:y="8.971cm" svg:viewBox="0 0 107 106" svg:d="M53 106c14 0 28-5 38-15s16-24 16-38-6-27-16-37c-10-11-24-16-38-16s-28 5-38 16c-10 10-15 23-15 37s5 28 15 38 24 15 38 15z">
          <text:p/>
        </draw:path>
        <draw:path draw:style-name="gr13" draw:text-style-name="P10" draw:layer="layout" svg:width="0.106cm" svg:height="0.106cm" svg:x="25.258cm" svg:y="8.882cm" svg:viewBox="0 0 107 107" svg:d="M53 107c14 0 27-6 37-17 11-9 17-23 17-37s-6-27-17-37c-10-10-23-16-37-16s-28 6-38 16-15 23-15 37 5 28 15 37c10 11 24 17 38 17z">
          <text:p/>
        </draw:path>
        <draw:path draw:style-name="gr13" draw:text-style-name="P10" draw:layer="layout" svg:width="0.106cm" svg:height="0.106cm" svg:x="24.999cm" svg:y="9.129cm" svg:viewBox="0 0 107 107" svg:d="M54 107c14 0 28-5 38-15s15-24 15-39c0-14-5-27-15-37s-24-16-38-16c-15 0-28 6-38 16s-16 23-16 37c0 15 6 29 16 39s23 15 38 15z">
          <text:p/>
        </draw:path>
        <draw:path draw:style-name="gr13" draw:text-style-name="P10" draw:layer="layout" svg:width="0.106cm" svg:height="0.106cm" svg:x="25.727cm" svg:y="8.793cm" svg:viewBox="0 0 107 107" svg:d="M54 107c14 0 28-5 38-15s15-25 15-39-5-27-15-37-24-16-38-16c-15 0-28 6-38 16s-16 23-16 37 6 29 16 39 23 15 38 15z">
          <text:p/>
        </draw:path>
        <draw:path draw:style-name="gr13" draw:text-style-name="P10" draw:layer="layout" svg:width="0.106cm" svg:height="0.106cm" svg:x="24.462cm" svg:y="10.493cm" svg:viewBox="0 0 107 107" svg:d="M53 107c15 0 28-6 38-15 10-10 16-24 16-39 0-14-6-27-16-37s-23-16-38-16c-14 0-28 6-38 16s-15 23-15 37c0 15 5 29 15 39 10 9 24 15 38 15z">
          <text:p/>
        </draw:path>
        <draw:path draw:style-name="gr13" draw:text-style-name="P10" draw:layer="layout" svg:width="0.106cm" svg:height="0.106cm" svg:x="25.629cm" svg:y="7.845cm" svg:viewBox="0 0 107 107" svg:d="M54 107c14 0 27-6 37-16 10-11 16-24 16-38s-6-28-16-38c-10-9-23-15-37-15-15 0-29 6-39 15-9 10-15 24-15 38s6 27 15 38c10 10 24 16 39 16z">
          <text:p/>
        </draw:path>
        <draw:path draw:style-name="gr13" draw:text-style-name="P10" draw:layer="layout" svg:width="0.106cm" svg:height="0.106cm" svg:x="25.56cm" svg:y="7.858cm" svg:viewBox="0 0 107 107" svg:d="M54 107c14 0 28-6 38-16 9-10 15-24 15-38s-6-28-15-38c-10-9-24-15-38-15s-27 6-37 15c-11 10-17 24-17 38s6 28 17 38c10 10 23 16 37 16z">
          <text:p/>
        </draw:path>
        <draw:path draw:style-name="gr13" draw:text-style-name="P10" draw:layer="layout" svg:width="0.106cm" svg:height="0.106cm" svg:x="23.849cm" svg:y="8.642cm" svg:viewBox="0 0 107 107" svg:d="M54 107c14 0 27-6 37-16s16-23 16-37-6-28-16-39c-10-10-23-15-37-15s-29 5-39 15c-10 11-15 25-15 39s5 27 15 37 25 16 39 16z">
          <text:p/>
        </draw:path>
        <draw:path draw:style-name="gr13" draw:text-style-name="P10" draw:layer="layout" svg:width="0.106cm" svg:height="0.106cm" svg:x="23.905cm" svg:y="8.511cm" svg:viewBox="0 0 107 107" svg:d="M53 107c14 0 27-6 38-16 10-10 16-23 16-37 0-15-6-29-16-39-11-10-24-15-38-15s-28 5-38 15-15 24-15 39c0 14 5 27 15 37s24 16 38 16z">
          <text:p/>
        </draw:path>
        <draw:path draw:style-name="gr13" draw:text-style-name="P10" draw:layer="layout" svg:width="0.105cm" svg:height="0.106cm" svg:x="26.177cm" svg:y="8.037cm" svg:viewBox="0 0 106 107" svg:d="M54 107c14 0 27-7 37-17s15-23 15-37-5-28-15-38-23-15-37-15-28 5-39 15c-10 10-15 24-15 38s5 27 15 37c11 10 25 17 39 17z">
          <text:p/>
        </draw:path>
        <draw:path draw:style-name="gr13" draw:text-style-name="P10" draw:layer="layout" svg:width="0.106cm" svg:height="0.106cm" svg:x="24.73cm" svg:y="9.983cm" svg:viewBox="0 0 107 107" svg:d="M53 107c14 0 28-5 38-15 9-10 16-24 16-38 0-15-7-28-16-38-10-10-24-16-38-16s-27 6-37 16-16 23-16 38c0 14 6 28 16 38s23 15 37 15z">
          <text:p/>
        </draw:path>
        <draw:path draw:style-name="gr13" draw:text-style-name="P10" draw:layer="layout" svg:width="0.106cm" svg:height="0.106cm" svg:x="25.247cm" svg:y="10.538cm" svg:viewBox="0 0 107 107" svg:d="M54 107c14 0 27-5 37-15s16-24 16-38-6-27-16-37c-10-11-23-17-37-17s-28 6-38 17c-11 10-16 23-16 37s5 28 16 38c10 10 24 15 38 15z">
          <text:p/>
        </draw:path>
        <draw:path draw:style-name="gr13" draw:text-style-name="P10" draw:layer="layout" svg:width="0.106cm" svg:height="0.106cm" svg:x="24.769cm" svg:y="9.654cm" svg:viewBox="0 0 107 107" svg:d="M53 107c15 0 28-5 38-15s16-24 16-39c0-14-6-27-16-37s-23-16-38-16c-14 0-28 6-38 16s-15 23-15 37c0 15 5 29 15 39s24 15 38 15z">
          <text:p/>
        </draw:path>
        <draw:path draw:style-name="gr13" draw:text-style-name="P10" draw:layer="layout" svg:width="0.106cm" svg:height="0.106cm" svg:x="25.808cm" svg:y="9.485cm" svg:viewBox="0 0 107 107" svg:d="M53 107c14 0 29-6 39-16s15-23 15-37-5-28-15-38-25-16-39-16-27 6-37 16-16 24-16 38 6 27 16 37 23 16 37 16z">
          <text:p/>
        </draw:path>
        <draw:path draw:style-name="gr13" draw:text-style-name="P10" draw:layer="layout" svg:width="0.106cm" svg:height="0.106cm" svg:x="24.942cm" svg:y="10.415cm" svg:viewBox="0 0 107 107" svg:d="M53 107c14 0 28-6 38-16 9-10 16-23 16-37s-7-29-16-39c-10-10-24-15-38-15s-27 5-37 15-16 25-16 39 6 27 16 37 23 16 37 16z">
          <text:p/>
        </draw:path>
        <draw:path draw:style-name="gr13" draw:text-style-name="P10" draw:layer="layout" svg:width="0.105cm" svg:height="0.106cm" svg:x="25.679cm" svg:y="8.807cm" svg:viewBox="0 0 106 107" svg:d="M53 107c14 0 27-6 37-16 11-10 16-23 16-38 0-14-5-28-16-37-10-10-23-16-37-16s-28 6-38 16c-10 9-15 23-15 37 0 15 5 28 15 38s24 16 38 16z">
          <text:p/>
        </draw:path>
        <draw:path draw:style-name="gr13" draw:text-style-name="P10" draw:layer="layout" svg:width="0.106cm" svg:height="0.106cm" svg:x="23.809cm" svg:y="9.776cm" svg:viewBox="0 0 107 107" svg:d="M53 107c14 0 28-6 38-16s16-23 16-37c0-15-6-29-16-39-10-9-24-15-38-15s-28 6-38 15c-9 10-15 24-15 39 0 14 6 27 15 37 10 10 24 16 38 16z">
          <text:p/>
        </draw:path>
        <draw:path draw:style-name="gr13" draw:text-style-name="P10" draw:layer="layout" svg:width="0.106cm" svg:height="0.105cm" svg:x="25.604cm" svg:y="10.464cm" svg:viewBox="0 0 107 106" svg:d="M53 106c14 0 28-5 38-15 10-11 16-25 16-39s-6-27-16-37-24-15-38-15-28 5-38 15-15 23-15 37 5 28 15 39c10 10 24 15 38 15z">
          <text:p/>
        </draw:path>
        <draw:path draw:style-name="gr13" draw:text-style-name="P10" draw:layer="layout" svg:width="0.106cm" svg:height="0.105cm" svg:x="25.761cm" svg:y="8.923cm" svg:viewBox="0 0 107 106" svg:d="M54 106c14 0 28-5 37-15 10-10 16-23 16-38 0-14-6-28-16-38-9-10-23-15-37-15s-27 5-38 15c-10 10-16 24-16 38 0 15 6 28 16 38 11 10 24 15 38 15z">
          <text:p/>
        </draw:path>
        <draw:path draw:style-name="gr13" draw:text-style-name="P10" draw:layer="layout" svg:width="0.106cm" svg:height="0.106cm" svg:x="24.821cm" svg:y="9.407cm" svg:viewBox="0 0 107 107" svg:d="M54 107c14 0 28-6 38-17 10-10 15-23 15-37s-5-28-15-38-24-15-38-15-27 5-37 15c-11 10-17 24-17 38s6 27 17 37c10 11 23 17 37 17z">
          <text:p/>
        </draw:path>
        <draw:path draw:style-name="gr13" draw:text-style-name="P10" draw:layer="layout" svg:width="0.106cm" svg:height="0.106cm" svg:x="25.555cm" svg:y="10.723cm" svg:viewBox="0 0 107 107" svg:d="M54 107c14 0 27-6 37-15 10-10 16-24 16-38 0-15-6-28-16-38s-23-16-37-16-28 6-38 16c-11 10-16 23-16 38 0 14 5 28 16 38 10 9 24 15 38 15z">
          <text:p/>
        </draw:path>
        <draw:path draw:style-name="gr13" draw:text-style-name="P10" draw:layer="layout" svg:width="0.106cm" svg:height="0.105cm" svg:x="25.596cm" svg:y="10.677cm" svg:viewBox="0 0 107 106" svg:d="M53 106c14 0 29-5 38-15 10-11 16-24 16-38 0-15-6-28-16-38-9-10-24-15-38-15s-27 5-37 15-16 23-16 38c0 14 6 27 16 38 10 10 23 15 37 15z">
          <text:p/>
        </draw:path>
        <draw:path draw:style-name="gr14" draw:text-style-name="P10" draw:layer="layout" svg:width="0.106cm" svg:height="0.106cm" svg:x="26.051cm" svg:y="9.42cm" svg:viewBox="0 0 107 107" svg:d="M54 107c14 0 27-6 37-16 10-11 16-24 16-38s-6-28-16-38-23-15-37-15c-15 0-29 5-39 15s-15 24-15 38 5 27 15 38c10 10 24 16 39 16z">
          <text:p/>
        </draw:path>
        <draw:path draw:style-name="gr15" draw:text-style-name="P4" draw:layer="layout" svg:width="0.106cm" svg:height="0.106cm" svg:x="26.051cm" svg:y="9.42cm" svg:viewBox="0 0 107 107" svg:d="M54 107c14 0 27-6 37-16 10-11 16-24 16-38s-6-28-16-38-23-15-37-15c-15 0-29 5-39 15s-15 24-15 38 5 27 15 38c10 10 24 16 39 16z">
          <text:p/>
        </draw:path>
        <draw:path draw:style-name="gr13" draw:text-style-name="P10" draw:layer="layout" svg:width="0.106cm" svg:height="0.106cm" svg:x="25.965cm" svg:y="8.833cm" svg:viewBox="0 0 107 107" svg:d="M54 107c14 0 28-6 37-16 10-10 16-23 16-37 0-15-6-29-16-39-9-10-23-15-37-15s-27 5-38 15c-10 10-16 24-16 39 0 14 6 27 16 37 11 10 24 16 38 16z">
          <text:p/>
        </draw:path>
        <draw:path draw:style-name="gr13" draw:text-style-name="P10" draw:layer="layout" svg:width="0.105cm" svg:height="0.106cm" svg:x="26.402cm" svg:y="9.488cm" svg:viewBox="0 0 106 107" svg:d="M53 107c15 0 28-6 38-16s15-23 15-37-5-28-15-37c-10-11-23-17-38-17-14 0-27 6-37 17-11 9-16 23-16 37s5 27 16 37c10 10 23 16 37 16z">
          <text:p/>
        </draw:path>
        <draw:path draw:style-name="gr13" draw:text-style-name="P10" draw:layer="layout" svg:width="0.106cm" svg:height="0.106cm" svg:x="25.34cm" svg:y="10.316cm" svg:viewBox="0 0 107 107" svg:d="M54 107c14 0 27-6 37-16s16-23 16-37-6-29-16-39-23-15-37-15-28 5-39 15c-10 10-15 25-15 39s5 27 15 37c11 10 25 16 39 16z">
          <text:p/>
        </draw:path>
        <draw:path draw:style-name="gr13" draw:text-style-name="P10" draw:layer="layout" svg:width="0.106cm" svg:height="0.106cm" svg:x="26.811cm" svg:y="9.072cm" svg:viewBox="0 0 107 107" svg:d="M54 107c14 0 27-6 37-16s16-23 16-37-6-28-16-38c-10-11-23-16-37-16s-28 5-38 16c-10 10-16 24-16 38s6 27 16 37 24 16 38 16z">
          <text:p/>
        </draw:path>
        <draw:path draw:style-name="gr13" draw:text-style-name="P10" draw:layer="layout" svg:width="0.106cm" svg:height="0.106cm" svg:x="24.01cm" svg:y="9.209cm" svg:viewBox="0 0 107 107" svg:d="M53 107c14 0 28-6 39-16 10-11 15-24 15-38s-5-28-15-38c-11-9-25-15-39-15s-27 6-37 15c-10 10-16 24-16 38s6 27 16 38c10 10 23 16 37 16z">
          <text:p/>
        </draw:path>
        <draw:path draw:style-name="gr13" draw:text-style-name="P10" draw:layer="layout" svg:width="0.105cm" svg:height="0.106cm" svg:x="26.164cm" svg:y="9.571cm" svg:viewBox="0 0 106 107" svg:d="M54 107c14 0 27-5 37-15s15-24 15-38-5-28-15-38-23-16-37-16-29 6-39 16-15 24-15 38 5 28 15 38 25 15 39 15z">
          <text:p/>
        </draw:path>
        <draw:path draw:style-name="gr13" draw:text-style-name="P10" draw:layer="layout" svg:width="0.106cm" svg:height="0.106cm" svg:x="24.449cm" svg:y="8.386cm" svg:viewBox="0 0 107 107" svg:d="M53 107c14 0 28-6 38-16s16-23 16-38c0-14-6-28-16-38s-24-15-38-15-28 5-38 15-15 24-15 38c0 15 5 28 15 38s24 16 38 16z">
          <text:p/>
        </draw:path>
        <draw:path draw:style-name="gr13" draw:text-style-name="P10" draw:layer="layout" svg:width="0.107cm" svg:height="0.106cm" svg:x="24.517cm" svg:y="8.945cm" svg:viewBox="0 0 108 107" svg:d="M54 107c14 0 27-5 37-15s17-24 17-38-7-28-17-38-23-16-37-16-28 6-38 16-16 24-16 38 6 28 16 38 24 15 38 15z">
          <text:p/>
        </draw:path>
        <draw:path draw:style-name="gr13" draw:text-style-name="P10" draw:layer="layout" svg:width="0.105cm" svg:height="0.106cm" svg:x="25.042cm" svg:y="10.91cm" svg:viewBox="0 0 106 107" svg:d="M53 107c15 0 28-6 38-16s15-23 15-38c0-14-5-28-15-37-10-10-23-16-38-16-14 0-27 6-37 16-10 9-16 23-16 37 0 15 6 28 16 38s23 16 37 16z">
          <text:p/>
        </draw:path>
        <draw:path draw:style-name="gr13" draw:text-style-name="P10" draw:layer="layout" svg:width="0.106cm" svg:height="0.106cm" svg:x="25.026cm" svg:y="10.277cm" svg:viewBox="0 0 107 107" svg:d="M54 107c14 0 28-6 38-16s15-23 15-38c0-14-5-28-15-38s-24-15-38-15-27 5-38 15c-10 10-16 24-16 38 0 15 6 28 16 38 11 10 24 16 38 16z">
          <text:p/>
        </draw:path>
        <draw:path draw:style-name="gr13" draw:text-style-name="P10" draw:layer="layout" svg:width="0.106cm" svg:height="0.105cm" svg:x="25.082cm" svg:y="9.741cm" svg:viewBox="0 0 107 106" svg:d="M53 106c15 0 29-5 39-15s15-25 15-39-5-27-15-37-24-15-39-15c-14 0-27 5-37 15s-16 23-16 37 6 29 16 39 23 15 37 15z">
          <text:p/>
        </draw:path>
        <draw:path draw:style-name="gr13" draw:text-style-name="P10" draw:layer="layout" svg:width="0.106cm" svg:height="0.106cm" svg:x="24.903cm" svg:y="9.636cm" svg:viewBox="0 0 107 107" svg:d="M54 107c14 0 28-6 38-16s15-24 15-38-5-28-15-38c-10-9-24-15-38-15s-28 6-38 15c-10 10-16 24-16 38s6 28 16 38 24 16 38 16z">
          <text:p/>
        </draw:path>
        <draw:path draw:style-name="gr13" draw:text-style-name="P10" draw:layer="layout" svg:width="0.105cm" svg:height="0.106cm" svg:x="25.447cm" svg:y="9.9cm" svg:viewBox="0 0 106 107" svg:d="M54 107c14 0 27-5 37-15s15-24 15-38-5-27-15-38c-10-10-23-16-37-16-15 0-28 6-39 16-10 11-15 24-15 38s5 28 15 38c11 10 24 15 39 15z">
          <text:p/>
        </draw:path>
        <draw:path draw:style-name="gr13" draw:text-style-name="P10" draw:layer="layout" svg:width="0.106cm" svg:height="0.106cm" svg:x="25.35cm" svg:y="8.02cm" svg:viewBox="0 0 107 107" svg:d="M54 107c14 0 27-5 37-15s16-24 16-38-6-27-16-37c-10-11-23-17-37-17s-28 6-38 17c-11 10-16 23-16 37s5 28 16 38c10 10 24 15 38 15z">
          <text:p/>
        </draw:path>
        <draw:path draw:style-name="gr13" draw:text-style-name="P10" draw:layer="layout" svg:width="0.106cm" svg:height="0.106cm" svg:x="24.115cm" svg:y="7.518cm" svg:viewBox="0 0 107 107" svg:d="M53 107c14 0 27-6 38-17 10-10 16-23 16-37s-6-27-16-37c-11-10-24-16-38-16s-28 6-37 16c-10 10-16 23-16 37s6 27 16 37c9 11 23 17 37 17z">
          <text:p/>
        </draw:path>
        <draw:path draw:style-name="gr13" draw:text-style-name="P10" draw:layer="layout" svg:width="0.106cm" svg:height="0.106cm" svg:x="25.722cm" svg:y="10.434cm" svg:viewBox="0 0 107 107" svg:d="M53 107c15 0 29-6 39-16s15-23 15-37-5-28-15-38-24-16-39-16c-14 0-27 6-37 16s-16 24-16 38 6 27 16 37 23 16 37 16z">
          <text:p/>
        </draw:path>
        <draw:path draw:style-name="gr13" draw:text-style-name="P10" draw:layer="layout" svg:width="0.106cm" svg:height="0.106cm" svg:x="24.717cm" svg:y="8.27cm" svg:viewBox="0 0 107 107" svg:d="M54 107c14 0 27-6 37-16s16-24 16-38-6-28-16-37c-10-10-23-16-37-16s-28 6-38 16c-11 9-16 23-16 37s5 28 16 38c10 10 24 16 38 16z">
          <text:p/>
        </draw:path>
        <draw:path draw:style-name="gr13" draw:text-style-name="P10" draw:layer="layout" svg:width="0.106cm" svg:height="0.106cm" svg:x="24.61cm" svg:y="10.136cm" svg:viewBox="0 0 107 107" svg:d="M54 107c14 0 28-7 38-17 10-9 15-23 15-37s-5-27-15-37-24-16-38-16-27 6-37 16c-11 10-17 23-17 37s6 28 17 37c10 10 23 17 37 17z">
          <text:p/>
        </draw:path>
        <draw:path draw:style-name="gr13" draw:text-style-name="P10" draw:layer="layout" svg:width="0.106cm" svg:height="0.106cm" svg:x="25.717cm" svg:y="10.18cm" svg:viewBox="0 0 107 107" svg:d="M53 107c15 0 29-6 39-16 10-9 15-23 15-38 0-14-5-27-15-37s-24-16-39-16c-14 0-27 6-37 16s-16 23-16 37c0 15 6 29 16 38 10 10 23 16 37 16z">
          <text:p/>
        </draw:path>
        <draw:path draw:style-name="gr13" draw:text-style-name="P10" draw:layer="layout" svg:width="0.106cm" svg:height="0.106cm" svg:x="24.513cm" svg:y="10.149cm" svg:viewBox="0 0 107 107" svg:d="M54 107c14 0 27-6 37-16 10-11 16-24 16-38s-6-28-16-37c-10-10-23-16-37-16s-28 6-38 16c-10 9-16 23-16 37s6 27 16 38c10 10 24 16 38 16z">
          <text:p/>
        </draw:path>
        <draw:path draw:style-name="gr13" draw:text-style-name="P10" draw:layer="layout" svg:width="0.106cm" svg:height="0.106cm" svg:x="24.843cm" svg:y="9.512cm" svg:viewBox="0 0 107 107" svg:d="M53 107c14 0 27-6 37-17 11-10 17-23 17-37s-6-28-17-38c-10-10-23-15-37-15s-28 5-37 15c-10 10-16 24-16 38s6 27 16 37c9 11 23 17 37 17z">
          <text:p/>
        </draw:path>
        <draw:path draw:style-name="gr13" draw:text-style-name="P10" draw:layer="layout" svg:width="0.106cm" svg:height="0.105cm" svg:x="24.287cm" svg:y="9.975cm" svg:viewBox="0 0 107 106" svg:d="M54 106c14 0 28-5 38-15s15-23 15-37c0-16-5-29-15-39s-24-15-38-15-27 5-38 15c-10 10-16 23-16 39 0 14 6 27 16 37 11 10 24 15 38 15z">
          <text:p/>
        </draw:path>
        <draw:path draw:style-name="gr13" draw:text-style-name="P10" draw:layer="layout" svg:width="0.106cm" svg:height="0.106cm" svg:x="24.626cm" svg:y="11.201cm" svg:viewBox="0 0 107 107" svg:d="M53 107c14 0 28-5 38-15 10-11 16-25 16-39s-6-27-16-37-24-16-38-16-27 6-37 16-16 23-16 37 6 28 16 39c10 10 23 15 37 15z">
          <text:p/>
        </draw:path>
        <draw:path draw:style-name="gr13" draw:text-style-name="P10" draw:layer="layout" svg:width="0.106cm" svg:height="0.107cm" svg:x="26.529cm" svg:y="9.397cm" svg:viewBox="0 0 107 108" svg:d="M53 108c14 0 28-7 38-17s16-23 16-37-6-28-16-38-24-16-38-16-27 6-37 16-16 24-16 38 6 27 16 37 23 17 37 17z">
          <text:p/>
        </draw:path>
        <draw:path draw:style-name="gr13" draw:text-style-name="P10" draw:layer="layout" svg:width="0.106cm" svg:height="0.106cm" svg:x="26.798cm" svg:y="9.32cm" svg:viewBox="0 0 107 107" svg:d="M54 107c14 0 28-6 38-16s15-24 15-38-5-28-15-38-24-15-38-15-28 5-38 15-16 24-16 38 6 28 16 38 24 16 38 16z">
          <text:p/>
        </draw:path>
        <draw:path draw:style-name="gr13" draw:text-style-name="P10" draw:layer="layout" svg:width="0.106cm" svg:height="0.106cm" svg:x="29.021cm" svg:y="11.879cm" svg:viewBox="0 0 107 107" svg:d="M54 107c14 0 27-6 37-16s16-23 16-37-6-29-16-39-23-15-37-15-28 5-38 15c-11 10-16 25-16 39s5 27 16 37c10 10 24 16 38 16z">
          <text:p/>
        </draw:path>
        <draw:path draw:style-name="gr13" draw:text-style-name="P10" draw:layer="layout" svg:width="0.106cm" svg:height="0.106cm" svg:x="26.117cm" svg:y="10.29cm" svg:viewBox="0 0 107 107" svg:d="M53 107c14 0 29-5 39-15s15-24 15-38c0-15-5-28-15-38s-25-16-39-16-27 6-37 16-16 23-16 38c0 14 6 28 16 38s23 15 37 15z">
          <text:p/>
        </draw:path>
        <draw:path draw:style-name="gr13" draw:text-style-name="P10" draw:layer="layout" svg:width="0.106cm" svg:height="0.106cm" svg:x="24.992cm" svg:y="10.643cm" svg:viewBox="0 0 107 107" svg:d="M54 107c14 0 27-6 37-16s16-23 16-37-6-28-16-38c-10-11-23-16-37-16-15 0-29 5-39 16-10 10-15 24-15 38s5 27 15 37 24 16 39 16z">
          <text:p/>
        </draw:path>
        <draw:path draw:style-name="gr13" draw:text-style-name="P10" draw:layer="layout" svg:width="0.105cm" svg:height="0.106cm" svg:x="24.812cm" svg:y="9.547cm" svg:viewBox="0 0 106 107" svg:d="M54 107c14 0 27-6 37-16s15-23 15-38c0-14-5-28-15-38s-23-15-37-15-28 5-39 15c-10 10-15 24-15 38 0 15 5 28 15 38 11 10 25 16 39 16z">
          <text:p/>
        </draw:path>
        <draw:path draw:style-name="gr13" draw:text-style-name="P10" draw:layer="layout" svg:width="0.106cm" svg:height="0.106cm" svg:x="24.564cm" svg:y="8.706cm" svg:viewBox="0 0 107 107" svg:d="M53 107c15 0 29-6 39-16 10-9 15-23 15-38 0-14-5-27-15-37s-24-16-39-16c-14 0-27 6-37 16s-16 23-16 37c0 15 6 29 16 38 10 10 23 16 37 16z">
          <text:p/>
        </draw:path>
        <draw:path draw:style-name="gr13" draw:text-style-name="P10" draw:layer="layout" svg:width="0.106cm" svg:height="0.105cm" svg:x="24.501cm" svg:y="9.749cm" svg:viewBox="0 0 107 106" svg:d="M54 106c14 0 28-5 38-15 9-10 15-25 15-39s-6-27-15-37c-10-10-24-15-38-15s-27 5-38 15c-10 10-16 23-16 37s6 29 16 39c11 10 24 15 38 15z">
          <text:p/>
        </draw:path>
        <draw:path draw:style-name="gr13" draw:text-style-name="P10" draw:layer="layout" svg:width="0.106cm" svg:height="0.105cm" svg:x="27.12cm" svg:y="10.307cm" svg:viewBox="0 0 107 106" svg:d="M54 106c14 0 28-5 38-15s15-23 15-37-5-29-15-39-24-15-38-15-27 5-38 15c-10 10-16 25-16 39s6 27 16 37c11 10 24 15 38 15z">
          <text:p/>
        </draw:path>
        <draw:path draw:style-name="gr13" draw:text-style-name="P10" draw:layer="layout" svg:width="0.105cm" svg:height="0.106cm" svg:x="26.302cm" svg:y="8.885cm" svg:viewBox="0 0 106 107" svg:d="M53 107c14 0 28-5 38-16 10-10 15-24 15-38s-5-27-15-37-24-16-38-16-27 6-37 16-16 23-16 37 6 28 16 38c10 11 23 16 37 16z">
          <text:p/>
        </draw:path>
        <draw:path draw:style-name="gr13" draw:text-style-name="P10" draw:layer="layout" svg:width="0.106cm" svg:height="0.105cm" svg:x="25.819cm" svg:y="9.135cm" svg:viewBox="0 0 107 106" svg:d="M53 106c15 0 28-5 38-15s16-24 16-39c0-14-6-27-16-37s-23-15-38-15c-14 0-28 5-38 15s-15 23-15 37c0 15 5 29 15 39s24 15 38 15z">
          <text:p/>
        </draw:path>
        <draw:path draw:style-name="gr13" draw:text-style-name="P10" draw:layer="layout" svg:width="0.106cm" svg:height="0.106cm" svg:x="25.453cm" svg:y="8.322cm" svg:viewBox="0 0 107 107" svg:d="M54 107c14 0 28-5 38-15s15-24 15-38-5-27-15-38c-10-10-24-16-38-16s-27 6-37 16c-11 11-17 24-17 38s6 28 17 38c10 10 23 15 37 15z">
          <text:p/>
        </draw:path>
        <draw:path draw:style-name="gr13" draw:text-style-name="P10" draw:layer="layout" svg:width="0.106cm" svg:height="0.106cm" svg:x="25.405cm" svg:y="8.536cm" svg:viewBox="0 0 107 107" svg:d="M53 107c15 0 28-6 38-16s16-23 16-37-6-28-16-39c-10-9-23-15-38-15-14 0-28 6-37 15-10 11-16 25-16 39s6 27 16 37c9 10 23 16 37 16z">
          <text:p/>
        </draw:path>
        <draw:path draw:style-name="gr13" draw:text-style-name="P10" draw:layer="layout" svg:width="0.106cm" svg:height="0.106cm" svg:x="25.84cm" svg:y="9.391cm" svg:viewBox="0 0 107 107" svg:d="M54 107c14 0 27-6 37-16s16-23 16-37-6-28-16-38c-10-11-23-16-37-16-15 0-29 5-39 16-10 10-15 24-15 38s5 27 15 37 24 16 39 16z">
          <text:p/>
        </draw:path>
        <draw:path draw:style-name="gr13" draw:text-style-name="P10" draw:layer="layout" svg:width="0.106cm" svg:height="0.106cm" svg:x="24.339cm" svg:y="11.183cm" svg:viewBox="0 0 107 107" svg:d="M53 107c14 0 28-7 38-16 10-10 16-24 16-38s-6-27-16-37-24-16-38-16-27 6-37 16-16 23-16 37 6 28 16 38c10 9 23 16 37 16z">
          <text:p/>
        </draw:path>
        <draw:path draw:style-name="gr13" draw:text-style-name="P10" draw:layer="layout" svg:width="0.106cm" svg:height="0.106cm" svg:x="25.836cm" svg:y="9.086cm" svg:viewBox="0 0 107 107" svg:d="M54 107c14 0 28-6 38-16s15-24 15-38-5-27-15-37-24-16-38-16c-15 0-28 6-38 16s-16 23-16 37 6 28 16 38 23 16 38 16z">
          <text:p/>
        </draw:path>
        <draw:path draw:style-name="gr14" draw:text-style-name="P10" draw:layer="layout" svg:width="0.106cm" svg:height="0.106cm" svg:x="25.912cm" svg:y="8.995cm" svg:viewBox="0 0 107 107" svg:d="M53 107c14 0 29-6 39-16 10-11 15-24 15-38s-5-28-15-38-25-15-39-15-27 5-37 15-16 24-16 38 6 27 16 38c10 10 23 16 37 16z">
          <text:p/>
        </draw:path>
        <draw:path draw:style-name="gr15" draw:text-style-name="P4" draw:layer="layout" svg:width="0.106cm" svg:height="0.106cm" svg:x="25.912cm" svg:y="8.995cm" svg:viewBox="0 0 107 107" svg:d="M53 107c14 0 29-6 39-16 10-11 15-24 15-38s-5-28-15-38-25-15-39-15-27 5-37 15-16 24-16 38 6 27 16 38c10 10 23 16 37 16z">
          <text:p/>
        </draw:path>
        <draw:path draw:style-name="gr13" draw:text-style-name="P10" draw:layer="layout" svg:width="0.106cm" svg:height="0.106cm" svg:x="25.221cm" svg:y="9.513cm" svg:viewBox="0 0 107 107" svg:d="M54 107c14 0 27-6 37-17 10-10 16-23 16-37s-6-28-16-38c-10-9-23-15-37-15s-29 6-38 15c-10 10-16 24-16 38s6 27 16 37c9 11 24 17 38 17z">
          <text:p/>
        </draw:path>
        <draw:path draw:style-name="gr13" draw:text-style-name="P10" draw:layer="layout" svg:width="0.105cm" svg:height="0.105cm" svg:x="25.609cm" svg:y="10.063cm" svg:viewBox="0 0 106 106" svg:d="M52 106c16 0 29-5 39-15s15-25 15-39-5-27-15-37-23-15-39-15c-14 0-27 5-37 15s-15 23-15 37 5 29 15 39 23 15 37 15z">
          <text:p/>
        </draw:path>
        <draw:path draw:style-name="gr13" draw:text-style-name="P10" draw:layer="layout" svg:width="0.106cm" svg:height="0.106cm" svg:x="25.772cm" svg:y="8.993cm" svg:viewBox="0 0 107 107" svg:d="M54 107c14 0 27-5 37-15 10-11 16-25 16-39s-6-27-16-37-23-16-37-16-28 6-38 16c-11 10-16 23-16 37s5 28 16 39c10 10 24 15 38 15z">
          <text:p/>
        </draw:path>
        <draw:path draw:style-name="gr13" draw:text-style-name="P10" draw:layer="layout" svg:width="0.106cm" svg:height="0.106cm" svg:x="25.129cm" svg:y="10.493cm" svg:viewBox="0 0 107 107" svg:d="M54 107c14 0 28-5 38-15s15-24 15-39c0-14-5-27-15-37s-24-16-38-16-27 6-38 16c-10 10-16 23-16 37 0 15 6 29 16 39 11 10 24 15 38 15z">
          <text:p/>
        </draw:path>
        <draw:path draw:style-name="gr13" draw:text-style-name="P10" draw:layer="layout" svg:width="0.105cm" svg:height="0.106cm" svg:x="25.968cm" svg:y="9.453cm" svg:viewBox="0 0 106 107" svg:d="M53 107c14 0 28-6 38-16s15-23 15-37c0-15-5-29-15-39-10-9-24-15-38-15s-27 6-38 15c-10 10-15 24-15 39 0 14 5 27 15 37 11 10 24 16 38 16z">
          <text:p/>
        </draw:path>
        <draw:path draw:style-name="gr13" draw:text-style-name="P10" draw:layer="layout" svg:width="0.106cm" svg:height="0.106cm" svg:x="25.008cm" svg:y="10.538cm" svg:viewBox="0 0 107 107" svg:d="M54 107c14 0 28-5 38-15 9-10 15-24 15-38s-6-27-15-37c-10-11-24-17-38-17s-28 6-38 17c-10 10-16 23-16 37s6 28 16 38 24 15 38 15z">
          <text:p/>
        </draw:path>
        <draw:path draw:style-name="gr13" draw:text-style-name="P10" draw:layer="layout" svg:width="0.106cm" svg:height="0.105cm" svg:x="25.562cm" svg:y="10.713cm" svg:viewBox="0 0 107 106" svg:d="M54 106c14 0 27-5 37-15s16-23 16-37c0-15-6-29-16-39s-23-15-37-15-28 5-38 15c-11 10-16 24-16 39 0 14 5 27 16 37 10 10 24 15 38 15z">
          <text:p/>
        </draw:path>
        <draw:path draw:style-name="gr13" draw:text-style-name="P10" draw:layer="layout" svg:width="0.106cm" svg:height="0.106cm" svg:x="24.747cm" svg:y="11.273cm" svg:viewBox="0 0 107 107" svg:d="M53 107c14 0 28-6 39-16 10-9 15-23 15-37s-5-27-15-37c-11-11-25-17-39-17s-27 6-37 17c-10 10-16 23-16 37s6 28 16 37c10 10 23 16 37 16z">
          <text:p/>
        </draw:path>
        <draw:path draw:style-name="gr13" draw:text-style-name="P10" draw:layer="layout" svg:width="0.106cm" svg:height="0.106cm" svg:x="24.697cm" svg:y="9.744cm" svg:viewBox="0 0 107 107" svg:d="M54 107c14 0 28-6 38-16 9-10 15-24 15-38s-6-28-15-38c-10-10-24-15-38-15s-28 5-38 15-16 24-16 38 6 28 16 38 24 16 38 16z">
          <text:p/>
        </draw:path>
        <draw:path draw:style-name="gr13" draw:text-style-name="P10" draw:layer="layout" svg:width="0.106cm" svg:height="0.106cm" svg:x="25.106cm" svg:y="9.142cm" svg:viewBox="0 0 107 107" svg:d="M54 107c14 0 27-6 37-15 10-10 16-24 16-38 0-15-6-28-16-38s-23-16-37-16c-15 0-29 6-39 16s-15 23-15 38c0 14 5 28 15 38 10 9 24 15 39 15z">
          <text:p/>
        </draw:path>
        <draw:path draw:style-name="gr13" draw:text-style-name="P10" draw:layer="layout" svg:width="0.106cm" svg:height="0.106cm" svg:x="25.178cm" svg:y="8.708cm" svg:viewBox="0 0 107 107" svg:d="M53 107c14 0 29-6 38-16 10-9 16-23 16-38 0-14-6-27-16-37-9-10-24-16-38-16s-27 6-37 16-16 23-16 37c0 15 6 29 16 38 10 10 23 16 37 16z">
          <text:p/>
        </draw:path>
        <draw:path draw:style-name="gr13" draw:text-style-name="P10" draw:layer="layout" svg:width="0.106cm" svg:height="0.106cm" svg:x="26.975cm" svg:y="8.826cm" svg:viewBox="0 0 107 107" svg:d="M53 107c15 0 29-6 39-16 10-9 15-23 15-37 0-15-5-28-15-38s-24-16-39-16c-14 0-27 6-37 16s-16 23-16 38c0 14 6 28 16 37 10 10 23 16 37 16z">
          <text:p/>
        </draw:path>
        <draw:path draw:style-name="gr13" draw:text-style-name="P10" draw:layer="layout" svg:width="0.105cm" svg:height="0.106cm" svg:x="24.17cm" svg:y="10.61cm" svg:viewBox="0 0 106 107" svg:d="M54 107c14 0 27-6 37-15 10-10 15-24 15-38 0-15-5-28-15-38s-23-16-37-16c-15 0-29 6-39 16s-15 23-15 38c0 14 5 28 15 38 10 9 24 15 39 15z">
          <text:p/>
        </draw:path>
        <draw:path draw:style-name="gr13" draw:text-style-name="P10" draw:layer="layout" svg:width="0.106cm" svg:height="0.105cm" svg:x="24.082cm" svg:y="8.996cm" svg:viewBox="0 0 107 106" svg:d="M54 106c14 0 28-5 37-15 10-11 16-24 16-38s-6-28-16-38c-9-10-23-15-37-15s-27 5-37 15c-11 10-17 24-17 38s6 27 17 38c10 10 23 15 37 15z">
          <text:p/>
        </draw:path>
        <draw:path draw:style-name="gr13" draw:text-style-name="P10" draw:layer="layout" svg:width="0.106cm" svg:height="0.106cm" svg:x="25.263cm" svg:y="9.085cm" svg:viewBox="0 0 107 107" svg:d="M53 107c14 0 28-7 37-17 11-9 17-23 17-37s-6-27-17-37c-9-10-23-16-37-16s-27 6-37 16-16 23-16 37 6 28 16 37c10 10 23 17 37 17z">
          <text:p/>
        </draw:path>
        <draw:path draw:style-name="gr13" draw:text-style-name="P10" draw:layer="layout" svg:width="0.106cm" svg:height="0.106cm" svg:x="25.741cm" svg:y="8.779cm" svg:viewBox="0 0 107 107" svg:d="M54 107c14 0 28-6 38-17 10-10 15-23 15-37s-5-28-15-38-24-15-38-15-28 5-38 15-16 24-16 38 6 27 16 37c10 11 24 17 38 17z">
          <text:p/>
        </draw:path>
        <draw:path draw:style-name="gr13" draw:text-style-name="P10" draw:layer="layout" svg:width="0.106cm" svg:height="0.106cm" svg:x="24.986cm" svg:y="9.369cm" svg:viewBox="0 0 107 107" svg:d="M53 107c15 0 28-6 38-16 10-9 16-23 16-37s-6-28-16-38-23-16-38-16c-14 0-28 6-38 16s-15 24-15 38 5 28 15 37c10 10 24 16 38 16z">
          <text:p/>
        </draw:path>
        <draw:path draw:style-name="gr13" draw:text-style-name="P10" draw:layer="layout" svg:width="0.106cm" svg:height="0.106cm" svg:x="25.703cm" svg:y="11.883cm" svg:viewBox="0 0 107 107" svg:d="M53 107c14 0 28-6 38-16s16-23 16-37-6-29-16-39-24-15-38-15-28 5-37 15c-10 10-16 25-16 39s6 27 16 37c9 10 23 16 37 16z">
          <text:p/>
        </draw:path>
        <draw:path draw:style-name="gr13" draw:text-style-name="P10" draw:layer="layout" svg:width="0.105cm" svg:height="0.105cm" svg:x="25.175cm" svg:y="9.946cm" svg:viewBox="0 0 106 106" svg:d="M52 106c15 0 29-5 39-15 10-11 15-25 15-39s-5-27-15-37-24-15-39-15c-14 0-27 5-37 15s-15 23-15 37 5 28 15 39c10 10 23 15 37 15z">
          <text:p/>
        </draw:path>
        <draw:path draw:style-name="gr13" draw:text-style-name="P10" draw:layer="layout" svg:width="0.106cm" svg:height="0.105cm" svg:x="24.645cm" svg:y="9.135cm" svg:viewBox="0 0 107 106" svg:d="M53 106c14 0 28-5 39-15 10-10 15-23 15-39 0-14-5-27-15-37-11-10-25-15-39-15s-27 5-37 15-16 23-16 37c0 16 6 29 16 39s23 15 37 15z">
          <text:p/>
        </draw:path>
        <draw:path draw:style-name="gr13" draw:text-style-name="P10" draw:layer="layout" svg:width="0.106cm" svg:height="0.106cm" svg:x="23.727cm" svg:y="10.423cm" svg:viewBox="0 0 107 107" svg:d="M53 107c15 0 28-6 38-16s16-23 16-37-6-28-16-39c-10-10-23-15-38-15-14 0-28 5-37 15-10 11-16 25-16 39s6 27 16 37c9 10 23 16 37 16z">
          <text:p/>
        </draw:path>
        <draw:path draw:style-name="gr13" draw:text-style-name="P10" draw:layer="layout" svg:width="0.105cm" svg:height="0.106cm" svg:x="23.956cm" svg:y="10.294cm" svg:viewBox="0 0 106 107" svg:d="M54 107c14 0 27-6 37-16s15-23 15-37c0-15-5-29-15-38-10-10-23-16-37-16s-29 6-39 16c-10 9-15 23-15 38 0 14 5 27 15 37s25 16 39 16z">
          <text:p/>
        </draw:path>
        <draw:path draw:style-name="gr13" draw:text-style-name="P10" draw:layer="layout" svg:width="0.105cm" svg:height="0.105cm" svg:x="25.413cm" svg:y="10.141cm" svg:viewBox="0 0 106 106" svg:d="M53 106c15 0 28-5 38-16 10-10 15-23 15-38 0-14-5-27-15-37s-23-15-38-15-28 5-38 15-15 23-15 37c0 15 5 28 15 38 10 11 23 16 38 16z">
          <text:p/>
        </draw:path>
        <draw:path draw:style-name="gr16" draw:text-style-name="P11" draw:layer="layout" svg:width="0.105cm" svg:height="0.106cm" svg:x="25.394cm" svg:y="11.206cm" svg:viewBox="0 0 106 107" svg:d="M52 107c14 0 29-5 39-15 10-11 15-25 15-39s-5-27-15-37-25-16-39-16-27 6-37 16-15 23-15 37 5 28 15 39c10 10 23 15 37 15z">
          <text:p/>
        </draw:path>
        <draw:path draw:style-name="gr16" draw:text-style-name="P11" draw:layer="layout" svg:width="0.106cm" svg:height="0.105cm" svg:x="25.457cm" svg:y="11.897cm" svg:viewBox="0 0 107 106" svg:d="M54 106c14 0 28-5 38-15s15-23 15-37-5-28-15-39c-10-10-24-15-38-15s-27 5-37 15c-10 11-17 25-17 39s7 27 17 37 23 15 37 15z">
          <text:p/>
        </draw:path>
        <draw:path draw:style-name="gr16" draw:text-style-name="P11" draw:layer="layout" svg:width="0.106cm" svg:height="0.106cm" svg:x="25.701cm" svg:y="11.535cm" svg:viewBox="0 0 107 107" svg:d="M53 107c14 0 28-6 38-16s16-24 16-38-6-28-16-38-24-15-38-15-28 5-38 15c-9 10-15 24-15 38s6 28 15 38c10 10 24 16 38 16z">
          <text:p/>
        </draw:path>
        <draw:path draw:style-name="gr16" draw:text-style-name="P11" draw:layer="layout" svg:width="0.106cm" svg:height="0.106cm" svg:x="25.366cm" svg:y="11.873cm" svg:viewBox="0 0 107 107" svg:d="M53 107c14 0 28-5 38-15s16-24 16-38c0-15-6-28-16-38s-24-16-38-16-27 6-37 16-16 23-16 38c0 14 6 28 16 38s23 15 37 15z">
          <text:p/>
        </draw:path>
        <draw:path draw:style-name="gr16" draw:text-style-name="P11" draw:layer="layout" svg:width="0.106cm" svg:height="0.106cm" svg:x="24.352cm" svg:y="10.589cm" svg:viewBox="0 0 107 107" svg:d="M53 107c15 0 29-6 39-15 10-10 15-25 15-39s-5-27-15-37-24-16-39-16c-14 0-27 6-37 16s-16 23-16 37 6 29 16 39c10 9 23 15 37 15z">
          <text:p/>
        </draw:path>
        <draw:path draw:style-name="gr16" draw:text-style-name="P11" draw:layer="layout" svg:width="0.106cm" svg:height="0.106cm" svg:x="25.423cm" svg:y="11.086cm" svg:viewBox="0 0 107 107" svg:d="M54 107c14 0 27-5 37-16 10-10 16-24 16-38s-6-27-16-37-23-16-37-16c-15 0-28 6-38 16s-16 23-16 37 6 28 16 38c10 11 23 16 38 16z">
          <text:p/>
        </draw:path>
        <draw:path draw:style-name="gr16" draw:text-style-name="P11" draw:layer="layout" svg:width="0.106cm" svg:height="0.106cm" svg:x="25.9cm" svg:y="11.231cm" svg:viewBox="0 0 107 107" svg:d="M53 107c14 0 28-5 39-15 9-10 15-24 15-39 0-14-6-27-15-37-11-10-25-16-39-16s-27 6-37 16-16 23-16 37c0 15 6 29 16 39s23 15 37 15z">
          <text:p/>
        </draw:path>
        <draw:path draw:style-name="gr16" draw:text-style-name="P11" draw:layer="layout" svg:width="0.106cm" svg:height="0.106cm" svg:x="25.92cm" svg:y="11.552cm" svg:viewBox="0 0 107 107" svg:d="M53 107c14 0 29-6 39-16s15-23 15-37c0-15-5-29-15-39s-25-15-39-15-27 5-37 15-16 24-16 39c0 14 6 27 16 37s23 16 37 16z">
          <text:p/>
        </draw:path>
        <draw:path draw:style-name="gr16" draw:text-style-name="P11" draw:layer="layout" svg:width="0.105cm" svg:height="0.106cm" svg:x="25.275cm" svg:y="10.821cm" svg:viewBox="0 0 106 107" svg:d="M52 107c14 0 28-6 39-15 10-10 15-24 15-38 0-15-5-28-15-38-11-10-25-16-39-16s-27 6-37 16-15 23-15 38c0 14 5 28 15 38 10 9 23 15 37 15z">
          <text:p/>
        </draw:path>
        <draw:path draw:style-name="gr16" draw:text-style-name="P11" draw:layer="layout" svg:width="0.106cm" svg:height="0.106cm" svg:x="25.195cm" svg:y="11.894cm" svg:viewBox="0 0 107 107" svg:d="M53 107c15 0 29-6 38-16 10-10 16-23 16-37s-6-28-16-39c-9-10-23-15-38-15-14 0-27 5-37 15-10 11-16 25-16 39s6 27 16 37 23 16 37 16z">
          <text:p/>
        </draw:path>
        <draw:path draw:style-name="gr16" draw:text-style-name="P11" draw:layer="layout" svg:width="0.106cm" svg:height="0.106cm" svg:x="23.994cm" svg:y="10.466cm" svg:viewBox="0 0 107 107" svg:d="M53 107c14 0 27-6 37-15 10-11 17-25 17-39s-7-27-17-37-23-16-37-16-28 6-38 16-15 23-15 37 5 28 15 39c10 9 24 15 38 15z">
          <text:p/>
        </draw:path>
        <draw:path draw:style-name="gr16" draw:text-style-name="P11" draw:layer="layout" svg:width="0.106cm" svg:height="0.106cm" svg:x="24.883cm" svg:y="11.614cm" svg:viewBox="0 0 107 107" svg:d="M53 107c15 0 29-6 38-17 10-9 16-23 16-37s-6-27-16-37c-9-10-23-16-38-16-14 0-27 6-37 16s-16 23-16 37 6 28 16 37c10 11 23 17 37 17z">
          <text:p/>
        </draw:path>
        <draw:path draw:style-name="gr16" draw:text-style-name="P11" draw:layer="layout" svg:width="0.106cm" svg:height="0.105cm" svg:x="24.338cm" svg:y="12.077cm" svg:viewBox="0 0 107 106" svg:d="M53 106c14 0 29-5 38-15 10-10 16-24 16-38 0-15-6-28-16-38-9-10-24-15-38-15s-27 5-37 15-16 23-16 38c0 14 6 28 16 38s23 15 37 15z">
          <text:p/>
        </draw:path>
        <draw:path draw:style-name="gr16" draw:text-style-name="P11" draw:layer="layout" svg:width="0.106cm" svg:height="0.106cm" svg:x="25.742cm" svg:y="12.172cm" svg:viewBox="0 0 107 107" svg:d="M54 107c14 0 27-6 37-16s16-23 16-38c0-14-6-28-16-38-10-9-23-15-37-15s-29 6-38 15c-10 10-16 24-16 38 0 15 6 28 16 38 9 10 24 16 38 16z">
          <text:p/>
        </draw:path>
        <draw:path draw:style-name="gr16" draw:text-style-name="P11" draw:layer="layout" svg:width="0.106cm" svg:height="0.106cm" svg:x="25.108cm" svg:y="11.688cm" svg:viewBox="0 0 107 107" svg:d="M54 107c14 0 27-6 37-16s16-23 16-37-6-28-16-39c-10-9-23-15-37-15-15 0-29 6-39 15-10 11-15 25-15 39s5 27 15 37 24 16 39 16z">
          <text:p/>
        </draw:path>
        <draw:path draw:style-name="gr16" draw:text-style-name="P11" draw:layer="layout" svg:width="0.106cm" svg:height="0.106cm" svg:x="24.634cm" svg:y="12.275cm" svg:viewBox="0 0 107 107" svg:d="M53 107c14 0 28-5 37-15 11-10 17-24 17-39 0-14-6-27-17-37-9-10-23-16-37-16s-27 6-37 16-16 23-16 37c0 15 6 29 16 39s23 15 37 15z">
          <text:p/>
        </draw:path>
        <draw:path draw:style-name="gr16" draw:text-style-name="P11" draw:layer="layout" svg:width="0.106cm" svg:height="0.106cm" svg:x="25.418cm" svg:y="12.057cm" svg:viewBox="0 0 107 107" svg:d="M54 107c14 0 28-5 38-15s15-25 15-39-5-27-15-37-24-16-38-16c-15 0-28 6-38 16s-16 23-16 37 6 29 16 39 23 15 38 15z">
          <text:p/>
        </draw:path>
        <draw:path draw:style-name="gr16" draw:text-style-name="P11" draw:layer="layout" svg:width="0.105cm" svg:height="0.106cm" svg:x="23.688cm" svg:y="10.71cm" svg:viewBox="0 0 106 107" svg:d="M53 107c14 0 27-5 37-15 11-10 16-24 16-38 0-15-5-28-16-38-10-10-23-16-37-16s-28 6-38 16-15 23-15 38c0 14 5 28 15 38s24 15 38 15z">
          <text:p/>
        </draw:path>
        <draw:path draw:style-name="gr16" draw:text-style-name="P11" draw:layer="layout" svg:width="0.106cm" svg:height="0.105cm" svg:x="24.895cm" svg:y="11.768cm" svg:viewBox="0 0 107 106" svg:d="M54 106c14 0 27-5 37-15s16-24 16-38c0-15-6-28-16-38s-23-15-37-15c-15 0-29 5-39 15-9 10-15 23-15 38 0 14 6 28 15 38 10 10 24 15 39 15z">
          <text:p/>
        </draw:path>
        <draw:path draw:style-name="gr16" draw:text-style-name="P11" draw:layer="layout" svg:width="0.105cm" svg:height="0.106cm" svg:x="25.019cm" svg:y="11.857cm" svg:viewBox="0 0 106 107" svg:d="M53 107c15 0 28-5 38-15s15-24 15-39c0-14-5-27-15-37s-23-16-38-16c-14 0-27 6-38 16-10 10-15 23-15 37 0 15 5 29 15 39 11 10 24 15 38 15z">
          <text:p/>
        </draw:path>
        <draw:path draw:style-name="gr16" draw:text-style-name="P11" draw:layer="layout" svg:width="0.105cm" svg:height="0.106cm" svg:x="25.253cm" svg:y="12.05cm" svg:viewBox="0 0 106 107" svg:d="M52 107c14 0 28-5 38-15s16-25 16-39-6-27-16-37-24-16-38-16-27 6-37 16-15 23-15 37 5 29 15 39 23 15 37 15z">
          <text:p/>
        </draw:path>
        <draw:path draw:style-name="gr16" draw:text-style-name="P11" draw:layer="layout" svg:width="0.106cm" svg:height="0.106cm" svg:x="24.593cm" svg:y="11.886cm" svg:viewBox="0 0 107 107" svg:d="M54 107c14 0 27-6 37-15 10-10 16-24 16-38s-6-28-16-38-23-16-37-16-29 6-39 16-15 24-15 38 5 28 15 38c10 9 25 15 39 15z">
          <text:p/>
        </draw:path>
        <draw:path draw:style-name="gr16" draw:text-style-name="P11" draw:layer="layout" svg:width="0.106cm" svg:height="0.106cm" svg:x="25.206cm" svg:y="12.357cm" svg:viewBox="0 0 107 107" svg:d="M54 107c14 0 27-6 37-16 10-11 16-24 16-38s-6-28-16-38-23-15-37-15c-15 0-29 5-39 15s-15 24-15 38 5 27 15 38c10 10 24 16 39 16z">
          <text:p/>
        </draw:path>
        <draw:path draw:style-name="gr16" draw:text-style-name="P11" draw:layer="layout" svg:width="0.106cm" svg:height="0.106cm" svg:x="24.438cm" svg:y="11.255cm" svg:viewBox="0 0 107 107" svg:d="M53 107c14 0 28-6 38-16s16-23 16-37-6-29-16-39c-10-9-24-15-38-15s-28 6-38 15c-10 10-15 25-15 39s5 27 15 37 24 16 38 16z">
          <text:p/>
        </draw:path>
        <draw:path draw:style-name="gr16" draw:text-style-name="P11" draw:layer="layout" svg:width="0.106cm" svg:height="0.106cm" svg:x="23.245cm" svg:y="11.111cm" svg:viewBox="0 0 107 107" svg:d="M54 107c14 0 28-6 38-16s15-24 15-38-5-28-15-38c-10-9-24-15-38-15s-27 6-37 15c-11 10-17 24-17 38s6 28 17 38c10 10 23 16 37 16z">
          <text:p/>
        </draw:path>
        <draw:path draw:style-name="gr16" draw:text-style-name="P11" draw:layer="layout" svg:width="0.106cm" svg:height="0.106cm" svg:x="24.316cm" svg:y="11.543cm" svg:viewBox="0 0 107 107" svg:d="M53 107c14 0 28-5 38-15 11-10 16-24 16-39 0-14-5-27-16-37-10-10-24-16-38-16s-27 6-37 16-16 23-16 37c0 15 6 29 16 39s23 15 37 15z">
          <text:p/>
        </draw:path>
        <draw:path draw:style-name="gr16" draw:text-style-name="P11" draw:layer="layout" svg:width="0.106cm" svg:height="0.105cm" svg:x="24.521cm" svg:y="11.384cm" svg:viewBox="0 0 107 106" svg:d="M53 106c14 0 27-5 37-15s17-23 17-38c0-14-7-27-17-37-10-11-23-16-37-16s-28 5-38 16c-9 10-15 23-15 37 0 15 6 28 15 38 10 10 24 15 38 15z">
          <text:p/>
        </draw:path>
        <draw:path draw:style-name="gr16" draw:text-style-name="P11" draw:layer="layout" svg:width="0.106cm" svg:height="0.106cm" svg:x="24cm" svg:y="11.54cm" svg:viewBox="0 0 107 107" svg:d="M53 107c14 0 28-5 37-15 11-10 17-24 17-39 0-14-6-27-17-37-9-10-23-16-37-16s-27 6-37 16-16 23-16 37c0 15 6 29 16 39s23 15 37 15z">
          <text:p/>
        </draw:path>
        <draw:path draw:style-name="gr16" draw:text-style-name="P11" draw:layer="layout" svg:width="0.106cm" svg:height="0.106cm" svg:x="24.514cm" svg:y="11.359cm" svg:viewBox="0 0 107 107" svg:d="M54 107c14 0 27-6 37-16s16-23 16-37-6-29-16-39c-10-9-23-15-37-15s-28 6-38 15c-9 10-16 25-16 39s7 27 16 37c10 10 24 16 38 16z">
          <text:p/>
        </draw:path>
        <draw:path draw:style-name="gr16" draw:text-style-name="P11" draw:layer="layout" svg:width="0.105cm" svg:height="0.106cm" svg:x="25.807cm" svg:y="12.377cm" svg:viewBox="0 0 106 107" svg:d="M52 107c14 0 29-5 39-15s15-24 15-39c0-14-5-27-15-37s-25-16-39-16-27 6-37 16-15 23-15 37c0 15 5 29 15 39s23 15 37 15z">
          <text:p/>
        </draw:path>
        <draw:path draw:style-name="gr16" draw:text-style-name="P11" draw:layer="layout" svg:width="0.106cm" svg:height="0.105cm" svg:x="25.851cm" svg:y="11.572cm" svg:viewBox="0 0 107 106" svg:d="M54 106c14 0 27-5 37-15s16-23 16-38c0-14-6-28-16-38s-23-15-37-15-29 5-39 15-15 24-15 38c0 15 5 28 15 38s25 15 39 15z">
          <text:p/>
        </draw:path>
        <draw:path draw:style-name="gr16" draw:text-style-name="P11" draw:layer="layout" svg:width="0.105cm" svg:height="0.105cm" svg:x="24.343cm" svg:y="11.601cm" svg:viewBox="0 0 106 106" svg:d="M52 106c15 0 29-5 39-15s15-23 15-38c0-14-5-27-15-37s-24-16-39-16c-14 0-27 6-37 16s-15 23-15 37c0 15 5 28 15 38s23 15 37 15z">
          <text:p/>
        </draw:path>
        <draw:path draw:style-name="gr16" draw:text-style-name="P11" draw:layer="layout" svg:width="0.106cm" svg:height="0.106cm" svg:x="25.307cm" svg:y="12.312cm" svg:viewBox="0 0 107 107" svg:d="M54 107c14 0 28-5 37-15 10-10 16-24 16-38s-6-27-16-38c-9-10-23-16-37-16-15 0-28 6-38 16-10 11-16 24-16 38s6 28 16 38 23 15 38 15z">
          <text:p/>
        </draw:path>
        <draw:path draw:style-name="gr16" draw:text-style-name="P11" draw:layer="layout" svg:width="0.106cm" svg:height="0.106cm" svg:x="24.969cm" svg:y="12.659cm" svg:viewBox="0 0 107 107" svg:d="M53 107c14 0 28-6 38-16s16-24 16-38-6-27-16-37-24-16-38-16-28 6-37 16c-10 10-16 23-16 37s6 28 16 38c9 10 23 16 37 16z">
          <text:p/>
        </draw:path>
        <draw:path draw:style-name="gr16" draw:text-style-name="P11" draw:layer="layout" svg:width="0.106cm" svg:height="0.106cm" svg:x="24.729cm" svg:y="11.747cm" svg:viewBox="0 0 107 107" svg:d="M53 107c14 0 28-5 38-15 9-10 16-24 16-39 0-14-7-27-16-37-10-10-24-16-38-16s-27 6-37 16-16 23-16 37c0 15 6 29 16 39s23 15 37 15z">
          <text:p/>
        </draw:path>
        <draw:path draw:style-name="gr16" draw:text-style-name="P11" draw:layer="layout" svg:width="0.105cm" svg:height="0.106cm" svg:x="24.907cm" svg:y="12.189cm" svg:viewBox="0 0 106 107" svg:d="M53 107c15 0 28-6 38-16s15-23 15-37c0-15-5-29-15-39s-23-15-38-15c-14 0-28 5-38 15s-15 24-15 39c0 14 5 27 15 37s24 16 38 16z">
          <text:p/>
        </draw:path>
        <draw:path draw:style-name="gr16" draw:text-style-name="P11" draw:layer="layout" svg:width="0.106cm" svg:height="0.106cm" svg:x="24.215cm" svg:y="11.837cm" svg:viewBox="0 0 107 107" svg:d="M53 107c14 0 27-6 37-16 11-11 17-24 17-38s-6-28-17-38c-10-10-23-15-37-15s-28 5-37 15c-10 10-16 24-16 38s6 27 16 38c9 10 23 16 37 16z">
          <text:p/>
        </draw:path>
        <draw:path draw:style-name="gr16" draw:text-style-name="P11" draw:layer="layout" svg:width="0.106cm" svg:height="0.106cm" svg:x="25.626cm" svg:y="11.946cm" svg:viewBox="0 0 107 107" svg:d="M54 107c14 0 27-6 37-16s16-24 16-38-6-28-16-38-23-15-37-15c-15 0-29 5-39 15s-15 24-15 38 5 28 15 38 24 16 39 16z">
          <text:p/>
        </draw:path>
        <draw:path draw:style-name="gr16" draw:text-style-name="P11" draw:layer="layout" svg:width="0.106cm" svg:height="0.105cm" svg:x="21.778cm" svg:y="10.18cm" svg:viewBox="0 0 107 106" svg:d="M54 106c14 0 27-5 37-15s16-23 16-39c0-14-6-27-16-37s-23-15-37-15-28 5-37 15c-11 10-17 23-17 37 0 16 6 29 17 39 9 10 23 15 37 15z">
          <text:p/>
        </draw:path>
        <draw:path draw:style-name="gr16" draw:text-style-name="P11" draw:layer="layout" svg:width="0.106cm" svg:height="0.105cm" svg:x="22.963cm" svg:y="11.456cm" svg:viewBox="0 0 107 106" svg:d="M53 106c14 0 27-5 38-15 10-10 16-24 16-38 0-15-6-28-16-38-11-10-24-15-38-15s-28 5-38 15-15 23-15 38c0 14 5 28 15 38s24 15 38 15z">
          <text:p/>
        </draw:path>
        <draw:path draw:style-name="gr16" draw:text-style-name="P11" draw:layer="layout" svg:width="0.106cm" svg:height="0.106cm" svg:x="24.718cm" svg:y="12.063cm" svg:viewBox="0 0 107 107" svg:d="M54 107c14 0 28-6 38-16 9-10 15-23 15-38 0-14-6-28-15-38-10-10-24-15-38-15s-27 5-37 15c-11 10-17 24-17 38 0 15 6 28 17 38 10 10 23 16 37 16z">
          <text:p/>
        </draw:path>
        <draw:path draw:style-name="gr16" draw:text-style-name="P11" draw:layer="layout" svg:width="0.105cm" svg:height="0.106cm" svg:x="24.865cm" svg:y="11.498cm" svg:viewBox="0 0 106 107" svg:d="M52 107c14 0 29-7 39-17s15-23 15-37-5-28-15-38c-10-9-25-15-39-15s-27 6-37 15c-10 10-15 24-15 38s5 27 15 37 23 17 37 17z">
          <text:p/>
        </draw:path>
        <draw:path draw:style-name="gr16" draw:text-style-name="P11" draw:layer="layout" svg:width="0.106cm" svg:height="0.105cm" svg:x="25.466cm" svg:y="11.969cm" svg:viewBox="0 0 107 106" svg:d="M53 106c14 0 27-5 37-15s17-23 17-38c0-14-7-28-17-38s-23-15-37-15-28 5-38 15-15 24-15 38c0 15 5 28 15 38s24 15 38 15z">
          <text:p/>
        </draw:path>
        <draw:path draw:style-name="gr16" draw:text-style-name="P11" draw:layer="layout" svg:width="0.106cm" svg:height="0.106cm" svg:x="25.294cm" svg:y="11.965cm" svg:viewBox="0 0 107 107" svg:d="M53 107c15 0 28-6 38-15 10-10 16-24 16-39 0-14-6-27-16-37s-23-16-38-16c-14 0-28 6-38 16s-15 23-15 37c0 15 5 29 15 39 10 9 24 15 38 15z">
          <text:p/>
        </draw:path>
        <draw:path draw:style-name="gr16" draw:text-style-name="P11" draw:layer="layout" svg:width="0.106cm" svg:height="0.105cm" svg:x="25.221cm" svg:y="12.867cm" svg:viewBox="0 0 107 106" svg:d="M54 106c14 0 27-6 37-16s16-23 16-37-6-28-16-38-23-15-37-15-29 5-38 15c-10 10-16 24-16 38s6 27 16 37c9 10 24 16 38 16z">
          <text:p/>
        </draw:path>
        <draw:path draw:style-name="gr16" draw:text-style-name="P11" draw:layer="layout" svg:width="0.105cm" svg:height="0.106cm" svg:x="25.536cm" svg:y="11.644cm" svg:viewBox="0 0 106 107" svg:d="M53 107c14 0 28-6 38-16s15-23 15-38c0-14-5-28-15-38s-24-15-38-15-28 5-38 15-15 24-15 38c0 15 5 28 15 38s24 16 38 16z">
          <text:p/>
        </draw:path>
        <draw:path draw:style-name="gr16" draw:text-style-name="P11" draw:layer="layout" svg:width="0.106cm" svg:height="0.105cm" svg:x="24.964cm" svg:y="12.35cm" svg:viewBox="0 0 107 106" svg:d="M53 106c14 0 28-5 38-16 10-10 16-23 16-38 0-14-6-27-16-37s-24-15-38-15-28 5-38 15c-9 10-15 23-15 37 0 15 6 28 15 38 10 11 24 16 38 16z">
          <text:p/>
        </draw:path>
        <draw:path draw:style-name="gr16" draw:text-style-name="P11" draw:layer="layout" svg:width="0.106cm" svg:height="0.105cm" svg:x="23.655cm" svg:y="11.295cm" svg:viewBox="0 0 107 106" svg:d="M54 106c14 0 28-5 38-16 9-10 15-23 15-37s-6-28-15-38c-10-10-24-15-38-15s-27 5-38 15c-10 10-16 24-16 38s6 27 16 37c11 11 24 16 38 16z">
          <text:p/>
        </draw:path>
        <draw:path draw:style-name="gr16" draw:text-style-name="P11" draw:layer="layout" svg:width="0.106cm" svg:height="0.106cm" svg:x="25.157cm" svg:y="13.007cm" svg:viewBox="0 0 107 107" svg:d="M53 107c14 0 28-6 38-16 11-10 16-23 16-38 0-14-5-28-16-38-10-10-24-15-38-15s-27 5-37 15-16 24-16 38c0 15 6 28 16 38s23 16 37 16z">
          <text:p/>
        </draw:path>
        <draw:path draw:style-name="gr16" draw:text-style-name="P11" draw:layer="layout" svg:width="0.106cm" svg:height="0.106cm" svg:x="23.517cm" svg:y="12.354cm" svg:viewBox="0 0 107 107" svg:d="M53 107c15 0 29-5 39-15 10-11 15-25 15-39s-5-27-15-37-24-16-39-16c-14 0-27 6-37 16s-16 23-16 37 6 28 16 39c10 10 23 15 37 15z">
          <text:p/>
        </draw:path>
        <draw:path draw:style-name="gr16" draw:text-style-name="P11" draw:layer="layout" svg:width="0.105cm" svg:height="0.106cm" svg:x="25.701cm" svg:y="11.994cm" svg:viewBox="0 0 106 107" svg:d="M53 107c14 0 28-6 38-16s15-23 15-37-5-29-15-38c-10-10-24-16-38-16s-28 6-38 16c-10 9-15 24-15 38s5 27 15 37 24 16 38 16z">
          <text:p/>
        </draw:path>
        <draw:path draw:style-name="gr16" draw:text-style-name="P11" draw:layer="layout" svg:width="0.106cm" svg:height="0.106cm" svg:x="25.609cm" svg:y="12.059cm" svg:viewBox="0 0 107 107" svg:d="M53 107c15 0 28-6 38-16 10-9 16-24 16-38s-6-27-16-37-23-16-38-16c-14 0-28 6-38 16-9 10-15 23-15 37s6 29 15 38c10 10 24 16 38 16z">
          <text:p/>
        </draw:path>
        <draw:path draw:style-name="gr16" draw:text-style-name="P11" draw:layer="layout" svg:width="0.106cm" svg:height="0.106cm" svg:x="25.303cm" svg:y="11.957cm" svg:viewBox="0 0 107 107" svg:d="M53 107c15 0 29-5 39-15s15-24 15-39c0-14-5-27-15-37s-24-16-39-16c-14 0-27 6-37 16s-16 23-16 37c0 15 6 29 16 39s23 15 37 15z">
          <text:p/>
        </draw:path>
        <draw:path draw:style-name="gr16" draw:text-style-name="P11" draw:layer="layout" svg:width="0.105cm" svg:height="0.106cm" svg:x="25.641cm" svg:y="10.826cm" svg:viewBox="0 0 106 107" svg:d="M53 107c14 0 28-6 38-16s15-23 15-37c0-15-5-29-15-39s-24-15-38-15-28 5-38 15-15 24-15 39c0 14 5 27 15 37s24 16 38 16z">
          <text:p/>
        </draw:path>
        <draw:path draw:style-name="gr16" draw:text-style-name="P11" draw:layer="layout" svg:width="0.106cm" svg:height="0.106cm" svg:x="24.696cm" svg:y="10.962cm" svg:viewBox="0 0 107 107" svg:d="M54 107c14 0 27-5 37-15s16-24 16-38-6-27-16-37c-10-11-23-17-37-17s-29 6-38 17c-10 10-16 23-16 37s6 28 16 38c9 10 24 15 38 15z">
          <text:p/>
        </draw:path>
        <draw:path draw:style-name="gr16" draw:text-style-name="P11" draw:layer="layout" svg:width="0.106cm" svg:height="0.106cm" svg:x="24.217cm" svg:y="11.825cm" svg:viewBox="0 0 107 107" svg:d="M53 107c14 0 28-6 39-17 10-10 15-23 15-37s-5-28-15-38c-11-10-25-15-39-15s-27 5-37 15-16 24-16 38 6 27 16 37c10 11 23 17 37 17z">
          <text:p/>
        </draw:path>
        <draw:path draw:style-name="gr16" draw:text-style-name="P11" draw:layer="layout" svg:width="0.106cm" svg:height="0.106cm" svg:x="25.741cm" svg:y="12.56cm" svg:viewBox="0 0 107 107" svg:d="M54 107c14 0 27-6 37-17 10-9 16-23 16-37s-6-27-16-37-23-16-37-16-29 6-39 16-15 23-15 37 5 28 15 37c10 11 25 17 39 17z">
          <text:p/>
        </draw:path>
        <draw:path draw:style-name="gr16" draw:text-style-name="P11" draw:layer="layout" svg:width="0.106cm" svg:height="0.105cm" svg:x="25.643cm" svg:y="12.094cm" svg:viewBox="0 0 107 106" svg:d="M54 106c14 0 27-5 37-15s16-23 16-37c0-15-6-29-16-39s-23-15-37-15-29 5-39 15-15 24-15 39c0 14 5 27 15 37s25 15 39 15z">
          <text:p/>
        </draw:path>
        <draw:path draw:style-name="gr16" draw:text-style-name="P11" draw:layer="layout" svg:width="0.105cm" svg:height="0.106cm" svg:x="25.773cm" svg:y="12.664cm" svg:viewBox="0 0 106 107" svg:d="M53 107c15 0 28-6 38-17 10-9 15-23 15-37s-5-27-15-37-23-16-38-16c-14 0-27 6-37 16s-16 23-16 37 6 28 16 37c10 11 23 17 37 17z">
          <text:p/>
        </draw:path>
        <draw:path draw:style-name="gr16" draw:text-style-name="P11" draw:layer="layout" svg:width="0.106cm" svg:height="0.106cm" svg:x="25.612cm" svg:y="11.613cm" svg:viewBox="0 0 107 107" svg:d="M53 107c15 0 29-6 39-16s15-24 15-38-5-27-15-37-24-16-39-16c-14 0-27 6-37 16s-16 23-16 37 6 28 16 38 23 16 37 16z">
          <text:p/>
        </draw:path>
        <draw:path draw:style-name="gr16" draw:text-style-name="P11" draw:layer="layout" svg:width="0.105cm" svg:height="0.106cm" svg:x="25.551cm" svg:y="12.352cm" svg:viewBox="0 0 106 107" svg:d="M54 107c14 0 27-6 37-17 10-10 15-23 15-37s-5-28-15-38-23-15-37-15-28 5-39 15c-10 10-15 24-15 38s5 27 15 37c11 11 25 17 39 17z">
          <text:p/>
        </draw:path>
        <draw:path draw:style-name="gr16" draw:text-style-name="P11" draw:layer="layout" svg:width="0.106cm" svg:height="0.106cm" svg:x="25.705cm" svg:y="12.355cm" svg:viewBox="0 0 107 107" svg:d="M53 107c14 0 29-6 38-16 10-11 16-24 16-38s-6-28-16-38c-9-9-24-15-38-15s-27 6-37 15c-10 10-16 24-16 38s6 27 16 38c10 10 23 16 37 16z">
          <text:p/>
        </draw:path>
        <draw:path draw:style-name="gr16" draw:text-style-name="P11" draw:layer="layout" svg:width="0.106cm" svg:height="0.106cm" svg:x="25.3cm" svg:y="12.359cm" svg:viewBox="0 0 107 107" svg:d="M53 107c15 0 29-6 39-16 10-11 15-24 15-38s-5-28-15-38-24-15-39-15c-14 0-27 5-37 15s-16 24-16 38 6 27 16 38c10 10 23 16 37 16z">
          <text:p/>
        </draw:path>
        <draw:path draw:style-name="gr16" draw:text-style-name="P11" draw:layer="layout" svg:width="0.106cm" svg:height="0.106cm" svg:x="26.301cm" svg:y="12.269cm" svg:viewBox="0 0 107 107" svg:d="M54 107c14 0 27-6 37-15 10-10 16-25 16-39s-6-27-16-37-23-16-37-16-28 6-38 16-16 23-16 37 6 29 16 39c10 9 24 15 38 15z">
          <text:p/>
        </draw:path>
        <draw:path draw:style-name="gr16" draw:text-style-name="P11" draw:layer="layout" svg:width="0.106cm" svg:height="0.105cm" svg:x="24.8cm" svg:y="12.583cm" svg:viewBox="0 0 107 106" svg:d="M54 106c14 0 28-5 38-15 9-10 15-24 15-38 0-15-6-28-15-38-10-10-24-15-38-15s-28 5-38 15-16 23-16 38c0 14 6 28 16 38s24 15 38 15z">
          <text:p/>
        </draw:path>
        <draw:path draw:style-name="gr16" draw:text-style-name="P11" draw:layer="layout" svg:width="0.106cm" svg:height="0.105cm" svg:x="24.49cm" svg:y="11.427cm" svg:viewBox="0 0 107 106" svg:d="M54 106c14 0 27-5 37-15s16-25 16-39-6-27-16-37-23-15-37-15-29 5-39 15-15 23-15 37 5 29 15 39 25 15 39 15z">
          <text:p/>
        </draw:path>
        <draw:path draw:style-name="gr16" draw:text-style-name="P11" draw:layer="layout" svg:width="0.105cm" svg:height="0.105cm" svg:x="24.899cm" svg:y="11.445cm" svg:viewBox="0 0 106 106" svg:d="M54 106c14 0 27-5 37-15s15-23 15-37c0-15-5-29-15-39s-23-15-37-15-29 5-39 15-15 24-15 39c0 14 5 27 15 37s25 15 39 15z">
          <text:p/>
        </draw:path>
        <draw:path draw:style-name="gr16" draw:text-style-name="P11" draw:layer="layout" svg:width="0.106cm" svg:height="0.105cm" svg:x="25.204cm" svg:y="11.971cm" svg:viewBox="0 0 107 106" svg:d="M54 106c14 0 28-5 37-15 10-10 16-23 16-37 0-15-6-29-16-39-9-10-23-15-37-15-15 0-28 5-38 15s-16 24-16 39c0 14 6 27 16 37s23 15 38 15z">
          <text:p/>
        </draw:path>
        <draw:path draw:style-name="gr16" draw:text-style-name="P11" draw:layer="layout" svg:width="0.106cm" svg:height="0.106cm" svg:x="25.621cm" svg:y="12.863cm" svg:viewBox="0 0 107 107" svg:d="M54 107c14 0 28-7 38-17s15-23 15-37-5-28-15-38-24-15-38-15c-15 0-28 5-38 15s-16 24-16 38 6 27 16 37 23 17 38 17z">
          <text:p/>
        </draw:path>
        <draw:path draw:style-name="gr16" draw:text-style-name="P11" draw:layer="layout" svg:width="0.105cm" svg:height="0.106cm" svg:x="24.907cm" svg:y="12.461cm" svg:viewBox="0 0 106 107" svg:d="M54 107c14 0 27-6 37-16 10-11 15-24 15-38s-5-28-15-38-23-15-37-15c-15 0-29 5-39 15s-15 24-15 38 5 27 15 38c10 10 24 16 39 16z">
          <text:p/>
        </draw:path>
        <draw:path draw:style-name="gr16" draw:text-style-name="P11" draw:layer="layout" svg:width="0.105cm" svg:height="0.105cm" svg:x="23.453cm" svg:y="11.267cm" svg:viewBox="0 0 106 106" svg:d="M53 106c15 0 28-5 38-15s15-23 15-37c0-15-5-28-15-39-10-10-23-15-38-15-14 0-27 5-37 15-11 11-16 24-16 39 0 14 5 27 16 37 10 10 23 15 37 15z">
          <text:p/>
        </draw:path>
        <draw:path draw:style-name="gr16" draw:text-style-name="P11" draw:layer="layout" svg:width="0.106cm" svg:height="0.106cm" svg:x="24.395cm" svg:y="11.611cm" svg:viewBox="0 0 107 107" svg:d="M54 107c14 0 27-6 37-17 10-9 16-23 16-37s-6-27-16-37-23-16-37-16-28 6-39 16c-10 10-15 23-15 37s5 28 15 37c11 11 25 17 39 17z">
          <text:p/>
        </draw:path>
        <draw:path draw:style-name="gr16" draw:text-style-name="P11" draw:layer="layout" svg:width="0.106cm" svg:height="0.106cm" svg:x="23.264cm" svg:y="12.178cm" svg:viewBox="0 0 107 107" svg:d="M53 107c14 0 27-5 37-15 11-10 17-24 17-39 0-14-6-27-17-37-10-10-23-16-37-16s-28 6-38 16-15 23-15 37c0 15 5 29 15 39s24 15 38 15z">
          <text:p/>
        </draw:path>
        <draw:path draw:style-name="gr16" draw:text-style-name="P11" draw:layer="layout" svg:width="0.106cm" svg:height="0.105cm" svg:x="25.431cm" svg:y="12.317cm" svg:viewBox="0 0 107 106" svg:d="M54 106c14 0 27-5 37-15s16-23 16-37c0-15-6-28-16-39-10-10-23-15-37-15s-29 5-39 15c-10 11-15 24-15 39 0 14 5 27 15 37s25 15 39 15z">
          <text:p/>
        </draw:path>
        <draw:path draw:style-name="gr16" draw:text-style-name="P11" draw:layer="layout" svg:width="0.106cm" svg:height="0.105cm" svg:x="25.712cm" svg:y="12.272cm" svg:viewBox="0 0 107 106" svg:d="M53 106c15 0 28-5 38-15s16-23 16-39c0-14-6-27-16-37s-23-15-38-15c-14 0-28 5-38 15s-15 23-15 37c0 16 5 29 15 39s24 15 38 15z">
          <text:p/>
        </draw:path>
        <draw:path draw:style-name="gr16" draw:text-style-name="P11" draw:layer="layout" svg:width="0.106cm" svg:height="0.106cm" svg:x="22.67cm" svg:y="11.197cm" svg:viewBox="0 0 107 107" svg:d="M53 107c15 0 28-5 38-15 10-11 16-25 16-39s-6-27-16-37-23-16-38-16c-14 0-28 6-38 16s-15 23-15 37 5 28 15 39c10 10 24 15 38 15z">
          <text:p/>
        </draw:path>
        <draw:path draw:style-name="gr16" draw:text-style-name="P11" draw:layer="layout" svg:width="0.105cm" svg:height="0.105cm" svg:x="25.129cm" svg:y="11.579cm" svg:viewBox="0 0 106 106" svg:d="M53 106c14 0 28-5 38-15s15-24 15-38-5-27-15-38c-10-10-24-15-38-15s-27 5-38 15c-10 11-15 24-15 38s5 28 15 38c11 10 24 15 38 15z">
          <text:p/>
        </draw:path>
        <draw:path draw:style-name="gr16" draw:text-style-name="P11" draw:layer="layout" svg:width="0.106cm" svg:height="0.106cm" svg:x="24.541cm" svg:y="12.451cm" svg:viewBox="0 0 107 107" svg:d="M53 107c14 0 28-6 39-16 10-10 15-24 15-38s-5-27-15-37c-11-10-25-16-39-16s-27 6-37 16-16 23-16 37 6 28 16 38 23 16 37 16z">
          <text:p/>
        </draw:path>
        <draw:path draw:style-name="gr16" draw:text-style-name="P11" draw:layer="layout" svg:width="0.106cm" svg:height="0.105cm" svg:x="24.536cm" svg:y="12.39cm" svg:viewBox="0 0 107 106" svg:d="M53 106c14 0 28-5 38-15s16-24 16-39c0-14-6-27-16-37s-24-15-38-15-27 5-37 15-16 23-16 37c0 15 6 29 16 39s23 15 37 15z">
          <text:p/>
        </draw:path>
        <draw:path draw:style-name="gr16" draw:text-style-name="P11" draw:layer="layout" svg:width="0.106cm" svg:height="0.106cm" svg:x="25.321cm" svg:y="12.218cm" svg:viewBox="0 0 107 107" svg:d="M54 107c14 0 27-6 37-16s16-23 16-37-6-27-16-37c-10-11-23-17-37-17s-29 6-39 17c-9 10-15 23-15 37s6 27 15 37c10 10 25 16 39 16z">
          <text:p/>
        </draw:path>
        <draw:path draw:style-name="gr16" draw:text-style-name="P11" draw:layer="layout" svg:width="0.106cm" svg:height="0.106cm" svg:x="23.355cm" svg:y="11.504cm" svg:viewBox="0 0 107 107" svg:d="M54 107c14 0 27-5 37-16 10-10 16-24 16-38s-6-27-16-37-23-16-37-16-28 6-37 16c-11 10-17 23-17 37s6 28 17 38c9 11 23 16 37 16z">
          <text:p/>
        </draw:path>
        <draw:path draw:style-name="gr16" draw:text-style-name="P11" draw:layer="layout" svg:width="0.106cm" svg:height="0.106cm" svg:x="25.093cm" svg:y="11.882cm" svg:viewBox="0 0 107 107" svg:d="M53 107c15 0 28-6 38-16s16-23 16-37-6-29-16-39-23-15-38-15c-14 0-28 5-38 15s-15 25-15 39 5 27 15 37 24 16 38 16z">
          <text:p/>
        </draw:path>
        <draw:path draw:style-name="gr16" draw:text-style-name="P11" draw:layer="layout" svg:width="0.106cm" svg:height="0.106cm" svg:x="24.837cm" svg:y="11.807cm" svg:viewBox="0 0 107 107" svg:d="M53 107c14 0 27-5 37-15s17-24 17-38-7-27-17-37-23-17-37-17-28 7-37 17c-10 10-16 23-16 37s6 28 16 38c9 10 23 15 37 15z">
          <text:p/>
        </draw:path>
        <draw:path draw:style-name="gr16" draw:text-style-name="P11" draw:layer="layout" svg:width="0.105cm" svg:height="0.106cm" svg:x="24.762cm" svg:y="12.077cm" svg:viewBox="0 0 106 107" svg:d="M53 107c14 0 28-6 38-16s15-23 15-37c0-15-5-29-15-39s-24-15-38-15-28 5-38 15-15 24-15 39c0 14 5 27 15 37s24 16 38 16z">
          <text:p/>
        </draw:path>
        <draw:path draw:style-name="gr16" draw:text-style-name="P11" draw:layer="layout" svg:width="0.106cm" svg:height="0.105cm" svg:x="24.21cm" svg:y="11.869cm" svg:viewBox="0 0 107 106" svg:d="M53 106c14 0 28-5 38-15s16-23 16-37c0-15-6-29-16-39s-24-15-38-15-27 5-37 15-16 24-16 39c0 14 6 27 16 37s23 15 37 15z">
          <text:p/>
        </draw:path>
        <draw:path draw:style-name="gr16" draw:text-style-name="P11" draw:layer="layout" svg:width="0.106cm" svg:height="0.106cm" svg:x="24.526cm" svg:y="11.407cm" svg:viewBox="0 0 107 107" svg:d="M53 107c14 0 27-6 37-17 11-10 17-23 17-37s-6-28-17-38c-10-9-23-15-37-15s-28 6-38 15c-10 10-15 24-15 38s5 27 15 37c10 11 24 17 38 17z">
          <text:p/>
        </draw:path>
        <draw:path draw:style-name="gr16" draw:text-style-name="P11" draw:layer="layout" svg:width="0.106cm" svg:height="0.106cm" svg:x="25.043cm" svg:y="12.358cm" svg:viewBox="0 0 107 107" svg:d="M53 107c14 0 27-6 37-16 10-11 17-24 17-38s-7-28-17-37c-10-10-23-16-37-16s-28 6-37 16c-10 9-16 23-16 37s6 27 16 38c9 10 23 16 37 16z">
          <text:p/>
        </draw:path>
        <draw:path draw:style-name="gr16" draw:text-style-name="P11" draw:layer="layout" svg:width="0.106cm" svg:height="0.106cm" svg:x="24.113cm" svg:y="12.097cm" svg:viewBox="0 0 107 107" svg:d="M53 107c14 0 27-5 38-15 10-10 16-24 16-38s-6-28-16-38c-11-10-24-16-38-16s-28 6-38 16-15 24-15 38 5 28 15 38 24 15 38 15z">
          <text:p/>
        </draw:path>
        <draw:path draw:style-name="gr16" draw:text-style-name="P11" draw:layer="layout" svg:width="0.106cm" svg:height="0.106cm" svg:x="24.182cm" svg:y="11.57cm" svg:viewBox="0 0 107 107" svg:d="M54 107c14 0 27-6 37-16 10-9 16-23 16-37s-6-28-16-38-23-16-37-16-28 6-38 16-16 24-16 38 6 28 16 37c10 10 24 16 38 16z">
          <text:p/>
        </draw:path>
        <draw:path draw:style-name="gr16" draw:text-style-name="P11" draw:layer="layout" svg:width="0.106cm" svg:height="0.106cm" svg:x="25.591cm" svg:y="12.445cm" svg:viewBox="0 0 107 107" svg:d="M53 107c14 0 27-7 38-17 10-10 16-23 16-37s-6-28-16-38c-11-10-24-15-38-15s-28 5-37 15c-10 10-16 24-16 38s6 27 16 37c9 10 23 17 37 17z">
          <text:p/>
        </draw:path>
        <draw:path draw:style-name="gr16" draw:text-style-name="P11" draw:layer="layout" svg:width="0.106cm" svg:height="0.105cm" svg:x="25.474cm" svg:y="12.346cm" svg:viewBox="0 0 107 106" svg:d="M53 106c14 0 27-5 37-16 11-10 17-24 17-38s-6-27-17-37c-10-10-23-15-37-15s-28 5-38 15-15 23-15 37 5 28 15 38c10 11 24 16 38 16z">
          <text:p/>
        </draw:path>
        <draw:path draw:style-name="gr16" draw:text-style-name="P11" draw:layer="layout" svg:width="0.106cm" svg:height="0.107cm" svg:x="25.428cm" svg:y="11.812cm" svg:viewBox="0 0 107 108" svg:d="M54 108c14 0 28-7 38-17s15-23 15-37-5-28-15-38-24-16-38-16-28 6-38 16-16 24-16 38 6 27 16 37 24 17 38 17z">
          <text:p/>
        </draw:path>
        <draw:path draw:style-name="gr16" draw:text-style-name="P11" draw:layer="layout" svg:width="0.106cm" svg:height="0.105cm" svg:x="24.154cm" svg:y="12.526cm" svg:viewBox="0 0 107 106" svg:d="M54 106c14 0 28-5 38-15s15-24 15-38-5-27-15-38c-10-10-24-15-38-15-15 0-28 5-38 15-10 11-16 24-16 38s6 28 16 38 23 15 38 15z">
          <text:p/>
        </draw:path>
        <draw:path draw:style-name="gr16" draw:text-style-name="P11" draw:layer="layout" svg:width="0.106cm" svg:height="0.106cm" svg:x="24.678cm" svg:y="11.843cm" svg:viewBox="0 0 107 107" svg:d="M54 107c14 0 27-5 37-15s16-25 16-39-6-27-16-37-23-16-37-16c-15 0-29 6-39 16s-15 23-15 37 5 29 15 39 24 15 39 15z">
          <text:p/>
        </draw:path>
        <draw:path draw:style-name="gr19" draw:text-style-name="P12" draw:layer="layout" svg:width="0.106cm" svg:height="0.106cm" svg:x="28.3cm" svg:y="11.863cm" svg:viewBox="0 0 107 107" svg:d="M53 107c14 0 28-6 38-16 9-10 16-23 16-38 0-14-7-28-16-37-10-10-24-16-38-16s-27 6-37 16c-10 9-16 23-16 37 0 15 6 28 16 38s23 16 37 16z">
          <text:p/>
        </draw:path>
        <draw:path draw:style-name="gr19" draw:text-style-name="P12" draw:layer="layout" svg:width="0.106cm" svg:height="0.106cm" svg:x="27.955cm" svg:y="13.286cm" svg:viewBox="0 0 107 107" svg:d="M54 107c14 0 28-6 37-16 10-10 16-24 16-38s-6-27-16-37c-9-10-23-16-37-16s-28 6-38 16-16 23-16 37 6 28 16 38 24 16 38 16z">
          <text:p/>
        </draw:path>
        <draw:path draw:style-name="gr20" draw:text-style-name="P12" draw:layer="layout" svg:width="0.106cm" svg:height="0.106cm" svg:x="29.463cm" svg:y="12.005cm" svg:viewBox="0 0 107 107" svg:d="M53 107c14 0 28-6 38-16 11-9 16-23 16-37s-5-27-16-38c-10-10-24-16-38-16s-27 6-37 16c-10 11-16 24-16 38s6 28 16 37c10 10 23 16 37 16z">
          <text:p/>
        </draw:path>
        <draw:path draw:style-name="gr21" draw:text-style-name="P4" draw:layer="layout" svg:width="0.106cm" svg:height="0.106cm" svg:x="29.463cm" svg:y="12.005cm" svg:viewBox="0 0 107 107" svg:d="M53 107c14 0 28-6 38-16 11-9 16-23 16-37s-5-27-16-38c-10-10-24-16-38-16s-27 6-37 16c-10 11-16 24-16 38s6 28 16 37c10 10 23 16 37 16z">
          <text:p/>
        </draw:path>
        <draw:path draw:style-name="gr19" draw:text-style-name="P12" draw:layer="layout" svg:width="0.106cm" svg:height="0.106cm" svg:x="26.729cm" svg:y="12.025cm" svg:viewBox="0 0 107 107" svg:d="M53 107c14 0 27-6 37-16 11-10 17-24 17-38s-6-27-17-37c-10-10-23-16-37-16s-28 6-38 16-15 23-15 37 5 28 15 38 24 16 38 16z">
          <text:p/>
        </draw:path>
        <draw:path draw:style-name="gr19" draw:text-style-name="P12" draw:layer="layout" svg:width="0.106cm" svg:height="0.106cm" svg:x="28.198cm" svg:y="14.441cm" svg:viewBox="0 0 107 107" svg:d="M53 107c14 0 27-6 37-16 11-10 17-24 17-38s-6-27-17-37c-10-10-23-16-37-16s-28 6-38 16-15 23-15 37 5 28 15 38 24 16 38 16z">
          <text:p/>
        </draw:path>
        <draw:path draw:style-name="gr19" draw:text-style-name="P12" draw:layer="layout" svg:width="0.106cm" svg:height="0.106cm" svg:x="27.024cm" svg:y="12.976cm" svg:viewBox="0 0 107 107" svg:d="M54 107c14 0 28-5 38-16 10-10 15-24 15-38s-5-27-15-37-24-16-38-16-27 6-37 16c-11 10-17 23-17 37s6 28 17 38c10 11 23 16 37 16z">
          <text:p/>
        </draw:path>
        <draw:path draw:style-name="gr19" draw:text-style-name="P12" draw:layer="layout" svg:width="0.106cm" svg:height="0.106cm" svg:x="25.582cm" svg:y="13.966cm" svg:viewBox="0 0 107 107" svg:d="M53 107c14 0 27-6 37-16 11-10 17-23 17-37 0-15-6-29-17-39-10-10-23-15-37-15s-28 5-38 15c-9 10-15 24-15 39 0 14 6 27 15 37 10 10 24 16 38 16z">
          <text:p/>
        </draw:path>
        <draw:path draw:style-name="gr19" draw:text-style-name="P12" draw:layer="layout" svg:width="0.106cm" svg:height="0.106cm" svg:x="28.599cm" svg:y="13.113cm" svg:viewBox="0 0 107 107" svg:d="M54 107c14 0 27-6 37-16s16-23 16-38c0-14-6-28-16-38-10-9-23-15-37-15s-28 6-38 15c-11 10-16 24-16 38 0 15 5 28 16 38 10 10 24 16 38 16z">
          <text:p/>
        </draw:path>
        <draw:path draw:style-name="gr19" draw:text-style-name="P12" draw:layer="layout" svg:width="0.106cm" svg:height="0.106cm" svg:x="28.545cm" svg:y="13.34cm" svg:viewBox="0 0 107 107" svg:d="M53 107c14 0 29-6 39-16 9-10 15-23 15-37 0-15-6-29-15-38-10-10-25-16-39-16s-27 6-37 16c-10 9-16 23-16 38 0 14 6 27 16 37s23 16 37 16z">
          <text:p/>
        </draw:path>
        <draw:path draw:style-name="gr19" draw:text-style-name="P12" draw:layer="layout" svg:width="0.106cm" svg:height="0.106cm" svg:x="26.181cm" svg:y="13.551cm" svg:viewBox="0 0 107 107" svg:d="M54 107c14 0 28-6 38-16s15-23 15-37c0-15-5-29-15-39-10-9-24-15-38-15s-27 6-38 15c-10 10-16 24-16 39 0 14 6 27 16 37 11 10 24 16 38 16z">
          <text:p/>
        </draw:path>
        <draw:path draw:style-name="gr19" draw:text-style-name="P12" draw:layer="layout" svg:width="0.106cm" svg:height="0.106cm" svg:x="26.614cm" svg:y="11.438cm" svg:viewBox="0 0 107 107" svg:d="M54 107c14 0 28-6 37-16 10-10 16-23 16-38 0-14-6-28-16-38-9-10-23-15-37-15s-27 5-37 15-17 24-17 38c0 15 7 28 17 38s23 16 37 16z">
          <text:p/>
        </draw:path>
        <draw:path draw:style-name="gr19" draw:text-style-name="P12" draw:layer="layout" svg:width="0.106cm" svg:height="0.106cm" svg:x="24.785cm" svg:y="13.234cm" svg:viewBox="0 0 107 107" svg:d="M54 107c14 0 27-6 37-16s16-23 16-37c0-15-6-29-16-39s-23-15-37-15c-15 0-29 5-39 15-9 10-15 24-15 39 0 14 6 27 15 37 10 10 24 16 39 16z">
          <text:p/>
        </draw:path>
        <draw:path draw:style-name="gr19" draw:text-style-name="P12" draw:layer="layout" svg:width="0.105cm" svg:height="0.106cm" svg:x="27.334cm" svg:y="12.54cm" svg:viewBox="0 0 106 107" svg:d="M54 107c14 0 27-6 37-16s15-23 15-37-5-28-15-38c-10-11-23-16-37-16s-28 5-39 16c-10 10-15 24-15 38s5 27 15 37c11 10 25 16 39 16z">
          <text:p/>
        </draw:path>
        <draw:path draw:style-name="gr19" draw:text-style-name="P12" draw:layer="layout" svg:width="0.105cm" svg:height="0.106cm" svg:x="23.378cm" svg:y="10.7cm" svg:viewBox="0 0 106 107" svg:d="M52 107c15 0 28-6 39-16 10-10 15-23 15-38 0-14-5-28-15-38-11-10-24-15-39-15-14 0-27 5-37 15s-15 24-15 38c0 15 5 28 15 38s23 16 37 16z">
          <text:p/>
        </draw:path>
        <draw:path draw:style-name="gr19" draw:text-style-name="P12" draw:layer="layout" svg:width="0.105cm" svg:height="0.105cm" svg:x="27.124cm" svg:y="13.257cm" svg:viewBox="0 0 106 106" svg:d="M54 106c14 0 27-5 37-15s15-23 15-37-5-29-15-39-23-15-37-15-28 5-39 15c-10 10-15 25-15 39s5 27 15 37c11 10 25 15 39 15z">
          <text:p/>
        </draw:path>
        <draw:path draw:style-name="gr19" draw:text-style-name="P12" draw:layer="layout" svg:width="0.106cm" svg:height="0.106cm" svg:x="26.576cm" svg:y="12.996cm" svg:viewBox="0 0 107 107" svg:d="M54 107c14 0 27-6 37-16s16-24 16-38-6-28-16-38-23-15-37-15c-15 0-29 5-39 15s-15 24-15 38 5 28 15 38 24 16 39 16z">
          <text:p/>
        </draw:path>
        <draw:path draw:style-name="gr19" draw:text-style-name="P12" draw:layer="layout" svg:width="0.106cm" svg:height="0.105cm" svg:x="27.169cm" svg:y="13.482cm" svg:viewBox="0 0 107 106" svg:d="M53 106c14 0 29-5 39-15s15-23 15-38c0-14-5-27-15-37-10-11-25-16-39-16s-27 5-37 16c-10 10-16 23-16 37 0 15 6 28 16 38s23 15 37 15z">
          <text:p/>
        </draw:path>
        <draw:path draw:style-name="gr19" draw:text-style-name="P12" draw:layer="layout" svg:width="0.106cm" svg:height="0.106cm" svg:x="27.34cm" svg:y="14.465cm" svg:viewBox="0 0 107 107" svg:d="M54 107c14 0 27-6 37-16s16-24 16-38-6-28-16-38-23-15-37-15-28 5-38 15-16 24-16 38 6 28 16 38 24 16 38 16z">
          <text:p/>
        </draw:path>
        <draw:path draw:style-name="gr19" draw:text-style-name="P12" draw:layer="layout" svg:width="0.106cm" svg:height="0.106cm" svg:x="26.338cm" svg:y="12.926cm" svg:viewBox="0 0 107 107" svg:d="M53 107c14 0 28-6 38-16 10-9 16-23 16-37 0-15-6-28-16-38s-24-16-38-16-28 6-38 16c-9 10-15 23-15 38 0 14 6 28 15 37 10 10 24 16 38 16z">
          <text:p/>
        </draw:path>
        <draw:path draw:style-name="gr19" draw:text-style-name="P12" draw:layer="layout" svg:width="0.106cm" svg:height="0.106cm" svg:x="27.404cm" svg:y="14.058cm" svg:viewBox="0 0 107 107" svg:d="M53 107c15 0 28-6 38-16s16-23 16-38c0-14-6-28-16-38s-23-15-38-15c-14 0-28 5-38 15-9 10-15 24-15 38 0 15 6 28 15 38 10 10 24 16 38 16z">
          <text:p/>
        </draw:path>
        <draw:path draw:style-name="gr19" draw:text-style-name="P12" draw:layer="layout" svg:width="0.106cm" svg:height="0.106cm" svg:x="27.811cm" svg:y="12.336cm" svg:viewBox="0 0 107 107" svg:d="M53 107c15 0 29-6 39-16s15-23 15-37-5-28-15-38-24-16-39-16c-14 0-27 6-37 16s-16 24-16 38 6 27 16 37 23 16 37 16z">
          <text:p/>
        </draw:path>
        <draw:path draw:style-name="gr19" draw:text-style-name="P12" draw:layer="layout" svg:width="0.106cm" svg:height="0.106cm" svg:x="23.529cm" svg:y="11.421cm" svg:viewBox="0 0 107 107" svg:d="M54 107c14 0 27-6 37-16 10-9 16-24 16-38s-6-27-16-37-23-16-37-16c-15 0-29 6-39 16s-15 23-15 37 5 29 15 38c10 10 24 16 39 16z">
          <text:p/>
        </draw:path>
        <draw:path draw:style-name="gr19" draw:text-style-name="P12" draw:layer="layout" svg:width="0.106cm" svg:height="0.106cm" svg:x="27.31cm" svg:y="13.411cm" svg:viewBox="0 0 107 107" svg:d="M54 107c14 0 27-6 37-16 10-11 16-24 16-38s-6-28-16-38c-10-9-23-15-37-15-15 0-29 6-39 15-10 10-15 24-15 38s5 27 15 38c10 10 24 16 39 16z">
          <text:p/>
        </draw:path>
        <draw:path draw:style-name="gr19" draw:text-style-name="P12" draw:layer="layout" svg:width="0.106cm" svg:height="0.105cm" svg:x="27.863cm" svg:y="14.235cm" svg:viewBox="0 0 107 106" svg:d="M54 106c14 0 27-5 37-16 10-10 16-23 16-37s-6-28-16-38-23-15-37-15-28 5-38 15c-11 10-16 24-16 38s5 27 16 37c10 11 24 16 38 16z">
          <text:p/>
        </draw:path>
        <draw:path draw:style-name="gr19" draw:text-style-name="P12" draw:layer="layout" svg:width="0.106cm" svg:height="0.106cm" svg:x="25.589cm" svg:y="13.518cm" svg:viewBox="0 0 107 107" svg:d="M53 107c14 0 27-6 38-16 10-10 16-24 16-38s-6-28-16-38c-11-10-24-15-38-15s-28 5-38 15-15 24-15 38 5 28 15 38 24 16 38 16z">
          <text:p/>
        </draw:path>
        <draw:path draw:style-name="gr19" draw:text-style-name="P12" draw:layer="layout" svg:width="0.106cm" svg:height="0.106cm" svg:x="28.577cm" svg:y="14.201cm" svg:viewBox="0 0 107 107" svg:d="M54 107c14 0 28-6 37-16 10-10 16-23 16-37s-6-29-16-39c-9-10-23-15-37-15s-28 5-38 15-16 25-16 39 6 27 16 37 24 16 38 16z">
          <text:p/>
        </draw:path>
        <draw:path draw:style-name="gr19" draw:text-style-name="P12" draw:layer="layout" svg:width="0.106cm" svg:height="0.106cm" svg:x="27.012cm" svg:y="13.778cm" svg:viewBox="0 0 107 107" svg:d="M54 107c14 0 28-6 37-15 10-10 16-24 16-38s-6-28-16-38c-9-10-23-16-37-16s-27 6-38 16c-10 10-16 24-16 38s6 28 16 38c11 9 24 15 38 15z">
          <text:p/>
        </draw:path>
        <draw:path draw:style-name="gr19" draw:text-style-name="P12" draw:layer="layout" svg:width="0.106cm" svg:height="0.106cm" svg:x="27.666cm" svg:y="13.865cm" svg:viewBox="0 0 107 107" svg:d="M54 107c14 0 28-6 37-16 10-10 16-23 16-37 0-15-6-29-16-39-9-10-23-15-37-15s-27 5-37 15-17 24-17 39c0 14 7 27 17 37s23 16 37 16z">
          <text:p/>
        </draw:path>
        <draw:path draw:style-name="gr19" draw:text-style-name="P12" draw:layer="layout" svg:width="0.106cm" svg:height="0.106cm" svg:x="25.231cm" svg:y="13.264cm" svg:viewBox="0 0 107 107" svg:d="M54 107c14 0 27-6 37-16s16-23 16-37-6-28-16-39c-10-9-23-15-37-15s-28 6-39 15c-10 11-15 25-15 39s5 27 15 37c11 10 25 16 39 16z">
          <text:p/>
        </draw:path>
        <draw:path draw:style-name="gr19" draw:text-style-name="P12" draw:layer="layout" svg:width="0.106cm" svg:height="0.105cm" svg:x="24.926cm" svg:y="12.609cm" svg:viewBox="0 0 107 106" svg:d="M54 106c14 0 27-5 37-15s16-23 16-37c0-16-6-29-16-39s-23-15-37-15-28 5-38 15c-11 10-16 23-16 39 0 14 5 27 16 37 10 10 24 15 38 15z">
          <text:p/>
        </draw:path>
        <draw:path draw:style-name="gr19" draw:text-style-name="P12" draw:layer="layout" svg:width="0.106cm" svg:height="0.106cm" svg:x="28.167cm" svg:y="13.874cm" svg:viewBox="0 0 107 107" svg:d="M54 107c14 0 28-6 38-16 10-9 15-23 15-37s-5-28-15-38-24-16-38-16-27 6-38 16c-10 10-16 24-16 38s6 28 16 37c11 10 24 16 38 16z">
          <text:p/>
        </draw:path>
        <draw:path draw:style-name="gr19" draw:text-style-name="P12" draw:layer="layout" svg:width="0.106cm" svg:height="0.106cm" svg:x="24.704cm" svg:y="12.46cm" svg:viewBox="0 0 107 107" svg:d="M54 107c14 0 28-6 38-16 9-11 15-24 15-38s-6-27-15-37c-10-10-24-16-38-16s-27 6-38 16c-10 10-16 23-16 37s6 27 16 38c11 10 24 16 38 16z">
          <text:p/>
        </draw:path>
        <draw:path draw:style-name="gr19" draw:text-style-name="P12" draw:layer="layout" svg:width="0.106cm" svg:height="0.106cm" svg:x="25.871cm" svg:y="13.065cm" svg:viewBox="0 0 107 107" svg:d="M54 107c14 0 27-5 37-15s16-24 16-38-6-27-16-37c-10-11-23-17-37-17s-28 6-38 17c-11 10-16 23-16 37s5 28 16 38c10 10 24 15 38 15z">
          <text:p/>
        </draw:path>
        <draw:path draw:style-name="gr19" draw:text-style-name="P12" draw:layer="layout" svg:width="0.106cm" svg:height="0.106cm" svg:x="26.999cm" svg:y="12.839cm" svg:viewBox="0 0 107 107" svg:d="M54 107c14 0 27-6 37-15 10-10 16-24 16-38s-6-27-16-38c-10-10-23-16-37-16s-29 6-39 16c-10 11-15 24-15 38s5 28 15 38c10 9 25 15 39 15z">
          <text:p/>
        </draw:path>
        <draw:path draw:style-name="gr19" draw:text-style-name="P12" draw:layer="layout" svg:width="0.105cm" svg:height="0.106cm" svg:x="27.08cm" svg:y="13.057cm" svg:viewBox="0 0 106 107" svg:d="M52 107c16 0 29-6 39-16s15-23 15-37-5-28-15-37c-10-11-23-17-39-17-14 0-27 6-37 17-10 9-15 23-15 37s5 27 15 37 23 16 37 16z">
          <text:p/>
        </draw:path>
        <draw:path draw:style-name="gr19" draw:text-style-name="P12" draw:layer="layout" svg:width="0.106cm" svg:height="0.105cm" svg:x="24.796cm" svg:y="13.164cm" svg:viewBox="0 0 107 106" svg:d="M54 106c14 0 28-5 38-15s15-24 15-38-5-27-15-37c-10-11-24-16-38-16s-28 5-38 16c-10 10-16 23-16 37s6 28 16 38 24 15 38 15z">
          <text:p/>
        </draw:path>
        <draw:path draw:style-name="gr19" draw:text-style-name="P12" draw:layer="layout" svg:width="0.106cm" svg:height="0.106cm" svg:x="26.585cm" svg:y="13.634cm" svg:viewBox="0 0 107 107" svg:d="M54 107c14 0 28-6 38-16s15-24 15-38-5-28-15-38-24-15-38-15-28 5-38 15-16 24-16 38 6 28 16 38 24 16 38 16z">
          <text:p/>
        </draw:path>
        <draw:path draw:style-name="gr19" draw:text-style-name="P12" draw:layer="layout" svg:width="0.106cm" svg:height="0.106cm" svg:x="30.784cm" svg:y="12.771cm" svg:viewBox="0 0 107 107" svg:d="M54 107c14 0 27-5 37-16 10-10 16-24 16-38s-6-27-16-37-23-16-37-16-29 6-39 16-15 23-15 37 5 28 15 38c10 11 25 16 39 16z">
          <text:p/>
        </draw:path>
        <draw:path draw:style-name="gr19" draw:text-style-name="P12" draw:layer="layout" svg:width="0.106cm" svg:height="0.106cm" svg:x="28.258cm" svg:y="14.708cm" svg:viewBox="0 0 107 107" svg:d="M54 107c14 0 28-5 38-15s15-24 15-38c0-15-5-28-15-38s-24-16-38-16c-15 0-28 6-38 16s-16 23-16 38c0 14 6 28 16 38s23 15 38 15z">
          <text:p/>
        </draw:path>
        <draw:path draw:style-name="gr19" draw:text-style-name="P12" draw:layer="layout" svg:width="0.106cm" svg:height="0.106cm" svg:x="28.87cm" svg:y="12.164cm" svg:viewBox="0 0 107 107" svg:d="M53 107c15 0 28-5 38-15s16-25 16-39-6-27-16-37-23-16-38-16c-14 0-28 6-38 16-9 10-15 23-15 37s6 29 15 39c10 10 24 15 38 15z">
          <text:p/>
        </draw:path>
        <draw:path draw:style-name="gr19" draw:text-style-name="P12" draw:layer="layout" svg:width="0.106cm" svg:height="0.106cm" svg:x="27.816cm" svg:y="14.992cm" svg:viewBox="0 0 107 107" svg:d="M53 107c15 0 28-6 38-16s16-24 16-38-6-28-16-38-23-15-38-15c-14 0-28 5-38 15-9 10-15 24-15 38s6 28 15 38c10 10 24 16 38 16z">
          <text:p/>
        </draw:path>
        <draw:path draw:style-name="gr19" draw:text-style-name="P12" draw:layer="layout" svg:width="0.106cm" svg:height="0.106cm" svg:x="28.136cm" svg:y="14.545cm" svg:viewBox="0 0 107 107" svg:d="M53 107c15 0 29-6 39-16s15-24 15-38-5-27-15-37-24-16-39-16c-14 0-27 6-37 16s-16 23-16 37 6 28 16 38 23 16 37 16z">
          <text:p/>
        </draw:path>
        <draw:path draw:style-name="gr19" draw:text-style-name="P12" draw:layer="layout" svg:width="0.106cm" svg:height="0.106cm" svg:x="26.944cm" svg:y="13.963cm" svg:viewBox="0 0 107 107" svg:d="M53 107c14 0 27-6 37-16 11-10 17-23 17-38 0-14-6-28-17-38-10-9-23-15-37-15s-28 6-38 15c-10 10-15 24-15 38 0 15 5 28 15 38s24 16 38 16z">
          <text:p/>
        </draw:path>
        <draw:path draw:style-name="gr19" draw:text-style-name="P12" draw:layer="layout" svg:width="0.106cm" svg:height="0.105cm" svg:x="23.771cm" svg:y="11.409cm" svg:viewBox="0 0 107 106" svg:d="M54 106c14 0 27-5 37-15 10-11 16-24 16-38s-6-28-16-38-23-15-37-15-28 5-38 15c-11 10-16 24-16 38s5 27 16 38c10 10 24 15 38 15z">
          <text:p/>
        </draw:path>
        <draw:path draw:style-name="gr19" draw:text-style-name="P12" draw:layer="layout" svg:width="0.106cm" svg:height="0.106cm" svg:x="27.742cm" svg:y="14.046cm" svg:viewBox="0 0 107 107" svg:d="M54 107c14 0 28-6 37-16 10-10 16-24 16-38s-6-28-16-38c-9-10-23-15-37-15s-28 5-38 15-16 24-16 38 6 28 16 38 24 16 38 16z">
          <text:p/>
        </draw:path>
        <draw:path draw:style-name="gr19" draw:text-style-name="P12" draw:layer="layout" svg:width="0.106cm" svg:height="0.105cm" svg:x="27.199cm" svg:y="14.707cm" svg:viewBox="0 0 107 106" svg:d="M54 106c14 0 28-5 37-15 10-10 16-23 16-37 0-16-6-29-16-39-9-10-23-15-37-15-15 0-28 5-38 15s-16 23-16 39c0 14 6 27 16 37s23 15 38 15z">
          <text:p/>
        </draw:path>
        <draw:path draw:style-name="gr19" draw:text-style-name="P12" draw:layer="layout" svg:width="0.106cm" svg:height="0.106cm" svg:x="27.088cm" svg:y="13.452cm" svg:viewBox="0 0 107 107" svg:d="M53 107c15 0 28-6 38-15 10-10 16-24 16-38 0-15-6-28-16-38s-23-16-38-16c-14 0-28 6-38 16s-15 23-15 38c0 14 5 28 15 38 10 9 24 15 38 15z">
          <text:p/>
        </draw:path>
        <draw:path draw:style-name="gr19" draw:text-style-name="P12" draw:layer="layout" svg:width="0.105cm" svg:height="0.105cm" svg:x="28.216cm" svg:y="13.527cm" svg:viewBox="0 0 106 106" svg:d="M53 106c14 0 27-5 38-15 10-10 15-24 15-38 0-15-5-28-15-38-11-10-24-15-38-15-15 0-28 5-38 15s-15 23-15 38c0 14 5 28 15 38s23 15 38 15z">
          <text:p/>
        </draw:path>
        <draw:path draw:style-name="gr19" draw:text-style-name="P12" draw:layer="layout" svg:width="0.106cm" svg:height="0.105cm" svg:x="28.936cm" svg:y="12.679cm" svg:viewBox="0 0 107 106" svg:d="M53 106c14 0 28-5 38-15 11-10 16-24 16-39 0-14-5-27-16-37-10-10-24-15-38-15s-27 5-37 15-16 23-16 37c0 15 6 29 16 39s23 15 37 15z">
          <text:p/>
        </draw:path>
        <draw:path draw:style-name="gr19" draw:text-style-name="P12" draw:layer="layout" svg:width="0.106cm" svg:height="0.106cm" svg:x="25.91cm" svg:y="14.07cm" svg:viewBox="0 0 107 107" svg:d="M53 107c14 0 28-6 38-16s16-23 16-37c0-15-6-29-16-39s-24-15-38-15-28 5-37 15c-10 10-16 24-16 39 0 14 6 27 16 37 9 10 23 16 37 16z">
          <text:p/>
        </draw:path>
        <draw:path draw:style-name="gr19" draw:text-style-name="P12" draw:layer="layout" svg:width="0.106cm" svg:height="0.106cm" svg:x="25.887cm" svg:y="13.392cm" svg:viewBox="0 0 107 107" svg:d="M53 107c14 0 27-5 37-16 10-10 17-24 17-38s-7-27-17-37-23-16-37-16-28 6-38 16-15 23-15 37 5 28 15 38c10 11 24 16 38 16z">
          <text:p/>
        </draw:path>
        <draw:path draw:style-name="gr19" draw:text-style-name="P12" draw:layer="layout" svg:width="0.106cm" svg:height="0.106cm" svg:x="26.153cm" svg:y="13.893cm" svg:viewBox="0 0 107 107" svg:d="M54 107c14 0 28-5 37-15 10-10 16-24 16-38s-6-27-16-38c-9-10-23-16-37-16-15 0-28 6-38 16-10 11-16 24-16 38s6 28 16 38 23 15 38 15z">
          <text:p/>
        </draw:path>
        <draw:path draw:style-name="gr19" draw:text-style-name="P12" draw:layer="layout" svg:width="0.106cm" svg:height="0.106cm" svg:x="27.757cm" svg:y="14.315cm" svg:viewBox="0 0 107 107" svg:d="M54 107c14 0 27-6 37-16s16-23 16-37-6-28-16-39c-10-10-23-15-37-15s-28 5-39 15c-9 11-15 25-15 39s6 27 15 37c11 10 25 16 39 16z">
          <text:p/>
        </draw:path>
        <draw:path draw:style-name="gr19" draw:text-style-name="P12" draw:layer="layout" svg:width="0.106cm" svg:height="0.106cm" svg:x="31.319cm" svg:y="13.144cm" svg:viewBox="0 0 107 107" svg:d="M54 107c14 0 27-6 37-16s16-23 16-37-6-29-16-39-23-15-37-15-28 5-39 15c-9 10-15 25-15 39s6 27 15 37c11 10 25 16 39 16z">
          <text:p/>
        </draw:path>
        <draw:path draw:style-name="gr19" draw:text-style-name="P12" draw:layer="layout" svg:width="0.106cm" svg:height="0.105cm" svg:x="27.347cm" svg:y="14.487cm" svg:viewBox="0 0 107 106" svg:d="M54 106c14 0 28-5 38-15 9-10 15-24 15-39 0-14-6-27-15-37-10-10-24-15-38-15s-27 5-37 15-17 23-17 37c0 15 7 29 17 39s23 15 37 15z">
          <text:p/>
        </draw:path>
        <draw:path draw:style-name="gr19" draw:text-style-name="P12" draw:layer="layout" svg:width="0.106cm" svg:height="0.106cm" svg:x="23.967cm" svg:y="11.801cm" svg:viewBox="0 0 107 107" svg:d="M54 107c14 0 27-6 37-16s16-23 16-37-6-28-16-38c-10-11-23-16-37-16s-29 5-39 16c-10 10-15 24-15 38s5 27 15 37 25 16 39 16z">
          <text:p/>
        </draw:path>
        <draw:path draw:style-name="gr19" draw:text-style-name="P12" draw:layer="layout" svg:width="0.106cm" svg:height="0.106cm" svg:x="28.055cm" svg:y="13.85cm" svg:viewBox="0 0 107 107" svg:d="M54 107c14 0 27-5 37-15s16-24 16-39c0-14-6-27-16-37s-23-16-37-16-29 6-39 16-15 23-15 37c0 15 5 29 15 39s25 15 39 15z">
          <text:p/>
        </draw:path>
        <draw:path draw:style-name="gr19" draw:text-style-name="P12" draw:layer="layout" svg:width="0.106cm" svg:height="0.106cm" svg:x="26.456cm" svg:y="13.228cm" svg:viewBox="0 0 107 107" svg:d="M53 107c15 0 28-6 38-16s16-23 16-38c0-14-6-28-16-38s-23-15-38-15c-14 0-28 5-38 15s-15 24-15 38c0 15 5 28 15 38s24 16 38 16z">
          <text:p/>
        </draw:path>
        <draw:path draw:style-name="gr19" draw:text-style-name="P12" draw:layer="layout" svg:width="0.106cm" svg:height="0.106cm" svg:x="27.042cm" svg:y="13.946cm" svg:viewBox="0 0 107 107" svg:d="M53 107c14 0 27-6 37-16s17-24 17-38-7-28-17-38-23-15-37-15-28 5-38 15-15 24-15 38 5 28 15 38 24 16 38 16z">
          <text:p/>
        </draw:path>
        <draw:path draw:style-name="gr19" draw:text-style-name="P12" draw:layer="layout" svg:width="0.106cm" svg:height="0.106cm" svg:x="28.541cm" svg:y="12.021cm" svg:viewBox="0 0 107 107" svg:d="M53 107c14 0 29-6 39-15 10-10 15-24 15-38s-5-27-15-37-25-17-39-17-27 7-37 17-16 23-16 37 6 28 16 38c10 9 23 15 37 15z">
          <text:p/>
        </draw:path>
        <draw:path draw:style-name="gr19" draw:text-style-name="P12" draw:layer="layout" svg:width="0.106cm" svg:height="0.106cm" svg:x="27.215cm" svg:y="12.867cm" svg:viewBox="0 0 107 107" svg:d="M54 107c14 0 27-7 37-16 10-10 16-24 16-38s-6-27-16-37-23-16-37-16-29 6-39 16-15 23-15 37 5 28 15 38c10 9 25 16 39 16z">
          <text:p/>
        </draw:path>
        <draw:path draw:style-name="gr19" draw:text-style-name="P12" draw:layer="layout" svg:width="0.105cm" svg:height="0.106cm" svg:x="27.49cm" svg:y="14.474cm" svg:viewBox="0 0 106 107" svg:d="M52 107c14 0 29-6 39-16s15-24 15-38-5-28-15-38-25-15-39-15-27 5-37 15-15 24-15 38 5 28 15 38 23 16 37 16z">
          <text:p/>
        </draw:path>
        <draw:path draw:style-name="gr19" draw:text-style-name="P12" draw:layer="layout" svg:width="0.106cm" svg:height="0.106cm" svg:x="26.364cm" svg:y="13.661cm" svg:viewBox="0 0 107 107" svg:d="M54 107c14 0 27-6 37-16s16-23 16-37c0-15-6-29-16-39s-23-15-37-15c-15 0-29 5-39 15s-15 24-15 39c0 14 5 27 15 37s24 16 39 16z">
          <text:p/>
        </draw:path>
        <draw:path draw:style-name="gr19" draw:text-style-name="P12" draw:layer="layout" svg:width="0.106cm" svg:height="0.105cm" svg:x="28.345cm" svg:y="14.137cm" svg:viewBox="0 0 107 106" svg:d="M53 106c15 0 29-5 39-16 9-10 15-24 15-38s-6-27-15-37c-10-10-24-15-39-15-14 0-27 5-37 15s-16 23-16 37 6 28 16 38c10 11 23 16 37 16z">
          <text:p/>
        </draw:path>
        <draw:path draw:style-name="gr19" draw:text-style-name="P12" draw:layer="layout" svg:width="0.106cm" svg:height="0.106cm" svg:x="28.208cm" svg:y="14.239cm" svg:viewBox="0 0 107 107" svg:d="M53 107c14 0 27-6 38-17 10-10 16-23 16-37s-6-28-16-38c-11-10-24-15-38-15s-28 5-38 15-15 24-15 38 5 27 15 37c10 11 24 17 38 17z">
          <text:p/>
        </draw:path>
        <draw:path draw:style-name="gr19" draw:text-style-name="P12" draw:layer="layout" svg:width="0.106cm" svg:height="0.106cm" svg:x="28.113cm" svg:y="12.008cm" svg:viewBox="0 0 107 107" svg:d="M53 107c14 0 29-5 38-15 10-10 16-24 16-38s-6-27-16-37c-9-11-24-17-38-17s-27 6-37 17c-10 10-16 23-16 37s6 28 16 38 23 15 37 15z">
          <text:p/>
        </draw:path>
        <draw:path draw:style-name="gr20" draw:text-style-name="P12" draw:layer="layout" svg:width="0.105cm" svg:height="0.106cm" svg:x="27.032cm" svg:y="13.564cm" svg:viewBox="0 0 106 107" svg:d="M54 107c14 0 27-6 37-16s15-23 15-37-5-29-15-39-23-15-37-15-28 5-38 15c-11 10-16 25-16 39s5 27 16 37c10 10 24 16 38 16z">
          <text:p/>
        </draw:path>
        <draw:path draw:style-name="gr21" draw:text-style-name="P4" draw:layer="layout" svg:width="0.105cm" svg:height="0.106cm" svg:x="27.032cm" svg:y="13.564cm" svg:viewBox="0 0 106 107" svg:d="M54 107c14 0 27-6 37-16s15-23 15-37-5-29-15-39-23-15-37-15-28 5-38 15c-11 10-16 25-16 39s5 27 16 37c10 10 24 16 38 16z">
          <text:p/>
        </draw:path>
        <draw:path draw:style-name="gr19" draw:text-style-name="P12" draw:layer="layout" svg:width="0.106cm" svg:height="0.106cm" svg:x="28.054cm" svg:y="13.668cm" svg:viewBox="0 0 107 107" svg:d="M54 107c14 0 27-6 37-16s16-23 16-37-6-29-16-39c-10-9-23-15-37-15s-29 6-39 15c-10 10-15 25-15 39s5 27 15 37 25 16 39 16z">
          <text:p/>
        </draw:path>
        <draw:path draw:style-name="gr19" draw:text-style-name="P12" draw:layer="layout" svg:width="0.106cm" svg:height="0.106cm" svg:x="28.257cm" svg:y="13.269cm" svg:viewBox="0 0 107 107" svg:d="M54 107c14 0 27-6 37-16s16-23 16-37-6-28-16-38c-10-11-23-16-37-16-15 0-29 5-39 16-10 10-15 24-15 38s5 27 15 37 24 16 39 16z">
          <text:p/>
        </draw:path>
        <draw:path draw:style-name="gr19" draw:text-style-name="P12" draw:layer="layout" svg:width="0.106cm" svg:height="0.106cm" svg:x="28.94cm" svg:y="12.724cm" svg:viewBox="0 0 107 107" svg:d="M53 107c14 0 27-5 37-15 11-10 17-24 17-38s-6-28-17-38c-10-10-23-16-37-16s-28 6-38 16-15 24-15 38 5 28 15 38 24 15 38 15z">
          <text:p/>
        </draw:path>
        <draw:path draw:style-name="gr19" draw:text-style-name="P12" draw:layer="layout" svg:width="0.106cm" svg:height="0.106cm" svg:x="26.033cm" svg:y="13.744cm" svg:viewBox="0 0 107 107" svg:d="M53 107c15 0 28-6 38-16s16-23 16-38c0-14-6-28-16-38s-23-15-38-15c-14 0-28 5-38 15s-15 24-15 38c0 15 5 28 15 38s24 16 38 16z">
          <text:p/>
        </draw:path>
        <draw:path draw:style-name="gr19" draw:text-style-name="P12" draw:layer="layout" svg:width="0.106cm" svg:height="0.105cm" svg:x="27.087cm" svg:y="15.209cm" svg:viewBox="0 0 107 106" svg:d="M53 106c15 0 29-5 38-15 10-10 16-24 16-38s-6-28-16-38c-9-10-23-15-38-15-14 0-27 5-37 15s-16 24-16 38 6 28 16 38 23 15 37 15z">
          <text:p/>
        </draw:path>
        <draw:path draw:style-name="gr19" draw:text-style-name="P12" draw:layer="layout" svg:width="0.106cm" svg:height="0.106cm" svg:x="27.362cm" svg:y="13.677cm" svg:viewBox="0 0 107 107" svg:d="M53 107c14 0 28-6 38-15 11-10 16-24 16-38s-5-27-16-38c-10-10-24-16-38-16s-27 6-37 16c-10 11-16 24-16 38s6 28 16 38c10 9 23 15 37 15z">
          <text:p/>
        </draw:path>
        <draw:path draw:style-name="gr19" draw:text-style-name="P12" draw:layer="layout" svg:width="0.105cm" svg:height="0.106cm" svg:x="29.006cm" svg:y="11.817cm" svg:viewBox="0 0 106 107" svg:d="M54 107c14 0 27-7 37-17s15-23 15-37-5-28-15-38-23-15-37-15c-15 0-29 5-39 15s-15 24-15 38 5 27 15 37 24 17 39 17z">
          <text:p/>
        </draw:path>
        <draw:path draw:style-name="gr19" draw:text-style-name="P12" draw:layer="layout" svg:width="0.106cm" svg:height="0.105cm" svg:x="27.692cm" svg:y="13.862cm" svg:viewBox="0 0 107 106" svg:d="M53 106c14 0 29-5 38-15 10-10 16-23 16-38s-6-28-16-38c-9-10-24-15-38-15s-27 5-37 15-16 23-16 38 6 28 16 38 23 15 37 15z">
          <text:p/>
        </draw:path>
        <draw:path draw:style-name="gr19" draw:text-style-name="P12" draw:layer="layout" svg:width="0.106cm" svg:height="0.106cm" svg:x="29.265cm" svg:y="14.034cm" svg:viewBox="0 0 107 107" svg:d="M53 107c14 0 27-6 38-16 10-11 16-24 16-38s-6-28-16-38c-11-10-24-15-38-15s-28 5-37 15c-10 10-16 24-16 38s6 27 16 38c9 10 23 16 37 16z">
          <text:p/>
        </draw:path>
        <draw:path draw:style-name="gr19" draw:text-style-name="P12" draw:layer="layout" svg:width="0.106cm" svg:height="0.106cm" svg:x="26.461cm" svg:y="13.865cm" svg:viewBox="0 0 107 107" svg:d="M54 107c14 0 27-6 37-16s16-23 16-37c0-15-6-29-16-38-10-10-23-16-37-16-15 0-29 6-38 16-10 9-16 23-16 38 0 14 6 27 16 37 9 10 23 16 38 16z">
          <text:p/>
        </draw:path>
        <draw:path draw:style-name="gr19" draw:text-style-name="P12" draw:layer="layout" svg:width="0.106cm" svg:height="0.105cm" svg:x="26.841cm" svg:y="13.122cm" svg:viewBox="0 0 107 106" svg:d="M53 106c14 0 28-5 38-15s16-24 16-39c0-14-6-27-16-37s-24-15-38-15-27 5-37 15-16 23-16 37c0 15 6 29 16 39s23 15 37 15z">
          <text:p/>
        </draw:path>
        <draw:path draw:style-name="gr19" draw:text-style-name="P12" draw:layer="layout" svg:width="0.105cm" svg:height="0.106cm" svg:x="27.101cm" svg:y="13.757cm" svg:viewBox="0 0 106 107" svg:d="M54 107c14 0 27-5 37-15s15-24 15-38c0-15-5-28-15-38s-23-16-37-16c-15 0-29 6-39 16s-15 23-15 38c0 14 5 28 15 38s24 15 39 15z">
          <text:p/>
        </draw:path>
        <draw:path draw:style-name="gr19" draw:text-style-name="P12" draw:layer="layout" svg:width="0.106cm" svg:height="0.106cm" svg:x="29.32cm" svg:y="14.237cm" svg:viewBox="0 0 107 107" svg:d="M54 107c14 0 27-6 37-17 10-10 16-23 16-37s-6-28-16-38-23-15-37-15-29 5-38 15c-10 10-16 24-16 38s6 27 16 37c9 11 24 17 38 17z">
          <text:p/>
        </draw:path>
        <draw:path draw:style-name="gr19" draw:text-style-name="P12" draw:layer="layout" svg:width="0.106cm" svg:height="0.106cm" svg:x="27.561cm" svg:y="11.511cm" svg:viewBox="0 0 107 107" svg:d="M54 107c14 0 27-6 37-16s16-24 16-38-6-27-16-37-23-16-37-16-28 6-38 16-16 23-16 37 6 28 16 38 24 16 38 16z">
          <text:p/>
        </draw:path>
        <draw:path draw:style-name="gr19" draw:text-style-name="P12" draw:layer="layout" svg:width="0.106cm" svg:height="0.106cm" svg:x="28.37cm" svg:y="13.246cm" svg:viewBox="0 0 107 107" svg:d="M54 107c14 0 27-6 37-16s16-23 16-37-6-29-16-39-23-15-37-15-29 5-38 15c-10 10-16 25-16 39s6 27 16 37c9 10 24 16 38 16z">
          <text:p/>
        </draw:path>
        <draw:path draw:style-name="gr19" draw:text-style-name="P12" draw:layer="layout" svg:width="0.106cm" svg:height="0.106cm" svg:x="27.666cm" svg:y="14.185cm" svg:viewBox="0 0 107 107" svg:d="M54 107c14 0 28-6 38-15 10-10 15-24 15-38 0-15-5-28-15-38s-24-16-38-16-27 6-37 16-17 23-17 38c0 14 7 28 17 38 10 9 23 15 37 15z">
          <text:p/>
        </draw:path>
        <draw:path draw:style-name="gr19" draw:text-style-name="P12" draw:layer="layout" svg:width="0.106cm" svg:height="0.105cm" svg:x="26.62cm" svg:y="14.276cm" svg:viewBox="0 0 107 106" svg:d="M53 106c14 0 27-5 37-15s17-23 17-38-7-28-17-38-23-15-37-15-28 5-38 15-15 23-15 38 5 28 15 38 24 15 38 15z">
          <text:p/>
        </draw:path>
        <draw:path draw:style-name="gr19" draw:text-style-name="P12" draw:layer="layout" svg:width="0.106cm" svg:height="0.105cm" svg:x="26.088cm" svg:y="13.843cm" svg:viewBox="0 0 107 106" svg:d="M54 106c14 0 27-5 37-15s16-24 16-38-6-28-16-38-23-15-37-15-28 5-38 15c-9 10-16 24-16 38s7 28 16 38c10 10 24 15 38 15z">
          <text:p/>
        </draw:path>
        <draw:path draw:style-name="gr19" draw:text-style-name="P12" draw:layer="layout" svg:width="0.106cm" svg:height="0.106cm" svg:x="26.865cm" svg:y="14.047cm" svg:viewBox="0 0 107 107" svg:d="M53 107c14 0 29-5 39-15s15-25 15-39-5-27-15-37-25-16-39-16-27 6-37 16-16 23-16 37 6 29 16 39 23 15 37 15z">
          <text:p/>
        </draw:path>
        <draw:path draw:style-name="gr19" draw:text-style-name="P12" draw:layer="layout" svg:width="0.106cm" svg:height="0.106cm" svg:x="27.046cm" svg:y="13.192cm" svg:viewBox="0 0 107 107" svg:d="M53 107c14 0 27-5 37-15 11-11 17-25 17-39s-6-27-17-37c-10-10-23-16-37-16s-28 6-37 16c-10 10-16 23-16 37s6 28 16 39c9 10 23 15 37 15z">
          <text:p/>
        </draw:path>
        <draw:path draw:style-name="gr19" draw:text-style-name="P12" draw:layer="layout" svg:width="0.105cm" svg:height="0.106cm" svg:x="25.394cm" svg:y="13.052cm" svg:viewBox="0 0 106 107" svg:d="M52 107c14 0 29-6 39-15 10-10 15-24 15-38s-5-27-15-38c-10-10-25-16-39-16s-27 6-37 16c-10 11-15 24-15 38s5 28 15 38c10 9 23 15 37 15z">
          <text:p/>
        </draw:path>
        <draw:path draw:style-name="gr19" draw:text-style-name="P12" draw:layer="layout" svg:width="0.106cm" svg:height="0.105cm" svg:x="28.58cm" svg:y="13.774cm" svg:viewBox="0 0 107 106" svg:d="M54 106c14 0 27-5 37-15s16-23 16-38c0-14-6-28-16-38s-23-15-37-15-29 5-39 15-15 24-15 38c0 15 5 28 15 38s25 15 39 15z">
          <text:p/>
        </draw:path>
        <draw:path draw:style-name="gr19" draw:text-style-name="P12" draw:layer="layout" svg:width="0.105cm" svg:height="0.105cm" svg:x="28.799cm" svg:y="14.052cm" svg:viewBox="0 0 106 106" svg:d="M54 106c14 0 27-5 37-15s15-24 15-38-5-28-15-38-23-15-37-15-28 5-39 15c-10 10-15 24-15 38s5 28 15 38c11 10 25 15 39 15z">
          <text:p/>
        </draw:path>
        <draw:path draw:style-name="gr19" draw:text-style-name="P12" draw:layer="layout" svg:width="0.106cm" svg:height="0.106cm" svg:x="26.552cm" svg:y="12.61cm" svg:viewBox="0 0 107 107" svg:d="M53 107c15 0 28-6 38-16s16-23 16-37c0-15-6-28-16-38s-23-16-38-16c-14 0-28 6-38 16s-15 23-15 38c0 14 5 27 15 37s24 16 38 16z">
          <text:p/>
        </draw:path>
        <draw:path draw:style-name="gr19" draw:text-style-name="P12" draw:layer="layout" svg:width="0.106cm" svg:height="0.106cm" svg:x="28.303cm" svg:y="14.287cm" svg:viewBox="0 0 107 107" svg:d="M53 107c14 0 28-6 38-16 11-10 16-23 16-37 0-15-5-29-16-39-10-10-24-15-38-15s-27 5-37 15-16 24-16 39c0 14 6 27 16 37s23 16 37 16z">
          <text:p/>
        </draw:path>
        <draw:path draw:style-name="gr19" draw:text-style-name="P12" draw:layer="layout" svg:width="0.105cm" svg:height="0.105cm" svg:x="27.132cm" svg:y="12.307cm" svg:viewBox="0 0 106 106" svg:d="M54 106c14 0 27-5 37-15s15-23 15-38c0-14-5-28-15-38s-23-15-37-15c-15 0-28 5-38 15-11 10-16 24-16 38 0 15 5 28 16 38 10 10 23 15 38 15z">
          <text:p/>
        </draw:path>
        <draw:path draw:style-name="gr19" draw:text-style-name="P12" draw:layer="layout" svg:width="0.106cm" svg:height="0.105cm" svg:x="27.991cm" svg:y="12.027cm" svg:viewBox="0 0 107 106" svg:d="M53 106c14 0 28-6 37-16 11-10 17-24 17-38s-6-27-17-37c-9-10-23-15-37-15s-27 5-37 15-16 23-16 37 6 28 16 38 23 16 37 16z">
          <text:p/>
        </draw:path>
        <draw:path draw:style-name="gr19" draw:text-style-name="P12" draw:layer="layout" svg:width="0.106cm" svg:height="0.106cm" svg:x="27.686cm" svg:y="11.567cm" svg:viewBox="0 0 107 107" svg:d="M53 107c14 0 28-6 39-15 10-10 15-24 15-38s-5-28-15-38c-11-10-25-16-39-16s-27 6-37 16-16 24-16 38 6 28 16 38c10 9 23 15 37 15z">
          <text:p/>
        </draw:path>
        <draw:path draw:style-name="gr19" draw:text-style-name="P12" draw:layer="layout" svg:width="0.106cm" svg:height="0.105cm" svg:x="27.102cm" svg:y="11.846cm" svg:viewBox="0 0 107 106" svg:d="M54 106c14 0 27-5 37-15s16-25 16-39-6-27-16-37-23-15-37-15c-15 0-29 5-39 15s-15 23-15 37 5 29 15 39 24 15 39 15z">
          <text:p/>
        </draw:path>
        <draw:path draw:style-name="gr19" draw:text-style-name="P12" draw:layer="layout" svg:width="0.106cm" svg:height="0.106cm" svg:x="27.55cm" svg:y="14.161cm" svg:viewBox="0 0 107 107" svg:d="M54 107c14 0 28-6 38-16 10-9 15-23 15-38 0-14-5-27-15-37s-24-16-38-16-27 6-37 16c-11 10-17 23-17 37 0 15 6 29 17 38 10 10 23 16 37 16z">
          <text:p/>
        </draw:path>
        <draw:path draw:style-name="gr19" draw:text-style-name="P12" draw:layer="layout" svg:width="0.106cm" svg:height="0.105cm" svg:x="27.545cm" svg:y="12.671cm" svg:viewBox="0 0 107 106" svg:d="M54 106c14 0 27-5 37-15 10-11 16-24 16-39 0-14-6-27-16-37s-23-15-37-15-28 5-39 15c-10 10-15 23-15 37 0 15 5 28 15 39 11 10 25 15 39 15z">
          <text:p/>
        </draw:path>
        <draw:path draw:style-name="gr19" draw:text-style-name="P12" draw:layer="layout" svg:width="0.106cm" svg:height="0.106cm" svg:x="28.482cm" svg:y="12.54cm" svg:viewBox="0 0 107 107" svg:d="M54 107c14 0 27-6 37-16s16-23 16-37-6-28-16-37c-10-11-23-17-37-17s-29 6-39 17c-9 9-15 23-15 37s6 27 15 37c10 10 25 16 39 16z">
          <text:p/>
        </draw:path>
        <draw:path draw:style-name="gr19" draw:text-style-name="P12" draw:layer="layout" svg:width="0.106cm" svg:height="0.105cm" svg:x="27.451cm" svg:y="11.731cm" svg:viewBox="0 0 107 106" svg:d="M54 106c14 0 27-5 37-15 10-11 16-25 16-39s-6-27-16-37-23-15-37-15-28 5-38 15c-11 10-16 23-16 37s5 28 16 39c10 10 24 15 38 15z">
          <text:p/>
        </draw:path>
        <draw:path draw:style-name="gr19" draw:text-style-name="P12" draw:layer="layout" svg:width="0.106cm" svg:height="0.106cm" svg:x="23.918cm" svg:y="10.092cm" svg:viewBox="0 0 107 107" svg:d="M53 107c14 0 29-6 39-16s15-23 15-37c0-15-5-29-15-39s-25-15-39-15-27 5-37 15-16 24-16 39c0 14 6 27 16 37s23 16 37 16z">
          <text:p/>
        </draw:path>
        <draw:path draw:style-name="gr19" draw:text-style-name="P12" draw:layer="layout" svg:width="0.106cm" svg:height="0.106cm" svg:x="27.84cm" svg:y="14.088cm" svg:viewBox="0 0 107 107" svg:d="M54 107c14 0 28-6 38-16s15-23 15-37-5-29-15-38c-10-10-24-16-38-16s-28 6-38 16c-10 9-16 24-16 38s6 27 16 37 24 16 38 16z">
          <text:p/>
        </draw:path>
        <draw:path draw:style-name="gr19" draw:text-style-name="P12" draw:layer="layout" svg:width="0.106cm" svg:height="0.106cm" svg:x="27.071cm" svg:y="13.054cm" svg:viewBox="0 0 107 107" svg:d="M53 107c14 0 29-5 39-15s15-24 15-38-5-27-15-38c-10-10-25-16-39-16s-27 6-37 16c-10 11-16 24-16 38s6 28 16 38 23 15 37 15z">
          <text:p/>
        </draw:path>
        <draw:path draw:style-name="gr19" draw:text-style-name="P12" draw:layer="layout" svg:width="0.106cm" svg:height="0.106cm" svg:x="26.806cm" svg:y="13.629cm" svg:viewBox="0 0 107 107" svg:d="M54 107c14 0 27-6 37-16s16-24 16-38-6-27-16-37-23-16-37-16-28 6-38 16-16 23-16 37 6 28 16 38 24 16 38 16z">
          <text:p/>
        </draw:path>
        <draw:path draw:style-name="gr19" draw:text-style-name="P12" draw:layer="layout" svg:width="0.106cm" svg:height="0.106cm" svg:x="28.033cm" svg:y="14.509cm" svg:viewBox="0 0 107 107" svg:d="M53 107c15 0 29-6 39-15 10-10 15-24 15-38s-5-28-15-38-24-16-39-16c-14 0-27 6-37 16s-16 24-16 38 6 28 16 38c10 9 23 15 37 15z">
          <text:p/>
        </draw:path>
        <draw:path draw:style-name="gr19" draw:text-style-name="P12" draw:layer="layout" svg:width="0.105cm" svg:height="0.106cm" svg:x="26.702cm" svg:y="12.679cm" svg:viewBox="0 0 106 107" svg:d="M54 107c14 0 27-6 37-16s15-24 15-38-5-28-15-38-23-15-37-15-28 5-39 15c-10 10-15 24-15 38s5 28 15 38c11 10 25 16 39 16z">
          <text:p/>
        </draw:path>
        <draw:path draw:style-name="gr19" draw:text-style-name="P12" draw:layer="layout" svg:width="0.106cm" svg:height="0.105cm" svg:x="25.48cm" svg:y="13.52cm" svg:viewBox="0 0 107 106" svg:d="M53 106c14 0 28-5 39-15 10-10 15-24 15-38s-5-28-15-38c-11-10-25-15-39-15s-27 5-37 15-16 24-16 38 6 28 16 38 23 15 37 15z">
          <text:p/>
        </draw:path>
        <draw:path draw:style-name="gr19" draw:text-style-name="P12" draw:layer="layout" svg:width="0.106cm" svg:height="0.106cm" svg:x="28.187cm" svg:y="13.655cm" svg:viewBox="0 0 107 107" svg:d="M54 107c14 0 28-5 38-15s15-24 15-38c0-15-5-28-15-38s-24-16-38-16-27 6-37 16-17 23-17 38c0 14 7 28 17 38s23 15 37 15z">
          <text:p/>
        </draw:path>
        <draw:path draw:style-name="gr19" draw:text-style-name="P12" draw:layer="layout" svg:width="0.106cm" svg:height="0.106cm" svg:x="27.571cm" svg:y="13.609cm" svg:viewBox="0 0 107 107" svg:d="M53 107c14 0 28-6 38-17 10-10 16-23 16-37s-6-28-16-38-24-15-38-15-27 5-37 15-16 24-16 38 6 27 16 37c10 11 23 17 37 17z">
          <text:p/>
        </draw:path>
        <draw:path draw:style-name="gr19" draw:text-style-name="P12" draw:layer="layout" svg:width="0.106cm" svg:height="0.106cm" svg:x="28.667cm" svg:y="13.866cm" svg:viewBox="0 0 107 107" svg:d="M54 107c14 0 28-6 38-16s15-23 15-37c0-15-5-29-15-39-10-9-24-15-38-15-15 0-28 6-38 15-10 10-16 24-16 39 0 14 6 27 16 37s23 16 38 16z">
          <text:p/>
        </draw:path>
        <draw:path draw:style-name="gr19" draw:text-style-name="P12" draw:layer="layout" svg:width="0.105cm" svg:height="0.106cm" svg:x="26.336cm" svg:y="13.725cm" svg:viewBox="0 0 106 107" svg:d="M52 107c14 0 29-6 39-16 10-11 15-24 15-38s-5-28-15-38-25-15-39-15-27 5-37 15-15 24-15 38 5 27 15 38c10 10 23 16 37 16z">
          <text:p/>
        </draw:path>
        <draw:path draw:style-name="gr19" draw:text-style-name="P12" draw:layer="layout" svg:width="0.106cm" svg:height="0.106cm" svg:x="27.731cm" svg:y="13.984cm" svg:viewBox="0 0 107 107" svg:d="M54 107c14 0 27-6 37-15 10-10 16-24 16-38s-6-28-16-38-23-16-37-16c-15 0-29 6-39 16s-15 24-15 38 5 28 15 38c10 9 24 15 39 15z">
          <text:p/>
        </draw:path>
        <draw:path draw:style-name="gr19" draw:text-style-name="P12" draw:layer="layout" svg:width="0.105cm" svg:height="0.106cm" svg:x="29.059cm" svg:y="13.436cm" svg:viewBox="0 0 106 107" svg:d="M53 107c14 0 28-6 38-16s15-23 15-38c0-14-5-28-15-38s-24-15-38-15c-15 0-28 5-38 15s-15 24-15 38c0 15 5 28 15 38s23 16 38 16z">
          <text:p/>
        </draw:path>
        <draw:path draw:style-name="gr19" draw:text-style-name="P12" draw:layer="layout" svg:width="0.106cm" svg:height="0.106cm" svg:x="28.543cm" svg:y="13.979cm" svg:viewBox="0 0 107 107" svg:d="M53 107c14 0 29-6 39-16s15-23 15-37-5-29-15-39-25-15-39-15-27 5-37 15-16 25-16 39 6 27 16 37 23 16 37 16z">
          <text:p/>
        </draw:path>
        <draw:path draw:style-name="gr19" draw:text-style-name="P12" draw:layer="layout" svg:width="0.106cm" svg:height="0.105cm" svg:x="28.437cm" svg:y="11.686cm" svg:viewBox="0 0 107 106" svg:d="M53 106c14 0 28-5 38-15s16-23 16-37c0-15-6-28-16-39-10-10-24-15-38-15s-28 5-38 15c-10 11-15 24-15 39 0 14 5 27 15 37s24 15 38 15z">
          <text:p/>
        </draw:path>
        <draw:path draw:style-name="gr19" draw:text-style-name="P12" draw:layer="layout" svg:width="0.106cm" svg:height="0.106cm" svg:x="28.985cm" svg:y="13.966cm" svg:viewBox="0 0 107 107" svg:d="M54 107c14 0 27-5 37-15s16-24 16-38c0-15-6-28-16-38s-23-16-37-16c-15 0-29 6-39 16s-15 23-15 38c0 14 5 28 15 38s24 15 39 15z">
          <text:p/>
        </draw:path>
        <draw:path draw:style-name="gr19" draw:text-style-name="P12" draw:layer="layout" svg:width="0.106cm" svg:height="0.106cm" svg:x="28.201cm" svg:y="14.65cm" svg:viewBox="0 0 107 107" svg:d="M53 107c14 0 28-6 38-16 11-10 16-24 16-38s-5-27-16-37c-10-10-24-16-38-16s-27 6-37 16-16 23-16 37 6 28 16 38 23 16 37 16z">
          <text:p/>
        </draw:path>
        <draw:path draw:style-name="gr19" draw:text-style-name="P12" draw:layer="layout" svg:width="0.106cm" svg:height="0.106cm" svg:x="26.58cm" svg:y="14.334cm" svg:viewBox="0 0 107 107" svg:d="M54 107c14 0 28-6 38-16 9-10 15-24 15-38s-6-27-15-37c-10-10-24-16-38-16s-28 6-38 16-16 23-16 37 6 28 16 38 24 16 38 16z">
          <text:p/>
        </draw:path>
        <draw:path draw:style-name="gr19" draw:text-style-name="P12" draw:layer="layout" svg:width="0.105cm" svg:height="0.106cm" svg:x="28.088cm" svg:y="14.743cm" svg:viewBox="0 0 106 107" svg:d="M52 107c14 0 28-6 38-16s16-23 16-37-6-28-16-38c-10-11-24-16-38-16s-27 5-37 16c-10 10-15 24-15 38s5 27 15 37 23 16 37 16z">
          <text:p/>
        </draw:path>
        <draw:path draw:style-name="gr19" draw:text-style-name="P12" draw:layer="layout" svg:width="0.106cm" svg:height="0.106cm" svg:x="27.412cm" svg:y="15.235cm" svg:viewBox="0 0 107 107" svg:d="M54 107c14 0 27-6 37-16s16-23 16-37c0-15-6-29-16-38-10-10-23-16-37-16-15 0-29 6-39 16-10 9-15 23-15 38 0 14 5 27 15 37s24 16 39 16z">
          <text:p/>
        </draw:path>
        <draw:path draw:style-name="gr19" draw:text-style-name="P12" draw:layer="layout" svg:width="0.106cm" svg:height="0.106cm" svg:x="27.679cm" svg:y="12.949cm" svg:viewBox="0 0 107 107" svg:d="M53 107c14 0 28-6 38-16 11-10 16-23 16-37s-5-28-16-39c-10-10-24-15-38-15s-27 5-37 15c-10 11-16 25-16 39s6 27 16 37 23 16 37 16z">
          <text:p/>
        </draw:path>
        <draw:path draw:style-name="gr19" draw:text-style-name="P12" draw:layer="layout" svg:width="0.106cm" svg:height="0.106cm" svg:x="28.761cm" svg:y="13.987cm" svg:viewBox="0 0 107 107" svg:d="M53 107c15 0 28-6 38-16s16-23 16-37-6-29-16-38c-10-10-23-16-38-16-14 0-28 6-38 16-10 9-15 24-15 38s5 27 15 37 24 16 38 16z">
          <text:p/>
        </draw:path>
        <draw:path draw:style-name="gr19" draw:text-style-name="P12" draw:layer="layout" svg:width="0.106cm" svg:height="0.105cm" svg:x="27.29cm" svg:y="14.35cm" svg:viewBox="0 0 107 106" svg:d="M53 106c15 0 28-5 38-15 10-11 16-24 16-38 0-15-6-28-16-38s-23-15-38-15c-14 0-28 5-38 15-9 10-15 23-15 38 0 14 6 27 15 38 10 10 24 15 38 15z">
          <text:p/>
        </draw:path>
        <draw:path draw:style-name="gr19" draw:text-style-name="P12" draw:layer="layout" svg:width="0.106cm" svg:height="0.106cm" svg:x="28.248cm" svg:y="13.508cm" svg:viewBox="0 0 107 107" svg:d="M54 107c14 0 27-6 37-16 10-11 16-24 16-38s-6-28-16-38c-10-9-23-15-37-15-15 0-29 6-39 15-10 10-15 24-15 38s5 27 15 38c10 10 24 16 39 16z">
          <text:p/>
        </draw:path>
        <draw:path draw:style-name="gr19" draw:text-style-name="P12" draw:layer="layout" svg:width="0.106cm" svg:height="0.105cm" svg:x="29.175cm" svg:y="13.969cm" svg:viewBox="0 0 107 106" svg:d="M53 106c14 0 29-5 39-15s15-23 15-37c0-16-5-29-15-39s-25-15-39-15-27 5-37 15-16 23-16 39c0 14 6 27 16 37s23 15 37 15z">
          <text:p/>
        </draw:path>
        <draw:path draw:style-name="gr19" draw:text-style-name="P12" draw:layer="layout" svg:width="0.106cm" svg:height="0.106cm" svg:x="28.701cm" svg:y="14.273cm" svg:viewBox="0 0 107 107" svg:d="M54 107c14 0 27-6 37-16s16-23 16-38c0-14-6-28-16-38-10-9-23-15-37-15s-28 6-39 15c-9 10-15 24-15 38 0 15 6 28 15 38 11 10 25 16 39 16z">
          <text:p/>
        </draw:path>
        <draw:path draw:style-name="gr19" draw:text-style-name="P12" draw:layer="layout" svg:width="0.106cm" svg:height="0.106cm" svg:x="28.913cm" svg:y="13.895cm" svg:viewBox="0 0 107 107" svg:d="M54 107c14 0 28-6 38-16s15-23 15-37-5-28-15-39c-10-10-24-15-38-15s-27 5-37 15c-11 11-17 25-17 39s6 27 17 37c10 10 23 16 37 16z">
          <text:p/>
        </draw:path>
        <draw:path draw:style-name="gr19" draw:text-style-name="P12" draw:layer="layout" svg:width="0.106cm" svg:height="0.105cm" svg:x="28.175cm" svg:y="13.475cm" svg:viewBox="0 0 107 106" svg:d="M54 106c14 0 27-5 37-15s16-23 16-37c0-15-6-28-16-39-10-10-23-15-37-15s-28 5-39 15c-9 11-15 24-15 39 0 14 6 27 15 37 11 10 25 15 39 15z">
          <text:p/>
        </draw:path>
        <draw:path draw:style-name="gr19" draw:text-style-name="P12" draw:layer="layout" svg:width="0.105cm" svg:height="0.106cm" svg:x="27.854cm" svg:y="14.224cm" svg:viewBox="0 0 106 107" svg:d="M53 107c14 0 28-6 38-16s15-23 15-37-5-28-15-37c-10-10-24-17-38-17s-27 7-38 17c-10 9-15 23-15 37s5 27 15 37c11 10 24 16 38 16z">
          <text:p/>
        </draw:path>
        <draw:path draw:style-name="gr19" draw:text-style-name="P12" draw:layer="layout" svg:width="0.105cm" svg:height="0.106cm" svg:x="31.646cm" svg:y="13.396cm" svg:viewBox="0 0 106 107" svg:d="M53 107c15 0 28-6 38-17 10-9 15-23 15-37s-5-27-15-37-23-16-38-16c-14 0-27 6-37 16-11 10-16 23-16 37s5 28 16 37c10 11 23 17 37 17z">
          <text:p/>
        </draw:path>
        <draw:path draw:style-name="gr19" draw:text-style-name="P12" draw:layer="layout" svg:width="0.105cm" svg:height="0.106cm" svg:x="30.613cm" svg:y="13.274cm" svg:viewBox="0 0 106 107" svg:d="M52 107c14 0 28-6 38-16 11-10 16-23 16-37s-5-28-16-37c-10-11-24-17-38-17s-27 6-37 17c-10 9-15 23-15 37s5 27 15 37 23 16 37 16z">
          <text:p/>
        </draw:path>
        <draw:path draw:style-name="gr19" draw:text-style-name="P12" draw:layer="layout" svg:width="0.106cm" svg:height="0.106cm" svg:x="25.827cm" svg:y="12.513cm" svg:viewBox="0 0 107 107" svg:d="M53 107c15 0 28-6 38-16 10-9 16-23 16-37s-6-28-16-38-23-16-38-16c-14 0-28 6-38 16-9 10-15 24-15 38s6 28 15 37c10 10 24 16 38 16z">
          <text:p/>
        </draw:path>
        <draw:path draw:style-name="gr19" draw:text-style-name="P12" draw:layer="layout" svg:width="0.106cm" svg:height="0.106cm" svg:x="28.064cm" svg:y="12.787cm" svg:viewBox="0 0 107 107" svg:d="M54 107c14 0 28-5 38-15s15-25 15-39-5-27-15-37-24-16-38-16-27 6-38 16c-10 10-16 23-16 37s6 29 16 39c11 10 24 15 38 15z">
          <text:p/>
        </draw:path>
        <draw:path draw:style-name="gr19" draw:text-style-name="P12" draw:layer="layout" svg:width="0.106cm" svg:height="0.106cm" svg:x="27.818cm" svg:y="13.372cm" svg:viewBox="0 0 107 107" svg:d="M53 107c15 0 29-6 39-16s15-23 15-37-5-28-15-39c-10-9-24-15-39-15-14 0-27 6-37 15-10 11-16 25-16 39s6 27 16 37 23 16 37 16z">
          <text:p/>
        </draw:path>
        <draw:path draw:style-name="gr19" draw:text-style-name="P12" draw:layer="layout" svg:width="0.106cm" svg:height="0.106cm" svg:x="26.848cm" svg:y="13.145cm" svg:viewBox="0 0 107 107" svg:d="M53 107c14 0 27-5 38-15 10-10 16-24 16-38s-6-28-16-38c-11-10-24-16-38-16s-28 6-38 16-15 24-15 38 5 28 15 38 24 15 38 15z">
          <text:p/>
        </draw:path>
        <draw:path draw:style-name="gr19" draw:text-style-name="P12" draw:layer="layout" svg:width="0.106cm" svg:height="0.106cm" svg:x="28.085cm" svg:y="14.301cm" svg:viewBox="0 0 107 107" svg:d="M54 107c14 0 27-5 37-15s16-24 16-38-6-28-16-38-23-16-37-16-28 6-38 16-16 24-16 38 6 28 16 38 24 15 38 15z">
          <text:p/>
        </draw:path>
        <draw:path draw:style-name="gr19" draw:text-style-name="P12" draw:layer="layout" svg:width="0.105cm" svg:height="0.106cm" svg:x="26.497cm" svg:y="12.553cm" svg:viewBox="0 0 106 107" svg:d="M53 107c15 0 28-5 38-16 10-10 15-24 15-38s-5-27-15-37-23-16-38-16c-14 0-27 6-38 16-10 10-15 23-15 37s5 28 15 38c11 11 24 16 38 16z">
          <text:p/>
        </draw:path>
        <draw:path draw:style-name="gr19" draw:text-style-name="P12" draw:layer="layout" svg:width="0.106cm" svg:height="0.106cm" svg:x="26.701cm" svg:y="13.079cm" svg:viewBox="0 0 107 107" svg:d="M54 107c14 0 27-6 37-17 10-10 16-23 16-37s-6-28-16-37c-10-10-23-16-37-16s-28 6-39 16c-10 9-15 23-15 37s5 27 15 37c11 11 25 17 39 17z">
          <text:p/>
        </draw:path>
        <draw:path draw:style-name="gr19" draw:text-style-name="P12" draw:layer="layout" svg:width="0.105cm" svg:height="0.106cm" svg:x="27.347cm" svg:y="12.688cm" svg:viewBox="0 0 106 107" svg:d="M54 107c14 0 27-5 37-15s15-25 15-39-5-27-15-37-23-16-37-16-28 6-38 16c-11 10-16 23-16 37s5 29 16 39c10 10 24 15 38 15z">
          <text:p/>
        </draw:path>
        <draw:path draw:style-name="gr19" draw:text-style-name="P12" draw:layer="layout" svg:width="0.106cm" svg:height="0.106cm" svg:x="26.905cm" svg:y="13.134cm" svg:viewBox="0 0 107 107" svg:d="M54 107c14 0 27-6 37-16s16-23 16-37c0-15-6-29-16-39s-23-15-37-15-29 5-39 15c-9 10-15 24-15 39 0 14 6 27 15 37 10 10 25 16 39 16z">
          <text:p/>
        </draw:path>
        <draw:path draw:style-name="gr19" draw:text-style-name="P12" draw:layer="layout" svg:width="0.106cm" svg:height="0.105cm" svg:x="27.8cm" svg:y="14.177cm" svg:viewBox="0 0 107 106" svg:d="M53 106c14 0 28-5 38-15s16-23 16-38-6-28-16-38-24-15-38-15-28 5-38 15-15 23-15 38 5 28 15 38 24 15 38 15z">
          <text:p/>
        </draw:path>
        <draw:path draw:style-name="gr19" draw:text-style-name="P12" draw:layer="layout" svg:width="0.106cm" svg:height="0.106cm" svg:x="26.083cm" svg:y="11.388cm" svg:viewBox="0 0 107 107" svg:d="M54 107c14 0 28-6 38-16s15-23 15-37-5-28-15-38-24-16-38-16-27 6-37 16c-11 10-17 24-17 38s6 27 17 37c10 10 23 16 37 16z">
          <text:p/>
        </draw:path>
        <draw:path draw:style-name="gr19" draw:text-style-name="P12" draw:layer="layout" svg:width="0.106cm" svg:height="0.105cm" svg:x="29.478cm" svg:y="13.585cm" svg:viewBox="0 0 107 106" svg:d="M53 106c14 0 28-5 38-15s16-24 16-38-6-27-16-37c-10-11-24-16-38-16s-28 5-37 16c-10 10-16 23-16 37s6 28 16 38c9 10 23 15 37 15z">
          <text:p/>
        </draw:path>
        <draw:path draw:style-name="gr19" draw:text-style-name="P12" draw:layer="layout" svg:width="0.106cm" svg:height="0.105cm" svg:x="28.865cm" svg:y="13.36cm" svg:viewBox="0 0 107 106" svg:d="M53 106c15 0 29-5 39-15s15-23 15-38c0-14-5-28-15-38s-24-15-39-15c-14 0-27 5-37 15s-16 24-16 38c0 15 6 28 16 38s23 15 37 15z">
          <text:p/>
        </draw:path>
        <draw:path draw:style-name="gr19" draw:text-style-name="P12" draw:layer="layout" svg:width="0.106cm" svg:height="0.105cm" svg:x="25.957cm" svg:y="13.552cm" svg:viewBox="0 0 107 106" svg:d="M54 106c14 0 28-5 38-15s15-23 15-37c0-16-5-29-15-39s-24-15-38-15-28 5-38 15-16 23-16 39c0 14 6 27 16 37s24 15 38 15z">
          <text:p/>
        </draw:path>
        <draw:path draw:style-name="gr19" draw:text-style-name="P12" draw:layer="layout" svg:width="0.106cm" svg:height="0.106cm" svg:x="27.762cm" svg:y="13.197cm" svg:viewBox="0 0 107 107" svg:d="M54 107c14 0 28-6 38-16 10-11 15-24 15-38s-5-28-15-38-24-15-38-15-27 5-37 15c-11 10-17 24-17 38s6 27 17 38c10 10 23 16 37 16z">
          <text:p/>
        </draw:path>
        <draw:path draw:style-name="gr19" draw:text-style-name="P12" draw:layer="layout" svg:width="0.106cm" svg:height="0.106cm" svg:x="27.167cm" svg:y="13.939cm" svg:viewBox="0 0 107 107" svg:d="M53 107c14 0 29-6 39-16 9-10 15-24 15-38s-6-28-15-38c-10-10-25-15-39-15s-27 5-37 15-16 24-16 38 6 28 16 38 23 16 37 16z">
          <text:p/>
        </draw:path>
        <draw:path draw:style-name="gr19" draw:text-style-name="P12" draw:layer="layout" svg:width="0.105cm" svg:height="0.106cm" svg:x="27.288cm" svg:y="13.606cm" svg:viewBox="0 0 106 107" svg:d="M52 107c15 0 29-6 39-17 10-10 15-23 15-37s-5-28-15-38c-10-9-24-15-39-15-14 0-27 6-37 15-10 10-15 24-15 38s5 27 15 37c10 11 23 17 37 17z">
          <text:p/>
        </draw:path>
        <draw:path draw:style-name="gr19" draw:text-style-name="P12" draw:layer="layout" svg:width="0.106cm" svg:height="0.105cm" svg:x="28.157cm" svg:y="13.64cm" svg:viewBox="0 0 107 106" svg:d="M54 106c14 0 27-5 37-15s16-23 16-38-6-28-16-38-23-15-37-15-29 5-39 15-15 23-15 38 5 28 15 38 25 15 39 15z">
          <text:p/>
        </draw:path>
        <draw:path draw:style-name="gr19" draw:text-style-name="P12" draw:layer="layout" svg:width="0.106cm" svg:height="0.106cm" svg:x="28.495cm" svg:y="12.908cm" svg:viewBox="0 0 107 107" svg:d="M54 107c14 0 27-6 37-16s16-23 16-38c0-14-6-28-16-38s-23-15-37-15-28 5-38 15c-11 10-16 24-16 38 0 15 5 28 16 38 10 10 24 16 38 16z">
          <text:p/>
        </draw:path>
        <draw:path draw:style-name="gr19" draw:text-style-name="P12" draw:layer="layout" svg:width="0.106cm" svg:height="0.106cm" svg:x="27.179cm" svg:y="14.568cm" svg:viewBox="0 0 107 107" svg:d="M53 107c14 0 29-6 39-16 9-10 15-24 15-38s-6-28-15-38c-10-10-25-15-39-15s-27 5-37 15-16 24-16 38 6 28 16 38 23 16 37 16z">
          <text:p/>
        </draw:path>
        <draw:path draw:style-name="gr19" draw:text-style-name="P12" draw:layer="layout" svg:width="0.105cm" svg:height="0.106cm" svg:x="25.978cm" svg:y="14.396cm" svg:viewBox="0 0 106 107" svg:d="M54 107c14 0 27-5 37-15s15-24 15-38c0-15-5-28-15-38s-23-16-37-16c-15 0-28 6-38 16-11 10-16 23-16 38 0 14 5 28 16 38 10 10 23 15 38 15z">
          <text:p/>
        </draw:path>
        <draw:path draw:style-name="gr19" draw:text-style-name="P12" draw:layer="layout" svg:width="0.105cm" svg:height="0.106cm" svg:x="28.09cm" svg:y="14.845cm" svg:viewBox="0 0 106 107" svg:d="M53 107c14 0 27-6 37-16s16-23 16-37-6-28-16-37c-10-11-23-17-37-17-15 0-28 6-38 17-10 9-15 23-15 37s5 27 15 37 23 16 38 16z">
          <text:p/>
        </draw:path>
        <draw:path draw:style-name="gr19" draw:text-style-name="P12" draw:layer="layout" svg:width="0.105cm" svg:height="0.105cm" svg:x="29.462cm" svg:y="12.799cm" svg:viewBox="0 0 106 106" svg:d="M53 106c14 0 27-5 37-15 11-10 16-23 16-38s-5-28-16-38c-10-10-23-15-37-15s-28 5-38 15-15 23-15 38 5 28 15 38 24 15 38 15z">
          <text:p/>
        </draw:path>
        <draw:path draw:style-name="gr19" draw:text-style-name="P12" draw:layer="layout" svg:width="0.106cm" svg:height="0.106cm" svg:x="25.366cm" svg:y="12.619cm" svg:viewBox="0 0 107 107" svg:d="M53 107c14 0 28-6 38-16 11-10 16-23 16-37s-5-29-16-38c-10-10-24-16-38-16s-27 6-37 16c-10 9-16 24-16 38s6 27 16 37 23 16 37 16z">
          <text:p/>
        </draw:path>
        <draw:path draw:style-name="gr19" draw:text-style-name="P12" draw:layer="layout" svg:width="0.106cm" svg:height="0.106cm" svg:x="25.689cm" svg:y="14.455cm" svg:viewBox="0 0 107 107" svg:d="M53 107c14 0 28-6 39-16 10-11 15-24 15-38s-5-28-15-38c-11-10-25-15-39-15s-27 5-37 15-16 24-16 38 6 27 16 38c10 10 23 16 37 16z">
          <text:p/>
        </draw:path>
        <draw:path draw:style-name="gr19" draw:text-style-name="P12" draw:layer="layout" svg:width="0.105cm" svg:height="0.106cm" svg:x="27.082cm" svg:y="15.299cm" svg:viewBox="0 0 106 107" svg:d="M53 107c15 0 28-6 38-16 10-11 15-24 15-38s-5-28-15-38-23-15-38-15-28 5-38 15-15 24-15 38 5 27 15 38c10 10 23 16 38 16z">
          <text:p/>
        </draw:path>
        <draw:path draw:style-name="gr19" draw:text-style-name="P12" draw:layer="layout" svg:width="0.106cm" svg:height="0.106cm" svg:x="28.738cm" svg:y="12.468cm" svg:viewBox="0 0 107 107" svg:d="M53 107c14 0 28-5 39-15 10-10 15-25 15-39s-5-27-15-37c-11-10-25-16-39-16s-27 6-37 16-16 23-16 37 6 29 16 39 23 15 37 15z">
          <text:p/>
        </draw:path>
        <draw:path draw:style-name="gr19" draw:text-style-name="P12" draw:layer="layout" svg:width="0.105cm" svg:height="0.106cm" svg:x="28.048cm" svg:y="14.007cm" svg:viewBox="0 0 106 107" svg:d="M54 107c14 0 27-6 37-16s15-23 15-37-5-28-15-37c-10-11-23-17-37-17-15 0-29 6-39 17-10 9-15 23-15 37s5 27 15 37 24 16 39 16z">
          <text:p/>
        </draw:path>
        <draw:path draw:style-name="gr19" draw:text-style-name="P12" draw:layer="layout" svg:width="0.106cm" svg:height="0.106cm" svg:x="27.864cm" svg:y="13.518cm" svg:viewBox="0 0 107 107" svg:d="M54 107c14 0 27-6 37-16s16-24 16-38-6-28-16-38-23-15-37-15-28 5-38 15c-11 10-16 24-16 38s5 28 16 38c10 10 24 16 38 16z">
          <text:p/>
        </draw:path>
        <draw:path draw:style-name="gr19" draw:text-style-name="P12" draw:layer="layout" svg:width="0.106cm" svg:height="0.106cm" svg:x="28.353cm" svg:y="12.689cm" svg:viewBox="0 0 107 107" svg:d="M54 107c14 0 28-5 38-15s15-25 15-39-5-27-15-37-24-16-38-16c-15 0-28 6-38 16s-16 23-16 37 6 29 16 39 23 15 38 15z">
          <text:p/>
        </draw:path>
        <draw:path draw:style-name="gr19" draw:text-style-name="P12" draw:layer="layout" svg:width="0.106cm" svg:height="0.106cm" svg:x="28.452cm" svg:y="12.268cm" svg:viewBox="0 0 107 107" svg:d="M53 107c15 0 29-6 39-16 10-9 15-24 15-38s-5-27-15-37-24-16-39-16c-14 0-27 6-37 16s-16 23-16 37 6 29 16 38c10 10 23 16 37 16z">
          <text:p/>
        </draw:path>
        <draw:path draw:style-name="gr19" draw:text-style-name="P12" draw:layer="layout" svg:width="0.106cm" svg:height="0.105cm" svg:x="28.115cm" svg:y="14.121cm" svg:viewBox="0 0 107 106" svg:d="M53 106c14 0 28-5 38-15s16-23 16-37c0-15-6-28-16-38s-24-16-38-16-28 6-38 16-15 23-15 38c0 14 5 27 15 37s24 15 38 15z">
          <text:p/>
        </draw:path>
        <draw:path draw:style-name="gr19" draw:text-style-name="P12" draw:layer="layout" svg:width="0.106cm" svg:height="0.106cm" svg:x="27.01cm" svg:y="12.806cm" svg:viewBox="0 0 107 107" svg:d="M54 107c14 0 28-6 38-16s15-23 15-38c0-14-5-28-15-38-10-9-24-15-38-15s-28 6-38 15c-10 10-16 24-16 38 0 15 6 28 16 38s24 16 38 16z">
          <text:p/>
        </draw:path>
        <draw:path draw:style-name="gr19" draw:text-style-name="P12" draw:layer="layout" svg:width="0.106cm" svg:height="0.105cm" svg:x="27.281cm" svg:y="13.271cm" svg:viewBox="0 0 107 106" svg:d="M53 106c14 0 28-5 38-15s16-23 16-37c0-15-6-28-16-38-10-11-24-16-38-16s-28 5-37 16c-10 10-16 23-16 38 0 14 6 27 16 37 9 10 23 15 37 15z">
          <text:p/>
        </draw:path>
        <draw:path draw:style-name="gr19" draw:text-style-name="P12" draw:layer="layout" svg:width="0.106cm" svg:height="0.105cm" svg:x="27.089cm" svg:y="12.625cm" svg:viewBox="0 0 107 106" svg:d="M53 106c15 0 29-5 39-15s15-23 15-37c0-15-5-29-15-39s-24-15-39-15c-14 0-27 5-37 15s-16 24-16 39c0 14 6 27 16 37s23 15 37 15z">
          <text:p/>
        </draw:path>
        <draw:path draw:style-name="gr19" draw:text-style-name="P12" draw:layer="layout" svg:width="0.106cm" svg:height="0.106cm" svg:x="29.186cm" svg:y="12.792cm" svg:viewBox="0 0 107 107" svg:d="M53 107c15 0 29-6 39-16s15-24 15-38-5-28-15-38-24-15-39-15c-14 0-27 5-37 15s-16 24-16 38 6 28 16 38 23 16 37 16z">
          <text:p/>
        </draw:path>
        <draw:path draw:style-name="gr19" draw:text-style-name="P12" draw:layer="layout" svg:width="0.106cm" svg:height="0.106cm" svg:x="28.181cm" svg:y="13.849cm" svg:viewBox="0 0 107 107" svg:d="M54 107c14 0 28-5 38-15s15-24 15-39c0-14-5-27-15-37s-24-16-38-16-27 6-37 16c-11 10-17 23-17 37 0 15 6 29 17 39 10 10 23 15 37 15z">
          <text:p/>
        </draw:path>
        <draw:path draw:style-name="gr19" draw:text-style-name="P12" draw:layer="layout" svg:width="0.106cm" svg:height="0.106cm" svg:x="29.082cm" svg:y="12.165cm" svg:viewBox="0 0 107 107" svg:d="M53 107c15 0 28-5 38-15s16-25 16-39-6-27-16-37-23-16-38-16c-14 0-28 6-38 16s-15 23-15 37 5 29 15 39 24 15 38 15z">
          <text:p/>
        </draw:path>
        <draw:path draw:style-name="gr19" draw:text-style-name="P12" draw:layer="layout" svg:width="0.106cm" svg:height="0.106cm" svg:x="27.299cm" svg:y="13.005cm" svg:viewBox="0 0 107 107" svg:d="M53 107c15 0 28-6 38-16s16-24 16-38-6-28-16-38c-10-9-23-15-38-15-14 0-28 6-38 15-10 10-15 24-15 38s5 28 15 38 24 16 38 16z">
          <text:p/>
        </draw:path>
        <draw:path draw:style-name="gr19" draw:text-style-name="P12" draw:layer="layout" svg:width="0.106cm" svg:height="0.106cm" svg:x="27.748cm" svg:y="11.729cm" svg:viewBox="0 0 107 107" svg:d="M54 107c14 0 27-6 37-16 10-11 16-24 16-38s-6-28-16-38-23-15-37-15-28 5-38 15-16 24-16 38 6 27 16 38c10 10 24 16 38 16z">
          <text:p/>
        </draw:path>
        <draw:path draw:style-name="gr19" draw:text-style-name="P12" draw:layer="layout" svg:width="0.105cm" svg:height="0.106cm" svg:x="26.499cm" svg:y="14.473cm" svg:viewBox="0 0 106 107" svg:d="M53 107c14 0 28-6 38-16s15-24 15-38-5-28-15-38c-10-9-24-15-38-15s-27 6-37 15c-11 10-16 24-16 38s5 28 16 38c10 10 23 16 37 16z">
          <text:p/>
        </draw:path>
        <draw:path draw:style-name="gr19" draw:text-style-name="P12" draw:layer="layout" svg:width="0.106cm" svg:height="0.106cm" svg:x="24.926cm" svg:y="14.1cm" svg:viewBox="0 0 107 107" svg:d="M54 107c14 0 28-6 37-16 10-10 16-23 16-37s-6-28-16-39c-9-10-23-15-37-15s-27 5-37 15c-11 11-17 25-17 39s6 27 17 37c10 10 23 16 37 16z">
          <text:p/>
        </draw:path>
        <draw:path draw:style-name="gr19" draw:text-style-name="P12" draw:layer="layout" svg:width="0.106cm" svg:height="0.105cm" svg:x="28.081cm" svg:y="13.221cm" svg:viewBox="0 0 107 106" svg:d="M54 106c14 0 27-5 37-15s16-23 16-39c0-14-6-27-16-37s-23-15-37-15-28 5-38 15-16 23-16 37c0 16 6 29 16 39s24 15 38 15z">
          <text:p/>
        </draw:path>
        <draw:path draw:style-name="gr19" draw:text-style-name="P12" draw:layer="layout" svg:width="0.106cm" svg:height="0.106cm" svg:x="28.04cm" svg:y="12.317cm" svg:viewBox="0 0 107 107" svg:d="M54 107c14 0 27-5 37-15s16-24 16-38-6-27-16-38c-10-10-23-16-37-16-15 0-28 6-38 16-10 11-16 24-16 38s6 28 16 38 23 15 38 15z">
          <text:p/>
        </draw:path>
        <draw:path draw:style-name="gr19" draw:text-style-name="P12" draw:layer="layout" svg:width="0.106cm" svg:height="0.107cm" svg:x="28.072cm" svg:y="13.177cm" svg:viewBox="0 0 107 108" svg:d="M54 108c14 0 27-7 37-17s16-23 16-37-6-28-16-38c-10-9-23-16-37-16s-28 7-39 16c-10 10-15 24-15 38s5 27 15 37c11 10 25 17 39 17z">
          <text:p/>
        </draw:path>
        <draw:path draw:style-name="gr19" draw:text-style-name="P12" draw:layer="layout" svg:width="0.106cm" svg:height="0.106cm" svg:x="28.432cm" svg:y="12.833cm" svg:viewBox="0 0 107 107" svg:d="M53 107c14 0 29-6 39-15 9-10 15-24 15-38s-6-28-15-38c-10-10-25-16-39-16s-27 6-37 16-16 24-16 38 6 28 16 38c10 9 23 15 37 15z">
          <text:p/>
        </draw:path>
        <draw:path draw:style-name="gr19" draw:text-style-name="P12" draw:layer="layout" svg:width="0.105cm" svg:height="0.106cm" svg:x="28.189cm" svg:y="13.201cm" svg:viewBox="0 0 106 107" svg:d="M54 107c14 0 27-6 37-16 10-11 15-24 15-38s-5-28-15-38-23-15-37-15c-15 0-28 5-38 15s-16 24-16 38 6 27 16 38c10 10 23 16 38 16z">
          <text:p/>
        </draw:path>
        <draw:path draw:style-name="gr19" draw:text-style-name="P12" draw:layer="layout" svg:width="0.106cm" svg:height="0.106cm" svg:x="27.205cm" svg:y="13.827cm" svg:viewBox="0 0 107 107" svg:d="M54 107c14 0 27-5 37-15 10-11 16-25 16-39s-6-27-16-37-23-16-37-16c-15 0-29 6-39 16s-15 23-15 37 5 28 15 39c10 10 24 15 39 15z">
          <text:p/>
        </draw:path>
        <draw:path draw:style-name="gr19" draw:text-style-name="P12" draw:layer="layout" svg:width="0.105cm" svg:height="0.106cm" svg:x="26.504cm" svg:y="14.39cm" svg:viewBox="0 0 106 107" svg:d="M54 107c14 0 27-5 37-15s15-24 15-38c0-15-5-28-15-38s-23-16-37-16-28 6-38 16c-11 10-16 23-16 38 0 14 5 28 16 38 10 10 24 15 38 15z">
          <text:p/>
        </draw:path>
        <draw:path draw:style-name="gr19" draw:text-style-name="P12" draw:layer="layout" svg:width="0.106cm" svg:height="0.106cm" svg:x="21.948cm" svg:y="8.985cm" svg:viewBox="0 0 107 107" svg:d="M54 107c14 0 28-5 38-16 9-10 15-24 15-38s-6-27-15-37c-10-10-24-16-38-16-15 0-28 6-38 16s-16 23-16 37 6 28 16 38c10 11 23 16 38 16z">
          <text:p/>
        </draw:path>
        <draw:path draw:style-name="gr19" draw:text-style-name="P12" draw:layer="layout" svg:width="0.106cm" svg:height="0.106cm" svg:x="25.812cm" svg:y="14.008cm" svg:viewBox="0 0 107 107" svg:d="M53 107c14 0 29-5 39-15s15-24 15-38-5-27-15-37c-10-11-25-17-39-17s-27 6-37 17c-10 10-16 23-16 37s6 28 16 38 23 15 37 15z">
          <text:p/>
        </draw:path>
        <draw:path draw:style-name="gr19" draw:text-style-name="P12" draw:layer="layout" svg:width="0.106cm" svg:height="0.105cm" svg:x="25.996cm" svg:y="14.608cm" svg:viewBox="0 0 107 106" svg:d="M53 106c14 0 27-5 37-15 11-10 17-24 17-38 0-15-6-28-17-38-10-10-23-15-37-15s-28 5-37 15c-10 10-16 23-16 38 0 14 6 28 16 38 9 10 23 15 37 15z">
          <text:p/>
        </draw:path>
        <draw:path draw:style-name="gr19" draw:text-style-name="P12" draw:layer="layout" svg:width="0.106cm" svg:height="0.106cm" svg:x="26.806cm" svg:y="14.166cm" svg:viewBox="0 0 107 107" svg:d="M54 107c14 0 28-6 38-15 10-10 15-24 15-39 0-14-5-27-15-37s-24-16-38-16-27 6-38 16c-10 10-16 23-16 37 0 15 6 29 16 39 11 9 24 15 38 15z">
          <text:p/>
        </draw:path>
        <draw:path draw:style-name="gr19" draw:text-style-name="P12" draw:layer="layout" svg:width="0.106cm" svg:height="0.106cm" svg:x="28cm" svg:y="13.897cm" svg:viewBox="0 0 107 107" svg:d="M53 107c14 0 28-5 38-15s16-24 16-38-6-27-16-37c-10-11-24-17-38-17s-27 6-37 17c-10 10-16 23-16 37s6 28 16 38 23 15 37 15z">
          <text:p/>
        </draw:path>
        <draw:path draw:style-name="gr19" draw:text-style-name="P12" draw:layer="layout" svg:width="0.106cm" svg:height="0.106cm" svg:x="27.153cm" svg:y="12.858cm" svg:viewBox="0 0 107 107" svg:d="M53 107c14 0 27-6 37-15 11-10 17-24 17-38s-6-27-17-37c-10-10-23-17-37-17s-28 7-37 17c-10 10-16 23-16 37s6 28 16 38c9 9 23 15 37 15z">
          <text:p/>
        </draw:path>
        <draw:path draw:style-name="gr19" draw:text-style-name="P12" draw:layer="layout" svg:width="0.106cm" svg:height="0.106cm" svg:x="27.853cm" svg:y="14.433cm" svg:viewBox="0 0 107 107" svg:d="M54 107c14 0 28-6 38-16s15-23 15-37-5-28-15-38c-10-9-24-16-38-16s-27 7-38 16c-10 10-16 24-16 38s6 27 16 37c11 10 24 16 38 16z">
          <text:p/>
        </draw:path>
        <draw:path draw:style-name="gr19" draw:text-style-name="P12" draw:layer="layout" svg:width="0.106cm" svg:height="0.106cm" svg:x="26.297cm" svg:y="14.56cm" svg:viewBox="0 0 107 107" svg:d="M54 107c14 0 27-6 37-16s16-24 16-38-6-27-16-37-23-16-37-16-28 6-38 16c-11 10-16 23-16 37s5 28 16 38c10 10 24 16 38 16z">
          <text:p/>
        </draw:path>
        <draw:path draw:style-name="gr19" draw:text-style-name="P12" draw:layer="layout" svg:width="0.106cm" svg:height="0.106cm" svg:x="27.321cm" svg:y="13.226cm" svg:viewBox="0 0 107 107" svg:d="M54 107c14 0 28-6 38-16s15-23 15-38c0-14-5-28-15-38s-24-15-38-15-28 5-38 15-16 24-16 38c0 15 6 28 16 38s24 16 38 16z">
          <text:p/>
        </draw:path>
        <draw:path draw:style-name="gr19" draw:text-style-name="P12" draw:layer="layout" svg:width="0.106cm" svg:height="0.106cm" svg:x="25.599cm" svg:y="13.367cm" svg:viewBox="0 0 107 107" svg:d="M53 107c14 0 28-6 38-16s16-23 16-37-6-28-16-39c-10-10-24-15-38-15s-28 5-38 15c-10 11-15 25-15 39s5 27 15 37 24 16 38 16z">
          <text:p/>
        </draw:path>
        <draw:path draw:style-name="gr19" draw:text-style-name="P12" draw:layer="layout" svg:width="0.106cm" svg:height="0.106cm" svg:x="26.366cm" svg:y="12.819cm" svg:viewBox="0 0 107 107" svg:d="M54 107c14 0 28-6 38-16 9-10 15-23 15-37 0-15-6-29-15-39-10-10-24-15-38-15-15 0-28 5-38 15s-16 24-16 39c0 14 6 27 16 37s23 16 38 16z">
          <text:p/>
        </draw:path>
        <draw:path draw:style-name="gr22" draw:text-style-name="P13" draw:layer="layout" svg:width="0.106cm" svg:height="0.106cm" svg:x="29.316cm" svg:y="9.625cm" svg:viewBox="0 0 107 107" svg:d="M54 107c14 0 28-6 38-16 9-11 15-24 15-38s-6-28-15-38c-10-10-24-15-38-15s-28 5-38 15-16 24-16 38 6 27 16 38c10 10 24 16 38 16z">
          <text:p/>
        </draw:path>
        <draw:path draw:style-name="gr22" draw:text-style-name="P13" draw:layer="layout" svg:width="0.106cm" svg:height="0.106cm" svg:x="31.263cm" svg:y="8.255cm" svg:viewBox="0 0 107 107" svg:d="M53 107c14 0 28-6 38-17 10-9 16-23 16-37s-6-27-16-37-24-16-38-16-28 6-37 16c-10 10-16 23-16 37s6 28 16 37c9 11 23 17 37 17z">
          <text:p/>
        </draw:path>
        <draw:path draw:style-name="gr22" draw:text-style-name="P13" draw:layer="layout" svg:width="0.105cm" svg:height="0.106cm" svg:x="27.283cm" svg:y="9.041cm" svg:viewBox="0 0 106 107" svg:d="M52 107c14 0 29-6 39-16s15-23 15-37c0-15-5-29-15-39s-25-15-39-15-27 5-37 15-15 24-15 39c0 14 5 27 15 37s23 16 37 16z">
          <text:p/>
        </draw:path>
        <draw:path draw:style-name="gr22" draw:text-style-name="P13" draw:layer="layout" svg:width="0.106cm" svg:height="0.106cm" svg:x="27.878cm" svg:y="9.341cm" svg:viewBox="0 0 107 107" svg:d="M53 107c14 0 28-6 38-16s16-23 16-38c0-14-6-27-16-37s-24-16-38-16-27 6-37 16-16 23-16 37c0 15 6 28 16 38s23 16 37 16z">
          <text:p/>
        </draw:path>
        <draw:path draw:style-name="gr22" draw:text-style-name="P13" draw:layer="layout" svg:width="0.106cm" svg:height="0.106cm" svg:x="31.22cm" svg:y="6.708cm" svg:viewBox="0 0 107 107" svg:d="M54 107c14 0 27-6 37-16s16-23 16-38c0-14-6-28-16-38s-23-15-37-15-28 5-39 15c-10 10-15 24-15 38 0 15 5 28 15 38 11 10 25 16 39 16z">
          <text:p/>
        </draw:path>
        <draw:path draw:style-name="gr22" draw:text-style-name="P13" draw:layer="layout" svg:width="0.106cm" svg:height="0.106cm" svg:x="27.342cm" svg:y="10.361cm" svg:viewBox="0 0 107 107" svg:d="M54 107c14 0 27-6 37-16 10-11 16-24 16-38s-6-28-16-38c-10-9-23-15-37-15s-28 6-37 15c-11 10-17 24-17 38s6 27 17 38c9 10 23 16 37 16z">
          <text:p/>
        </draw:path>
        <draw:path draw:style-name="gr22" draw:text-style-name="P13" draw:layer="layout" svg:width="0.106cm" svg:height="0.106cm" svg:x="27.768cm" svg:y="9.873cm" svg:viewBox="0 0 107 107" svg:d="M54 107c14 0 28-6 38-16s15-23 15-37c0-15-5-29-15-39s-24-15-38-15-27 5-37 15-17 24-17 39c0 14 7 27 17 37s23 16 37 16z">
          <text:p/>
        </draw:path>
        <draw:path draw:style-name="gr22" draw:text-style-name="P13" draw:layer="layout" svg:width="0.106cm" svg:height="0.105cm" svg:x="28.508cm" svg:y="9.392cm" svg:viewBox="0 0 107 106" svg:d="M53 106c14 0 28-5 38-15s16-23 16-37-6-28-16-38c-10-11-24-16-38-16s-27 5-37 16c-10 10-16 24-16 38s6 27 16 37 23 15 37 15z">
          <text:p/>
        </draw:path>
        <draw:path draw:style-name="gr22" draw:text-style-name="P13" draw:layer="layout" svg:width="0.106cm" svg:height="0.105cm" svg:x="28.752cm" svg:y="10.14cm" svg:viewBox="0 0 107 106" svg:d="M53 106c14 0 29-5 39-16 10-10 15-23 15-38 0-14-5-27-15-37s-25-15-39-15-27 5-37 15-16 23-16 37c0 15 6 28 16 38 10 11 23 16 37 16z">
          <text:p/>
        </draw:path>
        <draw:path draw:style-name="gr22" draw:text-style-name="P13" draw:layer="layout" svg:width="0.106cm" svg:height="0.105cm" svg:x="27.576cm" svg:y="10.322cm" svg:viewBox="0 0 107 106" svg:d="M53 106c14 0 27-5 37-15 11-10 17-23 17-38 0-14-6-27-17-38-10-10-23-15-37-15s-28 5-38 15c-10 11-15 24-15 38 0 15 5 28 15 38s24 15 38 15z">
          <text:p/>
        </draw:path>
        <draw:path draw:style-name="gr22" draw:text-style-name="P13" draw:layer="layout" svg:width="0.105cm" svg:height="0.106cm" svg:x="27.058cm" svg:y="10.339cm" svg:viewBox="0 0 106 107" svg:d="M53 107c14 0 27-6 38-16 10-10 15-23 15-37s-5-28-15-38c-11-10-24-16-38-16s-28 6-38 16-15 24-15 38 5 27 15 37 24 16 38 16z">
          <text:p/>
        </draw:path>
        <draw:path draw:style-name="gr22" draw:text-style-name="P13" draw:layer="layout" svg:width="0.106cm" svg:height="0.106cm" svg:x="30.916cm" svg:y="7.713cm" svg:viewBox="0 0 107 107" svg:d="M54 107c14 0 27-5 37-15s16-24 16-38-6-27-16-37-23-17-37-17-28 7-38 17c-11 10-16 23-16 37s5 28 16 38c10 10 24 15 38 15z">
          <text:p/>
        </draw:path>
        <draw:path draw:style-name="gr22" draw:text-style-name="P13" draw:layer="layout" svg:width="0.106cm" svg:height="0.106cm" svg:x="28.036cm" svg:y="9.878cm" svg:viewBox="0 0 107 107" svg:d="M54 107c14 0 28-6 38-16 9-10 15-23 15-37 0-15-6-29-15-38-10-10-24-16-38-16-15 0-28 6-38 16-10 9-16 23-16 38 0 14 6 27 16 37s23 16 38 16z">
          <text:p/>
        </draw:path>
        <draw:path draw:style-name="gr22" draw:text-style-name="P13" draw:layer="layout" svg:width="0.106cm" svg:height="0.106cm" svg:x="30.347cm" svg:y="8.808cm" svg:viewBox="0 0 107 107" svg:d="M54 107c14 0 27-6 37-16s16-23 16-38c0-14-6-27-16-37s-23-16-37-16c-15 0-29 6-39 16s-15 23-15 37c0 15 5 28 15 38s24 16 39 16z">
          <text:p/>
        </draw:path>
        <draw:path draw:style-name="gr22" draw:text-style-name="P13" draw:layer="layout" svg:width="0.106cm" svg:height="0.106cm" svg:x="30.495cm" svg:y="8.194cm" svg:viewBox="0 0 107 107" svg:d="M54 107c14 0 28-5 38-15s15-24 15-38c0-15-5-28-15-38s-24-16-38-16-27 6-37 16c-11 10-17 23-17 38 0 14 6 28 17 38 10 10 23 15 37 15z">
          <text:p/>
        </draw:path>
        <draw:path draw:style-name="gr22" draw:text-style-name="P13" draw:layer="layout" svg:width="0.106cm" svg:height="0.106cm" svg:x="29.266cm" svg:y="8.673cm" svg:viewBox="0 0 107 107" svg:d="M53 107c14 0 28-6 39-17 9-10 15-23 15-37s-6-28-15-38c-11-9-25-15-39-15s-27 6-37 15c-10 10-16 24-16 38s6 27 16 37c10 11 23 17 37 17z">
          <text:p/>
        </draw:path>
        <draw:path draw:style-name="gr22" draw:text-style-name="P13" draw:layer="layout" svg:width="0.106cm" svg:height="0.106cm" svg:x="30.24cm" svg:y="9.088cm" svg:viewBox="0 0 107 107" svg:d="M54 107c14 0 28-5 38-16 10-10 15-24 15-38s-5-27-15-37-24-16-38-16c-15 0-28 6-38 16s-16 23-16 37 6 28 16 38c10 11 23 16 38 16z">
          <text:p/>
        </draw:path>
        <draw:path draw:style-name="gr22" draw:text-style-name="P13" draw:layer="layout" svg:width="0.105cm" svg:height="0.106cm" svg:x="29.579cm" svg:y="6.938cm" svg:viewBox="0 0 106 107" svg:d="M52 107c15 0 28-5 39-15 10-10 15-24 15-38 0-15-5-28-15-38-11-10-24-16-39-16-14 0-27 6-37 16s-15 23-15 38c0 14 5 28 15 38s23 15 37 15z">
          <text:p/>
        </draw:path>
        <draw:path draw:style-name="gr22" draw:text-style-name="P13" draw:layer="layout" svg:width="0.106cm" svg:height="0.106cm" svg:x="28.1cm" svg:y="7.814cm" svg:viewBox="0 0 107 107" svg:d="M53 107c14 0 27-6 37-16 11-9 17-23 17-37s-6-27-17-37c-10-11-23-17-37-17s-28 6-38 17c-9 10-15 23-15 37s6 28 15 37c10 10 24 16 38 16z">
          <text:p/>
        </draw:path>
        <draw:path draw:style-name="gr22" draw:text-style-name="P13" draw:layer="layout" svg:width="0.106cm" svg:height="0.105cm" svg:x="29.061cm" svg:y="8.642cm" svg:viewBox="0 0 107 106" svg:d="M53 106c14 0 29-5 39-15s15-23 15-37c0-15-5-28-15-39-10-10-25-15-39-15s-27 5-37 15c-10 11-16 24-16 39 0 14 6 27 16 37s23 15 37 15z">
          <text:p/>
        </draw:path>
        <draw:path draw:style-name="gr22" draw:text-style-name="P13" draw:layer="layout" svg:width="0.106cm" svg:height="0.106cm" svg:x="28.757cm" svg:y="9.601cm" svg:viewBox="0 0 107 107" svg:d="M53 107c15 0 28-5 38-15s16-24 16-38-6-27-16-37c-10-11-23-17-38-17-14 0-28 6-37 17-10 10-16 23-16 37s6 28 16 38c9 10 23 15 37 15z">
          <text:p/>
        </draw:path>
        <draw:path draw:style-name="gr22" draw:text-style-name="P13" draw:layer="layout" svg:width="0.106cm" svg:height="0.106cm" svg:x="29.989cm" svg:y="7.172cm" svg:viewBox="0 0 107 107" svg:d="M53 107c14 0 28-5 38-15 11-10 16-24 16-38s-5-27-16-38c-10-10-24-16-38-16s-27 6-37 16c-10 11-16 24-16 38s6 28 16 38 23 15 37 15z">
          <text:p/>
        </draw:path>
        <draw:path draw:style-name="gr22" draw:text-style-name="P13" draw:layer="layout" svg:width="0.106cm" svg:height="0.106cm" svg:x="27.54cm" svg:y="9.907cm" svg:viewBox="0 0 107 107" svg:d="M54 107c14 0 27-6 37-16s16-23 16-37-6-28-16-39c-10-10-23-15-37-15s-28 5-39 15c-10 11-15 25-15 39s5 27 15 37c11 10 25 16 39 16z">
          <text:p/>
        </draw:path>
        <draw:path draw:style-name="gr22" draw:text-style-name="P13" draw:layer="layout" svg:width="0.106cm" svg:height="0.106cm" svg:x="27.217cm" svg:y="9.868cm" svg:viewBox="0 0 107 107" svg:d="M54 107c14 0 28-6 38-16s15-23 15-38c0-14-5-28-15-38s-24-15-38-15-28 5-38 15-16 24-16 38c0 15 6 28 16 38s24 16 38 16z">
          <text:p/>
        </draw:path>
        <draw:path draw:style-name="gr22" draw:text-style-name="P13" draw:layer="layout" svg:width="0.107cm" svg:height="0.105cm" svg:x="27.142cm" svg:y="10.514cm" svg:viewBox="0 0 108 106" svg:d="M54 106c14 0 28-5 38-15s16-23 16-37c0-16-6-29-16-39s-24-15-38-15-27 5-37 15-17 23-17 39c0 14 7 27 17 37s23 15 37 15z">
          <text:p/>
        </draw:path>
        <draw:path draw:style-name="gr22" draw:text-style-name="P13" draw:layer="layout" svg:width="0.106cm" svg:height="0.106cm" svg:x="30.83cm" svg:y="7.753cm" svg:viewBox="0 0 107 107" svg:d="M53 107c14 0 27-6 37-16 11-9 17-24 17-38s-6-27-17-37c-10-10-23-16-37-16s-27 6-37 16-16 23-16 37 6 29 16 38c10 10 23 16 37 16z">
          <text:p/>
        </draw:path>
        <draw:path draw:style-name="gr22" draw:text-style-name="P13" draw:layer="layout" svg:width="0.106cm" svg:height="0.106cm" svg:x="28.545cm" svg:y="9.484cm" svg:viewBox="0 0 107 107" svg:d="M53 107c14 0 29-5 39-15s15-24 15-38-5-27-15-38c-10-10-25-16-39-16s-27 6-37 16c-10 11-16 24-16 38s6 28 16 38 23 15 37 15z">
          <text:p/>
        </draw:path>
        <draw:path draw:style-name="gr22" draw:text-style-name="P13" draw:layer="layout" svg:width="0.106cm" svg:height="0.106cm" svg:x="27.421cm" svg:y="10.768cm" svg:viewBox="0 0 107 107" svg:d="M54 107c14 0 28-6 38-17 9-10 15-23 15-37s-6-28-15-38c-10-10-24-15-38-15s-28 5-38 15-16 24-16 38 6 27 16 37c10 11 24 17 38 17z">
          <text:p/>
        </draw:path>
        <draw:path draw:style-name="gr22" draw:text-style-name="P13" draw:layer="layout" svg:width="0.106cm" svg:height="0.106cm" svg:x="29.818cm" svg:y="7.169cm" svg:viewBox="0 0 107 107" svg:d="M53 107c15 0 28-6 38-16s16-23 16-37-6-28-16-39c-10-10-23-15-38-15-14 0-28 5-38 15-10 11-15 25-15 39s5 27 15 37 24 16 38 16z">
          <text:p/>
        </draw:path>
        <draw:path draw:style-name="gr22" draw:text-style-name="P13" draw:layer="layout" svg:width="0.106cm" svg:height="0.106cm" svg:x="28.634cm" svg:y="9.098cm" svg:viewBox="0 0 107 107" svg:d="M53 107c14 0 27-6 38-16 10-11 16-24 16-38s-6-28-16-38c-11-10-24-15-38-15s-28 5-38 15-15 24-15 38 5 27 15 38c10 10 24 16 38 16z">
          <text:p/>
        </draw:path>
        <draw:path draw:style-name="gr22" draw:text-style-name="P13" draw:layer="layout" svg:width="0.106cm" svg:height="0.106cm" svg:x="29.32cm" svg:y="8.405cm" svg:viewBox="0 0 107 107" svg:d="M54 107c14 0 28-6 38-15 10-10 15-24 15-38 0-15-5-28-15-38s-24-16-38-16-28 6-38 16-16 23-16 38c0 14 6 28 16 38 10 9 24 15 38 15z">
          <text:p/>
        </draw:path>
        <draw:path draw:style-name="gr22" draw:text-style-name="P13" draw:layer="layout" svg:width="0.106cm" svg:height="0.105cm" svg:x="29.37cm" svg:y="8.928cm" svg:viewBox="0 0 107 106" svg:d="M53 106c14 0 27-5 38-15 10-10 16-23 16-38s-6-28-16-38c-11-10-24-15-38-15s-28 5-38 15c-9 10-15 23-15 38s6 28 15 38c10 10 24 15 38 15z">
          <text:p/>
        </draw:path>
        <draw:path draw:style-name="gr22" draw:text-style-name="P13" draw:layer="layout" svg:width="0.106cm" svg:height="0.106cm" svg:x="30.014cm" svg:y="8.1cm" svg:viewBox="0 0 107 107" svg:d="M53 107c14 0 28-6 38-16s16-23 16-37-6-29-16-39-24-15-38-15-28 5-38 15c-9 10-15 25-15 39s6 27 15 37c10 10 24 16 38 16z">
          <text:p/>
        </draw:path>
        <draw:path draw:style-name="gr22" draw:text-style-name="P13" draw:layer="layout" svg:width="0.105cm" svg:height="0.106cm" svg:x="27.172cm" svg:y="9.664cm" svg:viewBox="0 0 106 107" svg:d="M53 107c14 0 28-6 38-16s15-23 15-37c0-15-5-29-15-38-10-10-24-16-38-16s-28 6-38 16c-10 9-15 23-15 38 0 14 5 27 15 37s24 16 38 16z">
          <text:p/>
        </draw:path>
        <draw:path draw:style-name="gr22" draw:text-style-name="P13" draw:layer="layout" svg:width="0.106cm" svg:height="0.105cm" svg:x="28.283cm" svg:y="9.703cm" svg:viewBox="0 0 107 106" svg:d="M54 106c14 0 27-5 37-15s16-23 16-37c0-15-6-28-16-38-10-11-23-16-37-16s-28 5-38 16c-11 10-16 23-16 38 0 14 5 27 16 37 10 10 24 15 38 15z">
          <text:p/>
        </draw:path>
        <draw:path draw:style-name="gr22" draw:text-style-name="P13" draw:layer="layout" svg:width="0.106cm" svg:height="0.106cm" svg:x="28.885cm" svg:y="7.947cm" svg:viewBox="0 0 107 107" svg:d="M54 107c14 0 28-5 38-15 10-11 15-25 15-39s-5-27-15-37-24-16-38-16c-15 0-28 6-38 16s-16 23-16 37 6 28 16 39c10 10 23 15 38 15z">
          <text:p/>
        </draw:path>
        <draw:path draw:style-name="gr22" draw:text-style-name="P13" draw:layer="layout" svg:width="0.105cm" svg:height="0.106cm" svg:x="27.839cm" svg:y="10.168cm" svg:viewBox="0 0 106 107" svg:d="M53 107c15 0 28-5 38-15s15-25 15-39-5-27-15-37-23-16-38-16-28 6-38 16-15 23-15 37 5 29 15 39 23 15 38 15z">
          <text:p/>
        </draw:path>
        <draw:path draw:style-name="gr22" draw:text-style-name="P13" draw:layer="layout" svg:width="0.106cm" svg:height="0.106cm" svg:x="26.451cm" svg:y="9.467cm" svg:viewBox="0 0 107 107" svg:d="M53 107c15 0 28-6 38-16 10-9 16-23 16-37s-6-28-16-38-23-16-38-16c-14 0-28 6-37 16-10 10-16 24-16 38s6 28 16 37c9 10 23 16 37 16z">
          <text:p/>
        </draw:path>
        <draw:path draw:style-name="gr22" draw:text-style-name="P13" draw:layer="layout" svg:width="0.105cm" svg:height="0.106cm" svg:x="30.21cm" svg:y="8.219cm" svg:viewBox="0 0 106 107" svg:d="M52 107c14 0 28-6 39-16 10-10 15-23 15-37s-5-28-15-38c-11-10-25-16-39-16s-27 6-37 16-15 24-15 38 5 27 15 37 23 16 37 16z">
          <text:p/>
        </draw:path>
        <draw:path draw:style-name="gr22" draw:text-style-name="P13" draw:layer="layout" svg:width="0.106cm" svg:height="0.106cm" svg:x="28.409cm" svg:y="7.6cm" svg:viewBox="0 0 107 107" svg:d="M53 107c14 0 28-5 38-15 11-10 16-24 16-38s-5-27-16-37c-10-11-24-17-38-17s-27 6-37 17c-10 10-16 23-16 37s6 28 16 38 23 15 37 15z">
          <text:p/>
        </draw:path>
        <draw:path draw:style-name="gr22" draw:text-style-name="P13" draw:layer="layout" svg:width="0.105cm" svg:height="0.106cm" svg:x="28.348cm" svg:y="9.633cm" svg:viewBox="0 0 106 107" svg:d="M52 107c15 0 29-5 39-15s15-25 15-39-5-27-15-37-24-16-39-16c-14 0-27 6-37 16s-15 23-15 37 5 29 15 39 23 15 37 15z">
          <text:p/>
        </draw:path>
        <draw:path draw:style-name="gr22" draw:text-style-name="P13" draw:layer="layout" svg:width="0.106cm" svg:height="0.106cm" svg:x="29.378cm" svg:y="7.679cm" svg:viewBox="0 0 107 107" svg:d="M53 107c14 0 28-6 38-16s16-23 16-37-6-29-16-39-24-15-38-15-28 5-38 15-15 25-15 39 5 27 15 37 24 16 38 16z">
          <text:p/>
        </draw:path>
        <draw:path draw:style-name="gr22" draw:text-style-name="P13" draw:layer="layout" svg:width="0.106cm" svg:height="0.105cm" svg:x="29.83cm" svg:y="7.722cm" svg:viewBox="0 0 107 106" svg:d="M54 106c14 0 27-6 37-16s16-23 16-38c0-14-6-27-16-37s-23-15-37-15c-15 0-29 5-38 15-10 10-16 23-16 37 0 15 6 28 16 38 9 10 23 16 38 16z">
          <text:p/>
        </draw:path>
        <draw:path draw:style-name="gr22" draw:text-style-name="P13" draw:layer="layout" svg:width="0.106cm" svg:height="0.106cm" svg:x="29.806cm" svg:y="9.373cm" svg:viewBox="0 0 107 107" svg:d="M53 107c15 0 28-6 38-16s16-23 16-37-6-28-16-39c-10-10-23-15-38-15-14 0-28 5-38 15-10 11-15 25-15 39s5 27 15 37 24 16 38 16z">
          <text:p/>
        </draw:path>
        <draw:path draw:style-name="gr22" draw:text-style-name="P13" draw:layer="layout" svg:width="0.106cm" svg:height="0.106cm" svg:x="30.455cm" svg:y="6.509cm" svg:viewBox="0 0 107 107" svg:d="M54 107c14 0 28-5 38-15s15-24 15-39c0-14-5-27-15-37s-24-16-38-16c-15 0-28 6-38 16s-16 23-16 37c0 15 6 29 16 39s23 15 38 15z">
          <text:p/>
        </draw:path>
        <draw:path draw:style-name="gr22" draw:text-style-name="P13" draw:layer="layout" svg:width="0.106cm" svg:height="0.105cm" svg:x="30.778cm" svg:y="7.111cm" svg:viewBox="0 0 107 106" svg:d="M54 106c14 0 27-5 37-15 10-11 16-24 16-38s-6-28-16-38-23-15-37-15c-15 0-29 5-39 15s-15 24-15 38 5 27 15 38c10 10 24 15 39 15z">
          <text:p/>
        </draw:path>
        <draw:path draw:style-name="gr22" draw:text-style-name="P13" draw:layer="layout" svg:width="0.105cm" svg:height="0.106cm" svg:x="27.238cm" svg:y="10.311cm" svg:viewBox="0 0 106 107" svg:d="M54 107c14 0 27-6 37-15 10-10 15-24 15-38s-5-28-15-38-23-16-37-16c-15 0-28 6-38 16-11 10-16 24-16 38s5 28 16 38c10 9 23 15 38 15z">
          <text:p/>
        </draw:path>
        <draw:path draw:style-name="gr22" draw:text-style-name="P13" draw:layer="layout" svg:width="0.106cm" svg:height="0.106cm" svg:x="28.691cm" svg:y="7.679cm" svg:viewBox="0 0 107 107" svg:d="M54 107c14 0 28-6 38-16 10-9 15-23 15-37s-5-28-15-38-24-16-38-16-28 6-38 16-16 24-16 38 6 28 16 37c10 10 24 16 38 16z">
          <text:p/>
        </draw:path>
        <draw:path draw:style-name="gr22" draw:text-style-name="P13" draw:layer="layout" svg:width="0.106cm" svg:height="0.106cm" svg:x="28.018cm" svg:y="8.086cm" svg:viewBox="0 0 107 107" svg:d="M53 107c14 0 28-5 38-15s16-24 16-38c0-15-6-28-16-38s-24-16-38-16-28 6-38 16-15 23-15 38c0 14 5 28 15 38s24 15 38 15z">
          <text:p/>
        </draw:path>
        <draw:path draw:style-name="gr22" draw:text-style-name="P13" draw:layer="layout" svg:width="0.106cm" svg:height="0.106cm" svg:x="28.131cm" svg:y="9.024cm" svg:viewBox="0 0 107 107" svg:d="M53 107c15 0 28-6 38-15 10-10 16-24 16-39 0-14-6-27-16-37s-23-16-38-16c-14 0-27 6-37 16s-16 23-16 37c0 15 6 29 16 39 10 9 23 15 37 15z">
          <text:p/>
        </draw:path>
        <draw:path draw:style-name="gr22" draw:text-style-name="P13" draw:layer="layout" svg:width="0.106cm" svg:height="0.105cm" svg:x="28.01cm" svg:y="9.09cm" svg:viewBox="0 0 107 106" svg:d="M53 106c14 0 28-5 38-16 10-10 16-23 16-37s-6-28-16-38-24-15-38-15-27 5-37 15-16 24-16 38 6 27 16 37c10 11 23 16 37 16z">
          <text:p/>
        </draw:path>
        <draw:path draw:style-name="gr22" draw:text-style-name="P13" draw:layer="layout" svg:width="0.105cm" svg:height="0.106cm" svg:x="28.071cm" svg:y="9.748cm" svg:viewBox="0 0 106 107" svg:d="M53 107c15 0 28-6 38-16 10-9 15-24 15-38s-5-27-15-37-23-16-38-16c-14 0-27 6-38 16-10 10-15 23-15 37s5 29 15 38c11 10 24 16 38 16z">
          <text:p/>
        </draw:path>
        <draw:path draw:style-name="gr22" draw:text-style-name="P13" draw:layer="layout" svg:width="0.106cm" svg:height="0.106cm" svg:x="28.017cm" svg:y="10.118cm" svg:viewBox="0 0 107 107" svg:d="M53 107c14 0 29-6 38-16 10-10 16-23 16-37s-6-28-16-38c-9-11-24-16-38-16s-27 5-37 16c-10 10-16 24-16 38s6 27 16 37 23 16 37 16z">
          <text:p/>
        </draw:path>
        <draw:path draw:style-name="gr22" draw:text-style-name="P13" draw:layer="layout" svg:width="0.106cm" svg:height="0.106cm" svg:x="28.625cm" svg:y="8.716cm" svg:viewBox="0 0 107 107" svg:d="M53 107c14 0 27-6 37-16 11-10 17-23 17-37 0-15-6-29-17-39-10-10-23-15-37-15s-28 5-38 15-15 24-15 39c0 14 5 27 15 37s24 16 38 16z">
          <text:p/>
        </draw:path>
        <draw:path draw:style-name="gr22" draw:text-style-name="P13" draw:layer="layout" svg:width="0.106cm" svg:height="0.106cm" svg:x="28.633cm" svg:y="9.059cm" svg:viewBox="0 0 107 107" svg:d="M53 107c14 0 27-5 38-15 10-10 16-24 16-38s-6-27-16-38c-11-10-24-16-38-16s-28 6-38 16c-9 11-15 24-15 38s6 28 15 38c10 10 24 15 38 15z">
          <text:p/>
        </draw:path>
        <draw:path draw:style-name="gr22" draw:text-style-name="P13" draw:layer="layout" svg:width="0.105cm" svg:height="0.106cm" svg:x="27.123cm" svg:y="9.814cm" svg:viewBox="0 0 106 107" svg:d="M54 107c14 0 27-5 37-15s15-24 15-38-5-27-15-37-23-17-37-17c-15 0-28 7-39 17-10 10-15 23-15 37s5 28 15 38c11 10 24 15 39 15z">
          <text:p/>
        </draw:path>
        <draw:path draw:style-name="gr22" draw:text-style-name="P13" draw:layer="layout" svg:width="0.106cm" svg:height="0.106cm" svg:x="26.415cm" svg:y="9.356cm" svg:viewBox="0 0 107 107" svg:d="M53 107c14 0 27-6 37-16 11-10 17-23 17-37 0-15-6-29-17-38-10-10-23-16-37-16s-28 6-38 16c-10 9-15 23-15 38 0 14 5 27 15 37s24 16 38 16z">
          <text:p/>
        </draw:path>
        <draw:path draw:style-name="gr22" draw:text-style-name="P13" draw:layer="layout" svg:width="0.106cm" svg:height="0.105cm" svg:x="27.083cm" svg:y="10.164cm" svg:viewBox="0 0 107 106" svg:d="M53 106c15 0 29-5 39-15s15-25 15-39-5-27-15-37-24-15-39-15c-14 0-27 5-37 15s-16 23-16 37 6 29 16 39 23 15 37 15z">
          <text:p/>
        </draw:path>
        <draw:path draw:style-name="gr22" draw:text-style-name="P13" draw:layer="layout" svg:width="0.105cm" svg:height="0.106cm" svg:x="27.418cm" svg:y="9.705cm" svg:viewBox="0 0 106 107" svg:d="M54 107c14 0 27-6 37-16 10-9 15-23 15-37s-5-27-15-37c-10-11-23-17-37-17-16 0-29 6-39 17-10 10-15 23-15 37s5 28 15 37c10 10 23 16 39 16z">
          <text:p/>
        </draw:path>
        <draw:path draw:style-name="gr22" draw:text-style-name="P13" draw:layer="layout" svg:width="0.106cm" svg:height="0.106cm" svg:x="30.358cm" svg:y="8.572cm" svg:viewBox="0 0 107 107" svg:d="M54 107c14 0 28-6 38-17 10-10 15-23 15-37s-5-28-15-38-24-15-38-15c-15 0-28 5-38 15s-16 24-16 38 6 27 16 37c10 11 23 17 38 17z">
          <text:p/>
        </draw:path>
        <draw:path draw:style-name="gr22" draw:text-style-name="P13" draw:layer="layout" svg:width="0.106cm" svg:height="0.106cm" svg:x="30.894cm" svg:y="6.904cm" svg:viewBox="0 0 107 107" svg:d="M54 107c14 0 27-6 37-15 10-10 16-25 16-39s-6-27-16-37-23-16-37-16-29 6-39 16-15 23-15 37 5 29 15 39c10 9 25 15 39 15z">
          <text:p/>
        </draw:path>
        <draw:path draw:style-name="gr22" draw:text-style-name="P13" draw:layer="layout" svg:width="0.106cm" svg:height="0.106cm" svg:x="31.236cm" svg:y="7.083cm" svg:viewBox="0 0 107 107" svg:d="M54 107c14 0 27-6 37-15 10-10 16-24 16-38s-6-27-16-37-23-17-37-17-28 7-38 17-16 23-16 37 6 28 16 38c10 9 24 15 38 15z">
          <text:p/>
        </draw:path>
        <draw:path draw:style-name="gr22" draw:text-style-name="P13" draw:layer="layout" svg:width="0.106cm" svg:height="0.106cm" svg:x="27.401cm" svg:y="10.104cm" svg:viewBox="0 0 107 107" svg:d="M53 107c15 0 28-6 38-16s16-23 16-37-6-29-16-39-23-15-38-15c-14 0-28 5-38 15s-15 25-15 39 5 27 15 37 24 16 38 16z">
          <text:p/>
        </draw:path>
        <draw:path draw:style-name="gr22" draw:text-style-name="P13" draw:layer="layout" svg:width="0.105cm" svg:height="0.105cm" svg:x="30.38cm" svg:y="8.103cm" svg:viewBox="0 0 106 106" svg:d="M53 106c15 0 28-5 38-15s15-24 15-38-5-28-15-38-23-15-38-15c-14 0-27 5-38 15-10 10-15 24-15 38s5 28 15 38c11 10 24 15 38 15z">
          <text:p/>
        </draw:path>
        <draw:path draw:style-name="gr22" draw:text-style-name="P13" draw:layer="layout" svg:width="0.106cm" svg:height="0.106cm" svg:x="27.298cm" svg:y="11.254cm" svg:viewBox="0 0 107 107" svg:d="M53 107c15 0 29-5 39-15s15-24 15-38-5-28-15-38-24-16-39-16c-14 0-27 6-37 16s-16 24-16 38 6 28 16 38 23 15 37 15z">
          <text:p/>
        </draw:path>
        <draw:path draw:style-name="gr22" draw:text-style-name="P13" draw:layer="layout" svg:width="0.106cm" svg:height="0.106cm" svg:x="28.262cm" svg:y="10.875cm" svg:viewBox="0 0 107 107" svg:d="M54 107c14 0 27-6 37-16s16-24 16-38-6-27-16-37-23-16-37-16-29 6-39 16-15 23-15 37 5 28 15 38 25 16 39 16z">
          <text:p/>
        </draw:path>
        <draw:path draw:style-name="gr22" draw:text-style-name="P13" draw:layer="layout" svg:width="0.106cm" svg:height="0.105cm" svg:x="27.439cm" svg:y="9.802cm" svg:viewBox="0 0 107 106" svg:d="M54 106c14 0 27-5 37-15s16-24 16-38-6-27-16-38c-10-10-23-15-37-15s-28 5-39 15c-10 11-15 24-15 38s5 28 15 38c11 10 25 15 39 15z">
          <text:p/>
        </draw:path>
        <draw:path draw:style-name="gr22" draw:text-style-name="P13" draw:layer="layout" svg:width="0.105cm" svg:height="0.106cm" svg:x="27.259cm" svg:y="10.302cm" svg:viewBox="0 0 106 107" svg:d="M53 107c14 0 27-6 37-16 11-10 16-23 16-37 0-15-5-29-16-38-10-10-23-16-37-16s-28 6-38 16c-10 9-15 23-15 38 0 14 5 27 15 37s24 16 38 16z">
          <text:p/>
        </draw:path>
        <draw:path draw:style-name="gr22" draw:text-style-name="P13" draw:layer="layout" svg:width="0.106cm" svg:height="0.106cm" svg:x="28.539cm" svg:y="8.761cm" svg:viewBox="0 0 107 107" svg:d="M53 107c14 0 28-5 38-15s16-24 16-38-6-27-16-37c-10-11-24-17-38-17s-28 6-37 17c-10 10-16 23-16 37s6 28 16 38c9 10 23 15 37 15z">
          <text:p/>
        </draw:path>
        <draw:path draw:style-name="gr22" draw:text-style-name="P13" draw:layer="layout" svg:width="0.106cm" svg:height="0.106cm" svg:x="28.371cm" svg:y="9.296cm" svg:viewBox="0 0 107 107" svg:d="M54 107c14 0 27-7 37-17s16-23 16-37-6-28-16-37c-10-10-23-16-37-16s-29 6-38 16c-10 9-16 23-16 37s6 27 16 37c9 10 24 17 38 17z">
          <text:p/>
        </draw:path>
        <draw:path draw:style-name="gr22" draw:text-style-name="P13" draw:layer="layout" svg:width="0.105cm" svg:height="0.106cm" svg:x="30.027cm" svg:y="7.579cm" svg:viewBox="0 0 106 107" svg:d="M53 107c15 0 28-6 38-16s15-23 15-37-5-29-15-39-23-15-38-15c-14 0-28 5-38 15s-15 25-15 39 5 27 15 37 24 16 38 16z">
          <text:p/>
        </draw:path>
        <draw:path draw:style-name="gr22" draw:text-style-name="P13" draw:layer="layout" svg:width="0.106cm" svg:height="0.106cm" svg:x="29.559cm" svg:y="7.832cm" svg:viewBox="0 0 107 107" svg:d="M53 107c14 0 27-6 37-17 10-10 17-23 17-37s-7-28-17-38-23-15-37-15-28 5-37 15c-10 10-16 24-16 38s6 27 16 37c9 11 23 17 37 17z">
          <text:p/>
        </draw:path>
        <draw:path draw:style-name="gr22" draw:text-style-name="P13" draw:layer="layout" svg:width="0.106cm" svg:height="0.106cm" svg:x="29.706cm" svg:y="9.413cm" svg:viewBox="0 0 107 107" svg:d="M53 107c15 0 29-6 39-15 10-11 15-25 15-39s-5-27-15-37-24-16-39-16c-14 0-27 6-37 16s-16 23-16 37 6 28 16 39c10 9 23 15 37 15z">
          <text:p/>
        </draw:path>
        <draw:path draw:style-name="gr22" draw:text-style-name="P13" draw:layer="layout" svg:width="0.105cm" svg:height="0.106cm" svg:x="30.624cm" svg:y="8.413cm" svg:viewBox="0 0 106 107" svg:d="M53 107c14 0 27-6 38-16 10-9 15-23 15-37 0-15-5-28-15-38-11-10-24-16-38-16s-28 6-38 16-15 23-15 38c0 14 5 28 15 37 10 10 24 16 38 16z">
          <text:p/>
        </draw:path>
        <draw:path draw:style-name="gr22" draw:text-style-name="P13" draw:layer="layout" svg:width="0.106cm" svg:height="0.106cm" svg:x="27.008cm" svg:y="9.33cm" svg:viewBox="0 0 107 107" svg:d="M54 107c14 0 28-5 38-15s15-25 15-39-5-27-15-37-24-16-38-16-28 6-38 16-16 23-16 37 6 29 16 39 24 15 38 15z">
          <text:p/>
        </draw:path>
        <draw:path draw:style-name="gr22" draw:text-style-name="P13" draw:layer="layout" svg:width="0.106cm" svg:height="0.106cm" svg:x="28.568cm" svg:y="10.994cm" svg:viewBox="0 0 107 107" svg:d="M54 107c14 0 28-6 38-16s15-24 15-38-5-27-15-37-24-16-38-16c-15 0-28 6-38 16s-16 23-16 37 6 28 16 38 23 16 38 16z">
          <text:p/>
        </draw:path>
        <draw:path draw:style-name="gr22" draw:text-style-name="P13" draw:layer="layout" svg:width="0.106cm" svg:height="0.106cm" svg:x="28.363cm" svg:y="10.002cm" svg:viewBox="0 0 107 107" svg:d="M54 107c14 0 28-5 38-15s15-24 15-38-5-27-15-38c-10-10-24-16-38-16-15 0-28 6-38 16-10 11-16 24-16 38s6 28 16 38 23 15 38 15z">
          <text:p/>
        </draw:path>
        <draw:path draw:style-name="gr22" draw:text-style-name="P13" draw:layer="layout" svg:width="0.106cm" svg:height="0.105cm" svg:x="31.74cm" svg:y="6.281cm" svg:viewBox="0 0 107 106" svg:d="M54 106c14 0 28-5 38-15s15-24 15-39c0-14-5-27-15-37s-24-15-38-15-27 5-38 15c-10 10-16 23-16 37 0 15 6 29 16 39 11 10 24 15 38 15z">
          <text:p/>
        </draw:path>
        <draw:path draw:style-name="gr22" draw:text-style-name="P13" draw:layer="layout" svg:width="0.106cm" svg:height="0.107cm" svg:x="31.377cm" svg:y="6.877cm" svg:viewBox="0 0 107 108" svg:d="M53 108c14 0 29-6 39-16 9-10 15-24 15-38s-6-27-15-37c-10-10-25-17-39-17s-27 7-37 17-16 23-16 37 6 28 16 38 23 16 37 16z">
          <text:p/>
        </draw:path>
        <draw:path draw:style-name="gr22" draw:text-style-name="P13" draw:layer="layout" svg:width="0.107cm" svg:height="0.106cm" svg:x="27.667cm" svg:y="10.313cm" svg:viewBox="0 0 108 107" svg:d="M54 107c14 0 28-6 38-16 10-9 16-23 16-37s-6-28-16-38-24-16-38-16-27 6-37 16-17 24-17 38 7 28 17 37c10 10 23 16 37 16z">
          <text:p/>
        </draw:path>
        <draw:path draw:style-name="gr22" draw:text-style-name="P13" draw:layer="layout" svg:width="0.106cm" svg:height="0.106cm" svg:x="27.178cm" svg:y="10.952cm" svg:viewBox="0 0 107 107" svg:d="M53 107c14 0 28-6 38-16s16-23 16-37-6-28-16-39c-10-9-24-15-38-15s-28 6-37 15c-10 11-16 25-16 39s6 27 16 37c9 10 23 16 37 16z">
          <text:p/>
        </draw:path>
        <draw:path draw:style-name="gr22" draw:text-style-name="P13" draw:layer="layout" svg:width="0.105cm" svg:height="0.106cm" svg:x="29.827cm" svg:y="8.532cm" svg:viewBox="0 0 106 107" svg:d="M53 107c14 0 28-6 38-16s15-23 15-37-5-29-15-39-24-15-38-15c-15 0-28 5-38 15s-15 25-15 39 5 27 15 37 23 16 38 16z">
          <text:p/>
        </draw:path>
        <draw:path draw:style-name="gr22" draw:text-style-name="P13" draw:layer="layout" svg:width="0.106cm" svg:height="0.105cm" svg:x="31.65cm" svg:y="5.823cm" svg:viewBox="0 0 107 106" svg:d="M54 106c14 0 27-5 37-15s16-24 16-38-6-27-16-37-23-16-37-16-28 6-38 16c-11 10-16 23-16 37s5 28 16 38c10 10 24 15 38 15z">
          <text:p/>
        </draw:path>
        <draw:path draw:style-name="gr22" draw:text-style-name="P13" draw:layer="layout" svg:width="0.106cm" svg:height="0.106cm" svg:x="28.439cm" svg:y="9.65cm" svg:viewBox="0 0 107 107" svg:d="M53 107c14 0 28-6 38-16s16-23 16-38c0-14-6-28-16-38s-24-15-38-15-28 5-38 15-15 24-15 38c0 15 5 28 15 38s24 16 38 16z">
          <text:p/>
        </draw:path>
        <draw:path draw:style-name="gr22" draw:text-style-name="P13" draw:layer="layout" svg:width="0.106cm" svg:height="0.106cm" svg:x="28.769cm" svg:y="8.439cm" svg:viewBox="0 0 107 107" svg:d="M53 107c15 0 28-5 38-15s16-24 16-38-6-27-16-37c-10-11-23-17-38-17-14 0-28 6-37 17-10 10-16 23-16 37s6 28 16 38c9 10 23 15 37 15z">
          <text:p/>
        </draw:path>
        <draw:path draw:style-name="gr22" draw:text-style-name="P13" draw:layer="layout" svg:width="0.105cm" svg:height="0.106cm" svg:x="27.432cm" svg:y="11.529cm" svg:viewBox="0 0 106 107" svg:d="M53 107c14 0 28-6 38-16s15-24 15-38-5-28-15-37c-10-10-24-16-38-16s-28 6-38 16c-10 9-15 23-15 37s5 28 15 38 24 16 38 16z">
          <text:p/>
        </draw:path>
        <draw:path draw:style-name="gr22" draw:text-style-name="P13" draw:layer="layout" svg:width="0.106cm" svg:height="0.106cm" svg:x="27.015cm" svg:y="9.793cm" svg:viewBox="0 0 107 107" svg:d="M54 107c14 0 27-5 37-15s16-24 16-38-6-27-16-38c-10-10-23-16-37-16s-28 6-39 16c-10 11-15 24-15 38s5 28 15 38c11 10 25 15 39 15z">
          <text:p/>
        </draw:path>
        <draw:path draw:style-name="gr22" draw:text-style-name="P13" draw:layer="layout" svg:width="0.105cm" svg:height="0.105cm" svg:x="29.097cm" svg:y="9.895cm" svg:viewBox="0 0 106 106" svg:d="M53 106c14 0 28-5 38-15s15-23 15-37-5-29-15-39-24-15-38-15c-15 0-28 5-38 15s-15 25-15 39 5 27 15 37 23 15 38 15z">
          <text:p/>
        </draw:path>
        <draw:path draw:style-name="gr22" draw:text-style-name="P13" draw:layer="layout" svg:width="0.106cm" svg:height="0.106cm" svg:x="28.2cm" svg:y="10.626cm" svg:viewBox="0 0 107 107" svg:d="M53 107c14 0 28-6 38-16 11-9 16-23 16-37s-5-28-16-38c-10-10-24-16-38-16s-27 6-37 16-16 24-16 38 6 28 16 37c10 10 23 16 37 16z">
          <text:p/>
        </draw:path>
        <draw:path draw:style-name="gr22" draw:text-style-name="P13" draw:layer="layout" svg:width="0.106cm" svg:height="0.106cm" svg:x="26.527cm" svg:y="10.739cm" svg:viewBox="0 0 107 107" svg:d="M53 107c14 0 27-6 37-16 11-9 17-23 17-37s-6-27-17-38c-10-10-23-16-37-16s-28 6-38 16c-10 11-15 24-15 38s5 28 15 37c10 10 24 16 38 16z">
          <text:p/>
        </draw:path>
        <draw:path draw:style-name="gr22" draw:text-style-name="P13" draw:layer="layout" svg:width="0.106cm" svg:height="0.106cm" svg:x="30.435cm" svg:y="8.509cm" svg:viewBox="0 0 107 107" svg:d="M53 107c14 0 28-6 38-16s16-23 16-37c0-15-6-29-16-38-10-10-24-16-38-16s-28 6-38 16c-10 9-15 23-15 38 0 14 5 27 15 37s24 16 38 16z">
          <text:p/>
        </draw:path>
        <draw:path draw:style-name="gr22" draw:text-style-name="P13" draw:layer="layout" svg:width="0.106cm" svg:height="0.105cm" svg:x="28.73cm" svg:y="8.477cm" svg:viewBox="0 0 107 106" svg:d="M53 106c14 0 28-5 37-15 11-11 17-24 17-38 0-15-6-28-17-38-9-10-23-15-37-15s-27 5-37 15-16 23-16 38c0 14 6 27 16 38 10 10 23 15 37 15z">
          <text:p/>
        </draw:path>
        <draw:path draw:style-name="gr22" draw:text-style-name="P13" draw:layer="layout" svg:width="0.106cm" svg:height="0.106cm" svg:x="29.71cm" svg:y="8.612cm" svg:viewBox="0 0 107 107" svg:d="M53 107c15 0 28-6 38-16s16-23 16-37c0-15-6-29-16-38-10-10-23-16-38-16-14 0-28 6-38 16-10 9-15 23-15 38 0 14 5 27 15 37s24 16 38 16z">
          <text:p/>
        </draw:path>
        <draw:path draw:style-name="gr22" draw:text-style-name="P13" draw:layer="layout" svg:width="0.106cm" svg:height="0.106cm" svg:x="29.893cm" svg:y="7.574cm" svg:viewBox="0 0 107 107" svg:d="M53 107c14 0 27-6 38-16 10-10 16-23 16-37s-6-29-16-38c-11-10-24-16-38-16s-28 6-38 16c-9 9-15 24-15 38s6 27 15 37c10 10 24 16 38 16z">
          <text:p/>
        </draw:path>
        <draw:path draw:style-name="gr22" draw:text-style-name="P13" draw:layer="layout" svg:width="0.106cm" svg:height="0.106cm" svg:x="29.037cm" svg:y="8.39cm" svg:viewBox="0 0 107 107" svg:d="M53 107c14 0 27-6 37-16s17-23 17-38c0-14-7-28-17-37-10-10-23-16-37-16s-28 6-38 16c-9 9-15 23-15 37 0 15 6 28 15 38 10 10 24 16 38 16z">
          <text:p/>
        </draw:path>
        <draw:path draw:style-name="gr22" draw:text-style-name="P13" draw:layer="layout" svg:width="0.106cm" svg:height="0.106cm" svg:x="30.15cm" svg:y="7.841cm" svg:viewBox="0 0 107 107" svg:d="M54 107c14 0 28-6 38-15 9-11 15-25 15-39s-6-27-15-37c-10-10-24-16-38-16s-28 6-38 16-16 23-16 37 6 28 16 39c10 9 24 15 38 15z">
          <text:p/>
        </draw:path>
        <draw:path draw:style-name="gr22" draw:text-style-name="P13" draw:layer="layout" svg:width="0.106cm" svg:height="0.106cm" svg:x="29.249cm" svg:y="7.894cm" svg:viewBox="0 0 107 107" svg:d="M53 107c14 0 28-6 38-16 11-9 16-23 16-37s-5-28-16-38c-10-10-24-16-38-16s-27 6-37 16-16 24-16 38 6 28 16 37c10 10 23 16 37 16z">
          <text:p/>
        </draw:path>
        <draw:path draw:style-name="gr22" draw:text-style-name="P13" draw:layer="layout" svg:width="0.106cm" svg:height="0.106cm" svg:x="27.682cm" svg:y="10.422cm" svg:viewBox="0 0 107 107" svg:d="M53 107c14 0 28-6 37-16 11-10 17-23 17-37s-6-29-17-39c-9-10-23-15-37-15s-27 5-37 15-16 25-16 39 6 27 16 37 23 16 37 16z">
          <text:p/>
        </draw:path>
        <draw:path draw:style-name="gr22" draw:text-style-name="P13" draw:layer="layout" svg:width="0.105cm" svg:height="0.105cm" svg:x="30.19cm" svg:y="7.685cm" svg:viewBox="0 0 106 106" svg:d="M53 106c14 0 27-5 37-15s16-23 16-38c0-14-6-28-16-38s-23-15-37-15c-15 0-28 5-38 15s-15 24-15 38c0 15 5 28 15 38s23 15 38 15z">
          <text:p/>
        </draw:path>
        <draw:path draw:style-name="gr22" draw:text-style-name="P13" draw:layer="layout" svg:width="0.106cm" svg:height="0.106cm" svg:x="29.05cm" svg:y="9.979cm" svg:viewBox="0 0 107 107" svg:d="M53 107c14 0 28-6 38-16s16-23 16-37c0-15-6-29-16-38-10-10-24-16-38-16s-27 6-37 16c-10 9-16 23-16 38 0 14 6 27 16 37s23 16 37 16z">
          <text:p/>
        </draw:path>
        <draw:path draw:style-name="gr22" draw:text-style-name="P13" draw:layer="layout" svg:width="0.106cm" svg:height="0.106cm" svg:x="28.814cm" svg:y="10.747cm" svg:viewBox="0 0 107 107" svg:d="M54 107c14 0 27-6 37-16s16-23 16-37-6-28-16-39c-10-10-23-15-37-15s-28 5-38 15c-11 11-16 25-16 39s5 27 16 37c10 10 24 16 38 16z">
          <text:p/>
        </draw:path>
        <draw:path draw:style-name="gr22" draw:text-style-name="P13" draw:layer="layout" svg:width="0.106cm" svg:height="0.106cm" svg:x="26.462cm" svg:y="11.744cm" svg:viewBox="0 0 107 107" svg:d="M54 107c14 0 28-5 38-15s15-25 15-39-5-27-15-37-24-16-38-16c-15 0-28 6-38 16s-16 23-16 37 6 29 16 39 23 15 38 15z">
          <text:p/>
        </draw:path>
        <draw:path draw:style-name="gr22" draw:text-style-name="P13" draw:layer="layout" svg:width="0.106cm" svg:height="0.106cm" svg:x="28.486cm" svg:y="10.239cm" svg:viewBox="0 0 107 107" svg:d="M54 107c14 0 27-7 37-17s16-23 16-37-6-28-16-38-23-15-37-15-28 5-39 15c-10 10-15 24-15 38s5 27 15 37c11 10 25 17 39 17z">
          <text:p/>
        </draw:path>
        <draw:path draw:style-name="gr22" draw:text-style-name="P13" draw:layer="layout" svg:width="0.106cm" svg:height="0.106cm" svg:x="29.268cm" svg:y="7.346cm" svg:viewBox="0 0 107 107" svg:d="M53 107c14 0 28-5 38-15s16-24 16-39c0-14-6-27-16-37s-24-16-38-16-28 6-38 16c-9 10-15 23-15 37 0 15 6 29 15 39 10 10 24 15 38 15z">
          <text:p/>
        </draw:path>
        <draw:path draw:style-name="gr22" draw:text-style-name="P13" draw:layer="layout" svg:width="0.106cm" svg:height="0.105cm" svg:x="28.988cm" svg:y="8.935cm" svg:viewBox="0 0 107 106" svg:d="M54 106c14 0 27-5 37-15s16-23 16-37c0-16-6-29-16-39s-23-15-37-15c-15 0-29 5-39 15s-15 23-15 39c0 14 5 27 15 37s24 15 39 15z">
          <text:p/>
        </draw:path>
        <draw:path draw:style-name="gr22" draw:text-style-name="P13" draw:layer="layout" svg:width="0.105cm" svg:height="0.106cm" svg:x="29.076cm" svg:y="8.966cm" svg:viewBox="0 0 106 107" svg:d="M53 107c15 0 28-5 38-15s15-24 15-38-5-27-15-37c-10-11-23-17-38-17s-28 6-38 17c-10 10-15 23-15 37s5 28 15 38 23 15 38 15z">
          <text:p/>
        </draw:path>
        <draw:path draw:style-name="gr22" draw:text-style-name="P13" draw:layer="layout" svg:width="0.105cm" svg:height="0.105cm" svg:x="28.279cm" svg:y="9.559cm" svg:viewBox="0 0 106 106" svg:d="M53 106c14 0 28-5 38-15s15-23 15-38-5-28-15-38-24-15-38-15-27 5-38 15c-10 10-15 23-15 38s5 28 15 38c11 10 24 15 38 15z">
          <text:p/>
        </draw:path>
        <draw:path draw:style-name="gr22" draw:text-style-name="P13" draw:layer="layout" svg:width="0.106cm" svg:height="0.106cm" svg:x="26.788cm" svg:y="10.399cm" svg:viewBox="0 0 107 107" svg:d="M54 107c14 0 28-6 38-16s15-23 15-37c0-15-5-29-15-39-10-9-24-15-38-15-15 0-28 6-38 15-10 10-16 24-16 39 0 14 6 27 16 37s23 16 38 16z">
          <text:p/>
        </draw:path>
        <draw:path draw:style-name="gr22" draw:text-style-name="P13" draw:layer="layout" svg:width="0.106cm" svg:height="0.106cm" svg:x="28.954cm" svg:y="10.013cm" svg:viewBox="0 0 107 107" svg:d="M53 107c14 0 29-6 38-16 10-10 16-23 16-37s-6-28-16-38c-9-10-24-16-38-16s-27 6-37 16-16 24-16 38 6 27 16 37 23 16 37 16z">
          <text:p/>
        </draw:path>
        <draw:path draw:style-name="gr22" draw:text-style-name="P13" draw:layer="layout" svg:width="0.106cm" svg:height="0.106cm" svg:x="29.667cm" svg:y="7.287cm" svg:viewBox="0 0 107 107" svg:d="M53 107c14 0 28-6 38-16 11-9 16-23 16-37s-5-27-16-37c-10-11-24-17-38-17s-27 6-37 17c-10 10-16 23-16 37s6 28 16 37c10 10 23 16 37 16z">
          <text:p/>
        </draw:path>
        <draw:path draw:style-name="gr22" draw:text-style-name="P13" draw:layer="layout" svg:width="0.106cm" svg:height="0.106cm" svg:x="29.536cm" svg:y="8.825cm" svg:viewBox="0 0 107 107" svg:d="M54 107c14 0 28-6 37-15 10-10 16-24 16-38 0-15-6-28-16-38-9-10-23-16-37-16s-27 6-38 16c-10 10-16 23-16 38 0 14 6 28 16 38 11 9 24 15 38 15z">
          <text:p/>
        </draw:path>
        <draw:path draw:style-name="gr22" draw:text-style-name="P13" draw:layer="layout" svg:width="0.106cm" svg:height="0.106cm" svg:x="29.49cm" svg:y="8.2cm" svg:viewBox="0 0 107 107" svg:d="M53 107c14 0 29-6 39-16s15-23 15-37c0-15-5-29-15-39s-25-15-39-15-27 5-37 15-16 24-16 39c0 14 6 27 16 37s23 16 37 16z">
          <text:p/>
        </draw:path>
        <draw:path draw:style-name="gr22" draw:text-style-name="P13" draw:layer="layout" svg:width="0.105cm" svg:height="0.106cm" svg:x="28.591cm" svg:y="8.739cm" svg:viewBox="0 0 106 107" svg:d="M53 107c15 0 28-5 38-15s15-24 15-38-5-28-15-38-23-16-38-16c-14 0-27 6-38 16-10 10-15 24-15 38s5 28 15 38c11 10 24 15 38 15z">
          <text:p/>
        </draw:path>
        <draw:path draw:style-name="gr22" draw:text-style-name="P13" draw:layer="layout" svg:width="0.106cm" svg:height="0.106cm" svg:x="28.606cm" svg:y="9.422cm" svg:viewBox="0 0 107 107" svg:d="M54 107c14 0 28-5 38-15 9-10 15-25 15-39s-6-27-15-37c-10-10-24-16-38-16s-27 6-37 16c-11 10-17 23-17 37s6 29 17 39c10 10 23 15 37 15z">
          <text:p/>
        </draw:path>
        <draw:path draw:style-name="gr22" draw:text-style-name="P13" draw:layer="layout" svg:width="0.106cm" svg:height="0.105cm" svg:x="30.343cm" svg:y="8.07cm" svg:viewBox="0 0 107 106" svg:d="M53 106c15 0 29-5 39-15s15-25 15-39-5-27-15-37-24-15-39-15c-14 0-27 5-37 15s-16 23-16 37 6 29 16 39 23 15 37 15z">
          <text:p/>
        </draw:path>
        <draw:path draw:style-name="gr22" draw:text-style-name="P13" draw:layer="layout" svg:width="0.106cm" svg:height="0.105cm" svg:x="26.136cm" svg:y="10.851cm" svg:viewBox="0 0 107 106" svg:d="M53 106c15 0 28-5 38-15s16-24 16-38-6-27-16-38c-10-10-23-15-38-15-14 0-28 5-38 15-10 11-15 24-15 38s5 28 15 38 24 15 38 15z">
          <text:p/>
        </draw:path>
        <draw:path draw:style-name="gr22" draw:text-style-name="P13" draw:layer="layout" svg:width="0.106cm" svg:height="0.106cm" svg:x="26.996cm" svg:y="10.571cm" svg:viewBox="0 0 107 107" svg:d="M54 107c14 0 27-6 37-16 10-11 16-24 16-38s-6-28-16-38-23-15-37-15c-15 0-29 5-38 15-10 10-16 24-16 38s6 27 16 38c9 10 23 16 38 16z">
          <text:p/>
        </draw:path>
        <draw:path draw:style-name="gr22" draw:text-style-name="P13" draw:layer="layout" svg:width="0.106cm" svg:height="0.106cm" svg:x="29.692cm" svg:y="7.752cm" svg:viewBox="0 0 107 107" svg:d="M53 107c14 0 29-5 38-15 10-10 16-25 16-39s-6-27-16-37c-9-10-24-16-38-16s-27 6-37 16-16 23-16 37 6 29 16 39 23 15 37 15z">
          <text:p/>
        </draw:path>
        <draw:path draw:style-name="gr22" draw:text-style-name="P13" draw:layer="layout" svg:width="0.106cm" svg:height="0.106cm" svg:x="27.781cm" svg:y="9.892cm" svg:viewBox="0 0 107 107" svg:d="M53 107c14 0 28-6 38-16 11-10 16-23 16-37s-5-29-16-39c-10-9-24-15-38-15s-27 6-37 15c-10 10-16 25-16 39s6 27 16 37 23 16 37 16z">
          <text:p/>
        </draw:path>
        <draw:path draw:style-name="gr22" draw:text-style-name="P13" draw:layer="layout" svg:width="0.105cm" svg:height="0.106cm" svg:x="29.444cm" svg:y="6.954cm" svg:viewBox="0 0 106 107" svg:d="M54 107c14 0 27-6 37-16s15-23 15-37-5-29-15-39c-10-9-23-15-37-15s-28 6-38 15c-11 10-16 25-16 39s5 27 16 37c10 10 24 16 38 16z">
          <text:p/>
        </draw:path>
        <draw:path draw:style-name="gr22" draw:text-style-name="P13" draw:layer="layout" svg:width="0.106cm" svg:height="0.106cm" svg:x="29.286cm" svg:y="9.725cm" svg:viewBox="0 0 107 107" svg:d="M53 107c15 0 29-6 39-17 10-10 15-23 15-37s-5-28-15-38-24-15-39-15c-14 0-27 5-37 15s-16 24-16 38 6 27 16 37c10 11 23 17 37 17z">
          <text:p/>
        </draw:path>
        <draw:path draw:style-name="gr22" draw:text-style-name="P13" draw:layer="layout" svg:width="0.106cm" svg:height="0.106cm" svg:x="30.246cm" svg:y="9.03cm" svg:viewBox="0 0 107 107" svg:d="M54 107c14 0 28-6 38-16 9-10 15-23 15-37 0-15-6-29-15-39-10-9-24-15-38-15-15 0-28 6-38 15-10 10-16 24-16 39 0 14 6 27 16 37s23 16 38 16z">
          <text:p/>
        </draw:path>
        <draw:path draw:style-name="gr22" draw:text-style-name="P13" draw:layer="layout" svg:width="0.106cm" svg:height="0.106cm" svg:x="29.359cm" svg:y="8.092cm" svg:viewBox="0 0 107 107" svg:d="M53 107c14 0 27-6 37-16 11-10 17-23 17-37 0-15-6-29-17-39-10-10-23-15-37-15s-28 5-38 15-15 24-15 39c0 14 5 27 15 37s24 16 38 16z">
          <text:p/>
        </draw:path>
        <draw:path draw:style-name="gr22" draw:text-style-name="P13" draw:layer="layout" svg:width="0.106cm" svg:height="0.105cm" svg:x="31.417cm" svg:y="7.608cm" svg:viewBox="0 0 107 106" svg:d="M54 106c14 0 28-5 37-15 10-10 16-23 16-37s-6-28-16-38c-9-10-23-16-37-16s-28 6-38 16-16 24-16 38 6 27 16 37 24 15 38 15z">
          <text:p/>
        </draw:path>
        <draw:path draw:style-name="gr22" draw:text-style-name="P13" draw:layer="layout" svg:width="0.106cm" svg:height="0.106cm" svg:x="28.271cm" svg:y="9.501cm" svg:viewBox="0 0 107 107" svg:d="M54 107c14 0 27-5 37-15s16-24 16-38-6-27-16-37-23-17-37-17-29 7-39 17c-9 10-15 23-15 37s6 28 15 38c10 10 25 15 39 15z">
          <text:p/>
        </draw:path>
        <draw:path draw:style-name="gr22" draw:text-style-name="P13" draw:layer="layout" svg:width="0.106cm" svg:height="0.106cm" svg:x="27.918cm" svg:y="10.595cm" svg:viewBox="0 0 107 107" svg:d="M53 107c15 0 28-6 38-16s16-23 16-38c0-14-6-28-16-37-10-10-23-16-38-16-14 0-28 6-37 16-10 9-16 23-16 37 0 15 6 28 16 38 9 10 23 16 37 16z">
          <text:p/>
        </draw:path>
        <draw:path draw:style-name="gr22" draw:text-style-name="P13" draw:layer="layout" svg:width="0.106cm" svg:height="0.106cm" svg:x="24.893cm" svg:y="10.238cm" svg:viewBox="0 0 107 107" svg:d="M54 107c14 0 27-7 37-17s16-23 16-37-6-28-16-38-23-15-37-15c-15 0-29 5-39 15s-15 24-15 38 5 27 15 37 24 17 39 17z">
          <text:p/>
        </draw:path>
        <draw:path draw:style-name="gr22" draw:text-style-name="P13" draw:layer="layout" svg:width="0.105cm" svg:height="0.106cm" svg:x="26.984cm" svg:y="9.887cm" svg:viewBox="0 0 106 107" svg:d="M53 107c15 0 28-6 38-15 10-10 15-24 15-38s-5-28-15-38-23-16-38-16c-14 0-28 6-38 16s-15 24-15 38 5 28 15 38c10 9 24 15 38 15z">
          <text:p/>
        </draw:path>
        <draw:path draw:style-name="gr22" draw:text-style-name="P13" draw:layer="layout" svg:width="0.106cm" svg:height="0.106cm" svg:x="30.945cm" svg:y="7.224cm" svg:viewBox="0 0 107 107" svg:d="M53 107c14 0 27-6 38-16 10-10 16-24 16-38s-6-28-16-38c-11-10-24-15-38-15s-28 5-38 15-15 24-15 38 5 28 15 38 24 16 38 16z">
          <text:p/>
        </draw:path>
        <draw:path draw:style-name="gr22" draw:text-style-name="P13" draw:layer="layout" svg:width="0.106cm" svg:height="0.105cm" svg:x="30.234cm" svg:y="9.844cm" svg:viewBox="0 0 107 106" svg:d="M53 106c15 0 29-5 39-15s15-24 15-38c0-15-5-28-15-38s-24-15-39-15c-14 0-27 5-37 15s-16 23-16 38c0 14 6 28 16 38s23 15 37 15z">
          <text:p/>
        </draw:path>
        <draw:path draw:style-name="gr22" draw:text-style-name="P13" draw:layer="layout" svg:width="0.106cm" svg:height="0.106cm" svg:x="27.879cm" svg:y="9.801cm" svg:viewBox="0 0 107 107" svg:d="M53 107c14 0 27-6 37-16 10-9 17-23 17-37s-7-27-17-38c-10-10-23-16-37-16s-28 6-38 16c-10 11-15 24-15 38s5 28 15 37c10 10 24 16 38 16z">
          <text:p/>
        </draw:path>
        <draw:path draw:style-name="gr22" draw:text-style-name="P13" draw:layer="layout" svg:width="0.106cm" svg:height="0.105cm" svg:x="30.957cm" svg:y="7.24cm" svg:viewBox="0 0 107 106" svg:d="M53 106c14 0 28-5 38-15s16-23 16-38c0-14-6-28-16-38s-24-15-38-15-28 5-38 15-15 24-15 38c0 15 5 28 15 38s24 15 38 15z">
          <text:p/>
        </draw:path>
        <draw:path draw:style-name="gr22" draw:text-style-name="P13" draw:layer="layout" svg:width="0.105cm" svg:height="0.106cm" svg:x="30.372cm" svg:y="9.062cm" svg:viewBox="0 0 106 107" svg:d="M54 107c14 0 27-6 37-16s15-23 15-37-5-28-15-39c-10-10-23-15-37-15-15 0-29 5-39 15-10 11-15 25-15 39s5 27 15 37 24 16 39 16z">
          <text:p/>
        </draw:path>
        <draw:path draw:style-name="gr22" draw:text-style-name="P13" draw:layer="layout" svg:width="0.106cm" svg:height="0.106cm" svg:x="29.193cm" svg:y="7.861cm" svg:viewBox="0 0 107 107" svg:d="M54 107c14 0 28-5 38-15s15-24 15-39c0-14-5-27-15-37s-24-16-38-16c-15 0-28 6-38 16s-16 23-16 37c0 15 6 29 16 39s23 15 38 15z">
          <text:p/>
        </draw:path>
        <draw:path draw:style-name="gr22" draw:text-style-name="P13" draw:layer="layout" svg:width="0.106cm" svg:height="0.106cm" svg:x="27.911cm" svg:y="9.709cm" svg:viewBox="0 0 107 107" svg:d="M53 107c14 0 29-6 39-16s15-23 15-37-5-28-15-38-25-16-39-16-27 6-37 16-16 24-16 38 6 27 16 37 23 16 37 16z">
          <text:p/>
        </draw:path>
        <draw:path draw:style-name="gr22" draw:text-style-name="P13" draw:layer="layout" svg:width="0.106cm" svg:height="0.106cm" svg:x="30.689cm" svg:y="7.266cm" svg:viewBox="0 0 107 107" svg:d="M54 107c14 0 28-5 38-15s15-24 15-38-5-28-15-38-24-16-38-16-27 6-38 16c-10 10-16 24-16 38s6 28 16 38c11 10 24 15 38 15z">
          <text:p/>
        </draw:path>
        <draw:path draw:style-name="gr22" draw:text-style-name="P13" draw:layer="layout" svg:width="0.106cm" svg:height="0.106cm" svg:x="31.4cm" svg:y="6.765cm" svg:viewBox="0 0 107 107" svg:d="M54 107c14 0 28-6 38-16s15-23 15-37-5-28-15-38c-10-11-24-16-38-16-15 0-28 5-38 16-10 10-16 24-16 38s6 27 16 37 23 16 38 16z">
          <text:p/>
        </draw:path>
        <draw:path draw:style-name="gr22" draw:text-style-name="P13" draw:layer="layout" svg:width="0.106cm" svg:height="0.106cm" svg:x="27.674cm" svg:y="11.329cm" svg:viewBox="0 0 107 107" svg:d="M53 107c14 0 28-6 38-15 11-10 16-24 16-39 0-14-5-27-16-37-10-10-24-16-38-16s-27 6-37 16-16 23-16 37c0 15 6 29 16 39 10 9 23 15 37 15z">
          <text:p/>
        </draw:path>
        <draw:path draw:style-name="gr22" draw:text-style-name="P13" draw:layer="layout" svg:width="0.106cm" svg:height="0.106cm" svg:x="26.421cm" svg:y="10.402cm" svg:viewBox="0 0 107 107" svg:d="M53 107c14 0 28-5 38-15s16-24 16-38c0-15-6-28-16-38s-24-16-38-16-27 6-37 16-16 23-16 38c0 14 6 28 16 38s23 15 37 15z">
          <text:p/>
        </draw:path>
        <draw:path draw:style-name="gr22" draw:text-style-name="P13" draw:layer="layout" svg:width="0.106cm" svg:height="0.106cm" svg:x="29.071cm" svg:y="8.134cm" svg:viewBox="0 0 107 107" svg:d="M53 107c15 0 29-5 39-15s15-24 15-38-5-27-15-37-24-17-39-17c-14 0-27 7-37 17s-16 23-16 37 6 28 16 38 23 15 37 15z">
          <text:p/>
        </draw:path>
        <draw:path draw:style-name="gr22" draw:text-style-name="P13" draw:layer="layout" svg:width="0.106cm" svg:height="0.105cm" svg:x="28.779cm" svg:y="9.36cm" svg:viewBox="0 0 107 106" svg:d="M54 106c14 0 28-5 38-15 9-10 15-24 15-38s-6-28-15-38c-10-10-24-15-38-15-15 0-28 5-38 15s-16 24-16 38 6 28 16 38 23 15 38 15z">
          <text:p/>
        </draw:path>
        <draw:path draw:style-name="gr22" draw:text-style-name="P13" draw:layer="layout" svg:width="0.106cm" svg:height="0.106cm" svg:x="29.582cm" svg:y="8.551cm" svg:viewBox="0 0 107 107" svg:d="M53 107c14 0 27-6 38-16 10-10 16-23 16-37s-6-28-16-37c-11-11-24-17-38-17s-28 6-38 17c-9 9-15 23-15 37s6 27 15 37c10 10 24 16 38 16z">
          <text:p/>
        </draw:path>
        <draw:path draw:style-name="gr22" draw:text-style-name="P13" draw:layer="layout" svg:width="0.106cm" svg:height="0.106cm" svg:x="29.414cm" svg:y="9.018cm" svg:viewBox="0 0 107 107" svg:d="M54 107c14 0 28-6 38-16s15-23 15-38c0-14-5-28-15-38s-24-15-38-15-28 5-38 15-16 24-16 38c0 15 6 28 16 38s24 16 38 16z">
          <text:p/>
        </draw:path>
        <draw:path draw:style-name="gr22" draw:text-style-name="P13" draw:layer="layout" svg:width="0.106cm" svg:height="0.106cm" svg:x="29.606cm" svg:y="9.477cm" svg:viewBox="0 0 107 107" svg:d="M53 107c15 0 29-6 39-16 10-9 15-23 15-37s-5-27-15-38c-10-10-24-16-39-16-14 0-27 6-37 16-10 11-16 24-16 38s6 28 16 37c10 10 23 16 37 16z">
          <text:p/>
        </draw:path>
        <draw:path draw:style-name="gr22" draw:text-style-name="P13" draw:layer="layout" svg:width="0.105cm" svg:height="0.106cm" svg:x="29.442cm" svg:y="8.612cm" svg:viewBox="0 0 106 107" svg:d="M53 107c15 0 28-6 38-16s15-23 15-37c0-15-5-29-15-39s-23-15-38-15c-14 0-27 5-37 15-11 10-16 24-16 39 0 14 5 27 16 37 10 10 23 16 37 16z">
          <text:p/>
        </draw:path>
        <draw:path draw:style-name="gr22" draw:text-style-name="P13" draw:layer="layout" svg:width="0.105cm" svg:height="0.106cm" svg:x="28.89cm" svg:y="10.369cm" svg:viewBox="0 0 106 107" svg:d="M54 107c14 0 27-6 37-16s15-24 15-38-5-28-15-37c-10-10-23-16-37-16-15 0-29 6-39 16-10 9-15 23-15 37s5 28 15 38 24 16 39 16z">
          <text:p/>
        </draw:path>
        <draw:path draw:style-name="gr22" draw:text-style-name="P13" draw:layer="layout" svg:width="0.105cm" svg:height="0.106cm" svg:x="26.395cm" svg:y="11.8cm" svg:viewBox="0 0 106 107" svg:d="M53 107c14 0 28-6 38-16s15-23 15-37-5-28-15-38c-10-11-24-16-38-16s-27 5-37 16c-11 10-16 24-16 38s5 27 16 37c10 10 23 16 37 16z">
          <text:p/>
        </draw:path>
        <draw:path draw:style-name="gr22" draw:text-style-name="P13" draw:layer="layout" svg:width="0.106cm" svg:height="0.106cm" svg:x="30.533cm" svg:y="7.501cm" svg:viewBox="0 0 107 107" svg:d="M53 107c14 0 29-6 39-16s15-23 15-37-5-28-15-38c-10-11-25-16-39-16s-27 5-37 16c-10 10-16 24-16 38s6 27 16 37 23 16 37 16z">
          <text:p/>
        </draw:path>
        <draw:path draw:style-name="gr22" draw:text-style-name="P13" draw:layer="layout" svg:width="0.105cm" svg:height="0.106cm" svg:x="31.279cm" svg:y="6.777cm" svg:viewBox="0 0 106 107" svg:d="M52 107c16 0 29-7 39-17s15-23 15-37-5-28-15-37c-10-10-23-16-39-16-14 0-27 6-37 16-10 9-15 23-15 37s5 27 15 37 23 17 37 17z">
          <text:p/>
        </draw:path>
        <draw:path draw:style-name="gr22" draw:text-style-name="P13" draw:layer="layout" svg:width="0.106cm" svg:height="0.106cm" svg:x="30.993cm" svg:y="6.253cm" svg:viewBox="0 0 107 107" svg:d="M54 107c14 0 27-6 37-17 10-10 16-23 16-37s-6-28-16-38-23-15-37-15-29 5-39 15c-9 10-15 24-15 38s6 27 15 37c10 11 25 17 39 17z">
          <text:p/>
        </draw:path>
        <draw:path draw:style-name="gr22" draw:text-style-name="P13" draw:layer="layout" svg:width="0.106cm" svg:height="0.106cm" svg:x="29.615cm" svg:y="8.535cm" svg:viewBox="0 0 107 107" svg:d="M54 107c14 0 28-5 38-15s15-24 15-38-5-27-15-38c-10-10-24-16-38-16-15 0-28 6-38 16-10 11-16 24-16 38s6 28 16 38 23 15 38 15z">
          <text:p/>
        </draw:path>
        <draw:path draw:style-name="gr22" draw:text-style-name="P13" draw:layer="layout" svg:width="0.106cm" svg:height="0.106cm" svg:x="29.602cm" svg:y="8.27cm" svg:viewBox="0 0 107 107" svg:d="M53 107c15 0 29-6 39-16 9-10 15-24 15-38s-6-28-15-38c-10-10-24-15-39-15-14 0-27 5-37 15s-16 24-16 38 6 28 16 38 23 16 37 16z">
          <text:p/>
        </draw:path>
        <draw:path draw:style-name="gr22" draw:text-style-name="P13" draw:layer="layout" svg:width="0.105cm" svg:height="0.106cm" svg:x="28.564cm" svg:y="8.97cm" svg:viewBox="0 0 106 107" svg:d="M54 107c14 0 27-6 37-16s15-23 15-37-5-28-15-38c-10-11-23-16-37-16-16 0-29 5-39 16-10 10-15 24-15 38s5 27 15 37 23 16 39 16z">
          <text:p/>
        </draw:path>
        <draw:path draw:style-name="gr22" draw:text-style-name="P13" draw:layer="layout" svg:width="0.106cm" svg:height="0.106cm" svg:x="29.007cm" svg:y="10.098cm" svg:viewBox="0 0 107 107" svg:d="M54 107c14 0 28-6 38-16 9-10 15-23 15-37s-6-29-15-39c-10-9-24-15-38-15s-27 6-38 15c-10 10-16 25-16 39s6 27 16 37c11 10 24 16 38 16z">
          <text:p/>
        </draw:path>
        <draw:path draw:style-name="gr22" draw:text-style-name="P13" draw:layer="layout" svg:width="0.106cm" svg:height="0.106cm" svg:x="30.358cm" svg:y="9.091cm" svg:viewBox="0 0 107 107" svg:d="M54 107c14 0 27-6 37-16s16-24 16-38-6-27-16-37-23-16-37-16c-15 0-29 6-39 16s-15 23-15 37 5 28 15 38 24 16 39 16z">
          <text:p/>
        </draw:path>
        <draw:path draw:style-name="gr22" draw:text-style-name="P13" draw:layer="layout" svg:width="0.106cm" svg:height="0.107cm" svg:x="27.731cm" svg:y="9.397cm" svg:viewBox="0 0 107 108" svg:d="M54 108c14 0 28-7 37-17 10-10 16-23 16-37s-6-28-16-38c-9-10-23-16-37-16-15 0-28 6-38 16s-16 24-16 38 6 27 16 37 23 17 38 17z">
          <text:p/>
        </draw:path>
        <draw:path draw:style-name="gr22" draw:text-style-name="P13" draw:layer="layout" svg:width="0.106cm" svg:height="0.106cm" svg:x="28.632cm" svg:y="9.786cm" svg:viewBox="0 0 107 107" svg:d="M53 107c14 0 28-5 38-15s16-24 16-38-6-28-16-38-24-16-38-16-27 6-37 16-16 24-16 38 6 28 16 38 23 15 37 15z">
          <text:p/>
        </draw:path>
        <draw:path draw:style-name="gr22" draw:text-style-name="P13" draw:layer="layout" svg:width="0.106cm" svg:height="0.106cm" svg:x="29.968cm" svg:y="7.268cm" svg:viewBox="0 0 107 107" svg:d="M54 107c14 0 27-6 37-16s16-23 16-37-6-29-16-39-23-15-37-15-28 5-38 15c-11 10-16 25-16 39s5 27 16 37c10 10 24 16 38 16z">
          <text:p/>
        </draw:path>
        <draw:path draw:style-name="gr22" draw:text-style-name="P13" draw:layer="layout" svg:width="0.106cm" svg:height="0.105cm" svg:x="30.328cm" svg:y="8.411cm" svg:viewBox="0 0 107 106" svg:d="M53 106c14 0 29-5 39-15s15-24 15-38c0-15-5-28-15-38s-25-15-39-15-27 5-37 15-16 23-16 38c0 14 6 28 16 38s23 15 37 15z">
          <text:p/>
        </draw:path>
        <draw:path draw:style-name="gr22" draw:text-style-name="P13" draw:layer="layout" svg:width="0.106cm" svg:height="0.106cm" svg:x="27.528cm" svg:y="10.036cm" svg:viewBox="0 0 107 107" svg:d="M54 107c14 0 27-6 37-17 10-10 16-23 16-37s-6-28-16-37c-10-10-23-16-37-16s-29 6-39 16c-9 9-15 23-15 37s6 27 15 37c10 11 25 17 39 17z">
          <text:p/>
        </draw:path>
        <draw:path draw:style-name="gr22" draw:text-style-name="P13" draw:layer="layout" svg:width="0.106cm" svg:height="0.106cm" svg:x="28.368cm" svg:y="8.187cm" svg:viewBox="0 0 107 107" svg:d="M54 107c14 0 28-6 38-16 9-10 15-23 15-38 0-14-6-28-15-38-10-10-24-15-38-15s-28 5-38 15-16 24-16 38c0 15 6 28 16 38s24 16 38 16z">
          <text:p/>
        </draw:path>
        <draw:path draw:style-name="gr22" draw:text-style-name="P13" draw:layer="layout" svg:width="0.106cm" svg:height="0.106cm" svg:x="30.195cm" svg:y="8.331cm" svg:viewBox="0 0 107 107" svg:d="M53 107c14 0 27-6 37-15 11-10 17-24 17-38s-6-27-17-38c-10-10-23-16-37-16s-28 6-38 16c-10 11-15 24-15 38s5 28 15 38c10 9 24 15 38 15z">
          <text:p/>
        </draw:path>
        <draw:path draw:style-name="gr22" draw:text-style-name="P13" draw:layer="layout" svg:width="0.106cm" svg:height="0.106cm" svg:x="26.78cm" svg:y="9.716cm" svg:viewBox="0 0 107 107" svg:d="M54 107c14 0 27-6 37-16s16-24 16-38-6-27-16-37-23-16-37-16c-15 0-29 6-39 16-9 10-15 23-15 37s6 28 15 38c10 10 24 16 39 16z">
          <text:p/>
        </draw:path>
        <draw:path draw:style-name="gr22" draw:text-style-name="P13" draw:layer="layout" svg:width="0.107cm" svg:height="0.106cm" svg:x="29.662cm" svg:y="8.394cm" svg:viewBox="0 0 108 107" svg:d="M54 107c14 0 27-6 37-16s17-23 17-38c0-14-7-28-17-37-10-10-23-16-37-16s-28 6-38 16c-10 9-16 23-16 37 0 15 6 28 16 38s24 16 38 16z">
          <text:p/>
        </draw:path>
        <draw:path draw:style-name="gr22" draw:text-style-name="P13" draw:layer="layout" svg:width="0.106cm" svg:height="0.106cm" svg:x="29.946cm" svg:y="7.877cm" svg:viewBox="0 0 107 107" svg:d="M54 107c14 0 27-5 37-15s16-24 16-38c0-15-6-28-16-38s-23-16-37-16-29 6-39 16c-9 10-15 23-15 38 0 14 6 28 15 38 10 10 25 15 39 15z">
          <text:p/>
        </draw:path>
        <draw:path draw:style-name="gr22" draw:text-style-name="P13" draw:layer="layout" svg:width="0.106cm" svg:height="0.105cm" svg:x="30.173cm" svg:y="8.216cm" svg:viewBox="0 0 107 106" svg:d="M54 106c14 0 28-5 37-15 10-10 16-23 16-37s-6-29-16-39c-9-10-23-15-37-15s-27 5-37 15c-11 10-17 25-17 39s6 27 17 37c10 10 23 15 37 15z">
          <text:p/>
        </draw:path>
        <draw:path draw:style-name="gr22" draw:text-style-name="P13" draw:layer="layout" svg:width="0.105cm" svg:height="0.106cm" svg:x="28.791cm" svg:y="7.891cm" svg:viewBox="0 0 106 107" svg:d="M53 107c15 0 28-5 38-15s15-24 15-38-5-28-15-38-23-16-38-16c-14 0-28 6-38 16s-15 24-15 38 5 28 15 38 24 15 38 15z">
          <text:p/>
        </draw:path>
        <draw:path draw:style-name="gr22" draw:text-style-name="P13" draw:layer="layout" svg:width="0.105cm" svg:height="0.106cm" svg:x="28.158cm" svg:y="9.669cm" svg:viewBox="0 0 106 107" svg:d="M54 107c14 0 27-6 37-16s15-23 15-37c0-15-5-29-15-39s-23-15-37-15-29 5-39 15-15 24-15 39c0 14 5 27 15 37s25 16 39 16z">
          <text:p/>
        </draw:path>
        <draw:path draw:style-name="gr22" draw:text-style-name="P13" draw:layer="layout" svg:width="0.106cm" svg:height="0.106cm" svg:x="28.869cm" svg:y="9.131cm" svg:viewBox="0 0 107 107" svg:d="M53 107c15 0 29-6 38-16 10-9 16-23 16-38 0-14-6-27-16-37-9-10-23-16-38-16-14 0-27 6-37 16s-16 23-16 37c0 15 6 29 16 38 10 10 23 16 37 16z">
          <text:p/>
        </draw:path>
        <draw:path draw:style-name="gr22" draw:text-style-name="P13" draw:layer="layout" svg:width="0.106cm" svg:height="0.106cm" svg:x="29.9cm" svg:y="7.763cm" svg:viewBox="0 0 107 107" svg:d="M53 107c14 0 28-6 38-16s16-23 16-38c0-14-6-28-16-38-10-9-24-15-38-15s-28 6-38 15c-10 10-15 24-15 38 0 15 5 28 15 38s24 16 38 16z">
          <text:p/>
        </draw:path>
        <draw:path draw:style-name="gr22" draw:text-style-name="P13" draw:layer="layout" svg:width="0.106cm" svg:height="0.106cm" svg:x="30.173cm" svg:y="8.276cm" svg:viewBox="0 0 107 107" svg:d="M54 107c14 0 27-5 37-15s16-25 16-39-6-27-16-37-23-16-37-16-28 6-38 16c-11 10-16 23-16 37s5 29 16 39c10 10 24 15 38 15z">
          <text:p/>
        </draw:path>
        <draw:path draw:style-name="gr22" draw:text-style-name="P13" draw:layer="layout" svg:width="0.106cm" svg:height="0.106cm" svg:x="29.782cm" svg:y="7.546cm" svg:viewBox="0 0 107 107" svg:d="M53 107c14 0 27-5 37-15 11-10 17-24 17-39 0-14-6-27-17-37-10-10-23-16-37-16s-28 6-38 16-15 23-15 37c0 15 5 29 15 39s24 15 38 15z">
          <text:p/>
        </draw:path>
        <draw:path draw:style-name="gr22" draw:text-style-name="P13" draw:layer="layout" svg:width="0.106cm" svg:height="0.106cm" svg:x="30.155cm" svg:y="8.588cm" svg:viewBox="0 0 107 107" svg:d="M54 107c14 0 28-6 38-16s15-24 15-38-5-28-15-38-24-15-38-15-28 5-38 15-16 24-16 38 6 28 16 38 24 16 38 16z">
          <text:p/>
        </draw:path>
        <draw:path draw:style-name="gr22" draw:text-style-name="P13" draw:layer="layout" svg:width="0.106cm" svg:height="0.106cm" svg:x="31.143cm" svg:y="6.963cm" svg:viewBox="0 0 107 107" svg:d="M53 107c14 0 27-6 37-16 11-9 17-23 17-37s-6-27-17-38c-10-10-23-16-37-16s-28 6-38 16c-10 11-15 24-15 38s5 28 15 37c10 10 24 16 38 16z">
          <text:p/>
        </draw:path>
        <draw:path draw:style-name="gr22" draw:text-style-name="P13" draw:layer="layout" svg:width="0.106cm" svg:height="0.106cm" svg:x="30.089cm" svg:y="7.307cm" svg:viewBox="0 0 107 107" svg:d="M53 107c14 0 28-6 38-17 11-9 16-23 16-37s-5-27-16-37c-10-10-24-16-38-16s-27 6-37 16-16 23-16 37 6 28 16 37c10 11 23 17 37 17z">
          <text:p/>
        </draw:path>
        <draw:path draw:style-name="gr22" draw:text-style-name="P13" draw:layer="layout" svg:width="0.106cm" svg:height="0.106cm" svg:x="27.221cm" svg:y="9.45cm" svg:viewBox="0 0 107 107" svg:d="M54 107c14 0 27-6 37-15 10-10 16-24 16-38 0-15-6-28-16-38s-23-16-37-16-29 6-39 16-15 23-15 38c0 14 5 28 15 38 10 9 25 15 39 15z">
          <text:p/>
        </draw:path>
        <draw:path draw:style-name="gr22" draw:text-style-name="P13" draw:layer="layout" svg:width="0.106cm" svg:height="0.106cm" svg:x="29.556cm" svg:y="7.918cm" svg:viewBox="0 0 107 107" svg:d="M54 107c14 0 27-6 37-16 10-9 16-23 16-37s-6-27-16-37c-10-11-23-17-37-17s-28 6-38 17c-10 10-16 23-16 37s6 28 16 37c10 10 24 16 38 16z">
          <text:p/>
        </draw:path>
        <draw:path draw:style-name="gr22" draw:text-style-name="P13" draw:layer="layout" svg:width="0.106cm" svg:height="0.106cm" svg:x="31.315cm" svg:y="6.486cm" svg:viewBox="0 0 107 107" svg:d="M54 107c14 0 28-6 38-16s15-24 15-38-5-28-15-37c-10-10-24-16-38-16s-28 6-38 16c-10 9-16 23-16 37s6 28 16 38 24 16 38 16z">
          <text:p/>
        </draw:path>
        <draw:path draw:style-name="gr22" draw:text-style-name="P13" draw:layer="layout" svg:width="0.105cm" svg:height="0.106cm" svg:x="28.9cm" svg:y="9.986cm" svg:viewBox="0 0 106 107" svg:d="M54 107c14 0 27-6 37-16s15-23 15-37c0-15-5-29-15-39-10-9-23-15-37-15s-29 6-39 15c-10 10-15 24-15 39 0 14 5 27 15 37s25 16 39 16z">
          <text:p/>
        </draw:path>
        <draw:path draw:style-name="gr22" draw:text-style-name="P13" draw:layer="layout" svg:width="0.106cm" svg:height="0.106cm" svg:x="28.147cm" svg:y="8.495cm" svg:viewBox="0 0 107 107" svg:d="M54 107c14 0 28-6 38-16 9-10 15-23 15-38 0-14-6-28-15-38-10-10-24-15-38-15-15 0-28 5-38 15s-16 24-16 38c0 15 6 28 16 38s23 16 38 16z">
          <text:p/>
        </draw:path>
        <draw:path draw:style-name="gr22" draw:text-style-name="P13" draw:layer="layout" svg:width="0.106cm" svg:height="0.106cm" svg:x="29.914cm" svg:y="9.197cm" svg:viewBox="0 0 107 107" svg:d="M53 107c15 0 28-6 38-16s16-24 16-38-6-27-16-37-23-16-38-16c-14 0-28 6-38 16s-15 23-15 37 5 28 15 38 24 16 38 16z">
          <text:p/>
        </draw:path>
        <draw:path draw:style-name="gr22" draw:text-style-name="P13" draw:layer="layout" svg:width="0.106cm" svg:height="0.106cm" svg:x="28.906cm" svg:y="9.176cm" svg:viewBox="0 0 107 107" svg:d="M54 107c14 0 27-6 37-16s16-23 16-37-6-28-16-38c-10-11-23-16-37-16s-28 5-39 16c-10 10-15 24-15 38s5 27 15 37c11 10 25 16 39 16z">
          <text:p/>
        </draw:path>
        <draw:path draw:style-name="gr22" draw:text-style-name="P13" draw:layer="layout" svg:width="0.106cm" svg:height="0.106cm" svg:x="28.626cm" svg:y="7.96cm" svg:viewBox="0 0 107 107" svg:d="M53 107c14 0 28-6 38-16s16-24 16-38-6-28-16-38c-10-9-24-15-38-15s-27 6-37 15c-10 10-16 24-16 38s6 28 16 38 23 16 37 16z">
          <text:p/>
        </draw:path>
        <draw:path draw:style-name="gr22" draw:text-style-name="P13" draw:layer="layout" svg:width="0.106cm" svg:height="0.105cm" svg:x="28.267cm" svg:y="10.004cm" svg:viewBox="0 0 107 106" svg:d="M54 106c14 0 28-5 38-15s15-24 15-38-5-27-15-38c-10-10-24-15-38-15s-28 5-38 15c-10 11-16 24-16 38s6 28 16 38 24 15 38 15z">
          <text:p/>
        </draw:path>
        <draw:path draw:style-name="gr22" draw:text-style-name="P13" draw:layer="layout" svg:width="0.106cm" svg:height="0.106cm" svg:x="30.986cm" svg:y="7.194cm" svg:viewBox="0 0 107 107" svg:d="M54 107c14 0 27-6 37-16s16-24 16-38-6-27-16-37-23-16-37-16c-15 0-29 6-38 16-10 10-16 23-16 37s6 28 16 38c9 10 23 16 38 16z">
          <text:p/>
        </draw:path>
        <draw:path draw:style-name="gr22" draw:text-style-name="P13" draw:layer="layout" svg:width="0.106cm" svg:height="0.106cm" svg:x="30.501cm" svg:y="7.129cm" svg:viewBox="0 0 107 107" svg:d="M54 107c14 0 28-6 38-16 10-9 15-23 15-38 0-14-5-27-15-37s-24-16-38-16-27 6-37 16-17 23-17 37c0 15 7 29 17 38 10 10 23 16 37 16z">
          <text:p/>
        </draw:path>
        <draw:path draw:style-name="gr22" draw:text-style-name="P13" draw:layer="layout" svg:width="0.106cm" svg:height="0.106cm" svg:x="29.75cm" svg:y="8.226cm" svg:viewBox="0 0 107 107" svg:d="M54 107c14 0 27-5 37-15s16-24 16-38-6-27-16-38c-10-10-23-16-37-16s-28 6-39 16c-10 11-15 24-15 38s5 28 15 38c11 10 25 15 39 15z">
          <text:p/>
        </draw:path>
        <draw:path draw:style-name="gr22" draw:text-style-name="P13" draw:layer="layout" svg:width="0.106cm" svg:height="0.106cm" svg:x="27.573cm" svg:y="10.262cm" svg:viewBox="0 0 107 107" svg:d="M53 107c14 0 28-5 37-15 11-10 17-25 17-39s-6-27-17-37c-9-10-23-16-37-16s-27 6-37 16-16 23-16 37 6 29 16 39 23 15 37 15z">
          <text:p/>
        </draw:path>
        <draw:path draw:style-name="gr22" draw:text-style-name="P13" draw:layer="layout" svg:width="0.106cm" svg:height="0.106cm" svg:x="28.824cm" svg:y="8.587cm" svg:viewBox="0 0 107 107" svg:d="M53 107c14 0 28-6 38-15 9-10 16-25 16-39s-7-27-16-37c-10-10-24-16-38-16s-27 6-37 16-16 23-16 37 6 29 16 39c10 9 23 15 37 15z">
          <text:p/>
        </draw:path>
        <draw:path draw:style-name="gr22" draw:text-style-name="P13" draw:layer="layout" svg:width="0.106cm" svg:height="0.106cm" svg:x="28.604cm" svg:y="9.378cm" svg:viewBox="0 0 107 107" svg:d="M54 107c14 0 27-5 37-15s16-24 16-38-6-27-16-38c-10-10-23-16-37-16s-28 6-38 16c-10 11-16 24-16 38s6 28 16 38 24 15 38 15z">
          <text:p/>
        </draw:path>
        <draw:path draw:style-name="gr22" draw:text-style-name="P13" draw:layer="layout" svg:width="0.106cm" svg:height="0.105cm" svg:x="26.248cm" svg:y="9.632cm" svg:viewBox="0 0 107 106" svg:d="M53 106c15 0 29-5 39-15 10-11 15-25 15-39s-5-27-15-37-24-15-39-15c-14 0-27 5-37 15s-16 23-16 37 6 28 16 39c10 10 23 15 37 15z">
          <text:p/>
        </draw:path>
        <draw:path draw:style-name="gr22" draw:text-style-name="P13" draw:layer="layout" svg:width="0.106cm" svg:height="0.106cm" svg:x="29.128cm" svg:y="9.099cm" svg:viewBox="0 0 107 107" svg:d="M54 107c14 0 28-6 38-16 9-11 15-24 15-38s-6-28-15-38c-10-10-24-15-38-15s-27 5-37 15c-11 10-17 24-17 38s6 27 17 38c10 10 23 16 37 16z">
          <text:p/>
        </draw:path>
        <draw:path draw:style-name="gr22" draw:text-style-name="P13" draw:layer="layout" svg:width="0.106cm" svg:height="0.106cm" svg:x="28.469cm" svg:y="9.16cm" svg:viewBox="0 0 107 107" svg:d="M54 107c14 0 28-6 38-16s15-23 15-37-5-29-15-39c-10-9-24-15-38-15s-28 6-38 15c-10 10-16 25-16 39s6 27 16 37 24 16 38 16z">
          <text:p/>
        </draw:path>
        <draw:path draw:style-name="gr22" draw:text-style-name="P13" draw:layer="layout" svg:width="0.106cm" svg:height="0.106cm" svg:x="29.719cm" svg:y="8.791cm" svg:viewBox="0 0 107 107" svg:d="M54 107c14 0 28-6 38-16 10-11 15-24 15-38s-5-28-15-38-24-15-38-15c-15 0-28 5-38 15s-16 24-16 38 6 27 16 38c10 10 23 16 38 16z">
          <text:p/>
        </draw:path>
        <draw:path draw:style-name="gr22" draw:text-style-name="P13" draw:layer="layout" svg:width="0.106cm" svg:height="0.105cm" svg:x="29.272cm" svg:y="7.999cm" svg:viewBox="0 0 107 106" svg:d="M53 106c14 0 29-5 39-15 9-10 15-23 15-38 0-14-6-28-15-38-10-10-25-15-39-15s-27 5-37 15-16 24-16 38c0 15 6 28 16 38s23 15 37 15z">
          <text:p/>
        </draw:path>
        <draw:path draw:style-name="gr22" draw:text-style-name="P13" draw:layer="layout" svg:width="0.106cm" svg:height="0.106cm" svg:x="27.049cm" svg:y="9.626cm" svg:viewBox="0 0 107 107" svg:d="M53 107c14 0 27-5 37-15 11-11 17-25 17-39s-6-27-17-37c-10-10-23-16-37-16s-28 6-37 16c-10 10-16 23-16 37s6 28 16 39c9 10 23 15 37 15z">
          <text:p/>
        </draw:path>
        <draw:path draw:style-name="gr22" draw:text-style-name="P13" draw:layer="layout" svg:width="0.106cm" svg:height="0.106cm" svg:x="28.316cm" svg:y="9.521cm" svg:viewBox="0 0 107 107" svg:d="M53 107c14 0 28-5 39-15 10-11 15-25 15-39s-5-27-15-37c-11-10-25-16-39-16s-27 6-37 16-16 23-16 37 6 28 16 39c10 10 23 15 37 15z">
          <text:p/>
        </draw:path>
        <draw:path draw:style-name="gr22" draw:text-style-name="P13" draw:layer="layout" svg:width="0.105cm" svg:height="0.106cm" svg:x="28.676cm" svg:y="9.701cm" svg:viewBox="0 0 106 107" svg:d="M53 107c15 0 28-6 38-16s15-23 15-37-5-28-15-37c-10-11-23-17-38-17s-28 6-38 17c-10 9-15 23-15 37s5 27 15 37 23 16 38 16z">
          <text:p/>
        </draw:path>
        <draw:path draw:style-name="gr22" draw:text-style-name="P13" draw:layer="layout" svg:width="0.106cm" svg:height="0.106cm" svg:x="29.366cm" svg:y="8.079cm" svg:viewBox="0 0 107 107" svg:d="M53 107c14 0 28-5 38-15s16-24 16-39c0-14-6-27-16-37s-24-16-38-16-27 6-37 16-16 23-16 37c0 15 6 29 16 39s23 15 37 15z">
          <text:p/>
        </draw:path>
        <draw:path draw:style-name="gr22" draw:text-style-name="P13" draw:layer="layout" svg:width="0.106cm" svg:height="0.106cm" svg:x="28.664cm" svg:y="9.954cm" svg:viewBox="0 0 107 107" svg:d="M53 107c15 0 28-5 38-15s16-25 16-39-6-27-16-37-23-16-38-16c-14 0-28 6-37 16-10 10-16 23-16 37s6 29 16 39c9 10 23 15 37 15z">
          <text:p/>
        </draw:path>
        <draw:path draw:style-name="gr22" draw:text-style-name="P13" draw:layer="layout" svg:width="0.106cm" svg:height="0.105cm" svg:x="29.815cm" svg:y="9.428cm" svg:viewBox="0 0 107 106" svg:d="M53 106c15 0 29-5 39-15s15-24 15-39c0-14-5-27-15-37s-24-15-39-15c-14 0-27 5-37 15s-16 23-16 37c0 15 6 29 16 39s23 15 37 15z">
          <text:p/>
        </draw:path>
        <draw:path draw:style-name="gr22" draw:text-style-name="P13" draw:layer="layout" svg:width="0.106cm" svg:height="0.105cm" svg:x="31.06cm" svg:y="5.944cm" svg:viewBox="0 0 107 106" svg:d="M53 106c14 0 29-5 39-16 9-10 15-23 15-37s-6-28-15-38c-10-10-25-15-39-15s-27 5-37 15-16 24-16 38 6 27 16 37c10 11 23 16 37 16z">
          <text:p/>
        </draw:path>
        <draw:path draw:style-name="gr22" draw:text-style-name="P13" draw:layer="layout" svg:width="0.106cm" svg:height="0.106cm" svg:x="30.608cm" svg:y="7.129cm" svg:viewBox="0 0 107 107" svg:d="M53 107c14 0 27-5 37-15s17-24 17-39c0-14-7-27-17-37s-23-16-37-16-28 6-37 16c-10 10-16 23-16 37 0 15 6 29 16 39 9 10 23 15 37 15z">
          <text:p/>
        </draw:path>
        <draw:path draw:style-name="gr22" draw:text-style-name="P13" draw:layer="layout" svg:width="0.106cm" svg:height="0.106cm" svg:x="31.032cm" svg:y="7.023cm" svg:viewBox="0 0 107 107" svg:d="M53 107c14 0 28-6 38-16 9-10 16-23 16-38 0-14-7-28-16-37-10-10-24-16-38-16s-27 6-37 16c-10 9-16 23-16 37 0 15 6 28 16 38s23 16 37 16z">
          <text:p/>
        </draw:path>
        <draw:path draw:style-name="gr22" draw:text-style-name="P13" draw:layer="layout" svg:width="0.106cm" svg:height="0.106cm" svg:x="28.497cm" svg:y="7.885cm" svg:viewBox="0 0 107 107" svg:d="M54 107c14 0 27-6 37-16 10-9 16-23 16-37 0-15-6-28-16-38s-23-16-37-16-28 6-37 16c-11 10-17 23-17 38 0 14 6 28 17 37 9 10 23 16 37 16z">
          <text:p/>
        </draw:path>
        <draw:path draw:style-name="gr22" draw:text-style-name="P13" draw:layer="layout" svg:width="0.106cm" svg:height="0.106cm" svg:x="30.094cm" svg:y="9.069cm" svg:viewBox="0 0 107 107" svg:d="M53 107c14 0 27-6 37-16 11-9 17-23 17-37s-6-27-17-37c-10-11-23-17-37-17s-28 6-38 17c-10 10-15 23-15 37s5 28 15 37c10 10 24 16 38 16z">
          <text:p/>
        </draw:path>
        <draw:path draw:style-name="gr22" draw:text-style-name="P13" draw:layer="layout" svg:width="0.106cm" svg:height="0.106cm" svg:x="29.226cm" svg:y="9.27cm" svg:viewBox="0 0 107 107" svg:d="M54 107c14 0 27-6 37-16s16-23 16-37-6-28-16-39c-10-10-23-15-37-15s-28 5-39 15c-9 11-15 25-15 39s6 27 15 37c11 10 25 16 39 16z">
          <text:p/>
        </draw:path>
        <draw:path draw:style-name="gr22" draw:text-style-name="P13" draw:layer="layout" svg:width="0.106cm" svg:height="0.106cm" svg:x="28.461cm" svg:y="9.352cm" svg:viewBox="0 0 107 107" svg:d="M54 107c14 0 28-6 38-16s15-23 15-37c0-15-5-29-15-39s-24-15-38-15c-15 0-28 5-38 15s-16 24-16 39c0 14 6 27 16 37s23 16 38 16z">
          <text:p/>
        </draw:path>
        <draw:path draw:style-name="gr22" draw:text-style-name="P13" draw:layer="layout" svg:width="0.106cm" svg:height="0.106cm" svg:x="29.64cm" svg:y="8.421cm" svg:viewBox="0 0 107 107" svg:d="M54 107c14 0 27-6 37-16s16-23 16-37-6-29-16-39c-10-9-23-15-37-15s-28 6-38 15c-10 10-16 25-16 39s6 27 16 37 24 16 38 16z">
          <text:p/>
        </draw:path>
        <draw:path draw:style-name="gr22" draw:text-style-name="P13" draw:layer="layout" svg:width="0.105cm" svg:height="0.105cm" svg:x="30.746cm" svg:y="7.057cm" svg:viewBox="0 0 106 106" svg:d="M53 106c14 0 28-5 38-15s15-23 15-37c0-15-5-29-15-39s-24-15-38-15-28 5-38 15-15 24-15 39c0 14 5 27 15 37s24 15 38 15z">
          <text:p/>
        </draw:path>
        <draw:path draw:style-name="gr22" draw:text-style-name="P13" draw:layer="layout" svg:width="0.106cm" svg:height="0.106cm" svg:x="25.372cm" svg:y="9.514cm" svg:viewBox="0 0 107 107" svg:d="M53 107c14 0 28-6 39-17 10-10 15-23 15-37s-5-28-15-38c-11-10-25-15-39-15s-27 5-37 15-16 24-16 38 6 27 16 37c10 11 23 17 37 17z">
          <text:p/>
        </draw:path>
        <draw:path draw:style-name="gr22" draw:text-style-name="P13" draw:layer="layout" svg:width="0.106cm" svg:height="0.106cm" svg:x="30.986cm" svg:y="6.887cm" svg:viewBox="0 0 107 107" svg:d="M54 107c14 0 28-6 38-17 10-9 15-23 15-37s-5-27-15-37-24-16-38-16c-15 0-28 6-38 16s-16 23-16 37 6 28 16 37c10 11 23 17 38 17z">
          <text:p/>
        </draw:path>
        <draw:path draw:style-name="gr22" draw:text-style-name="P13" draw:layer="layout" svg:width="0.106cm" svg:height="0.106cm" svg:x="29.151cm" svg:y="8.219cm" svg:viewBox="0 0 107 107" svg:d="M53 107c14 0 28-5 38-15 11-10 16-24 16-38s-5-27-16-38c-10-10-24-16-38-16s-27 6-37 16c-10 11-16 24-16 38s6 28 16 38 23 15 37 15z">
          <text:p/>
        </draw:path>
        <draw:path draw:style-name="gr22" draw:text-style-name="P13" draw:layer="layout" svg:width="0.106cm" svg:height="0.106cm" svg:x="30.231cm" svg:y="8.081cm" svg:viewBox="0 0 107 107" svg:d="M53 107c15 0 29-5 39-15s15-24 15-39c0-14-5-27-15-37s-24-16-39-16c-14 0-27 6-37 16s-16 23-16 37c0 15 6 29 16 39s23 15 37 15z">
          <text:p/>
        </draw:path>
        <draw:path draw:style-name="gr22" draw:text-style-name="P13" draw:layer="layout" svg:width="0.106cm" svg:height="0.106cm" svg:x="29.755cm" svg:y="7.45cm" svg:viewBox="0 0 107 107" svg:d="M54 107c14 0 28-6 38-16s15-23 15-38c0-14-5-28-15-38-10-9-24-15-38-15s-27 6-37 15c-11 10-17 24-17 38 0 15 6 28 17 38 10 10 23 16 37 16z">
          <text:p/>
        </draw:path>
        <draw:path draw:style-name="gr22" draw:text-style-name="P13" draw:layer="layout" svg:width="0.106cm" svg:height="0.106cm" svg:x="26.993cm" svg:y="10.714cm" svg:viewBox="0 0 107 107" svg:d="M54 107c14 0 28-5 38-15 9-10 15-24 15-38 0-15-6-28-15-38-10-10-24-16-38-16-15 0-28 6-38 16s-16 23-16 38c0 14 6 28 16 38s23 15 38 15z">
          <text:p/>
        </draw:path>
        <draw:path draw:style-name="gr22" draw:text-style-name="P13" draw:layer="layout" svg:width="0.106cm" svg:height="0.106cm" svg:x="27.262cm" svg:y="9.609cm" svg:viewBox="0 0 107 107" svg:d="M53 107c14 0 28-7 39-17 10-10 15-23 15-37s-5-28-15-38c-11-10-25-15-39-15s-27 5-37 15-16 24-16 38 6 27 16 37 23 17 37 17z">
          <text:p/>
        </draw:path>
        <draw:path draw:style-name="gr22" draw:text-style-name="P13" draw:layer="layout" svg:width="0.106cm" svg:height="0.106cm" svg:x="27.57cm" svg:y="8.653cm" svg:viewBox="0 0 107 107" svg:d="M53 107c14 0 28-6 38-16 11-10 16-23 16-37s-5-28-16-38c-10-11-24-16-38-16s-27 5-37 16c-10 10-16 24-16 38s6 27 16 37 23 16 37 16z">
          <text:p/>
        </draw:path>
        <draw:path draw:style-name="gr22" draw:text-style-name="P13" draw:layer="layout" svg:width="0.106cm" svg:height="0.106cm" svg:x="29.547cm" svg:y="7.609cm" svg:viewBox="0 0 107 107" svg:d="M54 107c14 0 28-6 37-16 10-10 16-23 16-37s-6-28-16-38c-9-10-23-16-37-16s-27 6-37 16c-11 10-17 24-17 38s6 27 17 37c10 10 23 16 37 16z">
          <text:p/>
        </draw:path>
        <draw:path draw:style-name="gr22" draw:text-style-name="P13" draw:layer="layout" svg:width="0.106cm" svg:height="0.106cm" svg:x="26.848cm" svg:y="10.818cm" svg:viewBox="0 0 107 107" svg:d="M53 107c14 0 28-6 39-16 10-10 15-23 15-37 0-15-5-29-15-38-11-10-25-16-39-16s-27 6-37 16c-10 9-16 23-16 38 0 14 6 27 16 37s23 16 37 16z">
          <text:p/>
        </draw:path>
        <draw:path draw:style-name="gr25" draw:text-style-name="P14" draw:layer="layout" svg:width="0.106cm" svg:height="0.105cm" svg:x="25.847cm" svg:y="8.846cm" svg:viewBox="0 0 107 106" svg:d="M54 106c14 0 27-5 37-15s16-23 16-37-6-29-16-39-23-15-37-15-29 5-38 15c-10 10-16 25-16 39s6 27 16 37c9 10 24 15 38 15z">
          <text:p/>
        </draw:path>
        <draw:path draw:style-name="gr25" draw:text-style-name="P14" draw:layer="layout" svg:width="0.106cm" svg:height="0.106cm" svg:x="24.321cm" svg:y="9.073cm" svg:viewBox="0 0 107 107" svg:d="M53 107c14 0 28-5 38-15 11-10 16-24 16-38s-5-27-16-37c-10-11-24-17-38-17s-27 6-37 17c-10 10-16 23-16 37s6 28 16 38 23 15 37 15z">
          <text:p/>
        </draw:path>
        <draw:path draw:style-name="gr25" draw:text-style-name="P14" draw:layer="layout" svg:width="0.106cm" svg:height="0.106cm" svg:x="23.291cm" svg:y="7.436cm" svg:viewBox="0 0 107 107" svg:d="M53 107c14 0 29-6 39-16s15-24 15-38-5-28-15-38c-10-9-25-15-39-15s-27 6-37 15c-10 10-16 24-16 38s6 28 16 38 23 16 37 16z">
          <text:p/>
        </draw:path>
        <draw:path draw:style-name="gr25" draw:text-style-name="P14" draw:layer="layout" svg:width="0.106cm" svg:height="0.105cm" svg:x="24.541cm" svg:y="8.491cm" svg:viewBox="0 0 107 106" svg:d="M53 106c14 0 27-5 38-15 10-10 16-23 16-39 0-14-6-27-16-37-11-10-24-15-38-15s-28 5-38 15-15 23-15 37c0 16 5 29 15 39s24 15 38 15z">
          <text:p/>
        </draw:path>
        <draw:path draw:style-name="gr25" draw:text-style-name="P14" draw:layer="layout" svg:width="0.106cm" svg:height="0.106cm" svg:x="25.532cm" svg:y="9.742cm" svg:viewBox="0 0 107 107" svg:d="M54 107c14 0 28-6 38-16s15-24 15-38-5-28-15-37c-10-10-24-16-38-16s-28 6-38 16c-10 9-16 23-16 37s6 28 16 38 24 16 38 16z">
          <text:p/>
        </draw:path>
        <draw:path draw:style-name="gr25" draw:text-style-name="P14" draw:layer="layout" svg:width="0.106cm" svg:height="0.106cm" svg:x="26.801cm" svg:y="10.245cm" svg:viewBox="0 0 107 107" svg:d="M54 107c14 0 27-5 37-16 10-10 16-24 16-38s-6-27-16-37-23-16-37-16-29 6-39 16-15 23-15 37 5 28 15 38c10 11 25 16 39 16z">
          <text:p/>
        </draw:path>
        <draw:path draw:style-name="gr25" draw:text-style-name="P14" draw:layer="layout" svg:width="0.106cm" svg:height="0.106cm" svg:x="24.129cm" svg:y="10.369cm" svg:viewBox="0 0 107 107" svg:d="M53 107c14 0 28-5 38-15s16-25 16-39-6-27-16-37-24-16-38-16-28 6-38 16-15 23-15 37 5 29 15 39 24 15 38 15z">
          <text:p/>
        </draw:path>
        <draw:path draw:style-name="gr25" draw:text-style-name="P14" draw:layer="layout" svg:width="0.105cm" svg:height="0.106cm" svg:x="25.27cm" svg:y="7.724cm" svg:viewBox="0 0 106 107" svg:d="M53 107c14 0 27-6 38-17 10-10 15-23 15-37s-5-28-15-38c-11-10-24-15-38-15s-28 5-38 15-15 24-15 38 5 27 15 37c10 11 24 17 38 17z">
          <text:p/>
        </draw:path>
        <draw:path draw:style-name="gr25" draw:text-style-name="P14" draw:layer="layout" svg:width="0.105cm" svg:height="0.106cm" svg:x="24.823cm" svg:y="8.179cm" svg:viewBox="0 0 106 107" svg:d="M54 107c14 0 27-6 37-16s15-23 15-38c0-14-5-28-15-38s-23-15-37-15c-15 0-28 5-38 15-11 10-16 24-16 38 0 15 5 28 16 38 10 10 23 16 38 16z">
          <text:p/>
        </draw:path>
        <draw:path draw:style-name="gr25" draw:text-style-name="P14" draw:layer="layout" svg:width="0.105cm" svg:height="0.106cm" svg:x="23.452cm" svg:y="8.33cm" svg:viewBox="0 0 106 107" svg:d="M53 107c14 0 28-5 38-15s15-24 15-38-5-27-15-38c-10-10-24-16-38-16s-27 6-38 16c-10 11-15 24-15 38s5 28 15 38c11 10 24 15 38 15z">
          <text:p/>
        </draw:path>
        <draw:path draw:style-name="gr25" draw:text-style-name="P14" draw:layer="layout" svg:width="0.106cm" svg:height="0.106cm" svg:x="23.881cm" svg:y="10.069cm" svg:viewBox="0 0 107 107" svg:d="M54 107c14 0 27-6 37-16s16-23 16-38c0-14-6-28-16-38-10-9-23-15-37-15s-28 6-37 15c-11 10-17 24-17 38 0 15 6 28 17 38 9 10 23 16 37 16z">
          <text:p/>
        </draw:path>
        <draw:path draw:style-name="gr25" draw:text-style-name="P14" draw:layer="layout" svg:width="0.105cm" svg:height="0.106cm" svg:x="25.851cm" svg:y="8.619cm" svg:viewBox="0 0 106 107" svg:d="M53 107c14 0 28-6 38-16s15-23 15-37c0-15-5-29-15-39-10-9-24-15-38-15s-28 6-38 15c-10 10-15 24-15 39 0 14 5 27 15 37s24 16 38 16z">
          <text:p/>
        </draw:path>
        <draw:path draw:style-name="gr25" draw:text-style-name="P14" draw:layer="layout" svg:width="0.106cm" svg:height="0.106cm" svg:x="24.757cm" svg:y="8.618cm" svg:viewBox="0 0 107 107" svg:d="M53 107c14 0 29-6 39-16s15-23 15-37c0-15-5-29-15-39-10-9-25-15-39-15s-27 6-37 15c-10 10-16 24-16 39 0 14 6 27 16 37s23 16 37 16z">
          <text:p/>
        </draw:path>
        <draw:path draw:style-name="gr25" draw:text-style-name="P14" draw:layer="layout" svg:width="0.106cm" svg:height="0.105cm" svg:x="24.16cm" svg:y="8.221cm" svg:viewBox="0 0 107 106" svg:d="M54 106c14 0 27-5 37-15s16-23 16-37-6-28-16-39c-10-10-23-15-37-15-15 0-29 5-39 15-10 11-15 25-15 39s5 27 15 37 24 15 39 15z">
          <text:p/>
        </draw:path>
        <draw:path draw:style-name="gr25" draw:text-style-name="P14" draw:layer="layout" svg:width="0.106cm" svg:height="0.105cm" svg:x="24.066cm" svg:y="10.31cm" svg:viewBox="0 0 107 106" svg:d="M54 106c14 0 28-5 38-15s15-23 15-37c0-15-5-29-15-39s-24-15-38-15-28 5-38 15-16 24-16 39c0 14 6 27 16 37s24 15 38 15z">
          <text:p/>
        </draw:path>
        <draw:path draw:style-name="gr25" draw:text-style-name="P14" draw:layer="layout" svg:width="0.106cm" svg:height="0.106cm" svg:x="24.031cm" svg:y="7.565cm" svg:viewBox="0 0 107 107" svg:d="M53 107c15 0 29-6 38-16 10-10 16-23 16-37 0-15-6-29-16-39-9-10-23-15-38-15-14 0-27 5-37 15s-16 24-16 39c0 14 6 27 16 37s23 16 37 16z">
          <text:p/>
        </draw:path>
        <draw:path draw:style-name="gr25" draw:text-style-name="P14" draw:layer="layout" svg:width="0.106cm" svg:height="0.106cm" svg:x="24.534cm" svg:y="7.821cm" svg:viewBox="0 0 107 107" svg:d="M53 107c14 0 28-6 39-16 9-10 15-23 15-37s-6-28-15-38c-11-10-25-16-39-16s-27 6-37 16-16 24-16 38 6 27 16 37 23 16 37 16z">
          <text:p/>
        </draw:path>
        <draw:path draw:style-name="gr25" draw:text-style-name="P14" draw:layer="layout" svg:width="0.106cm" svg:height="0.106cm" svg:x="24.24cm" svg:y="6.974cm" svg:viewBox="0 0 107 107" svg:d="M53 107c14 0 28-6 38-16s16-23 16-37-6-28-16-38c-10-11-24-16-38-16s-28 5-37 16c-10 10-16 24-16 38s6 27 16 37c9 10 23 16 37 16z">
          <text:p/>
        </draw:path>
        <draw:path draw:style-name="gr25" draw:text-style-name="P14" draw:layer="layout" svg:width="0.105cm" svg:height="0.105cm" svg:x="24.756cm" svg:y="9.005cm" svg:viewBox="0 0 106 106" svg:d="M53 106c14 0 28-5 38-15s15-25 15-39-5-27-15-37-24-15-38-15c-15 0-28 5-38 15s-15 23-15 37 5 29 15 39 23 15 38 15z">
          <text:p/>
        </draw:path>
        <draw:path draw:style-name="gr25" draw:text-style-name="P14" draw:layer="layout" svg:width="0.106cm" svg:height="0.106cm" svg:x="27.348cm" svg:y="7.551cm" svg:viewBox="0 0 107 107" svg:d="M54 107c14 0 27-6 37-16 10-9 16-23 16-38 0-14-6-27-16-37s-23-16-37-16-28 6-37 16c-10 10-17 23-17 37 0 15 7 29 17 38 9 10 23 16 37 16z">
          <text:p/>
        </draw:path>
        <draw:path draw:style-name="gr25" draw:text-style-name="P14" draw:layer="layout" svg:width="0.105cm" svg:height="0.106cm" svg:x="22.417cm" svg:y="8.659cm" svg:viewBox="0 0 106 107" svg:d="M54 107c14 0 27-6 37-16 10-9 15-23 15-37s-5-27-15-37-23-17-37-17c-15 0-28 7-38 17s-16 23-16 37 6 28 16 37c10 10 23 16 38 16z">
          <text:p/>
        </draw:path>
        <draw:path draw:style-name="gr25" draw:text-style-name="P14" draw:layer="layout" svg:width="0.106cm" svg:height="0.105cm" svg:x="25.272cm" svg:y="7.662cm" svg:viewBox="0 0 107 106" svg:d="M53 106c14 0 27-5 38-15 10-10 16-24 16-39 0-14-6-27-16-37-11-10-24-15-38-15s-28 5-38 15-15 23-15 37c0 15 5 29 15 39s24 15 38 15z">
          <text:p/>
        </draw:path>
        <draw:path draw:style-name="gr25" draw:text-style-name="P14" draw:layer="layout" svg:width="0.106cm" svg:height="0.106cm" svg:x="23.433cm" svg:y="9.384cm" svg:viewBox="0 0 107 107" svg:d="M54 107c14 0 27-5 37-15s16-24 16-38-6-27-16-37c-10-11-23-17-37-17s-29 6-39 17c-10 10-15 23-15 37s5 28 15 38 25 15 39 15z">
          <text:p/>
        </draw:path>
        <draw:path draw:style-name="gr25" draw:text-style-name="P14" draw:layer="layout" svg:width="0.106cm" svg:height="0.106cm" svg:x="25.792cm" svg:y="10.367cm" svg:viewBox="0 0 107 107" svg:d="M53 107c14 0 27-6 37-16 11-9 17-24 17-38s-6-27-17-37c-10-10-23-16-37-16s-28 6-38 16-15 23-15 37 5 29 15 38c10 10 24 16 38 16z">
          <text:p/>
        </draw:path>
        <draw:path draw:style-name="gr25" draw:text-style-name="P14" draw:layer="layout" svg:width="0.106cm" svg:height="0.106cm" svg:x="24.377cm" svg:y="8.394cm" svg:viewBox="0 0 107 107" svg:d="M54 107c14 0 27-5 37-15s16-24 16-39c0-14-6-27-16-37s-23-16-37-16-29 6-39 16-15 23-15 37c0 15 5 29 15 39s25 15 39 15z">
          <text:p/>
        </draw:path>
        <draw:path draw:style-name="gr25" draw:text-style-name="P14" draw:layer="layout" svg:width="0.106cm" svg:height="0.106cm" svg:x="24.821cm" svg:y="8.779cm" svg:viewBox="0 0 107 107" svg:d="M54 107c14 0 28-6 38-17 10-10 15-23 15-37s-5-28-15-38-24-15-38-15-27 5-37 15c-11 10-17 24-17 38s6 27 17 37c10 11 23 17 37 17z">
          <text:p/>
        </draw:path>
        <draw:path draw:style-name="gr25" draw:text-style-name="P14" draw:layer="layout" svg:width="0.106cm" svg:height="0.106cm" svg:x="26.285cm" svg:y="9.404cm" svg:viewBox="0 0 107 107" svg:d="M54 107c14 0 27-6 37-17 10-10 16-23 16-37s-6-28-16-38c-10-9-23-15-37-15s-28 6-39 15c-9 10-15 24-15 38s6 27 15 37c11 11 25 17 39 17z">
          <text:p/>
        </draw:path>
        <draw:path draw:style-name="gr25" draw:text-style-name="P14" draw:layer="layout" svg:width="0.106cm" svg:height="0.106cm" svg:x="22.953cm" svg:y="9.682cm" svg:viewBox="0 0 107 107" svg:d="M53 107c14 0 27-6 37-16 11-10 17-23 17-37s-6-29-17-39c-10-10-23-15-37-15s-28 5-38 15-15 25-15 39 5 27 15 37 24 16 38 16z">
          <text:p/>
        </draw:path>
        <draw:path draw:style-name="gr25" draw:text-style-name="P14" draw:layer="layout" svg:width="0.106cm" svg:height="0.106cm" svg:x="24.906cm" svg:y="8.969cm" svg:viewBox="0 0 107 107" svg:d="M54 107c14 0 27-5 37-15s16-24 16-38-6-27-16-37c-10-11-23-17-37-17s-29 6-39 17c-10 10-15 23-15 37s5 28 15 38 25 15 39 15z">
          <text:p/>
        </draw:path>
        <draw:path draw:style-name="gr25" draw:text-style-name="P14" draw:layer="layout" svg:width="0.106cm" svg:height="0.106cm" svg:x="22.64cm" svg:y="7.929cm" svg:viewBox="0 0 107 107" svg:d="M53 107c14 0 27-6 37-16 11-10 17-24 17-38s-6-27-17-37c-10-10-23-16-37-16s-28 6-37 16c-10 10-16 23-16 37s6 28 16 38c9 10 23 16 37 16z">
          <text:p/>
        </draw:path>
        <draw:path draw:style-name="gr25" draw:text-style-name="P14" draw:layer="layout" svg:width="0.106cm" svg:height="0.105cm" svg:x="24.416cm" svg:y="8.697cm" svg:viewBox="0 0 107 106" svg:d="M53 106c14 0 27-5 37-15s17-24 17-39c0-14-7-27-17-37s-23-15-37-15-27 5-37 15-16 23-16 37c0 15 6 29 16 39s23 15 37 15z">
          <text:p/>
        </draw:path>
        <draw:path draw:style-name="gr25" draw:text-style-name="P14" draw:layer="layout" svg:width="0.106cm" svg:height="0.106cm" svg:x="24.714cm" svg:y="10.33cm" svg:viewBox="0 0 107 107" svg:d="M54 107c14 0 27-5 37-15s16-24 16-38-6-27-16-37c-10-11-23-17-37-17s-28 6-38 17c-11 10-16 23-16 37s5 28 16 38c10 10 24 15 38 15z">
          <text:p/>
        </draw:path>
        <draw:path draw:style-name="gr25" draw:text-style-name="P14" draw:layer="layout" svg:width="0.106cm" svg:height="0.106cm" svg:x="23.385cm" svg:y="8.658cm" svg:viewBox="0 0 107 107" svg:d="M53 107c14 0 27-5 38-15 10-10 16-24 16-38s-6-27-16-37c-11-10-24-17-38-17s-28 7-38 17-15 23-15 37 5 28 15 38 24 15 38 15z">
          <text:p/>
        </draw:path>
        <draw:path draw:style-name="gr25" draw:text-style-name="P14" draw:layer="layout" svg:width="0.106cm" svg:height="0.106cm" svg:x="24.189cm" svg:y="7.416cm" svg:viewBox="0 0 107 107" svg:d="M54 107c14 0 28-6 37-16 10-10 16-24 16-38s-6-27-16-37c-9-10-23-16-37-16s-27 6-37 16c-11 10-17 23-17 37s6 28 17 38c10 10 23 16 37 16z">
          <text:p/>
        </draw:path>
        <draw:path draw:style-name="gr25" draw:text-style-name="P14" draw:layer="layout" svg:width="0.106cm" svg:height="0.106cm" svg:x="25.325cm" svg:y="8.143cm" svg:viewBox="0 0 107 107" svg:d="M54 107c14 0 28-5 37-16 10-10 16-24 16-38s-6-27-16-37c-9-10-23-16-37-16s-28 6-38 16-16 23-16 37 6 28 16 38c10 11 24 16 38 16z">
          <text:p/>
        </draw:path>
        <draw:path draw:style-name="gr25" draw:text-style-name="P14" draw:layer="layout" svg:width="0.106cm" svg:height="0.106cm" svg:x="24.435cm" svg:y="8.958cm" svg:viewBox="0 0 107 107" svg:d="M53 107c14 0 28-6 39-15 10-10 15-24 15-38s-5-27-15-38c-11-10-25-16-39-16s-27 6-37 16c-10 11-16 24-16 38s6 28 16 38c10 9 23 15 37 15z">
          <text:p/>
        </draw:path>
        <draw:path draw:style-name="gr25" draw:text-style-name="P14" draw:layer="layout" svg:width="0.106cm" svg:height="0.106cm" svg:x="23.957cm" svg:y="7.697cm" svg:viewBox="0 0 107 107" svg:d="M54 107c14 0 27-5 37-15s16-24 16-38-6-27-16-38c-10-10-23-16-37-16s-29 6-38 16c-10 11-16 24-16 38s6 28 16 38c9 10 24 15 38 15z">
          <text:p/>
        </draw:path>
        <draw:path draw:style-name="gr25" draw:text-style-name="P14" draw:layer="layout" svg:width="0.106cm" svg:height="0.105cm" svg:x="23.622cm" svg:y="8.321cm" svg:viewBox="0 0 107 106" svg:d="M53 106c15 0 29-5 38-15 10-10 16-23 16-37 0-15-6-29-16-39-9-10-23-15-38-15-14 0-27 5-37 15s-16 24-16 39c0 14 6 27 16 37s23 15 37 15z">
          <text:p/>
        </draw:path>
        <draw:path draw:style-name="gr25" draw:text-style-name="P14" draw:layer="layout" svg:width="0.106cm" svg:height="0.106cm" svg:x="26.096cm" svg:y="7.99cm" svg:viewBox="0 0 107 107" svg:d="M53 107c14 0 27-6 37-16s17-23 17-37c0-15-7-29-17-39s-23-15-37-15-28 5-37 15c-10 10-16 24-16 39 0 14 6 27 16 37 9 10 23 16 37 16z">
          <text:p/>
        </draw:path>
        <draw:path draw:style-name="gr25" draw:text-style-name="P14" draw:layer="layout" svg:width="0.106cm" svg:height="0.106cm" svg:x="24.942cm" svg:y="7.862cm" svg:viewBox="0 0 107 107" svg:d="M53 107c14 0 28-5 38-15 11-10 16-24 16-39 0-14-5-27-16-37-10-10-24-16-38-16s-27 6-37 16-16 23-16 37c0 15 6 29 16 39s23 15 37 15z">
          <text:p/>
        </draw:path>
        <draw:path draw:style-name="gr25" draw:text-style-name="P14" draw:layer="layout" svg:width="0.106cm" svg:height="0.106cm" svg:x="24.112cm" svg:y="8.118cm" svg:viewBox="0 0 107 107" svg:d="M53 107c14 0 28-6 39-16 10-10 15-23 15-37s-5-28-15-39c-11-9-25-15-39-15s-27 6-37 15c-10 11-16 25-16 39s6 27 16 37 23 16 37 16z">
          <text:p/>
        </draw:path>
        <draw:path draw:style-name="gr25" draw:text-style-name="P14" draw:layer="layout" svg:width="0.106cm" svg:height="0.106cm" svg:x="22.227cm" svg:y="6.848cm" svg:viewBox="0 0 107 107" svg:d="M53 107c14 0 27-5 38-15 10-10 16-24 16-38s-6-28-16-38c-11-10-24-16-38-16s-28 6-38 16c-9 10-15 24-15 38s6 28 15 38c10 10 24 15 38 15z">
          <text:p/>
        </draw:path>
        <draw:path draw:style-name="gr25" draw:text-style-name="P14" draw:layer="layout" svg:width="0.105cm" svg:height="0.106cm" svg:x="25.125cm" svg:y="8.495cm" svg:viewBox="0 0 106 107" svg:d="M54 107c14 0 27-5 37-15s15-24 15-39c0-14-5-27-15-37s-23-16-37-16c-15 0-28 6-39 16-10 10-15 23-15 37 0 15 5 29 15 39 11 10 24 15 39 15z">
          <text:p/>
        </draw:path>
        <draw:path draw:style-name="gr25" draw:text-style-name="P14" draw:layer="layout" svg:width="0.106cm" svg:height="0.106cm" svg:x="25.254cm" svg:y="7.755cm" svg:viewBox="0 0 107 107" svg:d="M53 107c14 0 27-6 37-16s17-24 17-38-7-28-17-38-23-15-37-15-28 5-38 15-15 24-15 38 5 28 15 38 24 16 38 16z">
          <text:p/>
        </draw:path>
        <draw:path draw:style-name="gr25" draw:text-style-name="P14" draw:layer="layout" svg:width="0.106cm" svg:height="0.106cm" svg:x="25.262cm" svg:y="11.165cm" svg:viewBox="0 0 107 107" svg:d="M53 107c14 0 27-6 37-16 11-10 17-23 17-37s-6-28-17-39c-10-10-23-15-37-15s-28 5-38 15c-10 11-15 25-15 39s5 27 15 37 24 16 38 16z">
          <text:p/>
        </draw:path>
        <draw:path draw:style-name="gr25" draw:text-style-name="P14" draw:layer="layout" svg:width="0.105cm" svg:height="0.106cm" svg:x="25.758cm" svg:y="6.789cm" svg:viewBox="0 0 106 107" svg:d="M54 107c14 0 27-6 37-16 10-11 15-24 15-38s-5-28-15-38-23-15-37-15-28 5-39 15c-10 10-15 24-15 38s5 27 15 38c11 10 25 16 39 16z">
          <text:p/>
        </draw:path>
        <draw:path draw:style-name="gr25" draw:text-style-name="P14" draw:layer="layout" svg:width="0.106cm" svg:height="0.106cm" svg:x="24.395cm" svg:y="9.092cm" svg:viewBox="0 0 107 107" svg:d="M54 107c14 0 27-6 37-16s16-24 16-38-6-27-16-37-23-16-37-16-28 6-39 16c-9 10-15 23-15 37s6 28 15 38c11 10 25 16 39 16z">
          <text:p/>
        </draw:path>
        <draw:path draw:style-name="gr25" draw:text-style-name="P14" draw:layer="layout" svg:width="0.105cm" svg:height="0.106cm" svg:x="26.166cm" svg:y="9.186cm" svg:viewBox="0 0 106 107" svg:d="M53 107c14 0 28-6 38-16s15-23 15-37-5-28-15-37c-10-10-24-17-38-17s-28 7-38 17c-10 9-15 23-15 37s5 27 15 37 24 16 38 16z">
          <text:p/>
        </draw:path>
        <draw:path draw:style-name="gr25" draw:text-style-name="P14" draw:layer="layout" svg:width="0.106cm" svg:height="0.106cm" svg:x="25.626cm" svg:y="8.314cm" svg:viewBox="0 0 107 107" svg:d="M54 107c14 0 28-6 38-16s15-23 15-37-5-29-15-39-24-15-38-15c-15 0-28 5-38 15s-16 25-16 39 6 27 16 37 23 16 38 16z">
          <text:p/>
        </draw:path>
        <draw:path draw:style-name="gr25" draw:text-style-name="P14" draw:layer="layout" svg:width="0.105cm" svg:height="0.106cm" svg:x="25.529cm" svg:y="10.465cm" svg:viewBox="0 0 106 107" svg:d="M54 107c14 0 27-6 37-16 10-11 15-24 15-38s-5-28-15-37c-10-10-23-16-37-16s-29 6-39 16c-10 9-15 23-15 37s5 27 15 38c10 10 25 16 39 16z">
          <text:p/>
        </draw:path>
        <draw:path draw:style-name="gr25" draw:text-style-name="P14" draw:layer="layout" svg:width="0.106cm" svg:height="0.105cm" svg:x="25.627cm" svg:y="9.954cm" svg:viewBox="0 0 107 106" svg:d="M54 106c14 0 28-5 38-15 9-10 15-24 15-38 0-15-6-28-15-38-10-10-24-15-38-15-15 0-28 5-38 15s-16 23-16 38c0 14 6 28 16 38s23 15 38 15z">
          <text:p/>
        </draw:path>
        <draw:path draw:style-name="gr25" draw:text-style-name="P14" draw:layer="layout" svg:width="0.106cm" svg:height="0.106cm" svg:x="26.564cm" svg:y="9.313cm" svg:viewBox="0 0 107 107" svg:d="M53 107c15 0 29-6 39-16 10-11 15-24 15-38s-5-28-15-38c-10-9-24-15-39-15-14 0-27 6-37 15-10 10-16 24-16 38s6 27 16 38c10 10 23 16 37 16z">
          <text:p/>
        </draw:path>
        <draw:path draw:style-name="gr25" draw:text-style-name="P14" draw:layer="layout" svg:width="0.106cm" svg:height="0.105cm" svg:x="25.512cm" svg:y="7.603cm" svg:viewBox="0 0 107 106" svg:d="M53 106c15 0 29-5 38-15 10-10 16-24 16-38s-6-27-16-37c-9-11-23-16-38-16-14 0-27 5-37 16-10 10-16 23-16 37s6 28 16 38 23 15 37 15z">
          <text:p/>
        </draw:path>
        <draw:path draw:style-name="gr25" draw:text-style-name="P14" draw:layer="layout" svg:width="0.106cm" svg:height="0.106cm" svg:x="25.37cm" svg:y="9.394cm" svg:viewBox="0 0 107 107" svg:d="M53 107c14 0 27-5 37-15 11-10 17-24 17-38s-6-27-17-37c-10-10-23-17-37-17s-28 7-38 17-15 23-15 37 5 28 15 38 24 15 38 15z">
          <text:p/>
        </draw:path>
        <draw:path draw:style-name="gr25" draw:text-style-name="P14" draw:layer="layout" svg:width="0.106cm" svg:height="0.106cm" svg:x="24.53cm" svg:y="10.413cm" svg:viewBox="0 0 107 107" svg:d="M53 107c14 0 27-5 37-15 11-10 17-24 17-38s-6-28-17-38c-10-10-23-16-37-16s-28 6-38 16-15 24-15 38 5 28 15 38 24 15 38 15z">
          <text:p/>
        </draw:path>
        <draw:path draw:style-name="gr25" draw:text-style-name="P14" draw:layer="layout" svg:width="0.106cm" svg:height="0.106cm" svg:x="25.096cm" svg:y="7.328cm" svg:viewBox="0 0 107 107" svg:d="M54 107c14 0 28-5 38-15 9-10 15-25 15-39s-6-27-15-37c-10-10-24-16-38-16-15 0-28 6-38 16s-16 23-16 37 6 29 16 39 23 15 38 15z">
          <text:p/>
        </draw:path>
        <draw:path draw:style-name="gr25" draw:text-style-name="P14" draw:layer="layout" svg:width="0.106cm" svg:height="0.106cm" svg:x="24.131cm" svg:y="9.577cm" svg:viewBox="0 0 107 107" svg:d="M53 107c14 0 29-6 39-16 10-9 15-23 15-37s-5-28-15-38-25-16-39-16-27 6-37 16-16 24-16 38 6 28 16 37c10 10 23 16 37 16z">
          <text:p/>
        </draw:path>
        <draw:path draw:style-name="gr25" draw:text-style-name="P14" draw:layer="layout" svg:width="0.106cm" svg:height="0.105cm" svg:x="26.404cm" svg:y="8.238cm" svg:viewBox="0 0 107 106" svg:d="M54 106c14 0 27-5 37-15s16-23 16-38c0-14-6-27-16-37s-23-16-37-16-28 6-37 16c-10 10-17 23-17 37 0 15 7 28 17 38 9 10 23 15 37 15z">
          <text:p/>
        </draw:path>
        <draw:path draw:style-name="gr25" draw:text-style-name="P14" draw:layer="layout" svg:width="0.106cm" svg:height="0.106cm" svg:x="25.586cm" svg:y="8.706cm" svg:viewBox="0 0 107 107" svg:d="M53 107c14 0 27-6 38-16 10-9 16-23 16-38 0-14-6-27-16-37-11-10-24-16-38-16s-28 6-38 16-15 23-15 37c0 15 5 29 15 38 10 10 24 16 38 16z">
          <text:p/>
        </draw:path>
        <draw:path draw:style-name="gr25" draw:text-style-name="P14" draw:layer="layout" svg:width="0.105cm" svg:height="0.106cm" svg:x="24.78cm" svg:y="7.855cm" svg:viewBox="0 0 106 107" svg:d="M52 107c15 0 29-6 39-16s15-24 15-38-5-28-15-38-24-15-39-15c-14 0-27 5-37 15s-15 24-15 38 5 28 15 38 23 16 37 16z">
          <text:p/>
        </draw:path>
        <draw:path draw:style-name="gr25" draw:text-style-name="P14" draw:layer="layout" svg:width="0.105cm" svg:height="0.106cm" svg:x="22.406cm" svg:y="8.95cm" svg:viewBox="0 0 106 107" svg:d="M53 107c14 0 28-6 38-16s15-23 15-37-5-29-15-39-24-15-38-15-27 5-37 15c-11 10-16 25-16 39s5 27 16 37c10 10 23 16 37 16z">
          <text:p/>
        </draw:path>
        <draw:path draw:style-name="gr25" draw:text-style-name="P14" draw:layer="layout" svg:width="0.106cm" svg:height="0.106cm" svg:x="24.349cm" svg:y="8.46cm" svg:viewBox="0 0 107 107" svg:d="M53 107c15 0 28-6 38-17 10-10 16-23 16-37s-6-28-16-37c-10-10-23-16-38-16-14 0-28 6-38 16-10 9-15 23-15 37s5 27 15 37c10 11 24 17 38 17z">
          <text:p/>
        </draw:path>
        <draw:path draw:style-name="gr25" draw:text-style-name="P14" draw:layer="layout" svg:width="0.106cm" svg:height="0.106cm" svg:x="25.557cm" svg:y="9.039cm" svg:viewBox="0 0 107 107" svg:d="M54 107c14 0 27-6 37-16 10-9 16-23 16-37 0-15-6-28-16-38s-23-16-37-16-28 6-37 16c-11 10-17 23-17 38 0 14 6 28 17 37 9 10 23 16 37 16z">
          <text:p/>
        </draw:path>
        <draw:path draw:style-name="gr25" draw:text-style-name="P14" draw:layer="layout" svg:width="0.106cm" svg:height="0.106cm" svg:x="23.245cm" svg:y="9.223cm" svg:viewBox="0 0 107 107" svg:d="M54 107c14 0 27-6 37-16 10-9 16-24 16-38s-6-27-16-37-23-16-37-16-28 6-38 16c-11 10-16 23-16 37s5 29 16 38c10 10 24 16 38 16z">
          <text:p/>
        </draw:path>
        <draw:path draw:style-name="gr25" draw:text-style-name="P14" draw:layer="layout" svg:width="0.106cm" svg:height="0.105cm" svg:x="24.014cm" svg:y="7.553cm" svg:viewBox="0 0 107 106" svg:d="M53 106c14 0 27-5 38-15 10-10 16-24 16-39 0-14-6-27-16-37-11-10-24-15-38-15s-28 5-38 15-15 23-15 37c0 15 5 29 15 39s24 15 38 15z">
          <text:p/>
        </draw:path>
        <draw:path draw:style-name="gr25" draw:text-style-name="P14" draw:layer="layout" svg:width="0.106cm" svg:height="0.106cm" svg:x="24.532cm" svg:y="9.103cm" svg:viewBox="0 0 107 107" svg:d="M53 107c14 0 28-5 39-15 10-11 15-25 15-39s-5-27-15-37c-11-10-25-16-39-16s-27 6-37 16-16 23-16 37 6 28 16 39c10 10 23 15 37 15z">
          <text:p/>
        </draw:path>
        <draw:path draw:style-name="gr25" draw:text-style-name="P14" draw:layer="layout" svg:width="0.105cm" svg:height="0.106cm" svg:x="24.405cm" svg:y="9.928cm" svg:viewBox="0 0 106 107" svg:d="M53 107c14 0 28-5 38-16 10-10 15-24 15-38s-5-27-15-37-24-16-38-16-27 6-37 16c-11 10-16 23-16 37s5 28 16 38c10 11 23 16 37 16z">
          <text:p/>
        </draw:path>
        <draw:path draw:style-name="gr25" draw:text-style-name="P14" draw:layer="layout" svg:width="0.106cm" svg:height="0.106cm" svg:x="25.472cm" svg:y="9.652cm" svg:viewBox="0 0 107 107" svg:d="M53 107c14 0 28-6 38-15 11-10 16-24 16-39 0-14-5-27-16-37-10-10-24-16-38-16s-27 6-37 16-16 23-16 37c0 15 6 29 16 39 10 9 23 15 37 15z">
          <text:p/>
        </draw:path>
        <draw:path draw:style-name="gr25" draw:text-style-name="P14" draw:layer="layout" svg:width="0.106cm" svg:height="0.106cm" svg:x="23.926cm" svg:y="8.229cm" svg:viewBox="0 0 107 107" svg:d="M53 107c15 0 29-6 39-16s15-23 15-37-5-28-15-38-24-16-39-16c-14 0-27 6-37 16s-16 24-16 38 6 27 16 37 23 16 37 16z">
          <text:p/>
        </draw:path>
        <draw:path draw:style-name="gr25" draw:text-style-name="P14" draw:layer="layout" svg:width="0.106cm" svg:height="0.107cm" svg:x="22.285cm" svg:y="8.032cm" svg:viewBox="0 0 107 108" svg:d="M54 108c14 0 28-7 38-17s15-23 15-37-5-28-15-38-24-16-38-16-28 6-38 16-16 24-16 38 6 27 16 37 24 17 38 17z">
          <text:p/>
        </draw:path>
        <draw:path draw:style-name="gr25" draw:text-style-name="P14" draw:layer="layout" svg:width="0.106cm" svg:height="0.106cm" svg:x="24.85cm" svg:y="9.331cm" svg:viewBox="0 0 107 107" svg:d="M53 107c14 0 27-5 38-15 10-10 16-24 16-39 0-14-6-27-16-37-11-10-24-16-38-16s-28 6-38 16-15 23-15 37c0 15 5 29 15 39s24 15 38 15z">
          <text:p/>
        </draw:path>
        <draw:path draw:style-name="gr25" draw:text-style-name="P14" draw:layer="layout" svg:width="0.106cm" svg:height="0.106cm" svg:x="25.514cm" svg:y="11.037cm" svg:viewBox="0 0 107 107" svg:d="M53 107c15 0 28-5 38-15s16-24 16-38c0-15-6-28-16-38s-23-16-38-16c-14 0-28 6-38 16s-15 23-15 38c0 14 5 28 15 38s24 15 38 15z">
          <text:p/>
        </draw:path>
        <draw:path draw:style-name="gr25" draw:text-style-name="P14" draw:layer="layout" svg:width="0.106cm" svg:height="0.106cm" svg:x="22.663cm" svg:y="8.293cm" svg:viewBox="0 0 107 107" svg:d="M53 107c14 0 28-6 38-16s16-23 16-38c0-14-6-28-16-38s-24-15-38-15-28 5-37 15c-10 10-16 24-16 38 0 15 6 28 16 38 9 10 23 16 37 16z">
          <text:p/>
        </draw:path>
        <draw:path draw:style-name="gr25" draw:text-style-name="P14" draw:layer="layout" svg:width="0.106cm" svg:height="0.106cm" svg:x="22.989cm" svg:y="8.948cm" svg:viewBox="0 0 107 107" svg:d="M53 107c15 0 28-6 38-16s16-23 16-37-6-29-16-39-23-15-38-15c-14 0-28 5-37 15-10 10-16 25-16 39s6 27 16 37c9 10 23 16 37 16z">
          <text:p/>
        </draw:path>
        <draw:path draw:style-name="gr25" draw:text-style-name="P14" draw:layer="layout" svg:width="0.105cm" svg:height="0.106cm" svg:x="24.295cm" svg:y="10.283cm" svg:viewBox="0 0 106 107" svg:d="M53 107c14 0 28-6 38-16 10-9 15-23 15-38 0-14-5-27-15-37s-24-16-38-16-27 6-37 16c-11 10-16 23-16 37 0 15 5 29 16 38 10 10 23 16 37 16z">
          <text:p/>
        </draw:path>
        <draw:path draw:style-name="gr25" draw:text-style-name="P14" draw:layer="layout" svg:width="0.105cm" svg:height="0.106cm" svg:x="22.455cm" svg:y="7.914cm" svg:viewBox="0 0 106 107" svg:d="M52 107c15 0 29-6 39-16 10-9 15-23 15-37s-5-27-15-37c-10-11-24-17-39-17-14 0-27 6-37 17-10 10-15 23-15 37s5 28 15 37c10 10 23 16 37 16z">
          <text:p/>
        </draw:path>
        <draw:path draw:style-name="gr25" draw:text-style-name="P14" draw:layer="layout" svg:width="0.106cm" svg:height="0.106cm" svg:x="23.969cm" svg:y="8.369cm" svg:viewBox="0 0 107 107" svg:d="M54 107c14 0 27-5 37-15 10-11 16-25 16-39s-6-27-16-37-23-16-37-16-28 6-39 16c-10 10-15 23-15 37s5 28 15 39c11 10 25 15 39 15z">
          <text:p/>
        </draw:path>
        <draw:path draw:style-name="gr25" draw:text-style-name="P14" draw:layer="layout" svg:width="0.106cm" svg:height="0.106cm" svg:x="23.848cm" svg:y="9.079cm" svg:viewBox="0 0 107 107" svg:d="M54 107c14 0 27-6 37-16s16-23 16-37-6-28-16-38-23-16-37-16c-15 0-29 6-39 16-9 10-15 24-15 38s6 27 15 37c10 10 24 16 39 16z">
          <text:p/>
        </draw:path>
        <draw:path draw:style-name="gr25" draw:text-style-name="P14" draw:layer="layout" svg:width="0.106cm" svg:height="0.105cm" svg:x="23.409cm" svg:y="9.449cm" svg:viewBox="0 0 107 106" svg:d="M53 106c15 0 29-5 39-15 9-10 15-23 15-38s-6-28-15-38c-10-10-24-15-39-15-14 0-27 5-37 15s-16 23-16 38 6 28 16 38 23 15 37 15z">
          <text:p/>
        </draw:path>
        <draw:path draw:style-name="gr25" draw:text-style-name="P14" draw:layer="layout" svg:width="0.106cm" svg:height="0.106cm" svg:x="23.848cm" svg:y="7.64cm" svg:viewBox="0 0 107 107" svg:d="M54 107c14 0 28-6 38-15 10-10 15-25 15-39s-5-27-15-37-24-16-38-16c-15 0-28 6-38 16s-16 23-16 37 6 29 16 39c10 9 23 15 38 15z">
          <text:p/>
        </draw:path>
        <draw:path draw:style-name="gr25" draw:text-style-name="P14" draw:layer="layout" svg:width="0.106cm" svg:height="0.106cm" svg:x="24.204cm" svg:y="9.904cm" svg:viewBox="0 0 107 107" svg:d="M53 107c14 0 27-6 37-16s17-23 17-37-7-28-17-39c-10-10-23-15-37-15s-28 5-38 15c-10 11-15 25-15 39s5 27 15 37 24 16 38 16z">
          <text:p/>
        </draw:path>
        <draw:path draw:style-name="gr25" draw:text-style-name="P14" draw:layer="layout" svg:width="0.106cm" svg:height="0.106cm" svg:x="22.598cm" svg:y="9.176cm" svg:viewBox="0 0 107 107" svg:d="M54 107c14 0 27-6 37-16 10-9 16-23 16-37s-6-27-16-37c-10-11-23-17-37-17s-29 6-39 17c-10 10-15 23-15 37s5 28 15 37c10 10 25 16 39 16z">
          <text:p/>
        </draw:path>
        <draw:path draw:style-name="gr25" draw:text-style-name="P14" draw:layer="layout" svg:width="0.106cm" svg:height="0.106cm" svg:x="23.275cm" svg:y="8.901cm" svg:viewBox="0 0 107 107" svg:d="M53 107c14 0 27-6 38-15 10-10 16-25 16-39s-6-27-16-37c-11-10-24-16-38-16s-28 6-37 16c-10 10-16 23-16 37s6 29 16 39c9 9 23 15 37 15z">
          <text:p/>
        </draw:path>
        <draw:path draw:style-name="gr25" draw:text-style-name="P14" draw:layer="layout" svg:width="0.106cm" svg:height="0.106cm" svg:x="24.353cm" svg:y="10.063cm" svg:viewBox="0 0 107 107" svg:d="M53 107c15 0 28-6 38-16s16-24 16-38-6-28-16-38-23-15-38-15c-14 0-28 5-38 15s-15 24-15 38 5 28 15 38 24 16 38 16z">
          <text:p/>
        </draw:path>
        <draw:path draw:style-name="gr25" draw:text-style-name="P14" draw:layer="layout" svg:width="0.105cm" svg:height="0.105cm" svg:x="24.284cm" svg:y="7.915cm" svg:viewBox="0 0 106 106" svg:d="M54 106c14 0 27-5 37-15s15-24 15-38-5-27-15-37c-10-11-23-16-37-16s-28 5-39 16c-10 10-15 23-15 37s5 28 15 38c11 10 25 15 39 15z">
          <text:p/>
        </draw:path>
        <draw:path draw:style-name="gr25" draw:text-style-name="P14" draw:layer="layout" svg:width="0.106cm" svg:height="0.105cm" svg:x="25.089cm" svg:y="9.759cm" svg:viewBox="0 0 107 106" svg:d="M53 106c15 0 29-5 39-15 9-10 15-23 15-38 0-14-6-28-15-38-10-10-24-15-39-15-14 0-27 5-37 15s-16 24-16 38c0 15 6 28 16 38s23 15 37 15z">
          <text:p/>
        </draw:path>
        <draw:path draw:style-name="gr25" draw:text-style-name="P14" draw:layer="layout" svg:width="0.106cm" svg:height="0.105cm" svg:x="24.399cm" svg:y="10.162cm" svg:viewBox="0 0 107 106" svg:d="M54 106c14 0 27-5 37-15s16-24 16-39c0-14-6-27-16-37s-23-15-37-15-28 5-38 15-16 23-16 37c0 15 6 29 16 39s24 15 38 15z">
          <text:p/>
        </draw:path>
        <draw:path draw:style-name="gr25" draw:text-style-name="P14" draw:layer="layout" svg:width="0.105cm" svg:height="0.106cm" svg:x="22.406cm" svg:y="8.305cm" svg:viewBox="0 0 106 107" svg:d="M53 107c14 0 28-5 38-15s15-24 15-38c0-15-5-28-15-38s-24-16-38-16-27 6-37 16c-11 10-16 23-16 38 0 14 5 28 16 38 10 10 23 15 37 15z">
          <text:p/>
        </draw:path>
        <draw:path draw:style-name="gr25" draw:text-style-name="P14" draw:layer="layout" svg:width="0.106cm" svg:height="0.106cm" svg:x="24.395cm" svg:y="7.811cm" svg:viewBox="0 0 107 107" svg:d="M54 107c14 0 28-6 38-15 10-10 15-24 15-38s-5-27-15-37c-10-11-24-17-38-17s-27 6-38 17c-10 10-16 23-16 37s6 28 16 38c11 9 24 15 38 15z">
          <text:p/>
        </draw:path>
        <draw:path draw:style-name="gr25" draw:text-style-name="P14" draw:layer="layout" svg:width="0.106cm" svg:height="0.106cm" svg:x="23.895cm" svg:y="9.016cm" svg:viewBox="0 0 107 107" svg:d="M53 107c14 0 28-6 38-16 11-10 16-23 16-38 0-14-5-28-16-38-10-10-24-15-38-15s-27 5-37 15-16 24-16 38c0 15 6 28 16 38s23 16 37 16z">
          <text:p/>
        </draw:path>
        <draw:path draw:style-name="gr25" draw:text-style-name="P14" draw:layer="layout" svg:width="0.105cm" svg:height="0.106cm" svg:x="25.04cm" svg:y="9.133cm" svg:viewBox="0 0 106 107" svg:d="M54 107c14 0 27-6 37-15 10-10 15-24 15-39 0-14-5-27-15-37s-23-16-37-16-28 6-38 16-16 23-16 37c0 15 6 29 16 39 10 9 24 15 38 15z">
          <text:p/>
        </draw:path>
        <draw:path draw:style-name="gr25" draw:text-style-name="P14" draw:layer="layout" svg:width="0.106cm" svg:height="0.106cm" svg:x="25.369cm" svg:y="9.443cm" svg:viewBox="0 0 107 107" svg:d="M53 107c14 0 27-6 37-16 11-10 17-23 17-38 0-14-6-28-17-38-10-10-23-15-37-15s-28 5-38 15-15 24-15 38c0 15 5 28 15 38s24 16 38 16z">
          <text:p/>
        </draw:path>
        <draw:path draw:style-name="gr25" draw:text-style-name="P14" draw:layer="layout" svg:width="0.106cm" svg:height="0.106cm" svg:x="25.124cm" svg:y="9.012cm" svg:viewBox="0 0 107 107" svg:d="M54 107c14 0 28-6 37-15 10-10 16-25 16-39s-6-27-16-37c-9-10-23-16-37-16s-27 6-38 16c-10 10-16 23-16 37s6 29 16 39c11 9 24 15 38 15z">
          <text:p/>
        </draw:path>
        <draw:path draw:style-name="gr25" draw:text-style-name="P14" draw:layer="layout" svg:width="0.105cm" svg:height="0.106cm" svg:x="24.98cm" svg:y="8.835cm" svg:viewBox="0 0 106 107" svg:d="M53 107c15 0 28-5 38-15s15-24 15-38-5-28-15-38-23-16-38-16c-14 0-28 6-38 16s-15 24-15 38 5 28 15 38 24 15 38 15z">
          <text:p/>
        </draw:path>
        <draw:path draw:style-name="gr25" draw:text-style-name="P14" draw:layer="layout" svg:width="0.106cm" svg:height="0.106cm" svg:x="25.677cm" svg:y="9.514cm" svg:viewBox="0 0 107 107" svg:d="M53 107c14 0 27-5 37-16 10-10 17-24 17-38s-7-27-17-37-23-16-37-16-28 6-38 16c-9 10-15 23-15 37s6 28 15 38c10 11 24 16 38 16z">
          <text:p/>
        </draw:path>
        <draw:path draw:style-name="gr25" draw:text-style-name="P14" draw:layer="layout" svg:width="0.106cm" svg:height="0.105cm" svg:x="24.378cm" svg:y="7.048cm" svg:viewBox="0 0 107 106" svg:d="M54 106c14 0 28-5 38-15 9-10 15-24 15-38 0-15-6-28-15-38-10-10-24-15-38-15s-28 5-38 15-16 23-16 38c0 14 6 28 16 38s24 15 38 15z">
          <text:p/>
        </draw:path>
        <draw:path draw:style-name="gr25" draw:text-style-name="P14" draw:layer="layout" svg:width="0.106cm" svg:height="0.106cm" svg:x="24.961cm" svg:y="9.3cm" svg:viewBox="0 0 107 107" svg:d="M53 107c14 0 28-5 38-16 10-10 16-24 16-38s-6-27-16-37-24-16-38-16-27 6-37 16-16 23-16 37 6 28 16 38c10 11 23 16 37 16z">
          <text:p/>
        </draw:path>
        <draw:path draw:style-name="gr25" draw:text-style-name="P14" draw:layer="layout" svg:width="0.106cm" svg:height="0.106cm" svg:x="24.748cm" svg:y="9.195cm" svg:viewBox="0 0 107 107" svg:d="M53 107c14 0 27-5 38-16 10-10 16-24 16-38s-6-27-16-37c-11-10-24-16-38-16s-28 6-38 16-15 23-15 37 5 28 15 38c10 11 24 16 38 16z">
          <text:p/>
        </draw:path>
        <draw:path draw:style-name="gr25" draw:text-style-name="P14" draw:layer="layout" svg:width="0.106cm" svg:height="0.106cm" svg:x="24.321cm" svg:y="9.549cm" svg:viewBox="0 0 107 107" svg:d="M53 107c14 0 28-6 37-16 11-10 17-23 17-38 0-14-6-28-17-37-9-10-23-16-37-16s-27 6-37 16c-10 9-16 23-16 37 0 15 6 28 16 38s23 16 37 16z">
          <text:p/>
        </draw:path>
        <draw:path draw:style-name="gr25" draw:text-style-name="P14" draw:layer="layout" svg:width="0.106cm" svg:height="0.106cm" svg:x="23.693cm" svg:y="6.781cm" svg:viewBox="0 0 107 107" svg:d="M53 107c14 0 28-6 39-17 10-10 15-23 15-37s-5-28-15-38c-11-10-25-15-39-15s-27 5-37 15-16 24-16 38 6 27 16 37c10 11 23 17 37 17z">
          <text:p/>
        </draw:path>
        <draw:path draw:style-name="gr25" draw:text-style-name="P14" draw:layer="layout" svg:width="0.106cm" svg:height="0.106cm" svg:x="23.927cm" svg:y="8.844cm" svg:viewBox="0 0 107 107" svg:d="M53 107c15 0 28-6 38-16s16-23 16-37-6-28-16-38-23-16-38-16c-14 0-28 6-38 16s-15 24-15 38 5 27 15 37 24 16 38 16z">
          <text:p/>
        </draw:path>
        <draw:path draw:style-name="gr25" draw:text-style-name="P14" draw:layer="layout" svg:width="0.106cm" svg:height="0.105cm" svg:x="24.453cm" svg:y="9.448cm" svg:viewBox="0 0 107 106" svg:d="M53 106c15 0 28-5 38-15s16-23 16-38c0-14-6-28-16-38s-23-15-38-15c-14 0-28 5-37 15-10 10-16 24-16 38 0 15 6 28 16 38 9 10 23 15 37 15z">
          <text:p/>
        </draw:path>
        <draw:path draw:style-name="gr25" draw:text-style-name="P14" draw:layer="layout" svg:width="0.106cm" svg:height="0.106cm" svg:x="25.602cm" svg:y="8.611cm" svg:viewBox="0 0 107 107" svg:d="M53 107c14 0 28-6 38-16 10-9 16-23 16-37 0-15-6-28-16-38s-24-16-38-16-28 6-38 16-15 23-15 38c0 14 5 28 15 37 10 10 24 16 38 16z">
          <text:p/>
        </draw:path>
        <draw:path draw:style-name="gr26" draw:text-style-name="P14" draw:layer="layout" svg:width="0.106cm" svg:height="0.106cm" svg:x="24.437cm" svg:y="9.493cm" svg:viewBox="0 0 107 107" svg:d="M53 107c14 0 29-6 39-16 9-10 15-23 15-37s-6-28-15-38c-10-10-25-16-39-16s-27 6-37 16-16 24-16 38 6 27 16 37 23 16 37 16z">
          <text:p/>
        </draw:path>
        <draw:path draw:style-name="gr27" draw:text-style-name="P4" draw:layer="layout" svg:width="0.106cm" svg:height="0.106cm" svg:x="24.437cm" svg:y="9.493cm" svg:viewBox="0 0 107 107" svg:d="M53 107c14 0 29-6 39-16 9-10 15-23 15-37s-6-28-15-38c-10-10-25-16-39-16s-27 6-37 16-16 24-16 38 6 27 16 37 23 16 37 16z">
          <text:p/>
        </draw:path>
        <draw:path draw:style-name="gr25" draw:text-style-name="P14" draw:layer="layout" svg:width="0.106cm" svg:height="0.105cm" svg:x="24.24cm" svg:y="8.114cm" svg:viewBox="0 0 107 106" svg:d="M53 106c14 0 28-5 38-15s16-24 16-38-6-27-16-38c-10-10-24-15-38-15s-28 5-38 15c-10 11-15 24-15 38s5 28 15 38 24 15 38 15z">
          <text:p/>
        </draw:path>
        <draw:path draw:style-name="gr25" draw:text-style-name="P14" draw:layer="layout" svg:width="0.106cm" svg:height="0.106cm" svg:x="25.922cm" svg:y="9.682cm" svg:viewBox="0 0 107 107" svg:d="M53 107c15 0 28-6 38-16s16-23 16-37-6-29-16-39-23-15-38-15c-14 0-28 5-38 15-9 10-15 25-15 39s6 27 15 37c10 10 24 16 38 16z">
          <text:p/>
        </draw:path>
        <draw:path draw:style-name="gr25" draw:text-style-name="P14" draw:layer="layout" svg:width="0.106cm" svg:height="0.106cm" svg:x="24.842cm" svg:y="10.32cm" svg:viewBox="0 0 107 107" svg:d="M53 107c14 0 27-5 37-15 11-10 17-24 17-38s-6-27-17-38c-10-10-23-16-37-16s-28 6-38 16c-10 11-15 24-15 38s5 28 15 38 24 15 38 15z">
          <text:p/>
        </draw:path>
        <draw:path draw:style-name="gr25" draw:text-style-name="P14" draw:layer="layout" svg:width="0.106cm" svg:height="0.106cm" svg:x="25.278cm" svg:y="7.454cm" svg:viewBox="0 0 107 107" svg:d="M53 107c14 0 29-5 39-15s15-24 15-39c0-14-5-27-15-37s-25-16-39-16-27 6-37 16-16 23-16 37c0 15 6 29 16 39s23 15 37 15z">
          <text:p/>
        </draw:path>
        <draw:path draw:style-name="gr25" draw:text-style-name="P14" draw:layer="layout" svg:width="0.105cm" svg:height="0.106cm" svg:x="24.174cm" svg:y="9.395cm" svg:viewBox="0 0 106 107" svg:d="M53 107c14 0 28-6 38-16s15-23 15-37-5-28-15-38-24-16-38-16-28 6-38 16-15 24-15 38 5 27 15 37 24 16 38 16z">
          <text:p/>
        </draw:path>
        <draw:path draw:style-name="gr25" draw:text-style-name="P14" draw:layer="layout" svg:width="0.106cm" svg:height="0.106cm" svg:x="24.705cm" svg:y="10.281cm" svg:viewBox="0 0 107 107" svg:d="M54 107c14 0 28-6 38-16s15-23 15-38c0-14-5-28-15-38s-24-15-38-15-27 5-38 15c-10 10-16 24-16 38 0 15 6 28 16 38 11 10 24 16 38 16z">
          <text:p/>
        </draw:path>
        <draw:path draw:style-name="gr25" draw:text-style-name="P14" draw:layer="layout" svg:width="0.106cm" svg:height="0.106cm" svg:x="24.951cm" svg:y="8.968cm" svg:viewBox="0 0 107 107" svg:d="M53 107c14 0 27-6 37-16 11-10 17-23 17-37s-6-28-17-38c-10-11-23-16-37-16s-28 5-38 16c-9 10-15 24-15 38s6 27 15 37c10 10 24 16 38 16z">
          <text:p/>
        </draw:path>
        <draw:path draw:style-name="gr25" draw:text-style-name="P14" draw:layer="layout" svg:width="0.106cm" svg:height="0.105cm" svg:x="24.329cm" svg:y="7.07cm" svg:viewBox="0 0 107 106" svg:d="M53 106c14 0 27-5 38-15 10-10 16-24 16-38s-6-27-16-38c-11-10-24-15-38-15s-28 5-38 15c-9 11-15 24-15 38s6 28 15 38c10 10 24 15 38 15z">
          <text:p/>
        </draw:path>
        <draw:path draw:style-name="gr25" draw:text-style-name="P14" draw:layer="layout" svg:width="0.106cm" svg:height="0.106cm" svg:x="25.14cm" svg:y="10.444cm" svg:viewBox="0 0 107 107" svg:d="M54 107c14 0 27-5 37-15s16-24 16-38-6-27-16-37-23-17-37-17-28 7-38 17c-11 10-16 23-16 37s5 28 16 38c10 10 24 15 38 15z">
          <text:p/>
        </draw:path>
        <draw:path draw:style-name="gr25" draw:text-style-name="P14" draw:layer="layout" svg:width="0.106cm" svg:height="0.106cm" svg:x="22.791cm" svg:y="7.109cm" svg:viewBox="0 0 107 107" svg:d="M54 107c14 0 28-6 37-16 10-11 16-24 16-38s-6-28-16-38c-9-10-23-15-37-15-15 0-28 5-38 15s-16 24-16 38 6 27 16 38c10 10 23 16 38 16z">
          <text:p/>
        </draw:path>
        <draw:path draw:style-name="gr25" draw:text-style-name="P14" draw:layer="layout" svg:width="0.106cm" svg:height="0.106cm" svg:x="26.182cm" svg:y="8.688cm" svg:viewBox="0 0 107 107" svg:d="M54 107c14 0 28-6 38-16s15-24 15-38-5-28-15-37c-10-10-24-16-38-16s-27 6-37 16c-11 9-17 23-17 37s6 28 17 38c10 10 23 16 37 16z">
          <text:p/>
        </draw:path>
        <draw:path draw:style-name="gr25" draw:text-style-name="P14" draw:layer="layout" svg:width="0.106cm" svg:height="0.106cm" svg:x="23.079cm" svg:y="8.747cm" svg:viewBox="0 0 107 107" svg:d="M53 107c14 0 28-6 38-16s16-23 16-37-6-28-16-39c-10-10-24-15-38-15s-28 5-38 15c-10 11-15 25-15 39s5 27 15 37 24 16 38 16z">
          <text:p/>
        </draw:path>
        <draw:path draw:style-name="gr25" draw:text-style-name="P14" draw:layer="layout" svg:width="0.106cm" svg:height="0.106cm" svg:x="23.417cm" svg:y="8.775cm" svg:viewBox="0 0 107 107" svg:d="M54 107c14 0 28-6 38-17 9-9 15-23 15-37s-6-27-15-37c-10-10-24-16-38-16-15 0-28 6-38 16s-16 23-16 37 6 28 16 37c10 11 23 17 38 17z">
          <text:p/>
        </draw:path>
        <draw:path draw:style-name="gr25" draw:text-style-name="P14" draw:layer="layout" svg:width="0.106cm" svg:height="0.107cm" svg:x="22.696cm" svg:y="8.242cm" svg:viewBox="0 0 107 108" svg:d="M54 108c14 0 28-7 38-17s15-23 15-37-5-28-15-38c-10-9-24-16-38-16s-28 7-38 16c-10 10-16 24-16 38s6 27 16 37 24 17 38 17z">
          <text:p/>
        </draw:path>
        <draw:path draw:style-name="gr25" draw:text-style-name="P14" draw:layer="layout" svg:width="0.106cm" svg:height="0.106cm" svg:x="23.701cm" svg:y="8.32cm" svg:viewBox="0 0 107 107" svg:d="M53 107c14 0 27-6 38-16 10-9 16-23 16-37s-6-28-16-38c-11-10-24-16-38-16s-28 6-38 16-15 24-15 38 5 28 15 37c10 10 24 16 38 16z">
          <text:p/>
        </draw:path>
        <draw:path draw:style-name="gr25" draw:text-style-name="P14" draw:layer="layout" svg:width="0.105cm" svg:height="0.106cm" svg:x="22.445cm" svg:y="8.59cm" svg:viewBox="0 0 106 107" svg:d="M52 107c14 0 29-5 39-15s15-25 15-39-5-27-15-37-25-16-39-16-27 6-37 16-15 23-15 37 5 29 15 39 23 15 37 15z">
          <text:p/>
        </draw:path>
        <draw:path draw:style-name="gr25" draw:text-style-name="P14" draw:layer="layout" svg:width="0.105cm" svg:height="0.106cm" svg:x="22.601cm" svg:y="8.505cm" svg:viewBox="0 0 106 107" svg:d="M54 107c14 0 27-6 37-15 10-10 15-24 15-38 0-15-5-28-15-38s-23-16-37-16-29 6-39 16-15 23-15 38c0 14 5 28 15 38 10 9 25 15 39 15z">
          <text:p/>
        </draw:path>
        <draw:path draw:style-name="gr25" draw:text-style-name="P14" draw:layer="layout" svg:width="0.106cm" svg:height="0.106cm" svg:x="24.454cm" svg:y="9.804cm" svg:viewBox="0 0 107 107" svg:d="M53 107c15 0 29-6 39-16s15-23 15-37-5-28-15-38-24-16-39-16c-14 0-27 6-37 16s-16 24-16 38 6 27 16 37 23 16 37 16z">
          <text:p/>
        </draw:path>
        <draw:path draw:style-name="gr25" draw:text-style-name="P14" draw:layer="layout" svg:width="0.106cm" svg:height="0.106cm" svg:x="22.263cm" svg:y="8.121cm" svg:viewBox="0 0 107 107" svg:d="M54 107c14 0 28-6 38-16s15-23 15-37-5-28-15-38-24-16-38-16c-15 0-28 6-38 16s-16 24-16 38 6 27 16 37 23 16 38 16z">
          <text:p/>
        </draw:path>
        <draw:path draw:style-name="gr25" draw:text-style-name="P14" draw:layer="layout" svg:width="0.106cm" svg:height="0.106cm" svg:x="23.354cm" svg:y="8.682cm" svg:viewBox="0 0 107 107" svg:d="M54 107c14 0 28-6 38-16 10-11 15-24 15-38s-5-28-15-38-24-15-38-15-27 5-37 15c-11 10-17 24-17 38s6 27 17 38c10 10 23 16 37 16z">
          <text:p/>
        </draw:path>
        <draw:path draw:style-name="gr25" draw:text-style-name="P14" draw:layer="layout" svg:width="0.106cm" svg:height="0.106cm" svg:x="23.066cm" svg:y="8.232cm" svg:viewBox="0 0 107 107" svg:d="M53 107c14 0 27-5 38-15 10-10 16-24 16-38s-6-27-16-37c-11-11-24-17-38-17s-28 6-37 17c-10 10-16 23-16 37s6 28 16 38c9 10 23 15 37 15z">
          <text:p/>
        </draw:path>
        <draw:path draw:style-name="gr25" draw:text-style-name="P14" draw:layer="layout" svg:width="0.106cm" svg:height="0.106cm" svg:x="25.216cm" svg:y="7.178cm" svg:viewBox="0 0 107 107" svg:d="M54 107c14 0 28-6 38-16s15-23 15-37-5-28-15-38-24-16-38-16-28 6-38 16-16 24-16 38 6 27 16 37 24 16 38 16z">
          <text:p/>
        </draw:path>
        <draw:path draw:style-name="gr25" draw:text-style-name="P14" draw:layer="layout" svg:width="0.106cm" svg:height="0.106cm" svg:x="23.641cm" svg:y="8.508cm" svg:viewBox="0 0 107 107" svg:d="M54 107c14 0 27-6 37-16s16-23 16-37c0-15-6-29-16-39s-23-15-37-15-29 5-39 15-15 24-15 39c0 14 5 27 15 37s25 16 39 16z">
          <text:p/>
        </draw:path>
        <draw:path draw:style-name="gr25" draw:text-style-name="P14" draw:layer="layout" svg:width="0.106cm" svg:height="0.105cm" svg:x="24.851cm" svg:y="8.785cm" svg:viewBox="0 0 107 106" svg:d="M53 106c14 0 27-5 38-15 10-11 16-25 16-39s-6-27-16-37c-11-10-24-15-38-15s-28 5-38 15-15 23-15 37 5 28 15 39c10 10 24 15 38 15z">
          <text:p/>
        </draw:path>
        <draw:path draw:style-name="gr25" draw:text-style-name="P14" draw:layer="layout" svg:width="0.106cm" svg:height="0.106cm" svg:x="23.18cm" svg:y="8.389cm" svg:viewBox="0 0 107 107" svg:d="M53 107c14 0 28-6 38-16 10-9 16-23 16-38 0-14-6-27-16-37s-24-16-38-16-28 6-38 16-15 23-15 37c0 15 5 29 15 38 10 10 24 16 38 16z">
          <text:p/>
        </draw:path>
        <draw:path draw:style-name="gr25" draw:text-style-name="P14" draw:layer="layout" svg:width="0.106cm" svg:height="0.106cm" svg:x="23.44cm" svg:y="9.015cm" svg:viewBox="0 0 107 107" svg:d="M54 107c14 0 28-5 37-15 10-10 16-25 16-39s-6-27-16-37c-9-10-23-16-37-16s-28 6-38 16-16 23-16 37 6 29 16 39 24 15 38 15z">
          <text:p/>
        </draw:path>
        <draw:path draw:style-name="gr25" draw:text-style-name="P14" draw:layer="layout" svg:width="0.106cm" svg:height="0.106cm" svg:x="23.401cm" svg:y="8.312cm" svg:viewBox="0 0 107 107" svg:d="M53 107c15 0 28-6 38-16 10-9 16-23 16-37s-6-28-16-38-23-16-38-16c-14 0-28 6-37 16-10 10-16 24-16 38s6 28 16 37c9 10 23 16 37 16z">
          <text:p/>
        </draw:path>
        <draw:path draw:style-name="gr25" draw:text-style-name="P14" draw:layer="layout" svg:width="0.106cm" svg:height="0.106cm" svg:x="25.746cm" svg:y="8.961cm" svg:viewBox="0 0 107 107" svg:d="M54 107c14 0 28-6 37-16 10-10 16-23 16-37s-6-28-16-39c-9-9-23-15-37-15s-28 6-38 15c-10 11-16 25-16 39s6 27 16 37 24 16 38 16z">
          <text:p/>
        </draw:path>
        <draw:path draw:style-name="gr25" draw:text-style-name="P14" draw:layer="layout" svg:width="0.106cm" svg:height="0.106cm" svg:x="21.753cm" svg:y="7.711cm" svg:viewBox="0 0 107 107" svg:d="M54 107c14 0 28-6 37-16 10-10 16-23 16-37s-6-28-16-38c-9-10-23-16-37-16s-28 6-38 16-16 24-16 38 6 27 16 37 24 16 38 16z">
          <text:p/>
        </draw:path>
        <draw:path draw:style-name="gr25" draw:text-style-name="P14" draw:layer="layout" svg:width="0.106cm" svg:height="0.105cm" svg:x="22.053cm" svg:y="7.328cm" svg:viewBox="0 0 107 106" svg:d="M54 106c14 0 27-5 37-15s16-24 16-38-6-28-16-38-23-15-37-15c-15 0-29 5-38 15-10 10-16 24-16 38s6 28 16 38c9 10 23 15 38 15z">
          <text:p/>
        </draw:path>
        <draw:path draw:style-name="gr25" draw:text-style-name="P14" draw:layer="layout" svg:width="0.106cm" svg:height="0.106cm" svg:x="24.14cm" svg:y="8.693cm" svg:viewBox="0 0 107 107" svg:d="M53 107c15 0 29-5 39-15 9-10 15-25 15-39s-6-27-15-37c-10-10-24-16-39-16-14 0-27 6-37 16s-16 23-16 37 6 29 16 39 23 15 37 15z">
          <text:p/>
        </draw:path>
        <draw:path draw:style-name="gr25" draw:text-style-name="P14" draw:layer="layout" svg:width="0.105cm" svg:height="0.106cm" svg:x="22.471cm" svg:y="8.037cm" svg:viewBox="0 0 106 107" svg:d="M53 107c15 0 28-7 38-16 10-10 15-24 15-38s-5-27-15-37-23-16-38-16-28 6-38 16-15 23-15 37 5 28 15 38c10 9 23 16 38 16z">
          <text:p/>
        </draw:path>
        <draw:path draw:style-name="gr25" draw:text-style-name="P14" draw:layer="layout" svg:width="0.105cm" svg:height="0.106cm" svg:x="21.427cm" svg:y="7.54cm" svg:viewBox="0 0 106 107" svg:d="M53 107c15 0 28-5 38-15s15-25 15-39-5-27-15-37-23-16-38-16-28 6-38 16-15 23-15 37 5 29 15 39 23 15 38 15z">
          <text:p/>
        </draw:path>
        <draw:path draw:style-name="gr25" draw:text-style-name="P14" draw:layer="layout" svg:width="0.106cm" svg:height="0.106cm" svg:x="23.355cm" svg:y="9.237cm" svg:viewBox="0 0 107 107" svg:d="M54 107c14 0 28-6 38-16s15-23 15-38c0-14-5-28-15-37-10-10-24-16-38-16s-27 6-37 16c-11 9-17 23-17 37 0 15 6 28 17 38 10 10 23 16 37 16z">
          <text:p/>
        </draw:path>
        <draw:path draw:style-name="gr25" draw:text-style-name="P14" draw:layer="layout" svg:width="0.106cm" svg:height="0.106cm" svg:x="22.485cm" svg:y="8.348cm" svg:viewBox="0 0 107 107" svg:d="M54 107c14 0 27-7 37-17 10-9 16-23 16-37s-6-27-16-37-23-16-37-16-29 6-39 16-15 23-15 37 5 28 15 37c10 10 25 17 39 17z">
          <text:p/>
        </draw:path>
        <draw:path draw:style-name="gr25" draw:text-style-name="P14" draw:layer="layout" svg:width="0.106cm" svg:height="0.106cm" svg:x="23.213cm" svg:y="8.47cm" svg:viewBox="0 0 107 107" svg:d="M54 107c14 0 28-5 38-15 10-11 15-25 15-39s-5-27-15-37-24-16-38-16c-15 0-28 6-38 16s-16 23-16 37 6 28 16 39c10 10 23 15 38 15z">
          <text:p/>
        </draw:path>
        <draw:path draw:style-name="gr25" draw:text-style-name="P14" draw:layer="layout" svg:width="0.106cm" svg:height="0.106cm" svg:x="23.397cm" svg:y="9.484cm" svg:viewBox="0 0 107 107" svg:d="M53 107c14 0 28-6 38-16s16-23 16-37-6-28-16-39c-10-10-24-15-38-15s-28 5-38 15c-10 11-15 25-15 39s5 27 15 37 24 16 38 16z">
          <text:p/>
        </draw:path>
        <draw:path draw:style-name="gr25" draw:text-style-name="P14" draw:layer="layout" svg:width="0.105cm" svg:height="0.107cm" svg:x="23.219cm" svg:y="9.187cm" svg:viewBox="0 0 106 108" svg:d="M54 108c14 0 27-7 37-17s15-23 15-37-5-28-15-38-23-16-37-16c-16 0-29 6-39 16s-15 24-15 38 5 27 15 37 23 17 39 17z">
          <text:p/>
        </draw:path>
        <draw:path draw:style-name="gr25" draw:text-style-name="P14" draw:layer="layout" svg:width="0.106cm" svg:height="0.106cm" svg:x="23.249cm" svg:y="7.957cm" svg:viewBox="0 0 107 107" svg:d="M54 107c14 0 28-6 38-16 9-9 15-24 15-38s-6-27-15-37c-10-10-24-16-38-16s-27 6-37 16c-11 10-17 23-17 37s6 29 17 38c10 10 23 16 37 16z">
          <text:p/>
        </draw:path>
        <draw:path draw:style-name="gr25" draw:text-style-name="P14" draw:layer="layout" svg:width="0.105cm" svg:height="0.106cm" svg:x="24.634cm" svg:y="8.337cm" svg:viewBox="0 0 106 107" svg:d="M53 107c14 0 27-6 37-15 11-10 16-24 16-38s-5-27-16-37c-10-11-23-17-37-17s-28 6-38 17c-10 10-15 23-15 37s5 28 15 38c10 9 24 15 38 15z">
          <text:p/>
        </draw:path>
        <draw:path draw:style-name="gr25" draw:text-style-name="P14" draw:layer="layout" svg:width="0.106cm" svg:height="0.106cm" svg:x="26.161cm" svg:y="7.09cm" svg:viewBox="0 0 107 107" svg:d="M54 107c14 0 27-7 37-16 10-10 16-24 16-38s-6-27-16-37-23-16-37-16-29 6-39 16c-9 10-15 23-15 37s6 28 15 38c10 9 25 16 39 16z">
          <text:p/>
        </draw:path>
        <draw:path draw:style-name="gr25" draw:text-style-name="P14" draw:layer="layout" svg:width="0.105cm" svg:height="0.106cm" svg:x="24.388cm" svg:y="8.971cm" svg:viewBox="0 0 106 107" svg:d="M53 107c14 0 28-6 38-16s15-23 15-37-5-28-15-38c-10-11-24-16-38-16s-27 5-38 16c-10 10-15 24-15 38s5 27 15 37c11 10 24 16 38 16z">
          <text:p/>
        </draw:path>
        <draw:path draw:style-name="gr25" draw:text-style-name="P14" draw:layer="layout" svg:width="0.106cm" svg:height="0.106cm" svg:x="23.324cm" svg:y="9.389cm" svg:viewBox="0 0 107 107" svg:d="M54 107c14 0 27-5 37-15s16-24 16-38-6-27-16-37c-10-11-23-17-37-17s-29 6-39 17c-10 10-15 23-15 37s5 28 15 38 25 15 39 15z">
          <text:p/>
        </draw:path>
        <draw:path draw:style-name="gr25" draw:text-style-name="P14" draw:layer="layout" svg:width="0.106cm" svg:height="0.105cm" svg:x="23.674cm" svg:y="9.482cm" svg:viewBox="0 0 107 106" svg:d="M54 106c14 0 28-5 38-15 9-10 15-23 15-38 0-14-6-27-15-38-10-10-24-15-38-15s-27 5-37 15c-10 11-17 24-17 38 0 15 7 28 17 38s23 15 37 15z">
          <text:p/>
        </draw:path>
        <draw:path draw:style-name="gr25" draw:text-style-name="P14" draw:layer="layout" svg:width="0.106cm" svg:height="0.106cm" svg:x="23.013cm" svg:y="9.18cm" svg:viewBox="0 0 107 107" svg:d="M54 107c14 0 28-5 38-15s15-24 15-38-5-27-15-37c-10-11-24-17-38-17s-28 6-38 17c-10 10-16 23-16 37s6 28 16 38 24 15 38 15z">
          <text:p/>
        </draw:path>
        <draw:path draw:style-name="gr25" draw:text-style-name="P14" draw:layer="layout" svg:width="0.106cm" svg:height="0.106cm" svg:x="22.962cm" svg:y="8.18cm" svg:viewBox="0 0 107 107" svg:d="M53 107c14 0 27-6 38-16 10-10 16-23 16-38 0-14-6-28-16-38-11-10-24-15-38-15s-28 5-37 15c-10 10-16 24-16 38 0 15 6 28 16 38 9 10 23 16 37 16z">
          <text:p/>
        </draw:path>
        <draw:path draw:style-name="gr25" draw:text-style-name="P14" draw:layer="layout" svg:width="0.106cm" svg:height="0.106cm" svg:x="22.375cm" svg:y="8.944cm" svg:viewBox="0 0 107 107" svg:d="M54 107c14 0 28-6 38-16s15-23 15-37-5-29-15-38c-10-10-24-16-38-16-15 0-28 6-38 16-10 9-16 24-16 38s6 27 16 37 23 16 38 16z">
          <text:p/>
        </draw:path>
        <draw:path draw:style-name="gr25" draw:text-style-name="P14" draw:layer="layout" svg:width="0.106cm" svg:height="0.106cm" svg:x="22.689cm" svg:y="9.263cm" svg:viewBox="0 0 107 107" svg:d="M54 107c14 0 27-5 37-15s16-24 16-38-6-28-16-38-23-16-37-16c-15 0-29 6-39 16s-15 24-15 38 5 28 15 38 24 15 39 15z">
          <text:p/>
        </draw:path>
        <draw:path draw:style-name="gr25" draw:text-style-name="P14" draw:layer="layout" svg:width="0.105cm" svg:height="0.106cm" svg:x="24.58cm" svg:y="8.237cm" svg:viewBox="0 0 106 107" svg:d="M53 107c14 0 28-6 38-16s15-23 15-37-5-28-15-38c-10-9-24-16-38-16-15 0-28 7-38 16-10 10-15 24-15 38s5 27 15 37 23 16 38 16z">
          <text:p/>
        </draw:path>
        <draw:path draw:style-name="gr25" draw:text-style-name="P14" draw:layer="layout" svg:width="0.106cm" svg:height="0.105cm" svg:x="24.22cm" svg:y="7.872cm" svg:viewBox="0 0 107 106" svg:d="M53 106c14 0 27-5 38-15 10-10 16-23 16-38s-6-28-16-38c-11-10-24-15-38-15s-28 5-38 15-15 23-15 38 5 28 15 38 24 15 38 15z">
          <text:p/>
        </draw:path>
        <draw:path draw:style-name="gr25" draw:text-style-name="P14" draw:layer="layout" svg:width="0.106cm" svg:height="0.106cm" svg:x="24.117cm" svg:y="9.53cm" svg:viewBox="0 0 107 107" svg:d="M53 107c14 0 27-5 38-15 10-10 16-25 16-39s-6-27-16-37c-11-10-24-16-38-16s-28 6-38 16-15 23-15 37 5 29 15 39 24 15 38 15z">
          <text:p/>
        </draw:path>
        <draw:path draw:style-name="gr25" draw:text-style-name="P14" draw:layer="layout" svg:width="0.106cm" svg:height="0.106cm" svg:x="24.164cm" svg:y="9.248cm" svg:viewBox="0 0 107 107" svg:d="M54 107c14 0 28-5 38-15s15-24 15-38c0-15-5-28-15-38s-24-16-38-16-28 6-38 16-16 23-16 38c0 14 6 28 16 38s24 15 38 15z">
          <text:p/>
        </draw:path>
        <draw:path draw:style-name="gr25" draw:text-style-name="P14" draw:layer="layout" svg:width="0.105cm" svg:height="0.106cm" svg:x="24.895cm" svg:y="8.134cm" svg:viewBox="0 0 106 107" svg:d="M53 107c14 0 28-6 38-16s15-23 15-37-5-28-15-38-24-16-38-16c-15 0-28 6-38 16s-15 24-15 38 5 27 15 37 23 16 38 16z">
          <text:p/>
        </draw:path>
        <draw:path draw:style-name="gr25" draw:text-style-name="P14" draw:layer="layout" svg:width="0.106cm" svg:height="0.105cm" svg:x="24.46cm" svg:y="8.852cm" svg:viewBox="0 0 107 106" svg:d="M53 106c15 0 28-5 38-15s16-23 16-37-6-28-16-39c-10-10-23-15-38-15-14 0-28 5-37 15-10 11-16 25-16 39s6 27 16 37c9 10 23 15 37 15z">
          <text:p/>
        </draw:path>
        <draw:path draw:style-name="gr25" draw:text-style-name="P14" draw:layer="layout" svg:width="0.106cm" svg:height="0.106cm" svg:x="24.536cm" svg:y="7.74cm" svg:viewBox="0 0 107 107" svg:d="M53 107c14 0 27-6 38-16 10-11 16-24 16-38s-6-28-16-38c-11-10-24-15-38-15s-28 5-38 15-15 24-15 38 5 27 15 38c10 10 24 16 38 16z">
          <text:p/>
        </draw:path>
        <draw:path draw:style-name="gr25" draw:text-style-name="P14" draw:layer="layout" svg:width="0.106cm" svg:height="0.106cm" svg:x="22.929cm" svg:y="7.815cm" svg:viewBox="0 0 107 107" svg:d="M54 107c14 0 27-5 37-15s16-24 16-38-6-27-16-37c-10-11-23-17-37-17s-28 6-38 17c-11 10-16 23-16 37s5 28 16 38c10 10 24 15 38 15z">
          <text:p/>
        </draw:path>
        <draw:path draw:style-name="gr25" draw:text-style-name="P14" draw:layer="layout" svg:width="0.106cm" svg:height="0.106cm" svg:x="24.046cm" svg:y="7.779cm" svg:viewBox="0 0 107 107" svg:d="M54 107c14 0 27-5 37-15s16-24 16-38c0-15-6-28-16-38s-23-16-37-16c-15 0-29 6-39 16-9 10-15 23-15 38 0 14 6 28 15 38 10 10 24 15 39 15z">
          <text:p/>
        </draw:path>
        <draw:path draw:style-name="gr25" draw:text-style-name="P14" draw:layer="layout" svg:width="0.106cm" svg:height="0.106cm" svg:x="26.8cm" svg:y="9.335cm" svg:viewBox="0 0 107 107" svg:d="M54 107c14 0 28-5 38-15s15-24 15-39c0-14-5-27-15-37s-24-16-38-16-28 6-38 16-16 23-16 37c0 15 6 29 16 39s24 15 38 15z">
          <text:p/>
        </draw:path>
        <draw:path draw:style-name="gr25" draw:text-style-name="P14" draw:layer="layout" svg:width="0.106cm" svg:height="0.105cm" svg:x="23.395cm" svg:y="6.27cm" svg:viewBox="0 0 107 106" svg:d="M53 106c14 0 28-5 38-15 10-11 16-25 16-39s-6-27-16-37-24-15-38-15-28 5-38 15c-9 10-15 23-15 37s6 28 15 39c10 10 24 15 38 15z">
          <text:p/>
        </draw:path>
        <draw:path draw:style-name="gr25" draw:text-style-name="P14" draw:layer="layout" svg:width="0.106cm" svg:height="0.106cm" svg:x="23.952cm" svg:y="7.837cm" svg:viewBox="0 0 107 107" svg:d="M54 107c14 0 28-6 38-17 10-10 15-23 15-37s-5-28-15-38c-10-9-24-15-38-15-15 0-28 6-38 15-10 10-16 24-16 38s6 27 16 37c10 11 23 17 38 17z">
          <text:p/>
        </draw:path>
        <draw:path draw:style-name="gr25" draw:text-style-name="P14" draw:layer="layout" svg:width="0.106cm" svg:height="0.106cm" svg:x="22.832cm" svg:y="8.155cm" svg:viewBox="0 0 107 107" svg:d="M54 107c14 0 27-6 37-16 10-11 16-24 16-38s-6-28-16-38-23-15-37-15-28 5-37 15c-10 10-17 24-17 38s7 27 17 38c9 10 23 16 37 16z">
          <text:p/>
        </draw:path>
        <draw:path draw:style-name="gr25" draw:text-style-name="P14" draw:layer="layout" svg:width="0.106cm" svg:height="0.105cm" svg:x="23.102cm" svg:y="8.528cm" svg:viewBox="0 0 107 106" svg:d="M54 106c14 0 27-5 37-15s16-23 16-38c0-14-6-28-16-38s-23-15-37-15c-15 0-29 5-39 15s-15 24-15 38c0 15 5 28 15 38s24 15 39 15z">
          <text:p/>
        </draw:path>
        <draw:path draw:style-name="gr25" draw:text-style-name="P14" draw:layer="layout" svg:width="0.106cm" svg:height="0.106cm" svg:x="23.979cm" svg:y="9.453cm" svg:viewBox="0 0 107 107" svg:d="M54 107c14 0 28-6 38-16s15-23 15-37c0-15-5-29-15-39s-24-15-38-15-27 5-37 15c-11 10-17 24-17 39 0 14 6 27 17 37 10 10 23 16 37 16z">
          <text:p/>
        </draw:path>
        <draw:path draw:style-name="gr25" draw:text-style-name="P14" draw:layer="layout" svg:width="0.106cm" svg:height="0.106cm" svg:x="23.382cm" svg:y="8.961cm" svg:viewBox="0 0 107 107" svg:d="M53 107c14 0 28-5 39-15 10-10 15-24 15-38s-5-27-15-38c-11-10-25-16-39-16s-27 6-37 16c-10 11-16 24-16 38s6 28 16 38 23 15 37 15z">
          <text:p/>
        </draw:path>
        <draw:path draw:style-name="gr25" draw:text-style-name="P14" draw:layer="layout" svg:width="0.106cm" svg:height="0.106cm" svg:x="22.458cm" svg:y="7.653cm" svg:viewBox="0 0 107 107" svg:d="M53 107c15 0 29-6 38-16 10-10 16-23 16-38 0-14-6-28-16-38-9-10-23-15-38-15-14 0-27 5-37 15s-16 24-16 38c0 15 6 28 16 38s23 16 37 16z">
          <text:p/>
        </draw:path>
        <draw:path draw:style-name="gr25" draw:text-style-name="P14" draw:layer="layout" svg:width="0.106cm" svg:height="0.106cm" svg:x="22.797cm" svg:y="7.56cm" svg:viewBox="0 0 107 107" svg:d="M54 107c14 0 28-6 38-16s15-23 15-37c0-15-5-29-15-39s-24-15-38-15c-15 0-28 5-38 15s-16 24-16 39c0 14 6 27 16 37s23 16 38 16z">
          <text:p/>
        </draw:path>
        <draw:path draw:style-name="gr25" draw:text-style-name="P14" draw:layer="layout" svg:width="0.105cm" svg:height="0.106cm" svg:x="24.171cm" svg:y="6.722cm" svg:viewBox="0 0 106 107" svg:d="M54 107c14 0 27-6 37-16s15-23 15-37c0-15-5-29-15-39-10-9-23-15-37-15s-29 6-39 15c-10 10-15 24-15 39 0 14 5 27 15 37s25 16 39 16z">
          <text:p/>
        </draw:path>
        <draw:path draw:style-name="gr25" draw:text-style-name="P14" draw:layer="layout" svg:width="0.106cm" svg:height="0.106cm" svg:x="22.933cm" svg:y="8.357cm" svg:viewBox="0 0 107 107" svg:d="M54 107c14 0 28-5 38-16 10-10 15-24 15-38s-5-27-15-37-24-16-38-16-27 6-37 16c-11 10-17 23-17 37s6 28 17 38c10 11 23 16 37 16z">
          <text:p/>
        </draw:path>
        <draw:path draw:style-name="gr25" draw:text-style-name="P14" draw:layer="layout" svg:width="0.106cm" svg:height="0.106cm" svg:x="23.646cm" svg:y="8.993cm" svg:viewBox="0 0 107 107" svg:d="M54 107c14 0 28-6 37-16 10-11 16-24 16-38s-6-28-16-38c-9-9-23-15-37-15s-28 6-38 15c-10 10-16 24-16 38s6 27 16 38c10 10 24 16 38 16z">
          <text:p/>
        </draw:path>
        <draw:path draw:style-name="gr25" draw:text-style-name="P14" draw:layer="layout" svg:width="0.105cm" svg:height="0.105cm" svg:x="24.204cm" svg:y="8.715cm" svg:viewBox="0 0 106 106" svg:d="M52 106c15 0 28-5 38-15s16-23 16-37c0-15-6-29-16-39s-23-15-38-15c-14 0-27 5-37 15s-15 24-15 39c0 14 5 27 15 37s23 15 37 15z">
          <text:p/>
        </draw:path>
        <draw:path draw:style-name="gr25" draw:text-style-name="P14" draw:layer="layout" svg:width="0.106cm" svg:height="0.106cm" svg:x="22.405cm" svg:y="6.88cm" svg:viewBox="0 0 107 107" svg:d="M54 107c14 0 28-7 38-17 9-10 15-23 15-37s-6-27-15-37c-10-10-24-16-38-16s-27 6-37 16c-11 10-17 23-17 37s6 27 17 37c10 10 23 17 37 17z">
          <text:p/>
        </draw:path>
        <draw:path draw:style-name="gr25" draw:text-style-name="P14" draw:layer="layout" svg:width="0.105cm" svg:height="0.106cm" svg:x="25.118cm" svg:y="6.802cm" svg:viewBox="0 0 106 107" svg:d="M54 107c14 0 27-6 37-16 10-9 15-24 15-38s-5-27-15-37-23-16-37-16c-15 0-29 6-39 16s-15 23-15 37 5 29 15 38c10 10 24 16 39 16z">
          <text:p/>
        </draw:path>
        <draw:path draw:style-name="gr25" draw:text-style-name="P14" draw:layer="layout" svg:width="0.106cm" svg:height="0.106cm" svg:x="22.51cm" svg:y="6.622cm" svg:viewBox="0 0 107 107" svg:d="M54 107c14 0 27-5 37-15s16-24 16-38c0-15-6-28-16-38s-23-16-37-16-28 6-38 16c-11 10-16 23-16 38 0 14 5 28 16 38 10 10 24 15 38 15z">
          <text:p/>
        </draw:path>
        <draw:path draw:style-name="gr25" draw:text-style-name="P14" draw:layer="layout" svg:width="0.106cm" svg:height="0.106cm" svg:x="22.734cm" svg:y="8.908cm" svg:viewBox="0 0 107 107" svg:d="M53 107c14 0 28-5 38-15s16-25 16-39-6-27-16-37-24-16-38-16-27 6-37 16-16 23-16 37 6 29 16 39 23 15 37 15z">
          <text:p/>
        </draw:path>
        <draw:path draw:style-name="gr25" draw:text-style-name="P14" draw:layer="layout" svg:width="0.105cm" svg:height="0.106cm" svg:x="25.801cm" svg:y="8.077cm" svg:viewBox="0 0 106 107" svg:d="M53 107c14 0 27-6 38-16 10-10 15-23 15-38 0-14-5-28-15-38-11-9-24-15-38-15s-28 6-38 15c-10 10-15 24-15 38 0 15 5 28 15 38s24 16 38 16z">
          <text:p/>
        </draw:path>
        <draw:path draw:style-name="gr25" draw:text-style-name="P14" draw:layer="layout" svg:width="0.106cm" svg:height="0.106cm" svg:x="23.562cm" svg:y="9.431cm" svg:viewBox="0 0 107 107" svg:d="M54 107c14 0 27-6 37-16 10-9 16-24 16-38s-6-27-16-37-23-16-37-16-28 6-38 16c-11 10-16 23-16 37s5 29 16 38c10 10 24 16 38 16z">
          <text:p/>
        </draw:path>
        <draw:path draw:style-name="gr25" draw:text-style-name="P14" draw:layer="layout" svg:width="0.106cm" svg:height="0.105cm" svg:x="23.089cm" svg:y="8.443cm" svg:viewBox="0 0 107 106" svg:d="M53 106c15 0 28-5 38-15s16-24 16-38-6-27-16-37c-10-11-23-16-38-16-14 0-28 5-38 16-10 10-15 23-15 37s5 28 15 38 24 15 38 15z">
          <text:p/>
        </draw:path>
        <draw:path draw:style-name="gr25" draw:text-style-name="P14" draw:layer="layout" svg:width="0.106cm" svg:height="0.106cm" svg:x="22.367cm" svg:y="8.435cm" svg:viewBox="0 0 107 107" svg:d="M54 107c14 0 28-5 38-15 9-10 15-24 15-38s-6-27-15-38c-10-10-24-16-38-16-15 0-28 6-38 16-10 11-16 24-16 38s6 28 16 38 23 15 38 15z">
          <text:p/>
        </draw:path>
        <draw:path draw:style-name="gr25" draw:text-style-name="P14" draw:layer="layout" svg:width="0.106cm" svg:height="0.106cm" svg:x="24.312cm" svg:y="9.77cm" svg:viewBox="0 0 107 107" svg:d="M53 107c14 0 27-6 37-16s17-23 17-37c0-15-7-28-17-38s-23-16-37-16-28 6-38 16-15 23-15 38c0 14 5 27 15 37s24 16 38 16z">
          <text:p/>
        </draw:path>
        <draw:path draw:style-name="gr25" draw:text-style-name="P14" draw:layer="layout" svg:width="0.106cm" svg:height="0.106cm" svg:x="23.318cm" svg:y="9.784cm" svg:viewBox="0 0 107 107" svg:d="M54 107c14 0 27-5 37-15s16-24 16-38-6-28-16-38-23-16-37-16c-15 0-29 6-39 16s-15 24-15 38 5 28 15 38 24 15 39 15z">
          <text:p/>
        </draw:path>
        <draw:path draw:style-name="gr25" draw:text-style-name="P14" draw:layer="layout" svg:width="0.106cm" svg:height="0.106cm" svg:x="23.322cm" svg:y="9.604cm" svg:viewBox="0 0 107 107" svg:d="M54 107c14 0 27-6 37-16s16-23 16-37-6-28-16-37c-10-10-23-17-37-17-15 0-29 7-39 17-10 9-15 23-15 37s5 27 15 37 24 16 39 16z">
          <text:p/>
        </draw:path>
        <draw:path draw:style-name="gr25" draw:text-style-name="P14" draw:layer="layout" svg:width="0.106cm" svg:height="0.106cm" svg:x="22.643cm" svg:y="9.151cm" svg:viewBox="0 0 107 107" svg:d="M53 107c14 0 28-6 39-16 9-10 15-23 15-37s-6-29-15-39c-11-10-25-15-39-15s-27 5-37 15-16 25-16 39 6 27 16 37 23 16 37 16z">
          <text:p/>
        </draw:path>
        <draw:path draw:style-name="gr25" draw:text-style-name="P14" draw:layer="layout" svg:width="0.106cm" svg:height="0.105cm" svg:x="24.035cm" svg:y="8.399cm" svg:viewBox="0 0 107 106" svg:d="M53 106c15 0 28-5 38-15s16-23 16-38-6-28-16-38-23-15-38-15c-14 0-28 5-37 15-10 10-16 23-16 38s6 28 16 38c9 10 23 15 37 15z">
          <text:p/>
        </draw:path>
        <draw:path draw:style-name="gr25" draw:text-style-name="P14" draw:layer="layout" svg:width="0.106cm" svg:height="0.106cm" svg:x="22.248cm" svg:y="8.82cm" svg:viewBox="0 0 107 107" svg:d="M53 107c15 0 29-6 39-16s15-23 15-37c0-15-5-29-15-39s-24-15-39-15c-14 0-27 5-37 15s-16 24-16 39c0 14 6 27 16 37s23 16 37 16z">
          <text:p/>
        </draw:path>
        <draw:path draw:style-name="gr25" draw:text-style-name="P14" draw:layer="layout" svg:width="0.105cm" svg:height="0.106cm" svg:x="22.719cm" svg:y="9.684cm" svg:viewBox="0 0 106 107" svg:d="M54 107c14 0 27-6 37-16s15-23 15-37-5-29-15-39-23-15-37-15-28 5-38 15c-11 10-16 25-16 39s5 27 16 37c10 10 24 16 38 16z">
          <text:p/>
        </draw:path>
        <draw:path draw:style-name="gr25" draw:text-style-name="P14" draw:layer="layout" svg:width="0.106cm" svg:height="0.106cm" svg:x="22.849cm" svg:y="8.971cm" svg:viewBox="0 0 107 107" svg:d="M53 107c14 0 28-6 38-16s16-23 16-37-6-28-16-38-24-16-38-16-27 6-37 16-16 24-16 38 6 27 16 37 23 16 37 16z">
          <text:p/>
        </draw:path>
        <draw:path draw:style-name="gr25" draw:text-style-name="P14" draw:layer="layout" svg:width="0.105cm" svg:height="0.106cm" svg:x="22.48cm" svg:y="6.892cm" svg:viewBox="0 0 106 107" svg:d="M54 107c14 0 27-5 37-15 10-11 15-25 15-39s-5-27-15-37-23-16-37-16c-15 0-29 6-39 16s-15 23-15 37 5 28 15 39c10 10 24 15 39 15z">
          <text:p/>
        </draw:path>
        <draw:path draw:style-name="gr25" draw:text-style-name="P14" draw:layer="layout" svg:width="0.106cm" svg:height="0.106cm" svg:x="22.769cm" svg:y="8.204cm" svg:viewBox="0 0 107 107" svg:d="M53 107c14 0 28-6 38-16s16-23 16-37-6-29-16-38c-10-10-24-16-38-16s-28 6-37 16c-10 9-16 24-16 38s6 27 16 37c9 10 23 16 37 16z">
          <text:p/>
        </draw:path>
        <draw:path draw:style-name="gr25" draw:text-style-name="P14" draw:layer="layout" svg:width="0.106cm" svg:height="0.106cm" svg:x="23.214cm" svg:y="9.517cm" svg:viewBox="0 0 107 107" svg:d="M54 107c14 0 27-6 37-17 10-10 16-23 16-37s-6-28-16-38-23-15-37-15c-15 0-29 5-39 15s-15 24-15 38 5 27 15 37c10 11 24 17 39 17z">
          <text:p/>
        </draw:path>
        <draw:path draw:style-name="gr25" draw:text-style-name="P14" draw:layer="layout" svg:width="0.106cm" svg:height="0.106cm" svg:x="24.409cm" svg:y="9.008cm" svg:viewBox="0 0 107 107" svg:d="M54 107c14 0 27-6 37-16 10-9 16-24 16-38s-6-27-16-37-23-16-37-16-28 6-38 16-16 23-16 37 6 29 16 38c10 10 24 16 38 16z">
          <text:p/>
        </draw:path>
        <draw:path draw:style-name="gr25" draw:text-style-name="P14" draw:layer="layout" svg:width="0.106cm" svg:height="0.106cm" svg:x="25.819cm" svg:y="7.801cm" svg:viewBox="0 0 107 107" svg:d="M53 107c15 0 28-6 38-16s16-23 16-37-6-28-16-39c-10-10-23-15-38-15-14 0-28 5-38 15-10 11-15 25-15 39s5 27 15 37 24 16 38 16z">
          <text:p/>
        </draw:path>
        <draw:path draw:style-name="gr25" draw:text-style-name="P14" draw:layer="layout" svg:width="0.106cm" svg:height="0.106cm" svg:x="23.52cm" svg:y="8.936cm" svg:viewBox="0 0 107 107" svg:d="M54 107c14 0 27-6 37-16s16-23 16-37c0-15-6-29-16-39s-23-15-37-15c-15 0-29 5-38 15-10 10-16 24-16 39 0 14 6 27 16 37 9 10 23 16 38 16z">
          <text:p/>
        </draw:path>
        <draw:path draw:style-name="gr25" draw:text-style-name="P14" draw:layer="layout" svg:width="0.106cm" svg:height="0.106cm" svg:x="24.794cm" svg:y="9.676cm" svg:viewBox="0 0 107 107" svg:d="M54 107c14 0 27-6 37-16s16-23 16-37-6-29-16-39-23-15-37-15-29 5-39 15c-9 10-15 25-15 39s6 27 15 37c10 10 25 16 39 16z">
          <text:p/>
        </draw:path>
        <draw:path draw:style-name="gr25" draw:text-style-name="P14" draw:layer="layout" svg:width="0.105cm" svg:height="0.106cm" svg:x="23.318cm" svg:y="8.818cm" svg:viewBox="0 0 106 107" svg:d="M53 107c15 0 28-5 38-15s15-24 15-39c0-14-5-27-15-37s-23-16-38-16-28 6-38 16-15 23-15 37c0 15 5 29 15 39s23 15 38 15z">
          <text:p/>
        </draw:path>
        <draw:path draw:style-name="gr25" draw:text-style-name="P14" draw:layer="layout" svg:width="0.106cm" svg:height="0.106cm" svg:x="23.52cm" svg:y="8.082cm" svg:viewBox="0 0 107 107" svg:d="M54 107c14 0 27-6 37-16s16-23 16-38c0-14-6-28-16-38s-23-15-37-15c-15 0-29 5-39 15s-15 24-15 38c0 15 5 28 15 38s24 16 39 16z">
          <text:p/>
        </draw:path>
        <draw:path draw:style-name="gr25" draw:text-style-name="P14" draw:layer="layout" svg:width="0.105cm" svg:height="0.105cm" svg:x="24.817cm" svg:y="8.3cm" svg:viewBox="0 0 106 106" svg:d="M54 106c14 0 27-5 37-15s15-24 15-38c0-15-5-28-15-38s-23-15-37-15-28 5-39 15c-10 10-15 23-15 38 0 14 5 28 15 38 11 10 25 15 39 15z">
          <text:p/>
        </draw:path>
        <draw:path draw:style-name="gr25" draw:text-style-name="P14" draw:layer="layout" svg:width="0.106cm" svg:height="0.106cm" svg:x="23.168cm" svg:y="6.669cm" svg:viewBox="0 0 107 107" svg:d="M53 107c14 0 28-7 39-17 10-10 15-23 15-37s-5-28-15-38c-11-10-25-15-39-15s-27 5-37 15-16 24-16 38 6 27 16 37 23 17 37 17z">
          <text:p/>
        </draw:path>
        <draw:path draw:style-name="gr25" draw:text-style-name="P14" draw:layer="layout" svg:width="0.107cm" svg:height="0.106cm" svg:x="26.092cm" svg:y="6.291cm" svg:viewBox="0 0 108 107" svg:d="M54 107c14 0 27-5 37-15s17-24 17-39c0-14-7-27-17-37s-23-16-37-16-28 6-38 16-16 23-16 37c0 15 6 29 16 39s24 15 38 15z">
          <text:p/>
        </draw:path>
        <draw:path draw:style-name="gr25" draw:text-style-name="P14" draw:layer="layout" svg:width="0.106cm" svg:height="0.106cm" svg:x="25.217cm" svg:y="9.336cm" svg:viewBox="0 0 107 107" svg:d="M54 107c14 0 28-6 38-16 9-10 15-23 15-38 0-14-6-28-15-38-10-9-24-15-38-15s-28 6-38 15c-10 10-16 24-16 38 0 15 6 28 16 38s24 16 38 16z">
          <text:p/>
        </draw:path>
        <draw:path draw:style-name="gr25" draw:text-style-name="P14" draw:layer="layout" svg:width="0.106cm" svg:height="0.106cm" svg:x="23.309cm" svg:y="6.448cm" svg:viewBox="0 0 107 107" svg:d="M53 107c15 0 29-6 39-16 10-9 15-23 15-37s-5-27-15-37c-10-11-24-17-39-17-14 0-27 6-37 17-10 10-16 23-16 37s6 28 16 37c10 10 23 16 37 16z">
          <text:p/>
        </draw:path>
        <draw:path draw:style-name="gr25" draw:text-style-name="P14" draw:layer="layout" svg:width="0.106cm" svg:height="0.106cm" svg:x="24.312cm" svg:y="8.589cm" svg:viewBox="0 0 107 107" svg:d="M53 107c14 0 27-5 37-15s17-25 17-39-7-27-17-37-23-16-37-16-28 6-38 16c-9 10-15 23-15 37s6 29 15 39c10 10 24 15 38 15z">
          <text:p/>
        </draw:path>
        <draw:path draw:style-name="gr25" draw:text-style-name="P14" draw:layer="layout" svg:width="0.106cm" svg:height="0.106cm" svg:x="24.52cm" svg:y="8.103cm" svg:viewBox="0 0 107 107" svg:d="M53 107c14 0 28-6 38-16s16-23 16-37-6-29-16-39-24-15-38-15-27 5-37 15-16 25-16 39 6 27 16 37 23 16 37 16z">
          <text:p/>
        </draw:path>
        <draw:path draw:style-name="gr25" draw:text-style-name="P14" draw:layer="layout" svg:width="0.106cm" svg:height="0.106cm" svg:x="23.135cm" svg:y="8.064cm" svg:viewBox="0 0 107 107" svg:d="M54 107c14 0 27-6 37-16s16-24 16-38-6-28-16-38-23-15-37-15-28 5-39 15c-10 10-15 24-15 38s5 28 15 38c11 10 25 16 39 16z">
          <text:p/>
        </draw:path>
        <draw:path draw:style-name="gr25" draw:text-style-name="P14" draw:layer="layout" svg:width="0.106cm" svg:height="0.106cm" svg:x="23.488cm" svg:y="8.052cm" svg:viewBox="0 0 107 107" svg:d="M53 107c14 0 28-6 39-16 10-11 15-24 15-38s-5-28-15-37c-11-10-25-16-39-16s-27 6-37 16c-10 9-16 23-16 37s6 27 16 38c10 10 23 16 37 16z">
          <text:p/>
        </draw:path>
        <draw:path draw:style-name="gr25" draw:text-style-name="P14" draw:layer="layout" svg:width="0.106cm" svg:height="0.106cm" svg:x="23.354cm" svg:y="8.793cm" svg:viewBox="0 0 107 107" svg:d="M54 107c14 0 28-6 38-16s15-24 15-38-5-28-15-38c-10-9-24-15-38-15s-27 6-37 15c-11 10-17 24-17 38s6 28 17 38c10 10 23 16 37 16z">
          <text:p/>
        </draw:path>
        <draw:path draw:style-name="gr25" draw:text-style-name="P14" draw:layer="layout" svg:width="0.106cm" svg:height="0.106cm" svg:x="25.632cm" svg:y="5.814cm" svg:viewBox="0 0 107 107" svg:d="M54 107c14 0 28-6 38-16s15-23 15-37-5-28-15-38c-10-11-24-16-38-16-15 0-28 5-38 16-10 10-16 24-16 38s6 27 16 37 23 16 38 16z">
          <text:p/>
        </draw:path>
        <draw:path draw:style-name="gr25" draw:text-style-name="P14" draw:layer="layout" svg:width="0.106cm" svg:height="0.105cm" svg:x="25.242cm" svg:y="8.679cm" svg:viewBox="0 0 107 106" svg:d="M54 106c14 0 28-5 38-15 9-11 15-25 15-39s-6-27-15-37c-10-10-24-15-38-15s-27 5-37 15c-11 10-17 23-17 37s6 28 17 39c10 10 23 15 37 15z">
          <text:p/>
        </draw:path>
        <draw:path draw:style-name="gr25" draw:text-style-name="P14" draw:layer="layout" svg:width="0.106cm" svg:height="0.106cm" svg:x="22.832cm" svg:y="8.734cm" svg:viewBox="0 0 107 107" svg:d="M54 107c14 0 28-5 37-15 10-10 16-24 16-38s-6-28-16-38c-9-10-23-16-37-16s-27 6-37 16-17 24-17 38 7 28 17 38 23 15 37 15z">
          <text:p/>
        </draw:path>
        <draw:path draw:style-name="gr25" draw:text-style-name="P14" draw:layer="layout" svg:width="0.106cm" svg:height="0.106cm" svg:x="24.923cm" svg:y="8.87cm" svg:viewBox="0 0 107 107" svg:d="M54 107c14 0 28-6 37-16 10-9 16-23 16-37s-6-27-16-37c-9-10-23-17-37-17s-27 7-37 17c-11 10-17 23-17 37s6 28 17 37c10 10 23 16 37 16z">
          <text:p/>
        </draw:path>
        <draw:path draw:style-name="gr25" draw:text-style-name="P14" draw:layer="layout" svg:width="0.106cm" svg:height="0.106cm" svg:x="23.308cm" svg:y="8.172cm" svg:viewBox="0 0 107 107" svg:d="M53 107c15 0 29-6 39-16s15-24 15-38-5-28-15-38c-10-9-24-15-39-15-14 0-27 6-37 15-10 10-16 24-16 38s6 28 16 38 23 16 37 16z">
          <text:p/>
        </draw:path>
        <draw:path draw:style-name="gr25" draw:text-style-name="P14" draw:layer="layout" svg:width="0.106cm" svg:height="0.106cm" svg:x="23.687cm" svg:y="8.428cm" svg:viewBox="0 0 107 107" svg:d="M53 107c14 0 27-6 37-16 11-10 17-23 17-37s-6-28-17-39c-10-9-23-15-37-15s-28 6-38 15c-9 11-15 25-15 39s6 27 15 37c10 10 24 16 38 16z">
          <text:p/>
        </draw:path>
        <draw:path draw:style-name="gr25" draw:text-style-name="P14" draw:layer="layout" svg:width="0.106cm" svg:height="0.105cm" svg:x="23.73cm" svg:y="7.754cm" svg:viewBox="0 0 107 106" svg:d="M54 106c14 0 28-5 38-15s15-24 15-38-5-28-15-38-24-15-38-15c-15 0-28 5-38 15s-16 24-16 38 6 28 16 38 23 15 38 15z">
          <text:p/>
        </draw:path>
        <draw:path draw:style-name="gr25" draw:text-style-name="P14" draw:layer="layout" svg:width="0.107cm" svg:height="0.105cm" svg:x="25.357cm" svg:y="8.049cm" svg:viewBox="0 0 108 106" svg:d="M54 106c14 0 28-5 38-15 9-11 16-25 16-39s-7-27-16-37c-10-10-24-15-38-15s-27 5-37 15-17 23-17 37 7 28 17 39c10 10 23 15 37 15z">
          <text:p/>
        </draw:path>
        <draw:path draw:style-name="gr25" draw:text-style-name="P14" draw:layer="layout" svg:width="0.106cm" svg:height="0.106cm" svg:x="23.576cm" svg:y="9.783cm" svg:viewBox="0 0 107 107" svg:d="M53 107c14 0 28-6 38-16s16-23 16-37-6-29-16-39-24-15-38-15-27 5-37 15-16 25-16 39 6 27 16 37 23 16 37 16z">
          <text:p/>
        </draw:path>
        <draw:path draw:style-name="gr25" draw:text-style-name="P14" draw:layer="layout" svg:width="0.106cm" svg:height="0.106cm" svg:x="22.662cm" svg:y="7.48cm" svg:viewBox="0 0 107 107" svg:d="M53 107c14 0 28-5 38-15s16-24 16-38-6-28-16-38-24-16-38-16-28 6-38 16-15 24-15 38 5 28 15 38 24 15 38 15z">
          <text:p/>
        </draw:path>
        <draw:path draw:style-name="gr25" draw:text-style-name="P14" draw:layer="layout" svg:width="0.106cm" svg:height="0.106cm" svg:x="22.979cm" svg:y="8.613cm" svg:viewBox="0 0 107 107" svg:d="M53 107c14 0 28-5 38-15s16-24 16-38c0-15-6-28-16-38s-24-16-38-16-28 6-38 16-15 23-15 38c0 14 5 28 15 38s24 15 38 15z">
          <text:p/>
        </draw:path>
        <draw:path draw:style-name="gr25" draw:text-style-name="P14" draw:layer="layout" svg:width="0.106cm" svg:height="0.106cm" svg:x="24.389cm" svg:y="7.739cm" svg:viewBox="0 0 107 107" svg:d="M54 107c14 0 28-6 37-16 10-11 16-24 16-38s-6-28-16-37c-9-10-23-16-37-16s-27 6-38 16c-10 9-16 23-16 37s6 27 16 38c11 10 24 16 38 16z">
          <text:p/>
        </draw:path>
        <draw:path draw:style-name="gr25" draw:text-style-name="P14" draw:layer="layout" svg:width="0.106cm" svg:height="0.105cm" svg:x="23.819cm" svg:y="9.439cm" svg:viewBox="0 0 107 106" svg:d="M53 106c14 0 29-5 39-15 9-10 15-23 15-38 0-14-6-28-15-38-10-10-25-15-39-15s-27 5-37 15-16 24-16 38c0 15 6 28 16 38s23 15 37 15z">
          <text:p/>
        </draw:path>
        <draw:path draw:style-name="gr25" draw:text-style-name="P14" draw:layer="layout" svg:width="0.106cm" svg:height="0.106cm" svg:x="23.148cm" svg:y="7.623cm" svg:viewBox="0 0 107 107" svg:d="M54 107c14 0 28-5 38-16 10-10 15-24 15-38s-5-27-15-37-24-16-38-16-27 6-37 16-17 23-17 37 7 28 17 38c10 11 23 16 37 16z">
          <text:p/>
        </draw:path>
        <draw:path draw:style-name="gr25" draw:text-style-name="P14" draw:layer="layout" svg:width="0.106cm" svg:height="0.106cm" svg:x="24.898cm" svg:y="9.025cm" svg:viewBox="0 0 107 107" svg:d="M54 107c14 0 28-5 38-15s15-24 15-39c0-14-5-27-15-37s-24-16-38-16c-15 0-28 6-38 16s-16 23-16 37c0 15 6 29 16 39s23 15 38 15z">
          <text:p/>
        </draw:path>
        <draw:path draw:style-name="gr25" draw:text-style-name="P14" draw:layer="layout" svg:width="0.106cm" svg:height="0.106cm" svg:x="23.427cm" svg:y="7.846cm" svg:viewBox="0 0 107 107" svg:d="M54 107c14 0 28-5 38-15 10-11 15-25 15-39s-5-27-15-37-24-16-38-16c-15 0-28 6-38 16s-16 23-16 37 6 28 16 39c10 10 23 15 38 15z">
          <text:p/>
        </draw:path>
        <draw:path draw:style-name="gr25" draw:text-style-name="P14" draw:layer="layout" svg:width="0.106cm" svg:height="0.106cm" svg:x="22.057cm" svg:y="7.319cm" svg:viewBox="0 0 107 107" svg:d="M54 107c14 0 28-6 38-16 9-11 15-24 15-38s-6-28-15-38c-10-10-24-15-38-15-15 0-28 5-38 15s-16 24-16 38 6 27 16 38c10 10 23 16 38 16z">
          <text:p/>
        </draw:path>
        <draw:path draw:style-name="gr25" draw:text-style-name="P14" draw:layer="layout" svg:width="0.106cm" svg:height="0.105cm" svg:x="23.95cm" svg:y="8.959cm" svg:viewBox="0 0 107 106" svg:d="M54 106c14 0 28-5 38-15 9-10 15-23 15-37 0-15-6-28-15-39-10-10-24-15-38-15-15 0-28 5-38 15-10 11-16 24-16 39 0 14 6 27 16 37s23 15 38 15z">
          <text:p/>
        </draw:path>
        <draw:path draw:style-name="gr25" draw:text-style-name="P14" draw:layer="layout" svg:width="0.106cm" svg:height="0.106cm" svg:x="23.604cm" svg:y="9.568cm" svg:viewBox="0 0 107 107" svg:d="M53 107c14 0 28-6 38-16 10-9 16-23 16-37 0-15-6-28-16-38s-24-16-38-16-28 6-38 16-15 23-15 38c0 14 5 28 15 37 10 10 24 16 38 16z">
          <text:p/>
        </draw:path>
        <draw:path draw:style-name="gr25" draw:text-style-name="P14" draw:layer="layout" svg:width="0.106cm" svg:height="0.106cm" svg:x="25.301cm" svg:y="9.782cm" svg:viewBox="0 0 107 107" svg:d="M53 107c15 0 29-6 38-16 10-10 16-23 16-37s-6-29-16-39c-9-10-23-15-38-15-14 0-27 5-37 15s-16 25-16 39 6 27 16 37 23 16 37 16z">
          <text:p/>
        </draw:path>
        <draw:path draw:style-name="gr25" draw:text-style-name="P14" draw:layer="layout" svg:width="0.106cm" svg:height="0.106cm" svg:x="22.896cm" svg:y="7.381cm" svg:viewBox="0 0 107 107" svg:d="M54 107c14 0 28-6 38-16s15-23 15-37-5-28-15-39c-10-10-24-15-38-15-15 0-28 5-38 15-10 11-16 25-16 39s6 27 16 37 23 16 38 16z">
          <text:p/>
        </draw:path>
        <draw:path draw:style-name="gr25" draw:text-style-name="P14" draw:layer="layout" svg:width="0.106cm" svg:height="0.106cm" svg:x="23.95cm" svg:y="8.578cm" svg:viewBox="0 0 107 107" svg:d="M54 107c14 0 28-5 38-15 10-11 15-25 15-39s-5-27-15-37-24-16-38-16c-15 0-28 6-38 16s-16 23-16 37 6 28 16 39c10 10 23 15 38 15z">
          <text:p/>
        </draw:path>
        <draw:path draw:style-name="gr25" draw:text-style-name="P14" draw:layer="layout" svg:width="0.106cm" svg:height="0.106cm" svg:x="25.109cm" svg:y="9.521cm" svg:viewBox="0 0 107 107" svg:d="M54 107c14 0 27-6 37-16 10-11 16-24 16-38s-6-28-16-38-23-15-37-15-29 5-39 15-15 24-15 38 5 27 15 38c10 10 25 16 39 16z">
          <text:p/>
        </draw:path>
        <draw:path draw:style-name="gr25" draw:text-style-name="P14" draw:layer="layout" svg:width="0.106cm" svg:height="0.106cm" svg:x="24.148cm" svg:y="8.417cm" svg:viewBox="0 0 107 107" svg:d="M53 107c15 0 29-6 38-16 10-9 16-23 16-37s-6-28-16-38c-9-10-23-16-38-16-14 0-27 6-37 16s-16 24-16 38 6 28 16 37c10 10 23 16 37 16z">
          <text:p/>
        </draw:path>
        <draw:path draw:style-name="gr25" draw:text-style-name="P14" draw:layer="layout" svg:width="0.106cm" svg:height="0.106cm" svg:x="23.001cm" svg:y="9.687cm" svg:viewBox="0 0 107 107" svg:d="M54 107c14 0 28-6 38-16 9-10 15-23 15-37s-6-29-15-39c-10-9-24-15-38-15-15 0-28 6-38 15-10 10-16 25-16 39s6 27 16 37 23 16 38 16z">
          <text:p/>
        </draw:path>
        <draw:path draw:style-name="gr25" draw:text-style-name="P14" draw:layer="layout" svg:width="0.106cm" svg:height="0.106cm" svg:x="22.497cm" svg:y="8.337cm" svg:viewBox="0 0 107 107" svg:d="M54 107c14 0 27-6 37-16s16-23 16-37-6-28-16-38-23-16-37-16-29 6-39 16-15 24-15 38 5 27 15 37 25 16 39 16z">
          <text:p/>
        </draw:path>
        <draw:path draw:style-name="gr25" draw:text-style-name="P14" draw:layer="layout" svg:width="0.106cm" svg:height="0.106cm" svg:x="24.334cm" svg:y="8.697cm" svg:viewBox="0 0 107 107" svg:d="M53 107c14 0 29-6 39-16s15-24 15-38-5-28-15-38-25-15-39-15-27 5-37 15-16 24-16 38 6 28 16 38 23 16 37 16z">
          <text:p/>
        </draw:path>
        <draw:path draw:style-name="gr25" draw:text-style-name="P14" draw:layer="layout" svg:width="0.106cm" svg:height="0.106cm" svg:x="24.38cm" svg:y="9.572cm" svg:viewBox="0 0 107 107" svg:d="M54 107c14 0 27-5 37-15s16-24 16-38-6-28-16-38-23-16-37-16-29 6-39 16-15 24-15 38 5 28 15 38 25 15 39 15z">
          <text:p/>
        </draw:path>
        <draw:path draw:style-name="gr25" draw:text-style-name="P14" draw:layer="layout" svg:width="0.106cm" svg:height="0.106cm" svg:x="23.109cm" svg:y="8.968cm" svg:viewBox="0 0 107 107" svg:d="M54 107c14 0 28-6 38-16s15-23 15-37-5-28-15-38c-10-11-24-16-38-16-15 0-28 5-38 16-10 10-16 24-16 38s6 27 16 37 23 16 38 16z">
          <text:p/>
        </draw:path>
        <draw:path draw:style-name="gr25" draw:text-style-name="P14" draw:layer="layout" svg:width="0.105cm" svg:height="0.106cm" svg:x="24.25cm" svg:y="10.421cm" svg:viewBox="0 0 106 107" svg:d="M52 107c15 0 29-6 39-16 10-9 15-23 15-37s-5-28-15-38-24-16-39-16c-14 0-27 6-37 16s-15 24-15 38 5 28 15 37c10 10 23 16 37 16z">
          <text:p/>
        </draw:path>
        <draw:path draw:style-name="gr25" draw:text-style-name="P14" draw:layer="layout" svg:width="0.105cm" svg:height="0.106cm" svg:x="23.585cm" svg:y="8.625cm" svg:viewBox="0 0 106 107" svg:d="M53 107c14 0 27-5 37-15 11-10 16-24 16-38s-5-28-16-38c-10-10-23-16-37-16s-28 6-38 16-15 24-15 38 5 28 15 38 24 15 38 15z">
          <text:p/>
        </draw:path>
        <draw:path draw:style-name="gr25" draw:text-style-name="P14" draw:layer="layout" svg:width="0.105cm" svg:height="0.106cm" svg:x="24.484cm" svg:y="8.76cm" svg:viewBox="0 0 106 107" svg:d="M53 107c14 0 28-5 38-15s15-24 15-38-5-27-15-37c-10-11-24-17-38-17s-28 6-38 17c-10 10-15 23-15 37s5 28 15 38 24 15 38 15z">
          <text:p/>
        </draw:path>
        <draw:path draw:style-name="gr25" draw:text-style-name="P14" draw:layer="layout" svg:width="0.106cm" svg:height="0.106cm" svg:x="24.06cm" svg:y="7.474cm" svg:viewBox="0 0 107 107" svg:d="M54 107c14 0 28-5 37-15 10-10 16-24 16-38s-6-28-16-38c-9-10-23-16-37-16s-28 6-38 16-16 24-16 38 6 28 16 38 24 15 38 15z">
          <text:p/>
        </draw:path>
        <draw:path draw:style-name="gr25" draw:text-style-name="P14" draw:layer="layout" svg:width="0.105cm" svg:height="0.106cm" svg:x="24.437cm" svg:y="9.96cm" svg:viewBox="0 0 106 107" svg:d="M52 107c14 0 28-6 39-16 10-10 15-24 15-38s-5-28-15-37c-11-10-25-16-39-16s-27 6-37 16c-10 9-15 23-15 37s5 28 15 38 23 16 37 16z">
          <text:p/>
        </draw:path>
        <draw:path draw:style-name="gr25" draw:text-style-name="P14" draw:layer="layout" svg:width="0.105cm" svg:height="0.106cm" svg:x="25.321cm" svg:y="8.394cm" svg:viewBox="0 0 106 107" svg:d="M54 107c14 0 27-5 37-15s15-24 15-39c0-14-5-27-15-37s-23-16-37-16-29 6-39 16-15 23-15 37c0 15 5 29 15 39s25 15 39 15z">
          <text:p/>
        </draw:path>
        <draw:path draw:style-name="gr25" draw:text-style-name="P14" draw:layer="layout" svg:width="0.106cm" svg:height="0.105cm" svg:x="22.951cm" svg:y="8.273cm" svg:viewBox="0 0 107 106" svg:d="M53 106c14 0 28-5 37-15 11-10 17-24 17-38s-6-28-17-38c-9-10-23-15-37-15s-27 5-37 15-16 24-16 38 6 28 16 38 23 15 37 15z">
          <text:p/>
        </draw:path>
        <draw:path draw:style-name="gr25" draw:text-style-name="P14" draw:layer="layout" svg:width="0.106cm" svg:height="0.106cm" svg:x="22.545cm" svg:y="7.498cm" svg:viewBox="0 0 107 107" svg:d="M53 107c14 0 28-5 39-15 10-10 15-24 15-38s-5-27-15-37c-11-11-25-17-39-17s-27 6-37 17c-10 10-16 23-16 37s6 28 16 38 23 15 37 15z">
          <text:p/>
        </draw:path>
        <draw:path draw:style-name="gr25" draw:text-style-name="P14" draw:layer="layout" svg:width="0.106cm" svg:height="0.105cm" svg:x="23.735cm" svg:y="8.682cm" svg:viewBox="0 0 107 106" svg:d="M54 106c14 0 28-5 38-15 9-11 15-24 15-38 0-15-6-28-15-38-10-10-24-15-38-15-15 0-28 5-38 15s-16 23-16 38c0 14 6 27 16 38 10 10 23 15 38 15z">
          <text:p/>
        </draw:path>
        <draw:path draw:style-name="gr25" draw:text-style-name="P14" draw:layer="layout" svg:width="0.106cm" svg:height="0.106cm" svg:x="22.084cm" svg:y="8.396cm" svg:viewBox="0 0 107 107" svg:d="M54 107c14 0 27-6 37-16s16-23 16-38c0-14-6-28-16-37-10-10-23-16-37-16s-28 6-39 16c-10 9-15 23-15 37 0 15 5 28 15 38 11 10 25 16 39 16z">
          <text:p/>
        </draw:path>
        <draw:path draw:style-name="gr25" draw:text-style-name="P14" draw:layer="layout" svg:width="0.106cm" svg:height="0.106cm" svg:x="22.755cm" svg:y="7.946cm" svg:viewBox="0 0 107 107" svg:d="M53 107c14 0 28-6 39-16 10-11 15-24 15-38s-5-28-15-38c-11-10-25-15-39-15s-27 5-37 15-16 24-16 38 6 27 16 38c10 10 23 16 37 16z">
          <text:p/>
        </draw:path>
        <draw:path draw:style-name="gr25" draw:text-style-name="P14" draw:layer="layout" svg:width="0.105cm" svg:height="0.106cm" svg:x="23.502cm" svg:y="9.823cm" svg:viewBox="0 0 106 107" svg:d="M52 107c14 0 29-5 39-16 10-10 15-24 15-38s-5-27-15-37-25-16-39-16-27 6-37 16-15 23-15 37 5 28 15 38c10 11 23 16 37 16z">
          <text:p/>
        </draw:path>
        <draw:path draw:style-name="gr25" draw:text-style-name="P14" draw:layer="layout" svg:width="0.106cm" svg:height="0.106cm" svg:x="22.921cm" svg:y="8.772cm" svg:viewBox="0 0 107 107" svg:d="M54 107c14 0 27-7 37-17 10-9 16-23 16-37s-6-27-16-37-23-16-37-16-28 6-39 16c-10 10-15 23-15 37s5 28 15 37c11 10 25 17 39 17z">
          <text:p/>
        </draw:path>
        <draw:path draw:style-name="gr25" draw:text-style-name="P14" draw:layer="layout" svg:width="0.105cm" svg:height="0.105cm" svg:x="22.692cm" svg:y="10.243cm" svg:viewBox="0 0 106 106" svg:d="M53 106c14 0 28-5 38-16 10-10 15-24 15-38s-5-27-15-37-24-15-38-15c-15 0-28 5-38 15s-15 23-15 37 5 28 15 38c10 11 23 16 38 16z">
          <text:p/>
        </draw:path>
        <draw:path draw:style-name="gr25" draw:text-style-name="P14" draw:layer="layout" svg:width="0.106cm" svg:height="0.105cm" svg:x="24.566cm" svg:y="8.073cm" svg:viewBox="0 0 107 106" svg:d="M53 106c15 0 28-5 38-15s16-23 16-39c0-14-6-27-16-37s-23-15-38-15c-14 0-28 5-38 15s-15 23-15 37c0 16 5 29 15 39s24 15 38 15z">
          <text:p/>
        </draw:path>
        <draw:path draw:style-name="gr25" draw:text-style-name="P14" draw:layer="layout" svg:width="0.106cm" svg:height="0.106cm" svg:x="23.266cm" svg:y="8.726cm" svg:viewBox="0 0 107 107" svg:d="M53 107c14 0 27-5 37-15 11-10 17-24 17-38 0-15-6-28-17-38-10-10-23-16-37-16s-28 6-38 16c-9 10-15 23-15 38 0 14 6 28 15 38 10 10 24 15 38 15z">
          <text:p/>
        </draw:path>
        <draw:path draw:style-name="gr25" draw:text-style-name="P14" draw:layer="layout" svg:width="0.106cm" svg:height="0.106cm" svg:x="24.09cm" svg:y="8.267cm" svg:viewBox="0 0 107 107" svg:d="M54 107c14 0 28-6 38-16 10-11 15-24 15-38s-5-28-15-38-24-15-38-15-27 5-37 15c-11 10-17 24-17 38s6 27 17 38c10 10 23 16 37 16z">
          <text:p/>
        </draw:path>
        <draw:path draw:style-name="gr25" draw:text-style-name="P14" draw:layer="layout" svg:width="0.106cm" svg:height="0.106cm" svg:x="22.79cm" svg:y="9.656cm" svg:viewBox="0 0 107 107" svg:d="M54 107c14 0 28-6 38-16s15-23 15-38c0-14-5-28-15-38s-24-15-38-15c-15 0-28 5-38 15s-16 24-16 38c0 15 6 28 16 38s23 16 38 16z">
          <text:p/>
        </draw:path>
        <draw:path draw:style-name="gr25" draw:text-style-name="P14" draw:layer="layout" svg:width="0.106cm" svg:height="0.106cm" svg:x="25.608cm" svg:y="9.093cm" svg:viewBox="0 0 107 107" svg:d="M53 107c15 0 28-6 38-17 10-9 16-23 16-37s-6-27-16-37-23-16-38-16c-14 0-28 6-37 16-10 10-16 23-16 37s6 28 16 37c9 11 23 17 37 17z">
          <text:p/>
        </draw:path>
        <draw:path draw:style-name="gr25" draw:text-style-name="P14" draw:layer="layout" svg:width="0.105cm" svg:height="0.106cm" svg:x="23.43cm" svg:y="9.95cm" svg:viewBox="0 0 106 107" svg:d="M54 107c14 0 27-6 37-16 10-9 15-24 15-38s-5-27-15-37-23-16-37-16-29 6-39 16-15 23-15 37 5 29 15 38c10 10 25 16 39 16z">
          <text:p/>
        </draw:path>
        <draw:path draw:style-name="gr25" draw:text-style-name="P14" draw:layer="layout" svg:width="0.106cm" svg:height="0.106cm" svg:x="23.194cm" svg:y="9.594cm" svg:viewBox="0 0 107 107" svg:d="M53 107c15 0 28-6 38-16s16-23 16-37-6-28-16-38c-10-11-23-16-38-16-14 0-28 5-38 16-10 10-15 24-15 38s5 27 15 37 24 16 38 16z">
          <text:p/>
        </draw:path>
        <draw:path draw:style-name="gr25" draw:text-style-name="P14" draw:layer="layout" svg:width="0.106cm" svg:height="0.106cm" svg:x="23.537cm" svg:y="10.963cm" svg:viewBox="0 0 107 107" svg:d="M54 107c14 0 28-5 38-15 9-10 15-24 15-38s-6-27-15-37c-10-11-24-17-38-17s-28 6-38 17c-10 10-16 23-16 37s6 28 16 38 24 15 38 15z">
          <text:p/>
        </draw:path>
        <draw:path draw:style-name="gr25" draw:text-style-name="P14" draw:layer="layout" svg:width="0.105cm" svg:height="0.106cm" svg:x="22.726cm" svg:y="7.337cm" svg:viewBox="0 0 106 107" svg:d="M54 107c14 0 27-6 37-16s15-23 15-38c0-14-5-28-15-38s-23-15-37-15-28 5-38 15c-11 10-16 24-16 38 0 15 5 28 16 38 10 10 24 16 38 16z">
          <text:p/>
        </draw:path>
        <draw:path draw:style-name="gr25" draw:text-style-name="P14" draw:layer="layout" svg:width="0.106cm" svg:height="0.106cm" svg:x="24.269cm" svg:y="10.082cm" svg:viewBox="0 0 107 107" svg:d="M54 107c14 0 28-6 38-16s15-23 15-37c0-15-5-29-15-39s-24-15-38-15-28 5-38 15-16 24-16 39c0 14 6 27 16 37s24 16 38 16z">
          <text:p/>
        </draw:path>
        <draw:path draw:style-name="gr25" draw:text-style-name="P14" draw:layer="layout" svg:width="0.105cm" svg:height="0.106cm" svg:x="23.15cm" svg:y="9.259cm" svg:viewBox="0 0 106 107" svg:d="M54 107c14 0 27-6 37-16 10-9 15-23 15-37s-5-28-15-38-23-16-37-16c-15 0-28 6-38 16s-16 24-16 38 6 28 16 37c10 10 23 16 38 16z">
          <text:p/>
        </draw:path>
        <draw:path draw:style-name="gr26" draw:text-style-name="P14" draw:layer="layout" svg:width="0.106cm" svg:height="0.105cm" svg:x="23.057cm" svg:y="9.049cm" svg:viewBox="0 0 107 106" svg:d="M53 106c14 0 27-5 37-15 11-10 17-23 17-37 0-15-6-29-17-39-10-10-23-15-37-15s-28 5-38 15c-9 10-15 24-15 39 0 14 6 27 15 37 10 10 24 15 38 15z">
          <text:p/>
        </draw:path>
        <draw:path draw:style-name="gr27" draw:text-style-name="P4" draw:layer="layout" svg:width="0.106cm" svg:height="0.105cm" svg:x="23.057cm" svg:y="9.049cm" svg:viewBox="0 0 107 106" svg:d="M53 106c14 0 27-5 37-15 11-10 17-23 17-37 0-15-6-29-17-39-10-10-23-15-37-15s-28 5-38 15c-9 10-15 24-15 39 0 14 6 27 15 37 10 10 24 15 38 15z">
          <text:p/>
        </draw:path>
        <draw:path draw:style-name="gr25" draw:text-style-name="P14" draw:layer="layout" svg:width="0.106cm" svg:height="0.106cm" svg:x="24.737cm" svg:y="10.893cm" svg:viewBox="0 0 107 107" svg:d="M53 107c14 0 28-5 38-15 11-10 16-25 16-39s-5-27-16-37c-10-10-24-16-38-16s-27 6-37 16-16 23-16 37 6 29 16 39 23 15 37 15z">
          <text:p/>
        </draw:path>
        <draw:path draw:style-name="gr25" draw:text-style-name="P14" draw:layer="layout" svg:width="0.106cm" svg:height="0.105cm" svg:x="21.761cm" svg:y="8.427cm" svg:viewBox="0 0 107 106" svg:d="M54 106c14 0 28-5 38-15s15-23 15-37c0-15-5-29-15-39s-24-15-38-15-28 5-38 15-16 24-16 39c0 14 6 27 16 37s24 15 38 15z">
          <text:p/>
        </draw:path>
        <draw:path draw:style-name="gr28" draw:text-style-name="P15" draw:layer="layout" svg:width="0.106cm" svg:height="0.106cm" svg:x="25.027cm" svg:y="6.549cm" svg:viewBox="0 0 107 107" svg:d="M54 107c14 0 27-5 37-15s16-24 16-38-6-27-16-37c-10-11-23-17-37-17s-28 6-39 17c-10 10-15 23-15 37s5 28 15 38c11 10 25 15 39 15z">
          <text:p/>
        </draw:path>
        <draw:path draw:style-name="gr28" draw:text-style-name="P15" draw:layer="layout" svg:width="0.106cm" svg:height="0.106cm" svg:x="24.921cm" svg:y="7.816cm" svg:viewBox="0 0 107 107" svg:d="M54 107c14 0 27-6 37-16 10-9 16-23 16-37s-6-27-16-37c-10-11-23-17-37-17s-27 6-38 17c-10 10-16 23-16 37s6 28 16 37c11 10 24 16 38 16z">
          <text:p/>
        </draw:path>
        <draw:path draw:style-name="gr28" draw:text-style-name="P15" draw:layer="layout" svg:width="0.106cm" svg:height="0.105cm" svg:x="24.49cm" svg:y="7.696cm" svg:viewBox="0 0 107 106" svg:d="M54 106c14 0 27-5 37-15s16-24 16-38-6-27-16-38c-10-10-23-15-37-15s-29 5-39 15c-10 11-15 24-15 38s5 28 15 38 25 15 39 15z">
          <text:p/>
        </draw:path>
        <draw:path draw:style-name="gr28" draw:text-style-name="P15" draw:layer="layout" svg:width="0.106cm" svg:height="0.106cm" svg:x="25.17cm" svg:y="8.935cm" svg:viewBox="0 0 107 107" svg:d="M53 107c14 0 27-5 38-15 10-10 16-24 16-38 0-15-6-28-16-38-11-10-24-16-38-16s-28 6-38 16c-9 10-15 23-15 38 0 14 6 28 15 38 10 10 24 15 38 15z">
          <text:p/>
        </draw:path>
        <draw:path draw:style-name="gr28" draw:text-style-name="P15" draw:layer="layout" svg:width="0.106cm" svg:height="0.106cm" svg:x="24.357cm" svg:y="9.471cm" svg:viewBox="0 0 107 107" svg:d="M53 107c15 0 28-6 38-16s16-23 16-37-6-29-16-39c-10-9-23-15-38-15-14 0-28 6-37 15-10 10-16 25-16 39s6 27 16 37c9 10 23 16 37 16z">
          <text:p/>
        </draw:path>
        <draw:path draw:style-name="gr28" draw:text-style-name="P15" draw:layer="layout" svg:width="0.106cm" svg:height="0.106cm" svg:x="25.029cm" svg:y="9.358cm" svg:viewBox="0 0 107 107" svg:d="M54 107c14 0 28-6 38-16 10-9 15-23 15-37 0-15-5-28-15-38s-24-16-38-16-27 6-37 16c-11 10-17 23-17 38 0 14 6 28 17 37 10 10 23 16 37 16z">
          <text:p/>
        </draw:path>
        <draw:path draw:style-name="gr28" draw:text-style-name="P15" draw:layer="layout" svg:width="0.106cm" svg:height="0.105cm" svg:x="24.243cm" svg:y="10.021cm" svg:viewBox="0 0 107 106" svg:d="M53 106c15 0 29-5 39-15s15-23 15-37c0-15-5-28-15-38-10-11-24-16-39-16-14 0-27 5-37 16-10 10-16 23-16 38 0 14 6 27 16 37s23 15 37 15z">
          <text:p/>
        </draw:path>
        <draw:path draw:style-name="gr28" draw:text-style-name="P15" draw:layer="layout" svg:width="0.105cm" svg:height="0.106cm" svg:x="24.662cm" svg:y="5.964cm" svg:viewBox="0 0 106 107" svg:d="M53 107c15 0 28-6 38-16s15-24 15-38-5-28-15-38-23-15-38-15c-14 0-28 5-38 15s-15 24-15 38 5 28 15 38 24 16 38 16z">
          <text:p/>
        </draw:path>
        <draw:path draw:style-name="gr28" draw:text-style-name="P15" draw:layer="layout" svg:width="0.106cm" svg:height="0.106cm" svg:x="25.086cm" svg:y="6.83cm" svg:viewBox="0 0 107 107" svg:d="M53 107c15 0 29-6 39-16 9-10 15-23 15-37 0-15-6-29-15-39-10-10-24-15-39-15-14 0-27 5-37 15s-16 24-16 39c0 14 6 27 16 37s23 16 37 16z">
          <text:p/>
        </draw:path>
        <draw:path draw:style-name="gr28" draw:text-style-name="P15" draw:layer="layout" svg:width="0.106cm" svg:height="0.106cm" svg:x="24.149cm" svg:y="7.982cm" svg:viewBox="0 0 107 107" svg:d="M53 107c15 0 29-6 39-16 10-9 15-23 15-37 0-15-5-28-15-38s-24-16-39-16c-14 0-27 6-37 16s-16 23-16 38c0 14 6 28 16 37 10 10 23 16 37 16z">
          <text:p/>
        </draw:path>
        <draw:path draw:style-name="gr28" draw:text-style-name="P15" draw:layer="layout" svg:width="0.106cm" svg:height="0.106cm" svg:x="24.811cm" svg:y="6.598cm" svg:viewBox="0 0 107 107" svg:d="M54 107c14 0 27-5 37-15s16-25 16-39-6-27-16-37-23-16-37-16-28 6-39 16c-10 10-15 23-15 37s5 29 15 39c11 10 25 15 39 15z">
          <text:p/>
        </draw:path>
        <draw:path draw:style-name="gr28" draw:text-style-name="P15" draw:layer="layout" svg:width="0.105cm" svg:height="0.106cm" svg:x="24.728cm" svg:y="7.236cm" svg:viewBox="0 0 106 107" svg:d="M52 107c15 0 28-6 38-16s16-23 16-38c0-14-6-28-16-38-10-9-23-15-38-15-14 0-27 6-37 15-10 10-15 24-15 38 0 15 5 28 15 38s23 16 37 16z">
          <text:p/>
        </draw:path>
        <draw:path draw:style-name="gr28" draw:text-style-name="P15" draw:layer="layout" svg:width="0.106cm" svg:height="0.105cm" svg:x="22.725cm" svg:y="8.272cm" svg:viewBox="0 0 107 106" svg:d="M54 106c14 0 27-5 37-15s16-24 16-39c0-14-6-27-16-37s-23-15-37-15-28 5-38 15c-11 10-16 23-16 37 0 15 5 29 16 39 10 10 24 15 38 15z">
          <text:p/>
        </draw:path>
        <draw:path draw:style-name="gr28" draw:text-style-name="P15" draw:layer="layout" svg:width="0.106cm" svg:height="0.106cm" svg:x="23.873cm" svg:y="6.724cm" svg:viewBox="0 0 107 107" svg:d="M54 107c14 0 28-6 38-16 10-9 15-23 15-37 0-15-5-28-15-38s-24-16-38-16-27 6-37 16c-11 10-17 23-17 38 0 14 6 28 17 37 10 10 23 16 37 16z">
          <text:p/>
        </draw:path>
        <draw:path draw:style-name="gr28" draw:text-style-name="P15" draw:layer="layout" svg:width="0.106cm" svg:height="0.106cm" svg:x="24.242cm" svg:y="8.445cm" svg:viewBox="0 0 107 107" svg:d="M53 107c15 0 29-5 39-15s15-24 15-38-5-27-15-37c-10-11-24-17-39-17-14 0-27 6-37 17-10 10-16 23-16 37s6 28 16 38 23 15 37 15z">
          <text:p/>
        </draw:path>
        <draw:path draw:style-name="gr28" draw:text-style-name="P15" draw:layer="layout" svg:width="0.106cm" svg:height="0.106cm" svg:x="24.342cm" svg:y="7.997cm" svg:viewBox="0 0 107 107" svg:d="M53 107c14 0 29-6 38-16 10-10 16-23 16-37s-6-29-16-39c-9-10-24-15-38-15s-27 5-37 15-16 25-16 39 6 27 16 37 23 16 37 16z">
          <text:p/>
        </draw:path>
        <draw:path draw:style-name="gr28" draw:text-style-name="P15" draw:layer="layout" svg:width="0.106cm" svg:height="0.106cm" svg:x="22.113cm" svg:y="5.25cm" svg:viewBox="0 0 107 107" svg:d="M53 107c14 0 27-5 37-15 11-10 17-24 17-38 0-15-6-28-17-38-10-10-23-16-37-16s-28 6-38 16-15 23-15 38c0 14 5 28 15 38s24 15 38 15z">
          <text:p/>
        </draw:path>
        <draw:path draw:style-name="gr28" draw:text-style-name="P15" draw:layer="layout" svg:width="0.106cm" svg:height="0.106cm" svg:x="23.432cm" svg:y="6.986cm" svg:viewBox="0 0 107 107" svg:d="M54 107c14 0 27-7 37-17s16-23 16-37-6-28-16-37c-10-10-23-16-37-16s-29 6-39 16c-10 9-15 23-15 37s5 27 15 37 25 17 39 17z">
          <text:p/>
        </draw:path>
        <draw:path draw:style-name="gr28" draw:text-style-name="P15" draw:layer="layout" svg:width="0.106cm" svg:height="0.106cm" svg:x="23.93cm" svg:y="8.74cm" svg:viewBox="0 0 107 107" svg:d="M53 107c15 0 29-6 39-16s15-23 15-37-5-29-15-39-24-15-39-15c-14 0-27 5-37 15s-16 25-16 39 6 27 16 37 23 16 37 16z">
          <text:p/>
        </draw:path>
        <draw:path draw:style-name="gr28" draw:text-style-name="P15" draw:layer="layout" svg:width="0.106cm" svg:height="0.106cm" svg:x="23.584cm" svg:y="8.377cm" svg:viewBox="0 0 107 107" svg:d="M53 107c14 0 27-5 37-15 11-10 17-25 17-39s-6-27-17-37c-10-10-23-16-37-16s-28 6-38 16-15 23-15 37 5 29 15 39 24 15 38 15z">
          <text:p/>
        </draw:path>
        <draw:path draw:style-name="gr28" draw:text-style-name="P15" draw:layer="layout" svg:width="0.106cm" svg:height="0.106cm" svg:x="24.588cm" svg:y="5.535cm" svg:viewBox="0 0 107 107" svg:d="M54 107c14 0 27-5 37-15 10-11 16-25 16-39s-6-27-16-37-23-16-37-16-29 6-38 16c-10 10-16 23-16 37s6 28 16 39c9 10 24 15 38 15z">
          <text:p/>
        </draw:path>
        <draw:path draw:style-name="gr28" draw:text-style-name="P15" draw:layer="layout" svg:width="0.106cm" svg:height="0.106cm" svg:x="24.631cm" svg:y="7.135cm" svg:viewBox="0 0 107 107" svg:d="M53 107c14 0 28-6 38-16s16-23 16-38c0-14-6-28-16-38s-24-15-38-15-27 5-37 15-16 24-16 38c0 15 6 28 16 38s23 16 37 16z">
          <text:p/>
        </draw:path>
        <draw:path draw:style-name="gr28" draw:text-style-name="P15" draw:layer="layout" svg:width="0.106cm" svg:height="0.106cm" svg:x="23.986cm" svg:y="7.049cm" svg:viewBox="0 0 107 107" svg:d="M54 107c14 0 27-6 37-16s16-23 16-37-6-29-16-39-23-15-37-15-28 5-37 15c-11 10-17 25-17 39s6 27 17 37c9 10 23 16 37 16z">
          <text:p/>
        </draw:path>
        <draw:path draw:style-name="gr28" draw:text-style-name="P15" draw:layer="layout" svg:width="0.105cm" svg:height="0.106cm" svg:x="23.832cm" svg:y="7.631cm" svg:viewBox="0 0 106 107" svg:d="M53 107c15 0 28-5 38-15 10-11 15-25 15-39s-5-27-15-37-23-16-38-16-28 6-38 16-15 23-15 37 5 28 15 39c10 10 23 15 38 15z">
          <text:p/>
        </draw:path>
        <draw:path draw:style-name="gr28" draw:text-style-name="P15" draw:layer="layout" svg:width="0.106cm" svg:height="0.106cm" svg:x="24.009cm" svg:y="8.848cm" svg:viewBox="0 0 107 107" svg:d="M53 107c14 0 27-6 38-15 10-10 16-24 16-38s-6-27-16-38c-11-10-24-16-38-16s-28 6-38 16c-10 11-15 24-15 38s5 28 15 38c10 9 24 15 38 15z">
          <text:p/>
        </draw:path>
        <draw:path draw:style-name="gr28" draw:text-style-name="P15" draw:layer="layout" svg:width="0.106cm" svg:height="0.106cm" svg:x="24.27cm" svg:y="8.508cm" svg:viewBox="0 0 107 107" svg:d="M54 107c14 0 28-6 38-16s15-23 15-37c0-15-5-29-15-39s-24-15-38-15-28 5-38 15-16 24-16 39c0 14 6 27 16 37s24 16 38 16z">
          <text:p/>
        </draw:path>
        <draw:path draw:style-name="gr28" draw:text-style-name="P15" draw:layer="layout" svg:width="0.106cm" svg:height="0.106cm" svg:x="22.754cm" svg:y="7.512cm" svg:viewBox="0 0 107 107" svg:d="M53 107c14 0 27-7 38-17 10-10 16-23 16-37s-6-28-16-38c-11-10-24-15-38-15s-28 5-38 15-15 24-15 38 5 27 15 37 24 17 38 17z">
          <text:p/>
        </draw:path>
        <draw:path draw:style-name="gr28" draw:text-style-name="P15" draw:layer="layout" svg:width="0.106cm" svg:height="0.106cm" svg:x="23.146cm" svg:y="8.23cm" svg:viewBox="0 0 107 107" svg:d="M54 107c14 0 27-5 37-15s16-24 16-38-6-27-16-37c-10-11-23-17-37-17s-28 6-38 17c-11 10-16 23-16 37s5 28 16 38c10 10 24 15 38 15z">
          <text:p/>
        </draw:path>
        <draw:path draw:style-name="gr28" draw:text-style-name="P15" draw:layer="layout" svg:width="0.106cm" svg:height="0.106cm" svg:x="23.635cm" svg:y="5.931cm" svg:viewBox="0 0 107 107" svg:d="M54 107c14 0 28-6 38-15 10-10 15-24 15-38s-5-27-15-37-24-17-38-17c-15 0-28 7-38 17s-16 23-16 37 6 28 16 38c10 9 23 15 38 15z">
          <text:p/>
        </draw:path>
        <draw:path draw:style-name="gr28" draw:text-style-name="P15" draw:layer="layout" svg:width="0.106cm" svg:height="0.105cm" svg:x="24.862cm" svg:y="6.617cm" svg:viewBox="0 0 107 106" svg:d="M53 106c14 0 28-5 38-15s16-23 16-37c0-16-6-29-16-39s-24-15-38-15-28 5-38 15c-9 10-15 23-15 39 0 14 6 27 15 37 10 10 24 15 38 15z">
          <text:p/>
        </draw:path>
        <draw:path draw:style-name="gr28" draw:text-style-name="P15" draw:layer="layout" svg:width="0.106cm" svg:height="0.106cm" svg:x="24.011cm" svg:y="8.325cm" svg:viewBox="0 0 107 107" svg:d="M53 107c14 0 28-6 38-16 10-9 16-23 16-37s-6-27-16-38c-10-10-24-16-38-16s-27 6-37 16c-10 11-16 24-16 38s6 28 16 37c10 10 23 16 37 16z">
          <text:p/>
        </draw:path>
        <draw:path draw:style-name="gr28" draw:text-style-name="P15" draw:layer="layout" svg:width="0.106cm" svg:height="0.106cm" svg:x="24.069cm" svg:y="8.608cm" svg:viewBox="0 0 107 107" svg:d="M54 107c14 0 27-5 37-15s16-24 16-39c0-14-6-27-16-37s-23-16-37-16-29 6-39 16-15 23-15 37c0 15 5 29 15 39s25 15 39 15z">
          <text:p/>
        </draw:path>
        <draw:path draw:style-name="gr28" draw:text-style-name="P15" draw:layer="layout" svg:width="0.106cm" svg:height="0.106cm" svg:x="22.651cm" svg:y="8.497cm" svg:viewBox="0 0 107 107" svg:d="M53 107c14 0 28-6 38-15 10-10 16-24 16-39 0-14-6-27-16-37s-24-16-38-16-27 6-37 16-16 23-16 37c0 15 6 29 16 39 10 9 23 15 37 15z">
          <text:p/>
        </draw:path>
        <draw:path draw:style-name="gr28" draw:text-style-name="P15" draw:layer="layout" svg:width="0.106cm" svg:height="0.106cm" svg:x="23.193cm" svg:y="8.047cm" svg:viewBox="0 0 107 107" svg:d="M53 107c15 0 28-6 38-17 10-10 16-23 16-37s-6-28-16-38c-10-9-23-15-38-15-14 0-28 6-37 15-10 10-16 24-16 38s6 27 16 37c9 11 23 17 37 17z">
          <text:p/>
        </draw:path>
        <draw:path draw:style-name="gr28" draw:text-style-name="P15" draw:layer="layout" svg:width="0.106cm" svg:height="0.106cm" svg:x="24.858cm" svg:y="5.797cm" svg:viewBox="0 0 107 107" svg:d="M53 107c14 0 28-6 38-16s16-23 16-37-6-29-16-39c-10-9-24-15-38-15s-28 6-38 15c-9 10-15 25-15 39s6 27 15 37c10 10 24 16 38 16z">
          <text:p/>
        </draw:path>
        <draw:path draw:style-name="gr28" draw:text-style-name="P15" draw:layer="layout" svg:width="0.106cm" svg:height="0.105cm" svg:x="24.24cm" svg:y="8.471cm" svg:viewBox="0 0 107 106" svg:d="M53 106c14 0 29-5 39-15 10-11 15-24 15-38s-5-28-15-38-25-15-39-15-27 5-37 15-16 24-16 38 6 27 16 38c10 10 23 15 37 15z">
          <text:p/>
        </draw:path>
        <draw:path draw:style-name="gr28" draw:text-style-name="P15" draw:layer="layout" svg:width="0.106cm" svg:height="0.106cm" svg:x="23.605cm" svg:y="9.342cm" svg:viewBox="0 0 107 107" svg:d="M53 107c14 0 28-6 38-16 10-9 16-23 16-38 0-14-6-27-16-37s-24-16-38-16-28 6-38 16-15 23-15 37c0 15 5 29 15 38 10 10 24 16 38 16z">
          <text:p/>
        </draw:path>
        <draw:path draw:style-name="gr28" draw:text-style-name="P15" draw:layer="layout" svg:width="0.106cm" svg:height="0.105cm" svg:x="24.064cm" svg:y="7.038cm" svg:viewBox="0 0 107 106" svg:d="M54 106c14 0 28-5 38-15 9-10 15-24 15-38 0-15-6-28-15-38-10-10-24-15-38-15s-28 5-38 15-16 23-16 38c0 14 6 28 16 38s24 15 38 15z">
          <text:p/>
        </draw:path>
        <draw:path draw:style-name="gr28" draw:text-style-name="P15" draw:layer="layout" svg:width="0.106cm" svg:height="0.106cm" svg:x="24.508cm" svg:y="8.573cm" svg:viewBox="0 0 107 107" svg:d="M54 107c14 0 27-6 37-16 10-11 16-24 16-38s-6-28-16-38c-10-9-23-15-37-15s-28 6-38 15c-11 10-16 24-16 38s5 27 16 38c10 10 24 16 38 16z">
          <text:p/>
        </draw:path>
        <draw:path draw:style-name="gr28" draw:text-style-name="P15" draw:layer="layout" svg:width="0.106cm" svg:height="0.106cm" svg:x="23.477cm" svg:y="6.469cm" svg:viewBox="0 0 107 107" svg:d="M53 107c14 0 28-6 38-17 11-10 16-23 16-37s-5-28-16-38c-10-9-24-15-38-15s-27 6-37 15c-10 10-16 24-16 38s6 27 16 37c10 11 23 17 37 17z">
          <text:p/>
        </draw:path>
        <draw:path draw:style-name="gr28" draw:text-style-name="P15" draw:layer="layout" svg:width="0.106cm" svg:height="0.106cm" svg:x="22.549cm" svg:y="8.399cm" svg:viewBox="0 0 107 107" svg:d="M53 107c14 0 28-5 38-15s16-24 16-39c0-14-6-27-16-37s-24-16-38-16-27 6-37 16-16 23-16 37c0 15 6 29 16 39s23 15 37 15z">
          <text:p/>
        </draw:path>
        <draw:path draw:style-name="gr28" draw:text-style-name="P15" draw:layer="layout" svg:width="0.106cm" svg:height="0.106cm" svg:x="23.894cm" svg:y="10.037cm" svg:viewBox="0 0 107 107" svg:d="M53 107c14 0 27-5 37-16 11-10 17-24 17-38s-6-27-17-37c-10-10-23-16-37-16s-28 6-38 16c-9 10-15 23-15 37s6 28 15 38c10 11 24 16 38 16z">
          <text:p/>
        </draw:path>
        <draw:path draw:style-name="gr28" draw:text-style-name="P15" draw:layer="layout" svg:width="0.106cm" svg:height="0.106cm" svg:x="23.301cm" svg:y="8.985cm" svg:viewBox="0 0 107 107" svg:d="M53 107c15 0 28-5 38-16 10-10 16-24 16-38s-6-27-16-37-23-16-38-16c-14 0-27 6-37 16s-16 23-16 37 6 28 16 38c10 11 23 16 37 16z">
          <text:p/>
        </draw:path>
        <draw:path draw:style-name="gr28" draw:text-style-name="P15" draw:layer="layout" svg:width="0.105cm" svg:height="0.105cm" svg:x="24.457cm" svg:y="8.033cm" svg:viewBox="0 0 106 106" svg:d="M52 106c16 0 29-6 39-16s15-23 15-37-5-28-15-38-23-15-39-15c-14 0-27 5-37 15s-15 24-15 38 5 27 15 37 23 16 37 16z">
          <text:p/>
        </draw:path>
        <draw:path draw:style-name="gr28" draw:text-style-name="P15" draw:layer="layout" svg:width="0.106cm" svg:height="0.106cm" svg:x="23.542cm" svg:y="7.889cm" svg:viewBox="0 0 107 107" svg:d="M54 107c14 0 27-6 37-16s16-23 16-37-6-29-16-38c-10-10-23-16-37-16s-29 6-39 16c-10 9-15 24-15 38s5 27 15 37 25 16 39 16z">
          <text:p/>
        </draw:path>
        <draw:path draw:style-name="gr28" draw:text-style-name="P15" draw:layer="layout" svg:width="0.106cm" svg:height="0.106cm" svg:x="24.439cm" svg:y="7.613cm" svg:viewBox="0 0 107 107" svg:d="M53 107c14 0 29-6 39-16s15-24 15-38-5-27-15-37-25-16-39-16-27 6-37 16-16 23-16 37 6 28 16 38 23 16 37 16z">
          <text:p/>
        </draw:path>
        <draw:path draw:style-name="gr28" draw:text-style-name="P15" draw:layer="layout" svg:width="0.106cm" svg:height="0.106cm" svg:x="24.155cm" svg:y="7.174cm" svg:viewBox="0 0 107 107" svg:d="M54 107c14 0 28-6 38-16s15-23 15-37-5-28-15-39c-10-9-24-15-38-15-15 0-28 6-38 15-10 11-16 25-16 39s6 27 16 37 23 16 38 16z">
          <text:p/>
        </draw:path>
        <draw:path draw:style-name="gr28" draw:text-style-name="P15" draw:layer="layout" svg:width="0.106cm" svg:height="0.105cm" svg:x="23.826cm" svg:y="6.781cm" svg:viewBox="0 0 107 106" svg:d="M53 106c15 0 29-5 39-16 9-10 15-23 15-38 0-14-6-27-15-37-10-10-24-15-39-15-14 0-27 5-37 15s-16 23-16 37c0 15 6 28 16 38 10 11 23 16 37 16z">
          <text:p/>
        </draw:path>
        <draw:path draw:style-name="gr28" draw:text-style-name="P15" draw:layer="layout" svg:width="0.106cm" svg:height="0.106cm" svg:x="23.541cm" svg:y="8.983cm" svg:viewBox="0 0 107 107" svg:d="M54 107c14 0 28-6 38-17 10-10 15-23 15-37s-5-28-15-38-24-15-38-15-28 5-38 15-16 24-16 38 6 27 16 37c10 11 24 17 38 17z">
          <text:p/>
        </draw:path>
        <draw:path draw:style-name="gr28" draw:text-style-name="P15" draw:layer="layout" svg:width="0.106cm" svg:height="0.106cm" svg:x="23.001cm" svg:y="8.728cm" svg:viewBox="0 0 107 107" svg:d="M54 107c14 0 27-6 37-16s16-23 16-37c0-15-6-29-16-39s-23-15-37-15c-15 0-29 5-39 15-9 10-15 24-15 39 0 14 6 27 15 37 10 10 24 16 39 16z">
          <text:p/>
        </draw:path>
        <draw:path draw:style-name="gr28" draw:text-style-name="P15" draw:layer="layout" svg:width="0.106cm" svg:height="0.106cm" svg:x="24.337cm" svg:y="9.592cm" svg:viewBox="0 0 107 107" svg:d="M53 107c14 0 29-6 39-16s15-23 15-37-5-28-15-37c-10-11-25-17-39-17s-27 6-37 17c-10 9-16 23-16 37s6 27 16 37 23 16 37 16z">
          <text:p/>
        </draw:path>
        <draw:path draw:style-name="gr28" draw:text-style-name="P15" draw:layer="layout" svg:width="0.106cm" svg:height="0.106cm" svg:x="24.073cm" svg:y="8.448cm" svg:viewBox="0 0 107 107" svg:d="M54 107c14 0 28-6 37-16 10-10 16-23 16-37s-6-28-16-38c-9-10-23-16-37-16s-27 6-38 16c-10 10-16 24-16 38s6 27 16 37c11 10 24 16 38 16z">
          <text:p/>
        </draw:path>
        <draw:path draw:style-name="gr28" draw:text-style-name="P15" draw:layer="layout" svg:width="0.106cm" svg:height="0.106cm" svg:x="22.734cm" svg:y="7.576cm" svg:viewBox="0 0 107 107" svg:d="M53 107c14 0 27-6 37-16s17-23 17-37-7-29-17-39-23-15-37-15-28 5-38 15-15 25-15 39 5 27 15 37 24 16 38 16z">
          <text:p/>
        </draw:path>
        <draw:path draw:style-name="gr28" draw:text-style-name="P15" draw:layer="layout" svg:width="0.106cm" svg:height="0.106cm" svg:x="24.291cm" svg:y="6.65cm" svg:viewBox="0 0 107 107" svg:d="M54 107c14 0 28-5 38-15s15-24 15-38-5-27-15-38c-10-10-24-16-38-16s-27 6-38 16c-10 11-16 24-16 38s6 28 16 38c11 10 24 15 38 15z">
          <text:p/>
        </draw:path>
        <draw:path draw:style-name="gr28" draw:text-style-name="P15" draw:layer="layout" svg:width="0.106cm" svg:height="0.106cm" svg:x="22.553cm" svg:y="7.491cm" svg:viewBox="0 0 107 107" svg:d="M53 107c14 0 29-5 39-15 9-10 15-24 15-38s-6-27-15-38c-10-10-25-16-39-16s-27 6-37 16c-10 11-16 24-16 38s6 28 16 38 23 15 37 15z">
          <text:p/>
        </draw:path>
        <draw:path draw:style-name="gr28" draw:text-style-name="P15" draw:layer="layout" svg:width="0.105cm" svg:height="0.106cm" svg:x="22.63cm" svg:y="7.891cm" svg:viewBox="0 0 106 107" svg:d="M52 107c15 0 28-6 38-16s16-23 16-37-6-29-16-38c-10-10-23-16-38-16-14 0-27 6-37 16-10 9-15 24-15 38s5 27 15 37 23 16 37 16z">
          <text:p/>
        </draw:path>
        <draw:path draw:style-name="gr28" draw:text-style-name="P15" draw:layer="layout" svg:width="0.106cm" svg:height="0.106cm" svg:x="23.72cm" svg:y="7.627cm" svg:viewBox="0 0 107 107" svg:d="M53 107c15 0 28-6 38-17 10-9 16-23 16-37s-6-27-16-37-23-16-38-16c-14 0-28 6-38 16s-15 23-15 37 5 28 15 37c10 11 24 17 38 17z">
          <text:p/>
        </draw:path>
        <draw:path draw:style-name="gr28" draw:text-style-name="P15" draw:layer="layout" svg:width="0.106cm" svg:height="0.106cm" svg:x="23.998cm" svg:y="8.082cm" svg:viewBox="0 0 107 107" svg:d="M53 107c14 0 27-6 37-16 11-9 17-23 17-38 0-14-6-27-17-37-10-10-23-16-37-16s-28 6-38 16-15 23-15 37c0 15 5 29 15 38 10 10 24 16 38 16z">
          <text:p/>
        </draw:path>
        <draw:path draw:style-name="gr28" draw:text-style-name="P15" draw:layer="layout" svg:width="0.106cm" svg:height="0.106cm" svg:x="24.644cm" svg:y="5.978cm" svg:viewBox="0 0 107 107" svg:d="M53 107c14 0 28-6 39-16 10-10 15-23 15-38 0-14-5-28-15-38-11-10-25-15-39-15s-27 5-37 15-16 24-16 38c0 15 6 28 16 38s23 16 37 16z">
          <text:p/>
        </draw:path>
        <draw:path draw:style-name="gr28" draw:text-style-name="P15" draw:layer="layout" svg:width="0.106cm" svg:height="0.105cm" svg:x="24.544cm" svg:y="6.709cm" svg:viewBox="0 0 107 106" svg:d="M53 106c14 0 29-5 38-15 10-10 16-24 16-39 0-14-6-27-16-37-9-10-24-15-38-15s-27 5-37 15-16 23-16 37c0 15 6 29 16 39s23 15 37 15z">
          <text:p/>
        </draw:path>
        <draw:path draw:style-name="gr28" draw:text-style-name="P15" draw:layer="layout" svg:width="0.106cm" svg:height="0.106cm" svg:x="25.127cm" svg:y="7.32cm" svg:viewBox="0 0 107 107" svg:d="M54 107c14 0 27-6 37-15 10-11 16-25 16-39s-6-27-16-37-23-16-37-16-28 6-39 16c-9 10-15 23-15 37s6 28 15 39c11 9 25 15 39 15z">
          <text:p/>
        </draw:path>
        <draw:path draw:style-name="gr28" draw:text-style-name="P15" draw:layer="layout" svg:width="0.106cm" svg:height="0.106cm" svg:x="23.638cm" svg:y="8.162cm" svg:viewBox="0 0 107 107" svg:d="M54 107c14 0 28-5 38-15s15-25 15-39-5-27-15-37-24-16-38-16c-15 0-28 6-38 16s-16 23-16 37 6 29 16 39 23 15 38 15z">
          <text:p/>
        </draw:path>
        <draw:path draw:style-name="gr28" draw:text-style-name="P15" draw:layer="layout" svg:width="0.106cm" svg:height="0.106cm" svg:x="24.566cm" svg:y="7.131cm" svg:viewBox="0 0 107 107" svg:d="M53 107c15 0 29-5 39-15s15-24 15-39c0-14-5-27-15-37s-24-16-39-16c-14 0-27 6-37 16s-16 23-16 37c0 15 6 29 16 39s23 15 37 15z">
          <text:p/>
        </draw:path>
        <draw:path draw:style-name="gr28" draw:text-style-name="P15" draw:layer="layout" svg:width="0.106cm" svg:height="0.106cm" svg:x="23.325cm" svg:y="8.795cm" svg:viewBox="0 0 107 107" svg:d="M54 107c14 0 27-5 37-15s16-25 16-39-6-27-16-37-23-16-37-16-29 6-39 16-15 23-15 37 5 29 15 39 25 15 39 15z">
          <text:p/>
        </draw:path>
        <draw:path draw:style-name="gr28" draw:text-style-name="P15" draw:layer="layout" svg:width="0.106cm" svg:height="0.106cm" svg:x="23.735cm" svg:y="7.515cm" svg:viewBox="0 0 107 107" svg:d="M54 107c14 0 28-5 38-16 9-10 15-24 15-38s-6-27-15-37c-10-10-24-16-38-16-15 0-28 6-38 16s-16 23-16 37 6 28 16 38c10 11 23 16 38 16z">
          <text:p/>
        </draw:path>
        <draw:path draw:style-name="gr28" draw:text-style-name="P15" draw:layer="layout" svg:width="0.107cm" svg:height="0.106cm" svg:x="23.887cm" svg:y="7.479cm" svg:viewBox="0 0 108 107" svg:d="M54 107c14 0 28-6 38-16 9-10 16-23 16-37s-7-29-16-39c-10-10-24-15-38-15s-27 5-37 15-17 25-17 39 7 27 17 37 23 16 37 16z">
          <text:p/>
        </draw:path>
        <draw:path draw:style-name="gr28" draw:text-style-name="P15" draw:layer="layout" svg:width="0.106cm" svg:height="0.106cm" svg:x="23.59cm" svg:y="8.625cm" svg:viewBox="0 0 107 107" svg:d="M53 107c14 0 27-5 38-15 10-10 16-24 16-38s-6-28-16-38c-11-10-24-16-38-16s-28 6-38 16-15 24-15 38 5 28 15 38 24 15 38 15z">
          <text:p/>
        </draw:path>
        <draw:path draw:style-name="gr28" draw:text-style-name="P15" draw:layer="layout" svg:width="0.106cm" svg:height="0.106cm" svg:x="24.126cm" svg:y="8.211cm" svg:viewBox="0 0 107 107" svg:d="M53 107c14 0 29-5 39-15s15-24 15-38-5-28-15-38-25-16-39-16-27 6-37 16-16 24-16 38 6 28 16 38 23 15 37 15z">
          <text:p/>
        </draw:path>
        <draw:path draw:style-name="gr28" draw:text-style-name="P15" draw:layer="layout" svg:width="0.105cm" svg:height="0.106cm" svg:x="24.007cm" svg:y="7.671cm" svg:viewBox="0 0 106 107" svg:d="M53 107c14 0 27-5 37-15 11-10 16-24 16-38 0-15-5-28-16-38-10-10-23-16-37-16-15 0-28 6-38 16s-15 23-15 38c0 14 5 28 15 38s23 15 38 15z">
          <text:p/>
        </draw:path>
        <draw:path draw:style-name="gr28" draw:text-style-name="P15" draw:layer="layout" svg:width="0.106cm" svg:height="0.106cm" svg:x="23.729cm" svg:y="8.071cm" svg:viewBox="0 0 107 107" svg:d="M53 107c15 0 28-6 38-16s16-23 16-38c0-14-6-28-16-38s-23-15-38-15c-14 0-28 5-38 15s-15 24-15 38c0 15 5 28 15 38s24 16 38 16z">
          <text:p/>
        </draw:path>
        <draw:path draw:style-name="gr28" draw:text-style-name="P15" draw:layer="layout" svg:width="0.105cm" svg:height="0.107cm" svg:x="23.359cm" svg:y="7.717cm" svg:viewBox="0 0 106 108" svg:d="M54 108c14 0 27-7 37-17s15-23 15-37-5-28-15-37c-10-10-23-17-37-17s-28 7-38 17c-10 9-16 23-16 37s6 27 16 37 24 17 38 17z">
          <text:p/>
        </draw:path>
        <draw:path draw:style-name="gr28" draw:text-style-name="P15" draw:layer="layout" svg:width="0.106cm" svg:height="0.106cm" svg:x="23.277cm" svg:y="9.488cm" svg:viewBox="0 0 107 107" svg:d="M53 107c14 0 27-6 38-16 10-10 16-23 16-37s-6-28-16-38c-11-11-24-16-38-16s-28 5-38 16c-10 10-15 24-15 38s5 27 15 37 24 16 38 16z">
          <text:p/>
        </draw:path>
        <draw:path draw:style-name="gr28" draw:text-style-name="P15" draw:layer="layout" svg:width="0.106cm" svg:height="0.106cm" svg:x="23.101cm" svg:y="6.538cm" svg:viewBox="0 0 107 107" svg:d="M54 107c14 0 27-6 37-16s16-23 16-37-6-28-16-39c-10-10-23-15-37-15-15 0-29 5-39 15-10 11-15 25-15 39s5 27 15 37 24 16 39 16z">
          <text:p/>
        </draw:path>
        <draw:path draw:style-name="gr28" draw:text-style-name="P15" draw:layer="layout" svg:width="0.106cm" svg:height="0.106cm" svg:x="23.502cm" svg:y="8.016cm" svg:viewBox="0 0 107 107" svg:d="M53 107c14 0 29-6 39-16s15-23 15-37-5-28-15-39c-10-10-25-15-39-15s-27 5-37 15c-10 11-16 25-16 39s6 27 16 37 23 16 37 16z">
          <text:p/>
        </draw:path>
        <draw:path draw:style-name="gr28" draw:text-style-name="P15" draw:layer="layout" svg:width="0.106cm" svg:height="0.106cm" svg:x="22.501cm" svg:y="7.015cm" svg:viewBox="0 0 107 107" svg:d="M54 107c14 0 27-6 37-16s16-24 16-38-6-28-16-38-23-15-37-15-28 5-38 15-16 24-16 38 6 28 16 38 24 16 38 16z">
          <text:p/>
        </draw:path>
        <draw:path draw:style-name="gr28" draw:text-style-name="P15" draw:layer="layout" svg:width="0.106cm" svg:height="0.106cm" svg:x="23.419cm" svg:y="7.33cm" svg:viewBox="0 0 107 107" svg:d="M54 107c14 0 27-5 37-15s16-25 16-39-6-27-16-37-23-16-37-16c-15 0-29 6-39 16s-15 23-15 37 5 29 15 39 24 15 39 15z">
          <text:p/>
        </draw:path>
        <draw:path draw:style-name="gr28" draw:text-style-name="P15" draw:layer="layout" svg:width="0.106cm" svg:height="0.106cm" svg:x="24.836cm" svg:y="6.64cm" svg:viewBox="0 0 107 107" svg:d="M53 107c14 0 28-6 38-16s16-23 16-37-6-29-16-38c-10-10-24-16-38-16s-27 6-37 16c-10 9-16 24-16 38s6 27 16 37 23 16 37 16z">
          <text:p/>
        </draw:path>
        <draw:path draw:style-name="gr28" draw:text-style-name="P15" draw:layer="layout" svg:width="0.106cm" svg:height="0.105cm" svg:x="24.206cm" svg:y="8.183cm" svg:viewBox="0 0 107 106" svg:d="M53 106c14 0 27-5 37-15s17-23 17-38c0-14-7-28-17-38s-23-15-37-15-28 5-38 15c-9 10-15 24-15 38 0 15 6 28 15 38 10 10 24 15 38 15z">
          <text:p/>
        </draw:path>
        <draw:path draw:style-name="gr28" draw:text-style-name="P15" draw:layer="layout" svg:width="0.106cm" svg:height="0.106cm" svg:x="24.095cm" svg:y="7.994cm" svg:viewBox="0 0 107 107" svg:d="M54 107c14 0 28-6 38-16s15-23 15-37-5-29-15-39-24-15-38-15-27 5-37 15-17 25-17 39 7 27 17 37 23 16 37 16z">
          <text:p/>
        </draw:path>
        <draw:path draw:style-name="gr28" draw:text-style-name="P15" draw:layer="layout" svg:width="0.106cm" svg:height="0.106cm" svg:x="22.626cm" svg:y="8.36cm" svg:viewBox="0 0 107 107" svg:d="M54 107c14 0 27-6 37-17 10-10 16-23 16-37s-6-28-16-38-23-15-37-15-28 5-38 15-16 24-16 38 6 27 16 37c10 11 24 17 38 17z">
          <text:p/>
        </draw:path>
        <draw:path draw:style-name="gr28" draw:text-style-name="P15" draw:layer="layout" svg:width="0.106cm" svg:height="0.106cm" svg:x="22.397cm" svg:y="7.849cm" svg:viewBox="0 0 107 107" svg:d="M54 107c14 0 28-6 38-15 10-10 15-25 15-39s-5-27-15-37-24-16-38-16-27 6-38 16c-10 10-16 23-16 37s6 29 16 39c11 9 24 15 38 15z">
          <text:p/>
        </draw:path>
        <draw:path draw:style-name="gr28" draw:text-style-name="P15" draw:layer="layout" svg:width="0.106cm" svg:height="0.106cm" svg:x="22.962cm" svg:y="8.212cm" svg:viewBox="0 0 107 107" svg:d="M53 107c14 0 28-6 39-15 10-10 15-24 15-38s-5-28-15-38c-11-10-25-16-39-16s-27 6-37 16-16 24-16 38 6 28 16 38c10 9 23 15 37 15z">
          <text:p/>
        </draw:path>
        <draw:path draw:style-name="gr28" draw:text-style-name="P15" draw:layer="layout" svg:width="0.105cm" svg:height="0.106cm" svg:x="23.596cm" svg:y="8.792cm" svg:viewBox="0 0 106 107" svg:d="M53 107c14 0 27-5 38-15 10-10 15-25 15-39s-5-27-15-37c-11-10-24-16-38-16-15 0-28 6-38 16s-15 23-15 37 5 29 15 39 23 15 38 15z">
          <text:p/>
        </draw:path>
        <draw:path draw:style-name="gr28" draw:text-style-name="P15" draw:layer="layout" svg:width="0.105cm" svg:height="0.105cm" svg:x="24.476cm" svg:y="7.966cm" svg:viewBox="0 0 106 106" svg:d="M53 106c14 0 28-5 38-15s15-23 15-38-5-28-15-38-24-15-38-15c-15 0-28 5-38 15s-15 23-15 38 5 28 15 38 23 15 38 15z">
          <text:p/>
        </draw:path>
        <draw:path draw:style-name="gr28" draw:text-style-name="P15" draw:layer="layout" svg:width="0.106cm" svg:height="0.106cm" svg:x="24.078cm" svg:y="8.263cm" svg:viewBox="0 0 107 107" svg:d="M54 107c14 0 28-6 38-16 10-11 15-24 15-38s-5-28-15-38-24-15-38-15-27 5-38 15c-10 10-16 24-16 38s6 27 16 38c11 10 24 16 38 16z">
          <text:p/>
        </draw:path>
        <draw:path draw:style-name="gr28" draw:text-style-name="P15" draw:layer="layout" svg:width="0.106cm" svg:height="0.106cm" svg:x="22.703cm" svg:y="9.751cm" svg:viewBox="0 0 107 107" svg:d="M54 107c14 0 27-5 37-15s16-24 16-39c0-14-6-27-16-37s-23-16-37-16-29 6-38 16c-10 10-16 23-16 37 0 15 6 29 16 39 9 10 24 15 38 15z">
          <text:p/>
        </draw:path>
        <draw:path draw:style-name="gr28" draw:text-style-name="P15" draw:layer="layout" svg:width="0.105cm" svg:height="0.106cm" svg:x="24.651cm" svg:y="7.799cm" svg:viewBox="0 0 106 107" svg:d="M53 107c14 0 28-6 38-16s15-23 15-37-5-28-15-39c-10-9-24-15-38-15-15 0-28 6-38 15-10 11-15 25-15 39s5 27 15 37 23 16 38 16z">
          <text:p/>
        </draw:path>
        <draw:path draw:style-name="gr28" draw:text-style-name="P15" draw:layer="layout" svg:width="0.105cm" svg:height="0.106cm" svg:x="23.381cm" svg:y="7.522cm" svg:viewBox="0 0 106 107" svg:d="M53 107c14 0 27-6 38-17 10-10 15-23 15-37s-5-28-15-38c-11-10-24-15-38-15s-28 5-38 15-15 24-15 38 5 27 15 37c10 11 24 17 38 17z">
          <text:p/>
        </draw:path>
        <draw:path draw:style-name="gr28" draw:text-style-name="P15" draw:layer="layout" svg:width="0.106cm" svg:height="0.106cm" svg:x="23.905cm" svg:y="9.853cm" svg:viewBox="0 0 107 107" svg:d="M53 107c14 0 27-5 38-15 10-10 16-25 16-39s-6-27-16-37c-11-10-24-16-38-16s-28 6-38 16-15 23-15 37 5 29 15 39 24 15 38 15z">
          <text:p/>
        </draw:path>
        <draw:path draw:style-name="gr28" draw:text-style-name="P15" draw:layer="layout" svg:width="0.106cm" svg:height="0.106cm" svg:x="23.614cm" svg:y="9.059cm" svg:viewBox="0 0 107 107" svg:d="M53 107c15 0 28-5 38-15s16-24 16-38-6-27-16-38c-10-10-23-16-38-16-14 0-27 6-37 16-10 11-16 24-16 38s6 28 16 38 23 15 37 15z">
          <text:p/>
        </draw:path>
        <draw:path draw:style-name="gr28" draw:text-style-name="P15" draw:layer="layout" svg:width="0.106cm" svg:height="0.106cm" svg:x="24.016cm" svg:y="7.554cm" svg:viewBox="0 0 107 107" svg:d="M53 107c14 0 28-5 39-15 10-10 15-24 15-39 0-14-5-27-15-37-11-10-25-16-39-16s-27 6-37 16-16 23-16 37c0 15 6 29 16 39s23 15 37 15z">
          <text:p/>
        </draw:path>
        <draw:path draw:style-name="gr28" draw:text-style-name="P15" draw:layer="layout" svg:width="0.105cm" svg:height="0.106cm" svg:x="23.482cm" svg:y="9.14cm" svg:viewBox="0 0 106 107" svg:d="M52 107c14 0 28-6 38-16 11-10 16-23 16-37 0-15-5-29-16-39-10-10-24-15-38-15s-27 5-37 15-15 24-15 39c0 14 5 27 15 37s23 16 37 16z">
          <text:p/>
        </draw:path>
        <draw:path draw:style-name="gr28" draw:text-style-name="P15" draw:layer="layout" svg:width="0.105cm" svg:height="0.106cm" svg:x="23.503cm" svg:y="8.861cm" svg:viewBox="0 0 106 107" svg:d="M53 107c14 0 28-6 38-16s15-23 15-37-5-28-15-38c-10-11-24-16-38-16-15 0-28 5-38 16-10 10-15 24-15 38s5 27 15 37 23 16 38 16z">
          <text:p/>
        </draw:path>
        <draw:path draw:style-name="gr28" draw:text-style-name="P15" draw:layer="layout" svg:width="0.106cm" svg:height="0.106cm" svg:x="23.735cm" svg:y="7.49cm" svg:viewBox="0 0 107 107" svg:d="M54 107c14 0 28-6 37-16 10-10 16-23 16-37s-6-28-16-38c-9-10-23-16-37-16-15 0-28 6-38 16s-16 24-16 38 6 27 16 37 23 16 38 16z">
          <text:p/>
        </draw:path>
        <draw:path draw:style-name="gr28" draw:text-style-name="P15" draw:layer="layout" svg:width="0.106cm" svg:height="0.105cm" svg:x="24.096cm" svg:y="9.11cm" svg:viewBox="0 0 107 106" svg:d="M54 106c14 0 27-5 37-15s16-24 16-38c0-15-6-28-16-38s-23-15-37-15-28 5-37 15c-10 10-17 23-17 38 0 14 7 28 17 38 9 10 23 15 37 15z">
          <text:p/>
        </draw:path>
        <draw:path draw:style-name="gr28" draw:text-style-name="P15" draw:layer="layout" svg:width="0.106cm" svg:height="0.106cm" svg:x="23.784cm" svg:y="9.029cm" svg:viewBox="0 0 107 107" svg:d="M53 107c14 0 28-6 38-15 10-10 16-24 16-39 0-14-6-27-16-37s-24-16-38-16-27 6-37 16-16 23-16 37c0 15 6 29 16 39 10 9 23 15 37 15z">
          <text:p/>
        </draw:path>
        <draw:path draw:style-name="gr28" draw:text-style-name="P15" draw:layer="layout" svg:width="0.105cm" svg:height="0.106cm" svg:x="23.904cm" svg:y="8.774cm" svg:viewBox="0 0 106 107" svg:d="M52 107c15 0 28-5 39-16 10-10 15-24 15-38s-5-27-15-37c-11-10-24-16-39-16-14 0-27 6-37 16s-15 23-15 37 5 28 15 38c10 11 23 16 37 16z">
          <text:p/>
        </draw:path>
        <draw:path draw:style-name="gr28" draw:text-style-name="P15" draw:layer="layout" svg:width="0.106cm" svg:height="0.105cm" svg:x="23.549cm" svg:y="7.657cm" svg:viewBox="0 0 107 106" svg:d="M54 106c14 0 27-5 37-15s16-23 16-38-6-28-16-38-23-15-37-15-28 5-39 15c-10 10-15 23-15 38s5 28 15 38c11 10 25 15 39 15z">
          <text:p/>
        </draw:path>
        <draw:path draw:style-name="gr28" draw:text-style-name="P15" draw:layer="layout" svg:width="0.106cm" svg:height="0.106cm" svg:x="23.36cm" svg:y="10.293cm" svg:viewBox="0 0 107 107" svg:d="M54 107c14 0 27-5 37-15s16-24 16-38c0-15-6-28-16-38s-23-16-37-16-28 6-38 16-16 23-16 38c0 14 6 28 16 38s24 15 38 15z">
          <text:p/>
        </draw:path>
        <draw:path draw:style-name="gr28" draw:text-style-name="P15" draw:layer="layout" svg:width="0.105cm" svg:height="0.106cm" svg:x="24.298cm" svg:y="7.802cm" svg:viewBox="0 0 106 107" svg:d="M54 107c14 0 27-5 37-15s15-24 15-38-5-27-15-38c-10-10-23-16-37-16s-28 6-38 16c-11 11-16 24-16 38s5 28 16 38c10 10 24 15 38 15z">
          <text:p/>
        </draw:path>
        <draw:path draw:style-name="gr28" draw:text-style-name="P15" draw:layer="layout" svg:width="0.106cm" svg:height="0.106cm" svg:x="23.259cm" svg:y="9.131cm" svg:viewBox="0 0 107 107" svg:d="M53 107c14 0 27-6 37-16 10-9 17-23 17-38 0-14-7-27-17-37s-23-16-37-16-28 6-38 16-15 23-15 37c0 15 5 29 15 38 10 10 24 16 38 16z">
          <text:p/>
        </draw:path>
        <draw:path draw:style-name="gr28" draw:text-style-name="P15" draw:layer="layout" svg:width="0.106cm" svg:height="0.105cm" svg:x="24.228cm" svg:y="8.587cm" svg:viewBox="0 0 107 106" svg:d="M53 106c14 0 28-5 38-15s16-24 16-39c0-14-6-27-16-37s-24-15-38-15-28 5-38 15-15 23-15 37c0 15 5 29 15 39s24 15 38 15z">
          <text:p/>
        </draw:path>
        <draw:path draw:style-name="gr28" draw:text-style-name="P15" draw:layer="layout" svg:width="0.106cm" svg:height="0.106cm" svg:x="25.014cm" svg:y="7.459cm" svg:viewBox="0 0 107 107" svg:d="M54 107c14 0 28-6 38-16 9-10 15-23 15-37 0-15-6-29-15-39-10-10-24-15-38-15s-28 5-38 15-16 24-16 39c0 14 6 27 16 37s24 16 38 16z">
          <text:p/>
        </draw:path>
        <draw:path draw:style-name="gr28" draw:text-style-name="P15" draw:layer="layout" svg:width="0.105cm" svg:height="0.106cm" svg:x="24.243cm" svg:y="7.079cm" svg:viewBox="0 0 106 107" svg:d="M53 107c15 0 28-6 38-15 10-10 15-24 15-38s-5-27-15-37c-10-11-23-17-38-17-14 0-28 6-38 17-10 10-15 23-15 37s5 28 15 38c10 9 24 15 38 15z">
          <text:p/>
        </draw:path>
        <draw:path draw:style-name="gr28" draw:text-style-name="P15" draw:layer="layout" svg:width="0.106cm" svg:height="0.105cm" svg:x="24.04cm" svg:y="8.128cm" svg:viewBox="0 0 107 106" svg:d="M53 106c15 0 29-5 39-15s15-23 15-37-5-28-15-38c-10-11-24-16-39-16-14 0-27 5-37 16-10 10-16 24-16 38s6 27 16 37 23 15 37 15z">
          <text:p/>
        </draw:path>
        <draw:path draw:style-name="gr28" draw:text-style-name="P15" draw:layer="layout" svg:width="0.106cm" svg:height="0.106cm" svg:x="24.511cm" svg:y="9.202cm" svg:viewBox="0 0 107 107" svg:d="M54 107c14 0 27-6 37-17 10-10 16-23 16-37s-6-28-16-37c-10-10-23-16-37-16s-28 6-38 16c-11 9-16 23-16 37s5 27 16 37c10 11 24 17 38 17z">
          <text:p/>
        </draw:path>
        <draw:path draw:style-name="gr28" draw:text-style-name="P15" draw:layer="layout" svg:width="0.106cm" svg:height="0.105cm" svg:x="24.254cm" svg:y="6.934cm" svg:viewBox="0 0 107 106" svg:d="M53 106c15 0 29-5 39-15s15-23 15-37c0-16-5-29-15-39s-24-15-39-15c-14 0-27 5-37 15s-16 23-16 39c0 14 6 27 16 37s23 15 37 15z">
          <text:p/>
        </draw:path>
        <draw:path draw:style-name="gr28" draw:text-style-name="P15" draw:layer="layout" svg:width="0.106cm" svg:height="0.105cm" svg:x="24.344cm" svg:y="7.245cm" svg:viewBox="0 0 107 106" svg:d="M53 106c14 0 28-5 38-15s16-23 16-39c0-14-6-27-16-37s-24-15-38-15-27 5-37 15-16 23-16 37c0 16 6 29 16 39s23 15 37 15z">
          <text:p/>
        </draw:path>
        <draw:path draw:style-name="gr28" draw:text-style-name="P15" draw:layer="layout" svg:width="0.106cm" svg:height="0.106cm" svg:x="24.564cm" svg:y="6.47cm" svg:viewBox="0 0 107 107" svg:d="M53 107c15 0 29-6 38-17 10-10 16-23 16-37s-6-28-16-38c-9-9-23-15-38-15-14 0-27 6-37 15-10 10-16 24-16 38s6 27 16 37c10 11 23 17 37 17z">
          <text:p/>
        </draw:path>
        <draw:path draw:style-name="gr28" draw:text-style-name="P15" draw:layer="layout" svg:width="0.106cm" svg:height="0.105cm" svg:x="23.691cm" svg:y="7.614cm" svg:viewBox="0 0 107 106" svg:d="M53 106c14 0 28-6 38-16 11-10 16-23 16-38 0-14-5-27-16-37-10-10-24-15-38-15s-27 5-37 15-16 23-16 37c0 15 6 28 16 38s23 16 37 16z">
          <text:p/>
        </draw:path>
        <draw:path draw:style-name="gr28" draw:text-style-name="P15" draw:layer="layout" svg:width="0.106cm" svg:height="0.105cm" svg:x="24.624cm" svg:y="8.621cm" svg:viewBox="0 0 107 106" svg:d="M53 106c14 0 28-5 38-15s16-23 16-37c0-15-6-29-16-39s-24-15-38-15-27 5-37 15-16 24-16 39c0 14 6 27 16 37s23 15 37 15z">
          <text:p/>
        </draw:path>
        <draw:path draw:style-name="gr28" draw:text-style-name="P15" draw:layer="layout" svg:width="0.106cm" svg:height="0.105cm" svg:x="25.449cm" svg:y="7.958cm" svg:viewBox="0 0 107 106" svg:d="M54 106c14 0 27-5 37-15s16-25 16-39-6-27-16-37-23-15-37-15-28 5-38 15-16 23-16 37 6 29 16 39 24 15 38 15z">
          <text:p/>
        </draw:path>
        <draw:path draw:style-name="gr28" draw:text-style-name="P15" draw:layer="layout" svg:width="0.106cm" svg:height="0.106cm" svg:x="23.49cm" svg:y="8.359cm" svg:viewBox="0 0 107 107" svg:d="M53 107c14 0 28-6 39-17 10-10 15-23 15-37s-5-28-15-38c-11-10-25-15-39-15s-27 5-37 15-16 24-16 38 6 27 16 37c10 11 23 17 37 17z">
          <text:p/>
        </draw:path>
        <draw:path draw:style-name="gr28" draw:text-style-name="P15" draw:layer="layout" svg:width="0.106cm" svg:height="0.106cm" svg:x="25.182cm" svg:y="7.566cm" svg:viewBox="0 0 107 107" svg:d="M53 107c14 0 29-6 39-16 9-10 15-23 15-37 0-15-6-29-15-39-10-10-25-15-39-15s-27 5-37 15-16 24-16 39c0 14 6 27 16 37s23 16 37 16z">
          <text:p/>
        </draw:path>
        <draw:path draw:style-name="gr28" draw:text-style-name="P15" draw:layer="layout" svg:width="0.106cm" svg:height="0.106cm" svg:x="25.795cm" svg:y="7.117cm" svg:viewBox="0 0 107 107" svg:d="M53 107c14 0 28-6 39-16 9-10 15-24 15-38s-6-28-15-37c-11-10-25-16-39-16s-27 6-37 16c-10 9-16 23-16 37s6 28 16 38 23 16 37 16z">
          <text:p/>
        </draw:path>
        <draw:path draw:style-name="gr28" draw:text-style-name="P15" draw:layer="layout" svg:width="0.106cm" svg:height="0.106cm" svg:x="24.822cm" svg:y="7.504cm" svg:viewBox="0 0 107 107" svg:d="M54 107c14 0 27-6 37-16s16-23 16-37-6-27-16-37-23-17-37-17-28 7-38 17-16 23-16 37 6 27 16 37 24 16 38 16z">
          <text:p/>
        </draw:path>
        <draw:path draw:style-name="gr28" draw:text-style-name="P15" draw:layer="layout" svg:width="0.106cm" svg:height="0.106cm" svg:x="24.797cm" svg:y="8.453cm" svg:viewBox="0 0 107 107" svg:d="M54 107c14 0 27-7 37-17s16-23 16-37-6-28-16-38-23-15-37-15-28 5-38 15-16 24-16 38 6 27 16 37 24 17 38 17z">
          <text:p/>
        </draw:path>
        <draw:path draw:style-name="gr28" draw:text-style-name="P15" draw:layer="layout" svg:width="0.106cm" svg:height="0.105cm" svg:x="24.558cm" svg:y="8.254cm" svg:viewBox="0 0 107 106" svg:d="M53 106c15 0 29-5 38-16 10-10 16-23 16-38 0-14-6-27-16-37-9-10-23-15-38-15-14 0-27 5-37 15s-16 23-16 37c0 15 6 28 16 38 10 11 23 16 37 16z">
          <text:p/>
        </draw:path>
        <draw:path draw:style-name="gr28" draw:text-style-name="P15" draw:layer="layout" svg:width="0.106cm" svg:height="0.106cm" svg:x="24.516cm" svg:y="7.47cm" svg:viewBox="0 0 107 107" svg:d="M54 107c14 0 27-6 37-16s16-23 16-37-6-28-16-38-23-16-37-16-28 6-38 16-16 24-16 38 6 27 16 37 24 16 38 16z">
          <text:p/>
        </draw:path>
        <draw:path draw:style-name="gr28" draw:text-style-name="P15" draw:layer="layout" svg:width="0.106cm" svg:height="0.106cm" svg:x="25.137cm" svg:y="7.772cm" svg:viewBox="0 0 107 107" svg:d="M54 107c14 0 28-6 38-16 9-10 15-23 15-37 0-15-6-29-15-39-10-10-24-15-38-15s-27 5-37 15c-11 10-17 24-17 39 0 14 6 27 17 37 10 10 23 16 37 16z">
          <text:p/>
        </draw:path>
        <draw:path draw:style-name="gr28" draw:text-style-name="P15" draw:layer="layout" svg:width="0.106cm" svg:height="0.106cm" svg:x="23.871cm" svg:y="7.224cm" svg:viewBox="0 0 107 107" svg:d="M54 107c14 0 28-5 38-15s15-25 15-39-5-27-15-37-24-16-38-16-27 6-38 16c-10 10-16 23-16 37s6 29 16 39c11 10 24 15 38 15z">
          <text:p/>
        </draw:path>
        <draw:path draw:style-name="gr28" draw:text-style-name="P15" draw:layer="layout" svg:width="0.105cm" svg:height="0.105cm" svg:x="24.69cm" svg:y="7.644cm" svg:viewBox="0 0 106 106" svg:d="M53 106c14 0 28-5 38-15s15-24 15-39c0-14-5-27-15-37s-24-15-38-15-28 5-38 15-15 23-15 37c0 15 5 29 15 39s24 15 38 15z">
          <text:p/>
        </draw:path>
        <draw:path draw:style-name="gr28" draw:text-style-name="P15" draw:layer="layout" svg:width="0.106cm" svg:height="0.105cm" svg:x="23.689cm" svg:y="7.285cm" svg:viewBox="0 0 107 106" svg:d="M53 106c14 0 27-5 37-15 11-10 17-24 17-38s-6-27-17-37c-10-11-23-16-37-16s-28 5-38 16c-10 10-15 23-15 37s5 28 15 38 24 15 38 15z">
          <text:p/>
        </draw:path>
        <draw:path draw:style-name="gr28" draw:text-style-name="P15" draw:layer="layout" svg:width="0.106cm" svg:height="0.105cm" svg:x="24.464cm" svg:y="7.378cm" svg:viewBox="0 0 107 106" svg:d="M53 106c15 0 29-5 39-15 9-10 15-23 15-37 0-15-6-28-15-39-10-10-24-15-39-15-14 0-27 5-37 15-10 11-16 24-16 39 0 14 6 27 16 37s23 15 37 15z">
          <text:p/>
        </draw:path>
        <draw:path draw:style-name="gr28" draw:text-style-name="P15" draw:layer="layout" svg:width="0.106cm" svg:height="0.105cm" svg:x="23.818cm" svg:y="7.001cm" svg:viewBox="0 0 107 106" svg:d="M53 106c14 0 28-5 38-15 10-11 16-25 16-39s-6-27-16-37-24-15-38-15-28 5-38 15-15 23-15 37 5 28 15 39c10 10 24 15 38 15z">
          <text:p/>
        </draw:path>
        <draw:path draw:style-name="gr28" draw:text-style-name="P15" draw:layer="layout" svg:width="0.106cm" svg:height="0.106cm" svg:x="23.541cm" svg:y="7.109cm" svg:viewBox="0 0 107 107" svg:d="M54 107c14 0 27-6 37-16 10-11 16-24 16-38s-6-28-16-38-23-15-37-15-29 5-39 15c-9 10-15 24-15 38s6 27 15 38c10 10 25 16 39 16z">
          <text:p/>
        </draw:path>
        <draw:path draw:style-name="gr28" draw:text-style-name="P15" draw:layer="layout" svg:width="0.106cm" svg:height="0.106cm" svg:x="23.949cm" svg:y="8.363cm" svg:viewBox="0 0 107 107" svg:d="M54 107c14 0 27-5 37-15 10-11 16-25 16-39s-6-27-16-37-23-16-37-16c-15 0-29 6-39 16s-15 23-15 37 5 28 15 39c10 10 24 15 39 15z">
          <text:p/>
        </draw:path>
        <draw:path draw:style-name="gr28" draw:text-style-name="P15" draw:layer="layout" svg:width="0.106cm" svg:height="0.106cm" svg:x="24.65cm" svg:y="8.553cm" svg:viewBox="0 0 107 107" svg:d="M53 107c14 0 29-6 39-16s15-23 15-37-5-28-15-37c-10-10-25-17-39-17s-27 7-37 17c-10 9-16 23-16 37s6 27 16 37 23 16 37 16z">
          <text:p/>
        </draw:path>
        <draw:path draw:style-name="gr28" draw:text-style-name="P15" draw:layer="layout" svg:width="0.106cm" svg:height="0.106cm" svg:x="24.568cm" svg:y="6.458cm" svg:viewBox="0 0 107 107" svg:d="M53 107c15 0 29-6 39-16 9-10 15-24 15-38s-6-27-15-37c-10-10-24-16-39-16-14 0-27 6-37 16s-16 23-16 37 6 28 16 38 23 16 37 16z">
          <text:p/>
        </draw:path>
        <draw:path draw:style-name="gr28" draw:text-style-name="P15" draw:layer="layout" svg:width="0.106cm" svg:height="0.106cm" svg:x="24.004cm" svg:y="8.723cm" svg:viewBox="0 0 107 107" svg:d="M53 107c14 0 27-5 37-15 11-10 17-24 17-38 0-15-6-28-17-38-10-10-23-16-37-16s-28 6-38 16-15 23-15 38c0 14 5 28 15 38s24 15 38 15z">
          <text:p/>
        </draw:path>
        <draw:path draw:style-name="gr28" draw:text-style-name="P15" draw:layer="layout" svg:width="0.106cm" svg:height="0.106cm" svg:x="23.715cm" svg:y="8.015cm" svg:viewBox="0 0 107 107" svg:d="M53 107c14 0 28-6 38-16s16-23 16-37-6-28-16-39c-10-10-24-15-38-15s-28 5-38 15c-10 11-15 25-15 39s5 27 15 37 24 16 38 16z">
          <text:p/>
        </draw:path>
        <draw:path draw:style-name="gr28" draw:text-style-name="P15" draw:layer="layout" svg:width="0.106cm" svg:height="0.105cm" svg:x="24.962cm" svg:y="8.111cm" svg:viewBox="0 0 107 106" svg:d="M53 106c14 0 29-5 39-15s15-23 15-37-5-29-15-39-25-15-39-15-27 5-37 15-16 25-16 39 6 27 16 37 23 15 37 15z">
          <text:p/>
        </draw:path>
        <draw:path draw:style-name="gr28" draw:text-style-name="P15" draw:layer="layout" svg:width="0.106cm" svg:height="0.105cm" svg:x="23.896cm" svg:y="8.278cm" svg:viewBox="0 0 107 106" svg:d="M53 106c14 0 28-5 38-15 11-10 16-24 16-38s-5-28-16-38c-10-10-24-15-38-15s-27 5-37 15-16 24-16 38 6 28 16 38 23 15 37 15z">
          <text:p/>
        </draw:path>
        <draw:path draw:style-name="gr28" draw:text-style-name="P15" draw:layer="layout" svg:width="0.106cm" svg:height="0.105cm" svg:x="24.651cm" svg:y="7.146cm" svg:viewBox="0 0 107 106" svg:d="M53 106c14 0 28-5 38-15s16-23 16-38-6-28-16-38-24-15-38-15-28 5-37 15c-10 10-16 23-16 38s6 28 16 38c9 10 23 15 37 15z">
          <text:p/>
        </draw:path>
        <draw:path draw:style-name="gr28" draw:text-style-name="P15" draw:layer="layout" svg:width="0.106cm" svg:height="0.106cm" svg:x="23.029cm" svg:y="9.071cm" svg:viewBox="0 0 107 107" svg:d="M54 107c14 0 28-6 38-16s15-23 15-37-5-28-15-38-24-16-38-16-27 6-38 16c-10 10-16 24-16 38s6 27 16 37c11 10 24 16 38 16z">
          <text:p/>
        </draw:path>
        <draw:path draw:style-name="gr28" draw:text-style-name="P15" draw:layer="layout" svg:width="0.105cm" svg:height="0.106cm" svg:x="24.705cm" svg:y="8.85cm" svg:viewBox="0 0 106 107" svg:d="M53 107c14 0 28-6 38-16s15-23 15-37-5-28-15-39c-10-10-24-15-38-15s-27 5-38 15c-10 11-15 25-15 39s5 27 15 37c11 10 24 16 38 16z">
          <text:p/>
        </draw:path>
        <draw:path draw:style-name="gr28" draw:text-style-name="P15" draw:layer="layout" svg:width="0.106cm" svg:height="0.106cm" svg:x="23.811cm" svg:y="8.874cm" svg:viewBox="0 0 107 107" svg:d="M53 107c14 0 29-7 39-17s15-23 15-37-5-28-15-38-25-15-39-15-27 5-37 15-16 24-16 38 6 27 16 37 23 17 37 17z">
          <text:p/>
        </draw:path>
        <draw:path draw:style-name="gr28" draw:text-style-name="P15" draw:layer="layout" svg:width="0.106cm" svg:height="0.106cm" svg:x="23.853cm" svg:y="9.211cm" svg:viewBox="0 0 107 107" svg:d="M54 107c14 0 28-6 38-16 9-11 15-24 15-38s-6-28-15-38c-10-10-24-15-38-15s-28 5-38 15-16 24-16 38 6 27 16 38c10 10 24 16 38 16z">
          <text:p/>
        </draw:path>
        <draw:path draw:style-name="gr28" draw:text-style-name="P15" draw:layer="layout" svg:width="0.105cm" svg:height="0.106cm" svg:x="23.843cm" svg:y="6.075cm" svg:viewBox="0 0 106 107" svg:d="M54 107c14 0 27-6 37-16s15-24 15-38-5-28-15-37c-10-10-23-16-37-16-16 0-29 6-39 16-10 9-15 23-15 37s5 28 15 38 23 16 39 16z">
          <text:p/>
        </draw:path>
        <draw:path draw:style-name="gr28" draw:text-style-name="P15" draw:layer="layout" svg:width="0.105cm" svg:height="0.106cm" svg:x="24.581cm" svg:y="9.484cm" svg:viewBox="0 0 106 107" svg:d="M53 107c14 0 28-6 38-16s15-23 15-37-5-28-15-38-24-16-38-16c-15 0-28 6-38 16s-15 24-15 38 5 27 15 37 23 16 38 16z">
          <text:p/>
        </draw:path>
        <draw:path draw:style-name="gr28" draw:text-style-name="P15" draw:layer="layout" svg:width="0.106cm" svg:height="0.106cm" svg:x="22.99cm" svg:y="6.99cm" svg:viewBox="0 0 107 107" svg:d="M53 107c15 0 28-6 38-17 10-10 16-23 16-37s-6-28-16-38c-10-9-23-15-38-15-14 0-28 6-38 15-10 10-15 24-15 38s5 27 15 37c10 11 24 17 38 17z">
          <text:p/>
        </draw:path>
        <draw:path draw:style-name="gr28" draw:text-style-name="P15" draw:layer="layout" svg:width="0.106cm" svg:height="0.105cm" svg:x="24.273cm" svg:y="6.859cm" svg:viewBox="0 0 107 106" svg:d="M54 106c14 0 27-5 37-15s16-23 16-38c0-14-6-27-16-38-10-10-23-15-37-15s-29 5-39 15c-10 11-15 24-15 38 0 15 5 28 15 38s25 15 39 15z">
          <text:p/>
        </draw:path>
        <draw:path draw:style-name="gr28" draw:text-style-name="P15" draw:layer="layout" svg:width="0.105cm" svg:height="0.106cm" svg:x="23.599cm" svg:y="8.139cm" svg:viewBox="0 0 106 107" svg:d="M52 107c14 0 29-6 39-16s15-24 15-38-5-27-15-37-25-16-39-16-27 6-37 16-15 23-15 37 5 28 15 38 23 16 37 16z">
          <text:p/>
        </draw:path>
        <draw:path draw:style-name="gr28" draw:text-style-name="P15" draw:layer="layout" svg:width="0.106cm" svg:height="0.106cm" svg:x="24.244cm" svg:y="8.449cm" svg:viewBox="0 0 107 107" svg:d="M53 107c15 0 28-6 38-16s16-23 16-37-6-28-16-38-23-16-38-16c-14 0-28 6-38 16s-15 24-15 38 5 27 15 37 24 16 38 16z">
          <text:p/>
        </draw:path>
        <draw:path draw:style-name="gr28" draw:text-style-name="P15" draw:layer="layout" svg:width="0.106cm" svg:height="0.106cm" svg:x="23.71cm" svg:y="7.633cm" svg:viewBox="0 0 107 107" svg:d="M53 107c14 0 29-6 39-16 9-11 15-24 15-38s-6-28-15-37c-10-10-25-16-39-16s-27 6-37 16c-10 9-16 23-16 37s6 27 16 38c10 10 23 16 37 16z">
          <text:p/>
        </draw:path>
        <draw:path draw:style-name="gr28" draw:text-style-name="P15" draw:layer="layout" svg:width="0.106cm" svg:height="0.106cm" svg:x="23.38cm" svg:y="7.961cm" svg:viewBox="0 0 107 107" svg:d="M53 107c14 0 27-5 38-15 10-10 16-25 16-39s-6-27-16-37c-11-10-24-16-38-16s-28 6-38 16-15 23-15 37 5 29 15 39 24 15 38 15z">
          <text:p/>
        </draw:path>
        <draw:path draw:style-name="gr28" draw:text-style-name="P15" draw:layer="layout" svg:width="0.105cm" svg:height="0.106cm" svg:x="23.543cm" svg:y="9.362cm" svg:viewBox="0 0 106 107" svg:d="M53 107c15 0 28-6 38-16s15-23 15-37-5-29-15-38c-10-10-23-16-38-16-14 0-28 6-38 16-10 9-15 24-15 38s5 27 15 37 24 16 38 16z">
          <text:p/>
        </draw:path>
        <draw:path draw:style-name="gr28" draw:text-style-name="P15" draw:layer="layout" svg:width="0.106cm" svg:height="0.106cm" svg:x="24.361cm" svg:y="7.41cm" svg:viewBox="0 0 107 107" svg:d="M54 107c14 0 28-5 38-16 10-10 15-24 15-38s-5-27-15-37-24-16-38-16c-15 0-28 6-38 16s-16 23-16 37 6 28 16 38c10 11 23 16 38 16z">
          <text:p/>
        </draw:path>
        <draw:path draw:style-name="gr28" draw:text-style-name="P15" draw:layer="layout" svg:width="0.106cm" svg:height="0.106cm" svg:x="24.487cm" svg:y="7.556cm" svg:viewBox="0 0 107 107" svg:d="M54 107c14 0 27-6 37-16s16-23 16-38c0-14-6-28-16-38s-23-15-37-15-29 5-39 15-15 24-15 38c0 15 5 28 15 38s25 16 39 16z">
          <text:p/>
        </draw:path>
        <draw:path draw:style-name="gr28" draw:text-style-name="P15" draw:layer="layout" svg:width="0.106cm" svg:height="0.106cm" svg:x="24.267cm" svg:y="9.159cm" svg:viewBox="0 0 107 107" svg:d="M54 107c14 0 27-6 37-15 10-10 16-24 16-38s-6-28-16-38-23-16-37-16c-15 0-29 6-39 16-9 10-15 24-15 38s6 28 15 38c10 9 24 15 39 15z">
          <text:p/>
        </draw:path>
        <draw:path draw:style-name="gr28" draw:text-style-name="P15" draw:layer="layout" svg:width="0.106cm" svg:height="0.106cm" svg:x="24.197cm" svg:y="7.271cm" svg:viewBox="0 0 107 107" svg:d="M54 107c14 0 28-6 38-16s15-23 15-37-5-29-15-38c-10-10-24-16-38-16s-27 6-37 16c-10 9-17 24-17 38s7 27 17 37 23 16 37 16z">
          <text:p/>
        </draw:path>
        <draw:path draw:style-name="gr28" draw:text-style-name="P15" draw:layer="layout" svg:width="0.106cm" svg:height="0.105cm" svg:x="24.08cm" svg:y="9.448cm" svg:viewBox="0 0 107 106" svg:d="M54 106c14 0 28-5 38-15s15-23 15-38c0-14-5-28-15-38s-24-15-38-15-27 5-38 15c-10 10-16 24-16 38 0 15 6 28 16 38 11 10 24 15 38 15z">
          <text:p/>
        </draw:path>
        <draw:path draw:style-name="gr28" draw:text-style-name="P15" draw:layer="layout" svg:width="0.106cm" svg:height="0.106cm" svg:x="24.69cm" svg:y="7.088cm" svg:viewBox="0 0 107 107" svg:d="M54 107c14 0 28-6 38-16 9-10 15-24 15-38s-6-27-15-37c-10-10-24-16-38-16s-28 6-38 16-16 23-16 37 6 28 16 38 24 16 38 16z">
          <text:p/>
        </draw:path>
        <draw:path draw:style-name="gr28" draw:text-style-name="P15" draw:layer="layout" svg:width="0.106cm" svg:height="0.106cm" svg:x="23.818cm" svg:y="8.643cm" svg:viewBox="0 0 107 107" svg:d="M53 107c14 0 29-6 38-16 10-10 16-23 16-37s-6-28-16-39c-9-10-24-15-38-15s-27 5-37 15c-10 11-16 25-16 39s6 27 16 37 23 16 37 16z">
          <text:p/>
        </draw:path>
        <draw:path draw:style-name="gr28" draw:text-style-name="P15" draw:layer="layout" svg:width="0.105cm" svg:height="0.105cm" svg:x="24.566cm" svg:y="7.86cm" svg:viewBox="0 0 106 106" svg:d="M53 106c15 0 28-5 38-15s15-24 15-39c0-14-5-27-15-37s-23-15-38-15-28 5-38 15-15 23-15 37c0 15 5 29 15 39s23 15 38 15z">
          <text:p/>
        </draw:path>
        <draw:path draw:style-name="gr28" draw:text-style-name="P15" draw:layer="layout" svg:width="0.106cm" svg:height="0.106cm" svg:x="22.644cm" svg:y="7.915cm" svg:viewBox="0 0 107 107" svg:d="M53 107c14 0 28-6 39-16 10-10 15-23 15-37s-5-28-15-38c-11-11-25-16-39-16s-27 5-37 16c-10 10-16 24-16 38s6 27 16 37 23 16 37 16z">
          <text:p/>
        </draw:path>
        <draw:path draw:style-name="gr28" draw:text-style-name="P15" draw:layer="layout" svg:width="0.106cm" svg:height="0.106cm" svg:x="24.432cm" svg:y="6.985cm" svg:viewBox="0 0 107 107" svg:d="M53 107c14 0 27-6 38-16 10-10 16-24 16-38s-6-27-16-37c-11-10-24-16-38-16s-28 6-38 16-15 23-15 37 5 28 15 38 24 16 38 16z">
          <text:p/>
        </draw:path>
        <draw:path draw:style-name="gr28" draw:text-style-name="P15" draw:layer="layout" svg:width="0.106cm" svg:height="0.105cm" svg:x="24.27cm" svg:y="7.998cm" svg:viewBox="0 0 107 106" svg:d="M54 106c14 0 27-5 37-15s16-23 16-38c0-14-6-28-16-38s-23-15-37-15-29 5-38 15c-10 10-16 24-16 38 0 15 6 28 16 38 9 10 24 15 38 15z">
          <text:p/>
        </draw:path>
        <draw:path draw:style-name="gr28" draw:text-style-name="P15" draw:layer="layout" svg:width="0.106cm" svg:height="0.105cm" svg:x="23.145cm" svg:y="7.801cm" svg:viewBox="0 0 107 106" svg:d="M54 106c14 0 27-5 37-15s16-23 16-37c0-15-6-28-16-39-10-10-23-15-37-15s-28 5-38 15c-11 11-16 24-16 39 0 14 5 27 16 37 10 10 24 15 38 15z">
          <text:p/>
        </draw:path>
        <draw:path draw:style-name="gr28" draw:text-style-name="P15" draw:layer="layout" svg:width="0.106cm" svg:height="0.106cm" svg:x="23.865cm" svg:y="6.682cm" svg:viewBox="0 0 107 107" svg:d="M54 107c14 0 27-6 37-17 10-10 16-23 16-37s-6-28-16-38-23-15-37-15-28 5-39 15c-9 10-15 24-15 38s6 27 15 37c11 11 25 17 39 17z">
          <text:p/>
        </draw:path>
        <draw:path draw:style-name="gr28" draw:text-style-name="P15" draw:layer="layout" svg:width="0.106cm" svg:height="0.105cm" svg:x="23.471cm" svg:y="7.199cm" svg:viewBox="0 0 107 106" svg:d="M53 106c14 0 28-5 38-16 10-10 16-24 16-38s-6-27-16-37-24-15-38-15-27 5-37 15-16 23-16 37 6 28 16 38c10 11 23 16 37 16z">
          <text:p/>
        </draw:path>
        <draw:line draw:style-name="gr31" draw:text-style-name="P4" draw:layer="layout" svg:x1="20.714cm" svg:y1="16.071cm" svg:x2="20.714cm" svg:y2="0.254cm">
          <text:p/>
        </draw:line>
        <draw:line draw:style-name="gr31" draw:text-style-name="P4" draw:layer="layout" svg:x1="37.549cm" svg:y1="16.071cm" svg:x2="37.549cm" svg:y2="0.254cm">
          <text:p/>
        </draw:line>
        <draw:line draw:style-name="gr31" draw:text-style-name="P4" draw:layer="layout" svg:x1="20.714cm" svg:y1="16.071cm" svg:x2="37.549cm" svg:y2="16.071cm">
          <text:p/>
        </draw:line>
        <draw:line draw:style-name="gr31" draw:text-style-name="P4" draw:layer="layout" svg:x1="20.714cm" svg:y1="0.254cm" svg:x2="37.549cm" svg:y2="0.254cm">
          <text:p/>
        </draw:line>
        <draw:frame draw:style-name="gr6" draw:text-style-name="P7" draw:layer="layout" svg:width="2.91cm" svg:height="0.497cm" draw:transform="rotate (1.5707963267949) translate (19.326cm 9.613cm)">
          <draw:text-box>
            <text:p text:style-name="P5"><text:span text:style-name="T2">PC 3 (17.2 %)</text:span></text:p>
          </draw:text-box>
        </draw:frame>
        <draw:frame draw:style-name="gr32" draw:text-style-name="P17" draw:layer="layout" svg:width="2.667cm" svg:height="0.889cm" svg:x="4.064cm" svg:y="0.635cm">
          <draw:text-box>
            <text:p text:style-name="P16"><text:span text:style-name="T3">hue_std</text:span></text:p>
          </draw:text-box>
        </draw:frame>
        <draw:frame draw:style-name="gr33" draw:text-style-name="P17" draw:layer="layout" svg:width="4.572cm" svg:height="0.687cm" svg:x="14.224cm" svg:y="5.555cm">
          <draw:text-box>
            <text:p text:style-name="P16"><text:span text:style-name="T3">major_axis_length</text:span></text:p>
          </draw:text-box>
        </draw:frame>
        <draw:frame draw:style-name="gr34" draw:text-style-name="P17" draw:layer="layout" svg:width="2.413cm" svg:height="0.635cm" svg:x="16.002cm" svg:y="6.169cm">
          <draw:text-box>
            <text:p text:style-name="P16"><text:span text:style-name="T3">maj_len</text:span></text:p>
          </draw:text-box>
        </draw:frame>
        <draw:frame draw:style-name="gr35" draw:text-style-name="P17" draw:layer="layout" svg:width="2.667cm" svg:height="0.598cm" svg:x="15.875cm" svg:y="6.858cm">
          <draw:text-box>
            <text:p text:style-name="P16"><text:span text:style-name="T3">perimeter</text:span></text:p>
          </draw:text-box>
        </draw:frame>
        <draw:frame draw:style-name="gr36" draw:text-style-name="P17" draw:layer="layout" svg:width="1.496cm" svg:height="0.598cm" svg:x="15.522cm" svg:y="7.531cm">
          <draw:text-box>
            <text:p text:style-name="P16"><text:span text:style-name="T3">area</text:span></text:p>
          </draw:text-box>
        </draw:frame>
        <draw:frame draw:style-name="gr36" draw:text-style-name="P17" draw:layer="layout" svg:width="2.131cm" svg:height="0.598cm" svg:x="9.579cm" svg:y="15.15cm">
          <draw:text-box>
            <text:p text:style-name="P16"><text:span text:style-name="T3">sat_std</text:span></text:p>
          </draw:text-box>
        </draw:frame>
        <draw:frame draw:style-name="gr35" draw:text-style-name="P17" draw:layer="layout" svg:width="2.385cm" svg:height="0.598cm" svg:x="6.096cm" svg:y="15.24cm">
          <draw:text-box>
            <text:p text:style-name="P16"><text:span text:style-name="T3">sat_mean</text:span></text:p>
          </draw:text-box>
        </draw:frame>
        <draw:frame draw:style-name="gr33" draw:text-style-name="P17" draw:layer="layout" svg:width="1.651cm" svg:height="0.687cm" svg:x="21.209cm" svg:y="0.583cm">
          <draw:text-box>
            <text:p text:style-name="P16"><text:span text:style-name="T3">ratio</text:span></text:p>
          </draw:text-box>
        </draw:frame>
        <draw:frame draw:style-name="gr33" draw:text-style-name="P17" draw:layer="layout" svg:width="3.556cm" svg:height="0.687cm" svg:x="23.114cm" svg:y="0.583cm">
          <draw:text-box>
            <text:p text:style-name="P16"><text:span text:style-name="T3">ratio_contour</text:span></text:p>
          </draw:text-box>
        </draw:frame>
        <draw:frame draw:style-name="gr33" draw:text-style-name="P17" draw:layer="layout" svg:width="3.556cm" svg:height="0.687cm" svg:x="33.909cm" svg:y="6.425cm">
          <draw:text-box>
            <text:p text:style-name="P16"><text:span text:style-name="T3">area</text:span></text:p>
          </draw:text-box>
        </draw:frame>
        <draw:frame draw:style-name="gr33" draw:text-style-name="P17" draw:layer="layout" svg:width="3.556cm" svg:height="0.687cm" svg:x="34.417cm" svg:y="10.541cm">
          <draw:text-box>
            <text:p text:style-name="P16"><text:span text:style-name="T3">perimeter</text:span></text:p>
          </draw:text-box>
        </draw:frame>
        <draw:frame draw:style-name="gr33" draw:text-style-name="P17" draw:layer="layout" svg:width="3.556cm" svg:height="0.687cm" svg:x="34.163cm" svg:y="11.886cm">
          <draw:text-box>
            <text:p text:style-name="P16"><text:span text:style-name="T3">maj_len</text:span></text:p>
          </draw:text-box>
        </draw:frame>
        <draw:frame draw:style-name="gr37" draw:text-style-name="P17" draw:layer="layout" svg:width="4.445cm" svg:height="1.195cm" svg:x="32.766cm" svg:y="12.827cm">
          <draw:text-box>
            <text:p text:style-name="P16"><text:span text:style-name="T3">major_axis_lengt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1" svg:font-family="DejaVuSans"/>
    <style:font-face style:name="DejaVuSans" svg:font-family="DejaVuSans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7.803cm" fo:page-height="17.4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12T19:41:19.266842557</dc:date>
    <meta:editing-duration>PT8M7S</meta:editing-duration>
    <meta:editing-cycles>1</meta:editing-cycles>
    <meta:document-statistic meta:object-count="3019"/>
    <meta:generator>LibreOffice/7.0.4.2$Linux_X86_64 LibreOffice_project/00$Build-2</meta:generator>
  </office:meta>
</office:document-meta>
</file>